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64 Pro" svg:font-family="'C64 Pro'" style:font-pitch="variable"/>
    <style:font-face style:name="C64 Pro Mono" svg:font-family="'C64 Pro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Wingdings 3" svg:font-family="'Wingdings 3'" style:font-family-generic="roman" style:font-pitch="variable" style:font-charset="x-symbol"/>
    <style:font-face style:name="petscii unshifted" svg:font-family="'petscii unshifted'" style:font-pitch="variable"/>
  </office:font-face-decls>
  <office:automatic-styles>
    <style:style style:name="co1" style:family="table-column">
      <style:table-column-properties fo:break-before="auto" style:column-width="1.307cm"/>
    </style:style>
    <style:style style:name="co2" style:family="table-column">
      <style:table-column-properties fo:break-before="auto" style:column-width="0.362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0.489cm"/>
    </style:style>
    <style:style style:name="co5" style:family="table-column">
      <style:table-column-properties fo:break-before="auto" style:column-width="3.078cm"/>
    </style:style>
    <style:style style:name="co6" style:family="table-column">
      <style:table-column-properties fo:break-before="auto" style:column-width="2.487cm"/>
    </style:style>
    <style:style style:name="co7" style:family="table-column">
      <style:table-column-properties fo:break-before="auto" style:column-width="3.48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79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2.52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able-cell-properties fo:border-bottom="none" fo:background-color="#b4c7dc" style:text-align-source="fix" style:repeat-content="false" fo:border-left="0.74pt solid #000000" fo:border-right="none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fo:background-color="#b4c7dc" style:text-align-source="fix" style:repeat-content="false" fo:border-left="0.74pt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74pt solid #000000" fo:background-color="#b4c7dc" style:text-align-source="fix" style:repeat-content="false" fo:border-left="0.74pt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none" fo:background-color="#ffd8ce" style:text-align-source="fix" style:repeat-content="false" fo:border-left="0.74pt solid #000000" fo:border-right="none" fo:border-top="0.74pt solid #000000"/>
      <style:paragraph-properties fo:text-align="center" fo:margin-left="0cm"/>
      <style:text-properties fo:color="#000000" style:font-name="C64 Pro" fo:font-size="30pt" fo:font-weight="bold" style:font-size-asian="30pt" style:font-weight-asian="bold" style:font-size-complex="30pt" style:font-weight-complex="bold"/>
    </style:style>
    <style:style style:name="ce42" style:family="table-cell" style:parent-style-name="Default">
      <style:table-cell-properties fo:border-bottom="none" fo:background-color="#ffd8ce" style:text-align-source="fix" style:repeat-content="false" fo:border-left="0.74pt solid #000000" fo:border-right="none" fo:border-top="none"/>
      <style:paragraph-properties fo:text-align="center" fo:margin-left="0cm"/>
      <style:text-properties fo:color="#000000" style:font-name="C64 Pro" fo:font-size="30pt" fo:font-weight="bold" style:font-size-asian="30pt" style:font-weight-asian="bold" style:font-size-complex="30pt" style:font-weight-complex="bold"/>
    </style:style>
    <style:style style:name="ce43" style:family="table-cell" style:parent-style-name="Default">
      <style:table-cell-properties fo:border-bottom="0.74pt solid #000000" fo:background-color="#ffd8ce" style:text-align-source="fix" style:repeat-content="false" fo:border-left="0.74pt solid #000000" fo:border-right="none" fo:border-top="none"/>
      <style:paragraph-properties fo:text-align="center" fo:margin-left="0cm"/>
      <style:text-properties fo:color="#000000" style:font-name="C64 Pro" fo:font-size="30pt" fo:font-weight="bold" style:font-size-asian="30pt" style:font-weight-asian="bold" style:font-size-complex="30pt" style:font-weight-complex="bold"/>
    </style:style>
    <style:style style:name="ce12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b2b2b2" fo:font-size="8pt" style:font-size-asian="8pt" style:font-size-complex="8pt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b2b2b2" fo:font-size="8pt" style:font-size-asian="8pt" style:font-size-complex="8pt"/>
    </style:style>
    <style:style style:name="ce14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color="#b2b2b2" fo:font-size="8pt" style:font-size-asian="8pt" style:font-size-complex="8pt"/>
    </style:style>
    <style:style style:name="ce47" style:family="table-cell" style:parent-style-name="Default">
      <style:table-cell-properties fo:border-bottom="none" fo:background-color="#ffd8c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000000" style:font-name="Wingdings 3" fo:font-size="8pt" fo:font-weight="bold" style:font-size-asian="8pt" style:font-weight-asian="bold" style:font-size-complex="8pt" style:font-weight-complex="bold"/>
    </style:style>
    <style:style style:name="ce48" style:family="table-cell" style:parent-style-name="Default">
      <style:table-cell-properties fo:background-color="#ffd8ce" style:text-align-source="fix" style:repeat-content="false" style:vertical-align="middle"/>
      <style:paragraph-properties fo:text-align="center" fo:margin-left="0cm"/>
      <style:text-properties fo:color="#000000" style:font-name="Wingdings 3" fo:font-size="8pt" fo:font-weight="bold" style:font-size-asian="8pt" style:font-weight-asian="bold" style:font-size-complex="8pt" style:font-weight-complex="bold"/>
    </style:style>
    <style:style style:name="ce49" style:family="table-cell" style:parent-style-name="Default">
      <style:table-cell-properties fo:border-bottom="0.74pt solid #000000" fo:background-color="#ffd8ce" style:text-align-source="fix" style:repeat-content="false" fo:border-left="none" fo:border-right="none" fo:border-top="none" style:vertical-align="middle"/>
      <style:paragraph-properties fo:text-align="center" fo:margin-left="0cm"/>
      <style:text-properties fo:color="#000000" style:font-name="Wingdings 3" fo:font-size="8pt" fo:font-weight="bold" style:font-size-asian="8pt" style:font-weight-asian="bold" style:font-size-complex="8pt" style:font-weight-complex="bold"/>
    </style:style>
    <style:style style:name="ce18" style:family="table-cell" style:parent-style-name="Default">
      <style:table-cell-properties fo:border-bottom="none" fo:background-color="#b4c7dc" style:text-align-source="fix" style:repeat-content="false" fo:border-left="none" fo:border-right="none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b4c7d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0.74pt solid #000000" fo:background-color="#b4c7dc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53" style:family="table-cell" style:parent-style-name="Default">
      <style:table-cell-properties fo:border-bottom="none" fo:background-color="#e8f2a1" style:text-align-source="fix" style:repeat-content="false" fo:border-left="none" fo:border-right="none" fo:border-top="0.74pt solid #000000"/>
      <style:paragraph-properties fo:text-align="center" fo:margin-left="0cm"/>
      <style:text-properties fo:color="#000000" style:font-name="C64 Pro" fo:font-size="30pt" fo:font-weight="bold" style:font-size-asian="30pt" style:font-weight-asian="bold" style:font-size-complex="30pt" style:font-weight-complex="bold"/>
    </style:style>
    <style:style style:name="ce54" style:family="table-cell" style:parent-style-name="Default">
      <style:table-cell-properties fo:background-color="#e8f2a1" style:text-align-source="fix" style:repeat-content="false"/>
      <style:paragraph-properties fo:text-align="center" fo:margin-left="0cm"/>
      <style:text-properties fo:color="#000000" style:font-name="C64 Pro" fo:font-size="30pt" fo:font-weight="bold" style:font-size-asian="30pt" style:font-weight-asian="bold" style:font-size-complex="30pt" style:font-weight-complex="bold"/>
    </style:style>
    <style:style style:name="ce55" style:family="table-cell" style:parent-style-name="Default">
      <style:table-cell-properties fo:border-bottom="0.74pt solid #000000" fo:background-color="#e8f2a1" style:text-align-source="fix" style:repeat-content="false" fo:border-left="none" fo:border-right="none" fo:border-top="none"/>
      <style:paragraph-properties fo:text-align="center" fo:margin-left="0cm"/>
      <style:text-properties fo:color="#000000" style:font-name="C64 Pro" fo:font-size="30pt" fo:font-weight="bold" style:font-size-asian="30pt" style:font-weight-asian="bold" style:font-size-complex="30pt" style:font-weight-complex="bold"/>
    </style:style>
    <style:style style:name="ce56" style:family="table-cell" style:parent-style-name="Default">
      <style:table-cell-properties fo:border-bottom="none" fo:background-color="#e8f2a1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000000" style:font-name="Wingdings 3" fo:font-size="8pt" fo:font-weight="bold" style:font-size-asian="8pt" style:font-weight-asian="bold" style:font-size-complex="8pt" style:font-weight-complex="bold"/>
    </style:style>
    <style:style style:name="ce57" style:family="table-cell" style:parent-style-name="Default">
      <style:table-cell-properties fo:background-color="#e8f2a1" style:text-align-source="fix" style:repeat-content="false" style:vertical-align="middle"/>
      <style:paragraph-properties fo:text-align="center" fo:margin-left="0cm"/>
      <style:text-properties fo:color="#000000" style:font-name="Wingdings 3" fo:font-size="8pt" fo:font-weight="bold" style:font-size-asian="8pt" style:font-weight-asian="bold" style:font-size-complex="8pt" style:font-weight-complex="bold"/>
    </style:style>
    <style:style style:name="ce58" style:family="table-cell" style:parent-style-name="Default">
      <style:table-cell-properties fo:border-bottom="0.74pt solid #000000" fo:background-color="#e8f2a1" style:text-align-source="fix" style:repeat-content="false" fo:border-left="none" fo:border-right="none" fo:border-top="none" style:vertical-align="middle"/>
      <style:paragraph-properties fo:text-align="center" fo:margin-left="0cm"/>
      <style:text-properties fo:color="#000000" style:font-name="Wingdings 3" fo:font-size="8pt" fo:font-weight="bold" style:font-size-asian="8pt" style:font-weight-asian="bold" style:font-size-complex="8pt" style:font-weight-complex="bold"/>
    </style:style>
    <style:style style:name="ce59" style:family="table-cell" style:parent-style-name="Default">
      <style:table-cell-properties fo:border-bottom="none" fo:background-color="#ffd8ce" style:text-align-source="fix" style:repeat-content="false" fo:border-left="none" fo:border-right="none" fo:border-top="0.74pt solid #000000"/>
      <style:paragraph-properties fo:text-align="center" fo:margin-left="0cm"/>
      <style:text-properties fo:color="#000000" style:font-name="C64 Pro" fo:font-size="30pt" fo:font-weight="bold" style:font-size-asian="30pt" style:font-weight-asian="bold" style:font-size-complex="30pt" style:font-weight-complex="bold"/>
    </style:style>
    <style:style style:name="ce60" style:family="table-cell" style:parent-style-name="Default">
      <style:table-cell-properties fo:background-color="#ffd8ce" style:text-align-source="fix" style:repeat-content="false"/>
      <style:paragraph-properties fo:text-align="center" fo:margin-left="0cm"/>
      <style:text-properties fo:color="#000000" style:font-name="C64 Pro" fo:font-size="30pt" fo:font-weight="bold" style:font-size-asian="30pt" style:font-weight-asian="bold" style:font-size-complex="30pt" style:font-weight-complex="bold"/>
    </style:style>
    <style:style style:name="ce61" style:family="table-cell" style:parent-style-name="Default">
      <style:table-cell-properties fo:border-bottom="0.74pt solid #000000" fo:background-color="#ffd8ce" style:text-align-source="fix" style:repeat-content="false" fo:border-left="none" fo:border-right="none" fo:border-top="none"/>
      <style:paragraph-properties fo:text-align="center" fo:margin-left="0cm"/>
      <style:text-properties fo:color="#000000" style:font-name="C64 Pro" fo:font-size="30pt" fo:font-weight="bold" style:font-size-asian="30pt" style:font-weight-asian="bold" style:font-size-complex="30pt" style:font-weight-complex="bold"/>
    </style:style>
    <style:style style:name="ce2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b2b2b2" fo:font-size="8pt" style:font-size-asian="8pt" style:font-size-complex="8pt"/>
    </style:style>
    <style:style style:name="ce25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b2b2b2" fo:font-size="8pt" style:font-size-asian="8pt" style:font-size-complex="8pt"/>
    </style:style>
    <style:style style:name="ce26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b2b2b2" fo:font-size="8pt" style:font-size-asian="8pt" style:font-size-complex="8pt"/>
    </style:style>
    <style:style style:name="ce65" style:family="table-cell" style:parent-style-name="Default">
      <style:table-cell-properties fo:border-bottom="none" fo:background-color="#e8f2a1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b2b2b2" style:font-name="Wingdings 3" fo:font-size="8pt" fo:font-weight="bold" style:font-size-asian="8pt" style:font-weight-asian="bold" style:font-size-complex="8pt" style:font-weight-complex="bold"/>
    </style:style>
    <style:style style:name="ce66" style:family="table-cell" style:parent-style-name="Default">
      <style:table-cell-properties fo:border-bottom="none" fo:background-color="#e8f2a1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b2b2b2" style:font-name="Wingdings 3" fo:font-size="8pt" fo:font-weight="bold" style:font-size-asian="8pt" style:font-weight-asian="bold" style:font-size-complex="8pt" style:font-weight-complex="bold"/>
    </style:style>
    <style:style style:name="ce67" style:family="table-cell" style:parent-style-name="Default">
      <style:table-cell-properties fo:border-bottom="0.74pt solid #000000" fo:background-color="#e8f2a1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b2b2b2" style:font-name="Wingdings 3" fo:font-size="8pt" fo:font-weight="bold" style:font-size-asian="8pt" style:font-weight-asian="bold" style:font-size-complex="8pt" style:font-weight-complex="bold"/>
    </style:style>
    <style:style style:name="ce30" style:family="table-cell" style:parent-style-name="Default">
      <style:text-properties style:font-name="Arial" fo:font-size="8pt" fo:font-weight="bold" style:font-size-asian="8pt" style:font-weight-asian="bold" style:font-size-complex="8pt" style:font-weight-complex="bold"/>
    </style:style>
    <style:style style:name="ce3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2pt" style:font-size-asian="12pt" style:font-size-complex="12pt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30pt" style:font-size-asian="30pt" style:font-size-complex="30pt"/>
    </style:style>
    <style:style style:name="ce3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60pt" style:font-size-asian="60pt" style:font-size-complex="60pt"/>
    </style:style>
    <style:style style:name="ce3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Liberation Sans" fo:font-size="20pt" style:font-size-asian="20pt" style:font-size-complex="20pt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5pt" style:font-size-asian="15pt" style:font-size-complex="15pt"/>
    </style:style>
    <style:style style:name="ce37" style:family="table-cell" style:parent-style-name="Default" style:data-style-name="N81">
      <style:table-cell-properties style:text-align-source="fix" style:repeat-content="false" style:vertical-align="middle"/>
      <style:paragraph-properties fo:text-align="center" fo:margin-left="0cm"/>
      <style:text-properties fo:font-size="15pt" style:font-size-asian="15pt" style:font-size-complex="15pt"/>
    </style:style>
    <style:style style:name="ce38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C64 Pro" fo:font-size="30pt" style:font-size-asian="30pt" style:font-size-complex="30pt"/>
    </style:style>
    <style:style style:name="ce39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C64 Pro Mono" fo:font-size="30pt" style:font-size-asian="30pt" style:font-size-complex="30pt"/>
    </style:style>
    <style:style style:name="ce4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petscii unshifted" fo:font-size="60pt" style:font-size-asian="60pt" style:font-size-complex="60pt"/>
    </style:style>
    <style:style style:name="ce41" style:family="table-cell" style:parent-style-name="Default">
      <style:text-properties style:font-name="Wingdings 3" fo:font-size="30pt" style:font-size-asian="30pt" style:font-size-complex="30pt"/>
    </style:style>
    <style:style style:name="ce86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87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88" style:family="table-cell" style:parent-style-name="Default">
      <style:table-cell-properties fo:border-bottom="none" fo:border-left="0.74pt solid #000000" fo:border-right="0.74pt solid #000000" fo:border-top="none"/>
    </style:style>
    <style:style style:name="ce89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90" style:family="table-cell" style:parent-style-name="Default">
      <style:table-cell-properties fo:border-bottom="0.74pt solid #000000" fo:border-left="none" fo:border-right="none" fo:border-top="0.74pt solid #000000"/>
    </style:style>
    <style:style style:name="ce91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92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end" fo:margin-left="0cm"/>
    </style:style>
    <style:style style:name="ce93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end" fo:margin-left="0cm"/>
    </style:style>
    <style:style style:name="ce94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end" fo:margin-left="0cm"/>
    </style:style>
    <style:style style:name="ce95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end" fo:margin-left="0cm"/>
    </style:style>
    <style:style style:name="ce96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end" fo:margin-left="0cm"/>
    </style:style>
    <style:style style:name="ce109" style:family="table-cell" style:parent-style-name="Default">
      <style:table-cell-properties style:text-align-source="fix" style:repeat-content="false" fo:border="0.74pt solid #000000" style:vertical-align="middle"/>
      <style:paragraph-properties fo:text-align="end" fo:margin-left="0cm"/>
    </style:style>
    <style:style style:name="ce98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end" fo:margin-left="0cm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CircuitTemplate" table:style-name="ta1">
        <table:table-column table:style-name="co1" table:default-cell-style-name="ce2"/>
        <table:table-column table:style-name="co2" table:default-cell-style-name="ce13"/>
        <table:table-column table:style-name="co1" table:default-cell-style-name="ce2"/>
        <table:table-column table:style-name="co2" table:default-cell-style-name="ce13"/>
        <table:table-column table:style-name="co1" table:default-cell-style-name="ce2"/>
        <table:table-column table:style-name="co2" table:default-cell-style-name="ce13"/>
        <table:table-column table:style-name="co1" table:default-cell-style-name="ce2"/>
        <table:table-column table:style-name="co2" table:default-cell-style-name="ce13"/>
        <table:table-column table:style-name="co1" table:default-cell-style-name="ce2"/>
        <table:table-column table:style-name="co2" table:default-cell-style-name="ce13"/>
        <table:table-column table:style-name="co1" table:default-cell-style-name="ce2"/>
        <table:table-column table:style-name="co2" table:default-cell-style-name="ce13"/>
        <table:table-column table:style-name="co1" table:default-cell-style-name="ce2"/>
        <table:table-column table:style-name="co2" table:default-cell-style-name="ce13"/>
        <table:table-column table:style-name="co1" table:default-cell-style-name="ce2"/>
        <table:table-column table:style-name="co2" table:default-cell-style-name="ce13"/>
        <table:table-column table:style-name="co1" table:default-cell-style-name="ce2"/>
        <table:table-column table:style-name="co2" table:default-cell-style-name="ce13"/>
        <table:table-column table:style-name="co1" table:default-cell-style-name="ce2"/>
        <table:table-column table:style-name="co2" table:default-cell-style-name="ce13"/>
        <table:table-column table:style-name="co1" table:default-cell-style-name="ce2"/>
        <table:table-column table:style-name="co2" table:default-cell-style-name="ce13"/>
        <table:table-column table:style-name="co1" table:default-cell-style-name="ce2"/>
        <table:table-column table:style-name="co2" table:default-cell-style-name="ce13"/>
        <table:table-column table:style-name="co1" table:default-cell-style-name="ce2"/>
        <table:table-column table:style-name="co2" table:default-cell-style-name="ce13"/>
        <table:table-column table:style-name="co1" table:default-cell-style-name="ce2"/>
        <table:table-column table:style-name="co2" table:default-cell-style-name="ce13"/>
        <table:table-column table:style-name="co1" table:default-cell-style-name="ce2"/>
        <table:table-column table:style-name="co2" table:default-cell-style-name="ce13"/>
        <table:table-column table:style-name="co1" table:default-cell-style-name="ce2"/>
        <table:table-column table:style-name="co2" table:default-cell-style-name="ce13"/>
        <table:table-column table:style-name="co3" table:number-columns-repeated="2" table:default-cell-style-name="Default"/>
        <table:table-column table:style-name="co4" table:number-columns-repeated="3" table:default-cell-style-name="Default"/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24" office:value-type="float" office:value="0" calcext:value-type="float">
            <text:p>0</text:p>
          </table:table-cell>
          <table:table-cell/>
          <table:table-cell table:formula="of:=CHAR(9)&amp;&quot;dc.b $&quot;&amp;DEC2HEX([.A1];2)&amp;&quot;*Z+&quot;&amp;[.B1]&amp;&quot;,$&quot;&amp;DEC2HEX([.C1];2)&amp;&quot;*Z+&quot;&amp;[.D1]&amp;&quot;,$&quot;&amp;DEC2HEX([.E1];2)&amp;&quot;*Z+&quot;&amp;[.F1]&amp;&quot;,$&quot;&amp;DEC2HEX([.G1];2)&amp;&quot;*Z+&quot;&amp;[.H1]&amp;&quot;,$&quot;&amp;DEC2HEX([.I1];2)&amp;&quot;*Z+&quot;&amp;[.J1]&amp;&quot;,$&quot;&amp;DEC2HEX([.K1];2)&amp;&quot;*Z+&quot;&amp;[.L1]&amp;&quot;,$&quot;&amp;DEC2HEX([.M1];2)&amp;&quot;*Z+&quot;&amp;[.N1]&amp;&quot;,$&quot;&amp;DEC2HEX([.O1];2)&amp;&quot;*Z+&quot;&amp;[.P1]&amp;&quot;,$&quot;&amp;DEC2HEX([.Q1];2)&amp;&quot;*Z+&quot;&amp;[.R1]&amp;&quot;,$&quot;&amp;DEC2HEX([.S1];2)&amp;&quot;*Z+&quot;&amp;[.T1]&amp;&quot;,$&quot;&amp;DEC2HEX([.U1];2)&amp;&quot;*Z+&quot;&amp;[.V1]&amp;&quot;,$&quot;&amp;DEC2HEX([.W1];2)&amp;&quot;*Z+&quot;&amp;[.X1]&amp;&quot;,$&quot;&amp;DEC2HEX([.Y1];2)&amp;&quot;*Z+&quot;&amp;[.Z1]&amp;&quot;,$&quot;&amp;DEC2HEX([.AA1];2)&amp;&quot;*Z+&quot;&amp;[.AB1]&amp;&quot;,$&quot;&amp;DEC2HEX([.AC1];2)&amp;&quot;*Z+&quot;&amp;[.AD1]&amp;&quot;,$&quot;&amp;DEC2HEX([.AE1];2)&amp;&quot;*Z+&quot;&amp;[.AF1]" office:value-type="string" office:string-value="&#9;dc.b $03*Z+0,$03*Z+0,$03*Z+0,$03*Z+0,$03*Z+0,$03*Z+0,$03*Z+0,$03*Z+0,$03*Z+0,$03*Z+0,$03*Z+0,$03*Z+0,$03*Z+0,$03*Z+0,$03*Z+0,$03*Z+0" calcext:value-type="string">
            <text:p><text:tab/>dc.b $03*Z+0,$03*Z+0,$03*Z+0,$03*Z+0,$03*Z+0,$03*Z+0,$03*Z+0,$03*Z+0,$03*Z+0,$03*Z+0,$03*Z+0,$03*Z+0,$03*Z+0,$03*Z+0,$03*Z+0,$03*Z+0</text:p>
          </table:table-cell>
          <table:table-cell table:number-columns-repeated="3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style-name="ce25" office:value-type="float" office:value="0" calcext:value-type="float">
            <text:p>0</text:p>
          </table:table-cell>
          <table:table-cell/>
          <table:table-cell table:formula="of:=CHAR(9)&amp;&quot;dc.b $&quot;&amp;DEC2HEX([.A2];2)&amp;&quot;*Z+&quot;&amp;[.B2]&amp;&quot;,$&quot;&amp;DEC2HEX([.C2];2)&amp;&quot;*Z+&quot;&amp;[.D2]&amp;&quot;,$&quot;&amp;DEC2HEX([.E2];2)&amp;&quot;*Z+&quot;&amp;[.F2]&amp;&quot;,$&quot;&amp;DEC2HEX([.G2];2)&amp;&quot;*Z+&quot;&amp;[.H2]&amp;&quot;,$&quot;&amp;DEC2HEX([.I2];2)&amp;&quot;*Z+&quot;&amp;[.J2]&amp;&quot;,$&quot;&amp;DEC2HEX([.K2];2)&amp;&quot;*Z+&quot;&amp;[.L2]&amp;&quot;,$&quot;&amp;DEC2HEX([.M2];2)&amp;&quot;*Z+&quot;&amp;[.N2]&amp;&quot;,$&quot;&amp;DEC2HEX([.O2];2)&amp;&quot;*Z+&quot;&amp;[.P2]&amp;&quot;,$&quot;&amp;DEC2HEX([.Q2];2)&amp;&quot;*Z+&quot;&amp;[.R2]&amp;&quot;,$&quot;&amp;DEC2HEX([.S2];2)&amp;&quot;*Z+&quot;&amp;[.T2]&amp;&quot;,$&quot;&amp;DEC2HEX([.U2];2)&amp;&quot;*Z+&quot;&amp;[.V2]&amp;&quot;,$&quot;&amp;DEC2HEX([.W2];2)&amp;&quot;*Z+&quot;&amp;[.X2]&amp;&quot;,$&quot;&amp;DEC2HEX([.Y2];2)&amp;&quot;*Z+&quot;&amp;[.Z2]&amp;&quot;,$&quot;&amp;DEC2HEX([.AA2];2)&amp;&quot;*Z+&quot;&amp;[.AB2]&amp;&quot;,$&quot;&amp;DEC2HEX([.AC2];2)&amp;&quot;*Z+&quot;&amp;[.AD2]&amp;&quot;,$&quot;&amp;DEC2HEX([.AE2];2)&amp;&quot;*Z+&quot;&amp;[.AF2]" office:value-type="string" office:string-value="&#9;dc.b $08*Z+0,$00*Z+0,$00*Z+0,$00*Z+0,$00*Z+0,$00*Z+0,$00*Z+0,$00*Z+0,$00*Z+0,$00*Z+0,$00*Z+0,$00*Z+0,$00*Z+0,$00*Z+0,$00*Z+0,$0A*Z+0" calcext:value-type="string">
            <text:p><text:tab/>dc.b $08*Z+0,$00*Z+0,$00*Z+0,$00*Z+0,$00*Z+0,$00*Z+0,$00*Z+0,$00*Z+0,$00*Z+0,$00*Z+0,$00*Z+0,$00*Z+0,$00*Z+0,$00*Z+0,$00*Z+0,$0A*Z+0</text:p>
          </table:table-cell>
          <table:table-cell table:number-columns-repeated="3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style-name="ce25" office:value-type="float" office:value="0" calcext:value-type="float">
            <text:p>0</text:p>
          </table:table-cell>
          <table:table-cell/>
          <table:table-cell table:formula="of:=CHAR(9)&amp;&quot;dc.b $&quot;&amp;DEC2HEX([.A3];2)&amp;&quot;*Z+&quot;&amp;[.B3]&amp;&quot;,$&quot;&amp;DEC2HEX([.C3];2)&amp;&quot;*Z+&quot;&amp;[.D3]&amp;&quot;,$&quot;&amp;DEC2HEX([.E3];2)&amp;&quot;*Z+&quot;&amp;[.F3]&amp;&quot;,$&quot;&amp;DEC2HEX([.G3];2)&amp;&quot;*Z+&quot;&amp;[.H3]&amp;&quot;,$&quot;&amp;DEC2HEX([.I3];2)&amp;&quot;*Z+&quot;&amp;[.J3]&amp;&quot;,$&quot;&amp;DEC2HEX([.K3];2)&amp;&quot;*Z+&quot;&amp;[.L3]&amp;&quot;,$&quot;&amp;DEC2HEX([.M3];2)&amp;&quot;*Z+&quot;&amp;[.N3]&amp;&quot;,$&quot;&amp;DEC2HEX([.O3];2)&amp;&quot;*Z+&quot;&amp;[.P3]&amp;&quot;,$&quot;&amp;DEC2HEX([.Q3];2)&amp;&quot;*Z+&quot;&amp;[.R3]&amp;&quot;,$&quot;&amp;DEC2HEX([.S3];2)&amp;&quot;*Z+&quot;&amp;[.T3]&amp;&quot;,$&quot;&amp;DEC2HEX([.U3];2)&amp;&quot;*Z+&quot;&amp;[.V3]&amp;&quot;,$&quot;&amp;DEC2HEX([.W3];2)&amp;&quot;*Z+&quot;&amp;[.X3]&amp;&quot;,$&quot;&amp;DEC2HEX([.Y3];2)&amp;&quot;*Z+&quot;&amp;[.Z3]&amp;&quot;,$&quot;&amp;DEC2HEX([.AA3];2)&amp;&quot;*Z+&quot;&amp;[.AB3]&amp;&quot;,$&quot;&amp;DEC2HEX([.AC3];2)&amp;&quot;*Z+&quot;&amp;[.AD3]&amp;&quot;,$&quot;&amp;DEC2HEX([.AE3];2)&amp;&quot;*Z+&quot;&amp;[.AF3]" office:value-type="string" office:string-value="&#9;dc.b $08*Z+0,$00*Z+0,$00*Z+0,$00*Z+0,$00*Z+0,$00*Z+0,$00*Z+0,$00*Z+0,$00*Z+0,$00*Z+0,$00*Z+0,$00*Z+0,$00*Z+0,$00*Z+0,$00*Z+0,$0A*Z+0" calcext:value-type="string">
            <text:p><text:tab/>dc.b $08*Z+0,$00*Z+0,$00*Z+0,$00*Z+0,$00*Z+0,$00*Z+0,$00*Z+0,$00*Z+0,$00*Z+0,$00*Z+0,$00*Z+0,$00*Z+0,$00*Z+0,$00*Z+0,$00*Z+0,$0A*Z+0</text:p>
          </table:table-cell>
          <table:table-cell table:number-columns-repeated="3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style-name="ce25" office:value-type="float" office:value="0" calcext:value-type="float">
            <text:p>0</text:p>
          </table:table-cell>
          <table:table-cell/>
          <table:table-cell table:formula="of:=CHAR(9)&amp;&quot;dc.b $&quot;&amp;DEC2HEX([.A4];2)&amp;&quot;*Z+&quot;&amp;[.B4]&amp;&quot;,$&quot;&amp;DEC2HEX([.C4];2)&amp;&quot;*Z+&quot;&amp;[.D4]&amp;&quot;,$&quot;&amp;DEC2HEX([.E4];2)&amp;&quot;*Z+&quot;&amp;[.F4]&amp;&quot;,$&quot;&amp;DEC2HEX([.G4];2)&amp;&quot;*Z+&quot;&amp;[.H4]&amp;&quot;,$&quot;&amp;DEC2HEX([.I4];2)&amp;&quot;*Z+&quot;&amp;[.J4]&amp;&quot;,$&quot;&amp;DEC2HEX([.K4];2)&amp;&quot;*Z+&quot;&amp;[.L4]&amp;&quot;,$&quot;&amp;DEC2HEX([.M4];2)&amp;&quot;*Z+&quot;&amp;[.N4]&amp;&quot;,$&quot;&amp;DEC2HEX([.O4];2)&amp;&quot;*Z+&quot;&amp;[.P4]&amp;&quot;,$&quot;&amp;DEC2HEX([.Q4];2)&amp;&quot;*Z+&quot;&amp;[.R4]&amp;&quot;,$&quot;&amp;DEC2HEX([.S4];2)&amp;&quot;*Z+&quot;&amp;[.T4]&amp;&quot;,$&quot;&amp;DEC2HEX([.U4];2)&amp;&quot;*Z+&quot;&amp;[.V4]&amp;&quot;,$&quot;&amp;DEC2HEX([.W4];2)&amp;&quot;*Z+&quot;&amp;[.X4]&amp;&quot;,$&quot;&amp;DEC2HEX([.Y4];2)&amp;&quot;*Z+&quot;&amp;[.Z4]&amp;&quot;,$&quot;&amp;DEC2HEX([.AA4];2)&amp;&quot;*Z+&quot;&amp;[.AB4]&amp;&quot;,$&quot;&amp;DEC2HEX([.AC4];2)&amp;&quot;*Z+&quot;&amp;[.AD4]&amp;&quot;,$&quot;&amp;DEC2HEX([.AE4];2)&amp;&quot;*Z+&quot;&amp;[.AF4]" office:value-type="string" office:string-value="&#9;dc.b $08*Z+0,$00*Z+0,$00*Z+0,$00*Z+0,$00*Z+0,$00*Z+0,$00*Z+0,$00*Z+0,$00*Z+0,$00*Z+0,$00*Z+0,$00*Z+0,$00*Z+0,$00*Z+0,$00*Z+0,$0A*Z+0" calcext:value-type="string">
            <text:p><text:tab/>dc.b $08*Z+0,$00*Z+0,$00*Z+0,$00*Z+0,$00*Z+0,$00*Z+0,$00*Z+0,$00*Z+0,$00*Z+0,$00*Z+0,$00*Z+0,$00*Z+0,$00*Z+0,$00*Z+0,$00*Z+0,$0A*Z+0</text:p>
          </table:table-cell>
          <table:table-cell table:number-columns-repeated="3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style-name="ce25" office:value-type="float" office:value="0" calcext:value-type="float">
            <text:p>0</text:p>
          </table:table-cell>
          <table:table-cell/>
          <table:table-cell table:formula="of:=CHAR(9)&amp;&quot;dc.b $&quot;&amp;DEC2HEX([.A5];2)&amp;&quot;*Z+&quot;&amp;[.B5]&amp;&quot;,$&quot;&amp;DEC2HEX([.C5];2)&amp;&quot;*Z+&quot;&amp;[.D5]&amp;&quot;,$&quot;&amp;DEC2HEX([.E5];2)&amp;&quot;*Z+&quot;&amp;[.F5]&amp;&quot;,$&quot;&amp;DEC2HEX([.G5];2)&amp;&quot;*Z+&quot;&amp;[.H5]&amp;&quot;,$&quot;&amp;DEC2HEX([.I5];2)&amp;&quot;*Z+&quot;&amp;[.J5]&amp;&quot;,$&quot;&amp;DEC2HEX([.K5];2)&amp;&quot;*Z+&quot;&amp;[.L5]&amp;&quot;,$&quot;&amp;DEC2HEX([.M5];2)&amp;&quot;*Z+&quot;&amp;[.N5]&amp;&quot;,$&quot;&amp;DEC2HEX([.O5];2)&amp;&quot;*Z+&quot;&amp;[.P5]&amp;&quot;,$&quot;&amp;DEC2HEX([.Q5];2)&amp;&quot;*Z+&quot;&amp;[.R5]&amp;&quot;,$&quot;&amp;DEC2HEX([.S5];2)&amp;&quot;*Z+&quot;&amp;[.T5]&amp;&quot;,$&quot;&amp;DEC2HEX([.U5];2)&amp;&quot;*Z+&quot;&amp;[.V5]&amp;&quot;,$&quot;&amp;DEC2HEX([.W5];2)&amp;&quot;*Z+&quot;&amp;[.X5]&amp;&quot;,$&quot;&amp;DEC2HEX([.Y5];2)&amp;&quot;*Z+&quot;&amp;[.Z5]&amp;&quot;,$&quot;&amp;DEC2HEX([.AA5];2)&amp;&quot;*Z+&quot;&amp;[.AB5]&amp;&quot;,$&quot;&amp;DEC2HEX([.AC5];2)&amp;&quot;*Z+&quot;&amp;[.AD5]&amp;&quot;,$&quot;&amp;DEC2HEX([.AE5];2)&amp;&quot;*Z+&quot;&amp;[.AF5]" office:value-type="string" office:string-value="&#9;dc.b $08*Z+0,$00*Z+0,$00*Z+0,$00*Z+0,$00*Z+0,$00*Z+0,$00*Z+0,$00*Z+0,$00*Z+0,$00*Z+0,$00*Z+0,$00*Z+0,$00*Z+0,$00*Z+0,$00*Z+0,$0A*Z+0" calcext:value-type="string">
            <text:p><text:tab/>dc.b $08*Z+0,$00*Z+0,$00*Z+0,$00*Z+0,$00*Z+0,$00*Z+0,$00*Z+0,$00*Z+0,$00*Z+0,$00*Z+0,$00*Z+0,$00*Z+0,$00*Z+0,$00*Z+0,$00*Z+0,$0A*Z+0</text:p>
          </table:table-cell>
          <table:table-cell table:number-columns-repeated="3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style-name="ce25" office:value-type="float" office:value="0" calcext:value-type="float">
            <text:p>0</text:p>
          </table:table-cell>
          <table:table-cell/>
          <table:table-cell table:formula="of:=CHAR(9)&amp;&quot;dc.b $&quot;&amp;DEC2HEX([.A6];2)&amp;&quot;*Z+&quot;&amp;[.B6]&amp;&quot;,$&quot;&amp;DEC2HEX([.C6];2)&amp;&quot;*Z+&quot;&amp;[.D6]&amp;&quot;,$&quot;&amp;DEC2HEX([.E6];2)&amp;&quot;*Z+&quot;&amp;[.F6]&amp;&quot;,$&quot;&amp;DEC2HEX([.G6];2)&amp;&quot;*Z+&quot;&amp;[.H6]&amp;&quot;,$&quot;&amp;DEC2HEX([.I6];2)&amp;&quot;*Z+&quot;&amp;[.J6]&amp;&quot;,$&quot;&amp;DEC2HEX([.K6];2)&amp;&quot;*Z+&quot;&amp;[.L6]&amp;&quot;,$&quot;&amp;DEC2HEX([.M6];2)&amp;&quot;*Z+&quot;&amp;[.N6]&amp;&quot;,$&quot;&amp;DEC2HEX([.O6];2)&amp;&quot;*Z+&quot;&amp;[.P6]&amp;&quot;,$&quot;&amp;DEC2HEX([.Q6];2)&amp;&quot;*Z+&quot;&amp;[.R6]&amp;&quot;,$&quot;&amp;DEC2HEX([.S6];2)&amp;&quot;*Z+&quot;&amp;[.T6]&amp;&quot;,$&quot;&amp;DEC2HEX([.U6];2)&amp;&quot;*Z+&quot;&amp;[.V6]&amp;&quot;,$&quot;&amp;DEC2HEX([.W6];2)&amp;&quot;*Z+&quot;&amp;[.X6]&amp;&quot;,$&quot;&amp;DEC2HEX([.Y6];2)&amp;&quot;*Z+&quot;&amp;[.Z6]&amp;&quot;,$&quot;&amp;DEC2HEX([.AA6];2)&amp;&quot;*Z+&quot;&amp;[.AB6]&amp;&quot;,$&quot;&amp;DEC2HEX([.AC6];2)&amp;&quot;*Z+&quot;&amp;[.AD6]&amp;&quot;,$&quot;&amp;DEC2HEX([.AE6];2)&amp;&quot;*Z+&quot;&amp;[.AF6]" office:value-type="string" office:string-value="&#9;dc.b $08*Z+0,$00*Z+0,$00*Z+0,$00*Z+0,$00*Z+0,$00*Z+0,$00*Z+0,$00*Z+0,$00*Z+0,$00*Z+0,$00*Z+0,$00*Z+0,$00*Z+0,$00*Z+0,$00*Z+0,$0A*Z+0" calcext:value-type="string">
            <text:p><text:tab/>dc.b $08*Z+0,$00*Z+0,$00*Z+0,$00*Z+0,$00*Z+0,$00*Z+0,$00*Z+0,$00*Z+0,$00*Z+0,$00*Z+0,$00*Z+0,$00*Z+0,$00*Z+0,$00*Z+0,$00*Z+0,$0A*Z+0</text:p>
          </table:table-cell>
          <table:table-cell table:number-columns-repeated="3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style-name="ce25" office:value-type="float" office:value="0" calcext:value-type="float">
            <text:p>0</text:p>
          </table:table-cell>
          <table:table-cell/>
          <table:table-cell table:formula="of:=CHAR(9)&amp;&quot;dc.b $&quot;&amp;DEC2HEX([.A7];2)&amp;&quot;*Z+&quot;&amp;[.B7]&amp;&quot;,$&quot;&amp;DEC2HEX([.C7];2)&amp;&quot;*Z+&quot;&amp;[.D7]&amp;&quot;,$&quot;&amp;DEC2HEX([.E7];2)&amp;&quot;*Z+&quot;&amp;[.F7]&amp;&quot;,$&quot;&amp;DEC2HEX([.G7];2)&amp;&quot;*Z+&quot;&amp;[.H7]&amp;&quot;,$&quot;&amp;DEC2HEX([.I7];2)&amp;&quot;*Z+&quot;&amp;[.J7]&amp;&quot;,$&quot;&amp;DEC2HEX([.K7];2)&amp;&quot;*Z+&quot;&amp;[.L7]&amp;&quot;,$&quot;&amp;DEC2HEX([.M7];2)&amp;&quot;*Z+&quot;&amp;[.N7]&amp;&quot;,$&quot;&amp;DEC2HEX([.O7];2)&amp;&quot;*Z+&quot;&amp;[.P7]&amp;&quot;,$&quot;&amp;DEC2HEX([.Q7];2)&amp;&quot;*Z+&quot;&amp;[.R7]&amp;&quot;,$&quot;&amp;DEC2HEX([.S7];2)&amp;&quot;*Z+&quot;&amp;[.T7]&amp;&quot;,$&quot;&amp;DEC2HEX([.U7];2)&amp;&quot;*Z+&quot;&amp;[.V7]&amp;&quot;,$&quot;&amp;DEC2HEX([.W7];2)&amp;&quot;*Z+&quot;&amp;[.X7]&amp;&quot;,$&quot;&amp;DEC2HEX([.Y7];2)&amp;&quot;*Z+&quot;&amp;[.Z7]&amp;&quot;,$&quot;&amp;DEC2HEX([.AA7];2)&amp;&quot;*Z+&quot;&amp;[.AB7]&amp;&quot;,$&quot;&amp;DEC2HEX([.AC7];2)&amp;&quot;*Z+&quot;&amp;[.AD7]&amp;&quot;,$&quot;&amp;DEC2HEX([.AE7];2)&amp;&quot;*Z+&quot;&amp;[.AF7]" office:value-type="string" office:string-value="&#9;dc.b $08*Z+0,$00*Z+0,$00*Z+0,$00*Z+0,$00*Z+0,$00*Z+0,$00*Z+0,$00*Z+0,$00*Z+0,$00*Z+0,$00*Z+0,$00*Z+0,$00*Z+0,$00*Z+0,$00*Z+0,$0A*Z+0" calcext:value-type="string">
            <text:p><text:tab/>dc.b $08*Z+0,$00*Z+0,$00*Z+0,$00*Z+0,$00*Z+0,$00*Z+0,$00*Z+0,$00*Z+0,$00*Z+0,$00*Z+0,$00*Z+0,$00*Z+0,$00*Z+0,$00*Z+0,$00*Z+0,$0A*Z+0</text:p>
          </table:table-cell>
          <table:table-cell table:number-columns-repeated="3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style-name="ce25" office:value-type="float" office:value="0" calcext:value-type="float">
            <text:p>0</text:p>
          </table:table-cell>
          <table:table-cell/>
          <table:table-cell table:formula="of:=CHAR(9)&amp;&quot;dc.b $&quot;&amp;DEC2HEX([.A8];2)&amp;&quot;*Z+&quot;&amp;[.B8]&amp;&quot;,$&quot;&amp;DEC2HEX([.C8];2)&amp;&quot;*Z+&quot;&amp;[.D8]&amp;&quot;,$&quot;&amp;DEC2HEX([.E8];2)&amp;&quot;*Z+&quot;&amp;[.F8]&amp;&quot;,$&quot;&amp;DEC2HEX([.G8];2)&amp;&quot;*Z+&quot;&amp;[.H8]&amp;&quot;,$&quot;&amp;DEC2HEX([.I8];2)&amp;&quot;*Z+&quot;&amp;[.J8]&amp;&quot;,$&quot;&amp;DEC2HEX([.K8];2)&amp;&quot;*Z+&quot;&amp;[.L8]&amp;&quot;,$&quot;&amp;DEC2HEX([.M8];2)&amp;&quot;*Z+&quot;&amp;[.N8]&amp;&quot;,$&quot;&amp;DEC2HEX([.O8];2)&amp;&quot;*Z+&quot;&amp;[.P8]&amp;&quot;,$&quot;&amp;DEC2HEX([.Q8];2)&amp;&quot;*Z+&quot;&amp;[.R8]&amp;&quot;,$&quot;&amp;DEC2HEX([.S8];2)&amp;&quot;*Z+&quot;&amp;[.T8]&amp;&quot;,$&quot;&amp;DEC2HEX([.U8];2)&amp;&quot;*Z+&quot;&amp;[.V8]&amp;&quot;,$&quot;&amp;DEC2HEX([.W8];2)&amp;&quot;*Z+&quot;&amp;[.X8]&amp;&quot;,$&quot;&amp;DEC2HEX([.Y8];2)&amp;&quot;*Z+&quot;&amp;[.Z8]&amp;&quot;,$&quot;&amp;DEC2HEX([.AA8];2)&amp;&quot;*Z+&quot;&amp;[.AB8]&amp;&quot;,$&quot;&amp;DEC2HEX([.AC8];2)&amp;&quot;*Z+&quot;&amp;[.AD8]&amp;&quot;,$&quot;&amp;DEC2HEX([.AE8];2)&amp;&quot;*Z+&quot;&amp;[.AF8]" office:value-type="string" office:string-value="&#9;dc.b $08*Z+0,$00*Z+0,$00*Z+0,$00*Z+0,$00*Z+0,$00*Z+0,$00*Z+0,$00*Z+0,$00*Z+0,$00*Z+0,$00*Z+0,$00*Z+0,$00*Z+0,$00*Z+0,$00*Z+0,$0A*Z+0" calcext:value-type="string">
            <text:p><text:tab/>dc.b $08*Z+0,$00*Z+0,$00*Z+0,$00*Z+0,$00*Z+0,$00*Z+0,$00*Z+0,$00*Z+0,$00*Z+0,$00*Z+0,$00*Z+0,$00*Z+0,$00*Z+0,$00*Z+0,$00*Z+0,$0A*Z+0</text:p>
          </table:table-cell>
          <table:table-cell table:number-columns-repeated="3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style-name="ce25" office:value-type="float" office:value="0" calcext:value-type="float">
            <text:p>0</text:p>
          </table:table-cell>
          <table:table-cell/>
          <table:table-cell table:formula="of:=CHAR(9)&amp;&quot;dc.b $&quot;&amp;DEC2HEX([.A9];2)&amp;&quot;*Z+&quot;&amp;[.B9]&amp;&quot;,$&quot;&amp;DEC2HEX([.C9];2)&amp;&quot;*Z+&quot;&amp;[.D9]&amp;&quot;,$&quot;&amp;DEC2HEX([.E9];2)&amp;&quot;*Z+&quot;&amp;[.F9]&amp;&quot;,$&quot;&amp;DEC2HEX([.G9];2)&amp;&quot;*Z+&quot;&amp;[.H9]&amp;&quot;,$&quot;&amp;DEC2HEX([.I9];2)&amp;&quot;*Z+&quot;&amp;[.J9]&amp;&quot;,$&quot;&amp;DEC2HEX([.K9];2)&amp;&quot;*Z+&quot;&amp;[.L9]&amp;&quot;,$&quot;&amp;DEC2HEX([.M9];2)&amp;&quot;*Z+&quot;&amp;[.N9]&amp;&quot;,$&quot;&amp;DEC2HEX([.O9];2)&amp;&quot;*Z+&quot;&amp;[.P9]&amp;&quot;,$&quot;&amp;DEC2HEX([.Q9];2)&amp;&quot;*Z+&quot;&amp;[.R9]&amp;&quot;,$&quot;&amp;DEC2HEX([.S9];2)&amp;&quot;*Z+&quot;&amp;[.T9]&amp;&quot;,$&quot;&amp;DEC2HEX([.U9];2)&amp;&quot;*Z+&quot;&amp;[.V9]&amp;&quot;,$&quot;&amp;DEC2HEX([.W9];2)&amp;&quot;*Z+&quot;&amp;[.X9]&amp;&quot;,$&quot;&amp;DEC2HEX([.Y9];2)&amp;&quot;*Z+&quot;&amp;[.Z9]&amp;&quot;,$&quot;&amp;DEC2HEX([.AA9];2)&amp;&quot;*Z+&quot;&amp;[.AB9]&amp;&quot;,$&quot;&amp;DEC2HEX([.AC9];2)&amp;&quot;*Z+&quot;&amp;[.AD9]&amp;&quot;,$&quot;&amp;DEC2HEX([.AE9];2)&amp;&quot;*Z+&quot;&amp;[.AF9]" office:value-type="string" office:string-value="&#9;dc.b $08*Z+0,$00*Z+0,$00*Z+0,$00*Z+0,$00*Z+0,$00*Z+0,$00*Z+0,$00*Z+0,$00*Z+0,$00*Z+0,$00*Z+0,$00*Z+0,$00*Z+0,$00*Z+0,$00*Z+0,$0A*Z+0" calcext:value-type="string">
            <text:p><text:tab/>dc.b $08*Z+0,$00*Z+0,$00*Z+0,$00*Z+0,$00*Z+0,$00*Z+0,$00*Z+0,$00*Z+0,$00*Z+0,$00*Z+0,$00*Z+0,$00*Z+0,$00*Z+0,$00*Z+0,$00*Z+0,$0A*Z+0</text:p>
          </table:table-cell>
          <table:table-cell table:number-columns-repeated="3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style-name="ce25" office:value-type="float" office:value="0" calcext:value-type="float">
            <text:p>0</text:p>
          </table:table-cell>
          <table:table-cell/>
          <table:table-cell table:formula="of:=CHAR(9)&amp;&quot;dc.b $&quot;&amp;DEC2HEX([.A10];2)&amp;&quot;*Z+&quot;&amp;[.B10]&amp;&quot;,$&quot;&amp;DEC2HEX([.C10];2)&amp;&quot;*Z+&quot;&amp;[.D10]&amp;&quot;,$&quot;&amp;DEC2HEX([.E10];2)&amp;&quot;*Z+&quot;&amp;[.F10]&amp;&quot;,$&quot;&amp;DEC2HEX([.G10];2)&amp;&quot;*Z+&quot;&amp;[.H10]&amp;&quot;,$&quot;&amp;DEC2HEX([.I10];2)&amp;&quot;*Z+&quot;&amp;[.J10]&amp;&quot;,$&quot;&amp;DEC2HEX([.K10];2)&amp;&quot;*Z+&quot;&amp;[.L10]&amp;&quot;,$&quot;&amp;DEC2HEX([.M10];2)&amp;&quot;*Z+&quot;&amp;[.N10]&amp;&quot;,$&quot;&amp;DEC2HEX([.O10];2)&amp;&quot;*Z+&quot;&amp;[.P10]&amp;&quot;,$&quot;&amp;DEC2HEX([.Q10];2)&amp;&quot;*Z+&quot;&amp;[.R10]&amp;&quot;,$&quot;&amp;DEC2HEX([.S10];2)&amp;&quot;*Z+&quot;&amp;[.T10]&amp;&quot;,$&quot;&amp;DEC2HEX([.U10];2)&amp;&quot;*Z+&quot;&amp;[.V10]&amp;&quot;,$&quot;&amp;DEC2HEX([.W10];2)&amp;&quot;*Z+&quot;&amp;[.X10]&amp;&quot;,$&quot;&amp;DEC2HEX([.Y10];2)&amp;&quot;*Z+&quot;&amp;[.Z10]&amp;&quot;,$&quot;&amp;DEC2HEX([.AA10];2)&amp;&quot;*Z+&quot;&amp;[.AB10]&amp;&quot;,$&quot;&amp;DEC2HEX([.AC10];2)&amp;&quot;*Z+&quot;&amp;[.AD10]&amp;&quot;,$&quot;&amp;DEC2HEX([.AE10];2)&amp;&quot;*Z+&quot;&amp;[.AF10]" office:value-type="string" office:string-value="&#9;dc.b $08*Z+0,$00*Z+0,$00*Z+0,$00*Z+0,$00*Z+0,$00*Z+0,$00*Z+0,$00*Z+0,$00*Z+0,$00*Z+0,$00*Z+0,$00*Z+0,$00*Z+0,$00*Z+0,$00*Z+0,$0A*Z+0" calcext:value-type="string">
            <text:p><text:tab/>dc.b $08*Z+0,$00*Z+0,$00*Z+0,$00*Z+0,$00*Z+0,$00*Z+0,$00*Z+0,$00*Z+0,$00*Z+0,$00*Z+0,$00*Z+0,$00*Z+0,$00*Z+0,$00*Z+0,$00*Z+0,$0A*Z+0</text:p>
          </table:table-cell>
          <table:table-cell table:number-columns-repeated="3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style-name="ce25" office:value-type="float" office:value="0" calcext:value-type="float">
            <text:p>0</text:p>
          </table:table-cell>
          <table:table-cell/>
          <table:table-cell table:formula="of:=CHAR(9)&amp;&quot;dc.b $&quot;&amp;DEC2HEX([.A11];2)&amp;&quot;*Z+&quot;&amp;[.B11]&amp;&quot;,$&quot;&amp;DEC2HEX([.C11];2)&amp;&quot;*Z+&quot;&amp;[.D11]&amp;&quot;,$&quot;&amp;DEC2HEX([.E11];2)&amp;&quot;*Z+&quot;&amp;[.F11]&amp;&quot;,$&quot;&amp;DEC2HEX([.G11];2)&amp;&quot;*Z+&quot;&amp;[.H11]&amp;&quot;,$&quot;&amp;DEC2HEX([.I11];2)&amp;&quot;*Z+&quot;&amp;[.J11]&amp;&quot;,$&quot;&amp;DEC2HEX([.K11];2)&amp;&quot;*Z+&quot;&amp;[.L11]&amp;&quot;,$&quot;&amp;DEC2HEX([.M11];2)&amp;&quot;*Z+&quot;&amp;[.N11]&amp;&quot;,$&quot;&amp;DEC2HEX([.O11];2)&amp;&quot;*Z+&quot;&amp;[.P11]&amp;&quot;,$&quot;&amp;DEC2HEX([.Q11];2)&amp;&quot;*Z+&quot;&amp;[.R11]&amp;&quot;,$&quot;&amp;DEC2HEX([.S11];2)&amp;&quot;*Z+&quot;&amp;[.T11]&amp;&quot;,$&quot;&amp;DEC2HEX([.U11];2)&amp;&quot;*Z+&quot;&amp;[.V11]&amp;&quot;,$&quot;&amp;DEC2HEX([.W11];2)&amp;&quot;*Z+&quot;&amp;[.X11]&amp;&quot;,$&quot;&amp;DEC2HEX([.Y11];2)&amp;&quot;*Z+&quot;&amp;[.Z11]&amp;&quot;,$&quot;&amp;DEC2HEX([.AA11];2)&amp;&quot;*Z+&quot;&amp;[.AB11]&amp;&quot;,$&quot;&amp;DEC2HEX([.AC11];2)&amp;&quot;*Z+&quot;&amp;[.AD11]&amp;&quot;,$&quot;&amp;DEC2HEX([.AE11];2)&amp;&quot;*Z+&quot;&amp;[.AF11]" office:value-type="string" office:string-value="&#9;dc.b $08*Z+0,$00*Z+0,$00*Z+0,$00*Z+0,$00*Z+0,$00*Z+0,$00*Z+0,$00*Z+0,$00*Z+0,$00*Z+0,$00*Z+0,$00*Z+0,$00*Z+0,$00*Z+0,$00*Z+0,$0A*Z+0" calcext:value-type="string">
            <text:p><text:tab/>dc.b $08*Z+0,$00*Z+0,$00*Z+0,$00*Z+0,$00*Z+0,$00*Z+0,$00*Z+0,$00*Z+0,$00*Z+0,$00*Z+0,$00*Z+0,$00*Z+0,$00*Z+0,$00*Z+0,$00*Z+0,$0A*Z+0</text:p>
          </table:table-cell>
          <table:table-cell table:number-columns-repeated="3"/>
        </table:table-row>
        <table:table-row table:style-name="ro1">
          <table:table-cell table:style-name="ce7" office:value-type="float" office:value="3" calcext:value-type="float">
            <text:p>3</text:p>
          </table:table-cell>
          <table:table-cell table:style-name="ce14" office:value-type="float" office:value="0" calcext:value-type="float">
            <text:p>0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0" calcext:value-type="float">
            <text:p>0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0" calcext:value-type="float">
            <text:p>0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0" calcext:value-type="float">
            <text:p>0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0" calcext:value-type="float">
            <text:p>0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0" calcext:value-type="float">
            <text:p>0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0" calcext:value-type="float">
            <text:p>0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0" calcext:value-type="float">
            <text:p>0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0" calcext:value-type="float">
            <text:p>0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0" calcext:value-type="float">
            <text:p>0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0" calcext:value-type="float">
            <text:p>0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0" calcext:value-type="float">
            <text:p>0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0" calcext:value-type="float">
            <text:p>0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0" calcext:value-type="float">
            <text:p>0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style-name="ce26" office:value-type="float" office:value="0" calcext:value-type="float">
            <text:p>0</text:p>
          </table:table-cell>
          <table:table-cell/>
          <table:table-cell table:formula="of:=CHAR(9)&amp;&quot;dc.b $&quot;&amp;DEC2HEX([.A12];2)&amp;&quot;*Z+&quot;&amp;[.B12]&amp;&quot;,$&quot;&amp;DEC2HEX([.C12];2)&amp;&quot;*Z+&quot;&amp;[.D12]&amp;&quot;,$&quot;&amp;DEC2HEX([.E12];2)&amp;&quot;*Z+&quot;&amp;[.F12]&amp;&quot;,$&quot;&amp;DEC2HEX([.G12];2)&amp;&quot;*Z+&quot;&amp;[.H12]&amp;&quot;,$&quot;&amp;DEC2HEX([.I12];2)&amp;&quot;*Z+&quot;&amp;[.J12]&amp;&quot;,$&quot;&amp;DEC2HEX([.K12];2)&amp;&quot;*Z+&quot;&amp;[.L12]&amp;&quot;,$&quot;&amp;DEC2HEX([.M12];2)&amp;&quot;*Z+&quot;&amp;[.N12]&amp;&quot;,$&quot;&amp;DEC2HEX([.O12];2)&amp;&quot;*Z+&quot;&amp;[.P12]&amp;&quot;,$&quot;&amp;DEC2HEX([.Q12];2)&amp;&quot;*Z+&quot;&amp;[.R12]&amp;&quot;,$&quot;&amp;DEC2HEX([.S12];2)&amp;&quot;*Z+&quot;&amp;[.T12]&amp;&quot;,$&quot;&amp;DEC2HEX([.U12];2)&amp;&quot;*Z+&quot;&amp;[.V12]&amp;&quot;,$&quot;&amp;DEC2HEX([.W12];2)&amp;&quot;*Z+&quot;&amp;[.X12]&amp;&quot;,$&quot;&amp;DEC2HEX([.Y12];2)&amp;&quot;*Z+&quot;&amp;[.Z12]&amp;&quot;,$&quot;&amp;DEC2HEX([.AA12];2)&amp;&quot;*Z+&quot;&amp;[.AB12]&amp;&quot;,$&quot;&amp;DEC2HEX([.AC12];2)&amp;&quot;*Z+&quot;&amp;[.AD12]&amp;&quot;,$&quot;&amp;DEC2HEX([.AE12];2)&amp;&quot;*Z+&quot;&amp;[.AF12]" office:value-type="string" office:string-value="&#9;dc.b $03*Z+0,$03*Z+0,$03*Z+0,$03*Z+0,$03*Z+0,$03*Z+0,$03*Z+0,$03*Z+0,$03*Z+0,$03*Z+0,$03*Z+0,$03*Z+0,$03*Z+0,$03*Z+0,$03*Z+0,$03*Z+0" calcext:value-type="string">
            <text:p><text:tab/>dc.b $03*Z+0,$03*Z+0,$03*Z+0,$03*Z+0,$03*Z+0,$03*Z+0,$03*Z+0,$03*Z+0,$03*Z+0,$03*Z+0,$03*Z+0,$03*Z+0,$03*Z+0,$03*Z+0,$03*Z+0,$03*Z+0</text:p>
          </table:table-cell>
          <table:table-cell table:number-columns-repeated="3"/>
        </table:table-row>
        <table:table-row table:style-name="ro1">
          <table:table-cell table:number-columns-repeated="34"/>
          <table:table-cell table:style-name="ce31" office:value-type="float" office:value="7" calcext:value-type="float">
            <text:p>7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</table:table-row>
        <table:table-row table:style-name="ro1">
          <table:table-cell table:number-columns-repeated="34"/>
          <table:table-cell table:style-name="ce31" office:value-type="float" office:value="6" calcext:value-type="float">
            <text:p>6</text:p>
          </table:table-cell>
          <table:table-cell table:style-name="ce31" office:value-type="string" calcext:value-type="string">
            <text:p>x</text:p>
          </table:table-cell>
          <table:table-cell table:style-name="ce31" office:value-type="float" office:value="2" calcext:value-type="float">
            <text:p>2</text:p>
          </table:table-cell>
        </table:table-row>
        <table:table-row table:style-name="ro1">
          <table:table-cell table:number-columns-repeated="34"/>
          <table:table-cell table:style-name="ce31" office:value-type="float" office:value="5" calcext:value-type="float">
            <text:p>5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3" calcext:value-type="float">
            <text:p>3</text:p>
          </table:table-cell>
        </table:table-row>
        <table:table-row table:style-name="ro1" table:visibility="collapse" table:number-rows-repeated="5">
          <table:table-cell table:number-columns-repeated="37"/>
        </table:table-row>
        <table:table-row table:style-name="ro2">
          <table:table-cell table:style-name="ce8" table:formula="of:=IF([.A1]=0;[$Caractères.$B$2];IF([.A1]=1;[$Caractères.$B$3];IF([.A1]=2;[$Caractères.$B$4];IF([.A1]=3;[$Caractères.$B$5];IF([.A1]=4;[$Caractères.$B$6];IF([.A1]=5;[$Caractères.$B$7];IF([.A1]=6;[$Caractères.$B$8];IF([.A1]=7;[$Caractères.$B$9];IF([.A1]=8;[$Caractères.$B$10];IF([.A1]=9;[$Caractères.$B$11];IF([.A1]=10;[$Caractères.$B$12];IF([.A1]=11;[$Caractères.$B$13];IF([.A1]=12;[$Caractères.$B$14];&quot;&quot;)))))))))))))" office:value-type="string" office:string-value="─" calcext:value-type="string">
            <text:p>─</text:p>
          </table:table-cell>
          <table:table-cell table:style-name="ce47" table:formula="of:=IF(AND([.A1]&gt;0;[.A1]&lt;4);&quot;&quot;;IF([.B1]=0;[$Caractères.$H$2];IF([.B1]=1;[$Caractères.$H$3];IF([.B1]=2;[$Caractères.$H$4];IF([.B1]=3;[$Caractères.$H$5];IF([.B1]=4;[$Caractères.$H$6];IF([.B1]=5;[$Caractères.$H$7];IF([.B1]=6;[$Caractères.$H$8];IF([.B1]=7;[$Caractères.$H$9];&quot;x&quot;)))))))))">
            <text:p/>
          </table:table-cell>
          <table:table-cell table:style-name="ce53" table:formula="of:=IF([.C1]=0;[$Caractères.$B$2];IF([.C1]=1;[$Caractères.$B$3];IF([.C1]=2;[$Caractères.$B$4];IF([.C1]=3;[$Caractères.$B$5];IF([.C1]=4;[$Caractères.$B$6];IF([.C1]=5;[$Caractères.$B$7];IF([.C1]=6;[$Caractères.$B$8];IF([.C1]=7;[$Caractères.$B$9];IF([.C1]=8;[$Caractères.$B$10];IF([.C1]=9;[$Caractères.$B$11];IF([.C1]=10;[$Caractères.$B$12];IF([.C1]=11;[$Caractères.$B$13];IF([.C1]=12;[$Caractères.$B$14];&quot;&quot;)))))))))))))" office:value-type="string" office:string-value="─" calcext:value-type="string">
            <text:p>─</text:p>
          </table:table-cell>
          <table:table-cell table:style-name="ce56" table:formula="of:=IF(AND([.C1]&gt;0;[.C1]&lt;4);&quot;&quot;;IF([.D1]=0;[$Caractères.$H$2];IF([.D1]=1;[$Caractères.$H$3];IF([.D1]=2;[$Caractères.$H$4];IF([.D1]=3;[$Caractères.$H$5];IF([.D1]=4;[$Caractères.$H$6];IF([.D1]=5;[$Caractères.$H$7];IF([.D1]=6;[$Caractères.$H$8];IF([.D1]=7;[$Caractères.$H$9];&quot;x&quot;)))))))))">
            <text:p/>
          </table:table-cell>
          <table:table-cell table:style-name="ce59" table:formula="of:=IF([.E1]=0;[$Caractères.$B$2];IF([.E1]=1;[$Caractères.$B$3];IF([.E1]=2;[$Caractères.$B$4];IF([.E1]=3;[$Caractères.$B$5];IF([.E1]=4;[$Caractères.$B$6];IF([.E1]=5;[$Caractères.$B$7];IF([.E1]=6;[$Caractères.$B$8];IF([.E1]=7;[$Caractères.$B$9];IF([.E1]=8;[$Caractères.$B$10];IF([.E1]=9;[$Caractères.$B$11];IF([.E1]=10;[$Caractères.$B$12];IF([.E1]=11;[$Caractères.$B$13];IF([.E1]=12;[$Caractères.$B$14];&quot;&quot;)))))))))))))" office:value-type="string" office:string-value="─" calcext:value-type="string">
            <text:p>─</text:p>
          </table:table-cell>
          <table:table-cell table:style-name="ce47" table:formula="of:=IF(AND([.E1]&gt;0;[.E1]&lt;4);&quot;&quot;;IF([.F1]=0;[$Caractères.$H$2];IF([.F1]=1;[$Caractères.$H$3];IF([.F1]=2;[$Caractères.$H$4];IF([.F1]=3;[$Caractères.$H$5];IF([.F1]=4;[$Caractères.$H$6];IF([.F1]=5;[$Caractères.$H$7];IF([.F1]=6;[$Caractères.$H$8];IF([.F1]=7;[$Caractères.$H$9];&quot;x&quot;)))))))))">
            <text:p/>
          </table:table-cell>
          <table:table-cell table:style-name="ce53" table:formula="of:=IF([.G1]=0;[$Caractères.$B$2];IF([.G1]=1;[$Caractères.$B$3];IF([.G1]=2;[$Caractères.$B$4];IF([.G1]=3;[$Caractères.$B$5];IF([.G1]=4;[$Caractères.$B$6];IF([.G1]=5;[$Caractères.$B$7];IF([.G1]=6;[$Caractères.$B$8];IF([.G1]=7;[$Caractères.$B$9];IF([.G1]=8;[$Caractères.$B$10];IF([.G1]=9;[$Caractères.$B$11];IF([.G1]=10;[$Caractères.$B$12];IF([.G1]=11;[$Caractères.$B$13];IF([.G1]=12;[$Caractères.$B$14];&quot;&quot;)))))))))))))" office:value-type="string" office:string-value="─" calcext:value-type="string">
            <text:p>─</text:p>
          </table:table-cell>
          <table:table-cell table:style-name="ce56" table:formula="of:=IF(AND([.G1]&gt;0;[.G1]&lt;4);&quot;&quot;;IF([.H1]=0;[$Caractères.$H$2];IF([.H1]=1;[$Caractères.$H$3];IF([.H1]=2;[$Caractères.$H$4];IF([.H1]=3;[$Caractères.$H$5];IF([.H1]=4;[$Caractères.$H$6];IF([.H1]=5;[$Caractères.$H$7];IF([.H1]=6;[$Caractères.$H$8];IF([.H1]=7;[$Caractères.$H$9];&quot;x&quot;)))))))))">
            <text:p/>
          </table:table-cell>
          <table:table-cell table:style-name="ce59" table:formula="of:=IF([.I1]=0;[$Caractères.$B$2];IF([.I1]=1;[$Caractères.$B$3];IF([.I1]=2;[$Caractères.$B$4];IF([.I1]=3;[$Caractères.$B$5];IF([.I1]=4;[$Caractères.$B$6];IF([.I1]=5;[$Caractères.$B$7];IF([.I1]=6;[$Caractères.$B$8];IF([.I1]=7;[$Caractères.$B$9];IF([.I1]=8;[$Caractères.$B$10];IF([.I1]=9;[$Caractères.$B$11];IF([.I1]=10;[$Caractères.$B$12];IF([.I1]=11;[$Caractères.$B$13];IF([.I1]=12;[$Caractères.$B$14];&quot;&quot;)))))))))))))" office:value-type="string" office:string-value="─" calcext:value-type="string">
            <text:p>─</text:p>
          </table:table-cell>
          <table:table-cell table:style-name="ce47" table:formula="of:=IF(AND([.I1]&gt;0;[.I1]&lt;4);&quot;&quot;;IF([.J1]=0;[$Caractères.$H$2];IF([.J1]=1;[$Caractères.$H$3];IF([.J1]=2;[$Caractères.$H$4];IF([.J1]=3;[$Caractères.$H$5];IF([.J1]=4;[$Caractères.$H$6];IF([.J1]=5;[$Caractères.$H$7];IF([.J1]=6;[$Caractères.$H$8];IF([.J1]=7;[$Caractères.$H$9];&quot;x&quot;)))))))))">
            <text:p/>
          </table:table-cell>
          <table:table-cell table:style-name="ce53" table:formula="of:=IF([.K1]=0;[$Caractères.$B$2];IF([.K1]=1;[$Caractères.$B$3];IF([.K1]=2;[$Caractères.$B$4];IF([.K1]=3;[$Caractères.$B$5];IF([.K1]=4;[$Caractères.$B$6];IF([.K1]=5;[$Caractères.$B$7];IF([.K1]=6;[$Caractères.$B$8];IF([.K1]=7;[$Caractères.$B$9];IF([.K1]=8;[$Caractères.$B$10];IF([.K1]=9;[$Caractères.$B$11];IF([.K1]=10;[$Caractères.$B$12];IF([.K1]=11;[$Caractères.$B$13];IF([.K1]=12;[$Caractères.$B$14];&quot;&quot;)))))))))))))" office:value-type="string" office:string-value="─" calcext:value-type="string">
            <text:p>─</text:p>
          </table:table-cell>
          <table:table-cell table:style-name="ce56" table:formula="of:=IF(AND([.K1]&gt;0;[.K1]&lt;4);&quot;&quot;;IF([.L1]=0;[$Caractères.$H$2];IF([.L1]=1;[$Caractères.$H$3];IF([.L1]=2;[$Caractères.$H$4];IF([.L1]=3;[$Caractères.$H$5];IF([.L1]=4;[$Caractères.$H$6];IF([.L1]=5;[$Caractères.$H$7];IF([.L1]=6;[$Caractères.$H$8];IF([.L1]=7;[$Caractères.$H$9];&quot;x&quot;)))))))))">
            <text:p/>
          </table:table-cell>
          <table:table-cell table:style-name="ce59" table:formula="of:=IF([.M1]=0;[$Caractères.$B$2];IF([.M1]=1;[$Caractères.$B$3];IF([.M1]=2;[$Caractères.$B$4];IF([.M1]=3;[$Caractères.$B$5];IF([.M1]=4;[$Caractères.$B$6];IF([.M1]=5;[$Caractères.$B$7];IF([.M1]=6;[$Caractères.$B$8];IF([.M1]=7;[$Caractères.$B$9];IF([.M1]=8;[$Caractères.$B$10];IF([.M1]=9;[$Caractères.$B$11];IF([.M1]=10;[$Caractères.$B$12];IF([.M1]=11;[$Caractères.$B$13];IF([.M1]=12;[$Caractères.$B$14];&quot;&quot;)))))))))))))" office:value-type="string" office:string-value="─" calcext:value-type="string">
            <text:p>─</text:p>
          </table:table-cell>
          <table:table-cell table:style-name="ce47" table:formula="of:=IF(AND([.M1]&gt;0;[.M1]&lt;4);&quot;&quot;;IF([.N1]=0;[$Caractères.$H$2];IF([.N1]=1;[$Caractères.$H$3];IF([.N1]=2;[$Caractères.$H$4];IF([.N1]=3;[$Caractères.$H$5];IF([.N1]=4;[$Caractères.$H$6];IF([.N1]=5;[$Caractères.$H$7];IF([.N1]=6;[$Caractères.$H$8];IF([.N1]=7;[$Caractères.$H$9];&quot;x&quot;)))))))))">
            <text:p/>
          </table:table-cell>
          <table:table-cell table:style-name="ce53" table:formula="of:=IF([.O1]=0;[$Caractères.$B$2];IF([.O1]=1;[$Caractères.$B$3];IF([.O1]=2;[$Caractères.$B$4];IF([.O1]=3;[$Caractères.$B$5];IF([.O1]=4;[$Caractères.$B$6];IF([.O1]=5;[$Caractères.$B$7];IF([.O1]=6;[$Caractères.$B$8];IF([.O1]=7;[$Caractères.$B$9];IF([.O1]=8;[$Caractères.$B$10];IF([.O1]=9;[$Caractères.$B$11];IF([.O1]=10;[$Caractères.$B$12];IF([.O1]=11;[$Caractères.$B$13];IF([.O1]=12;[$Caractères.$B$14];&quot;&quot;)))))))))))))" office:value-type="string" office:string-value="─" calcext:value-type="string">
            <text:p>─</text:p>
          </table:table-cell>
          <table:table-cell table:style-name="ce56" table:formula="of:=IF(AND([.O1]&gt;0;[.O1]&lt;4);&quot;&quot;;IF([.P1]=0;[$Caractères.$H$2];IF([.P1]=1;[$Caractères.$H$3];IF([.P1]=2;[$Caractères.$H$4];IF([.P1]=3;[$Caractères.$H$5];IF([.P1]=4;[$Caractères.$H$6];IF([.P1]=5;[$Caractères.$H$7];IF([.P1]=6;[$Caractères.$H$8];IF([.P1]=7;[$Caractères.$H$9];&quot;x&quot;)))))))))">
            <text:p/>
          </table:table-cell>
          <table:table-cell table:style-name="ce59" table:formula="of:=IF([.Q1]=0;[$Caractères.$B$2];IF([.Q1]=1;[$Caractères.$B$3];IF([.Q1]=2;[$Caractères.$B$4];IF([.Q1]=3;[$Caractères.$B$5];IF([.Q1]=4;[$Caractères.$B$6];IF([.Q1]=5;[$Caractères.$B$7];IF([.Q1]=6;[$Caractères.$B$8];IF([.Q1]=7;[$Caractères.$B$9];IF([.Q1]=8;[$Caractères.$B$10];IF([.Q1]=9;[$Caractères.$B$11];IF([.Q1]=10;[$Caractères.$B$12];IF([.Q1]=11;[$Caractères.$B$13];IF([.Q1]=12;[$Caractères.$B$14];&quot;&quot;)))))))))))))" office:value-type="string" office:string-value="─" calcext:value-type="string">
            <text:p>─</text:p>
          </table:table-cell>
          <table:table-cell table:style-name="ce47" table:formula="of:=IF(AND([.Q1]&gt;0;[.Q1]&lt;4);&quot;&quot;;IF([.R1]=0;[$Caractères.$H$2];IF([.R1]=1;[$Caractères.$H$3];IF([.R1]=2;[$Caractères.$H$4];IF([.R1]=3;[$Caractères.$H$5];IF([.R1]=4;[$Caractères.$H$6];IF([.R1]=5;[$Caractères.$H$7];IF([.R1]=6;[$Caractères.$H$8];IF([.R1]=7;[$Caractères.$H$9];&quot;x&quot;)))))))))">
            <text:p/>
          </table:table-cell>
          <table:table-cell table:style-name="ce53" table:formula="of:=IF([.S1]=0;[$Caractères.$B$2];IF([.S1]=1;[$Caractères.$B$3];IF([.S1]=2;[$Caractères.$B$4];IF([.S1]=3;[$Caractères.$B$5];IF([.S1]=4;[$Caractères.$B$6];IF([.S1]=5;[$Caractères.$B$7];IF([.S1]=6;[$Caractères.$B$8];IF([.S1]=7;[$Caractères.$B$9];IF([.S1]=8;[$Caractères.$B$10];IF([.S1]=9;[$Caractères.$B$11];IF([.S1]=10;[$Caractères.$B$12];IF([.S1]=11;[$Caractères.$B$13];IF([.S1]=12;[$Caractères.$B$14];&quot;&quot;)))))))))))))" office:value-type="string" office:string-value="─" calcext:value-type="string">
            <text:p>─</text:p>
          </table:table-cell>
          <table:table-cell table:style-name="ce56" table:formula="of:=IF(AND([.S1]&gt;0;[.S1]&lt;4);&quot;&quot;;IF([.T1]=0;[$Caractères.$H$2];IF([.T1]=1;[$Caractères.$H$3];IF([.T1]=2;[$Caractères.$H$4];IF([.T1]=3;[$Caractères.$H$5];IF([.T1]=4;[$Caractères.$H$6];IF([.T1]=5;[$Caractères.$H$7];IF([.T1]=6;[$Caractères.$H$8];IF([.T1]=7;[$Caractères.$H$9];&quot;x&quot;)))))))))">
            <text:p/>
          </table:table-cell>
          <table:table-cell table:style-name="ce59" table:formula="of:=IF([.U1]=0;[$Caractères.$B$2];IF([.U1]=1;[$Caractères.$B$3];IF([.U1]=2;[$Caractères.$B$4];IF([.U1]=3;[$Caractères.$B$5];IF([.U1]=4;[$Caractères.$B$6];IF([.U1]=5;[$Caractères.$B$7];IF([.U1]=6;[$Caractères.$B$8];IF([.U1]=7;[$Caractères.$B$9];IF([.U1]=8;[$Caractères.$B$10];IF([.U1]=9;[$Caractères.$B$11];IF([.U1]=10;[$Caractères.$B$12];IF([.U1]=11;[$Caractères.$B$13];IF([.U1]=12;[$Caractères.$B$14];&quot;&quot;)))))))))))))" office:value-type="string" office:string-value="─" calcext:value-type="string">
            <text:p>─</text:p>
          </table:table-cell>
          <table:table-cell table:style-name="ce47" table:formula="of:=IF(AND([.U1]&gt;0;[.U1]&lt;4);&quot;&quot;;IF([.V1]=0;[$Caractères.$H$2];IF([.V1]=1;[$Caractères.$H$3];IF([.V1]=2;[$Caractères.$H$4];IF([.V1]=3;[$Caractères.$H$5];IF([.V1]=4;[$Caractères.$H$6];IF([.V1]=5;[$Caractères.$H$7];IF([.V1]=6;[$Caractères.$H$8];IF([.V1]=7;[$Caractères.$H$9];&quot;x&quot;)))))))))">
            <text:p/>
          </table:table-cell>
          <table:table-cell table:style-name="ce53" table:formula="of:=IF([.W1]=0;[$Caractères.$B$2];IF([.W1]=1;[$Caractères.$B$3];IF([.W1]=2;[$Caractères.$B$4];IF([.W1]=3;[$Caractères.$B$5];IF([.W1]=4;[$Caractères.$B$6];IF([.W1]=5;[$Caractères.$B$7];IF([.W1]=6;[$Caractères.$B$8];IF([.W1]=7;[$Caractères.$B$9];IF([.W1]=8;[$Caractères.$B$10];IF([.W1]=9;[$Caractères.$B$11];IF([.W1]=10;[$Caractères.$B$12];IF([.W1]=11;[$Caractères.$B$13];IF([.W1]=12;[$Caractères.$B$14];&quot;&quot;)))))))))))))" office:value-type="string" office:string-value="─" calcext:value-type="string">
            <text:p>─</text:p>
          </table:table-cell>
          <table:table-cell table:style-name="ce56" table:formula="of:=IF(AND([.W1]&gt;0;[.W1]&lt;4);&quot;&quot;;IF([.X1]=0;[$Caractères.$H$2];IF([.X1]=1;[$Caractères.$H$3];IF([.X1]=2;[$Caractères.$H$4];IF([.X1]=3;[$Caractères.$H$5];IF([.X1]=4;[$Caractères.$H$6];IF([.X1]=5;[$Caractères.$H$7];IF([.X1]=6;[$Caractères.$H$8];IF([.X1]=7;[$Caractères.$H$9];&quot;x&quot;)))))))))">
            <text:p/>
          </table:table-cell>
          <table:table-cell table:style-name="ce59" table:formula="of:=IF([.Y1]=0;[$Caractères.$B$2];IF([.Y1]=1;[$Caractères.$B$3];IF([.Y1]=2;[$Caractères.$B$4];IF([.Y1]=3;[$Caractères.$B$5];IF([.Y1]=4;[$Caractères.$B$6];IF([.Y1]=5;[$Caractères.$B$7];IF([.Y1]=6;[$Caractères.$B$8];IF([.Y1]=7;[$Caractères.$B$9];IF([.Y1]=8;[$Caractères.$B$10];IF([.Y1]=9;[$Caractères.$B$11];IF([.Y1]=10;[$Caractères.$B$12];IF([.Y1]=11;[$Caractères.$B$13];IF([.Y1]=12;[$Caractères.$B$14];&quot;&quot;)))))))))))))" office:value-type="string" office:string-value="─" calcext:value-type="string">
            <text:p>─</text:p>
          </table:table-cell>
          <table:table-cell table:style-name="ce47" table:formula="of:=IF(AND([.Y1]&gt;0;[.Y1]&lt;4);&quot;&quot;;IF([.Z1]=0;[$Caractères.$H$2];IF([.Z1]=1;[$Caractères.$H$3];IF([.Z1]=2;[$Caractères.$H$4];IF([.Z1]=3;[$Caractères.$H$5];IF([.Z1]=4;[$Caractères.$H$6];IF([.Z1]=5;[$Caractères.$H$7];IF([.Z1]=6;[$Caractères.$H$8];IF([.Z1]=7;[$Caractères.$H$9];&quot;x&quot;)))))))))">
            <text:p/>
          </table:table-cell>
          <table:table-cell table:style-name="ce53" table:formula="of:=IF([.AA1]=0;[$Caractères.$B$2];IF([.AA1]=1;[$Caractères.$B$3];IF([.AA1]=2;[$Caractères.$B$4];IF([.AA1]=3;[$Caractères.$B$5];IF([.AA1]=4;[$Caractères.$B$6];IF([.AA1]=5;[$Caractères.$B$7];IF([.AA1]=6;[$Caractères.$B$8];IF([.AA1]=7;[$Caractères.$B$9];IF([.AA1]=8;[$Caractères.$B$10];IF([.AA1]=9;[$Caractères.$B$11];IF([.AA1]=10;[$Caractères.$B$12];IF([.AA1]=11;[$Caractères.$B$13];IF([.AA1]=12;[$Caractères.$B$14];&quot;&quot;)))))))))))))" office:value-type="string" office:string-value="─" calcext:value-type="string">
            <text:p>─</text:p>
          </table:table-cell>
          <table:table-cell table:style-name="ce56" table:formula="of:=IF(AND([.AA1]&gt;0;[.AA1]&lt;4);&quot;&quot;;IF([.AB1]=0;[$Caractères.$H$2];IF([.AB1]=1;[$Caractères.$H$3];IF([.AB1]=2;[$Caractères.$H$4];IF([.AB1]=3;[$Caractères.$H$5];IF([.AB1]=4;[$Caractères.$H$6];IF([.AB1]=5;[$Caractères.$H$7];IF([.AB1]=6;[$Caractères.$H$8];IF([.AB1]=7;[$Caractères.$H$9];&quot;x&quot;)))))))))">
            <text:p/>
          </table:table-cell>
          <table:table-cell table:style-name="ce59" table:formula="of:=IF([.AC1]=0;[$Caractères.$B$2];IF([.AC1]=1;[$Caractères.$B$3];IF([.AC1]=2;[$Caractères.$B$4];IF([.AC1]=3;[$Caractères.$B$5];IF([.AC1]=4;[$Caractères.$B$6];IF([.AC1]=5;[$Caractères.$B$7];IF([.AC1]=6;[$Caractères.$B$8];IF([.AC1]=7;[$Caractères.$B$9];IF([.AC1]=8;[$Caractères.$B$10];IF([.AC1]=9;[$Caractères.$B$11];IF([.AC1]=10;[$Caractères.$B$12];IF([.AC1]=11;[$Caractères.$B$13];IF([.AC1]=12;[$Caractères.$B$14];&quot;&quot;)))))))))))))" office:value-type="string" office:string-value="─" calcext:value-type="string">
            <text:p>─</text:p>
          </table:table-cell>
          <table:table-cell table:style-name="ce47" table:formula="of:=IF(AND([.AC1]&gt;0;[.AC1]&lt;4);&quot;&quot;;IF([.AD1]=0;[$Caractères.$H$2];IF([.AD1]=1;[$Caractères.$H$3];IF([.AD1]=2;[$Caractères.$H$4];IF([.AD1]=3;[$Caractères.$H$5];IF([.AD1]=4;[$Caractères.$H$6];IF([.AD1]=5;[$Caractères.$H$7];IF([.AD1]=6;[$Caractères.$H$8];IF([.AD1]=7;[$Caractères.$H$9];&quot;x&quot;)))))))))">
            <text:p/>
          </table:table-cell>
          <table:table-cell table:style-name="ce53" table:formula="of:=IF([.AE1]=0;[$Caractères.$B$2];IF([.AE1]=1;[$Caractères.$B$3];IF([.AE1]=2;[$Caractères.$B$4];IF([.AE1]=3;[$Caractères.$B$5];IF([.AE1]=4;[$Caractères.$B$6];IF([.AE1]=5;[$Caractères.$B$7];IF([.AE1]=6;[$Caractères.$B$8];IF([.AE1]=7;[$Caractères.$B$9];IF([.AE1]=8;[$Caractères.$B$10];IF([.AE1]=9;[$Caractères.$B$11];IF([.AE1]=10;[$Caractères.$B$12];IF([.AE1]=11;[$Caractères.$B$13];IF([.AE1]=12;[$Caractères.$B$14];&quot;&quot;)))))))))))))" office:value-type="string" office:string-value="─" calcext:value-type="string">
            <text:p>─</text:p>
          </table:table-cell>
          <table:table-cell table:style-name="ce65" table:formula="of:=IF(AND([.AE1]&gt;0;[.AE1]&lt;4);&quot;&quot;;IF([.AF1]=0;[$Caractères.$H$2];IF([.AF1]=1;[$Caractères.$H$3];IF([.AF1]=2;[$Caractères.$H$4];IF([.AF1]=3;[$Caractères.$H$5];IF([.AF1]=4;[$Caractères.$H$6];IF([.AF1]=5;[$Caractères.$H$7];IF([.AF1]=6;[$Caractères.$H$8];IF([.AF1]=7;[$Caractères.$H$9];&quot;x&quot;)))))))))">
            <text:p/>
          </table:table-cell>
          <table:table-cell table:number-columns-repeated="5"/>
        </table:table-row>
        <table:table-row table:style-name="ro2">
          <table:table-cell table:style-name="ce42" table:formula="of:=IF([.A2]=0;[$Caractères.$B$2];IF([.A2]=1;[$Caractères.$B$3];IF([.A2]=2;[$Caractères.$B$4];IF([.A2]=3;[$Caractères.$B$5];IF([.A2]=4;[$Caractères.$B$6];IF([.A2]=5;[$Caractères.$B$7];IF([.A2]=6;[$Caractères.$B$8];IF([.A2]=7;[$Caractères.$B$9];IF([.A2]=8;[$Caractères.$B$10];IF([.A2]=9;[$Caractères.$B$11];IF([.A2]=10;[$Caractères.$B$12];IF([.A2]=11;[$Caractères.$B$13];IF([.A2]=12;[$Caractères.$B$14];&quot;&quot;)))))))))))))" office:value-type="string" office:string-value="▎" calcext:value-type="string">
            <text:p>▎</text:p>
          </table:table-cell>
          <table:table-cell table:style-name="ce48" table:formula="of:=IF(AND([.A2]&gt;0;[.A2]&lt;4);&quot;&quot;;IF([.B2]=0;[$Caractères.$H$2];IF([.B2]=1;[$Caractères.$H$3];IF([.B2]=2;[$Caractères.$H$4];IF([.B2]=3;[$Caractères.$H$5];IF([.B2]=4;[$Caractères.$H$6];IF([.B2]=5;[$Caractères.$H$7];IF([.B2]=6;[$Caractères.$H$8];IF([.B2]=7;[$Caractères.$H$9];&quot;x&quot;)))))))))" office:value-type="string" office:string-value="h" calcext:value-type="string">
            <text:p>h</text:p>
          </table:table-cell>
          <table:table-cell table:style-name="ce54" table:formula="of:=IF([.C2]=0;[$Caractères.$B$2];IF([.C2]=1;[$Caractères.$B$3];IF([.C2]=2;[$Caractères.$B$4];IF([.C2]=3;[$Caractères.$B$5];IF([.C2]=4;[$Caractères.$B$6];IF([.C2]=5;[$Caractères.$B$7];IF([.C2]=6;[$Caractères.$B$8];IF([.C2]=7;[$Caractères.$B$9];IF([.C2]=8;[$Caractères.$B$10];IF([.C2]=9;[$Caractères.$B$11];IF([.C2]=10;[$Caractères.$B$12];IF([.C2]=11;[$Caractères.$B$13];IF([.C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2]&gt;0;[.C2]&lt;4);&quot;&quot;;IF([.D2]=0;[$Caractères.$H$2];IF([.D2]=1;[$Caractères.$H$3];IF([.D2]=2;[$Caractères.$H$4];IF([.D2]=3;[$Caractères.$H$5];IF([.D2]=4;[$Caractères.$H$6];IF([.D2]=5;[$Caractères.$H$7];IF([.D2]=6;[$Caractères.$H$8];IF([.D2]=7;[$Caractères.$H$9];&quot;x&quot;)))))))))" office:value-type="string" office:string-value="h" calcext:value-type="string">
            <text:p>h</text:p>
          </table:table-cell>
          <table:table-cell table:style-name="ce60" table:formula="of:=IF([.E2]=0;[$Caractères.$B$2];IF([.E2]=1;[$Caractères.$B$3];IF([.E2]=2;[$Caractères.$B$4];IF([.E2]=3;[$Caractères.$B$5];IF([.E2]=4;[$Caractères.$B$6];IF([.E2]=5;[$Caractères.$B$7];IF([.E2]=6;[$Caractères.$B$8];IF([.E2]=7;[$Caractères.$B$9];IF([.E2]=8;[$Caractères.$B$10];IF([.E2]=9;[$Caractères.$B$11];IF([.E2]=10;[$Caractères.$B$12];IF([.E2]=11;[$Caractères.$B$13];IF([.E2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2]&gt;0;[.E2]&lt;4);&quot;&quot;;IF([.F2]=0;[$Caractères.$H$2];IF([.F2]=1;[$Caractères.$H$3];IF([.F2]=2;[$Caractères.$H$4];IF([.F2]=3;[$Caractères.$H$5];IF([.F2]=4;[$Caractères.$H$6];IF([.F2]=5;[$Caractères.$H$7];IF([.F2]=6;[$Caractères.$H$8];IF([.F2]=7;[$Caractères.$H$9];&quot;x&quot;)))))))))" office:value-type="string" office:string-value="h" calcext:value-type="string">
            <text:p>h</text:p>
          </table:table-cell>
          <table:table-cell table:style-name="ce54" table:formula="of:=IF([.G2]=0;[$Caractères.$B$2];IF([.G2]=1;[$Caractères.$B$3];IF([.G2]=2;[$Caractères.$B$4];IF([.G2]=3;[$Caractères.$B$5];IF([.G2]=4;[$Caractères.$B$6];IF([.G2]=5;[$Caractères.$B$7];IF([.G2]=6;[$Caractères.$B$8];IF([.G2]=7;[$Caractères.$B$9];IF([.G2]=8;[$Caractères.$B$10];IF([.G2]=9;[$Caractères.$B$11];IF([.G2]=10;[$Caractères.$B$12];IF([.G2]=11;[$Caractères.$B$13];IF([.G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G2]&gt;0;[.G2]&lt;4);&quot;&quot;;IF([.H2]=0;[$Caractères.$H$2];IF([.H2]=1;[$Caractères.$H$3];IF([.H2]=2;[$Caractères.$H$4];IF([.H2]=3;[$Caractères.$H$5];IF([.H2]=4;[$Caractères.$H$6];IF([.H2]=5;[$Caractères.$H$7];IF([.H2]=6;[$Caractères.$H$8];IF([.H2]=7;[$Caractères.$H$9];&quot;x&quot;)))))))))" office:value-type="string" office:string-value="h" calcext:value-type="string">
            <text:p>h</text:p>
          </table:table-cell>
          <table:table-cell table:style-name="ce60" table:formula="of:=IF([.I2]=0;[$Caractères.$B$2];IF([.I2]=1;[$Caractères.$B$3];IF([.I2]=2;[$Caractères.$B$4];IF([.I2]=3;[$Caractères.$B$5];IF([.I2]=4;[$Caractères.$B$6];IF([.I2]=5;[$Caractères.$B$7];IF([.I2]=6;[$Caractères.$B$8];IF([.I2]=7;[$Caractères.$B$9];IF([.I2]=8;[$Caractères.$B$10];IF([.I2]=9;[$Caractères.$B$11];IF([.I2]=10;[$Caractères.$B$12];IF([.I2]=11;[$Caractères.$B$13];IF([.I2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I2]&gt;0;[.I2]&lt;4);&quot;&quot;;IF([.J2]=0;[$Caractères.$H$2];IF([.J2]=1;[$Caractères.$H$3];IF([.J2]=2;[$Caractères.$H$4];IF([.J2]=3;[$Caractères.$H$5];IF([.J2]=4;[$Caractères.$H$6];IF([.J2]=5;[$Caractères.$H$7];IF([.J2]=6;[$Caractères.$H$8];IF([.J2]=7;[$Caractères.$H$9];&quot;x&quot;)))))))))" office:value-type="string" office:string-value="h" calcext:value-type="string">
            <text:p>h</text:p>
          </table:table-cell>
          <table:table-cell table:style-name="ce54" table:formula="of:=IF([.K2]=0;[$Caractères.$B$2];IF([.K2]=1;[$Caractères.$B$3];IF([.K2]=2;[$Caractères.$B$4];IF([.K2]=3;[$Caractères.$B$5];IF([.K2]=4;[$Caractères.$B$6];IF([.K2]=5;[$Caractères.$B$7];IF([.K2]=6;[$Caractères.$B$8];IF([.K2]=7;[$Caractères.$B$9];IF([.K2]=8;[$Caractères.$B$10];IF([.K2]=9;[$Caractères.$B$11];IF([.K2]=10;[$Caractères.$B$12];IF([.K2]=11;[$Caractères.$B$13];IF([.K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K2]&gt;0;[.K2]&lt;4);&quot;&quot;;IF([.L2]=0;[$Caractères.$H$2];IF([.L2]=1;[$Caractères.$H$3];IF([.L2]=2;[$Caractères.$H$4];IF([.L2]=3;[$Caractères.$H$5];IF([.L2]=4;[$Caractères.$H$6];IF([.L2]=5;[$Caractères.$H$7];IF([.L2]=6;[$Caractères.$H$8];IF([.L2]=7;[$Caractères.$H$9];&quot;x&quot;)))))))))" office:value-type="string" office:string-value="h" calcext:value-type="string">
            <text:p>h</text:p>
          </table:table-cell>
          <table:table-cell table:style-name="ce60" table:formula="of:=IF([.M2]=0;[$Caractères.$B$2];IF([.M2]=1;[$Caractères.$B$3];IF([.M2]=2;[$Caractères.$B$4];IF([.M2]=3;[$Caractères.$B$5];IF([.M2]=4;[$Caractères.$B$6];IF([.M2]=5;[$Caractères.$B$7];IF([.M2]=6;[$Caractères.$B$8];IF([.M2]=7;[$Caractères.$B$9];IF([.M2]=8;[$Caractères.$B$10];IF([.M2]=9;[$Caractères.$B$11];IF([.M2]=10;[$Caractères.$B$12];IF([.M2]=11;[$Caractères.$B$13];IF([.M2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M2]&gt;0;[.M2]&lt;4);&quot;&quot;;IF([.N2]=0;[$Caractères.$H$2];IF([.N2]=1;[$Caractères.$H$3];IF([.N2]=2;[$Caractères.$H$4];IF([.N2]=3;[$Caractères.$H$5];IF([.N2]=4;[$Caractères.$H$6];IF([.N2]=5;[$Caractères.$H$7];IF([.N2]=6;[$Caractères.$H$8];IF([.N2]=7;[$Caractères.$H$9];&quot;x&quot;)))))))))" office:value-type="string" office:string-value="h" calcext:value-type="string">
            <text:p>h</text:p>
          </table:table-cell>
          <table:table-cell table:style-name="ce54" table:formula="of:=IF([.O2]=0;[$Caractères.$B$2];IF([.O2]=1;[$Caractères.$B$3];IF([.O2]=2;[$Caractères.$B$4];IF([.O2]=3;[$Caractères.$B$5];IF([.O2]=4;[$Caractères.$B$6];IF([.O2]=5;[$Caractères.$B$7];IF([.O2]=6;[$Caractères.$B$8];IF([.O2]=7;[$Caractères.$B$9];IF([.O2]=8;[$Caractères.$B$10];IF([.O2]=9;[$Caractères.$B$11];IF([.O2]=10;[$Caractères.$B$12];IF([.O2]=11;[$Caractères.$B$13];IF([.O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O2]&gt;0;[.O2]&lt;4);&quot;&quot;;IF([.P2]=0;[$Caractères.$H$2];IF([.P2]=1;[$Caractères.$H$3];IF([.P2]=2;[$Caractères.$H$4];IF([.P2]=3;[$Caractères.$H$5];IF([.P2]=4;[$Caractères.$H$6];IF([.P2]=5;[$Caractères.$H$7];IF([.P2]=6;[$Caractères.$H$8];IF([.P2]=7;[$Caractères.$H$9];&quot;x&quot;)))))))))" office:value-type="string" office:string-value="h" calcext:value-type="string">
            <text:p>h</text:p>
          </table:table-cell>
          <table:table-cell table:style-name="ce60" table:formula="of:=IF([.Q2]=0;[$Caractères.$B$2];IF([.Q2]=1;[$Caractères.$B$3];IF([.Q2]=2;[$Caractères.$B$4];IF([.Q2]=3;[$Caractères.$B$5];IF([.Q2]=4;[$Caractères.$B$6];IF([.Q2]=5;[$Caractères.$B$7];IF([.Q2]=6;[$Caractères.$B$8];IF([.Q2]=7;[$Caractères.$B$9];IF([.Q2]=8;[$Caractères.$B$10];IF([.Q2]=9;[$Caractères.$B$11];IF([.Q2]=10;[$Caractères.$B$12];IF([.Q2]=11;[$Caractères.$B$13];IF([.Q2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Q2]&gt;0;[.Q2]&lt;4);&quot;&quot;;IF([.R2]=0;[$Caractères.$H$2];IF([.R2]=1;[$Caractères.$H$3];IF([.R2]=2;[$Caractères.$H$4];IF([.R2]=3;[$Caractères.$H$5];IF([.R2]=4;[$Caractères.$H$6];IF([.R2]=5;[$Caractères.$H$7];IF([.R2]=6;[$Caractères.$H$8];IF([.R2]=7;[$Caractères.$H$9];&quot;x&quot;)))))))))" office:value-type="string" office:string-value="h" calcext:value-type="string">
            <text:p>h</text:p>
          </table:table-cell>
          <table:table-cell table:style-name="ce54" table:formula="of:=IF([.S2]=0;[$Caractères.$B$2];IF([.S2]=1;[$Caractères.$B$3];IF([.S2]=2;[$Caractères.$B$4];IF([.S2]=3;[$Caractères.$B$5];IF([.S2]=4;[$Caractères.$B$6];IF([.S2]=5;[$Caractères.$B$7];IF([.S2]=6;[$Caractères.$B$8];IF([.S2]=7;[$Caractères.$B$9];IF([.S2]=8;[$Caractères.$B$10];IF([.S2]=9;[$Caractères.$B$11];IF([.S2]=10;[$Caractères.$B$12];IF([.S2]=11;[$Caractères.$B$13];IF([.S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S2]&gt;0;[.S2]&lt;4);&quot;&quot;;IF([.T2]=0;[$Caractères.$H$2];IF([.T2]=1;[$Caractères.$H$3];IF([.T2]=2;[$Caractères.$H$4];IF([.T2]=3;[$Caractères.$H$5];IF([.T2]=4;[$Caractères.$H$6];IF([.T2]=5;[$Caractères.$H$7];IF([.T2]=6;[$Caractères.$H$8];IF([.T2]=7;[$Caractères.$H$9];&quot;x&quot;)))))))))" office:value-type="string" office:string-value="h" calcext:value-type="string">
            <text:p>h</text:p>
          </table:table-cell>
          <table:table-cell table:style-name="ce60" table:formula="of:=IF([.U2]=0;[$Caractères.$B$2];IF([.U2]=1;[$Caractères.$B$3];IF([.U2]=2;[$Caractères.$B$4];IF([.U2]=3;[$Caractères.$B$5];IF([.U2]=4;[$Caractères.$B$6];IF([.U2]=5;[$Caractères.$B$7];IF([.U2]=6;[$Caractères.$B$8];IF([.U2]=7;[$Caractères.$B$9];IF([.U2]=8;[$Caractères.$B$10];IF([.U2]=9;[$Caractères.$B$11];IF([.U2]=10;[$Caractères.$B$12];IF([.U2]=11;[$Caractères.$B$13];IF([.U2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U2]&gt;0;[.U2]&lt;4);&quot;&quot;;IF([.V2]=0;[$Caractères.$H$2];IF([.V2]=1;[$Caractères.$H$3];IF([.V2]=2;[$Caractères.$H$4];IF([.V2]=3;[$Caractères.$H$5];IF([.V2]=4;[$Caractères.$H$6];IF([.V2]=5;[$Caractères.$H$7];IF([.V2]=6;[$Caractères.$H$8];IF([.V2]=7;[$Caractères.$H$9];&quot;x&quot;)))))))))" office:value-type="string" office:string-value="h" calcext:value-type="string">
            <text:p>h</text:p>
          </table:table-cell>
          <table:table-cell table:style-name="ce54" table:formula="of:=IF([.W2]=0;[$Caractères.$B$2];IF([.W2]=1;[$Caractères.$B$3];IF([.W2]=2;[$Caractères.$B$4];IF([.W2]=3;[$Caractères.$B$5];IF([.W2]=4;[$Caractères.$B$6];IF([.W2]=5;[$Caractères.$B$7];IF([.W2]=6;[$Caractères.$B$8];IF([.W2]=7;[$Caractères.$B$9];IF([.W2]=8;[$Caractères.$B$10];IF([.W2]=9;[$Caractères.$B$11];IF([.W2]=10;[$Caractères.$B$12];IF([.W2]=11;[$Caractères.$B$13];IF([.W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W2]&gt;0;[.W2]&lt;4);&quot;&quot;;IF([.X2]=0;[$Caractères.$H$2];IF([.X2]=1;[$Caractères.$H$3];IF([.X2]=2;[$Caractères.$H$4];IF([.X2]=3;[$Caractères.$H$5];IF([.X2]=4;[$Caractères.$H$6];IF([.X2]=5;[$Caractères.$H$7];IF([.X2]=6;[$Caractères.$H$8];IF([.X2]=7;[$Caractères.$H$9];&quot;x&quot;)))))))))" office:value-type="string" office:string-value="h" calcext:value-type="string">
            <text:p>h</text:p>
          </table:table-cell>
          <table:table-cell table:style-name="ce60" table:formula="of:=IF([.Y2]=0;[$Caractères.$B$2];IF([.Y2]=1;[$Caractères.$B$3];IF([.Y2]=2;[$Caractères.$B$4];IF([.Y2]=3;[$Caractères.$B$5];IF([.Y2]=4;[$Caractères.$B$6];IF([.Y2]=5;[$Caractères.$B$7];IF([.Y2]=6;[$Caractères.$B$8];IF([.Y2]=7;[$Caractères.$B$9];IF([.Y2]=8;[$Caractères.$B$10];IF([.Y2]=9;[$Caractères.$B$11];IF([.Y2]=10;[$Caractères.$B$12];IF([.Y2]=11;[$Caractères.$B$13];IF([.Y2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Y2]&gt;0;[.Y2]&lt;4);&quot;&quot;;IF([.Z2]=0;[$Caractères.$H$2];IF([.Z2]=1;[$Caractères.$H$3];IF([.Z2]=2;[$Caractères.$H$4];IF([.Z2]=3;[$Caractères.$H$5];IF([.Z2]=4;[$Caractères.$H$6];IF([.Z2]=5;[$Caractères.$H$7];IF([.Z2]=6;[$Caractères.$H$8];IF([.Z2]=7;[$Caractères.$H$9];&quot;x&quot;)))))))))" office:value-type="string" office:string-value="h" calcext:value-type="string">
            <text:p>h</text:p>
          </table:table-cell>
          <table:table-cell table:style-name="ce54" table:formula="of:=IF([.AA2]=0;[$Caractères.$B$2];IF([.AA2]=1;[$Caractères.$B$3];IF([.AA2]=2;[$Caractères.$B$4];IF([.AA2]=3;[$Caractères.$B$5];IF([.AA2]=4;[$Caractères.$B$6];IF([.AA2]=5;[$Caractères.$B$7];IF([.AA2]=6;[$Caractères.$B$8];IF([.AA2]=7;[$Caractères.$B$9];IF([.AA2]=8;[$Caractères.$B$10];IF([.AA2]=9;[$Caractères.$B$11];IF([.AA2]=10;[$Caractères.$B$12];IF([.AA2]=11;[$Caractères.$B$13];IF([.AA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2]&gt;0;[.AA2]&lt;4);&quot;&quot;;IF([.AB2]=0;[$Caractères.$H$2];IF([.AB2]=1;[$Caractères.$H$3];IF([.AB2]=2;[$Caractères.$H$4];IF([.AB2]=3;[$Caractères.$H$5];IF([.AB2]=4;[$Caractères.$H$6];IF([.AB2]=5;[$Caractères.$H$7];IF([.AB2]=6;[$Caractères.$H$8];IF([.AB2]=7;[$Caractères.$H$9];&quot;x&quot;)))))))))" office:value-type="string" office:string-value="h" calcext:value-type="string">
            <text:p>h</text:p>
          </table:table-cell>
          <table:table-cell table:style-name="ce60" table:formula="of:=IF([.AC2]=0;[$Caractères.$B$2];IF([.AC2]=1;[$Caractères.$B$3];IF([.AC2]=2;[$Caractères.$B$4];IF([.AC2]=3;[$Caractères.$B$5];IF([.AC2]=4;[$Caractères.$B$6];IF([.AC2]=5;[$Caractères.$B$7];IF([.AC2]=6;[$Caractères.$B$8];IF([.AC2]=7;[$Caractères.$B$9];IF([.AC2]=8;[$Caractères.$B$10];IF([.AC2]=9;[$Caractères.$B$11];IF([.AC2]=10;[$Caractères.$B$12];IF([.AC2]=11;[$Caractères.$B$13];IF([.AC2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2]&gt;0;[.AC2]&lt;4);&quot;&quot;;IF([.AD2]=0;[$Caractères.$H$2];IF([.AD2]=1;[$Caractères.$H$3];IF([.AD2]=2;[$Caractères.$H$4];IF([.AD2]=3;[$Caractères.$H$5];IF([.AD2]=4;[$Caractères.$H$6];IF([.AD2]=5;[$Caractères.$H$7];IF([.AD2]=6;[$Caractères.$H$8];IF([.AD2]=7;[$Caractères.$H$9];&quot;x&quot;)))))))))" office:value-type="string" office:string-value="h" calcext:value-type="string">
            <text:p>h</text:p>
          </table:table-cell>
          <table:table-cell table:style-name="ce54" table:formula="of:=IF([.AE2]=0;[$Caractères.$B$2];IF([.AE2]=1;[$Caractères.$B$3];IF([.AE2]=2;[$Caractères.$B$4];IF([.AE2]=3;[$Caractères.$B$5];IF([.AE2]=4;[$Caractères.$B$6];IF([.AE2]=5;[$Caractères.$B$7];IF([.AE2]=6;[$Caractères.$B$8];IF([.AE2]=7;[$Caractères.$B$9];IF([.AE2]=8;[$Caractères.$B$10];IF([.AE2]=9;[$Caractères.$B$11];IF([.AE2]=10;[$Caractères.$B$12];IF([.AE2]=11;[$Caractères.$B$13];IF([.AE2]=12;[$Caractères.$B$14];&quot;&quot;)))))))))))))" office:value-type="string" office:string-value="" calcext:value-type="string">
            <text:p></text:p>
          </table:table-cell>
          <table:table-cell table:style-name="ce66" table:formula="of:=IF(AND([.AE2]&gt;0;[.AE2]&lt;4);&quot;&quot;;IF([.AF2]=0;[$Caractères.$H$2];IF([.AF2]=1;[$Caractères.$H$3];IF([.AF2]=2;[$Caractères.$H$4];IF([.AF2]=3;[$Caractères.$H$5];IF([.AF2]=4;[$Caractères.$H$6];IF([.AF2]=5;[$Caractères.$H$7];IF([.AF2]=6;[$Caractères.$H$8];IF([.AF2]=7;[$Caractères.$H$9];&quot;x&quot;)))))))))" office:value-type="string" office:string-value="h" calcext:value-type="string">
            <text:p>h</text:p>
          </table:table-cell>
          <table:table-cell table:number-columns-repeated="5"/>
        </table:table-row>
        <table:table-row table:style-name="ro2">
          <table:table-cell table:style-name="ce42" table:formula="of:=IF([.A3]=0;[$Caractères.$B$2];IF([.A3]=1;[$Caractères.$B$3];IF([.A3]=2;[$Caractères.$B$4];IF([.A3]=3;[$Caractères.$B$5];IF([.A3]=4;[$Caractères.$B$6];IF([.A3]=5;[$Caractères.$B$7];IF([.A3]=6;[$Caractères.$B$8];IF([.A3]=7;[$Caractères.$B$9];IF([.A3]=8;[$Caractères.$B$10];IF([.A3]=9;[$Caractères.$B$11];IF([.A3]=10;[$Caractères.$B$12];IF([.A3]=11;[$Caractères.$B$13];IF([.A3]=12;[$Caractères.$B$14];&quot;&quot;)))))))))))))" office:value-type="string" office:string-value="▎" calcext:value-type="string">
            <text:p>▎</text:p>
          </table:table-cell>
          <table:table-cell table:style-name="ce48" table:formula="of:=IF(AND([.A3]&gt;0;[.A3]&lt;4);&quot;&quot;;IF([.B3]=0;[$Caractères.$H$2];IF([.B3]=1;[$Caractères.$H$3];IF([.B3]=2;[$Caractères.$H$4];IF([.B3]=3;[$Caractères.$H$5];IF([.B3]=4;[$Caractères.$H$6];IF([.B3]=5;[$Caractères.$H$7];IF([.B3]=6;[$Caractères.$H$8];IF([.B3]=7;[$Caractères.$H$9];&quot;x&quot;)))))))))" office:value-type="string" office:string-value="h" calcext:value-type="string">
            <text:p>h</text:p>
          </table:table-cell>
          <table:table-cell table:style-name="ce54" table:formula="of:=IF([.C3]=0;[$Caractères.$B$2];IF([.C3]=1;[$Caractères.$B$3];IF([.C3]=2;[$Caractères.$B$4];IF([.C3]=3;[$Caractères.$B$5];IF([.C3]=4;[$Caractères.$B$6];IF([.C3]=5;[$Caractères.$B$7];IF([.C3]=6;[$Caractères.$B$8];IF([.C3]=7;[$Caractères.$B$9];IF([.C3]=8;[$Caractères.$B$10];IF([.C3]=9;[$Caractères.$B$11];IF([.C3]=10;[$Caractères.$B$12];IF([.C3]=11;[$Caractères.$B$13];IF([.C3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3]&gt;0;[.C3]&lt;4);&quot;&quot;;IF([.D3]=0;[$Caractères.$H$2];IF([.D3]=1;[$Caractères.$H$3];IF([.D3]=2;[$Caractères.$H$4];IF([.D3]=3;[$Caractères.$H$5];IF([.D3]=4;[$Caractères.$H$6];IF([.D3]=5;[$Caractères.$H$7];IF([.D3]=6;[$Caractères.$H$8];IF([.D3]=7;[$Caractères.$H$9];&quot;x&quot;)))))))))" office:value-type="string" office:string-value="h" calcext:value-type="string">
            <text:p>h</text:p>
          </table:table-cell>
          <table:table-cell table:style-name="ce60" table:formula="of:=IF([.E3]=0;[$Caractères.$B$2];IF([.E3]=1;[$Caractères.$B$3];IF([.E3]=2;[$Caractères.$B$4];IF([.E3]=3;[$Caractères.$B$5];IF([.E3]=4;[$Caractères.$B$6];IF([.E3]=5;[$Caractères.$B$7];IF([.E3]=6;[$Caractères.$B$8];IF([.E3]=7;[$Caractères.$B$9];IF([.E3]=8;[$Caractères.$B$10];IF([.E3]=9;[$Caractères.$B$11];IF([.E3]=10;[$Caractères.$B$12];IF([.E3]=11;[$Caractères.$B$13];IF([.E3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3]&gt;0;[.E3]&lt;4);&quot;&quot;;IF([.F3]=0;[$Caractères.$H$2];IF([.F3]=1;[$Caractères.$H$3];IF([.F3]=2;[$Caractères.$H$4];IF([.F3]=3;[$Caractères.$H$5];IF([.F3]=4;[$Caractères.$H$6];IF([.F3]=5;[$Caractères.$H$7];IF([.F3]=6;[$Caractères.$H$8];IF([.F3]=7;[$Caractères.$H$9];&quot;x&quot;)))))))))" office:value-type="string" office:string-value="h" calcext:value-type="string">
            <text:p>h</text:p>
          </table:table-cell>
          <table:table-cell table:style-name="ce54" table:formula="of:=IF([.G3]=0;[$Caractères.$B$2];IF([.G3]=1;[$Caractères.$B$3];IF([.G3]=2;[$Caractères.$B$4];IF([.G3]=3;[$Caractères.$B$5];IF([.G3]=4;[$Caractères.$B$6];IF([.G3]=5;[$Caractères.$B$7];IF([.G3]=6;[$Caractères.$B$8];IF([.G3]=7;[$Caractères.$B$9];IF([.G3]=8;[$Caractères.$B$10];IF([.G3]=9;[$Caractères.$B$11];IF([.G3]=10;[$Caractères.$B$12];IF([.G3]=11;[$Caractères.$B$13];IF([.G3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G3]&gt;0;[.G3]&lt;4);&quot;&quot;;IF([.H3]=0;[$Caractères.$H$2];IF([.H3]=1;[$Caractères.$H$3];IF([.H3]=2;[$Caractères.$H$4];IF([.H3]=3;[$Caractères.$H$5];IF([.H3]=4;[$Caractères.$H$6];IF([.H3]=5;[$Caractères.$H$7];IF([.H3]=6;[$Caractères.$H$8];IF([.H3]=7;[$Caractères.$H$9];&quot;x&quot;)))))))))" office:value-type="string" office:string-value="h" calcext:value-type="string">
            <text:p>h</text:p>
          </table:table-cell>
          <table:table-cell table:style-name="ce60" table:formula="of:=IF([.I3]=0;[$Caractères.$B$2];IF([.I3]=1;[$Caractères.$B$3];IF([.I3]=2;[$Caractères.$B$4];IF([.I3]=3;[$Caractères.$B$5];IF([.I3]=4;[$Caractères.$B$6];IF([.I3]=5;[$Caractères.$B$7];IF([.I3]=6;[$Caractères.$B$8];IF([.I3]=7;[$Caractères.$B$9];IF([.I3]=8;[$Caractères.$B$10];IF([.I3]=9;[$Caractères.$B$11];IF([.I3]=10;[$Caractères.$B$12];IF([.I3]=11;[$Caractères.$B$13];IF([.I3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I3]&gt;0;[.I3]&lt;4);&quot;&quot;;IF([.J3]=0;[$Caractères.$H$2];IF([.J3]=1;[$Caractères.$H$3];IF([.J3]=2;[$Caractères.$H$4];IF([.J3]=3;[$Caractères.$H$5];IF([.J3]=4;[$Caractères.$H$6];IF([.J3]=5;[$Caractères.$H$7];IF([.J3]=6;[$Caractères.$H$8];IF([.J3]=7;[$Caractères.$H$9];&quot;x&quot;)))))))))" office:value-type="string" office:string-value="h" calcext:value-type="string">
            <text:p>h</text:p>
          </table:table-cell>
          <table:table-cell table:style-name="ce54" table:formula="of:=IF([.K3]=0;[$Caractères.$B$2];IF([.K3]=1;[$Caractères.$B$3];IF([.K3]=2;[$Caractères.$B$4];IF([.K3]=3;[$Caractères.$B$5];IF([.K3]=4;[$Caractères.$B$6];IF([.K3]=5;[$Caractères.$B$7];IF([.K3]=6;[$Caractères.$B$8];IF([.K3]=7;[$Caractères.$B$9];IF([.K3]=8;[$Caractères.$B$10];IF([.K3]=9;[$Caractères.$B$11];IF([.K3]=10;[$Caractères.$B$12];IF([.K3]=11;[$Caractères.$B$13];IF([.K3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K3]&gt;0;[.K3]&lt;4);&quot;&quot;;IF([.L3]=0;[$Caractères.$H$2];IF([.L3]=1;[$Caractères.$H$3];IF([.L3]=2;[$Caractères.$H$4];IF([.L3]=3;[$Caractères.$H$5];IF([.L3]=4;[$Caractères.$H$6];IF([.L3]=5;[$Caractères.$H$7];IF([.L3]=6;[$Caractères.$H$8];IF([.L3]=7;[$Caractères.$H$9];&quot;x&quot;)))))))))" office:value-type="string" office:string-value="h" calcext:value-type="string">
            <text:p>h</text:p>
          </table:table-cell>
          <table:table-cell table:style-name="ce60" table:formula="of:=IF([.M3]=0;[$Caractères.$B$2];IF([.M3]=1;[$Caractères.$B$3];IF([.M3]=2;[$Caractères.$B$4];IF([.M3]=3;[$Caractères.$B$5];IF([.M3]=4;[$Caractères.$B$6];IF([.M3]=5;[$Caractères.$B$7];IF([.M3]=6;[$Caractères.$B$8];IF([.M3]=7;[$Caractères.$B$9];IF([.M3]=8;[$Caractères.$B$10];IF([.M3]=9;[$Caractères.$B$11];IF([.M3]=10;[$Caractères.$B$12];IF([.M3]=11;[$Caractères.$B$13];IF([.M3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M3]&gt;0;[.M3]&lt;4);&quot;&quot;;IF([.N3]=0;[$Caractères.$H$2];IF([.N3]=1;[$Caractères.$H$3];IF([.N3]=2;[$Caractères.$H$4];IF([.N3]=3;[$Caractères.$H$5];IF([.N3]=4;[$Caractères.$H$6];IF([.N3]=5;[$Caractères.$H$7];IF([.N3]=6;[$Caractères.$H$8];IF([.N3]=7;[$Caractères.$H$9];&quot;x&quot;)))))))))" office:value-type="string" office:string-value="h" calcext:value-type="string">
            <text:p>h</text:p>
          </table:table-cell>
          <table:table-cell table:style-name="ce54" table:formula="of:=IF([.O3]=0;[$Caractères.$B$2];IF([.O3]=1;[$Caractères.$B$3];IF([.O3]=2;[$Caractères.$B$4];IF([.O3]=3;[$Caractères.$B$5];IF([.O3]=4;[$Caractères.$B$6];IF([.O3]=5;[$Caractères.$B$7];IF([.O3]=6;[$Caractères.$B$8];IF([.O3]=7;[$Caractères.$B$9];IF([.O3]=8;[$Caractères.$B$10];IF([.O3]=9;[$Caractères.$B$11];IF([.O3]=10;[$Caractères.$B$12];IF([.O3]=11;[$Caractères.$B$13];IF([.O3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O3]&gt;0;[.O3]&lt;4);&quot;&quot;;IF([.P3]=0;[$Caractères.$H$2];IF([.P3]=1;[$Caractères.$H$3];IF([.P3]=2;[$Caractères.$H$4];IF([.P3]=3;[$Caractères.$H$5];IF([.P3]=4;[$Caractères.$H$6];IF([.P3]=5;[$Caractères.$H$7];IF([.P3]=6;[$Caractères.$H$8];IF([.P3]=7;[$Caractères.$H$9];&quot;x&quot;)))))))))" office:value-type="string" office:string-value="h" calcext:value-type="string">
            <text:p>h</text:p>
          </table:table-cell>
          <table:table-cell table:style-name="ce60" table:formula="of:=IF([.Q3]=0;[$Caractères.$B$2];IF([.Q3]=1;[$Caractères.$B$3];IF([.Q3]=2;[$Caractères.$B$4];IF([.Q3]=3;[$Caractères.$B$5];IF([.Q3]=4;[$Caractères.$B$6];IF([.Q3]=5;[$Caractères.$B$7];IF([.Q3]=6;[$Caractères.$B$8];IF([.Q3]=7;[$Caractères.$B$9];IF([.Q3]=8;[$Caractères.$B$10];IF([.Q3]=9;[$Caractères.$B$11];IF([.Q3]=10;[$Caractères.$B$12];IF([.Q3]=11;[$Caractères.$B$13];IF([.Q3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Q3]&gt;0;[.Q3]&lt;4);&quot;&quot;;IF([.R3]=0;[$Caractères.$H$2];IF([.R3]=1;[$Caractères.$H$3];IF([.R3]=2;[$Caractères.$H$4];IF([.R3]=3;[$Caractères.$H$5];IF([.R3]=4;[$Caractères.$H$6];IF([.R3]=5;[$Caractères.$H$7];IF([.R3]=6;[$Caractères.$H$8];IF([.R3]=7;[$Caractères.$H$9];&quot;x&quot;)))))))))" office:value-type="string" office:string-value="h" calcext:value-type="string">
            <text:p>h</text:p>
          </table:table-cell>
          <table:table-cell table:style-name="ce54" table:formula="of:=IF([.S3]=0;[$Caractères.$B$2];IF([.S3]=1;[$Caractères.$B$3];IF([.S3]=2;[$Caractères.$B$4];IF([.S3]=3;[$Caractères.$B$5];IF([.S3]=4;[$Caractères.$B$6];IF([.S3]=5;[$Caractères.$B$7];IF([.S3]=6;[$Caractères.$B$8];IF([.S3]=7;[$Caractères.$B$9];IF([.S3]=8;[$Caractères.$B$10];IF([.S3]=9;[$Caractères.$B$11];IF([.S3]=10;[$Caractères.$B$12];IF([.S3]=11;[$Caractères.$B$13];IF([.S3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S3]&gt;0;[.S3]&lt;4);&quot;&quot;;IF([.T3]=0;[$Caractères.$H$2];IF([.T3]=1;[$Caractères.$H$3];IF([.T3]=2;[$Caractères.$H$4];IF([.T3]=3;[$Caractères.$H$5];IF([.T3]=4;[$Caractères.$H$6];IF([.T3]=5;[$Caractères.$H$7];IF([.T3]=6;[$Caractères.$H$8];IF([.T3]=7;[$Caractères.$H$9];&quot;x&quot;)))))))))" office:value-type="string" office:string-value="h" calcext:value-type="string">
            <text:p>h</text:p>
          </table:table-cell>
          <table:table-cell table:style-name="ce60" table:formula="of:=IF([.U3]=0;[$Caractères.$B$2];IF([.U3]=1;[$Caractères.$B$3];IF([.U3]=2;[$Caractères.$B$4];IF([.U3]=3;[$Caractères.$B$5];IF([.U3]=4;[$Caractères.$B$6];IF([.U3]=5;[$Caractères.$B$7];IF([.U3]=6;[$Caractères.$B$8];IF([.U3]=7;[$Caractères.$B$9];IF([.U3]=8;[$Caractères.$B$10];IF([.U3]=9;[$Caractères.$B$11];IF([.U3]=10;[$Caractères.$B$12];IF([.U3]=11;[$Caractères.$B$13];IF([.U3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U3]&gt;0;[.U3]&lt;4);&quot;&quot;;IF([.V3]=0;[$Caractères.$H$2];IF([.V3]=1;[$Caractères.$H$3];IF([.V3]=2;[$Caractères.$H$4];IF([.V3]=3;[$Caractères.$H$5];IF([.V3]=4;[$Caractères.$H$6];IF([.V3]=5;[$Caractères.$H$7];IF([.V3]=6;[$Caractères.$H$8];IF([.V3]=7;[$Caractères.$H$9];&quot;x&quot;)))))))))" office:value-type="string" office:string-value="h" calcext:value-type="string">
            <text:p>h</text:p>
          </table:table-cell>
          <table:table-cell table:style-name="ce54" table:formula="of:=IF([.W3]=0;[$Caractères.$B$2];IF([.W3]=1;[$Caractères.$B$3];IF([.W3]=2;[$Caractères.$B$4];IF([.W3]=3;[$Caractères.$B$5];IF([.W3]=4;[$Caractères.$B$6];IF([.W3]=5;[$Caractères.$B$7];IF([.W3]=6;[$Caractères.$B$8];IF([.W3]=7;[$Caractères.$B$9];IF([.W3]=8;[$Caractères.$B$10];IF([.W3]=9;[$Caractères.$B$11];IF([.W3]=10;[$Caractères.$B$12];IF([.W3]=11;[$Caractères.$B$13];IF([.W3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W3]&gt;0;[.W3]&lt;4);&quot;&quot;;IF([.X3]=0;[$Caractères.$H$2];IF([.X3]=1;[$Caractères.$H$3];IF([.X3]=2;[$Caractères.$H$4];IF([.X3]=3;[$Caractères.$H$5];IF([.X3]=4;[$Caractères.$H$6];IF([.X3]=5;[$Caractères.$H$7];IF([.X3]=6;[$Caractères.$H$8];IF([.X3]=7;[$Caractères.$H$9];&quot;x&quot;)))))))))" office:value-type="string" office:string-value="h" calcext:value-type="string">
            <text:p>h</text:p>
          </table:table-cell>
          <table:table-cell table:style-name="ce60" table:formula="of:=IF([.Y3]=0;[$Caractères.$B$2];IF([.Y3]=1;[$Caractères.$B$3];IF([.Y3]=2;[$Caractères.$B$4];IF([.Y3]=3;[$Caractères.$B$5];IF([.Y3]=4;[$Caractères.$B$6];IF([.Y3]=5;[$Caractères.$B$7];IF([.Y3]=6;[$Caractères.$B$8];IF([.Y3]=7;[$Caractères.$B$9];IF([.Y3]=8;[$Caractères.$B$10];IF([.Y3]=9;[$Caractères.$B$11];IF([.Y3]=10;[$Caractères.$B$12];IF([.Y3]=11;[$Caractères.$B$13];IF([.Y3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Y3]&gt;0;[.Y3]&lt;4);&quot;&quot;;IF([.Z3]=0;[$Caractères.$H$2];IF([.Z3]=1;[$Caractères.$H$3];IF([.Z3]=2;[$Caractères.$H$4];IF([.Z3]=3;[$Caractères.$H$5];IF([.Z3]=4;[$Caractères.$H$6];IF([.Z3]=5;[$Caractères.$H$7];IF([.Z3]=6;[$Caractères.$H$8];IF([.Z3]=7;[$Caractères.$H$9];&quot;x&quot;)))))))))" office:value-type="string" office:string-value="h" calcext:value-type="string">
            <text:p>h</text:p>
          </table:table-cell>
          <table:table-cell table:style-name="ce54" table:formula="of:=IF([.AA3]=0;[$Caractères.$B$2];IF([.AA3]=1;[$Caractères.$B$3];IF([.AA3]=2;[$Caractères.$B$4];IF([.AA3]=3;[$Caractères.$B$5];IF([.AA3]=4;[$Caractères.$B$6];IF([.AA3]=5;[$Caractères.$B$7];IF([.AA3]=6;[$Caractères.$B$8];IF([.AA3]=7;[$Caractères.$B$9];IF([.AA3]=8;[$Caractères.$B$10];IF([.AA3]=9;[$Caractères.$B$11];IF([.AA3]=10;[$Caractères.$B$12];IF([.AA3]=11;[$Caractères.$B$13];IF([.AA3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3]&gt;0;[.AA3]&lt;4);&quot;&quot;;IF([.AB3]=0;[$Caractères.$H$2];IF([.AB3]=1;[$Caractères.$H$3];IF([.AB3]=2;[$Caractères.$H$4];IF([.AB3]=3;[$Caractères.$H$5];IF([.AB3]=4;[$Caractères.$H$6];IF([.AB3]=5;[$Caractères.$H$7];IF([.AB3]=6;[$Caractères.$H$8];IF([.AB3]=7;[$Caractères.$H$9];&quot;x&quot;)))))))))" office:value-type="string" office:string-value="h" calcext:value-type="string">
            <text:p>h</text:p>
          </table:table-cell>
          <table:table-cell table:style-name="ce60" table:formula="of:=IF([.AC3]=0;[$Caractères.$B$2];IF([.AC3]=1;[$Caractères.$B$3];IF([.AC3]=2;[$Caractères.$B$4];IF([.AC3]=3;[$Caractères.$B$5];IF([.AC3]=4;[$Caractères.$B$6];IF([.AC3]=5;[$Caractères.$B$7];IF([.AC3]=6;[$Caractères.$B$8];IF([.AC3]=7;[$Caractères.$B$9];IF([.AC3]=8;[$Caractères.$B$10];IF([.AC3]=9;[$Caractères.$B$11];IF([.AC3]=10;[$Caractères.$B$12];IF([.AC3]=11;[$Caractères.$B$13];IF([.AC3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3]&gt;0;[.AC3]&lt;4);&quot;&quot;;IF([.AD3]=0;[$Caractères.$H$2];IF([.AD3]=1;[$Caractères.$H$3];IF([.AD3]=2;[$Caractères.$H$4];IF([.AD3]=3;[$Caractères.$H$5];IF([.AD3]=4;[$Caractères.$H$6];IF([.AD3]=5;[$Caractères.$H$7];IF([.AD3]=6;[$Caractères.$H$8];IF([.AD3]=7;[$Caractères.$H$9];&quot;x&quot;)))))))))" office:value-type="string" office:string-value="h" calcext:value-type="string">
            <text:p>h</text:p>
          </table:table-cell>
          <table:table-cell table:style-name="ce54" table:formula="of:=IF([.AE3]=0;[$Caractères.$B$2];IF([.AE3]=1;[$Caractères.$B$3];IF([.AE3]=2;[$Caractères.$B$4];IF([.AE3]=3;[$Caractères.$B$5];IF([.AE3]=4;[$Caractères.$B$6];IF([.AE3]=5;[$Caractères.$B$7];IF([.AE3]=6;[$Caractères.$B$8];IF([.AE3]=7;[$Caractères.$B$9];IF([.AE3]=8;[$Caractères.$B$10];IF([.AE3]=9;[$Caractères.$B$11];IF([.AE3]=10;[$Caractères.$B$12];IF([.AE3]=11;[$Caractères.$B$13];IF([.AE3]=12;[$Caractères.$B$14];&quot;&quot;)))))))))))))" office:value-type="string" office:string-value="" calcext:value-type="string">
            <text:p></text:p>
          </table:table-cell>
          <table:table-cell table:style-name="ce66" table:formula="of:=IF(AND([.AE3]&gt;0;[.AE3]&lt;4);&quot;&quot;;IF([.AF3]=0;[$Caractères.$H$2];IF([.AF3]=1;[$Caractères.$H$3];IF([.AF3]=2;[$Caractères.$H$4];IF([.AF3]=3;[$Caractères.$H$5];IF([.AF3]=4;[$Caractères.$H$6];IF([.AF3]=5;[$Caractères.$H$7];IF([.AF3]=6;[$Caractères.$H$8];IF([.AF3]=7;[$Caractères.$H$9];&quot;x&quot;)))))))))" office:value-type="string" office:string-value="h" calcext:value-type="string">
            <text:p>h</text:p>
          </table:table-cell>
          <table:table-cell table:number-columns-repeated="5"/>
        </table:table-row>
        <table:table-row table:style-name="ro2">
          <table:table-cell table:style-name="ce42" table:formula="of:=IF([.A4]=0;[$Caractères.$B$2];IF([.A4]=1;[$Caractères.$B$3];IF([.A4]=2;[$Caractères.$B$4];IF([.A4]=3;[$Caractères.$B$5];IF([.A4]=4;[$Caractères.$B$6];IF([.A4]=5;[$Caractères.$B$7];IF([.A4]=6;[$Caractères.$B$8];IF([.A4]=7;[$Caractères.$B$9];IF([.A4]=8;[$Caractères.$B$10];IF([.A4]=9;[$Caractères.$B$11];IF([.A4]=10;[$Caractères.$B$12];IF([.A4]=11;[$Caractères.$B$13];IF([.A4]=12;[$Caractères.$B$14];&quot;&quot;)))))))))))))" office:value-type="string" office:string-value="▎" calcext:value-type="string">
            <text:p>▎</text:p>
          </table:table-cell>
          <table:table-cell table:style-name="ce48" table:formula="of:=IF(AND([.A4]&gt;0;[.A4]&lt;4);&quot;&quot;;IF([.B4]=0;[$Caractères.$H$2];IF([.B4]=1;[$Caractères.$H$3];IF([.B4]=2;[$Caractères.$H$4];IF([.B4]=3;[$Caractères.$H$5];IF([.B4]=4;[$Caractères.$H$6];IF([.B4]=5;[$Caractères.$H$7];IF([.B4]=6;[$Caractères.$H$8];IF([.B4]=7;[$Caractères.$H$9];&quot;x&quot;)))))))))" office:value-type="string" office:string-value="h" calcext:value-type="string">
            <text:p>h</text:p>
          </table:table-cell>
          <table:table-cell table:style-name="ce54" table:formula="of:=IF([.C4]=0;[$Caractères.$B$2];IF([.C4]=1;[$Caractères.$B$3];IF([.C4]=2;[$Caractères.$B$4];IF([.C4]=3;[$Caractères.$B$5];IF([.C4]=4;[$Caractères.$B$6];IF([.C4]=5;[$Caractères.$B$7];IF([.C4]=6;[$Caractères.$B$8];IF([.C4]=7;[$Caractères.$B$9];IF([.C4]=8;[$Caractères.$B$10];IF([.C4]=9;[$Caractères.$B$11];IF([.C4]=10;[$Caractères.$B$12];IF([.C4]=11;[$Caractères.$B$13];IF([.C4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4]&gt;0;[.C4]&lt;4);&quot;&quot;;IF([.D4]=0;[$Caractères.$H$2];IF([.D4]=1;[$Caractères.$H$3];IF([.D4]=2;[$Caractères.$H$4];IF([.D4]=3;[$Caractères.$H$5];IF([.D4]=4;[$Caractères.$H$6];IF([.D4]=5;[$Caractères.$H$7];IF([.D4]=6;[$Caractères.$H$8];IF([.D4]=7;[$Caractères.$H$9];&quot;x&quot;)))))))))" office:value-type="string" office:string-value="h" calcext:value-type="string">
            <text:p>h</text:p>
          </table:table-cell>
          <table:table-cell table:style-name="ce60" table:formula="of:=IF([.E4]=0;[$Caractères.$B$2];IF([.E4]=1;[$Caractères.$B$3];IF([.E4]=2;[$Caractères.$B$4];IF([.E4]=3;[$Caractères.$B$5];IF([.E4]=4;[$Caractères.$B$6];IF([.E4]=5;[$Caractères.$B$7];IF([.E4]=6;[$Caractères.$B$8];IF([.E4]=7;[$Caractères.$B$9];IF([.E4]=8;[$Caractères.$B$10];IF([.E4]=9;[$Caractères.$B$11];IF([.E4]=10;[$Caractères.$B$12];IF([.E4]=11;[$Caractères.$B$13];IF([.E4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4]&gt;0;[.E4]&lt;4);&quot;&quot;;IF([.F4]=0;[$Caractères.$H$2];IF([.F4]=1;[$Caractères.$H$3];IF([.F4]=2;[$Caractères.$H$4];IF([.F4]=3;[$Caractères.$H$5];IF([.F4]=4;[$Caractères.$H$6];IF([.F4]=5;[$Caractères.$H$7];IF([.F4]=6;[$Caractères.$H$8];IF([.F4]=7;[$Caractères.$H$9];&quot;x&quot;)))))))))" office:value-type="string" office:string-value="h" calcext:value-type="string">
            <text:p>h</text:p>
          </table:table-cell>
          <table:table-cell table:style-name="ce54" table:formula="of:=IF([.G4]=0;[$Caractères.$B$2];IF([.G4]=1;[$Caractères.$B$3];IF([.G4]=2;[$Caractères.$B$4];IF([.G4]=3;[$Caractères.$B$5];IF([.G4]=4;[$Caractères.$B$6];IF([.G4]=5;[$Caractères.$B$7];IF([.G4]=6;[$Caractères.$B$8];IF([.G4]=7;[$Caractères.$B$9];IF([.G4]=8;[$Caractères.$B$10];IF([.G4]=9;[$Caractères.$B$11];IF([.G4]=10;[$Caractères.$B$12];IF([.G4]=11;[$Caractères.$B$13];IF([.G4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G4]&gt;0;[.G4]&lt;4);&quot;&quot;;IF([.H4]=0;[$Caractères.$H$2];IF([.H4]=1;[$Caractères.$H$3];IF([.H4]=2;[$Caractères.$H$4];IF([.H4]=3;[$Caractères.$H$5];IF([.H4]=4;[$Caractères.$H$6];IF([.H4]=5;[$Caractères.$H$7];IF([.H4]=6;[$Caractères.$H$8];IF([.H4]=7;[$Caractères.$H$9];&quot;x&quot;)))))))))" office:value-type="string" office:string-value="h" calcext:value-type="string">
            <text:p>h</text:p>
          </table:table-cell>
          <table:table-cell table:style-name="ce60" table:formula="of:=IF([.I4]=0;[$Caractères.$B$2];IF([.I4]=1;[$Caractères.$B$3];IF([.I4]=2;[$Caractères.$B$4];IF([.I4]=3;[$Caractères.$B$5];IF([.I4]=4;[$Caractères.$B$6];IF([.I4]=5;[$Caractères.$B$7];IF([.I4]=6;[$Caractères.$B$8];IF([.I4]=7;[$Caractères.$B$9];IF([.I4]=8;[$Caractères.$B$10];IF([.I4]=9;[$Caractères.$B$11];IF([.I4]=10;[$Caractères.$B$12];IF([.I4]=11;[$Caractères.$B$13];IF([.I4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I4]&gt;0;[.I4]&lt;4);&quot;&quot;;IF([.J4]=0;[$Caractères.$H$2];IF([.J4]=1;[$Caractères.$H$3];IF([.J4]=2;[$Caractères.$H$4];IF([.J4]=3;[$Caractères.$H$5];IF([.J4]=4;[$Caractères.$H$6];IF([.J4]=5;[$Caractères.$H$7];IF([.J4]=6;[$Caractères.$H$8];IF([.J4]=7;[$Caractères.$H$9];&quot;x&quot;)))))))))" office:value-type="string" office:string-value="h" calcext:value-type="string">
            <text:p>h</text:p>
          </table:table-cell>
          <table:table-cell table:style-name="ce54" table:formula="of:=IF([.K4]=0;[$Caractères.$B$2];IF([.K4]=1;[$Caractères.$B$3];IF([.K4]=2;[$Caractères.$B$4];IF([.K4]=3;[$Caractères.$B$5];IF([.K4]=4;[$Caractères.$B$6];IF([.K4]=5;[$Caractères.$B$7];IF([.K4]=6;[$Caractères.$B$8];IF([.K4]=7;[$Caractères.$B$9];IF([.K4]=8;[$Caractères.$B$10];IF([.K4]=9;[$Caractères.$B$11];IF([.K4]=10;[$Caractères.$B$12];IF([.K4]=11;[$Caractères.$B$13];IF([.K4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K4]&gt;0;[.K4]&lt;4);&quot;&quot;;IF([.L4]=0;[$Caractères.$H$2];IF([.L4]=1;[$Caractères.$H$3];IF([.L4]=2;[$Caractères.$H$4];IF([.L4]=3;[$Caractères.$H$5];IF([.L4]=4;[$Caractères.$H$6];IF([.L4]=5;[$Caractères.$H$7];IF([.L4]=6;[$Caractères.$H$8];IF([.L4]=7;[$Caractères.$H$9];&quot;x&quot;)))))))))" office:value-type="string" office:string-value="h" calcext:value-type="string">
            <text:p>h</text:p>
          </table:table-cell>
          <table:table-cell table:style-name="ce60" table:formula="of:=IF([.M4]=0;[$Caractères.$B$2];IF([.M4]=1;[$Caractères.$B$3];IF([.M4]=2;[$Caractères.$B$4];IF([.M4]=3;[$Caractères.$B$5];IF([.M4]=4;[$Caractères.$B$6];IF([.M4]=5;[$Caractères.$B$7];IF([.M4]=6;[$Caractères.$B$8];IF([.M4]=7;[$Caractères.$B$9];IF([.M4]=8;[$Caractères.$B$10];IF([.M4]=9;[$Caractères.$B$11];IF([.M4]=10;[$Caractères.$B$12];IF([.M4]=11;[$Caractères.$B$13];IF([.M4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M4]&gt;0;[.M4]&lt;4);&quot;&quot;;IF([.N4]=0;[$Caractères.$H$2];IF([.N4]=1;[$Caractères.$H$3];IF([.N4]=2;[$Caractères.$H$4];IF([.N4]=3;[$Caractères.$H$5];IF([.N4]=4;[$Caractères.$H$6];IF([.N4]=5;[$Caractères.$H$7];IF([.N4]=6;[$Caractères.$H$8];IF([.N4]=7;[$Caractères.$H$9];&quot;x&quot;)))))))))" office:value-type="string" office:string-value="h" calcext:value-type="string">
            <text:p>h</text:p>
          </table:table-cell>
          <table:table-cell table:style-name="ce54" table:formula="of:=IF([.O4]=0;[$Caractères.$B$2];IF([.O4]=1;[$Caractères.$B$3];IF([.O4]=2;[$Caractères.$B$4];IF([.O4]=3;[$Caractères.$B$5];IF([.O4]=4;[$Caractères.$B$6];IF([.O4]=5;[$Caractères.$B$7];IF([.O4]=6;[$Caractères.$B$8];IF([.O4]=7;[$Caractères.$B$9];IF([.O4]=8;[$Caractères.$B$10];IF([.O4]=9;[$Caractères.$B$11];IF([.O4]=10;[$Caractères.$B$12];IF([.O4]=11;[$Caractères.$B$13];IF([.O4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O4]&gt;0;[.O4]&lt;4);&quot;&quot;;IF([.P4]=0;[$Caractères.$H$2];IF([.P4]=1;[$Caractères.$H$3];IF([.P4]=2;[$Caractères.$H$4];IF([.P4]=3;[$Caractères.$H$5];IF([.P4]=4;[$Caractères.$H$6];IF([.P4]=5;[$Caractères.$H$7];IF([.P4]=6;[$Caractères.$H$8];IF([.P4]=7;[$Caractères.$H$9];&quot;x&quot;)))))))))" office:value-type="string" office:string-value="h" calcext:value-type="string">
            <text:p>h</text:p>
          </table:table-cell>
          <table:table-cell table:style-name="ce60" table:formula="of:=IF([.Q4]=0;[$Caractères.$B$2];IF([.Q4]=1;[$Caractères.$B$3];IF([.Q4]=2;[$Caractères.$B$4];IF([.Q4]=3;[$Caractères.$B$5];IF([.Q4]=4;[$Caractères.$B$6];IF([.Q4]=5;[$Caractères.$B$7];IF([.Q4]=6;[$Caractères.$B$8];IF([.Q4]=7;[$Caractères.$B$9];IF([.Q4]=8;[$Caractères.$B$10];IF([.Q4]=9;[$Caractères.$B$11];IF([.Q4]=10;[$Caractères.$B$12];IF([.Q4]=11;[$Caractères.$B$13];IF([.Q4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Q4]&gt;0;[.Q4]&lt;4);&quot;&quot;;IF([.R4]=0;[$Caractères.$H$2];IF([.R4]=1;[$Caractères.$H$3];IF([.R4]=2;[$Caractères.$H$4];IF([.R4]=3;[$Caractères.$H$5];IF([.R4]=4;[$Caractères.$H$6];IF([.R4]=5;[$Caractères.$H$7];IF([.R4]=6;[$Caractères.$H$8];IF([.R4]=7;[$Caractères.$H$9];&quot;x&quot;)))))))))" office:value-type="string" office:string-value="h" calcext:value-type="string">
            <text:p>h</text:p>
          </table:table-cell>
          <table:table-cell table:style-name="ce54" table:formula="of:=IF([.S4]=0;[$Caractères.$B$2];IF([.S4]=1;[$Caractères.$B$3];IF([.S4]=2;[$Caractères.$B$4];IF([.S4]=3;[$Caractères.$B$5];IF([.S4]=4;[$Caractères.$B$6];IF([.S4]=5;[$Caractères.$B$7];IF([.S4]=6;[$Caractères.$B$8];IF([.S4]=7;[$Caractères.$B$9];IF([.S4]=8;[$Caractères.$B$10];IF([.S4]=9;[$Caractères.$B$11];IF([.S4]=10;[$Caractères.$B$12];IF([.S4]=11;[$Caractères.$B$13];IF([.S4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S4]&gt;0;[.S4]&lt;4);&quot;&quot;;IF([.T4]=0;[$Caractères.$H$2];IF([.T4]=1;[$Caractères.$H$3];IF([.T4]=2;[$Caractères.$H$4];IF([.T4]=3;[$Caractères.$H$5];IF([.T4]=4;[$Caractères.$H$6];IF([.T4]=5;[$Caractères.$H$7];IF([.T4]=6;[$Caractères.$H$8];IF([.T4]=7;[$Caractères.$H$9];&quot;x&quot;)))))))))" office:value-type="string" office:string-value="h" calcext:value-type="string">
            <text:p>h</text:p>
          </table:table-cell>
          <table:table-cell table:style-name="ce60" table:formula="of:=IF([.U4]=0;[$Caractères.$B$2];IF([.U4]=1;[$Caractères.$B$3];IF([.U4]=2;[$Caractères.$B$4];IF([.U4]=3;[$Caractères.$B$5];IF([.U4]=4;[$Caractères.$B$6];IF([.U4]=5;[$Caractères.$B$7];IF([.U4]=6;[$Caractères.$B$8];IF([.U4]=7;[$Caractères.$B$9];IF([.U4]=8;[$Caractères.$B$10];IF([.U4]=9;[$Caractères.$B$11];IF([.U4]=10;[$Caractères.$B$12];IF([.U4]=11;[$Caractères.$B$13];IF([.U4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U4]&gt;0;[.U4]&lt;4);&quot;&quot;;IF([.V4]=0;[$Caractères.$H$2];IF([.V4]=1;[$Caractères.$H$3];IF([.V4]=2;[$Caractères.$H$4];IF([.V4]=3;[$Caractères.$H$5];IF([.V4]=4;[$Caractères.$H$6];IF([.V4]=5;[$Caractères.$H$7];IF([.V4]=6;[$Caractères.$H$8];IF([.V4]=7;[$Caractères.$H$9];&quot;x&quot;)))))))))" office:value-type="string" office:string-value="h" calcext:value-type="string">
            <text:p>h</text:p>
          </table:table-cell>
          <table:table-cell table:style-name="ce54" table:formula="of:=IF([.W4]=0;[$Caractères.$B$2];IF([.W4]=1;[$Caractères.$B$3];IF([.W4]=2;[$Caractères.$B$4];IF([.W4]=3;[$Caractères.$B$5];IF([.W4]=4;[$Caractères.$B$6];IF([.W4]=5;[$Caractères.$B$7];IF([.W4]=6;[$Caractères.$B$8];IF([.W4]=7;[$Caractères.$B$9];IF([.W4]=8;[$Caractères.$B$10];IF([.W4]=9;[$Caractères.$B$11];IF([.W4]=10;[$Caractères.$B$12];IF([.W4]=11;[$Caractères.$B$13];IF([.W4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W4]&gt;0;[.W4]&lt;4);&quot;&quot;;IF([.X4]=0;[$Caractères.$H$2];IF([.X4]=1;[$Caractères.$H$3];IF([.X4]=2;[$Caractères.$H$4];IF([.X4]=3;[$Caractères.$H$5];IF([.X4]=4;[$Caractères.$H$6];IF([.X4]=5;[$Caractères.$H$7];IF([.X4]=6;[$Caractères.$H$8];IF([.X4]=7;[$Caractères.$H$9];&quot;x&quot;)))))))))" office:value-type="string" office:string-value="h" calcext:value-type="string">
            <text:p>h</text:p>
          </table:table-cell>
          <table:table-cell table:style-name="ce60" table:formula="of:=IF([.Y4]=0;[$Caractères.$B$2];IF([.Y4]=1;[$Caractères.$B$3];IF([.Y4]=2;[$Caractères.$B$4];IF([.Y4]=3;[$Caractères.$B$5];IF([.Y4]=4;[$Caractères.$B$6];IF([.Y4]=5;[$Caractères.$B$7];IF([.Y4]=6;[$Caractères.$B$8];IF([.Y4]=7;[$Caractères.$B$9];IF([.Y4]=8;[$Caractères.$B$10];IF([.Y4]=9;[$Caractères.$B$11];IF([.Y4]=10;[$Caractères.$B$12];IF([.Y4]=11;[$Caractères.$B$13];IF([.Y4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Y4]&gt;0;[.Y4]&lt;4);&quot;&quot;;IF([.Z4]=0;[$Caractères.$H$2];IF([.Z4]=1;[$Caractères.$H$3];IF([.Z4]=2;[$Caractères.$H$4];IF([.Z4]=3;[$Caractères.$H$5];IF([.Z4]=4;[$Caractères.$H$6];IF([.Z4]=5;[$Caractères.$H$7];IF([.Z4]=6;[$Caractères.$H$8];IF([.Z4]=7;[$Caractères.$H$9];&quot;x&quot;)))))))))" office:value-type="string" office:string-value="h" calcext:value-type="string">
            <text:p>h</text:p>
          </table:table-cell>
          <table:table-cell table:style-name="ce54" table:formula="of:=IF([.AA4]=0;[$Caractères.$B$2];IF([.AA4]=1;[$Caractères.$B$3];IF([.AA4]=2;[$Caractères.$B$4];IF([.AA4]=3;[$Caractères.$B$5];IF([.AA4]=4;[$Caractères.$B$6];IF([.AA4]=5;[$Caractères.$B$7];IF([.AA4]=6;[$Caractères.$B$8];IF([.AA4]=7;[$Caractères.$B$9];IF([.AA4]=8;[$Caractères.$B$10];IF([.AA4]=9;[$Caractères.$B$11];IF([.AA4]=10;[$Caractères.$B$12];IF([.AA4]=11;[$Caractères.$B$13];IF([.AA4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4]&gt;0;[.AA4]&lt;4);&quot;&quot;;IF([.AB4]=0;[$Caractères.$H$2];IF([.AB4]=1;[$Caractères.$H$3];IF([.AB4]=2;[$Caractères.$H$4];IF([.AB4]=3;[$Caractères.$H$5];IF([.AB4]=4;[$Caractères.$H$6];IF([.AB4]=5;[$Caractères.$H$7];IF([.AB4]=6;[$Caractères.$H$8];IF([.AB4]=7;[$Caractères.$H$9];&quot;x&quot;)))))))))" office:value-type="string" office:string-value="h" calcext:value-type="string">
            <text:p>h</text:p>
          </table:table-cell>
          <table:table-cell table:style-name="ce60" table:formula="of:=IF([.AC4]=0;[$Caractères.$B$2];IF([.AC4]=1;[$Caractères.$B$3];IF([.AC4]=2;[$Caractères.$B$4];IF([.AC4]=3;[$Caractères.$B$5];IF([.AC4]=4;[$Caractères.$B$6];IF([.AC4]=5;[$Caractères.$B$7];IF([.AC4]=6;[$Caractères.$B$8];IF([.AC4]=7;[$Caractères.$B$9];IF([.AC4]=8;[$Caractères.$B$10];IF([.AC4]=9;[$Caractères.$B$11];IF([.AC4]=10;[$Caractères.$B$12];IF([.AC4]=11;[$Caractères.$B$13];IF([.AC4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4]&gt;0;[.AC4]&lt;4);&quot;&quot;;IF([.AD4]=0;[$Caractères.$H$2];IF([.AD4]=1;[$Caractères.$H$3];IF([.AD4]=2;[$Caractères.$H$4];IF([.AD4]=3;[$Caractères.$H$5];IF([.AD4]=4;[$Caractères.$H$6];IF([.AD4]=5;[$Caractères.$H$7];IF([.AD4]=6;[$Caractères.$H$8];IF([.AD4]=7;[$Caractères.$H$9];&quot;x&quot;)))))))))" office:value-type="string" office:string-value="h" calcext:value-type="string">
            <text:p>h</text:p>
          </table:table-cell>
          <table:table-cell table:style-name="ce54" table:formula="of:=IF([.AE4]=0;[$Caractères.$B$2];IF([.AE4]=1;[$Caractères.$B$3];IF([.AE4]=2;[$Caractères.$B$4];IF([.AE4]=3;[$Caractères.$B$5];IF([.AE4]=4;[$Caractères.$B$6];IF([.AE4]=5;[$Caractères.$B$7];IF([.AE4]=6;[$Caractères.$B$8];IF([.AE4]=7;[$Caractères.$B$9];IF([.AE4]=8;[$Caractères.$B$10];IF([.AE4]=9;[$Caractères.$B$11];IF([.AE4]=10;[$Caractères.$B$12];IF([.AE4]=11;[$Caractères.$B$13];IF([.AE4]=12;[$Caractères.$B$14];&quot;&quot;)))))))))))))" office:value-type="string" office:string-value="" calcext:value-type="string">
            <text:p></text:p>
          </table:table-cell>
          <table:table-cell table:style-name="ce66" table:formula="of:=IF(AND([.AE4]&gt;0;[.AE4]&lt;4);&quot;&quot;;IF([.AF4]=0;[$Caractères.$H$2];IF([.AF4]=1;[$Caractères.$H$3];IF([.AF4]=2;[$Caractères.$H$4];IF([.AF4]=3;[$Caractères.$H$5];IF([.AF4]=4;[$Caractères.$H$6];IF([.AF4]=5;[$Caractères.$H$7];IF([.AF4]=6;[$Caractères.$H$8];IF([.AF4]=7;[$Caractères.$H$9];&quot;x&quot;)))))))))" office:value-type="string" office:string-value="h" calcext:value-type="string">
            <text:p>h</text:p>
          </table:table-cell>
          <table:table-cell/>
          <table:table-cell table:style-name="ce30"/>
          <table:table-cell table:number-columns-repeated="3"/>
        </table:table-row>
        <table:table-row table:style-name="ro2">
          <table:table-cell table:style-name="ce42" table:formula="of:=IF([.A5]=0;[$Caractères.$B$2];IF([.A5]=1;[$Caractères.$B$3];IF([.A5]=2;[$Caractères.$B$4];IF([.A5]=3;[$Caractères.$B$5];IF([.A5]=4;[$Caractères.$B$6];IF([.A5]=5;[$Caractères.$B$7];IF([.A5]=6;[$Caractères.$B$8];IF([.A5]=7;[$Caractères.$B$9];IF([.A5]=8;[$Caractères.$B$10];IF([.A5]=9;[$Caractères.$B$11];IF([.A5]=10;[$Caractères.$B$12];IF([.A5]=11;[$Caractères.$B$13];IF([.A5]=12;[$Caractères.$B$14];&quot;&quot;)))))))))))))" office:value-type="string" office:string-value="▎" calcext:value-type="string">
            <text:p>▎</text:p>
          </table:table-cell>
          <table:table-cell table:style-name="ce48" table:formula="of:=IF(AND([.A5]&gt;0;[.A5]&lt;4);&quot;&quot;;IF([.B5]=0;[$Caractères.$H$2];IF([.B5]=1;[$Caractères.$H$3];IF([.B5]=2;[$Caractères.$H$4];IF([.B5]=3;[$Caractères.$H$5];IF([.B5]=4;[$Caractères.$H$6];IF([.B5]=5;[$Caractères.$H$7];IF([.B5]=6;[$Caractères.$H$8];IF([.B5]=7;[$Caractères.$H$9];&quot;x&quot;)))))))))" office:value-type="string" office:string-value="h" calcext:value-type="string">
            <text:p>h</text:p>
          </table:table-cell>
          <table:table-cell table:style-name="ce54" table:formula="of:=IF([.C5]=0;[$Caractères.$B$2];IF([.C5]=1;[$Caractères.$B$3];IF([.C5]=2;[$Caractères.$B$4];IF([.C5]=3;[$Caractères.$B$5];IF([.C5]=4;[$Caractères.$B$6];IF([.C5]=5;[$Caractères.$B$7];IF([.C5]=6;[$Caractères.$B$8];IF([.C5]=7;[$Caractères.$B$9];IF([.C5]=8;[$Caractères.$B$10];IF([.C5]=9;[$Caractères.$B$11];IF([.C5]=10;[$Caractères.$B$12];IF([.C5]=11;[$Caractères.$B$13];IF([.C5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5]&gt;0;[.C5]&lt;4);&quot;&quot;;IF([.D5]=0;[$Caractères.$H$2];IF([.D5]=1;[$Caractères.$H$3];IF([.D5]=2;[$Caractères.$H$4];IF([.D5]=3;[$Caractères.$H$5];IF([.D5]=4;[$Caractères.$H$6];IF([.D5]=5;[$Caractères.$H$7];IF([.D5]=6;[$Caractères.$H$8];IF([.D5]=7;[$Caractères.$H$9];&quot;x&quot;)))))))))" office:value-type="string" office:string-value="h" calcext:value-type="string">
            <text:p>h</text:p>
          </table:table-cell>
          <table:table-cell table:style-name="ce60" table:formula="of:=IF([.E5]=0;[$Caractères.$B$2];IF([.E5]=1;[$Caractères.$B$3];IF([.E5]=2;[$Caractères.$B$4];IF([.E5]=3;[$Caractères.$B$5];IF([.E5]=4;[$Caractères.$B$6];IF([.E5]=5;[$Caractères.$B$7];IF([.E5]=6;[$Caractères.$B$8];IF([.E5]=7;[$Caractères.$B$9];IF([.E5]=8;[$Caractères.$B$10];IF([.E5]=9;[$Caractères.$B$11];IF([.E5]=10;[$Caractères.$B$12];IF([.E5]=11;[$Caractères.$B$13];IF([.E5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5]&gt;0;[.E5]&lt;4);&quot;&quot;;IF([.F5]=0;[$Caractères.$H$2];IF([.F5]=1;[$Caractères.$H$3];IF([.F5]=2;[$Caractères.$H$4];IF([.F5]=3;[$Caractères.$H$5];IF([.F5]=4;[$Caractères.$H$6];IF([.F5]=5;[$Caractères.$H$7];IF([.F5]=6;[$Caractères.$H$8];IF([.F5]=7;[$Caractères.$H$9];&quot;x&quot;)))))))))" office:value-type="string" office:string-value="h" calcext:value-type="string">
            <text:p>h</text:p>
          </table:table-cell>
          <table:table-cell table:style-name="ce54" table:formula="of:=IF([.G5]=0;[$Caractères.$B$2];IF([.G5]=1;[$Caractères.$B$3];IF([.G5]=2;[$Caractères.$B$4];IF([.G5]=3;[$Caractères.$B$5];IF([.G5]=4;[$Caractères.$B$6];IF([.G5]=5;[$Caractères.$B$7];IF([.G5]=6;[$Caractères.$B$8];IF([.G5]=7;[$Caractères.$B$9];IF([.G5]=8;[$Caractères.$B$10];IF([.G5]=9;[$Caractères.$B$11];IF([.G5]=10;[$Caractères.$B$12];IF([.G5]=11;[$Caractères.$B$13];IF([.G5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G5]&gt;0;[.G5]&lt;4);&quot;&quot;;IF([.H5]=0;[$Caractères.$H$2];IF([.H5]=1;[$Caractères.$H$3];IF([.H5]=2;[$Caractères.$H$4];IF([.H5]=3;[$Caractères.$H$5];IF([.H5]=4;[$Caractères.$H$6];IF([.H5]=5;[$Caractères.$H$7];IF([.H5]=6;[$Caractères.$H$8];IF([.H5]=7;[$Caractères.$H$9];&quot;x&quot;)))))))))" office:value-type="string" office:string-value="h" calcext:value-type="string">
            <text:p>h</text:p>
          </table:table-cell>
          <table:table-cell table:style-name="ce60" table:formula="of:=IF([.I5]=0;[$Caractères.$B$2];IF([.I5]=1;[$Caractères.$B$3];IF([.I5]=2;[$Caractères.$B$4];IF([.I5]=3;[$Caractères.$B$5];IF([.I5]=4;[$Caractères.$B$6];IF([.I5]=5;[$Caractères.$B$7];IF([.I5]=6;[$Caractères.$B$8];IF([.I5]=7;[$Caractères.$B$9];IF([.I5]=8;[$Caractères.$B$10];IF([.I5]=9;[$Caractères.$B$11];IF([.I5]=10;[$Caractères.$B$12];IF([.I5]=11;[$Caractères.$B$13];IF([.I5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I5]&gt;0;[.I5]&lt;4);&quot;&quot;;IF([.J5]=0;[$Caractères.$H$2];IF([.J5]=1;[$Caractères.$H$3];IF([.J5]=2;[$Caractères.$H$4];IF([.J5]=3;[$Caractères.$H$5];IF([.J5]=4;[$Caractères.$H$6];IF([.J5]=5;[$Caractères.$H$7];IF([.J5]=6;[$Caractères.$H$8];IF([.J5]=7;[$Caractères.$H$9];&quot;x&quot;)))))))))" office:value-type="string" office:string-value="h" calcext:value-type="string">
            <text:p>h</text:p>
          </table:table-cell>
          <table:table-cell table:style-name="ce54" table:formula="of:=IF([.K5]=0;[$Caractères.$B$2];IF([.K5]=1;[$Caractères.$B$3];IF([.K5]=2;[$Caractères.$B$4];IF([.K5]=3;[$Caractères.$B$5];IF([.K5]=4;[$Caractères.$B$6];IF([.K5]=5;[$Caractères.$B$7];IF([.K5]=6;[$Caractères.$B$8];IF([.K5]=7;[$Caractères.$B$9];IF([.K5]=8;[$Caractères.$B$10];IF([.K5]=9;[$Caractères.$B$11];IF([.K5]=10;[$Caractères.$B$12];IF([.K5]=11;[$Caractères.$B$13];IF([.K5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K5]&gt;0;[.K5]&lt;4);&quot;&quot;;IF([.L5]=0;[$Caractères.$H$2];IF([.L5]=1;[$Caractères.$H$3];IF([.L5]=2;[$Caractères.$H$4];IF([.L5]=3;[$Caractères.$H$5];IF([.L5]=4;[$Caractères.$H$6];IF([.L5]=5;[$Caractères.$H$7];IF([.L5]=6;[$Caractères.$H$8];IF([.L5]=7;[$Caractères.$H$9];&quot;x&quot;)))))))))" office:value-type="string" office:string-value="h" calcext:value-type="string">
            <text:p>h</text:p>
          </table:table-cell>
          <table:table-cell table:style-name="ce60" table:formula="of:=IF([.M5]=0;[$Caractères.$B$2];IF([.M5]=1;[$Caractères.$B$3];IF([.M5]=2;[$Caractères.$B$4];IF([.M5]=3;[$Caractères.$B$5];IF([.M5]=4;[$Caractères.$B$6];IF([.M5]=5;[$Caractères.$B$7];IF([.M5]=6;[$Caractères.$B$8];IF([.M5]=7;[$Caractères.$B$9];IF([.M5]=8;[$Caractères.$B$10];IF([.M5]=9;[$Caractères.$B$11];IF([.M5]=10;[$Caractères.$B$12];IF([.M5]=11;[$Caractères.$B$13];IF([.M5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M5]&gt;0;[.M5]&lt;4);&quot;&quot;;IF([.N5]=0;[$Caractères.$H$2];IF([.N5]=1;[$Caractères.$H$3];IF([.N5]=2;[$Caractères.$H$4];IF([.N5]=3;[$Caractères.$H$5];IF([.N5]=4;[$Caractères.$H$6];IF([.N5]=5;[$Caractères.$H$7];IF([.N5]=6;[$Caractères.$H$8];IF([.N5]=7;[$Caractères.$H$9];&quot;x&quot;)))))))))" office:value-type="string" office:string-value="h" calcext:value-type="string">
            <text:p>h</text:p>
          </table:table-cell>
          <table:table-cell table:style-name="ce54" table:formula="of:=IF([.O5]=0;[$Caractères.$B$2];IF([.O5]=1;[$Caractères.$B$3];IF([.O5]=2;[$Caractères.$B$4];IF([.O5]=3;[$Caractères.$B$5];IF([.O5]=4;[$Caractères.$B$6];IF([.O5]=5;[$Caractères.$B$7];IF([.O5]=6;[$Caractères.$B$8];IF([.O5]=7;[$Caractères.$B$9];IF([.O5]=8;[$Caractères.$B$10];IF([.O5]=9;[$Caractères.$B$11];IF([.O5]=10;[$Caractères.$B$12];IF([.O5]=11;[$Caractères.$B$13];IF([.O5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O5]&gt;0;[.O5]&lt;4);&quot;&quot;;IF([.P5]=0;[$Caractères.$H$2];IF([.P5]=1;[$Caractères.$H$3];IF([.P5]=2;[$Caractères.$H$4];IF([.P5]=3;[$Caractères.$H$5];IF([.P5]=4;[$Caractères.$H$6];IF([.P5]=5;[$Caractères.$H$7];IF([.P5]=6;[$Caractères.$H$8];IF([.P5]=7;[$Caractères.$H$9];&quot;x&quot;)))))))))" office:value-type="string" office:string-value="h" calcext:value-type="string">
            <text:p>h</text:p>
          </table:table-cell>
          <table:table-cell table:style-name="ce60" table:formula="of:=IF([.Q5]=0;[$Caractères.$B$2];IF([.Q5]=1;[$Caractères.$B$3];IF([.Q5]=2;[$Caractères.$B$4];IF([.Q5]=3;[$Caractères.$B$5];IF([.Q5]=4;[$Caractères.$B$6];IF([.Q5]=5;[$Caractères.$B$7];IF([.Q5]=6;[$Caractères.$B$8];IF([.Q5]=7;[$Caractères.$B$9];IF([.Q5]=8;[$Caractères.$B$10];IF([.Q5]=9;[$Caractères.$B$11];IF([.Q5]=10;[$Caractères.$B$12];IF([.Q5]=11;[$Caractères.$B$13];IF([.Q5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Q5]&gt;0;[.Q5]&lt;4);&quot;&quot;;IF([.R5]=0;[$Caractères.$H$2];IF([.R5]=1;[$Caractères.$H$3];IF([.R5]=2;[$Caractères.$H$4];IF([.R5]=3;[$Caractères.$H$5];IF([.R5]=4;[$Caractères.$H$6];IF([.R5]=5;[$Caractères.$H$7];IF([.R5]=6;[$Caractères.$H$8];IF([.R5]=7;[$Caractères.$H$9];&quot;x&quot;)))))))))" office:value-type="string" office:string-value="h" calcext:value-type="string">
            <text:p>h</text:p>
          </table:table-cell>
          <table:table-cell table:style-name="ce54" table:formula="of:=IF([.S5]=0;[$Caractères.$B$2];IF([.S5]=1;[$Caractères.$B$3];IF([.S5]=2;[$Caractères.$B$4];IF([.S5]=3;[$Caractères.$B$5];IF([.S5]=4;[$Caractères.$B$6];IF([.S5]=5;[$Caractères.$B$7];IF([.S5]=6;[$Caractères.$B$8];IF([.S5]=7;[$Caractères.$B$9];IF([.S5]=8;[$Caractères.$B$10];IF([.S5]=9;[$Caractères.$B$11];IF([.S5]=10;[$Caractères.$B$12];IF([.S5]=11;[$Caractères.$B$13];IF([.S5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S5]&gt;0;[.S5]&lt;4);&quot;&quot;;IF([.T5]=0;[$Caractères.$H$2];IF([.T5]=1;[$Caractères.$H$3];IF([.T5]=2;[$Caractères.$H$4];IF([.T5]=3;[$Caractères.$H$5];IF([.T5]=4;[$Caractères.$H$6];IF([.T5]=5;[$Caractères.$H$7];IF([.T5]=6;[$Caractères.$H$8];IF([.T5]=7;[$Caractères.$H$9];&quot;x&quot;)))))))))" office:value-type="string" office:string-value="h" calcext:value-type="string">
            <text:p>h</text:p>
          </table:table-cell>
          <table:table-cell table:style-name="ce60" table:formula="of:=IF([.U5]=0;[$Caractères.$B$2];IF([.U5]=1;[$Caractères.$B$3];IF([.U5]=2;[$Caractères.$B$4];IF([.U5]=3;[$Caractères.$B$5];IF([.U5]=4;[$Caractères.$B$6];IF([.U5]=5;[$Caractères.$B$7];IF([.U5]=6;[$Caractères.$B$8];IF([.U5]=7;[$Caractères.$B$9];IF([.U5]=8;[$Caractères.$B$10];IF([.U5]=9;[$Caractères.$B$11];IF([.U5]=10;[$Caractères.$B$12];IF([.U5]=11;[$Caractères.$B$13];IF([.U5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U5]&gt;0;[.U5]&lt;4);&quot;&quot;;IF([.V5]=0;[$Caractères.$H$2];IF([.V5]=1;[$Caractères.$H$3];IF([.V5]=2;[$Caractères.$H$4];IF([.V5]=3;[$Caractères.$H$5];IF([.V5]=4;[$Caractères.$H$6];IF([.V5]=5;[$Caractères.$H$7];IF([.V5]=6;[$Caractères.$H$8];IF([.V5]=7;[$Caractères.$H$9];&quot;x&quot;)))))))))" office:value-type="string" office:string-value="h" calcext:value-type="string">
            <text:p>h</text:p>
          </table:table-cell>
          <table:table-cell table:style-name="ce54" table:formula="of:=IF([.W5]=0;[$Caractères.$B$2];IF([.W5]=1;[$Caractères.$B$3];IF([.W5]=2;[$Caractères.$B$4];IF([.W5]=3;[$Caractères.$B$5];IF([.W5]=4;[$Caractères.$B$6];IF([.W5]=5;[$Caractères.$B$7];IF([.W5]=6;[$Caractères.$B$8];IF([.W5]=7;[$Caractères.$B$9];IF([.W5]=8;[$Caractères.$B$10];IF([.W5]=9;[$Caractères.$B$11];IF([.W5]=10;[$Caractères.$B$12];IF([.W5]=11;[$Caractères.$B$13];IF([.W5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W5]&gt;0;[.W5]&lt;4);&quot;&quot;;IF([.X5]=0;[$Caractères.$H$2];IF([.X5]=1;[$Caractères.$H$3];IF([.X5]=2;[$Caractères.$H$4];IF([.X5]=3;[$Caractères.$H$5];IF([.X5]=4;[$Caractères.$H$6];IF([.X5]=5;[$Caractères.$H$7];IF([.X5]=6;[$Caractères.$H$8];IF([.X5]=7;[$Caractères.$H$9];&quot;x&quot;)))))))))" office:value-type="string" office:string-value="h" calcext:value-type="string">
            <text:p>h</text:p>
          </table:table-cell>
          <table:table-cell table:style-name="ce60" table:formula="of:=IF([.Y5]=0;[$Caractères.$B$2];IF([.Y5]=1;[$Caractères.$B$3];IF([.Y5]=2;[$Caractères.$B$4];IF([.Y5]=3;[$Caractères.$B$5];IF([.Y5]=4;[$Caractères.$B$6];IF([.Y5]=5;[$Caractères.$B$7];IF([.Y5]=6;[$Caractères.$B$8];IF([.Y5]=7;[$Caractères.$B$9];IF([.Y5]=8;[$Caractères.$B$10];IF([.Y5]=9;[$Caractères.$B$11];IF([.Y5]=10;[$Caractères.$B$12];IF([.Y5]=11;[$Caractères.$B$13];IF([.Y5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Y5]&gt;0;[.Y5]&lt;4);&quot;&quot;;IF([.Z5]=0;[$Caractères.$H$2];IF([.Z5]=1;[$Caractères.$H$3];IF([.Z5]=2;[$Caractères.$H$4];IF([.Z5]=3;[$Caractères.$H$5];IF([.Z5]=4;[$Caractères.$H$6];IF([.Z5]=5;[$Caractères.$H$7];IF([.Z5]=6;[$Caractères.$H$8];IF([.Z5]=7;[$Caractères.$H$9];&quot;x&quot;)))))))))" office:value-type="string" office:string-value="h" calcext:value-type="string">
            <text:p>h</text:p>
          </table:table-cell>
          <table:table-cell table:style-name="ce54" table:formula="of:=IF([.AA5]=0;[$Caractères.$B$2];IF([.AA5]=1;[$Caractères.$B$3];IF([.AA5]=2;[$Caractères.$B$4];IF([.AA5]=3;[$Caractères.$B$5];IF([.AA5]=4;[$Caractères.$B$6];IF([.AA5]=5;[$Caractères.$B$7];IF([.AA5]=6;[$Caractères.$B$8];IF([.AA5]=7;[$Caractères.$B$9];IF([.AA5]=8;[$Caractères.$B$10];IF([.AA5]=9;[$Caractères.$B$11];IF([.AA5]=10;[$Caractères.$B$12];IF([.AA5]=11;[$Caractères.$B$13];IF([.AA5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5]&gt;0;[.AA5]&lt;4);&quot;&quot;;IF([.AB5]=0;[$Caractères.$H$2];IF([.AB5]=1;[$Caractères.$H$3];IF([.AB5]=2;[$Caractères.$H$4];IF([.AB5]=3;[$Caractères.$H$5];IF([.AB5]=4;[$Caractères.$H$6];IF([.AB5]=5;[$Caractères.$H$7];IF([.AB5]=6;[$Caractères.$H$8];IF([.AB5]=7;[$Caractères.$H$9];&quot;x&quot;)))))))))" office:value-type="string" office:string-value="h" calcext:value-type="string">
            <text:p>h</text:p>
          </table:table-cell>
          <table:table-cell table:style-name="ce60" table:formula="of:=IF([.AC5]=0;[$Caractères.$B$2];IF([.AC5]=1;[$Caractères.$B$3];IF([.AC5]=2;[$Caractères.$B$4];IF([.AC5]=3;[$Caractères.$B$5];IF([.AC5]=4;[$Caractères.$B$6];IF([.AC5]=5;[$Caractères.$B$7];IF([.AC5]=6;[$Caractères.$B$8];IF([.AC5]=7;[$Caractères.$B$9];IF([.AC5]=8;[$Caractères.$B$10];IF([.AC5]=9;[$Caractères.$B$11];IF([.AC5]=10;[$Caractères.$B$12];IF([.AC5]=11;[$Caractères.$B$13];IF([.AC5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5]&gt;0;[.AC5]&lt;4);&quot;&quot;;IF([.AD5]=0;[$Caractères.$H$2];IF([.AD5]=1;[$Caractères.$H$3];IF([.AD5]=2;[$Caractères.$H$4];IF([.AD5]=3;[$Caractères.$H$5];IF([.AD5]=4;[$Caractères.$H$6];IF([.AD5]=5;[$Caractères.$H$7];IF([.AD5]=6;[$Caractères.$H$8];IF([.AD5]=7;[$Caractères.$H$9];&quot;x&quot;)))))))))" office:value-type="string" office:string-value="h" calcext:value-type="string">
            <text:p>h</text:p>
          </table:table-cell>
          <table:table-cell table:style-name="ce54" table:formula="of:=IF([.AE5]=0;[$Caractères.$B$2];IF([.AE5]=1;[$Caractères.$B$3];IF([.AE5]=2;[$Caractères.$B$4];IF([.AE5]=3;[$Caractères.$B$5];IF([.AE5]=4;[$Caractères.$B$6];IF([.AE5]=5;[$Caractères.$B$7];IF([.AE5]=6;[$Caractères.$B$8];IF([.AE5]=7;[$Caractères.$B$9];IF([.AE5]=8;[$Caractères.$B$10];IF([.AE5]=9;[$Caractères.$B$11];IF([.AE5]=10;[$Caractères.$B$12];IF([.AE5]=11;[$Caractères.$B$13];IF([.AE5]=12;[$Caractères.$B$14];&quot;&quot;)))))))))))))" office:value-type="string" office:string-value="" calcext:value-type="string">
            <text:p></text:p>
          </table:table-cell>
          <table:table-cell table:style-name="ce66" table:formula="of:=IF(AND([.AE5]&gt;0;[.AE5]&lt;4);&quot;&quot;;IF([.AF5]=0;[$Caractères.$H$2];IF([.AF5]=1;[$Caractères.$H$3];IF([.AF5]=2;[$Caractères.$H$4];IF([.AF5]=3;[$Caractères.$H$5];IF([.AF5]=4;[$Caractères.$H$6];IF([.AF5]=5;[$Caractères.$H$7];IF([.AF5]=6;[$Caractères.$H$8];IF([.AF5]=7;[$Caractères.$H$9];&quot;x&quot;)))))))))" office:value-type="string" office:string-value="h" calcext:value-type="string">
            <text:p>h</text:p>
          </table:table-cell>
          <table:table-cell table:number-columns-repeated="5"/>
        </table:table-row>
        <table:table-row table:style-name="ro2">
          <table:table-cell table:style-name="ce42" table:formula="of:=IF([.A6]=0;[$Caractères.$B$2];IF([.A6]=1;[$Caractères.$B$3];IF([.A6]=2;[$Caractères.$B$4];IF([.A6]=3;[$Caractères.$B$5];IF([.A6]=4;[$Caractères.$B$6];IF([.A6]=5;[$Caractères.$B$7];IF([.A6]=6;[$Caractères.$B$8];IF([.A6]=7;[$Caractères.$B$9];IF([.A6]=8;[$Caractères.$B$10];IF([.A6]=9;[$Caractères.$B$11];IF([.A6]=10;[$Caractères.$B$12];IF([.A6]=11;[$Caractères.$B$13];IF([.A6]=12;[$Caractères.$B$14];&quot;&quot;)))))))))))))" office:value-type="string" office:string-value="▎" calcext:value-type="string">
            <text:p>▎</text:p>
          </table:table-cell>
          <table:table-cell table:style-name="ce48" table:formula="of:=IF(AND([.A6]&gt;0;[.A6]&lt;4);&quot;&quot;;IF([.B6]=0;[$Caractères.$H$2];IF([.B6]=1;[$Caractères.$H$3];IF([.B6]=2;[$Caractères.$H$4];IF([.B6]=3;[$Caractères.$H$5];IF([.B6]=4;[$Caractères.$H$6];IF([.B6]=5;[$Caractères.$H$7];IF([.B6]=6;[$Caractères.$H$8];IF([.B6]=7;[$Caractères.$H$9];&quot;x&quot;)))))))))" office:value-type="string" office:string-value="h" calcext:value-type="string">
            <text:p>h</text:p>
          </table:table-cell>
          <table:table-cell table:style-name="ce54" table:formula="of:=IF([.C6]=0;[$Caractères.$B$2];IF([.C6]=1;[$Caractères.$B$3];IF([.C6]=2;[$Caractères.$B$4];IF([.C6]=3;[$Caractères.$B$5];IF([.C6]=4;[$Caractères.$B$6];IF([.C6]=5;[$Caractères.$B$7];IF([.C6]=6;[$Caractères.$B$8];IF([.C6]=7;[$Caractères.$B$9];IF([.C6]=8;[$Caractères.$B$10];IF([.C6]=9;[$Caractères.$B$11];IF([.C6]=10;[$Caractères.$B$12];IF([.C6]=11;[$Caractères.$B$13];IF([.C6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6]&gt;0;[.C6]&lt;4);&quot;&quot;;IF([.D6]=0;[$Caractères.$H$2];IF([.D6]=1;[$Caractères.$H$3];IF([.D6]=2;[$Caractères.$H$4];IF([.D6]=3;[$Caractères.$H$5];IF([.D6]=4;[$Caractères.$H$6];IF([.D6]=5;[$Caractères.$H$7];IF([.D6]=6;[$Caractères.$H$8];IF([.D6]=7;[$Caractères.$H$9];&quot;x&quot;)))))))))" office:value-type="string" office:string-value="h" calcext:value-type="string">
            <text:p>h</text:p>
          </table:table-cell>
          <table:table-cell table:style-name="ce60" table:formula="of:=IF([.E6]=0;[$Caractères.$B$2];IF([.E6]=1;[$Caractères.$B$3];IF([.E6]=2;[$Caractères.$B$4];IF([.E6]=3;[$Caractères.$B$5];IF([.E6]=4;[$Caractères.$B$6];IF([.E6]=5;[$Caractères.$B$7];IF([.E6]=6;[$Caractères.$B$8];IF([.E6]=7;[$Caractères.$B$9];IF([.E6]=8;[$Caractères.$B$10];IF([.E6]=9;[$Caractères.$B$11];IF([.E6]=10;[$Caractères.$B$12];IF([.E6]=11;[$Caractères.$B$13];IF([.E6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6]&gt;0;[.E6]&lt;4);&quot;&quot;;IF([.F6]=0;[$Caractères.$H$2];IF([.F6]=1;[$Caractères.$H$3];IF([.F6]=2;[$Caractères.$H$4];IF([.F6]=3;[$Caractères.$H$5];IF([.F6]=4;[$Caractères.$H$6];IF([.F6]=5;[$Caractères.$H$7];IF([.F6]=6;[$Caractères.$H$8];IF([.F6]=7;[$Caractères.$H$9];&quot;x&quot;)))))))))" office:value-type="string" office:string-value="h" calcext:value-type="string">
            <text:p>h</text:p>
          </table:table-cell>
          <table:table-cell table:style-name="ce54" table:formula="of:=IF([.G6]=0;[$Caractères.$B$2];IF([.G6]=1;[$Caractères.$B$3];IF([.G6]=2;[$Caractères.$B$4];IF([.G6]=3;[$Caractères.$B$5];IF([.G6]=4;[$Caractères.$B$6];IF([.G6]=5;[$Caractères.$B$7];IF([.G6]=6;[$Caractères.$B$8];IF([.G6]=7;[$Caractères.$B$9];IF([.G6]=8;[$Caractères.$B$10];IF([.G6]=9;[$Caractères.$B$11];IF([.G6]=10;[$Caractères.$B$12];IF([.G6]=11;[$Caractères.$B$13];IF([.G6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G6]&gt;0;[.G6]&lt;4);&quot;&quot;;IF([.H6]=0;[$Caractères.$H$2];IF([.H6]=1;[$Caractères.$H$3];IF([.H6]=2;[$Caractères.$H$4];IF([.H6]=3;[$Caractères.$H$5];IF([.H6]=4;[$Caractères.$H$6];IF([.H6]=5;[$Caractères.$H$7];IF([.H6]=6;[$Caractères.$H$8];IF([.H6]=7;[$Caractères.$H$9];&quot;x&quot;)))))))))" office:value-type="string" office:string-value="h" calcext:value-type="string">
            <text:p>h</text:p>
          </table:table-cell>
          <table:table-cell table:style-name="ce60" table:formula="of:=IF([.I6]=0;[$Caractères.$B$2];IF([.I6]=1;[$Caractères.$B$3];IF([.I6]=2;[$Caractères.$B$4];IF([.I6]=3;[$Caractères.$B$5];IF([.I6]=4;[$Caractères.$B$6];IF([.I6]=5;[$Caractères.$B$7];IF([.I6]=6;[$Caractères.$B$8];IF([.I6]=7;[$Caractères.$B$9];IF([.I6]=8;[$Caractères.$B$10];IF([.I6]=9;[$Caractères.$B$11];IF([.I6]=10;[$Caractères.$B$12];IF([.I6]=11;[$Caractères.$B$13];IF([.I6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I6]&gt;0;[.I6]&lt;4);&quot;&quot;;IF([.J6]=0;[$Caractères.$H$2];IF([.J6]=1;[$Caractères.$H$3];IF([.J6]=2;[$Caractères.$H$4];IF([.J6]=3;[$Caractères.$H$5];IF([.J6]=4;[$Caractères.$H$6];IF([.J6]=5;[$Caractères.$H$7];IF([.J6]=6;[$Caractères.$H$8];IF([.J6]=7;[$Caractères.$H$9];&quot;x&quot;)))))))))" office:value-type="string" office:string-value="h" calcext:value-type="string">
            <text:p>h</text:p>
          </table:table-cell>
          <table:table-cell table:style-name="ce54" table:formula="of:=IF([.K6]=0;[$Caractères.$B$2];IF([.K6]=1;[$Caractères.$B$3];IF([.K6]=2;[$Caractères.$B$4];IF([.K6]=3;[$Caractères.$B$5];IF([.K6]=4;[$Caractères.$B$6];IF([.K6]=5;[$Caractères.$B$7];IF([.K6]=6;[$Caractères.$B$8];IF([.K6]=7;[$Caractères.$B$9];IF([.K6]=8;[$Caractères.$B$10];IF([.K6]=9;[$Caractères.$B$11];IF([.K6]=10;[$Caractères.$B$12];IF([.K6]=11;[$Caractères.$B$13];IF([.K6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K6]&gt;0;[.K6]&lt;4);&quot;&quot;;IF([.L6]=0;[$Caractères.$H$2];IF([.L6]=1;[$Caractères.$H$3];IF([.L6]=2;[$Caractères.$H$4];IF([.L6]=3;[$Caractères.$H$5];IF([.L6]=4;[$Caractères.$H$6];IF([.L6]=5;[$Caractères.$H$7];IF([.L6]=6;[$Caractères.$H$8];IF([.L6]=7;[$Caractères.$H$9];&quot;x&quot;)))))))))" office:value-type="string" office:string-value="h" calcext:value-type="string">
            <text:p>h</text:p>
          </table:table-cell>
          <table:table-cell table:style-name="ce60" table:formula="of:=IF([.M6]=0;[$Caractères.$B$2];IF([.M6]=1;[$Caractères.$B$3];IF([.M6]=2;[$Caractères.$B$4];IF([.M6]=3;[$Caractères.$B$5];IF([.M6]=4;[$Caractères.$B$6];IF([.M6]=5;[$Caractères.$B$7];IF([.M6]=6;[$Caractères.$B$8];IF([.M6]=7;[$Caractères.$B$9];IF([.M6]=8;[$Caractères.$B$10];IF([.M6]=9;[$Caractères.$B$11];IF([.M6]=10;[$Caractères.$B$12];IF([.M6]=11;[$Caractères.$B$13];IF([.M6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M6]&gt;0;[.M6]&lt;4);&quot;&quot;;IF([.N6]=0;[$Caractères.$H$2];IF([.N6]=1;[$Caractères.$H$3];IF([.N6]=2;[$Caractères.$H$4];IF([.N6]=3;[$Caractères.$H$5];IF([.N6]=4;[$Caractères.$H$6];IF([.N6]=5;[$Caractères.$H$7];IF([.N6]=6;[$Caractères.$H$8];IF([.N6]=7;[$Caractères.$H$9];&quot;x&quot;)))))))))" office:value-type="string" office:string-value="h" calcext:value-type="string">
            <text:p>h</text:p>
          </table:table-cell>
          <table:table-cell table:style-name="ce54" table:formula="of:=IF([.O6]=0;[$Caractères.$B$2];IF([.O6]=1;[$Caractères.$B$3];IF([.O6]=2;[$Caractères.$B$4];IF([.O6]=3;[$Caractères.$B$5];IF([.O6]=4;[$Caractères.$B$6];IF([.O6]=5;[$Caractères.$B$7];IF([.O6]=6;[$Caractères.$B$8];IF([.O6]=7;[$Caractères.$B$9];IF([.O6]=8;[$Caractères.$B$10];IF([.O6]=9;[$Caractères.$B$11];IF([.O6]=10;[$Caractères.$B$12];IF([.O6]=11;[$Caractères.$B$13];IF([.O6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O6]&gt;0;[.O6]&lt;4);&quot;&quot;;IF([.P6]=0;[$Caractères.$H$2];IF([.P6]=1;[$Caractères.$H$3];IF([.P6]=2;[$Caractères.$H$4];IF([.P6]=3;[$Caractères.$H$5];IF([.P6]=4;[$Caractères.$H$6];IF([.P6]=5;[$Caractères.$H$7];IF([.P6]=6;[$Caractères.$H$8];IF([.P6]=7;[$Caractères.$H$9];&quot;x&quot;)))))))))" office:value-type="string" office:string-value="h" calcext:value-type="string">
            <text:p>h</text:p>
          </table:table-cell>
          <table:table-cell table:style-name="ce60" table:formula="of:=IF([.Q6]=0;[$Caractères.$B$2];IF([.Q6]=1;[$Caractères.$B$3];IF([.Q6]=2;[$Caractères.$B$4];IF([.Q6]=3;[$Caractères.$B$5];IF([.Q6]=4;[$Caractères.$B$6];IF([.Q6]=5;[$Caractères.$B$7];IF([.Q6]=6;[$Caractères.$B$8];IF([.Q6]=7;[$Caractères.$B$9];IF([.Q6]=8;[$Caractères.$B$10];IF([.Q6]=9;[$Caractères.$B$11];IF([.Q6]=10;[$Caractères.$B$12];IF([.Q6]=11;[$Caractères.$B$13];IF([.Q6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Q6]&gt;0;[.Q6]&lt;4);&quot;&quot;;IF([.R6]=0;[$Caractères.$H$2];IF([.R6]=1;[$Caractères.$H$3];IF([.R6]=2;[$Caractères.$H$4];IF([.R6]=3;[$Caractères.$H$5];IF([.R6]=4;[$Caractères.$H$6];IF([.R6]=5;[$Caractères.$H$7];IF([.R6]=6;[$Caractères.$H$8];IF([.R6]=7;[$Caractères.$H$9];&quot;x&quot;)))))))))" office:value-type="string" office:string-value="h" calcext:value-type="string">
            <text:p>h</text:p>
          </table:table-cell>
          <table:table-cell table:style-name="ce54" table:formula="of:=IF([.S6]=0;[$Caractères.$B$2];IF([.S6]=1;[$Caractères.$B$3];IF([.S6]=2;[$Caractères.$B$4];IF([.S6]=3;[$Caractères.$B$5];IF([.S6]=4;[$Caractères.$B$6];IF([.S6]=5;[$Caractères.$B$7];IF([.S6]=6;[$Caractères.$B$8];IF([.S6]=7;[$Caractères.$B$9];IF([.S6]=8;[$Caractères.$B$10];IF([.S6]=9;[$Caractères.$B$11];IF([.S6]=10;[$Caractères.$B$12];IF([.S6]=11;[$Caractères.$B$13];IF([.S6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S6]&gt;0;[.S6]&lt;4);&quot;&quot;;IF([.T6]=0;[$Caractères.$H$2];IF([.T6]=1;[$Caractères.$H$3];IF([.T6]=2;[$Caractères.$H$4];IF([.T6]=3;[$Caractères.$H$5];IF([.T6]=4;[$Caractères.$H$6];IF([.T6]=5;[$Caractères.$H$7];IF([.T6]=6;[$Caractères.$H$8];IF([.T6]=7;[$Caractères.$H$9];&quot;x&quot;)))))))))" office:value-type="string" office:string-value="h" calcext:value-type="string">
            <text:p>h</text:p>
          </table:table-cell>
          <table:table-cell table:style-name="ce60" table:formula="of:=IF([.U6]=0;[$Caractères.$B$2];IF([.U6]=1;[$Caractères.$B$3];IF([.U6]=2;[$Caractères.$B$4];IF([.U6]=3;[$Caractères.$B$5];IF([.U6]=4;[$Caractères.$B$6];IF([.U6]=5;[$Caractères.$B$7];IF([.U6]=6;[$Caractères.$B$8];IF([.U6]=7;[$Caractères.$B$9];IF([.U6]=8;[$Caractères.$B$10];IF([.U6]=9;[$Caractères.$B$11];IF([.U6]=10;[$Caractères.$B$12];IF([.U6]=11;[$Caractères.$B$13];IF([.U6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U6]&gt;0;[.U6]&lt;4);&quot;&quot;;IF([.V6]=0;[$Caractères.$H$2];IF([.V6]=1;[$Caractères.$H$3];IF([.V6]=2;[$Caractères.$H$4];IF([.V6]=3;[$Caractères.$H$5];IF([.V6]=4;[$Caractères.$H$6];IF([.V6]=5;[$Caractères.$H$7];IF([.V6]=6;[$Caractères.$H$8];IF([.V6]=7;[$Caractères.$H$9];&quot;x&quot;)))))))))" office:value-type="string" office:string-value="h" calcext:value-type="string">
            <text:p>h</text:p>
          </table:table-cell>
          <table:table-cell table:style-name="ce54" table:formula="of:=IF([.W6]=0;[$Caractères.$B$2];IF([.W6]=1;[$Caractères.$B$3];IF([.W6]=2;[$Caractères.$B$4];IF([.W6]=3;[$Caractères.$B$5];IF([.W6]=4;[$Caractères.$B$6];IF([.W6]=5;[$Caractères.$B$7];IF([.W6]=6;[$Caractères.$B$8];IF([.W6]=7;[$Caractères.$B$9];IF([.W6]=8;[$Caractères.$B$10];IF([.W6]=9;[$Caractères.$B$11];IF([.W6]=10;[$Caractères.$B$12];IF([.W6]=11;[$Caractères.$B$13];IF([.W6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W6]&gt;0;[.W6]&lt;4);&quot;&quot;;IF([.X6]=0;[$Caractères.$H$2];IF([.X6]=1;[$Caractères.$H$3];IF([.X6]=2;[$Caractères.$H$4];IF([.X6]=3;[$Caractères.$H$5];IF([.X6]=4;[$Caractères.$H$6];IF([.X6]=5;[$Caractères.$H$7];IF([.X6]=6;[$Caractères.$H$8];IF([.X6]=7;[$Caractères.$H$9];&quot;x&quot;)))))))))" office:value-type="string" office:string-value="h" calcext:value-type="string">
            <text:p>h</text:p>
          </table:table-cell>
          <table:table-cell table:style-name="ce60" table:formula="of:=IF([.Y6]=0;[$Caractères.$B$2];IF([.Y6]=1;[$Caractères.$B$3];IF([.Y6]=2;[$Caractères.$B$4];IF([.Y6]=3;[$Caractères.$B$5];IF([.Y6]=4;[$Caractères.$B$6];IF([.Y6]=5;[$Caractères.$B$7];IF([.Y6]=6;[$Caractères.$B$8];IF([.Y6]=7;[$Caractères.$B$9];IF([.Y6]=8;[$Caractères.$B$10];IF([.Y6]=9;[$Caractères.$B$11];IF([.Y6]=10;[$Caractères.$B$12];IF([.Y6]=11;[$Caractères.$B$13];IF([.Y6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Y6]&gt;0;[.Y6]&lt;4);&quot;&quot;;IF([.Z6]=0;[$Caractères.$H$2];IF([.Z6]=1;[$Caractères.$H$3];IF([.Z6]=2;[$Caractères.$H$4];IF([.Z6]=3;[$Caractères.$H$5];IF([.Z6]=4;[$Caractères.$H$6];IF([.Z6]=5;[$Caractères.$H$7];IF([.Z6]=6;[$Caractères.$H$8];IF([.Z6]=7;[$Caractères.$H$9];&quot;x&quot;)))))))))" office:value-type="string" office:string-value="h" calcext:value-type="string">
            <text:p>h</text:p>
          </table:table-cell>
          <table:table-cell table:style-name="ce54" table:formula="of:=IF([.AA6]=0;[$Caractères.$B$2];IF([.AA6]=1;[$Caractères.$B$3];IF([.AA6]=2;[$Caractères.$B$4];IF([.AA6]=3;[$Caractères.$B$5];IF([.AA6]=4;[$Caractères.$B$6];IF([.AA6]=5;[$Caractères.$B$7];IF([.AA6]=6;[$Caractères.$B$8];IF([.AA6]=7;[$Caractères.$B$9];IF([.AA6]=8;[$Caractères.$B$10];IF([.AA6]=9;[$Caractères.$B$11];IF([.AA6]=10;[$Caractères.$B$12];IF([.AA6]=11;[$Caractères.$B$13];IF([.AA6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6]&gt;0;[.AA6]&lt;4);&quot;&quot;;IF([.AB6]=0;[$Caractères.$H$2];IF([.AB6]=1;[$Caractères.$H$3];IF([.AB6]=2;[$Caractères.$H$4];IF([.AB6]=3;[$Caractères.$H$5];IF([.AB6]=4;[$Caractères.$H$6];IF([.AB6]=5;[$Caractères.$H$7];IF([.AB6]=6;[$Caractères.$H$8];IF([.AB6]=7;[$Caractères.$H$9];&quot;x&quot;)))))))))" office:value-type="string" office:string-value="h" calcext:value-type="string">
            <text:p>h</text:p>
          </table:table-cell>
          <table:table-cell table:style-name="ce60" table:formula="of:=IF([.AC6]=0;[$Caractères.$B$2];IF([.AC6]=1;[$Caractères.$B$3];IF([.AC6]=2;[$Caractères.$B$4];IF([.AC6]=3;[$Caractères.$B$5];IF([.AC6]=4;[$Caractères.$B$6];IF([.AC6]=5;[$Caractères.$B$7];IF([.AC6]=6;[$Caractères.$B$8];IF([.AC6]=7;[$Caractères.$B$9];IF([.AC6]=8;[$Caractères.$B$10];IF([.AC6]=9;[$Caractères.$B$11];IF([.AC6]=10;[$Caractères.$B$12];IF([.AC6]=11;[$Caractères.$B$13];IF([.AC6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6]&gt;0;[.AC6]&lt;4);&quot;&quot;;IF([.AD6]=0;[$Caractères.$H$2];IF([.AD6]=1;[$Caractères.$H$3];IF([.AD6]=2;[$Caractères.$H$4];IF([.AD6]=3;[$Caractères.$H$5];IF([.AD6]=4;[$Caractères.$H$6];IF([.AD6]=5;[$Caractères.$H$7];IF([.AD6]=6;[$Caractères.$H$8];IF([.AD6]=7;[$Caractères.$H$9];&quot;x&quot;)))))))))" office:value-type="string" office:string-value="h" calcext:value-type="string">
            <text:p>h</text:p>
          </table:table-cell>
          <table:table-cell table:style-name="ce54" table:formula="of:=IF([.AE6]=0;[$Caractères.$B$2];IF([.AE6]=1;[$Caractères.$B$3];IF([.AE6]=2;[$Caractères.$B$4];IF([.AE6]=3;[$Caractères.$B$5];IF([.AE6]=4;[$Caractères.$B$6];IF([.AE6]=5;[$Caractères.$B$7];IF([.AE6]=6;[$Caractères.$B$8];IF([.AE6]=7;[$Caractères.$B$9];IF([.AE6]=8;[$Caractères.$B$10];IF([.AE6]=9;[$Caractères.$B$11];IF([.AE6]=10;[$Caractères.$B$12];IF([.AE6]=11;[$Caractères.$B$13];IF([.AE6]=12;[$Caractères.$B$14];&quot;&quot;)))))))))))))" office:value-type="string" office:string-value="" calcext:value-type="string">
            <text:p></text:p>
          </table:table-cell>
          <table:table-cell table:style-name="ce66" table:formula="of:=IF(AND([.AE6]&gt;0;[.AE6]&lt;4);&quot;&quot;;IF([.AF6]=0;[$Caractères.$H$2];IF([.AF6]=1;[$Caractères.$H$3];IF([.AF6]=2;[$Caractères.$H$4];IF([.AF6]=3;[$Caractères.$H$5];IF([.AF6]=4;[$Caractères.$H$6];IF([.AF6]=5;[$Caractères.$H$7];IF([.AF6]=6;[$Caractères.$H$8];IF([.AF6]=7;[$Caractères.$H$9];&quot;x&quot;)))))))))" office:value-type="string" office:string-value="h" calcext:value-type="string">
            <text:p>h</text:p>
          </table:table-cell>
          <table:table-cell table:number-columns-repeated="5"/>
        </table:table-row>
        <table:table-row table:style-name="ro2">
          <table:table-cell table:style-name="ce42" table:formula="of:=IF([.A7]=0;[$Caractères.$B$2];IF([.A7]=1;[$Caractères.$B$3];IF([.A7]=2;[$Caractères.$B$4];IF([.A7]=3;[$Caractères.$B$5];IF([.A7]=4;[$Caractères.$B$6];IF([.A7]=5;[$Caractères.$B$7];IF([.A7]=6;[$Caractères.$B$8];IF([.A7]=7;[$Caractères.$B$9];IF([.A7]=8;[$Caractères.$B$10];IF([.A7]=9;[$Caractères.$B$11];IF([.A7]=10;[$Caractères.$B$12];IF([.A7]=11;[$Caractères.$B$13];IF([.A7]=12;[$Caractères.$B$14];&quot;&quot;)))))))))))))" office:value-type="string" office:string-value="▎" calcext:value-type="string">
            <text:p>▎</text:p>
          </table:table-cell>
          <table:table-cell table:style-name="ce48" table:formula="of:=IF(AND([.A7]&gt;0;[.A7]&lt;4);&quot;&quot;;IF([.B7]=0;[$Caractères.$H$2];IF([.B7]=1;[$Caractères.$H$3];IF([.B7]=2;[$Caractères.$H$4];IF([.B7]=3;[$Caractères.$H$5];IF([.B7]=4;[$Caractères.$H$6];IF([.B7]=5;[$Caractères.$H$7];IF([.B7]=6;[$Caractères.$H$8];IF([.B7]=7;[$Caractères.$H$9];&quot;x&quot;)))))))))" office:value-type="string" office:string-value="h" calcext:value-type="string">
            <text:p>h</text:p>
          </table:table-cell>
          <table:table-cell table:style-name="ce54" table:formula="of:=IF([.C7]=0;[$Caractères.$B$2];IF([.C7]=1;[$Caractères.$B$3];IF([.C7]=2;[$Caractères.$B$4];IF([.C7]=3;[$Caractères.$B$5];IF([.C7]=4;[$Caractères.$B$6];IF([.C7]=5;[$Caractères.$B$7];IF([.C7]=6;[$Caractères.$B$8];IF([.C7]=7;[$Caractères.$B$9];IF([.C7]=8;[$Caractères.$B$10];IF([.C7]=9;[$Caractères.$B$11];IF([.C7]=10;[$Caractères.$B$12];IF([.C7]=11;[$Caractères.$B$13];IF([.C7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7]&gt;0;[.C7]&lt;4);&quot;&quot;;IF([.D7]=0;[$Caractères.$H$2];IF([.D7]=1;[$Caractères.$H$3];IF([.D7]=2;[$Caractères.$H$4];IF([.D7]=3;[$Caractères.$H$5];IF([.D7]=4;[$Caractères.$H$6];IF([.D7]=5;[$Caractères.$H$7];IF([.D7]=6;[$Caractères.$H$8];IF([.D7]=7;[$Caractères.$H$9];&quot;x&quot;)))))))))" office:value-type="string" office:string-value="h" calcext:value-type="string">
            <text:p>h</text:p>
          </table:table-cell>
          <table:table-cell table:style-name="ce60" table:formula="of:=IF([.E7]=0;[$Caractères.$B$2];IF([.E7]=1;[$Caractères.$B$3];IF([.E7]=2;[$Caractères.$B$4];IF([.E7]=3;[$Caractères.$B$5];IF([.E7]=4;[$Caractères.$B$6];IF([.E7]=5;[$Caractères.$B$7];IF([.E7]=6;[$Caractères.$B$8];IF([.E7]=7;[$Caractères.$B$9];IF([.E7]=8;[$Caractères.$B$10];IF([.E7]=9;[$Caractères.$B$11];IF([.E7]=10;[$Caractères.$B$12];IF([.E7]=11;[$Caractères.$B$13];IF([.E7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7]&gt;0;[.E7]&lt;4);&quot;&quot;;IF([.F7]=0;[$Caractères.$H$2];IF([.F7]=1;[$Caractères.$H$3];IF([.F7]=2;[$Caractères.$H$4];IF([.F7]=3;[$Caractères.$H$5];IF([.F7]=4;[$Caractères.$H$6];IF([.F7]=5;[$Caractères.$H$7];IF([.F7]=6;[$Caractères.$H$8];IF([.F7]=7;[$Caractères.$H$9];&quot;x&quot;)))))))))" office:value-type="string" office:string-value="h" calcext:value-type="string">
            <text:p>h</text:p>
          </table:table-cell>
          <table:table-cell table:style-name="ce54" table:formula="of:=IF([.G7]=0;[$Caractères.$B$2];IF([.G7]=1;[$Caractères.$B$3];IF([.G7]=2;[$Caractères.$B$4];IF([.G7]=3;[$Caractères.$B$5];IF([.G7]=4;[$Caractères.$B$6];IF([.G7]=5;[$Caractères.$B$7];IF([.G7]=6;[$Caractères.$B$8];IF([.G7]=7;[$Caractères.$B$9];IF([.G7]=8;[$Caractères.$B$10];IF([.G7]=9;[$Caractères.$B$11];IF([.G7]=10;[$Caractères.$B$12];IF([.G7]=11;[$Caractères.$B$13];IF([.G7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G7]&gt;0;[.G7]&lt;4);&quot;&quot;;IF([.H7]=0;[$Caractères.$H$2];IF([.H7]=1;[$Caractères.$H$3];IF([.H7]=2;[$Caractères.$H$4];IF([.H7]=3;[$Caractères.$H$5];IF([.H7]=4;[$Caractères.$H$6];IF([.H7]=5;[$Caractères.$H$7];IF([.H7]=6;[$Caractères.$H$8];IF([.H7]=7;[$Caractères.$H$9];&quot;x&quot;)))))))))" office:value-type="string" office:string-value="h" calcext:value-type="string">
            <text:p>h</text:p>
          </table:table-cell>
          <table:table-cell table:style-name="ce60" table:formula="of:=IF([.I7]=0;[$Caractères.$B$2];IF([.I7]=1;[$Caractères.$B$3];IF([.I7]=2;[$Caractères.$B$4];IF([.I7]=3;[$Caractères.$B$5];IF([.I7]=4;[$Caractères.$B$6];IF([.I7]=5;[$Caractères.$B$7];IF([.I7]=6;[$Caractères.$B$8];IF([.I7]=7;[$Caractères.$B$9];IF([.I7]=8;[$Caractères.$B$10];IF([.I7]=9;[$Caractères.$B$11];IF([.I7]=10;[$Caractères.$B$12];IF([.I7]=11;[$Caractères.$B$13];IF([.I7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I7]&gt;0;[.I7]&lt;4);&quot;&quot;;IF([.J7]=0;[$Caractères.$H$2];IF([.J7]=1;[$Caractères.$H$3];IF([.J7]=2;[$Caractères.$H$4];IF([.J7]=3;[$Caractères.$H$5];IF([.J7]=4;[$Caractères.$H$6];IF([.J7]=5;[$Caractères.$H$7];IF([.J7]=6;[$Caractères.$H$8];IF([.J7]=7;[$Caractères.$H$9];&quot;x&quot;)))))))))" office:value-type="string" office:string-value="h" calcext:value-type="string">
            <text:p>h</text:p>
          </table:table-cell>
          <table:table-cell table:style-name="ce54" table:formula="of:=IF([.K7]=0;[$Caractères.$B$2];IF([.K7]=1;[$Caractères.$B$3];IF([.K7]=2;[$Caractères.$B$4];IF([.K7]=3;[$Caractères.$B$5];IF([.K7]=4;[$Caractères.$B$6];IF([.K7]=5;[$Caractères.$B$7];IF([.K7]=6;[$Caractères.$B$8];IF([.K7]=7;[$Caractères.$B$9];IF([.K7]=8;[$Caractères.$B$10];IF([.K7]=9;[$Caractères.$B$11];IF([.K7]=10;[$Caractères.$B$12];IF([.K7]=11;[$Caractères.$B$13];IF([.K7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K7]&gt;0;[.K7]&lt;4);&quot;&quot;;IF([.L7]=0;[$Caractères.$H$2];IF([.L7]=1;[$Caractères.$H$3];IF([.L7]=2;[$Caractères.$H$4];IF([.L7]=3;[$Caractères.$H$5];IF([.L7]=4;[$Caractères.$H$6];IF([.L7]=5;[$Caractères.$H$7];IF([.L7]=6;[$Caractères.$H$8];IF([.L7]=7;[$Caractères.$H$9];&quot;x&quot;)))))))))" office:value-type="string" office:string-value="h" calcext:value-type="string">
            <text:p>h</text:p>
          </table:table-cell>
          <table:table-cell table:style-name="ce60" table:formula="of:=IF([.M7]=0;[$Caractères.$B$2];IF([.M7]=1;[$Caractères.$B$3];IF([.M7]=2;[$Caractères.$B$4];IF([.M7]=3;[$Caractères.$B$5];IF([.M7]=4;[$Caractères.$B$6];IF([.M7]=5;[$Caractères.$B$7];IF([.M7]=6;[$Caractères.$B$8];IF([.M7]=7;[$Caractères.$B$9];IF([.M7]=8;[$Caractères.$B$10];IF([.M7]=9;[$Caractères.$B$11];IF([.M7]=10;[$Caractères.$B$12];IF([.M7]=11;[$Caractères.$B$13];IF([.M7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M7]&gt;0;[.M7]&lt;4);&quot;&quot;;IF([.N7]=0;[$Caractères.$H$2];IF([.N7]=1;[$Caractères.$H$3];IF([.N7]=2;[$Caractères.$H$4];IF([.N7]=3;[$Caractères.$H$5];IF([.N7]=4;[$Caractères.$H$6];IF([.N7]=5;[$Caractères.$H$7];IF([.N7]=6;[$Caractères.$H$8];IF([.N7]=7;[$Caractères.$H$9];&quot;x&quot;)))))))))" office:value-type="string" office:string-value="h" calcext:value-type="string">
            <text:p>h</text:p>
          </table:table-cell>
          <table:table-cell table:style-name="ce54" table:formula="of:=IF([.O7]=0;[$Caractères.$B$2];IF([.O7]=1;[$Caractères.$B$3];IF([.O7]=2;[$Caractères.$B$4];IF([.O7]=3;[$Caractères.$B$5];IF([.O7]=4;[$Caractères.$B$6];IF([.O7]=5;[$Caractères.$B$7];IF([.O7]=6;[$Caractères.$B$8];IF([.O7]=7;[$Caractères.$B$9];IF([.O7]=8;[$Caractères.$B$10];IF([.O7]=9;[$Caractères.$B$11];IF([.O7]=10;[$Caractères.$B$12];IF([.O7]=11;[$Caractères.$B$13];IF([.O7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O7]&gt;0;[.O7]&lt;4);&quot;&quot;;IF([.P7]=0;[$Caractères.$H$2];IF([.P7]=1;[$Caractères.$H$3];IF([.P7]=2;[$Caractères.$H$4];IF([.P7]=3;[$Caractères.$H$5];IF([.P7]=4;[$Caractères.$H$6];IF([.P7]=5;[$Caractères.$H$7];IF([.P7]=6;[$Caractères.$H$8];IF([.P7]=7;[$Caractères.$H$9];&quot;x&quot;)))))))))" office:value-type="string" office:string-value="h" calcext:value-type="string">
            <text:p>h</text:p>
          </table:table-cell>
          <table:table-cell table:style-name="ce60" table:formula="of:=IF([.Q7]=0;[$Caractères.$B$2];IF([.Q7]=1;[$Caractères.$B$3];IF([.Q7]=2;[$Caractères.$B$4];IF([.Q7]=3;[$Caractères.$B$5];IF([.Q7]=4;[$Caractères.$B$6];IF([.Q7]=5;[$Caractères.$B$7];IF([.Q7]=6;[$Caractères.$B$8];IF([.Q7]=7;[$Caractères.$B$9];IF([.Q7]=8;[$Caractères.$B$10];IF([.Q7]=9;[$Caractères.$B$11];IF([.Q7]=10;[$Caractères.$B$12];IF([.Q7]=11;[$Caractères.$B$13];IF([.Q7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Q7]&gt;0;[.Q7]&lt;4);&quot;&quot;;IF([.R7]=0;[$Caractères.$H$2];IF([.R7]=1;[$Caractères.$H$3];IF([.R7]=2;[$Caractères.$H$4];IF([.R7]=3;[$Caractères.$H$5];IF([.R7]=4;[$Caractères.$H$6];IF([.R7]=5;[$Caractères.$H$7];IF([.R7]=6;[$Caractères.$H$8];IF([.R7]=7;[$Caractères.$H$9];&quot;x&quot;)))))))))" office:value-type="string" office:string-value="h" calcext:value-type="string">
            <text:p>h</text:p>
          </table:table-cell>
          <table:table-cell table:style-name="ce54" table:formula="of:=IF([.S7]=0;[$Caractères.$B$2];IF([.S7]=1;[$Caractères.$B$3];IF([.S7]=2;[$Caractères.$B$4];IF([.S7]=3;[$Caractères.$B$5];IF([.S7]=4;[$Caractères.$B$6];IF([.S7]=5;[$Caractères.$B$7];IF([.S7]=6;[$Caractères.$B$8];IF([.S7]=7;[$Caractères.$B$9];IF([.S7]=8;[$Caractères.$B$10];IF([.S7]=9;[$Caractères.$B$11];IF([.S7]=10;[$Caractères.$B$12];IF([.S7]=11;[$Caractères.$B$13];IF([.S7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S7]&gt;0;[.S7]&lt;4);&quot;&quot;;IF([.T7]=0;[$Caractères.$H$2];IF([.T7]=1;[$Caractères.$H$3];IF([.T7]=2;[$Caractères.$H$4];IF([.T7]=3;[$Caractères.$H$5];IF([.T7]=4;[$Caractères.$H$6];IF([.T7]=5;[$Caractères.$H$7];IF([.T7]=6;[$Caractères.$H$8];IF([.T7]=7;[$Caractères.$H$9];&quot;x&quot;)))))))))" office:value-type="string" office:string-value="h" calcext:value-type="string">
            <text:p>h</text:p>
          </table:table-cell>
          <table:table-cell table:style-name="ce60" table:formula="of:=IF([.U7]=0;[$Caractères.$B$2];IF([.U7]=1;[$Caractères.$B$3];IF([.U7]=2;[$Caractères.$B$4];IF([.U7]=3;[$Caractères.$B$5];IF([.U7]=4;[$Caractères.$B$6];IF([.U7]=5;[$Caractères.$B$7];IF([.U7]=6;[$Caractères.$B$8];IF([.U7]=7;[$Caractères.$B$9];IF([.U7]=8;[$Caractères.$B$10];IF([.U7]=9;[$Caractères.$B$11];IF([.U7]=10;[$Caractères.$B$12];IF([.U7]=11;[$Caractères.$B$13];IF([.U7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U7]&gt;0;[.U7]&lt;4);&quot;&quot;;IF([.V7]=0;[$Caractères.$H$2];IF([.V7]=1;[$Caractères.$H$3];IF([.V7]=2;[$Caractères.$H$4];IF([.V7]=3;[$Caractères.$H$5];IF([.V7]=4;[$Caractères.$H$6];IF([.V7]=5;[$Caractères.$H$7];IF([.V7]=6;[$Caractères.$H$8];IF([.V7]=7;[$Caractères.$H$9];&quot;x&quot;)))))))))" office:value-type="string" office:string-value="h" calcext:value-type="string">
            <text:p>h</text:p>
          </table:table-cell>
          <table:table-cell table:style-name="ce54" table:formula="of:=IF([.W7]=0;[$Caractères.$B$2];IF([.W7]=1;[$Caractères.$B$3];IF([.W7]=2;[$Caractères.$B$4];IF([.W7]=3;[$Caractères.$B$5];IF([.W7]=4;[$Caractères.$B$6];IF([.W7]=5;[$Caractères.$B$7];IF([.W7]=6;[$Caractères.$B$8];IF([.W7]=7;[$Caractères.$B$9];IF([.W7]=8;[$Caractères.$B$10];IF([.W7]=9;[$Caractères.$B$11];IF([.W7]=10;[$Caractères.$B$12];IF([.W7]=11;[$Caractères.$B$13];IF([.W7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W7]&gt;0;[.W7]&lt;4);&quot;&quot;;IF([.X7]=0;[$Caractères.$H$2];IF([.X7]=1;[$Caractères.$H$3];IF([.X7]=2;[$Caractères.$H$4];IF([.X7]=3;[$Caractères.$H$5];IF([.X7]=4;[$Caractères.$H$6];IF([.X7]=5;[$Caractères.$H$7];IF([.X7]=6;[$Caractères.$H$8];IF([.X7]=7;[$Caractères.$H$9];&quot;x&quot;)))))))))" office:value-type="string" office:string-value="h" calcext:value-type="string">
            <text:p>h</text:p>
          </table:table-cell>
          <table:table-cell table:style-name="ce60" table:formula="of:=IF([.Y7]=0;[$Caractères.$B$2];IF([.Y7]=1;[$Caractères.$B$3];IF([.Y7]=2;[$Caractères.$B$4];IF([.Y7]=3;[$Caractères.$B$5];IF([.Y7]=4;[$Caractères.$B$6];IF([.Y7]=5;[$Caractères.$B$7];IF([.Y7]=6;[$Caractères.$B$8];IF([.Y7]=7;[$Caractères.$B$9];IF([.Y7]=8;[$Caractères.$B$10];IF([.Y7]=9;[$Caractères.$B$11];IF([.Y7]=10;[$Caractères.$B$12];IF([.Y7]=11;[$Caractères.$B$13];IF([.Y7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Y7]&gt;0;[.Y7]&lt;4);&quot;&quot;;IF([.Z7]=0;[$Caractères.$H$2];IF([.Z7]=1;[$Caractères.$H$3];IF([.Z7]=2;[$Caractères.$H$4];IF([.Z7]=3;[$Caractères.$H$5];IF([.Z7]=4;[$Caractères.$H$6];IF([.Z7]=5;[$Caractères.$H$7];IF([.Z7]=6;[$Caractères.$H$8];IF([.Z7]=7;[$Caractères.$H$9];&quot;x&quot;)))))))))" office:value-type="string" office:string-value="h" calcext:value-type="string">
            <text:p>h</text:p>
          </table:table-cell>
          <table:table-cell table:style-name="ce54" table:formula="of:=IF([.AA7]=0;[$Caractères.$B$2];IF([.AA7]=1;[$Caractères.$B$3];IF([.AA7]=2;[$Caractères.$B$4];IF([.AA7]=3;[$Caractères.$B$5];IF([.AA7]=4;[$Caractères.$B$6];IF([.AA7]=5;[$Caractères.$B$7];IF([.AA7]=6;[$Caractères.$B$8];IF([.AA7]=7;[$Caractères.$B$9];IF([.AA7]=8;[$Caractères.$B$10];IF([.AA7]=9;[$Caractères.$B$11];IF([.AA7]=10;[$Caractères.$B$12];IF([.AA7]=11;[$Caractères.$B$13];IF([.AA7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7]&gt;0;[.AA7]&lt;4);&quot;&quot;;IF([.AB7]=0;[$Caractères.$H$2];IF([.AB7]=1;[$Caractères.$H$3];IF([.AB7]=2;[$Caractères.$H$4];IF([.AB7]=3;[$Caractères.$H$5];IF([.AB7]=4;[$Caractères.$H$6];IF([.AB7]=5;[$Caractères.$H$7];IF([.AB7]=6;[$Caractères.$H$8];IF([.AB7]=7;[$Caractères.$H$9];&quot;x&quot;)))))))))" office:value-type="string" office:string-value="h" calcext:value-type="string">
            <text:p>h</text:p>
          </table:table-cell>
          <table:table-cell table:style-name="ce60" table:formula="of:=IF([.AC7]=0;[$Caractères.$B$2];IF([.AC7]=1;[$Caractères.$B$3];IF([.AC7]=2;[$Caractères.$B$4];IF([.AC7]=3;[$Caractères.$B$5];IF([.AC7]=4;[$Caractères.$B$6];IF([.AC7]=5;[$Caractères.$B$7];IF([.AC7]=6;[$Caractères.$B$8];IF([.AC7]=7;[$Caractères.$B$9];IF([.AC7]=8;[$Caractères.$B$10];IF([.AC7]=9;[$Caractères.$B$11];IF([.AC7]=10;[$Caractères.$B$12];IF([.AC7]=11;[$Caractères.$B$13];IF([.AC7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7]&gt;0;[.AC7]&lt;4);&quot;&quot;;IF([.AD7]=0;[$Caractères.$H$2];IF([.AD7]=1;[$Caractères.$H$3];IF([.AD7]=2;[$Caractères.$H$4];IF([.AD7]=3;[$Caractères.$H$5];IF([.AD7]=4;[$Caractères.$H$6];IF([.AD7]=5;[$Caractères.$H$7];IF([.AD7]=6;[$Caractères.$H$8];IF([.AD7]=7;[$Caractères.$H$9];&quot;x&quot;)))))))))" office:value-type="string" office:string-value="h" calcext:value-type="string">
            <text:p>h</text:p>
          </table:table-cell>
          <table:table-cell table:style-name="ce54" table:formula="of:=IF([.AE7]=0;[$Caractères.$B$2];IF([.AE7]=1;[$Caractères.$B$3];IF([.AE7]=2;[$Caractères.$B$4];IF([.AE7]=3;[$Caractères.$B$5];IF([.AE7]=4;[$Caractères.$B$6];IF([.AE7]=5;[$Caractères.$B$7];IF([.AE7]=6;[$Caractères.$B$8];IF([.AE7]=7;[$Caractères.$B$9];IF([.AE7]=8;[$Caractères.$B$10];IF([.AE7]=9;[$Caractères.$B$11];IF([.AE7]=10;[$Caractères.$B$12];IF([.AE7]=11;[$Caractères.$B$13];IF([.AE7]=12;[$Caractères.$B$14];&quot;&quot;)))))))))))))" office:value-type="string" office:string-value="" calcext:value-type="string">
            <text:p></text:p>
          </table:table-cell>
          <table:table-cell table:style-name="ce66" table:formula="of:=IF(AND([.AE7]&gt;0;[.AE7]&lt;4);&quot;&quot;;IF([.AF7]=0;[$Caractères.$H$2];IF([.AF7]=1;[$Caractères.$H$3];IF([.AF7]=2;[$Caractères.$H$4];IF([.AF7]=3;[$Caractères.$H$5];IF([.AF7]=4;[$Caractères.$H$6];IF([.AF7]=5;[$Caractères.$H$7];IF([.AF7]=6;[$Caractères.$H$8];IF([.AF7]=7;[$Caractères.$H$9];&quot;x&quot;)))))))))" office:value-type="string" office:string-value="h" calcext:value-type="string">
            <text:p>h</text:p>
          </table:table-cell>
          <table:table-cell table:number-columns-repeated="5"/>
        </table:table-row>
        <table:table-row table:style-name="ro2">
          <table:table-cell table:style-name="ce42" table:formula="of:=IF([.A8]=0;[$Caractères.$B$2];IF([.A8]=1;[$Caractères.$B$3];IF([.A8]=2;[$Caractères.$B$4];IF([.A8]=3;[$Caractères.$B$5];IF([.A8]=4;[$Caractères.$B$6];IF([.A8]=5;[$Caractères.$B$7];IF([.A8]=6;[$Caractères.$B$8];IF([.A8]=7;[$Caractères.$B$9];IF([.A8]=8;[$Caractères.$B$10];IF([.A8]=9;[$Caractères.$B$11];IF([.A8]=10;[$Caractères.$B$12];IF([.A8]=11;[$Caractères.$B$13];IF([.A8]=12;[$Caractères.$B$14];&quot;&quot;)))))))))))))" office:value-type="string" office:string-value="▎" calcext:value-type="string">
            <text:p>▎</text:p>
          </table:table-cell>
          <table:table-cell table:style-name="ce48" table:formula="of:=IF(AND([.A8]&gt;0;[.A8]&lt;4);&quot;&quot;;IF([.B8]=0;[$Caractères.$H$2];IF([.B8]=1;[$Caractères.$H$3];IF([.B8]=2;[$Caractères.$H$4];IF([.B8]=3;[$Caractères.$H$5];IF([.B8]=4;[$Caractères.$H$6];IF([.B8]=5;[$Caractères.$H$7];IF([.B8]=6;[$Caractères.$H$8];IF([.B8]=7;[$Caractères.$H$9];&quot;x&quot;)))))))))" office:value-type="string" office:string-value="h" calcext:value-type="string">
            <text:p>h</text:p>
          </table:table-cell>
          <table:table-cell table:style-name="ce54" table:formula="of:=IF([.C8]=0;[$Caractères.$B$2];IF([.C8]=1;[$Caractères.$B$3];IF([.C8]=2;[$Caractères.$B$4];IF([.C8]=3;[$Caractères.$B$5];IF([.C8]=4;[$Caractères.$B$6];IF([.C8]=5;[$Caractères.$B$7];IF([.C8]=6;[$Caractères.$B$8];IF([.C8]=7;[$Caractères.$B$9];IF([.C8]=8;[$Caractères.$B$10];IF([.C8]=9;[$Caractères.$B$11];IF([.C8]=10;[$Caractères.$B$12];IF([.C8]=11;[$Caractères.$B$13];IF([.C8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8]&gt;0;[.C8]&lt;4);&quot;&quot;;IF([.D8]=0;[$Caractères.$H$2];IF([.D8]=1;[$Caractères.$H$3];IF([.D8]=2;[$Caractères.$H$4];IF([.D8]=3;[$Caractères.$H$5];IF([.D8]=4;[$Caractères.$H$6];IF([.D8]=5;[$Caractères.$H$7];IF([.D8]=6;[$Caractères.$H$8];IF([.D8]=7;[$Caractères.$H$9];&quot;x&quot;)))))))))" office:value-type="string" office:string-value="h" calcext:value-type="string">
            <text:p>h</text:p>
          </table:table-cell>
          <table:table-cell table:style-name="ce60" table:formula="of:=IF([.E8]=0;[$Caractères.$B$2];IF([.E8]=1;[$Caractères.$B$3];IF([.E8]=2;[$Caractères.$B$4];IF([.E8]=3;[$Caractères.$B$5];IF([.E8]=4;[$Caractères.$B$6];IF([.E8]=5;[$Caractères.$B$7];IF([.E8]=6;[$Caractères.$B$8];IF([.E8]=7;[$Caractères.$B$9];IF([.E8]=8;[$Caractères.$B$10];IF([.E8]=9;[$Caractères.$B$11];IF([.E8]=10;[$Caractères.$B$12];IF([.E8]=11;[$Caractères.$B$13];IF([.E8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8]&gt;0;[.E8]&lt;4);&quot;&quot;;IF([.F8]=0;[$Caractères.$H$2];IF([.F8]=1;[$Caractères.$H$3];IF([.F8]=2;[$Caractères.$H$4];IF([.F8]=3;[$Caractères.$H$5];IF([.F8]=4;[$Caractères.$H$6];IF([.F8]=5;[$Caractères.$H$7];IF([.F8]=6;[$Caractères.$H$8];IF([.F8]=7;[$Caractères.$H$9];&quot;x&quot;)))))))))" office:value-type="string" office:string-value="h" calcext:value-type="string">
            <text:p>h</text:p>
          </table:table-cell>
          <table:table-cell table:style-name="ce54" table:formula="of:=IF([.G8]=0;[$Caractères.$B$2];IF([.G8]=1;[$Caractères.$B$3];IF([.G8]=2;[$Caractères.$B$4];IF([.G8]=3;[$Caractères.$B$5];IF([.G8]=4;[$Caractères.$B$6];IF([.G8]=5;[$Caractères.$B$7];IF([.G8]=6;[$Caractères.$B$8];IF([.G8]=7;[$Caractères.$B$9];IF([.G8]=8;[$Caractères.$B$10];IF([.G8]=9;[$Caractères.$B$11];IF([.G8]=10;[$Caractères.$B$12];IF([.G8]=11;[$Caractères.$B$13];IF([.G8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G8]&gt;0;[.G8]&lt;4);&quot;&quot;;IF([.H8]=0;[$Caractères.$H$2];IF([.H8]=1;[$Caractères.$H$3];IF([.H8]=2;[$Caractères.$H$4];IF([.H8]=3;[$Caractères.$H$5];IF([.H8]=4;[$Caractères.$H$6];IF([.H8]=5;[$Caractères.$H$7];IF([.H8]=6;[$Caractères.$H$8];IF([.H8]=7;[$Caractères.$H$9];&quot;x&quot;)))))))))" office:value-type="string" office:string-value="h" calcext:value-type="string">
            <text:p>h</text:p>
          </table:table-cell>
          <table:table-cell table:style-name="ce60" table:formula="of:=IF([.I8]=0;[$Caractères.$B$2];IF([.I8]=1;[$Caractères.$B$3];IF([.I8]=2;[$Caractères.$B$4];IF([.I8]=3;[$Caractères.$B$5];IF([.I8]=4;[$Caractères.$B$6];IF([.I8]=5;[$Caractères.$B$7];IF([.I8]=6;[$Caractères.$B$8];IF([.I8]=7;[$Caractères.$B$9];IF([.I8]=8;[$Caractères.$B$10];IF([.I8]=9;[$Caractères.$B$11];IF([.I8]=10;[$Caractères.$B$12];IF([.I8]=11;[$Caractères.$B$13];IF([.I8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I8]&gt;0;[.I8]&lt;4);&quot;&quot;;IF([.J8]=0;[$Caractères.$H$2];IF([.J8]=1;[$Caractères.$H$3];IF([.J8]=2;[$Caractères.$H$4];IF([.J8]=3;[$Caractères.$H$5];IF([.J8]=4;[$Caractères.$H$6];IF([.J8]=5;[$Caractères.$H$7];IF([.J8]=6;[$Caractères.$H$8];IF([.J8]=7;[$Caractères.$H$9];&quot;x&quot;)))))))))" office:value-type="string" office:string-value="h" calcext:value-type="string">
            <text:p>h</text:p>
          </table:table-cell>
          <table:table-cell table:style-name="ce54" table:formula="of:=IF([.K8]=0;[$Caractères.$B$2];IF([.K8]=1;[$Caractères.$B$3];IF([.K8]=2;[$Caractères.$B$4];IF([.K8]=3;[$Caractères.$B$5];IF([.K8]=4;[$Caractères.$B$6];IF([.K8]=5;[$Caractères.$B$7];IF([.K8]=6;[$Caractères.$B$8];IF([.K8]=7;[$Caractères.$B$9];IF([.K8]=8;[$Caractères.$B$10];IF([.K8]=9;[$Caractères.$B$11];IF([.K8]=10;[$Caractères.$B$12];IF([.K8]=11;[$Caractères.$B$13];IF([.K8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K8]&gt;0;[.K8]&lt;4);&quot;&quot;;IF([.L8]=0;[$Caractères.$H$2];IF([.L8]=1;[$Caractères.$H$3];IF([.L8]=2;[$Caractères.$H$4];IF([.L8]=3;[$Caractères.$H$5];IF([.L8]=4;[$Caractères.$H$6];IF([.L8]=5;[$Caractères.$H$7];IF([.L8]=6;[$Caractères.$H$8];IF([.L8]=7;[$Caractères.$H$9];&quot;x&quot;)))))))))" office:value-type="string" office:string-value="h" calcext:value-type="string">
            <text:p>h</text:p>
          </table:table-cell>
          <table:table-cell table:style-name="ce60" table:formula="of:=IF([.M8]=0;[$Caractères.$B$2];IF([.M8]=1;[$Caractères.$B$3];IF([.M8]=2;[$Caractères.$B$4];IF([.M8]=3;[$Caractères.$B$5];IF([.M8]=4;[$Caractères.$B$6];IF([.M8]=5;[$Caractères.$B$7];IF([.M8]=6;[$Caractères.$B$8];IF([.M8]=7;[$Caractères.$B$9];IF([.M8]=8;[$Caractères.$B$10];IF([.M8]=9;[$Caractères.$B$11];IF([.M8]=10;[$Caractères.$B$12];IF([.M8]=11;[$Caractères.$B$13];IF([.M8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M8]&gt;0;[.M8]&lt;4);&quot;&quot;;IF([.N8]=0;[$Caractères.$H$2];IF([.N8]=1;[$Caractères.$H$3];IF([.N8]=2;[$Caractères.$H$4];IF([.N8]=3;[$Caractères.$H$5];IF([.N8]=4;[$Caractères.$H$6];IF([.N8]=5;[$Caractères.$H$7];IF([.N8]=6;[$Caractères.$H$8];IF([.N8]=7;[$Caractères.$H$9];&quot;x&quot;)))))))))" office:value-type="string" office:string-value="h" calcext:value-type="string">
            <text:p>h</text:p>
          </table:table-cell>
          <table:table-cell table:style-name="ce54" table:formula="of:=IF([.O8]=0;[$Caractères.$B$2];IF([.O8]=1;[$Caractères.$B$3];IF([.O8]=2;[$Caractères.$B$4];IF([.O8]=3;[$Caractères.$B$5];IF([.O8]=4;[$Caractères.$B$6];IF([.O8]=5;[$Caractères.$B$7];IF([.O8]=6;[$Caractères.$B$8];IF([.O8]=7;[$Caractères.$B$9];IF([.O8]=8;[$Caractères.$B$10];IF([.O8]=9;[$Caractères.$B$11];IF([.O8]=10;[$Caractères.$B$12];IF([.O8]=11;[$Caractères.$B$13];IF([.O8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O8]&gt;0;[.O8]&lt;4);&quot;&quot;;IF([.P8]=0;[$Caractères.$H$2];IF([.P8]=1;[$Caractères.$H$3];IF([.P8]=2;[$Caractères.$H$4];IF([.P8]=3;[$Caractères.$H$5];IF([.P8]=4;[$Caractères.$H$6];IF([.P8]=5;[$Caractères.$H$7];IF([.P8]=6;[$Caractères.$H$8];IF([.P8]=7;[$Caractères.$H$9];&quot;x&quot;)))))))))" office:value-type="string" office:string-value="h" calcext:value-type="string">
            <text:p>h</text:p>
          </table:table-cell>
          <table:table-cell table:style-name="ce60" table:formula="of:=IF([.Q8]=0;[$Caractères.$B$2];IF([.Q8]=1;[$Caractères.$B$3];IF([.Q8]=2;[$Caractères.$B$4];IF([.Q8]=3;[$Caractères.$B$5];IF([.Q8]=4;[$Caractères.$B$6];IF([.Q8]=5;[$Caractères.$B$7];IF([.Q8]=6;[$Caractères.$B$8];IF([.Q8]=7;[$Caractères.$B$9];IF([.Q8]=8;[$Caractères.$B$10];IF([.Q8]=9;[$Caractères.$B$11];IF([.Q8]=10;[$Caractères.$B$12];IF([.Q8]=11;[$Caractères.$B$13];IF([.Q8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Q8]&gt;0;[.Q8]&lt;4);&quot;&quot;;IF([.R8]=0;[$Caractères.$H$2];IF([.R8]=1;[$Caractères.$H$3];IF([.R8]=2;[$Caractères.$H$4];IF([.R8]=3;[$Caractères.$H$5];IF([.R8]=4;[$Caractères.$H$6];IF([.R8]=5;[$Caractères.$H$7];IF([.R8]=6;[$Caractères.$H$8];IF([.R8]=7;[$Caractères.$H$9];&quot;x&quot;)))))))))" office:value-type="string" office:string-value="h" calcext:value-type="string">
            <text:p>h</text:p>
          </table:table-cell>
          <table:table-cell table:style-name="ce54" table:formula="of:=IF([.S8]=0;[$Caractères.$B$2];IF([.S8]=1;[$Caractères.$B$3];IF([.S8]=2;[$Caractères.$B$4];IF([.S8]=3;[$Caractères.$B$5];IF([.S8]=4;[$Caractères.$B$6];IF([.S8]=5;[$Caractères.$B$7];IF([.S8]=6;[$Caractères.$B$8];IF([.S8]=7;[$Caractères.$B$9];IF([.S8]=8;[$Caractères.$B$10];IF([.S8]=9;[$Caractères.$B$11];IF([.S8]=10;[$Caractères.$B$12];IF([.S8]=11;[$Caractères.$B$13];IF([.S8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S8]&gt;0;[.S8]&lt;4);&quot;&quot;;IF([.T8]=0;[$Caractères.$H$2];IF([.T8]=1;[$Caractères.$H$3];IF([.T8]=2;[$Caractères.$H$4];IF([.T8]=3;[$Caractères.$H$5];IF([.T8]=4;[$Caractères.$H$6];IF([.T8]=5;[$Caractères.$H$7];IF([.T8]=6;[$Caractères.$H$8];IF([.T8]=7;[$Caractères.$H$9];&quot;x&quot;)))))))))" office:value-type="string" office:string-value="h" calcext:value-type="string">
            <text:p>h</text:p>
          </table:table-cell>
          <table:table-cell table:style-name="ce60" table:formula="of:=IF([.U8]=0;[$Caractères.$B$2];IF([.U8]=1;[$Caractères.$B$3];IF([.U8]=2;[$Caractères.$B$4];IF([.U8]=3;[$Caractères.$B$5];IF([.U8]=4;[$Caractères.$B$6];IF([.U8]=5;[$Caractères.$B$7];IF([.U8]=6;[$Caractères.$B$8];IF([.U8]=7;[$Caractères.$B$9];IF([.U8]=8;[$Caractères.$B$10];IF([.U8]=9;[$Caractères.$B$11];IF([.U8]=10;[$Caractères.$B$12];IF([.U8]=11;[$Caractères.$B$13];IF([.U8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U8]&gt;0;[.U8]&lt;4);&quot;&quot;;IF([.V8]=0;[$Caractères.$H$2];IF([.V8]=1;[$Caractères.$H$3];IF([.V8]=2;[$Caractères.$H$4];IF([.V8]=3;[$Caractères.$H$5];IF([.V8]=4;[$Caractères.$H$6];IF([.V8]=5;[$Caractères.$H$7];IF([.V8]=6;[$Caractères.$H$8];IF([.V8]=7;[$Caractères.$H$9];&quot;x&quot;)))))))))" office:value-type="string" office:string-value="h" calcext:value-type="string">
            <text:p>h</text:p>
          </table:table-cell>
          <table:table-cell table:style-name="ce54" table:formula="of:=IF([.W8]=0;[$Caractères.$B$2];IF([.W8]=1;[$Caractères.$B$3];IF([.W8]=2;[$Caractères.$B$4];IF([.W8]=3;[$Caractères.$B$5];IF([.W8]=4;[$Caractères.$B$6];IF([.W8]=5;[$Caractères.$B$7];IF([.W8]=6;[$Caractères.$B$8];IF([.W8]=7;[$Caractères.$B$9];IF([.W8]=8;[$Caractères.$B$10];IF([.W8]=9;[$Caractères.$B$11];IF([.W8]=10;[$Caractères.$B$12];IF([.W8]=11;[$Caractères.$B$13];IF([.W8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W8]&gt;0;[.W8]&lt;4);&quot;&quot;;IF([.X8]=0;[$Caractères.$H$2];IF([.X8]=1;[$Caractères.$H$3];IF([.X8]=2;[$Caractères.$H$4];IF([.X8]=3;[$Caractères.$H$5];IF([.X8]=4;[$Caractères.$H$6];IF([.X8]=5;[$Caractères.$H$7];IF([.X8]=6;[$Caractères.$H$8];IF([.X8]=7;[$Caractères.$H$9];&quot;x&quot;)))))))))" office:value-type="string" office:string-value="h" calcext:value-type="string">
            <text:p>h</text:p>
          </table:table-cell>
          <table:table-cell table:style-name="ce60" table:formula="of:=IF([.Y8]=0;[$Caractères.$B$2];IF([.Y8]=1;[$Caractères.$B$3];IF([.Y8]=2;[$Caractères.$B$4];IF([.Y8]=3;[$Caractères.$B$5];IF([.Y8]=4;[$Caractères.$B$6];IF([.Y8]=5;[$Caractères.$B$7];IF([.Y8]=6;[$Caractères.$B$8];IF([.Y8]=7;[$Caractères.$B$9];IF([.Y8]=8;[$Caractères.$B$10];IF([.Y8]=9;[$Caractères.$B$11];IF([.Y8]=10;[$Caractères.$B$12];IF([.Y8]=11;[$Caractères.$B$13];IF([.Y8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Y8]&gt;0;[.Y8]&lt;4);&quot;&quot;;IF([.Z8]=0;[$Caractères.$H$2];IF([.Z8]=1;[$Caractères.$H$3];IF([.Z8]=2;[$Caractères.$H$4];IF([.Z8]=3;[$Caractères.$H$5];IF([.Z8]=4;[$Caractères.$H$6];IF([.Z8]=5;[$Caractères.$H$7];IF([.Z8]=6;[$Caractères.$H$8];IF([.Z8]=7;[$Caractères.$H$9];&quot;x&quot;)))))))))" office:value-type="string" office:string-value="h" calcext:value-type="string">
            <text:p>h</text:p>
          </table:table-cell>
          <table:table-cell table:style-name="ce54" table:formula="of:=IF([.AA8]=0;[$Caractères.$B$2];IF([.AA8]=1;[$Caractères.$B$3];IF([.AA8]=2;[$Caractères.$B$4];IF([.AA8]=3;[$Caractères.$B$5];IF([.AA8]=4;[$Caractères.$B$6];IF([.AA8]=5;[$Caractères.$B$7];IF([.AA8]=6;[$Caractères.$B$8];IF([.AA8]=7;[$Caractères.$B$9];IF([.AA8]=8;[$Caractères.$B$10];IF([.AA8]=9;[$Caractères.$B$11];IF([.AA8]=10;[$Caractères.$B$12];IF([.AA8]=11;[$Caractères.$B$13];IF([.AA8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8]&gt;0;[.AA8]&lt;4);&quot;&quot;;IF([.AB8]=0;[$Caractères.$H$2];IF([.AB8]=1;[$Caractères.$H$3];IF([.AB8]=2;[$Caractères.$H$4];IF([.AB8]=3;[$Caractères.$H$5];IF([.AB8]=4;[$Caractères.$H$6];IF([.AB8]=5;[$Caractères.$H$7];IF([.AB8]=6;[$Caractères.$H$8];IF([.AB8]=7;[$Caractères.$H$9];&quot;x&quot;)))))))))" office:value-type="string" office:string-value="h" calcext:value-type="string">
            <text:p>h</text:p>
          </table:table-cell>
          <table:table-cell table:style-name="ce60" table:formula="of:=IF([.AC8]=0;[$Caractères.$B$2];IF([.AC8]=1;[$Caractères.$B$3];IF([.AC8]=2;[$Caractères.$B$4];IF([.AC8]=3;[$Caractères.$B$5];IF([.AC8]=4;[$Caractères.$B$6];IF([.AC8]=5;[$Caractères.$B$7];IF([.AC8]=6;[$Caractères.$B$8];IF([.AC8]=7;[$Caractères.$B$9];IF([.AC8]=8;[$Caractères.$B$10];IF([.AC8]=9;[$Caractères.$B$11];IF([.AC8]=10;[$Caractères.$B$12];IF([.AC8]=11;[$Caractères.$B$13];IF([.AC8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8]&gt;0;[.AC8]&lt;4);&quot;&quot;;IF([.AD8]=0;[$Caractères.$H$2];IF([.AD8]=1;[$Caractères.$H$3];IF([.AD8]=2;[$Caractères.$H$4];IF([.AD8]=3;[$Caractères.$H$5];IF([.AD8]=4;[$Caractères.$H$6];IF([.AD8]=5;[$Caractères.$H$7];IF([.AD8]=6;[$Caractères.$H$8];IF([.AD8]=7;[$Caractères.$H$9];&quot;x&quot;)))))))))" office:value-type="string" office:string-value="h" calcext:value-type="string">
            <text:p>h</text:p>
          </table:table-cell>
          <table:table-cell table:style-name="ce54" table:formula="of:=IF([.AE8]=0;[$Caractères.$B$2];IF([.AE8]=1;[$Caractères.$B$3];IF([.AE8]=2;[$Caractères.$B$4];IF([.AE8]=3;[$Caractères.$B$5];IF([.AE8]=4;[$Caractères.$B$6];IF([.AE8]=5;[$Caractères.$B$7];IF([.AE8]=6;[$Caractères.$B$8];IF([.AE8]=7;[$Caractères.$B$9];IF([.AE8]=8;[$Caractères.$B$10];IF([.AE8]=9;[$Caractères.$B$11];IF([.AE8]=10;[$Caractères.$B$12];IF([.AE8]=11;[$Caractères.$B$13];IF([.AE8]=12;[$Caractères.$B$14];&quot;&quot;)))))))))))))" office:value-type="string" office:string-value="" calcext:value-type="string">
            <text:p></text:p>
          </table:table-cell>
          <table:table-cell table:style-name="ce66" table:formula="of:=IF(AND([.AE8]&gt;0;[.AE8]&lt;4);&quot;&quot;;IF([.AF8]=0;[$Caractères.$H$2];IF([.AF8]=1;[$Caractères.$H$3];IF([.AF8]=2;[$Caractères.$H$4];IF([.AF8]=3;[$Caractères.$H$5];IF([.AF8]=4;[$Caractères.$H$6];IF([.AF8]=5;[$Caractères.$H$7];IF([.AF8]=6;[$Caractères.$H$8];IF([.AF8]=7;[$Caractères.$H$9];&quot;x&quot;)))))))))" office:value-type="string" office:string-value="h" calcext:value-type="string">
            <text:p>h</text:p>
          </table:table-cell>
          <table:table-cell table:number-columns-repeated="5"/>
        </table:table-row>
        <table:table-row table:style-name="ro2">
          <table:table-cell table:style-name="ce42" table:formula="of:=IF([.A9]=0;[$Caractères.$B$2];IF([.A9]=1;[$Caractères.$B$3];IF([.A9]=2;[$Caractères.$B$4];IF([.A9]=3;[$Caractères.$B$5];IF([.A9]=4;[$Caractères.$B$6];IF([.A9]=5;[$Caractères.$B$7];IF([.A9]=6;[$Caractères.$B$8];IF([.A9]=7;[$Caractères.$B$9];IF([.A9]=8;[$Caractères.$B$10];IF([.A9]=9;[$Caractères.$B$11];IF([.A9]=10;[$Caractères.$B$12];IF([.A9]=11;[$Caractères.$B$13];IF([.A9]=12;[$Caractères.$B$14];&quot;&quot;)))))))))))))" office:value-type="string" office:string-value="▎" calcext:value-type="string">
            <text:p>▎</text:p>
          </table:table-cell>
          <table:table-cell table:style-name="ce48" table:formula="of:=IF(AND([.A9]&gt;0;[.A9]&lt;4);&quot;&quot;;IF([.B9]=0;[$Caractères.$H$2];IF([.B9]=1;[$Caractères.$H$3];IF([.B9]=2;[$Caractères.$H$4];IF([.B9]=3;[$Caractères.$H$5];IF([.B9]=4;[$Caractères.$H$6];IF([.B9]=5;[$Caractères.$H$7];IF([.B9]=6;[$Caractères.$H$8];IF([.B9]=7;[$Caractères.$H$9];&quot;x&quot;)))))))))" office:value-type="string" office:string-value="h" calcext:value-type="string">
            <text:p>h</text:p>
          </table:table-cell>
          <table:table-cell table:style-name="ce54" table:formula="of:=IF([.C9]=0;[$Caractères.$B$2];IF([.C9]=1;[$Caractères.$B$3];IF([.C9]=2;[$Caractères.$B$4];IF([.C9]=3;[$Caractères.$B$5];IF([.C9]=4;[$Caractères.$B$6];IF([.C9]=5;[$Caractères.$B$7];IF([.C9]=6;[$Caractères.$B$8];IF([.C9]=7;[$Caractères.$B$9];IF([.C9]=8;[$Caractères.$B$10];IF([.C9]=9;[$Caractères.$B$11];IF([.C9]=10;[$Caractères.$B$12];IF([.C9]=11;[$Caractères.$B$13];IF([.C9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9]&gt;0;[.C9]&lt;4);&quot;&quot;;IF([.D9]=0;[$Caractères.$H$2];IF([.D9]=1;[$Caractères.$H$3];IF([.D9]=2;[$Caractères.$H$4];IF([.D9]=3;[$Caractères.$H$5];IF([.D9]=4;[$Caractères.$H$6];IF([.D9]=5;[$Caractères.$H$7];IF([.D9]=6;[$Caractères.$H$8];IF([.D9]=7;[$Caractères.$H$9];&quot;x&quot;)))))))))" office:value-type="string" office:string-value="h" calcext:value-type="string">
            <text:p>h</text:p>
          </table:table-cell>
          <table:table-cell table:style-name="ce60" table:formula="of:=IF([.E9]=0;[$Caractères.$B$2];IF([.E9]=1;[$Caractères.$B$3];IF([.E9]=2;[$Caractères.$B$4];IF([.E9]=3;[$Caractères.$B$5];IF([.E9]=4;[$Caractères.$B$6];IF([.E9]=5;[$Caractères.$B$7];IF([.E9]=6;[$Caractères.$B$8];IF([.E9]=7;[$Caractères.$B$9];IF([.E9]=8;[$Caractères.$B$10];IF([.E9]=9;[$Caractères.$B$11];IF([.E9]=10;[$Caractères.$B$12];IF([.E9]=11;[$Caractères.$B$13];IF([.E9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9]&gt;0;[.E9]&lt;4);&quot;&quot;;IF([.F9]=0;[$Caractères.$H$2];IF([.F9]=1;[$Caractères.$H$3];IF([.F9]=2;[$Caractères.$H$4];IF([.F9]=3;[$Caractères.$H$5];IF([.F9]=4;[$Caractères.$H$6];IF([.F9]=5;[$Caractères.$H$7];IF([.F9]=6;[$Caractères.$H$8];IF([.F9]=7;[$Caractères.$H$9];&quot;x&quot;)))))))))" office:value-type="string" office:string-value="h" calcext:value-type="string">
            <text:p>h</text:p>
          </table:table-cell>
          <table:table-cell table:style-name="ce54" table:formula="of:=IF([.G9]=0;[$Caractères.$B$2];IF([.G9]=1;[$Caractères.$B$3];IF([.G9]=2;[$Caractères.$B$4];IF([.G9]=3;[$Caractères.$B$5];IF([.G9]=4;[$Caractères.$B$6];IF([.G9]=5;[$Caractères.$B$7];IF([.G9]=6;[$Caractères.$B$8];IF([.G9]=7;[$Caractères.$B$9];IF([.G9]=8;[$Caractères.$B$10];IF([.G9]=9;[$Caractères.$B$11];IF([.G9]=10;[$Caractères.$B$12];IF([.G9]=11;[$Caractères.$B$13];IF([.G9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G9]&gt;0;[.G9]&lt;4);&quot;&quot;;IF([.H9]=0;[$Caractères.$H$2];IF([.H9]=1;[$Caractères.$H$3];IF([.H9]=2;[$Caractères.$H$4];IF([.H9]=3;[$Caractères.$H$5];IF([.H9]=4;[$Caractères.$H$6];IF([.H9]=5;[$Caractères.$H$7];IF([.H9]=6;[$Caractères.$H$8];IF([.H9]=7;[$Caractères.$H$9];&quot;x&quot;)))))))))" office:value-type="string" office:string-value="h" calcext:value-type="string">
            <text:p>h</text:p>
          </table:table-cell>
          <table:table-cell table:style-name="ce60" table:formula="of:=IF([.I9]=0;[$Caractères.$B$2];IF([.I9]=1;[$Caractères.$B$3];IF([.I9]=2;[$Caractères.$B$4];IF([.I9]=3;[$Caractères.$B$5];IF([.I9]=4;[$Caractères.$B$6];IF([.I9]=5;[$Caractères.$B$7];IF([.I9]=6;[$Caractères.$B$8];IF([.I9]=7;[$Caractères.$B$9];IF([.I9]=8;[$Caractères.$B$10];IF([.I9]=9;[$Caractères.$B$11];IF([.I9]=10;[$Caractères.$B$12];IF([.I9]=11;[$Caractères.$B$13];IF([.I9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I9]&gt;0;[.I9]&lt;4);&quot;&quot;;IF([.J9]=0;[$Caractères.$H$2];IF([.J9]=1;[$Caractères.$H$3];IF([.J9]=2;[$Caractères.$H$4];IF([.J9]=3;[$Caractères.$H$5];IF([.J9]=4;[$Caractères.$H$6];IF([.J9]=5;[$Caractères.$H$7];IF([.J9]=6;[$Caractères.$H$8];IF([.J9]=7;[$Caractères.$H$9];&quot;x&quot;)))))))))" office:value-type="string" office:string-value="h" calcext:value-type="string">
            <text:p>h</text:p>
          </table:table-cell>
          <table:table-cell table:style-name="ce54" table:formula="of:=IF([.K9]=0;[$Caractères.$B$2];IF([.K9]=1;[$Caractères.$B$3];IF([.K9]=2;[$Caractères.$B$4];IF([.K9]=3;[$Caractères.$B$5];IF([.K9]=4;[$Caractères.$B$6];IF([.K9]=5;[$Caractères.$B$7];IF([.K9]=6;[$Caractères.$B$8];IF([.K9]=7;[$Caractères.$B$9];IF([.K9]=8;[$Caractères.$B$10];IF([.K9]=9;[$Caractères.$B$11];IF([.K9]=10;[$Caractères.$B$12];IF([.K9]=11;[$Caractères.$B$13];IF([.K9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K9]&gt;0;[.K9]&lt;4);&quot;&quot;;IF([.L9]=0;[$Caractères.$H$2];IF([.L9]=1;[$Caractères.$H$3];IF([.L9]=2;[$Caractères.$H$4];IF([.L9]=3;[$Caractères.$H$5];IF([.L9]=4;[$Caractères.$H$6];IF([.L9]=5;[$Caractères.$H$7];IF([.L9]=6;[$Caractères.$H$8];IF([.L9]=7;[$Caractères.$H$9];&quot;x&quot;)))))))))" office:value-type="string" office:string-value="h" calcext:value-type="string">
            <text:p>h</text:p>
          </table:table-cell>
          <table:table-cell table:style-name="ce60" table:formula="of:=IF([.M9]=0;[$Caractères.$B$2];IF([.M9]=1;[$Caractères.$B$3];IF([.M9]=2;[$Caractères.$B$4];IF([.M9]=3;[$Caractères.$B$5];IF([.M9]=4;[$Caractères.$B$6];IF([.M9]=5;[$Caractères.$B$7];IF([.M9]=6;[$Caractères.$B$8];IF([.M9]=7;[$Caractères.$B$9];IF([.M9]=8;[$Caractères.$B$10];IF([.M9]=9;[$Caractères.$B$11];IF([.M9]=10;[$Caractères.$B$12];IF([.M9]=11;[$Caractères.$B$13];IF([.M9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M9]&gt;0;[.M9]&lt;4);&quot;&quot;;IF([.N9]=0;[$Caractères.$H$2];IF([.N9]=1;[$Caractères.$H$3];IF([.N9]=2;[$Caractères.$H$4];IF([.N9]=3;[$Caractères.$H$5];IF([.N9]=4;[$Caractères.$H$6];IF([.N9]=5;[$Caractères.$H$7];IF([.N9]=6;[$Caractères.$H$8];IF([.N9]=7;[$Caractères.$H$9];&quot;x&quot;)))))))))" office:value-type="string" office:string-value="h" calcext:value-type="string">
            <text:p>h</text:p>
          </table:table-cell>
          <table:table-cell table:style-name="ce54" table:formula="of:=IF([.O9]=0;[$Caractères.$B$2];IF([.O9]=1;[$Caractères.$B$3];IF([.O9]=2;[$Caractères.$B$4];IF([.O9]=3;[$Caractères.$B$5];IF([.O9]=4;[$Caractères.$B$6];IF([.O9]=5;[$Caractères.$B$7];IF([.O9]=6;[$Caractères.$B$8];IF([.O9]=7;[$Caractères.$B$9];IF([.O9]=8;[$Caractères.$B$10];IF([.O9]=9;[$Caractères.$B$11];IF([.O9]=10;[$Caractères.$B$12];IF([.O9]=11;[$Caractères.$B$13];IF([.O9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O9]&gt;0;[.O9]&lt;4);&quot;&quot;;IF([.P9]=0;[$Caractères.$H$2];IF([.P9]=1;[$Caractères.$H$3];IF([.P9]=2;[$Caractères.$H$4];IF([.P9]=3;[$Caractères.$H$5];IF([.P9]=4;[$Caractères.$H$6];IF([.P9]=5;[$Caractères.$H$7];IF([.P9]=6;[$Caractères.$H$8];IF([.P9]=7;[$Caractères.$H$9];&quot;x&quot;)))))))))" office:value-type="string" office:string-value="h" calcext:value-type="string">
            <text:p>h</text:p>
          </table:table-cell>
          <table:table-cell table:style-name="ce60" table:formula="of:=IF([.Q9]=0;[$Caractères.$B$2];IF([.Q9]=1;[$Caractères.$B$3];IF([.Q9]=2;[$Caractères.$B$4];IF([.Q9]=3;[$Caractères.$B$5];IF([.Q9]=4;[$Caractères.$B$6];IF([.Q9]=5;[$Caractères.$B$7];IF([.Q9]=6;[$Caractères.$B$8];IF([.Q9]=7;[$Caractères.$B$9];IF([.Q9]=8;[$Caractères.$B$10];IF([.Q9]=9;[$Caractères.$B$11];IF([.Q9]=10;[$Caractères.$B$12];IF([.Q9]=11;[$Caractères.$B$13];IF([.Q9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Q9]&gt;0;[.Q9]&lt;4);&quot;&quot;;IF([.R9]=0;[$Caractères.$H$2];IF([.R9]=1;[$Caractères.$H$3];IF([.R9]=2;[$Caractères.$H$4];IF([.R9]=3;[$Caractères.$H$5];IF([.R9]=4;[$Caractères.$H$6];IF([.R9]=5;[$Caractères.$H$7];IF([.R9]=6;[$Caractères.$H$8];IF([.R9]=7;[$Caractères.$H$9];&quot;x&quot;)))))))))" office:value-type="string" office:string-value="h" calcext:value-type="string">
            <text:p>h</text:p>
          </table:table-cell>
          <table:table-cell table:style-name="ce54" table:formula="of:=IF([.S9]=0;[$Caractères.$B$2];IF([.S9]=1;[$Caractères.$B$3];IF([.S9]=2;[$Caractères.$B$4];IF([.S9]=3;[$Caractères.$B$5];IF([.S9]=4;[$Caractères.$B$6];IF([.S9]=5;[$Caractères.$B$7];IF([.S9]=6;[$Caractères.$B$8];IF([.S9]=7;[$Caractères.$B$9];IF([.S9]=8;[$Caractères.$B$10];IF([.S9]=9;[$Caractères.$B$11];IF([.S9]=10;[$Caractères.$B$12];IF([.S9]=11;[$Caractères.$B$13];IF([.S9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S9]&gt;0;[.S9]&lt;4);&quot;&quot;;IF([.T9]=0;[$Caractères.$H$2];IF([.T9]=1;[$Caractères.$H$3];IF([.T9]=2;[$Caractères.$H$4];IF([.T9]=3;[$Caractères.$H$5];IF([.T9]=4;[$Caractères.$H$6];IF([.T9]=5;[$Caractères.$H$7];IF([.T9]=6;[$Caractères.$H$8];IF([.T9]=7;[$Caractères.$H$9];&quot;x&quot;)))))))))" office:value-type="string" office:string-value="h" calcext:value-type="string">
            <text:p>h</text:p>
          </table:table-cell>
          <table:table-cell table:style-name="ce60" table:formula="of:=IF([.U9]=0;[$Caractères.$B$2];IF([.U9]=1;[$Caractères.$B$3];IF([.U9]=2;[$Caractères.$B$4];IF([.U9]=3;[$Caractères.$B$5];IF([.U9]=4;[$Caractères.$B$6];IF([.U9]=5;[$Caractères.$B$7];IF([.U9]=6;[$Caractères.$B$8];IF([.U9]=7;[$Caractères.$B$9];IF([.U9]=8;[$Caractères.$B$10];IF([.U9]=9;[$Caractères.$B$11];IF([.U9]=10;[$Caractères.$B$12];IF([.U9]=11;[$Caractères.$B$13];IF([.U9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U9]&gt;0;[.U9]&lt;4);&quot;&quot;;IF([.V9]=0;[$Caractères.$H$2];IF([.V9]=1;[$Caractères.$H$3];IF([.V9]=2;[$Caractères.$H$4];IF([.V9]=3;[$Caractères.$H$5];IF([.V9]=4;[$Caractères.$H$6];IF([.V9]=5;[$Caractères.$H$7];IF([.V9]=6;[$Caractères.$H$8];IF([.V9]=7;[$Caractères.$H$9];&quot;x&quot;)))))))))" office:value-type="string" office:string-value="h" calcext:value-type="string">
            <text:p>h</text:p>
          </table:table-cell>
          <table:table-cell table:style-name="ce54" table:formula="of:=IF([.W9]=0;[$Caractères.$B$2];IF([.W9]=1;[$Caractères.$B$3];IF([.W9]=2;[$Caractères.$B$4];IF([.W9]=3;[$Caractères.$B$5];IF([.W9]=4;[$Caractères.$B$6];IF([.W9]=5;[$Caractères.$B$7];IF([.W9]=6;[$Caractères.$B$8];IF([.W9]=7;[$Caractères.$B$9];IF([.W9]=8;[$Caractères.$B$10];IF([.W9]=9;[$Caractères.$B$11];IF([.W9]=10;[$Caractères.$B$12];IF([.W9]=11;[$Caractères.$B$13];IF([.W9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W9]&gt;0;[.W9]&lt;4);&quot;&quot;;IF([.X9]=0;[$Caractères.$H$2];IF([.X9]=1;[$Caractères.$H$3];IF([.X9]=2;[$Caractères.$H$4];IF([.X9]=3;[$Caractères.$H$5];IF([.X9]=4;[$Caractères.$H$6];IF([.X9]=5;[$Caractères.$H$7];IF([.X9]=6;[$Caractères.$H$8];IF([.X9]=7;[$Caractères.$H$9];&quot;x&quot;)))))))))" office:value-type="string" office:string-value="h" calcext:value-type="string">
            <text:p>h</text:p>
          </table:table-cell>
          <table:table-cell table:style-name="ce60" table:formula="of:=IF([.Y9]=0;[$Caractères.$B$2];IF([.Y9]=1;[$Caractères.$B$3];IF([.Y9]=2;[$Caractères.$B$4];IF([.Y9]=3;[$Caractères.$B$5];IF([.Y9]=4;[$Caractères.$B$6];IF([.Y9]=5;[$Caractères.$B$7];IF([.Y9]=6;[$Caractères.$B$8];IF([.Y9]=7;[$Caractères.$B$9];IF([.Y9]=8;[$Caractères.$B$10];IF([.Y9]=9;[$Caractères.$B$11];IF([.Y9]=10;[$Caractères.$B$12];IF([.Y9]=11;[$Caractères.$B$13];IF([.Y9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Y9]&gt;0;[.Y9]&lt;4);&quot;&quot;;IF([.Z9]=0;[$Caractères.$H$2];IF([.Z9]=1;[$Caractères.$H$3];IF([.Z9]=2;[$Caractères.$H$4];IF([.Z9]=3;[$Caractères.$H$5];IF([.Z9]=4;[$Caractères.$H$6];IF([.Z9]=5;[$Caractères.$H$7];IF([.Z9]=6;[$Caractères.$H$8];IF([.Z9]=7;[$Caractères.$H$9];&quot;x&quot;)))))))))" office:value-type="string" office:string-value="h" calcext:value-type="string">
            <text:p>h</text:p>
          </table:table-cell>
          <table:table-cell table:style-name="ce54" table:formula="of:=IF([.AA9]=0;[$Caractères.$B$2];IF([.AA9]=1;[$Caractères.$B$3];IF([.AA9]=2;[$Caractères.$B$4];IF([.AA9]=3;[$Caractères.$B$5];IF([.AA9]=4;[$Caractères.$B$6];IF([.AA9]=5;[$Caractères.$B$7];IF([.AA9]=6;[$Caractères.$B$8];IF([.AA9]=7;[$Caractères.$B$9];IF([.AA9]=8;[$Caractères.$B$10];IF([.AA9]=9;[$Caractères.$B$11];IF([.AA9]=10;[$Caractères.$B$12];IF([.AA9]=11;[$Caractères.$B$13];IF([.AA9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9]&gt;0;[.AA9]&lt;4);&quot;&quot;;IF([.AB9]=0;[$Caractères.$H$2];IF([.AB9]=1;[$Caractères.$H$3];IF([.AB9]=2;[$Caractères.$H$4];IF([.AB9]=3;[$Caractères.$H$5];IF([.AB9]=4;[$Caractères.$H$6];IF([.AB9]=5;[$Caractères.$H$7];IF([.AB9]=6;[$Caractères.$H$8];IF([.AB9]=7;[$Caractères.$H$9];&quot;x&quot;)))))))))" office:value-type="string" office:string-value="h" calcext:value-type="string">
            <text:p>h</text:p>
          </table:table-cell>
          <table:table-cell table:style-name="ce60" table:formula="of:=IF([.AC9]=0;[$Caractères.$B$2];IF([.AC9]=1;[$Caractères.$B$3];IF([.AC9]=2;[$Caractères.$B$4];IF([.AC9]=3;[$Caractères.$B$5];IF([.AC9]=4;[$Caractères.$B$6];IF([.AC9]=5;[$Caractères.$B$7];IF([.AC9]=6;[$Caractères.$B$8];IF([.AC9]=7;[$Caractères.$B$9];IF([.AC9]=8;[$Caractères.$B$10];IF([.AC9]=9;[$Caractères.$B$11];IF([.AC9]=10;[$Caractères.$B$12];IF([.AC9]=11;[$Caractères.$B$13];IF([.AC9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9]&gt;0;[.AC9]&lt;4);&quot;&quot;;IF([.AD9]=0;[$Caractères.$H$2];IF([.AD9]=1;[$Caractères.$H$3];IF([.AD9]=2;[$Caractères.$H$4];IF([.AD9]=3;[$Caractères.$H$5];IF([.AD9]=4;[$Caractères.$H$6];IF([.AD9]=5;[$Caractères.$H$7];IF([.AD9]=6;[$Caractères.$H$8];IF([.AD9]=7;[$Caractères.$H$9];&quot;x&quot;)))))))))" office:value-type="string" office:string-value="h" calcext:value-type="string">
            <text:p>h</text:p>
          </table:table-cell>
          <table:table-cell table:style-name="ce54" table:formula="of:=IF([.AE9]=0;[$Caractères.$B$2];IF([.AE9]=1;[$Caractères.$B$3];IF([.AE9]=2;[$Caractères.$B$4];IF([.AE9]=3;[$Caractères.$B$5];IF([.AE9]=4;[$Caractères.$B$6];IF([.AE9]=5;[$Caractères.$B$7];IF([.AE9]=6;[$Caractères.$B$8];IF([.AE9]=7;[$Caractères.$B$9];IF([.AE9]=8;[$Caractères.$B$10];IF([.AE9]=9;[$Caractères.$B$11];IF([.AE9]=10;[$Caractères.$B$12];IF([.AE9]=11;[$Caractères.$B$13];IF([.AE9]=12;[$Caractères.$B$14];&quot;&quot;)))))))))))))" office:value-type="string" office:string-value="" calcext:value-type="string">
            <text:p></text:p>
          </table:table-cell>
          <table:table-cell table:style-name="ce66" table:formula="of:=IF(AND([.AE9]&gt;0;[.AE9]&lt;4);&quot;&quot;;IF([.AF9]=0;[$Caractères.$H$2];IF([.AF9]=1;[$Caractères.$H$3];IF([.AF9]=2;[$Caractères.$H$4];IF([.AF9]=3;[$Caractères.$H$5];IF([.AF9]=4;[$Caractères.$H$6];IF([.AF9]=5;[$Caractères.$H$7];IF([.AF9]=6;[$Caractères.$H$8];IF([.AF9]=7;[$Caractères.$H$9];&quot;x&quot;)))))))))" office:value-type="string" office:string-value="h" calcext:value-type="string">
            <text:p>h</text:p>
          </table:table-cell>
          <table:table-cell table:number-columns-repeated="5"/>
        </table:table-row>
        <table:table-row table:style-name="ro2">
          <table:table-cell table:style-name="ce42" table:formula="of:=IF([.A10]=0;[$Caractères.$B$2];IF([.A10]=1;[$Caractères.$B$3];IF([.A10]=2;[$Caractères.$B$4];IF([.A10]=3;[$Caractères.$B$5];IF([.A10]=4;[$Caractères.$B$6];IF([.A10]=5;[$Caractères.$B$7];IF([.A10]=6;[$Caractères.$B$8];IF([.A10]=7;[$Caractères.$B$9];IF([.A10]=8;[$Caractères.$B$10];IF([.A10]=9;[$Caractères.$B$11];IF([.A10]=10;[$Caractères.$B$12];IF([.A10]=11;[$Caractères.$B$13];IF([.A10]=12;[$Caractères.$B$14];&quot;&quot;)))))))))))))" office:value-type="string" office:string-value="▎" calcext:value-type="string">
            <text:p>▎</text:p>
          </table:table-cell>
          <table:table-cell table:style-name="ce48" table:formula="of:=IF(AND([.A10]&gt;0;[.A10]&lt;4);&quot;&quot;;IF([.B10]=0;[$Caractères.$H$2];IF([.B10]=1;[$Caractères.$H$3];IF([.B10]=2;[$Caractères.$H$4];IF([.B10]=3;[$Caractères.$H$5];IF([.B10]=4;[$Caractères.$H$6];IF([.B10]=5;[$Caractères.$H$7];IF([.B10]=6;[$Caractères.$H$8];IF([.B10]=7;[$Caractères.$H$9];&quot;x&quot;)))))))))" office:value-type="string" office:string-value="h" calcext:value-type="string">
            <text:p>h</text:p>
          </table:table-cell>
          <table:table-cell table:style-name="ce54" table:formula="of:=IF([.C10]=0;[$Caractères.$B$2];IF([.C10]=1;[$Caractères.$B$3];IF([.C10]=2;[$Caractères.$B$4];IF([.C10]=3;[$Caractères.$B$5];IF([.C10]=4;[$Caractères.$B$6];IF([.C10]=5;[$Caractères.$B$7];IF([.C10]=6;[$Caractères.$B$8];IF([.C10]=7;[$Caractères.$B$9];IF([.C10]=8;[$Caractères.$B$10];IF([.C10]=9;[$Caractères.$B$11];IF([.C10]=10;[$Caractères.$B$12];IF([.C10]=11;[$Caractères.$B$13];IF([.C10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10]&gt;0;[.C10]&lt;4);&quot;&quot;;IF([.D10]=0;[$Caractères.$H$2];IF([.D10]=1;[$Caractères.$H$3];IF([.D10]=2;[$Caractères.$H$4];IF([.D10]=3;[$Caractères.$H$5];IF([.D10]=4;[$Caractères.$H$6];IF([.D10]=5;[$Caractères.$H$7];IF([.D10]=6;[$Caractères.$H$8];IF([.D10]=7;[$Caractères.$H$9];&quot;x&quot;)))))))))" office:value-type="string" office:string-value="h" calcext:value-type="string">
            <text:p>h</text:p>
          </table:table-cell>
          <table:table-cell table:style-name="ce60" table:formula="of:=IF([.E10]=0;[$Caractères.$B$2];IF([.E10]=1;[$Caractères.$B$3];IF([.E10]=2;[$Caractères.$B$4];IF([.E10]=3;[$Caractères.$B$5];IF([.E10]=4;[$Caractères.$B$6];IF([.E10]=5;[$Caractères.$B$7];IF([.E10]=6;[$Caractères.$B$8];IF([.E10]=7;[$Caractères.$B$9];IF([.E10]=8;[$Caractères.$B$10];IF([.E10]=9;[$Caractères.$B$11];IF([.E10]=10;[$Caractères.$B$12];IF([.E10]=11;[$Caractères.$B$13];IF([.E10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10]&gt;0;[.E10]&lt;4);&quot;&quot;;IF([.F10]=0;[$Caractères.$H$2];IF([.F10]=1;[$Caractères.$H$3];IF([.F10]=2;[$Caractères.$H$4];IF([.F10]=3;[$Caractères.$H$5];IF([.F10]=4;[$Caractères.$H$6];IF([.F10]=5;[$Caractères.$H$7];IF([.F10]=6;[$Caractères.$H$8];IF([.F10]=7;[$Caractères.$H$9];&quot;x&quot;)))))))))" office:value-type="string" office:string-value="h" calcext:value-type="string">
            <text:p>h</text:p>
          </table:table-cell>
          <table:table-cell table:style-name="ce54" table:formula="of:=IF([.G10]=0;[$Caractères.$B$2];IF([.G10]=1;[$Caractères.$B$3];IF([.G10]=2;[$Caractères.$B$4];IF([.G10]=3;[$Caractères.$B$5];IF([.G10]=4;[$Caractères.$B$6];IF([.G10]=5;[$Caractères.$B$7];IF([.G10]=6;[$Caractères.$B$8];IF([.G10]=7;[$Caractères.$B$9];IF([.G10]=8;[$Caractères.$B$10];IF([.G10]=9;[$Caractères.$B$11];IF([.G10]=10;[$Caractères.$B$12];IF([.G10]=11;[$Caractères.$B$13];IF([.G10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G10]&gt;0;[.G10]&lt;4);&quot;&quot;;IF([.H10]=0;[$Caractères.$H$2];IF([.H10]=1;[$Caractères.$H$3];IF([.H10]=2;[$Caractères.$H$4];IF([.H10]=3;[$Caractères.$H$5];IF([.H10]=4;[$Caractères.$H$6];IF([.H10]=5;[$Caractères.$H$7];IF([.H10]=6;[$Caractères.$H$8];IF([.H10]=7;[$Caractères.$H$9];&quot;x&quot;)))))))))" office:value-type="string" office:string-value="h" calcext:value-type="string">
            <text:p>h</text:p>
          </table:table-cell>
          <table:table-cell table:style-name="ce60" table:formula="of:=IF([.I10]=0;[$Caractères.$B$2];IF([.I10]=1;[$Caractères.$B$3];IF([.I10]=2;[$Caractères.$B$4];IF([.I10]=3;[$Caractères.$B$5];IF([.I10]=4;[$Caractères.$B$6];IF([.I10]=5;[$Caractères.$B$7];IF([.I10]=6;[$Caractères.$B$8];IF([.I10]=7;[$Caractères.$B$9];IF([.I10]=8;[$Caractères.$B$10];IF([.I10]=9;[$Caractères.$B$11];IF([.I10]=10;[$Caractères.$B$12];IF([.I10]=11;[$Caractères.$B$13];IF([.I10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I10]&gt;0;[.I10]&lt;4);&quot;&quot;;IF([.J10]=0;[$Caractères.$H$2];IF([.J10]=1;[$Caractères.$H$3];IF([.J10]=2;[$Caractères.$H$4];IF([.J10]=3;[$Caractères.$H$5];IF([.J10]=4;[$Caractères.$H$6];IF([.J10]=5;[$Caractères.$H$7];IF([.J10]=6;[$Caractères.$H$8];IF([.J10]=7;[$Caractères.$H$9];&quot;x&quot;)))))))))" office:value-type="string" office:string-value="h" calcext:value-type="string">
            <text:p>h</text:p>
          </table:table-cell>
          <table:table-cell table:style-name="ce54" table:formula="of:=IF([.K10]=0;[$Caractères.$B$2];IF([.K10]=1;[$Caractères.$B$3];IF([.K10]=2;[$Caractères.$B$4];IF([.K10]=3;[$Caractères.$B$5];IF([.K10]=4;[$Caractères.$B$6];IF([.K10]=5;[$Caractères.$B$7];IF([.K10]=6;[$Caractères.$B$8];IF([.K10]=7;[$Caractères.$B$9];IF([.K10]=8;[$Caractères.$B$10];IF([.K10]=9;[$Caractères.$B$11];IF([.K10]=10;[$Caractères.$B$12];IF([.K10]=11;[$Caractères.$B$13];IF([.K10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K10]&gt;0;[.K10]&lt;4);&quot;&quot;;IF([.L10]=0;[$Caractères.$H$2];IF([.L10]=1;[$Caractères.$H$3];IF([.L10]=2;[$Caractères.$H$4];IF([.L10]=3;[$Caractères.$H$5];IF([.L10]=4;[$Caractères.$H$6];IF([.L10]=5;[$Caractères.$H$7];IF([.L10]=6;[$Caractères.$H$8];IF([.L10]=7;[$Caractères.$H$9];&quot;x&quot;)))))))))" office:value-type="string" office:string-value="h" calcext:value-type="string">
            <text:p>h</text:p>
          </table:table-cell>
          <table:table-cell table:style-name="ce60" table:formula="of:=IF([.M10]=0;[$Caractères.$B$2];IF([.M10]=1;[$Caractères.$B$3];IF([.M10]=2;[$Caractères.$B$4];IF([.M10]=3;[$Caractères.$B$5];IF([.M10]=4;[$Caractères.$B$6];IF([.M10]=5;[$Caractères.$B$7];IF([.M10]=6;[$Caractères.$B$8];IF([.M10]=7;[$Caractères.$B$9];IF([.M10]=8;[$Caractères.$B$10];IF([.M10]=9;[$Caractères.$B$11];IF([.M10]=10;[$Caractères.$B$12];IF([.M10]=11;[$Caractères.$B$13];IF([.M10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M10]&gt;0;[.M10]&lt;4);&quot;&quot;;IF([.N10]=0;[$Caractères.$H$2];IF([.N10]=1;[$Caractères.$H$3];IF([.N10]=2;[$Caractères.$H$4];IF([.N10]=3;[$Caractères.$H$5];IF([.N10]=4;[$Caractères.$H$6];IF([.N10]=5;[$Caractères.$H$7];IF([.N10]=6;[$Caractères.$H$8];IF([.N10]=7;[$Caractères.$H$9];&quot;x&quot;)))))))))" office:value-type="string" office:string-value="h" calcext:value-type="string">
            <text:p>h</text:p>
          </table:table-cell>
          <table:table-cell table:style-name="ce54" table:formula="of:=IF([.O10]=0;[$Caractères.$B$2];IF([.O10]=1;[$Caractères.$B$3];IF([.O10]=2;[$Caractères.$B$4];IF([.O10]=3;[$Caractères.$B$5];IF([.O10]=4;[$Caractères.$B$6];IF([.O10]=5;[$Caractères.$B$7];IF([.O10]=6;[$Caractères.$B$8];IF([.O10]=7;[$Caractères.$B$9];IF([.O10]=8;[$Caractères.$B$10];IF([.O10]=9;[$Caractères.$B$11];IF([.O10]=10;[$Caractères.$B$12];IF([.O10]=11;[$Caractères.$B$13];IF([.O10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O10]&gt;0;[.O10]&lt;4);&quot;&quot;;IF([.P10]=0;[$Caractères.$H$2];IF([.P10]=1;[$Caractères.$H$3];IF([.P10]=2;[$Caractères.$H$4];IF([.P10]=3;[$Caractères.$H$5];IF([.P10]=4;[$Caractères.$H$6];IF([.P10]=5;[$Caractères.$H$7];IF([.P10]=6;[$Caractères.$H$8];IF([.P10]=7;[$Caractères.$H$9];&quot;x&quot;)))))))))" office:value-type="string" office:string-value="h" calcext:value-type="string">
            <text:p>h</text:p>
          </table:table-cell>
          <table:table-cell table:style-name="ce60" table:formula="of:=IF([.Q10]=0;[$Caractères.$B$2];IF([.Q10]=1;[$Caractères.$B$3];IF([.Q10]=2;[$Caractères.$B$4];IF([.Q10]=3;[$Caractères.$B$5];IF([.Q10]=4;[$Caractères.$B$6];IF([.Q10]=5;[$Caractères.$B$7];IF([.Q10]=6;[$Caractères.$B$8];IF([.Q10]=7;[$Caractères.$B$9];IF([.Q10]=8;[$Caractères.$B$10];IF([.Q10]=9;[$Caractères.$B$11];IF([.Q10]=10;[$Caractères.$B$12];IF([.Q10]=11;[$Caractères.$B$13];IF([.Q10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Q10]&gt;0;[.Q10]&lt;4);&quot;&quot;;IF([.R10]=0;[$Caractères.$H$2];IF([.R10]=1;[$Caractères.$H$3];IF([.R10]=2;[$Caractères.$H$4];IF([.R10]=3;[$Caractères.$H$5];IF([.R10]=4;[$Caractères.$H$6];IF([.R10]=5;[$Caractères.$H$7];IF([.R10]=6;[$Caractères.$H$8];IF([.R10]=7;[$Caractères.$H$9];&quot;x&quot;)))))))))" office:value-type="string" office:string-value="h" calcext:value-type="string">
            <text:p>h</text:p>
          </table:table-cell>
          <table:table-cell table:style-name="ce54" table:formula="of:=IF([.S10]=0;[$Caractères.$B$2];IF([.S10]=1;[$Caractères.$B$3];IF([.S10]=2;[$Caractères.$B$4];IF([.S10]=3;[$Caractères.$B$5];IF([.S10]=4;[$Caractères.$B$6];IF([.S10]=5;[$Caractères.$B$7];IF([.S10]=6;[$Caractères.$B$8];IF([.S10]=7;[$Caractères.$B$9];IF([.S10]=8;[$Caractères.$B$10];IF([.S10]=9;[$Caractères.$B$11];IF([.S10]=10;[$Caractères.$B$12];IF([.S10]=11;[$Caractères.$B$13];IF([.S10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S10]&gt;0;[.S10]&lt;4);&quot;&quot;;IF([.T10]=0;[$Caractères.$H$2];IF([.T10]=1;[$Caractères.$H$3];IF([.T10]=2;[$Caractères.$H$4];IF([.T10]=3;[$Caractères.$H$5];IF([.T10]=4;[$Caractères.$H$6];IF([.T10]=5;[$Caractères.$H$7];IF([.T10]=6;[$Caractères.$H$8];IF([.T10]=7;[$Caractères.$H$9];&quot;x&quot;)))))))))" office:value-type="string" office:string-value="h" calcext:value-type="string">
            <text:p>h</text:p>
          </table:table-cell>
          <table:table-cell table:style-name="ce60" table:formula="of:=IF([.U10]=0;[$Caractères.$B$2];IF([.U10]=1;[$Caractères.$B$3];IF([.U10]=2;[$Caractères.$B$4];IF([.U10]=3;[$Caractères.$B$5];IF([.U10]=4;[$Caractères.$B$6];IF([.U10]=5;[$Caractères.$B$7];IF([.U10]=6;[$Caractères.$B$8];IF([.U10]=7;[$Caractères.$B$9];IF([.U10]=8;[$Caractères.$B$10];IF([.U10]=9;[$Caractères.$B$11];IF([.U10]=10;[$Caractères.$B$12];IF([.U10]=11;[$Caractères.$B$13];IF([.U10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U10]&gt;0;[.U10]&lt;4);&quot;&quot;;IF([.V10]=0;[$Caractères.$H$2];IF([.V10]=1;[$Caractères.$H$3];IF([.V10]=2;[$Caractères.$H$4];IF([.V10]=3;[$Caractères.$H$5];IF([.V10]=4;[$Caractères.$H$6];IF([.V10]=5;[$Caractères.$H$7];IF([.V10]=6;[$Caractères.$H$8];IF([.V10]=7;[$Caractères.$H$9];&quot;x&quot;)))))))))" office:value-type="string" office:string-value="h" calcext:value-type="string">
            <text:p>h</text:p>
          </table:table-cell>
          <table:table-cell table:style-name="ce54" table:formula="of:=IF([.W10]=0;[$Caractères.$B$2];IF([.W10]=1;[$Caractères.$B$3];IF([.W10]=2;[$Caractères.$B$4];IF([.W10]=3;[$Caractères.$B$5];IF([.W10]=4;[$Caractères.$B$6];IF([.W10]=5;[$Caractères.$B$7];IF([.W10]=6;[$Caractères.$B$8];IF([.W10]=7;[$Caractères.$B$9];IF([.W10]=8;[$Caractères.$B$10];IF([.W10]=9;[$Caractères.$B$11];IF([.W10]=10;[$Caractères.$B$12];IF([.W10]=11;[$Caractères.$B$13];IF([.W10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W10]&gt;0;[.W10]&lt;4);&quot;&quot;;IF([.X10]=0;[$Caractères.$H$2];IF([.X10]=1;[$Caractères.$H$3];IF([.X10]=2;[$Caractères.$H$4];IF([.X10]=3;[$Caractères.$H$5];IF([.X10]=4;[$Caractères.$H$6];IF([.X10]=5;[$Caractères.$H$7];IF([.X10]=6;[$Caractères.$H$8];IF([.X10]=7;[$Caractères.$H$9];&quot;x&quot;)))))))))" office:value-type="string" office:string-value="h" calcext:value-type="string">
            <text:p>h</text:p>
          </table:table-cell>
          <table:table-cell table:style-name="ce60" table:formula="of:=IF([.Y10]=0;[$Caractères.$B$2];IF([.Y10]=1;[$Caractères.$B$3];IF([.Y10]=2;[$Caractères.$B$4];IF([.Y10]=3;[$Caractères.$B$5];IF([.Y10]=4;[$Caractères.$B$6];IF([.Y10]=5;[$Caractères.$B$7];IF([.Y10]=6;[$Caractères.$B$8];IF([.Y10]=7;[$Caractères.$B$9];IF([.Y10]=8;[$Caractères.$B$10];IF([.Y10]=9;[$Caractères.$B$11];IF([.Y10]=10;[$Caractères.$B$12];IF([.Y10]=11;[$Caractères.$B$13];IF([.Y10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Y10]&gt;0;[.Y10]&lt;4);&quot;&quot;;IF([.Z10]=0;[$Caractères.$H$2];IF([.Z10]=1;[$Caractères.$H$3];IF([.Z10]=2;[$Caractères.$H$4];IF([.Z10]=3;[$Caractères.$H$5];IF([.Z10]=4;[$Caractères.$H$6];IF([.Z10]=5;[$Caractères.$H$7];IF([.Z10]=6;[$Caractères.$H$8];IF([.Z10]=7;[$Caractères.$H$9];&quot;x&quot;)))))))))" office:value-type="string" office:string-value="h" calcext:value-type="string">
            <text:p>h</text:p>
          </table:table-cell>
          <table:table-cell table:style-name="ce54" table:formula="of:=IF([.AA10]=0;[$Caractères.$B$2];IF([.AA10]=1;[$Caractères.$B$3];IF([.AA10]=2;[$Caractères.$B$4];IF([.AA10]=3;[$Caractères.$B$5];IF([.AA10]=4;[$Caractères.$B$6];IF([.AA10]=5;[$Caractères.$B$7];IF([.AA10]=6;[$Caractères.$B$8];IF([.AA10]=7;[$Caractères.$B$9];IF([.AA10]=8;[$Caractères.$B$10];IF([.AA10]=9;[$Caractères.$B$11];IF([.AA10]=10;[$Caractères.$B$12];IF([.AA10]=11;[$Caractères.$B$13];IF([.AA10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10]&gt;0;[.AA10]&lt;4);&quot;&quot;;IF([.AB10]=0;[$Caractères.$H$2];IF([.AB10]=1;[$Caractères.$H$3];IF([.AB10]=2;[$Caractères.$H$4];IF([.AB10]=3;[$Caractères.$H$5];IF([.AB10]=4;[$Caractères.$H$6];IF([.AB10]=5;[$Caractères.$H$7];IF([.AB10]=6;[$Caractères.$H$8];IF([.AB10]=7;[$Caractères.$H$9];&quot;x&quot;)))))))))" office:value-type="string" office:string-value="h" calcext:value-type="string">
            <text:p>h</text:p>
          </table:table-cell>
          <table:table-cell table:style-name="ce60" table:formula="of:=IF([.AC10]=0;[$Caractères.$B$2];IF([.AC10]=1;[$Caractères.$B$3];IF([.AC10]=2;[$Caractères.$B$4];IF([.AC10]=3;[$Caractères.$B$5];IF([.AC10]=4;[$Caractères.$B$6];IF([.AC10]=5;[$Caractères.$B$7];IF([.AC10]=6;[$Caractères.$B$8];IF([.AC10]=7;[$Caractères.$B$9];IF([.AC10]=8;[$Caractères.$B$10];IF([.AC10]=9;[$Caractères.$B$11];IF([.AC10]=10;[$Caractères.$B$12];IF([.AC10]=11;[$Caractères.$B$13];IF([.AC10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10]&gt;0;[.AC10]&lt;4);&quot;&quot;;IF([.AD10]=0;[$Caractères.$H$2];IF([.AD10]=1;[$Caractères.$H$3];IF([.AD10]=2;[$Caractères.$H$4];IF([.AD10]=3;[$Caractères.$H$5];IF([.AD10]=4;[$Caractères.$H$6];IF([.AD10]=5;[$Caractères.$H$7];IF([.AD10]=6;[$Caractères.$H$8];IF([.AD10]=7;[$Caractères.$H$9];&quot;x&quot;)))))))))" office:value-type="string" office:string-value="h" calcext:value-type="string">
            <text:p>h</text:p>
          </table:table-cell>
          <table:table-cell table:style-name="ce54" table:formula="of:=IF([.AE10]=0;[$Caractères.$B$2];IF([.AE10]=1;[$Caractères.$B$3];IF([.AE10]=2;[$Caractères.$B$4];IF([.AE10]=3;[$Caractères.$B$5];IF([.AE10]=4;[$Caractères.$B$6];IF([.AE10]=5;[$Caractères.$B$7];IF([.AE10]=6;[$Caractères.$B$8];IF([.AE10]=7;[$Caractères.$B$9];IF([.AE10]=8;[$Caractères.$B$10];IF([.AE10]=9;[$Caractères.$B$11];IF([.AE10]=10;[$Caractères.$B$12];IF([.AE10]=11;[$Caractères.$B$13];IF([.AE10]=12;[$Caractères.$B$14];&quot;&quot;)))))))))))))" office:value-type="string" office:string-value="" calcext:value-type="string">
            <text:p></text:p>
          </table:table-cell>
          <table:table-cell table:style-name="ce66" table:formula="of:=IF(AND([.AE10]&gt;0;[.AE10]&lt;4);&quot;&quot;;IF([.AF10]=0;[$Caractères.$H$2];IF([.AF10]=1;[$Caractères.$H$3];IF([.AF10]=2;[$Caractères.$H$4];IF([.AF10]=3;[$Caractères.$H$5];IF([.AF10]=4;[$Caractères.$H$6];IF([.AF10]=5;[$Caractères.$H$7];IF([.AF10]=6;[$Caractères.$H$8];IF([.AF10]=7;[$Caractères.$H$9];&quot;x&quot;)))))))))" office:value-type="string" office:string-value="h" calcext:value-type="string">
            <text:p>h</text:p>
          </table:table-cell>
          <table:table-cell table:number-columns-repeated="5"/>
        </table:table-row>
        <table:table-row table:style-name="ro2">
          <table:table-cell table:style-name="ce42" table:formula="of:=IF([.A11]=0;[$Caractères.$B$2];IF([.A11]=1;[$Caractères.$B$3];IF([.A11]=2;[$Caractères.$B$4];IF([.A11]=3;[$Caractères.$B$5];IF([.A11]=4;[$Caractères.$B$6];IF([.A11]=5;[$Caractères.$B$7];IF([.A11]=6;[$Caractères.$B$8];IF([.A11]=7;[$Caractères.$B$9];IF([.A11]=8;[$Caractères.$B$10];IF([.A11]=9;[$Caractères.$B$11];IF([.A11]=10;[$Caractères.$B$12];IF([.A11]=11;[$Caractères.$B$13];IF([.A11]=12;[$Caractères.$B$14];&quot;&quot;)))))))))))))" office:value-type="string" office:string-value="▎" calcext:value-type="string">
            <text:p>▎</text:p>
          </table:table-cell>
          <table:table-cell table:style-name="ce48" table:formula="of:=IF(AND([.A11]&gt;0;[.A11]&lt;4);&quot;&quot;;IF([.B11]=0;[$Caractères.$H$2];IF([.B11]=1;[$Caractères.$H$3];IF([.B11]=2;[$Caractères.$H$4];IF([.B11]=3;[$Caractères.$H$5];IF([.B11]=4;[$Caractères.$H$6];IF([.B11]=5;[$Caractères.$H$7];IF([.B11]=6;[$Caractères.$H$8];IF([.B11]=7;[$Caractères.$H$9];&quot;x&quot;)))))))))" office:value-type="string" office:string-value="h" calcext:value-type="string">
            <text:p>h</text:p>
          </table:table-cell>
          <table:table-cell table:style-name="ce54" table:formula="of:=IF([.C11]=0;[$Caractères.$B$2];IF([.C11]=1;[$Caractères.$B$3];IF([.C11]=2;[$Caractères.$B$4];IF([.C11]=3;[$Caractères.$B$5];IF([.C11]=4;[$Caractères.$B$6];IF([.C11]=5;[$Caractères.$B$7];IF([.C11]=6;[$Caractères.$B$8];IF([.C11]=7;[$Caractères.$B$9];IF([.C11]=8;[$Caractères.$B$10];IF([.C11]=9;[$Caractères.$B$11];IF([.C11]=10;[$Caractères.$B$12];IF([.C11]=11;[$Caractères.$B$13];IF([.C11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11]&gt;0;[.C11]&lt;4);&quot;&quot;;IF([.D11]=0;[$Caractères.$H$2];IF([.D11]=1;[$Caractères.$H$3];IF([.D11]=2;[$Caractères.$H$4];IF([.D11]=3;[$Caractères.$H$5];IF([.D11]=4;[$Caractères.$H$6];IF([.D11]=5;[$Caractères.$H$7];IF([.D11]=6;[$Caractères.$H$8];IF([.D11]=7;[$Caractères.$H$9];&quot;x&quot;)))))))))" office:value-type="string" office:string-value="h" calcext:value-type="string">
            <text:p>h</text:p>
          </table:table-cell>
          <table:table-cell table:style-name="ce60" table:formula="of:=IF([.E11]=0;[$Caractères.$B$2];IF([.E11]=1;[$Caractères.$B$3];IF([.E11]=2;[$Caractères.$B$4];IF([.E11]=3;[$Caractères.$B$5];IF([.E11]=4;[$Caractères.$B$6];IF([.E11]=5;[$Caractères.$B$7];IF([.E11]=6;[$Caractères.$B$8];IF([.E11]=7;[$Caractères.$B$9];IF([.E11]=8;[$Caractères.$B$10];IF([.E11]=9;[$Caractères.$B$11];IF([.E11]=10;[$Caractères.$B$12];IF([.E11]=11;[$Caractères.$B$13];IF([.E11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11]&gt;0;[.E11]&lt;4);&quot;&quot;;IF([.F11]=0;[$Caractères.$H$2];IF([.F11]=1;[$Caractères.$H$3];IF([.F11]=2;[$Caractères.$H$4];IF([.F11]=3;[$Caractères.$H$5];IF([.F11]=4;[$Caractères.$H$6];IF([.F11]=5;[$Caractères.$H$7];IF([.F11]=6;[$Caractères.$H$8];IF([.F11]=7;[$Caractères.$H$9];&quot;x&quot;)))))))))" office:value-type="string" office:string-value="h" calcext:value-type="string">
            <text:p>h</text:p>
          </table:table-cell>
          <table:table-cell table:style-name="ce54" table:formula="of:=IF([.G11]=0;[$Caractères.$B$2];IF([.G11]=1;[$Caractères.$B$3];IF([.G11]=2;[$Caractères.$B$4];IF([.G11]=3;[$Caractères.$B$5];IF([.G11]=4;[$Caractères.$B$6];IF([.G11]=5;[$Caractères.$B$7];IF([.G11]=6;[$Caractères.$B$8];IF([.G11]=7;[$Caractères.$B$9];IF([.G11]=8;[$Caractères.$B$10];IF([.G11]=9;[$Caractères.$B$11];IF([.G11]=10;[$Caractères.$B$12];IF([.G11]=11;[$Caractères.$B$13];IF([.G11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G11]&gt;0;[.G11]&lt;4);&quot;&quot;;IF([.H11]=0;[$Caractères.$H$2];IF([.H11]=1;[$Caractères.$H$3];IF([.H11]=2;[$Caractères.$H$4];IF([.H11]=3;[$Caractères.$H$5];IF([.H11]=4;[$Caractères.$H$6];IF([.H11]=5;[$Caractères.$H$7];IF([.H11]=6;[$Caractères.$H$8];IF([.H11]=7;[$Caractères.$H$9];&quot;x&quot;)))))))))" office:value-type="string" office:string-value="h" calcext:value-type="string">
            <text:p>h</text:p>
          </table:table-cell>
          <table:table-cell table:style-name="ce60" table:formula="of:=IF([.I11]=0;[$Caractères.$B$2];IF([.I11]=1;[$Caractères.$B$3];IF([.I11]=2;[$Caractères.$B$4];IF([.I11]=3;[$Caractères.$B$5];IF([.I11]=4;[$Caractères.$B$6];IF([.I11]=5;[$Caractères.$B$7];IF([.I11]=6;[$Caractères.$B$8];IF([.I11]=7;[$Caractères.$B$9];IF([.I11]=8;[$Caractères.$B$10];IF([.I11]=9;[$Caractères.$B$11];IF([.I11]=10;[$Caractères.$B$12];IF([.I11]=11;[$Caractères.$B$13];IF([.I11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I11]&gt;0;[.I11]&lt;4);&quot;&quot;;IF([.J11]=0;[$Caractères.$H$2];IF([.J11]=1;[$Caractères.$H$3];IF([.J11]=2;[$Caractères.$H$4];IF([.J11]=3;[$Caractères.$H$5];IF([.J11]=4;[$Caractères.$H$6];IF([.J11]=5;[$Caractères.$H$7];IF([.J11]=6;[$Caractères.$H$8];IF([.J11]=7;[$Caractères.$H$9];&quot;x&quot;)))))))))" office:value-type="string" office:string-value="h" calcext:value-type="string">
            <text:p>h</text:p>
          </table:table-cell>
          <table:table-cell table:style-name="ce54" table:formula="of:=IF([.K11]=0;[$Caractères.$B$2];IF([.K11]=1;[$Caractères.$B$3];IF([.K11]=2;[$Caractères.$B$4];IF([.K11]=3;[$Caractères.$B$5];IF([.K11]=4;[$Caractères.$B$6];IF([.K11]=5;[$Caractères.$B$7];IF([.K11]=6;[$Caractères.$B$8];IF([.K11]=7;[$Caractères.$B$9];IF([.K11]=8;[$Caractères.$B$10];IF([.K11]=9;[$Caractères.$B$11];IF([.K11]=10;[$Caractères.$B$12];IF([.K11]=11;[$Caractères.$B$13];IF([.K11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K11]&gt;0;[.K11]&lt;4);&quot;&quot;;IF([.L11]=0;[$Caractères.$H$2];IF([.L11]=1;[$Caractères.$H$3];IF([.L11]=2;[$Caractères.$H$4];IF([.L11]=3;[$Caractères.$H$5];IF([.L11]=4;[$Caractères.$H$6];IF([.L11]=5;[$Caractères.$H$7];IF([.L11]=6;[$Caractères.$H$8];IF([.L11]=7;[$Caractères.$H$9];&quot;x&quot;)))))))))" office:value-type="string" office:string-value="h" calcext:value-type="string">
            <text:p>h</text:p>
          </table:table-cell>
          <table:table-cell table:style-name="ce60" table:formula="of:=IF([.M11]=0;[$Caractères.$B$2];IF([.M11]=1;[$Caractères.$B$3];IF([.M11]=2;[$Caractères.$B$4];IF([.M11]=3;[$Caractères.$B$5];IF([.M11]=4;[$Caractères.$B$6];IF([.M11]=5;[$Caractères.$B$7];IF([.M11]=6;[$Caractères.$B$8];IF([.M11]=7;[$Caractères.$B$9];IF([.M11]=8;[$Caractères.$B$10];IF([.M11]=9;[$Caractères.$B$11];IF([.M11]=10;[$Caractères.$B$12];IF([.M11]=11;[$Caractères.$B$13];IF([.M11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M11]&gt;0;[.M11]&lt;4);&quot;&quot;;IF([.N11]=0;[$Caractères.$H$2];IF([.N11]=1;[$Caractères.$H$3];IF([.N11]=2;[$Caractères.$H$4];IF([.N11]=3;[$Caractères.$H$5];IF([.N11]=4;[$Caractères.$H$6];IF([.N11]=5;[$Caractères.$H$7];IF([.N11]=6;[$Caractères.$H$8];IF([.N11]=7;[$Caractères.$H$9];&quot;x&quot;)))))))))" office:value-type="string" office:string-value="h" calcext:value-type="string">
            <text:p>h</text:p>
          </table:table-cell>
          <table:table-cell table:style-name="ce54" table:formula="of:=IF([.O11]=0;[$Caractères.$B$2];IF([.O11]=1;[$Caractères.$B$3];IF([.O11]=2;[$Caractères.$B$4];IF([.O11]=3;[$Caractères.$B$5];IF([.O11]=4;[$Caractères.$B$6];IF([.O11]=5;[$Caractères.$B$7];IF([.O11]=6;[$Caractères.$B$8];IF([.O11]=7;[$Caractères.$B$9];IF([.O11]=8;[$Caractères.$B$10];IF([.O11]=9;[$Caractères.$B$11];IF([.O11]=10;[$Caractères.$B$12];IF([.O11]=11;[$Caractères.$B$13];IF([.O11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O11]&gt;0;[.O11]&lt;4);&quot;&quot;;IF([.P11]=0;[$Caractères.$H$2];IF([.P11]=1;[$Caractères.$H$3];IF([.P11]=2;[$Caractères.$H$4];IF([.P11]=3;[$Caractères.$H$5];IF([.P11]=4;[$Caractères.$H$6];IF([.P11]=5;[$Caractères.$H$7];IF([.P11]=6;[$Caractères.$H$8];IF([.P11]=7;[$Caractères.$H$9];&quot;x&quot;)))))))))" office:value-type="string" office:string-value="h" calcext:value-type="string">
            <text:p>h</text:p>
          </table:table-cell>
          <table:table-cell table:style-name="ce60" table:formula="of:=IF([.Q11]=0;[$Caractères.$B$2];IF([.Q11]=1;[$Caractères.$B$3];IF([.Q11]=2;[$Caractères.$B$4];IF([.Q11]=3;[$Caractères.$B$5];IF([.Q11]=4;[$Caractères.$B$6];IF([.Q11]=5;[$Caractères.$B$7];IF([.Q11]=6;[$Caractères.$B$8];IF([.Q11]=7;[$Caractères.$B$9];IF([.Q11]=8;[$Caractères.$B$10];IF([.Q11]=9;[$Caractères.$B$11];IF([.Q11]=10;[$Caractères.$B$12];IF([.Q11]=11;[$Caractères.$B$13];IF([.Q11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Q11]&gt;0;[.Q11]&lt;4);&quot;&quot;;IF([.R11]=0;[$Caractères.$H$2];IF([.R11]=1;[$Caractères.$H$3];IF([.R11]=2;[$Caractères.$H$4];IF([.R11]=3;[$Caractères.$H$5];IF([.R11]=4;[$Caractères.$H$6];IF([.R11]=5;[$Caractères.$H$7];IF([.R11]=6;[$Caractères.$H$8];IF([.R11]=7;[$Caractères.$H$9];&quot;x&quot;)))))))))" office:value-type="string" office:string-value="h" calcext:value-type="string">
            <text:p>h</text:p>
          </table:table-cell>
          <table:table-cell table:style-name="ce54" table:formula="of:=IF([.S11]=0;[$Caractères.$B$2];IF([.S11]=1;[$Caractères.$B$3];IF([.S11]=2;[$Caractères.$B$4];IF([.S11]=3;[$Caractères.$B$5];IF([.S11]=4;[$Caractères.$B$6];IF([.S11]=5;[$Caractères.$B$7];IF([.S11]=6;[$Caractères.$B$8];IF([.S11]=7;[$Caractères.$B$9];IF([.S11]=8;[$Caractères.$B$10];IF([.S11]=9;[$Caractères.$B$11];IF([.S11]=10;[$Caractères.$B$12];IF([.S11]=11;[$Caractères.$B$13];IF([.S11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S11]&gt;0;[.S11]&lt;4);&quot;&quot;;IF([.T11]=0;[$Caractères.$H$2];IF([.T11]=1;[$Caractères.$H$3];IF([.T11]=2;[$Caractères.$H$4];IF([.T11]=3;[$Caractères.$H$5];IF([.T11]=4;[$Caractères.$H$6];IF([.T11]=5;[$Caractères.$H$7];IF([.T11]=6;[$Caractères.$H$8];IF([.T11]=7;[$Caractères.$H$9];&quot;x&quot;)))))))))" office:value-type="string" office:string-value="h" calcext:value-type="string">
            <text:p>h</text:p>
          </table:table-cell>
          <table:table-cell table:style-name="ce60" table:formula="of:=IF([.U11]=0;[$Caractères.$B$2];IF([.U11]=1;[$Caractères.$B$3];IF([.U11]=2;[$Caractères.$B$4];IF([.U11]=3;[$Caractères.$B$5];IF([.U11]=4;[$Caractères.$B$6];IF([.U11]=5;[$Caractères.$B$7];IF([.U11]=6;[$Caractères.$B$8];IF([.U11]=7;[$Caractères.$B$9];IF([.U11]=8;[$Caractères.$B$10];IF([.U11]=9;[$Caractères.$B$11];IF([.U11]=10;[$Caractères.$B$12];IF([.U11]=11;[$Caractères.$B$13];IF([.U11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U11]&gt;0;[.U11]&lt;4);&quot;&quot;;IF([.V11]=0;[$Caractères.$H$2];IF([.V11]=1;[$Caractères.$H$3];IF([.V11]=2;[$Caractères.$H$4];IF([.V11]=3;[$Caractères.$H$5];IF([.V11]=4;[$Caractères.$H$6];IF([.V11]=5;[$Caractères.$H$7];IF([.V11]=6;[$Caractères.$H$8];IF([.V11]=7;[$Caractères.$H$9];&quot;x&quot;)))))))))" office:value-type="string" office:string-value="h" calcext:value-type="string">
            <text:p>h</text:p>
          </table:table-cell>
          <table:table-cell table:style-name="ce54" table:formula="of:=IF([.W11]=0;[$Caractères.$B$2];IF([.W11]=1;[$Caractères.$B$3];IF([.W11]=2;[$Caractères.$B$4];IF([.W11]=3;[$Caractères.$B$5];IF([.W11]=4;[$Caractères.$B$6];IF([.W11]=5;[$Caractères.$B$7];IF([.W11]=6;[$Caractères.$B$8];IF([.W11]=7;[$Caractères.$B$9];IF([.W11]=8;[$Caractères.$B$10];IF([.W11]=9;[$Caractères.$B$11];IF([.W11]=10;[$Caractères.$B$12];IF([.W11]=11;[$Caractères.$B$13];IF([.W11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W11]&gt;0;[.W11]&lt;4);&quot;&quot;;IF([.X11]=0;[$Caractères.$H$2];IF([.X11]=1;[$Caractères.$H$3];IF([.X11]=2;[$Caractères.$H$4];IF([.X11]=3;[$Caractères.$H$5];IF([.X11]=4;[$Caractères.$H$6];IF([.X11]=5;[$Caractères.$H$7];IF([.X11]=6;[$Caractères.$H$8];IF([.X11]=7;[$Caractères.$H$9];&quot;x&quot;)))))))))" office:value-type="string" office:string-value="h" calcext:value-type="string">
            <text:p>h</text:p>
          </table:table-cell>
          <table:table-cell table:style-name="ce60" table:formula="of:=IF([.Y11]=0;[$Caractères.$B$2];IF([.Y11]=1;[$Caractères.$B$3];IF([.Y11]=2;[$Caractères.$B$4];IF([.Y11]=3;[$Caractères.$B$5];IF([.Y11]=4;[$Caractères.$B$6];IF([.Y11]=5;[$Caractères.$B$7];IF([.Y11]=6;[$Caractères.$B$8];IF([.Y11]=7;[$Caractères.$B$9];IF([.Y11]=8;[$Caractères.$B$10];IF([.Y11]=9;[$Caractères.$B$11];IF([.Y11]=10;[$Caractères.$B$12];IF([.Y11]=11;[$Caractères.$B$13];IF([.Y11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Y11]&gt;0;[.Y11]&lt;4);&quot;&quot;;IF([.Z11]=0;[$Caractères.$H$2];IF([.Z11]=1;[$Caractères.$H$3];IF([.Z11]=2;[$Caractères.$H$4];IF([.Z11]=3;[$Caractères.$H$5];IF([.Z11]=4;[$Caractères.$H$6];IF([.Z11]=5;[$Caractères.$H$7];IF([.Z11]=6;[$Caractères.$H$8];IF([.Z11]=7;[$Caractères.$H$9];&quot;x&quot;)))))))))" office:value-type="string" office:string-value="h" calcext:value-type="string">
            <text:p>h</text:p>
          </table:table-cell>
          <table:table-cell table:style-name="ce54" table:formula="of:=IF([.AA11]=0;[$Caractères.$B$2];IF([.AA11]=1;[$Caractères.$B$3];IF([.AA11]=2;[$Caractères.$B$4];IF([.AA11]=3;[$Caractères.$B$5];IF([.AA11]=4;[$Caractères.$B$6];IF([.AA11]=5;[$Caractères.$B$7];IF([.AA11]=6;[$Caractères.$B$8];IF([.AA11]=7;[$Caractères.$B$9];IF([.AA11]=8;[$Caractères.$B$10];IF([.AA11]=9;[$Caractères.$B$11];IF([.AA11]=10;[$Caractères.$B$12];IF([.AA11]=11;[$Caractères.$B$13];IF([.AA11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11]&gt;0;[.AA11]&lt;4);&quot;&quot;;IF([.AB11]=0;[$Caractères.$H$2];IF([.AB11]=1;[$Caractères.$H$3];IF([.AB11]=2;[$Caractères.$H$4];IF([.AB11]=3;[$Caractères.$H$5];IF([.AB11]=4;[$Caractères.$H$6];IF([.AB11]=5;[$Caractères.$H$7];IF([.AB11]=6;[$Caractères.$H$8];IF([.AB11]=7;[$Caractères.$H$9];&quot;x&quot;)))))))))" office:value-type="string" office:string-value="h" calcext:value-type="string">
            <text:p>h</text:p>
          </table:table-cell>
          <table:table-cell table:style-name="ce60" table:formula="of:=IF([.AC11]=0;[$Caractères.$B$2];IF([.AC11]=1;[$Caractères.$B$3];IF([.AC11]=2;[$Caractères.$B$4];IF([.AC11]=3;[$Caractères.$B$5];IF([.AC11]=4;[$Caractères.$B$6];IF([.AC11]=5;[$Caractères.$B$7];IF([.AC11]=6;[$Caractères.$B$8];IF([.AC11]=7;[$Caractères.$B$9];IF([.AC11]=8;[$Caractères.$B$10];IF([.AC11]=9;[$Caractères.$B$11];IF([.AC11]=10;[$Caractères.$B$12];IF([.AC11]=11;[$Caractères.$B$13];IF([.AC11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11]&gt;0;[.AC11]&lt;4);&quot;&quot;;IF([.AD11]=0;[$Caractères.$H$2];IF([.AD11]=1;[$Caractères.$H$3];IF([.AD11]=2;[$Caractères.$H$4];IF([.AD11]=3;[$Caractères.$H$5];IF([.AD11]=4;[$Caractères.$H$6];IF([.AD11]=5;[$Caractères.$H$7];IF([.AD11]=6;[$Caractères.$H$8];IF([.AD11]=7;[$Caractères.$H$9];&quot;x&quot;)))))))))" office:value-type="string" office:string-value="h" calcext:value-type="string">
            <text:p>h</text:p>
          </table:table-cell>
          <table:table-cell table:style-name="ce54" table:formula="of:=IF([.AE11]=0;[$Caractères.$B$2];IF([.AE11]=1;[$Caractères.$B$3];IF([.AE11]=2;[$Caractères.$B$4];IF([.AE11]=3;[$Caractères.$B$5];IF([.AE11]=4;[$Caractères.$B$6];IF([.AE11]=5;[$Caractères.$B$7];IF([.AE11]=6;[$Caractères.$B$8];IF([.AE11]=7;[$Caractères.$B$9];IF([.AE11]=8;[$Caractères.$B$10];IF([.AE11]=9;[$Caractères.$B$11];IF([.AE11]=10;[$Caractères.$B$12];IF([.AE11]=11;[$Caractères.$B$13];IF([.AE11]=12;[$Caractères.$B$14];&quot;&quot;)))))))))))))" office:value-type="string" office:string-value="" calcext:value-type="string">
            <text:p></text:p>
          </table:table-cell>
          <table:table-cell table:style-name="ce66" table:formula="of:=IF(AND([.AE11]&gt;0;[.AE11]&lt;4);&quot;&quot;;IF([.AF11]=0;[$Caractères.$H$2];IF([.AF11]=1;[$Caractères.$H$3];IF([.AF11]=2;[$Caractères.$H$4];IF([.AF11]=3;[$Caractères.$H$5];IF([.AF11]=4;[$Caractères.$H$6];IF([.AF11]=5;[$Caractères.$H$7];IF([.AF11]=6;[$Caractères.$H$8];IF([.AF11]=7;[$Caractères.$H$9];&quot;x&quot;)))))))))" office:value-type="string" office:string-value="h" calcext:value-type="string">
            <text:p>h</text:p>
          </table:table-cell>
          <table:table-cell table:number-columns-repeated="5"/>
        </table:table-row>
        <table:table-row table:style-name="ro2">
          <table:table-cell table:style-name="ce43" table:formula="of:=IF([.A12]=0;[$Caractères.$B$2];IF([.A12]=1;[$Caractères.$B$3];IF([.A12]=2;[$Caractères.$B$4];IF([.A12]=3;[$Caractères.$B$5];IF([.A12]=4;[$Caractères.$B$6];IF([.A12]=5;[$Caractères.$B$7];IF([.A12]=6;[$Caractères.$B$8];IF([.A12]=7;[$Caractères.$B$9];IF([.A12]=8;[$Caractères.$B$10];IF([.A12]=9;[$Caractères.$B$11];IF([.A12]=10;[$Caractères.$B$12];IF([.A12]=11;[$Caractères.$B$13];IF([.A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A12]&gt;0;[.A12]&lt;4);&quot;&quot;;IF([.B12]=0;[$Caractères.$H$2];IF([.B12]=1;[$Caractères.$H$3];IF([.B12]=2;[$Caractères.$H$4];IF([.B12]=3;[$Caractères.$H$5];IF([.B12]=4;[$Caractères.$H$6];IF([.B12]=5;[$Caractères.$H$7];IF([.B12]=6;[$Caractères.$H$8];IF([.B12]=7;[$Caractères.$H$9];&quot;x&quot;)))))))))">
            <text:p/>
          </table:table-cell>
          <table:table-cell table:style-name="ce55" table:formula="of:=IF([.C12]=0;[$Caractères.$B$2];IF([.C12]=1;[$Caractères.$B$3];IF([.C12]=2;[$Caractères.$B$4];IF([.C12]=3;[$Caractères.$B$5];IF([.C12]=4;[$Caractères.$B$6];IF([.C12]=5;[$Caractères.$B$7];IF([.C12]=6;[$Caractères.$B$8];IF([.C12]=7;[$Caractères.$B$9];IF([.C12]=8;[$Caractères.$B$10];IF([.C12]=9;[$Caractères.$B$11];IF([.C12]=10;[$Caractères.$B$12];IF([.C12]=11;[$Caractères.$B$13];IF([.C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C12]&gt;0;[.C12]&lt;4);&quot;&quot;;IF([.D12]=0;[$Caractères.$H$2];IF([.D12]=1;[$Caractères.$H$3];IF([.D12]=2;[$Caractères.$H$4];IF([.D12]=3;[$Caractères.$H$5];IF([.D12]=4;[$Caractères.$H$6];IF([.D12]=5;[$Caractères.$H$7];IF([.D12]=6;[$Caractères.$H$8];IF([.D12]=7;[$Caractères.$H$9];&quot;x&quot;)))))))))">
            <text:p/>
          </table:table-cell>
          <table:table-cell table:style-name="ce61" table:formula="of:=IF([.E12]=0;[$Caractères.$B$2];IF([.E12]=1;[$Caractères.$B$3];IF([.E12]=2;[$Caractères.$B$4];IF([.E12]=3;[$Caractères.$B$5];IF([.E12]=4;[$Caractères.$B$6];IF([.E12]=5;[$Caractères.$B$7];IF([.E12]=6;[$Caractères.$B$8];IF([.E12]=7;[$Caractères.$B$9];IF([.E12]=8;[$Caractères.$B$10];IF([.E12]=9;[$Caractères.$B$11];IF([.E12]=10;[$Caractères.$B$12];IF([.E12]=11;[$Caractères.$B$13];IF([.E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E12]&gt;0;[.E12]&lt;4);&quot;&quot;;IF([.F12]=0;[$Caractères.$H$2];IF([.F12]=1;[$Caractères.$H$3];IF([.F12]=2;[$Caractères.$H$4];IF([.F12]=3;[$Caractères.$H$5];IF([.F12]=4;[$Caractères.$H$6];IF([.F12]=5;[$Caractères.$H$7];IF([.F12]=6;[$Caractères.$H$8];IF([.F12]=7;[$Caractères.$H$9];&quot;x&quot;)))))))))">
            <text:p/>
          </table:table-cell>
          <table:table-cell table:style-name="ce55" table:formula="of:=IF([.G12]=0;[$Caractères.$B$2];IF([.G12]=1;[$Caractères.$B$3];IF([.G12]=2;[$Caractères.$B$4];IF([.G12]=3;[$Caractères.$B$5];IF([.G12]=4;[$Caractères.$B$6];IF([.G12]=5;[$Caractères.$B$7];IF([.G12]=6;[$Caractères.$B$8];IF([.G12]=7;[$Caractères.$B$9];IF([.G12]=8;[$Caractères.$B$10];IF([.G12]=9;[$Caractères.$B$11];IF([.G12]=10;[$Caractères.$B$12];IF([.G12]=11;[$Caractères.$B$13];IF([.G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G12]&gt;0;[.G12]&lt;4);&quot;&quot;;IF([.H12]=0;[$Caractères.$H$2];IF([.H12]=1;[$Caractères.$H$3];IF([.H12]=2;[$Caractères.$H$4];IF([.H12]=3;[$Caractères.$H$5];IF([.H12]=4;[$Caractères.$H$6];IF([.H12]=5;[$Caractères.$H$7];IF([.H12]=6;[$Caractères.$H$8];IF([.H12]=7;[$Caractères.$H$9];&quot;x&quot;)))))))))">
            <text:p/>
          </table:table-cell>
          <table:table-cell table:style-name="ce61" table:formula="of:=IF([.I12]=0;[$Caractères.$B$2];IF([.I12]=1;[$Caractères.$B$3];IF([.I12]=2;[$Caractères.$B$4];IF([.I12]=3;[$Caractères.$B$5];IF([.I12]=4;[$Caractères.$B$6];IF([.I12]=5;[$Caractères.$B$7];IF([.I12]=6;[$Caractères.$B$8];IF([.I12]=7;[$Caractères.$B$9];IF([.I12]=8;[$Caractères.$B$10];IF([.I12]=9;[$Caractères.$B$11];IF([.I12]=10;[$Caractères.$B$12];IF([.I12]=11;[$Caractères.$B$13];IF([.I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I12]&gt;0;[.I12]&lt;4);&quot;&quot;;IF([.J12]=0;[$Caractères.$H$2];IF([.J12]=1;[$Caractères.$H$3];IF([.J12]=2;[$Caractères.$H$4];IF([.J12]=3;[$Caractères.$H$5];IF([.J12]=4;[$Caractères.$H$6];IF([.J12]=5;[$Caractères.$H$7];IF([.J12]=6;[$Caractères.$H$8];IF([.J12]=7;[$Caractères.$H$9];&quot;x&quot;)))))))))">
            <text:p/>
          </table:table-cell>
          <table:table-cell table:style-name="ce55" table:formula="of:=IF([.K12]=0;[$Caractères.$B$2];IF([.K12]=1;[$Caractères.$B$3];IF([.K12]=2;[$Caractères.$B$4];IF([.K12]=3;[$Caractères.$B$5];IF([.K12]=4;[$Caractères.$B$6];IF([.K12]=5;[$Caractères.$B$7];IF([.K12]=6;[$Caractères.$B$8];IF([.K12]=7;[$Caractères.$B$9];IF([.K12]=8;[$Caractères.$B$10];IF([.K12]=9;[$Caractères.$B$11];IF([.K12]=10;[$Caractères.$B$12];IF([.K12]=11;[$Caractères.$B$13];IF([.K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K12]&gt;0;[.K12]&lt;4);&quot;&quot;;IF([.L12]=0;[$Caractères.$H$2];IF([.L12]=1;[$Caractères.$H$3];IF([.L12]=2;[$Caractères.$H$4];IF([.L12]=3;[$Caractères.$H$5];IF([.L12]=4;[$Caractères.$H$6];IF([.L12]=5;[$Caractères.$H$7];IF([.L12]=6;[$Caractères.$H$8];IF([.L12]=7;[$Caractères.$H$9];&quot;x&quot;)))))))))">
            <text:p/>
          </table:table-cell>
          <table:table-cell table:style-name="ce61" table:formula="of:=IF([.M12]=0;[$Caractères.$B$2];IF([.M12]=1;[$Caractères.$B$3];IF([.M12]=2;[$Caractères.$B$4];IF([.M12]=3;[$Caractères.$B$5];IF([.M12]=4;[$Caractères.$B$6];IF([.M12]=5;[$Caractères.$B$7];IF([.M12]=6;[$Caractères.$B$8];IF([.M12]=7;[$Caractères.$B$9];IF([.M12]=8;[$Caractères.$B$10];IF([.M12]=9;[$Caractères.$B$11];IF([.M12]=10;[$Caractères.$B$12];IF([.M12]=11;[$Caractères.$B$13];IF([.M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M12]&gt;0;[.M12]&lt;4);&quot;&quot;;IF([.N12]=0;[$Caractères.$H$2];IF([.N12]=1;[$Caractères.$H$3];IF([.N12]=2;[$Caractères.$H$4];IF([.N12]=3;[$Caractères.$H$5];IF([.N12]=4;[$Caractères.$H$6];IF([.N12]=5;[$Caractères.$H$7];IF([.N12]=6;[$Caractères.$H$8];IF([.N12]=7;[$Caractères.$H$9];&quot;x&quot;)))))))))">
            <text:p/>
          </table:table-cell>
          <table:table-cell table:style-name="ce55" table:formula="of:=IF([.O12]=0;[$Caractères.$B$2];IF([.O12]=1;[$Caractères.$B$3];IF([.O12]=2;[$Caractères.$B$4];IF([.O12]=3;[$Caractères.$B$5];IF([.O12]=4;[$Caractères.$B$6];IF([.O12]=5;[$Caractères.$B$7];IF([.O12]=6;[$Caractères.$B$8];IF([.O12]=7;[$Caractères.$B$9];IF([.O12]=8;[$Caractères.$B$10];IF([.O12]=9;[$Caractères.$B$11];IF([.O12]=10;[$Caractères.$B$12];IF([.O12]=11;[$Caractères.$B$13];IF([.O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O12]&gt;0;[.O12]&lt;4);&quot;&quot;;IF([.P12]=0;[$Caractères.$H$2];IF([.P12]=1;[$Caractères.$H$3];IF([.P12]=2;[$Caractères.$H$4];IF([.P12]=3;[$Caractères.$H$5];IF([.P12]=4;[$Caractères.$H$6];IF([.P12]=5;[$Caractères.$H$7];IF([.P12]=6;[$Caractères.$H$8];IF([.P12]=7;[$Caractères.$H$9];&quot;x&quot;)))))))))">
            <text:p/>
          </table:table-cell>
          <table:table-cell table:style-name="ce61" table:formula="of:=IF([.Q12]=0;[$Caractères.$B$2];IF([.Q12]=1;[$Caractères.$B$3];IF([.Q12]=2;[$Caractères.$B$4];IF([.Q12]=3;[$Caractères.$B$5];IF([.Q12]=4;[$Caractères.$B$6];IF([.Q12]=5;[$Caractères.$B$7];IF([.Q12]=6;[$Caractères.$B$8];IF([.Q12]=7;[$Caractères.$B$9];IF([.Q12]=8;[$Caractères.$B$10];IF([.Q12]=9;[$Caractères.$B$11];IF([.Q12]=10;[$Caractères.$B$12];IF([.Q12]=11;[$Caractères.$B$13];IF([.Q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Q12]&gt;0;[.Q12]&lt;4);&quot;&quot;;IF([.R12]=0;[$Caractères.$H$2];IF([.R12]=1;[$Caractères.$H$3];IF([.R12]=2;[$Caractères.$H$4];IF([.R12]=3;[$Caractères.$H$5];IF([.R12]=4;[$Caractères.$H$6];IF([.R12]=5;[$Caractères.$H$7];IF([.R12]=6;[$Caractères.$H$8];IF([.R12]=7;[$Caractères.$H$9];&quot;x&quot;)))))))))">
            <text:p/>
          </table:table-cell>
          <table:table-cell table:style-name="ce55" table:formula="of:=IF([.S12]=0;[$Caractères.$B$2];IF([.S12]=1;[$Caractères.$B$3];IF([.S12]=2;[$Caractères.$B$4];IF([.S12]=3;[$Caractères.$B$5];IF([.S12]=4;[$Caractères.$B$6];IF([.S12]=5;[$Caractères.$B$7];IF([.S12]=6;[$Caractères.$B$8];IF([.S12]=7;[$Caractères.$B$9];IF([.S12]=8;[$Caractères.$B$10];IF([.S12]=9;[$Caractères.$B$11];IF([.S12]=10;[$Caractères.$B$12];IF([.S12]=11;[$Caractères.$B$13];IF([.S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S12]&gt;0;[.S12]&lt;4);&quot;&quot;;IF([.T12]=0;[$Caractères.$H$2];IF([.T12]=1;[$Caractères.$H$3];IF([.T12]=2;[$Caractères.$H$4];IF([.T12]=3;[$Caractères.$H$5];IF([.T12]=4;[$Caractères.$H$6];IF([.T12]=5;[$Caractères.$H$7];IF([.T12]=6;[$Caractères.$H$8];IF([.T12]=7;[$Caractères.$H$9];&quot;x&quot;)))))))))">
            <text:p/>
          </table:table-cell>
          <table:table-cell table:style-name="ce61" table:formula="of:=IF([.U12]=0;[$Caractères.$B$2];IF([.U12]=1;[$Caractères.$B$3];IF([.U12]=2;[$Caractères.$B$4];IF([.U12]=3;[$Caractères.$B$5];IF([.U12]=4;[$Caractères.$B$6];IF([.U12]=5;[$Caractères.$B$7];IF([.U12]=6;[$Caractères.$B$8];IF([.U12]=7;[$Caractères.$B$9];IF([.U12]=8;[$Caractères.$B$10];IF([.U12]=9;[$Caractères.$B$11];IF([.U12]=10;[$Caractères.$B$12];IF([.U12]=11;[$Caractères.$B$13];IF([.U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U12]&gt;0;[.U12]&lt;4);&quot;&quot;;IF([.V12]=0;[$Caractères.$H$2];IF([.V12]=1;[$Caractères.$H$3];IF([.V12]=2;[$Caractères.$H$4];IF([.V12]=3;[$Caractères.$H$5];IF([.V12]=4;[$Caractères.$H$6];IF([.V12]=5;[$Caractères.$H$7];IF([.V12]=6;[$Caractères.$H$8];IF([.V12]=7;[$Caractères.$H$9];&quot;x&quot;)))))))))">
            <text:p/>
          </table:table-cell>
          <table:table-cell table:style-name="ce55" table:formula="of:=IF([.W12]=0;[$Caractères.$B$2];IF([.W12]=1;[$Caractères.$B$3];IF([.W12]=2;[$Caractères.$B$4];IF([.W12]=3;[$Caractères.$B$5];IF([.W12]=4;[$Caractères.$B$6];IF([.W12]=5;[$Caractères.$B$7];IF([.W12]=6;[$Caractères.$B$8];IF([.W12]=7;[$Caractères.$B$9];IF([.W12]=8;[$Caractères.$B$10];IF([.W12]=9;[$Caractères.$B$11];IF([.W12]=10;[$Caractères.$B$12];IF([.W12]=11;[$Caractères.$B$13];IF([.W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W12]&gt;0;[.W12]&lt;4);&quot;&quot;;IF([.X12]=0;[$Caractères.$H$2];IF([.X12]=1;[$Caractères.$H$3];IF([.X12]=2;[$Caractères.$H$4];IF([.X12]=3;[$Caractères.$H$5];IF([.X12]=4;[$Caractères.$H$6];IF([.X12]=5;[$Caractères.$H$7];IF([.X12]=6;[$Caractères.$H$8];IF([.X12]=7;[$Caractères.$H$9];&quot;x&quot;)))))))))">
            <text:p/>
          </table:table-cell>
          <table:table-cell table:style-name="ce61" table:formula="of:=IF([.Y12]=0;[$Caractères.$B$2];IF([.Y12]=1;[$Caractères.$B$3];IF([.Y12]=2;[$Caractères.$B$4];IF([.Y12]=3;[$Caractères.$B$5];IF([.Y12]=4;[$Caractères.$B$6];IF([.Y12]=5;[$Caractères.$B$7];IF([.Y12]=6;[$Caractères.$B$8];IF([.Y12]=7;[$Caractères.$B$9];IF([.Y12]=8;[$Caractères.$B$10];IF([.Y12]=9;[$Caractères.$B$11];IF([.Y12]=10;[$Caractères.$B$12];IF([.Y12]=11;[$Caractères.$B$13];IF([.Y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Y12]&gt;0;[.Y12]&lt;4);&quot;&quot;;IF([.Z12]=0;[$Caractères.$H$2];IF([.Z12]=1;[$Caractères.$H$3];IF([.Z12]=2;[$Caractères.$H$4];IF([.Z12]=3;[$Caractères.$H$5];IF([.Z12]=4;[$Caractères.$H$6];IF([.Z12]=5;[$Caractères.$H$7];IF([.Z12]=6;[$Caractères.$H$8];IF([.Z12]=7;[$Caractères.$H$9];&quot;x&quot;)))))))))">
            <text:p/>
          </table:table-cell>
          <table:table-cell table:style-name="ce55" table:formula="of:=IF([.AA12]=0;[$Caractères.$B$2];IF([.AA12]=1;[$Caractères.$B$3];IF([.AA12]=2;[$Caractères.$B$4];IF([.AA12]=3;[$Caractères.$B$5];IF([.AA12]=4;[$Caractères.$B$6];IF([.AA12]=5;[$Caractères.$B$7];IF([.AA12]=6;[$Caractères.$B$8];IF([.AA12]=7;[$Caractères.$B$9];IF([.AA12]=8;[$Caractères.$B$10];IF([.AA12]=9;[$Caractères.$B$11];IF([.AA12]=10;[$Caractères.$B$12];IF([.AA12]=11;[$Caractères.$B$13];IF([.AA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AA12]&gt;0;[.AA12]&lt;4);&quot;&quot;;IF([.AB12]=0;[$Caractères.$H$2];IF([.AB12]=1;[$Caractères.$H$3];IF([.AB12]=2;[$Caractères.$H$4];IF([.AB12]=3;[$Caractères.$H$5];IF([.AB12]=4;[$Caractères.$H$6];IF([.AB12]=5;[$Caractères.$H$7];IF([.AB12]=6;[$Caractères.$H$8];IF([.AB12]=7;[$Caractères.$H$9];&quot;x&quot;)))))))))">
            <text:p/>
          </table:table-cell>
          <table:table-cell table:style-name="ce61" table:formula="of:=IF([.AC12]=0;[$Caractères.$B$2];IF([.AC12]=1;[$Caractères.$B$3];IF([.AC12]=2;[$Caractères.$B$4];IF([.AC12]=3;[$Caractères.$B$5];IF([.AC12]=4;[$Caractères.$B$6];IF([.AC12]=5;[$Caractères.$B$7];IF([.AC12]=6;[$Caractères.$B$8];IF([.AC12]=7;[$Caractères.$B$9];IF([.AC12]=8;[$Caractères.$B$10];IF([.AC12]=9;[$Caractères.$B$11];IF([.AC12]=10;[$Caractères.$B$12];IF([.AC12]=11;[$Caractères.$B$13];IF([.AC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AC12]&gt;0;[.AC12]&lt;4);&quot;&quot;;IF([.AD12]=0;[$Caractères.$H$2];IF([.AD12]=1;[$Caractères.$H$3];IF([.AD12]=2;[$Caractères.$H$4];IF([.AD12]=3;[$Caractères.$H$5];IF([.AD12]=4;[$Caractères.$H$6];IF([.AD12]=5;[$Caractères.$H$7];IF([.AD12]=6;[$Caractères.$H$8];IF([.AD12]=7;[$Caractères.$H$9];&quot;x&quot;)))))))))">
            <text:p/>
          </table:table-cell>
          <table:table-cell table:style-name="ce55" table:formula="of:=IF([.AE12]=0;[$Caractères.$B$2];IF([.AE12]=1;[$Caractères.$B$3];IF([.AE12]=2;[$Caractères.$B$4];IF([.AE12]=3;[$Caractères.$B$5];IF([.AE12]=4;[$Caractères.$B$6];IF([.AE12]=5;[$Caractères.$B$7];IF([.AE12]=6;[$Caractères.$B$8];IF([.AE12]=7;[$Caractères.$B$9];IF([.AE12]=8;[$Caractères.$B$10];IF([.AE12]=9;[$Caractères.$B$11];IF([.AE12]=10;[$Caractères.$B$12];IF([.AE12]=11;[$Caractères.$B$13];IF([.AE12]=12;[$Caractères.$B$14];&quot;&quot;)))))))))))))" office:value-type="string" office:string-value="─" calcext:value-type="string">
            <text:p>─</text:p>
          </table:table-cell>
          <table:table-cell table:style-name="ce67" table:formula="of:=IF(AND([.AE12]&gt;0;[.AE12]&lt;4);&quot;&quot;;IF([.AF12]=0;[$Caractères.$H$2];IF([.AF12]=1;[$Caractères.$H$3];IF([.AF12]=2;[$Caractères.$H$4];IF([.AF12]=3;[$Caractères.$H$5];IF([.AF12]=4;[$Caractères.$H$6];IF([.AF12]=5;[$Caractères.$H$7];IF([.AF12]=6;[$Caractères.$H$8];IF([.AF12]=7;[$Caractères.$H$9];&quot;x&quot;)))))))))">
            <text:p/>
          </table:table-cell>
          <table:table-cell table:number-columns-repeated="5"/>
        </table:table-row>
        <table:table-row table:style-name="ro1" table:number-rows-repeated="1048543">
          <table:table-cell table:number-columns-repeated="37"/>
        </table:table-row>
        <table:table-row table:style-name="ro1">
          <table:table-cell table:number-columns-repeated="37"/>
        </table:table-row>
      </table:table>
      <table:table table:name="CircuitTakeItEasy" table:style-name="ta1">
        <table:table-column table:style-name="co1" table:default-cell-style-name="ce2"/>
        <table:table-column table:style-name="co2" table:default-cell-style-name="ce13"/>
        <table:table-column table:style-name="co1" table:default-cell-style-name="ce2"/>
        <table:table-column table:style-name="co2" table:default-cell-style-name="ce13"/>
        <table:table-column table:style-name="co1" table:default-cell-style-name="ce2"/>
        <table:table-column table:style-name="co2" table:default-cell-style-name="ce13"/>
        <table:table-column table:style-name="co1" table:default-cell-style-name="ce2"/>
        <table:table-column table:style-name="co2" table:default-cell-style-name="ce13"/>
        <table:table-column table:style-name="co1" table:default-cell-style-name="ce2"/>
        <table:table-column table:style-name="co2" table:default-cell-style-name="ce13"/>
        <table:table-column table:style-name="co1" table:default-cell-style-name="ce2"/>
        <table:table-column table:style-name="co2" table:default-cell-style-name="ce13"/>
        <table:table-column table:style-name="co1" table:default-cell-style-name="ce2"/>
        <table:table-column table:style-name="co2" table:default-cell-style-name="ce13"/>
        <table:table-column table:style-name="co1" table:default-cell-style-name="ce2"/>
        <table:table-column table:style-name="co2" table:default-cell-style-name="ce13"/>
        <table:table-column table:style-name="co1" table:default-cell-style-name="ce2"/>
        <table:table-column table:style-name="co2" table:default-cell-style-name="ce13"/>
        <table:table-column table:style-name="co1" table:default-cell-style-name="ce2"/>
        <table:table-column table:style-name="co2" table:default-cell-style-name="ce13"/>
        <table:table-column table:style-name="co1" table:default-cell-style-name="ce2"/>
        <table:table-column table:style-name="co2" table:default-cell-style-name="ce13"/>
        <table:table-column table:style-name="co1" table:default-cell-style-name="ce2"/>
        <table:table-column table:style-name="co2" table:default-cell-style-name="ce13"/>
        <table:table-column table:style-name="co1" table:default-cell-style-name="ce2"/>
        <table:table-column table:style-name="co2" table:default-cell-style-name="ce13"/>
        <table:table-column table:style-name="co1" table:default-cell-style-name="ce2"/>
        <table:table-column table:style-name="co2" table:default-cell-style-name="ce13"/>
        <table:table-column table:style-name="co1" table:default-cell-style-name="ce2"/>
        <table:table-column table:style-name="co2" table:default-cell-style-name="ce13"/>
        <table:table-column table:style-name="co1" table:default-cell-style-name="ce2"/>
        <table:table-column table:style-name="co2" table:default-cell-style-name="ce13"/>
        <table:table-column table:style-name="co3" table:number-columns-repeated="2" table:default-cell-style-name="Default"/>
        <table:table-column table:style-name="co4" table:number-columns-repeated="3" table:default-cell-style-name="Default"/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2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12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12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12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12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12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12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12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12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12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12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12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12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12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12" office:value-type="float" office:value="3" calcext:value-type="float">
            <text:p>3</text:p>
          </table:table-cell>
          <table:table-cell table:style-name="ce1" office:value-type="float" office:value="3" calcext:value-type="float">
            <text:p>3</text:p>
          </table:table-cell>
          <table:table-cell table:style-name="ce24" office:value-type="float" office:value="3" calcext:value-type="float">
            <text:p>3</text:p>
          </table:table-cell>
          <table:table-cell/>
          <table:table-cell table:formula="of:=CHAR(9)&amp;&quot;dc.b $&quot;&amp;DEC2HEX([.A1];2)&amp;&quot;*Z+&quot;&amp;[.B1]&amp;&quot;,$&quot;&amp;DEC2HEX([.C1];2)&amp;&quot;*Z+&quot;&amp;[.D1]&amp;&quot;,$&quot;&amp;DEC2HEX([.E1];2)&amp;&quot;*Z+&quot;&amp;[.F1]&amp;&quot;,$&quot;&amp;DEC2HEX([.G1];2)&amp;&quot;*Z+&quot;&amp;[.H1]&amp;&quot;,$&quot;&amp;DEC2HEX([.I1];2)&amp;&quot;*Z+&quot;&amp;[.J1]&amp;&quot;,$&quot;&amp;DEC2HEX([.K1];2)&amp;&quot;*Z+&quot;&amp;[.L1]&amp;&quot;,$&quot;&amp;DEC2HEX([.M1];2)&amp;&quot;*Z+&quot;&amp;[.N1]&amp;&quot;,$&quot;&amp;DEC2HEX([.O1];2)&amp;&quot;*Z+&quot;&amp;[.P1]&amp;&quot;,$&quot;&amp;DEC2HEX([.Q1];2)&amp;&quot;*Z+&quot;&amp;[.R1]&amp;&quot;,$&quot;&amp;DEC2HEX([.S1];2)&amp;&quot;*Z+&quot;&amp;[.T1]&amp;&quot;,$&quot;&amp;DEC2HEX([.U1];2)&amp;&quot;*Z+&quot;&amp;[.V1]&amp;&quot;,$&quot;&amp;DEC2HEX([.W1];2)&amp;&quot;*Z+&quot;&amp;[.X1]&amp;&quot;,$&quot;&amp;DEC2HEX([.Y1];2)&amp;&quot;*Z+&quot;&amp;[.Z1]&amp;&quot;,$&quot;&amp;DEC2HEX([.AA1];2)&amp;&quot;*Z+&quot;&amp;[.AB1]&amp;&quot;,$&quot;&amp;DEC2HEX([.AC1];2)&amp;&quot;*Z+&quot;&amp;[.AD1]&amp;&quot;,$&quot;&amp;DEC2HEX([.AE1];2)&amp;&quot;*Z+&quot;&amp;[.AF1]" office:value-type="string" office:string-value="&#9;dc.b $03*Z+3,$03*Z+3,$03*Z+3,$03*Z+3,$03*Z+3,$03*Z+3,$03*Z+3,$03*Z+3,$03*Z+3,$03*Z+3,$03*Z+3,$03*Z+3,$03*Z+3,$03*Z+3,$03*Z+3,$03*Z+3" calcext:value-type="string">
            <text:p><text:tab/>dc.b $03*Z+3,$03*Z+3,$03*Z+3,$03*Z+3,$03*Z+3,$03*Z+3,$03*Z+3,$03*Z+3,$03*Z+3,$03*Z+3,$03*Z+3,$03*Z+3,$03*Z+3,$03*Z+3,$03*Z+3,$03*Z+3</text:p>
          </table:table-cell>
          <table:table-cell table:number-columns-repeated="3"/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6" office:value-type="float" office:value="5" calcext:value-type="float">
            <text:p>5</text:p>
          </table:table-cell>
          <table:table-cell table:style-name="ce25" office:value-type="float" office:value="0" calcext:value-type="float">
            <text:p>0</text:p>
          </table:table-cell>
          <table:table-cell/>
          <table:table-cell table:formula="of:=CHAR(9)&amp;&quot;dc.b $&quot;&amp;DEC2HEX([.A2];2)&amp;&quot;*Z+&quot;&amp;[.B2]&amp;&quot;,$&quot;&amp;DEC2HEX([.C2];2)&amp;&quot;*Z+&quot;&amp;[.D2]&amp;&quot;,$&quot;&amp;DEC2HEX([.E2];2)&amp;&quot;*Z+&quot;&amp;[.F2]&amp;&quot;,$&quot;&amp;DEC2HEX([.G2];2)&amp;&quot;*Z+&quot;&amp;[.H2]&amp;&quot;,$&quot;&amp;DEC2HEX([.I2];2)&amp;&quot;*Z+&quot;&amp;[.J2]&amp;&quot;,$&quot;&amp;DEC2HEX([.K2];2)&amp;&quot;*Z+&quot;&amp;[.L2]&amp;&quot;,$&quot;&amp;DEC2HEX([.M2];2)&amp;&quot;*Z+&quot;&amp;[.N2]&amp;&quot;,$&quot;&amp;DEC2HEX([.O2];2)&amp;&quot;*Z+&quot;&amp;[.P2]&amp;&quot;,$&quot;&amp;DEC2HEX([.Q2];2)&amp;&quot;*Z+&quot;&amp;[.R2]&amp;&quot;,$&quot;&amp;DEC2HEX([.S2];2)&amp;&quot;*Z+&quot;&amp;[.T2]&amp;&quot;,$&quot;&amp;DEC2HEX([.U2];2)&amp;&quot;*Z+&quot;&amp;[.V2]&amp;&quot;,$&quot;&amp;DEC2HEX([.W2];2)&amp;&quot;*Z+&quot;&amp;[.X2]&amp;&quot;,$&quot;&amp;DEC2HEX([.Y2];2)&amp;&quot;*Z+&quot;&amp;[.Z2]&amp;&quot;,$&quot;&amp;DEC2HEX([.AA2];2)&amp;&quot;*Z+&quot;&amp;[.AB2]&amp;&quot;,$&quot;&amp;DEC2HEX([.AC2];2)&amp;&quot;*Z+&quot;&amp;[.AD2]&amp;&quot;,$&quot;&amp;DEC2HEX([.AE2];2)&amp;&quot;*Z+&quot;&amp;[.AF2]" office:value-type="string" office:string-value="&#9;dc.b $04*Z+4,$00*Z+5,$00*Z+6,$00*Z+6,$00*Z+6,$00*Z+6,$00*Z+6,$00*Z+6,$00*Z+6,$00*Z+6,$00*Z+6,$00*Z+6,$00*Z+6,$00*Z+6,$00*Z+6,$05*Z+0" calcext:value-type="string">
            <text:p><text:tab/>dc.b $04*Z+4,$00*Z+5,$00*Z+6,$00*Z+6,$00*Z+6,$00*Z+6,$00*Z+6,$00*Z+6,$00*Z+6,$00*Z+6,$00*Z+6,$00*Z+6,$00*Z+6,$00*Z+6,$00*Z+6,$05*Z+0</text:p>
          </table:table-cell>
          <table:table-cell table:number-columns-repeated="3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style-name="ce25" office:value-type="float" office:value="0" calcext:value-type="float">
            <text:p>0</text:p>
          </table:table-cell>
          <table:table-cell/>
          <table:table-cell table:formula="of:=CHAR(9)&amp;&quot;dc.b $&quot;&amp;DEC2HEX([.A3];2)&amp;&quot;*Z+&quot;&amp;[.B3]&amp;&quot;,$&quot;&amp;DEC2HEX([.C3];2)&amp;&quot;*Z+&quot;&amp;[.D3]&amp;&quot;,$&quot;&amp;DEC2HEX([.E3];2)&amp;&quot;*Z+&quot;&amp;[.F3]&amp;&quot;,$&quot;&amp;DEC2HEX([.G3];2)&amp;&quot;*Z+&quot;&amp;[.H3]&amp;&quot;,$&quot;&amp;DEC2HEX([.I3];2)&amp;&quot;*Z+&quot;&amp;[.J3]&amp;&quot;,$&quot;&amp;DEC2HEX([.K3];2)&amp;&quot;*Z+&quot;&amp;[.L3]&amp;&quot;,$&quot;&amp;DEC2HEX([.M3];2)&amp;&quot;*Z+&quot;&amp;[.N3]&amp;&quot;,$&quot;&amp;DEC2HEX([.O3];2)&amp;&quot;*Z+&quot;&amp;[.P3]&amp;&quot;,$&quot;&amp;DEC2HEX([.Q3];2)&amp;&quot;*Z+&quot;&amp;[.R3]&amp;&quot;,$&quot;&amp;DEC2HEX([.S3];2)&amp;&quot;*Z+&quot;&amp;[.T3]&amp;&quot;,$&quot;&amp;DEC2HEX([.U3];2)&amp;&quot;*Z+&quot;&amp;[.V3]&amp;&quot;,$&quot;&amp;DEC2HEX([.W3];2)&amp;&quot;*Z+&quot;&amp;[.X3]&amp;&quot;,$&quot;&amp;DEC2HEX([.Y3];2)&amp;&quot;*Z+&quot;&amp;[.Z3]&amp;&quot;,$&quot;&amp;DEC2HEX([.AA3];2)&amp;&quot;*Z+&quot;&amp;[.AB3]&amp;&quot;,$&quot;&amp;DEC2HEX([.AC3];2)&amp;&quot;*Z+&quot;&amp;[.AD3]&amp;&quot;,$&quot;&amp;DEC2HEX([.AE3];2)&amp;&quot;*Z+&quot;&amp;[.AF3]" office:value-type="string" office:string-value="&#9;dc.b $08*Z+4,$00*Z+6,$00*Z+5,$00*Z+7,$00*Z+7,$00*Z+7,$00*Z+7,$00*Z+7,$00*Z+7,$00*Z+7,$00*Z+7,$00*Z+0,$00*Z+0,$00*Z+0,$00*Z+0,$0A*Z+0" calcext:value-type="string">
            <text:p><text:tab/>dc.b $08*Z+4,$00*Z+6,$00*Z+5,$00*Z+7,$00*Z+7,$00*Z+7,$00*Z+7,$00*Z+7,$00*Z+7,$00*Z+7,$00*Z+7,$00*Z+0,$00*Z+0,$00*Z+0,$00*Z+0,$0A*Z+0</text:p>
          </table:table-cell>
          <table:table-cell table:number-columns-repeated="3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style-name="ce25" office:value-type="float" office:value="0" calcext:value-type="float">
            <text:p>0</text:p>
          </table:table-cell>
          <table:table-cell/>
          <table:table-cell table:formula="of:=CHAR(9)&amp;&quot;dc.b $&quot;&amp;DEC2HEX([.A4];2)&amp;&quot;*Z+&quot;&amp;[.B4]&amp;&quot;,$&quot;&amp;DEC2HEX([.C4];2)&amp;&quot;*Z+&quot;&amp;[.D4]&amp;&quot;,$&quot;&amp;DEC2HEX([.E4];2)&amp;&quot;*Z+&quot;&amp;[.F4]&amp;&quot;,$&quot;&amp;DEC2HEX([.G4];2)&amp;&quot;*Z+&quot;&amp;[.H4]&amp;&quot;,$&quot;&amp;DEC2HEX([.I4];2)&amp;&quot;*Z+&quot;&amp;[.J4]&amp;&quot;,$&quot;&amp;DEC2HEX([.K4];2)&amp;&quot;*Z+&quot;&amp;[.L4]&amp;&quot;,$&quot;&amp;DEC2HEX([.M4];2)&amp;&quot;*Z+&quot;&amp;[.N4]&amp;&quot;,$&quot;&amp;DEC2HEX([.O4];2)&amp;&quot;*Z+&quot;&amp;[.P4]&amp;&quot;,$&quot;&amp;DEC2HEX([.Q4];2)&amp;&quot;*Z+&quot;&amp;[.R4]&amp;&quot;,$&quot;&amp;DEC2HEX([.S4];2)&amp;&quot;*Z+&quot;&amp;[.T4]&amp;&quot;,$&quot;&amp;DEC2HEX([.U4];2)&amp;&quot;*Z+&quot;&amp;[.V4]&amp;&quot;,$&quot;&amp;DEC2HEX([.W4];2)&amp;&quot;*Z+&quot;&amp;[.X4]&amp;&quot;,$&quot;&amp;DEC2HEX([.Y4];2)&amp;&quot;*Z+&quot;&amp;[.Z4]&amp;&quot;,$&quot;&amp;DEC2HEX([.AA4];2)&amp;&quot;*Z+&quot;&amp;[.AB4]&amp;&quot;,$&quot;&amp;DEC2HEX([.AC4];2)&amp;&quot;*Z+&quot;&amp;[.AD4]&amp;&quot;,$&quot;&amp;DEC2HEX([.AE4];2)&amp;&quot;*Z+&quot;&amp;[.AF4]" office:value-type="string" office:string-value="&#9;dc.b $08*Z+4,$00*Z+6,$00*Z+5,$06*Z+0,$03*Z+3,$03*Z+3,$03*Z+3,$03*Z+3,$03*Z+3,$03*Z+3,$03*Z+3,$07*Z+0,$00*Z+1,$00*Z+1,$00*Z+0,$0A*Z+0" calcext:value-type="string">
            <text:p><text:tab/>dc.b $08*Z+4,$00*Z+6,$00*Z+5,$06*Z+0,$03*Z+3,$03*Z+3,$03*Z+3,$03*Z+3,$03*Z+3,$03*Z+3,$03*Z+3,$07*Z+0,$00*Z+1,$00*Z+1,$00*Z+0,$0A*Z+0</text:p>
          </table:table-cell>
          <table:table-cell table:number-columns-repeated="3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10" calcext:value-type="float">
            <text:p>10</text:p>
          </table:table-cell>
          <table:table-cell table:style-name="ce25" office:value-type="float" office:value="0" calcext:value-type="float">
            <text:p>0</text:p>
          </table:table-cell>
          <table:table-cell/>
          <table:table-cell table:formula="of:=CHAR(9)&amp;&quot;dc.b $&quot;&amp;DEC2HEX([.A5];2)&amp;&quot;*Z+&quot;&amp;[.B5]&amp;&quot;,$&quot;&amp;DEC2HEX([.C5];2)&amp;&quot;*Z+&quot;&amp;[.D5]&amp;&quot;,$&quot;&amp;DEC2HEX([.E5];2)&amp;&quot;*Z+&quot;&amp;[.F5]&amp;&quot;,$&quot;&amp;DEC2HEX([.G5];2)&amp;&quot;*Z+&quot;&amp;[.H5]&amp;&quot;,$&quot;&amp;DEC2HEX([.I5];2)&amp;&quot;*Z+&quot;&amp;[.J5]&amp;&quot;,$&quot;&amp;DEC2HEX([.K5];2)&amp;&quot;*Z+&quot;&amp;[.L5]&amp;&quot;,$&quot;&amp;DEC2HEX([.M5];2)&amp;&quot;*Z+&quot;&amp;[.N5]&amp;&quot;,$&quot;&amp;DEC2HEX([.O5];2)&amp;&quot;*Z+&quot;&amp;[.P5]&amp;&quot;,$&quot;&amp;DEC2HEX([.Q5];2)&amp;&quot;*Z+&quot;&amp;[.R5]&amp;&quot;,$&quot;&amp;DEC2HEX([.S5];2)&amp;&quot;*Z+&quot;&amp;[.T5]&amp;&quot;,$&quot;&amp;DEC2HEX([.U5];2)&amp;&quot;*Z+&quot;&amp;[.V5]&amp;&quot;,$&quot;&amp;DEC2HEX([.W5];2)&amp;&quot;*Z+&quot;&amp;[.X5]&amp;&quot;,$&quot;&amp;DEC2HEX([.Y5];2)&amp;&quot;*Z+&quot;&amp;[.Z5]&amp;&quot;,$&quot;&amp;DEC2HEX([.AA5];2)&amp;&quot;*Z+&quot;&amp;[.AB5]&amp;&quot;,$&quot;&amp;DEC2HEX([.AC5];2)&amp;&quot;*Z+&quot;&amp;[.AD5]&amp;&quot;,$&quot;&amp;DEC2HEX([.AE5];2)&amp;&quot;*Z+&quot;&amp;[.AF5]" office:value-type="string" office:string-value="&#9;dc.b $08*Z+4,$00*Z+5,$00*Z+5,$02*Z+0,$00*Z+0,$00*Z+0,$00*Z+0,$00*Z+0,$00*Z+0,$00*Z+0,$00*Z+0,$02*Z+0,$00*Z+1,$00*Z+1,$00*Z+0,$0A*Z+0" calcext:value-type="string">
            <text:p><text:tab/>dc.b $08*Z+4,$00*Z+5,$00*Z+5,$02*Z+0,$00*Z+0,$00*Z+0,$00*Z+0,$00*Z+0,$00*Z+0,$00*Z+0,$00*Z+0,$02*Z+0,$00*Z+1,$00*Z+1,$00*Z+0,$0A*Z+0</text:p>
          </table:table-cell>
          <table:table-cell table:number-columns-repeated="3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6" calcext:value-type="float">
            <text:p>6</text:p>
          </table:table-cell>
          <table:table-cell table:style-name="ce25" office:value-type="float" office:value="0" calcext:value-type="float">
            <text:p>0</text:p>
          </table:table-cell>
          <table:table-cell/>
          <table:table-cell table:formula="of:=CHAR(9)&amp;&quot;dc.b $&quot;&amp;DEC2HEX([.A6];2)&amp;&quot;*Z+&quot;&amp;[.B6]&amp;&quot;,$&quot;&amp;DEC2HEX([.C6];2)&amp;&quot;*Z+&quot;&amp;[.D6]&amp;&quot;,$&quot;&amp;DEC2HEX([.E6];2)&amp;&quot;*Z+&quot;&amp;[.F6]&amp;&quot;,$&quot;&amp;DEC2HEX([.G6];2)&amp;&quot;*Z+&quot;&amp;[.H6]&amp;&quot;,$&quot;&amp;DEC2HEX([.I6];2)&amp;&quot;*Z+&quot;&amp;[.J6]&amp;&quot;,$&quot;&amp;DEC2HEX([.K6];2)&amp;&quot;*Z+&quot;&amp;[.L6]&amp;&quot;,$&quot;&amp;DEC2HEX([.M6];2)&amp;&quot;*Z+&quot;&amp;[.N6]&amp;&quot;,$&quot;&amp;DEC2HEX([.O6];2)&amp;&quot;*Z+&quot;&amp;[.P6]&amp;&quot;,$&quot;&amp;DEC2HEX([.Q6];2)&amp;&quot;*Z+&quot;&amp;[.R6]&amp;&quot;,$&quot;&amp;DEC2HEX([.S6];2)&amp;&quot;*Z+&quot;&amp;[.T6]&amp;&quot;,$&quot;&amp;DEC2HEX([.U6];2)&amp;&quot;*Z+&quot;&amp;[.V6]&amp;&quot;,$&quot;&amp;DEC2HEX([.W6];2)&amp;&quot;*Z+&quot;&amp;[.X6]&amp;&quot;,$&quot;&amp;DEC2HEX([.Y6];2)&amp;&quot;*Z+&quot;&amp;[.Z6]&amp;&quot;,$&quot;&amp;DEC2HEX([.AA6];2)&amp;&quot;*Z+&quot;&amp;[.AB6]&amp;&quot;,$&quot;&amp;DEC2HEX([.AC6];2)&amp;&quot;*Z+&quot;&amp;[.AD6]&amp;&quot;,$&quot;&amp;DEC2HEX([.AE6];2)&amp;&quot;*Z+&quot;&amp;[.AF6]" office:value-type="string" office:string-value="&#9;dc.b $08*Z+4,$00*Z+5,$00*Z+5,$02*Z+0,$00*Z+0,$00*Z+0,$0C*Z+0,$00*Z+0,$0C*Z+0,$00*Z+0,$00*Z+0,$02*Z+0,$00*Z+1,$00*Z+1,$00*Z+0,$06*Z+0" calcext:value-type="string">
            <text:p><text:tab/>dc.b $08*Z+4,$00*Z+5,$00*Z+5,$02*Z+0,$00*Z+0,$00*Z+0,$0C*Z+0,$00*Z+0,$0C*Z+0,$00*Z+0,$00*Z+0,$02*Z+0,$00*Z+1,$00*Z+1,$00*Z+0,$06*Z+0</text:p>
          </table:table-cell>
          <table:table-cell table:number-columns-repeated="3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table:style-name="ce25" office:value-type="float" office:value="0" calcext:value-type="float">
            <text:p>0</text:p>
          </table:table-cell>
          <table:table-cell/>
          <table:table-cell table:formula="of:=CHAR(9)&amp;&quot;dc.b $&quot;&amp;DEC2HEX([.A7];2)&amp;&quot;*Z+&quot;&amp;[.B7]&amp;&quot;,$&quot;&amp;DEC2HEX([.C7];2)&amp;&quot;*Z+&quot;&amp;[.D7]&amp;&quot;,$&quot;&amp;DEC2HEX([.E7];2)&amp;&quot;*Z+&quot;&amp;[.F7]&amp;&quot;,$&quot;&amp;DEC2HEX([.G7];2)&amp;&quot;*Z+&quot;&amp;[.H7]&amp;&quot;,$&quot;&amp;DEC2HEX([.I7];2)&amp;&quot;*Z+&quot;&amp;[.J7]&amp;&quot;,$&quot;&amp;DEC2HEX([.K7];2)&amp;&quot;*Z+&quot;&amp;[.L7]&amp;&quot;,$&quot;&amp;DEC2HEX([.M7];2)&amp;&quot;*Z+&quot;&amp;[.N7]&amp;&quot;,$&quot;&amp;DEC2HEX([.O7];2)&amp;&quot;*Z+&quot;&amp;[.P7]&amp;&quot;,$&quot;&amp;DEC2HEX([.Q7];2)&amp;&quot;*Z+&quot;&amp;[.R7]&amp;&quot;,$&quot;&amp;DEC2HEX([.S7];2)&amp;&quot;*Z+&quot;&amp;[.T7]&amp;&quot;,$&quot;&amp;DEC2HEX([.U7];2)&amp;&quot;*Z+&quot;&amp;[.V7]&amp;&quot;,$&quot;&amp;DEC2HEX([.W7];2)&amp;&quot;*Z+&quot;&amp;[.X7]&amp;&quot;,$&quot;&amp;DEC2HEX([.Y7];2)&amp;&quot;*Z+&quot;&amp;[.Z7]&amp;&quot;,$&quot;&amp;DEC2HEX([.AA7];2)&amp;&quot;*Z+&quot;&amp;[.AB7]&amp;&quot;,$&quot;&amp;DEC2HEX([.AC7];2)&amp;&quot;*Z+&quot;&amp;[.AD7]&amp;&quot;,$&quot;&amp;DEC2HEX([.AE7];2)&amp;&quot;*Z+&quot;&amp;[.AF7]" office:value-type="string" office:string-value="&#9;dc.b $08*Z+4,$00*Z+5,$00*Z+5,$02*Z+0,$00*Z+0,$00*Z+0,$00*Z+0,$00*Z+0,$00*Z+0,$00*Z+0,$00*Z+0,$02*Z+0,$0C*Z+1,$0C*Z+1,$0C*Z+0,$02*Z+0" calcext:value-type="string">
            <text:p><text:tab/>dc.b $08*Z+4,$00*Z+5,$00*Z+5,$02*Z+0,$00*Z+0,$00*Z+0,$00*Z+0,$00*Z+0,$00*Z+0,$00*Z+0,$00*Z+0,$02*Z+0,$0C*Z+1,$0C*Z+1,$0C*Z+0,$02*Z+0</text:p>
          </table:table-cell>
          <table:table-cell table:number-columns-repeated="3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5" calcext:value-type="float">
            <text:p>5</text:p>
          </table:table-cell>
          <table:table-cell table:style-name="ce25" office:value-type="float" office:value="0" calcext:value-type="float">
            <text:p>0</text:p>
          </table:table-cell>
          <table:table-cell/>
          <table:table-cell table:formula="of:=CHAR(9)&amp;&quot;dc.b $&quot;&amp;DEC2HEX([.A8];2)&amp;&quot;*Z+&quot;&amp;[.B8]&amp;&quot;,$&quot;&amp;DEC2HEX([.C8];2)&amp;&quot;*Z+&quot;&amp;[.D8]&amp;&quot;,$&quot;&amp;DEC2HEX([.E8];2)&amp;&quot;*Z+&quot;&amp;[.F8]&amp;&quot;,$&quot;&amp;DEC2HEX([.G8];2)&amp;&quot;*Z+&quot;&amp;[.H8]&amp;&quot;,$&quot;&amp;DEC2HEX([.I8];2)&amp;&quot;*Z+&quot;&amp;[.J8]&amp;&quot;,$&quot;&amp;DEC2HEX([.K8];2)&amp;&quot;*Z+&quot;&amp;[.L8]&amp;&quot;,$&quot;&amp;DEC2HEX([.M8];2)&amp;&quot;*Z+&quot;&amp;[.N8]&amp;&quot;,$&quot;&amp;DEC2HEX([.O8];2)&amp;&quot;*Z+&quot;&amp;[.P8]&amp;&quot;,$&quot;&amp;DEC2HEX([.Q8];2)&amp;&quot;*Z+&quot;&amp;[.R8]&amp;&quot;,$&quot;&amp;DEC2HEX([.S8];2)&amp;&quot;*Z+&quot;&amp;[.T8]&amp;&quot;,$&quot;&amp;DEC2HEX([.U8];2)&amp;&quot;*Z+&quot;&amp;[.V8]&amp;&quot;,$&quot;&amp;DEC2HEX([.W8];2)&amp;&quot;*Z+&quot;&amp;[.X8]&amp;&quot;,$&quot;&amp;DEC2HEX([.Y8];2)&amp;&quot;*Z+&quot;&amp;[.Z8]&amp;&quot;,$&quot;&amp;DEC2HEX([.AA8];2)&amp;&quot;*Z+&quot;&amp;[.AB8]&amp;&quot;,$&quot;&amp;DEC2HEX([.AC8];2)&amp;&quot;*Z+&quot;&amp;[.AD8]&amp;&quot;,$&quot;&amp;DEC2HEX([.AE8];2)&amp;&quot;*Z+&quot;&amp;[.AF8]" office:value-type="string" office:string-value="&#9;dc.b $08*Z+4,$00*Z+5,$00*Z+5,$02*Z+0,$00*Z+0,$06*Z+0,$03*Z+0,$03*Z+0,$03*Z+0,$07*Z+0,$00*Z+0,$02*Z+0,$00*Z+1,$00*Z+1,$00*Z+0,$05*Z+0" calcext:value-type="string">
            <text:p><text:tab/>dc.b $08*Z+4,$00*Z+5,$00*Z+5,$02*Z+0,$00*Z+0,$06*Z+0,$03*Z+0,$03*Z+0,$03*Z+0,$07*Z+0,$00*Z+0,$02*Z+0,$00*Z+1,$00*Z+1,$00*Z+0,$05*Z+0</text:p>
          </table:table-cell>
          <table:table-cell table:number-columns-repeated="3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style-name="ce25" office:value-type="float" office:value="0" calcext:value-type="float">
            <text:p>0</text:p>
          </table:table-cell>
          <table:table-cell/>
          <table:table-cell table:formula="of:=CHAR(9)&amp;&quot;dc.b $&quot;&amp;DEC2HEX([.A9];2)&amp;&quot;*Z+&quot;&amp;[.B9]&amp;&quot;,$&quot;&amp;DEC2HEX([.C9];2)&amp;&quot;*Z+&quot;&amp;[.D9]&amp;&quot;,$&quot;&amp;DEC2HEX([.E9];2)&amp;&quot;*Z+&quot;&amp;[.F9]&amp;&quot;,$&quot;&amp;DEC2HEX([.G9];2)&amp;&quot;*Z+&quot;&amp;[.H9]&amp;&quot;,$&quot;&amp;DEC2HEX([.I9];2)&amp;&quot;*Z+&quot;&amp;[.J9]&amp;&quot;,$&quot;&amp;DEC2HEX([.K9];2)&amp;&quot;*Z+&quot;&amp;[.L9]&amp;&quot;,$&quot;&amp;DEC2HEX([.M9];2)&amp;&quot;*Z+&quot;&amp;[.N9]&amp;&quot;,$&quot;&amp;DEC2HEX([.O9];2)&amp;&quot;*Z+&quot;&amp;[.P9]&amp;&quot;,$&quot;&amp;DEC2HEX([.Q9];2)&amp;&quot;*Z+&quot;&amp;[.R9]&amp;&quot;,$&quot;&amp;DEC2HEX([.S9];2)&amp;&quot;*Z+&quot;&amp;[.T9]&amp;&quot;,$&quot;&amp;DEC2HEX([.U9];2)&amp;&quot;*Z+&quot;&amp;[.V9]&amp;&quot;,$&quot;&amp;DEC2HEX([.W9];2)&amp;&quot;*Z+&quot;&amp;[.X9]&amp;&quot;,$&quot;&amp;DEC2HEX([.Y9];2)&amp;&quot;*Z+&quot;&amp;[.Z9]&amp;&quot;,$&quot;&amp;DEC2HEX([.AA9];2)&amp;&quot;*Z+&quot;&amp;[.AB9]&amp;&quot;,$&quot;&amp;DEC2HEX([.AC9];2)&amp;&quot;*Z+&quot;&amp;[.AD9]&amp;&quot;,$&quot;&amp;DEC2HEX([.AE9];2)&amp;&quot;*Z+&quot;&amp;[.AF9]" office:value-type="string" office:string-value="&#9;dc.b $08*Z+4,$00*Z+5,$00*Z+5,$05*Z+0,$03*Z+0,$04*Z+2,$00*Z+2,$00*Z+2,$00*Z+2,$05*Z+0,$03*Z+0,$04*Z+0,$00*Z+1,$00*Z+1,$00*Z+0,$0A*Z+0" calcext:value-type="string">
            <text:p><text:tab/>dc.b $08*Z+4,$00*Z+5,$00*Z+5,$05*Z+0,$03*Z+0,$04*Z+2,$00*Z+2,$00*Z+2,$00*Z+2,$05*Z+0,$03*Z+0,$04*Z+0,$00*Z+1,$00*Z+1,$00*Z+0,$0A*Z+0</text:p>
          </table:table-cell>
          <table:table-cell table:number-columns-repeated="3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style-name="ce25" office:value-type="float" office:value="0" calcext:value-type="float">
            <text:p>0</text:p>
          </table:table-cell>
          <table:table-cell/>
          <table:table-cell table:formula="of:=CHAR(9)&amp;&quot;dc.b $&quot;&amp;DEC2HEX([.A10];2)&amp;&quot;*Z+&quot;&amp;[.B10]&amp;&quot;,$&quot;&amp;DEC2HEX([.C10];2)&amp;&quot;*Z+&quot;&amp;[.D10]&amp;&quot;,$&quot;&amp;DEC2HEX([.E10];2)&amp;&quot;*Z+&quot;&amp;[.F10]&amp;&quot;,$&quot;&amp;DEC2HEX([.G10];2)&amp;&quot;*Z+&quot;&amp;[.H10]&amp;&quot;,$&quot;&amp;DEC2HEX([.I10];2)&amp;&quot;*Z+&quot;&amp;[.J10]&amp;&quot;,$&quot;&amp;DEC2HEX([.K10];2)&amp;&quot;*Z+&quot;&amp;[.L10]&amp;&quot;,$&quot;&amp;DEC2HEX([.M10];2)&amp;&quot;*Z+&quot;&amp;[.N10]&amp;&quot;,$&quot;&amp;DEC2HEX([.O10];2)&amp;&quot;*Z+&quot;&amp;[.P10]&amp;&quot;,$&quot;&amp;DEC2HEX([.Q10];2)&amp;&quot;*Z+&quot;&amp;[.R10]&amp;&quot;,$&quot;&amp;DEC2HEX([.S10];2)&amp;&quot;*Z+&quot;&amp;[.T10]&amp;&quot;,$&quot;&amp;DEC2HEX([.U10];2)&amp;&quot;*Z+&quot;&amp;[.V10]&amp;&quot;,$&quot;&amp;DEC2HEX([.W10];2)&amp;&quot;*Z+&quot;&amp;[.X10]&amp;&quot;,$&quot;&amp;DEC2HEX([.Y10];2)&amp;&quot;*Z+&quot;&amp;[.Z10]&amp;&quot;,$&quot;&amp;DEC2HEX([.AA10];2)&amp;&quot;*Z+&quot;&amp;[.AB10]&amp;&quot;,$&quot;&amp;DEC2HEX([.AC10];2)&amp;&quot;*Z+&quot;&amp;[.AD10]&amp;&quot;,$&quot;&amp;DEC2HEX([.AE10];2)&amp;&quot;*Z+&quot;&amp;[.AF10]" office:value-type="string" office:string-value="&#9;dc.b $08*Z+2,$00*Z+4,$00*Z+3,$00*Z+3,$00*Z+3,$00*Z+2,$00*Z+2,$00*Z+2,$00*Z+2,$00*Z+3,$00*Z+3,$00*Z+3,$00*Z+3,$00*Z+1,$00*Z+0,$0A*Z+0" calcext:value-type="string">
            <text:p><text:tab/>dc.b $08*Z+2,$00*Z+4,$00*Z+3,$00*Z+3,$00*Z+3,$00*Z+2,$00*Z+2,$00*Z+2,$00*Z+2,$00*Z+3,$00*Z+3,$00*Z+3,$00*Z+3,$00*Z+1,$00*Z+0,$0A*Z+0</text:p>
          </table:table-cell>
          <table:table-cell table:number-columns-repeated="3"/>
        </table:table-row>
        <table:table-row table:style-name="ro1">
          <table:table-cell table:style-name="ce6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6" calcext:value-type="float">
            <text:p>6</text:p>
          </table:table-cell>
          <table:table-cell table:style-name="ce25" office:value-type="float" office:value="0" calcext:value-type="float">
            <text:p>0</text:p>
          </table:table-cell>
          <table:table-cell/>
          <table:table-cell table:formula="of:=CHAR(9)&amp;&quot;dc.b $&quot;&amp;DEC2HEX([.A11];2)&amp;&quot;*Z+&quot;&amp;[.B11]&amp;&quot;,$&quot;&amp;DEC2HEX([.C11];2)&amp;&quot;*Z+&quot;&amp;[.D11]&amp;&quot;,$&quot;&amp;DEC2HEX([.E11];2)&amp;&quot;*Z+&quot;&amp;[.F11]&amp;&quot;,$&quot;&amp;DEC2HEX([.G11];2)&amp;&quot;*Z+&quot;&amp;[.H11]&amp;&quot;,$&quot;&amp;DEC2HEX([.I11];2)&amp;&quot;*Z+&quot;&amp;[.J11]&amp;&quot;,$&quot;&amp;DEC2HEX([.K11];2)&amp;&quot;*Z+&quot;&amp;[.L11]&amp;&quot;,$&quot;&amp;DEC2HEX([.M11];2)&amp;&quot;*Z+&quot;&amp;[.N11]&amp;&quot;,$&quot;&amp;DEC2HEX([.O11];2)&amp;&quot;*Z+&quot;&amp;[.P11]&amp;&quot;,$&quot;&amp;DEC2HEX([.Q11];2)&amp;&quot;*Z+&quot;&amp;[.R11]&amp;&quot;,$&quot;&amp;DEC2HEX([.S11];2)&amp;&quot;*Z+&quot;&amp;[.T11]&amp;&quot;,$&quot;&amp;DEC2HEX([.U11];2)&amp;&quot;*Z+&quot;&amp;[.V11]&amp;&quot;,$&quot;&amp;DEC2HEX([.W11];2)&amp;&quot;*Z+&quot;&amp;[.X11]&amp;&quot;,$&quot;&amp;DEC2HEX([.Y11];2)&amp;&quot;*Z+&quot;&amp;[.Z11]&amp;&quot;,$&quot;&amp;DEC2HEX([.AA11];2)&amp;&quot;*Z+&quot;&amp;[.AB11]&amp;&quot;,$&quot;&amp;DEC2HEX([.AC11];2)&amp;&quot;*Z+&quot;&amp;[.AD11]&amp;&quot;,$&quot;&amp;DEC2HEX([.AE11];2)&amp;&quot;*Z+&quot;&amp;[.AF11]" office:value-type="string" office:string-value="&#9;dc.b $07*Z+2,$00*Z+2,$00*Z+2,$00*Z+2,$00*Z+3,$00*Z+3,$06*Z+2,$03*Z+0,$07*Z+3,$00*Z+3,$00*Z+2,$00*Z+2,$00*Z+2,$00*Z+1,$00*Z+0,$06*Z+0" calcext:value-type="string">
            <text:p><text:tab/>dc.b $07*Z+2,$00*Z+2,$00*Z+2,$00*Z+2,$00*Z+3,$00*Z+3,$06*Z+2,$03*Z+0,$07*Z+3,$00*Z+3,$00*Z+2,$00*Z+2,$00*Z+2,$00*Z+1,$00*Z+0,$06*Z+0</text:p>
          </table:table-cell>
          <table:table-cell table:number-columns-repeated="3"/>
        </table:table-row>
        <table:table-row table:style-name="ro1">
          <table:table-cell table:style-name="ce7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7" office:value-type="float" office:value="3" calcext:value-type="float">
            <text:p>3</text:p>
          </table:table-cell>
          <table:table-cell table:style-name="ce26" office:value-type="float" office:value="3" calcext:value-type="float">
            <text:p>3</text:p>
          </table:table-cell>
          <table:table-cell/>
          <table:table-cell table:formula="of:=CHAR(9)&amp;&quot;dc.b $&quot;&amp;DEC2HEX([.A12];2)&amp;&quot;*Z+&quot;&amp;[.B12]&amp;&quot;,$&quot;&amp;DEC2HEX([.C12];2)&amp;&quot;*Z+&quot;&amp;[.D12]&amp;&quot;,$&quot;&amp;DEC2HEX([.E12];2)&amp;&quot;*Z+&quot;&amp;[.F12]&amp;&quot;,$&quot;&amp;DEC2HEX([.G12];2)&amp;&quot;*Z+&quot;&amp;[.H12]&amp;&quot;,$&quot;&amp;DEC2HEX([.I12];2)&amp;&quot;*Z+&quot;&amp;[.J12]&amp;&quot;,$&quot;&amp;DEC2HEX([.K12];2)&amp;&quot;*Z+&quot;&amp;[.L12]&amp;&quot;,$&quot;&amp;DEC2HEX([.M12];2)&amp;&quot;*Z+&quot;&amp;[.N12]&amp;&quot;,$&quot;&amp;DEC2HEX([.O12];2)&amp;&quot;*Z+&quot;&amp;[.P12]&amp;&quot;,$&quot;&amp;DEC2HEX([.Q12];2)&amp;&quot;*Z+&quot;&amp;[.R12]&amp;&quot;,$&quot;&amp;DEC2HEX([.S12];2)&amp;&quot;*Z+&quot;&amp;[.T12]&amp;&quot;,$&quot;&amp;DEC2HEX([.U12];2)&amp;&quot;*Z+&quot;&amp;[.V12]&amp;&quot;,$&quot;&amp;DEC2HEX([.W12];2)&amp;&quot;*Z+&quot;&amp;[.X12]&amp;&quot;,$&quot;&amp;DEC2HEX([.Y12];2)&amp;&quot;*Z+&quot;&amp;[.Z12]&amp;&quot;,$&quot;&amp;DEC2HEX([.AA12];2)&amp;&quot;*Z+&quot;&amp;[.AB12]&amp;&quot;,$&quot;&amp;DEC2HEX([.AC12];2)&amp;&quot;*Z+&quot;&amp;[.AD12]&amp;&quot;,$&quot;&amp;DEC2HEX([.AE12];2)&amp;&quot;*Z+&quot;&amp;[.AF12]" office:value-type="string" office:string-value="&#9;dc.b $03*Z+3,$03*Z+3,$03*Z+3,$03*Z+3,$03*Z+3,$03*Z+3,$03*Z+3,$03*Z+3,$03*Z+3,$03*Z+3,$03*Z+3,$03*Z+3,$03*Z+3,$03*Z+3,$03*Z+3,$03*Z+3" calcext:value-type="string">
            <text:p><text:tab/>dc.b $03*Z+3,$03*Z+3,$03*Z+3,$03*Z+3,$03*Z+3,$03*Z+3,$03*Z+3,$03*Z+3,$03*Z+3,$03*Z+3,$03*Z+3,$03*Z+3,$03*Z+3,$03*Z+3,$03*Z+3,$03*Z+3</text:p>
          </table:table-cell>
          <table:table-cell table:number-columns-repeated="3"/>
        </table:table-row>
        <table:table-row table:style-name="ro1">
          <table:table-cell table:number-columns-repeated="34"/>
          <table:table-cell table:style-name="ce31" office:value-type="float" office:value="7" calcext:value-type="float">
            <text:p>7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</table:table-row>
        <table:table-row table:style-name="ro1">
          <table:table-cell table:number-columns-repeated="34"/>
          <table:table-cell table:style-name="ce31" office:value-type="float" office:value="6" calcext:value-type="float">
            <text:p>6</text:p>
          </table:table-cell>
          <table:table-cell table:style-name="ce31" office:value-type="string" calcext:value-type="string">
            <text:p>x</text:p>
          </table:table-cell>
          <table:table-cell table:style-name="ce31" office:value-type="float" office:value="2" calcext:value-type="float">
            <text:p>2</text:p>
          </table:table-cell>
        </table:table-row>
        <table:table-row table:style-name="ro1">
          <table:table-cell table:number-columns-repeated="34"/>
          <table:table-cell table:style-name="ce31" office:value-type="float" office:value="5" calcext:value-type="float">
            <text:p>5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3" calcext:value-type="float">
            <text:p>3</text:p>
          </table:table-cell>
        </table:table-row>
        <table:table-row table:style-name="ro1" table:visibility="collapse" table:number-rows-repeated="5">
          <table:table-cell table:number-columns-repeated="37"/>
        </table:table-row>
        <table:table-row table:style-name="ro2">
          <table:table-cell table:style-name="ce8" table:formula="of:=IF([.A1]=0;[$Caractères.$B$2];IF([.A1]=1;[$Caractères.$B$3];IF([.A1]=2;[$Caractères.$B$4];IF([.A1]=3;[$Caractères.$B$5];IF([.A1]=4;[$Caractères.$B$6];IF([.A1]=5;[$Caractères.$B$7];IF([.A1]=6;[$Caractères.$B$8];IF([.A1]=7;[$Caractères.$B$9];IF([.A1]=8;[$Caractères.$B$10];IF([.A1]=9;[$Caractères.$B$11];IF([.A1]=10;[$Caractères.$B$12];IF([.A1]=11;[$Caractères.$B$13];IF([.A1]=12;[$Caractères.$B$14];&quot;&quot;)))))))))))))" office:value-type="string" office:string-value="─" calcext:value-type="string">
            <text:p>─</text:p>
          </table:table-cell>
          <table:table-cell table:style-name="ce47" table:formula="of:=IF(AND([.A1]&gt;0;[.A1]&lt;4);&quot;&quot;;IF([.B1]=0;[$Caractères.$H$2];IF([.B1]=1;[$Caractères.$H$3];IF([.B1]=2;[$Caractères.$H$4];IF([.B1]=3;[$Caractères.$H$5];IF([.B1]=4;[$Caractères.$H$6];IF([.B1]=5;[$Caractères.$H$7];IF([.B1]=6;[$Caractères.$H$8];IF([.B1]=7;[$Caractères.$H$9];&quot;x&quot;)))))))))">
            <text:p/>
          </table:table-cell>
          <table:table-cell table:style-name="ce53" table:formula="of:=IF([.C1]=0;[$Caractères.$B$2];IF([.C1]=1;[$Caractères.$B$3];IF([.C1]=2;[$Caractères.$B$4];IF([.C1]=3;[$Caractères.$B$5];IF([.C1]=4;[$Caractères.$B$6];IF([.C1]=5;[$Caractères.$B$7];IF([.C1]=6;[$Caractères.$B$8];IF([.C1]=7;[$Caractères.$B$9];IF([.C1]=8;[$Caractères.$B$10];IF([.C1]=9;[$Caractères.$B$11];IF([.C1]=10;[$Caractères.$B$12];IF([.C1]=11;[$Caractères.$B$13];IF([.C1]=12;[$Caractères.$B$14];&quot;&quot;)))))))))))))" office:value-type="string" office:string-value="─" calcext:value-type="string">
            <text:p>─</text:p>
          </table:table-cell>
          <table:table-cell table:style-name="ce56" table:formula="of:=IF(AND([.C1]&gt;0;[.C1]&lt;4);&quot;&quot;;IF([.D1]=0;[$Caractères.$H$2];IF([.D1]=1;[$Caractères.$H$3];IF([.D1]=2;[$Caractères.$H$4];IF([.D1]=3;[$Caractères.$H$5];IF([.D1]=4;[$Caractères.$H$6];IF([.D1]=5;[$Caractères.$H$7];IF([.D1]=6;[$Caractères.$H$8];IF([.D1]=7;[$Caractères.$H$9];&quot;x&quot;)))))))))">
            <text:p/>
          </table:table-cell>
          <table:table-cell table:style-name="ce59" table:formula="of:=IF([.E1]=0;[$Caractères.$B$2];IF([.E1]=1;[$Caractères.$B$3];IF([.E1]=2;[$Caractères.$B$4];IF([.E1]=3;[$Caractères.$B$5];IF([.E1]=4;[$Caractères.$B$6];IF([.E1]=5;[$Caractères.$B$7];IF([.E1]=6;[$Caractères.$B$8];IF([.E1]=7;[$Caractères.$B$9];IF([.E1]=8;[$Caractères.$B$10];IF([.E1]=9;[$Caractères.$B$11];IF([.E1]=10;[$Caractères.$B$12];IF([.E1]=11;[$Caractères.$B$13];IF([.E1]=12;[$Caractères.$B$14];&quot;&quot;)))))))))))))" office:value-type="string" office:string-value="─" calcext:value-type="string">
            <text:p>─</text:p>
          </table:table-cell>
          <table:table-cell table:style-name="ce47" table:formula="of:=IF(AND([.E1]&gt;0;[.E1]&lt;4);&quot;&quot;;IF([.F1]=0;[$Caractères.$H$2];IF([.F1]=1;[$Caractères.$H$3];IF([.F1]=2;[$Caractères.$H$4];IF([.F1]=3;[$Caractères.$H$5];IF([.F1]=4;[$Caractères.$H$6];IF([.F1]=5;[$Caractères.$H$7];IF([.F1]=6;[$Caractères.$H$8];IF([.F1]=7;[$Caractères.$H$9];&quot;x&quot;)))))))))">
            <text:p/>
          </table:table-cell>
          <table:table-cell table:style-name="ce53" table:formula="of:=IF([.G1]=0;[$Caractères.$B$2];IF([.G1]=1;[$Caractères.$B$3];IF([.G1]=2;[$Caractères.$B$4];IF([.G1]=3;[$Caractères.$B$5];IF([.G1]=4;[$Caractères.$B$6];IF([.G1]=5;[$Caractères.$B$7];IF([.G1]=6;[$Caractères.$B$8];IF([.G1]=7;[$Caractères.$B$9];IF([.G1]=8;[$Caractères.$B$10];IF([.G1]=9;[$Caractères.$B$11];IF([.G1]=10;[$Caractères.$B$12];IF([.G1]=11;[$Caractères.$B$13];IF([.G1]=12;[$Caractères.$B$14];&quot;&quot;)))))))))))))" office:value-type="string" office:string-value="─" calcext:value-type="string">
            <text:p>─</text:p>
          </table:table-cell>
          <table:table-cell table:style-name="ce56" table:formula="of:=IF(AND([.G1]&gt;0;[.G1]&lt;4);&quot;&quot;;IF([.H1]=0;[$Caractères.$H$2];IF([.H1]=1;[$Caractères.$H$3];IF([.H1]=2;[$Caractères.$H$4];IF([.H1]=3;[$Caractères.$H$5];IF([.H1]=4;[$Caractères.$H$6];IF([.H1]=5;[$Caractères.$H$7];IF([.H1]=6;[$Caractères.$H$8];IF([.H1]=7;[$Caractères.$H$9];&quot;x&quot;)))))))))">
            <text:p/>
          </table:table-cell>
          <table:table-cell table:style-name="ce59" table:formula="of:=IF([.I1]=0;[$Caractères.$B$2];IF([.I1]=1;[$Caractères.$B$3];IF([.I1]=2;[$Caractères.$B$4];IF([.I1]=3;[$Caractères.$B$5];IF([.I1]=4;[$Caractères.$B$6];IF([.I1]=5;[$Caractères.$B$7];IF([.I1]=6;[$Caractères.$B$8];IF([.I1]=7;[$Caractères.$B$9];IF([.I1]=8;[$Caractères.$B$10];IF([.I1]=9;[$Caractères.$B$11];IF([.I1]=10;[$Caractères.$B$12];IF([.I1]=11;[$Caractères.$B$13];IF([.I1]=12;[$Caractères.$B$14];&quot;&quot;)))))))))))))" office:value-type="string" office:string-value="─" calcext:value-type="string">
            <text:p>─</text:p>
          </table:table-cell>
          <table:table-cell table:style-name="ce47" table:formula="of:=IF(AND([.I1]&gt;0;[.I1]&lt;4);&quot;&quot;;IF([.J1]=0;[$Caractères.$H$2];IF([.J1]=1;[$Caractères.$H$3];IF([.J1]=2;[$Caractères.$H$4];IF([.J1]=3;[$Caractères.$H$5];IF([.J1]=4;[$Caractères.$H$6];IF([.J1]=5;[$Caractères.$H$7];IF([.J1]=6;[$Caractères.$H$8];IF([.J1]=7;[$Caractères.$H$9];&quot;x&quot;)))))))))">
            <text:p/>
          </table:table-cell>
          <table:table-cell table:style-name="ce53" table:formula="of:=IF([.K1]=0;[$Caractères.$B$2];IF([.K1]=1;[$Caractères.$B$3];IF([.K1]=2;[$Caractères.$B$4];IF([.K1]=3;[$Caractères.$B$5];IF([.K1]=4;[$Caractères.$B$6];IF([.K1]=5;[$Caractères.$B$7];IF([.K1]=6;[$Caractères.$B$8];IF([.K1]=7;[$Caractères.$B$9];IF([.K1]=8;[$Caractères.$B$10];IF([.K1]=9;[$Caractères.$B$11];IF([.K1]=10;[$Caractères.$B$12];IF([.K1]=11;[$Caractères.$B$13];IF([.K1]=12;[$Caractères.$B$14];&quot;&quot;)))))))))))))" office:value-type="string" office:string-value="─" calcext:value-type="string">
            <text:p>─</text:p>
          </table:table-cell>
          <table:table-cell table:style-name="ce56" table:formula="of:=IF(AND([.K1]&gt;0;[.K1]&lt;4);&quot;&quot;;IF([.L1]=0;[$Caractères.$H$2];IF([.L1]=1;[$Caractères.$H$3];IF([.L1]=2;[$Caractères.$H$4];IF([.L1]=3;[$Caractères.$H$5];IF([.L1]=4;[$Caractères.$H$6];IF([.L1]=5;[$Caractères.$H$7];IF([.L1]=6;[$Caractères.$H$8];IF([.L1]=7;[$Caractères.$H$9];&quot;x&quot;)))))))))">
            <text:p/>
          </table:table-cell>
          <table:table-cell table:style-name="ce59" table:formula="of:=IF([.M1]=0;[$Caractères.$B$2];IF([.M1]=1;[$Caractères.$B$3];IF([.M1]=2;[$Caractères.$B$4];IF([.M1]=3;[$Caractères.$B$5];IF([.M1]=4;[$Caractères.$B$6];IF([.M1]=5;[$Caractères.$B$7];IF([.M1]=6;[$Caractères.$B$8];IF([.M1]=7;[$Caractères.$B$9];IF([.M1]=8;[$Caractères.$B$10];IF([.M1]=9;[$Caractères.$B$11];IF([.M1]=10;[$Caractères.$B$12];IF([.M1]=11;[$Caractères.$B$13];IF([.M1]=12;[$Caractères.$B$14];&quot;&quot;)))))))))))))" office:value-type="string" office:string-value="─" calcext:value-type="string">
            <text:p>─</text:p>
          </table:table-cell>
          <table:table-cell table:style-name="ce47" table:formula="of:=IF(AND([.M1]&gt;0;[.M1]&lt;4);&quot;&quot;;IF([.N1]=0;[$Caractères.$H$2];IF([.N1]=1;[$Caractères.$H$3];IF([.N1]=2;[$Caractères.$H$4];IF([.N1]=3;[$Caractères.$H$5];IF([.N1]=4;[$Caractères.$H$6];IF([.N1]=5;[$Caractères.$H$7];IF([.N1]=6;[$Caractères.$H$8];IF([.N1]=7;[$Caractères.$H$9];&quot;x&quot;)))))))))">
            <text:p/>
          </table:table-cell>
          <table:table-cell table:style-name="ce53" table:formula="of:=IF([.O1]=0;[$Caractères.$B$2];IF([.O1]=1;[$Caractères.$B$3];IF([.O1]=2;[$Caractères.$B$4];IF([.O1]=3;[$Caractères.$B$5];IF([.O1]=4;[$Caractères.$B$6];IF([.O1]=5;[$Caractères.$B$7];IF([.O1]=6;[$Caractères.$B$8];IF([.O1]=7;[$Caractères.$B$9];IF([.O1]=8;[$Caractères.$B$10];IF([.O1]=9;[$Caractères.$B$11];IF([.O1]=10;[$Caractères.$B$12];IF([.O1]=11;[$Caractères.$B$13];IF([.O1]=12;[$Caractères.$B$14];&quot;&quot;)))))))))))))" office:value-type="string" office:string-value="─" calcext:value-type="string">
            <text:p>─</text:p>
          </table:table-cell>
          <table:table-cell table:style-name="ce56" table:formula="of:=IF(AND([.O1]&gt;0;[.O1]&lt;4);&quot;&quot;;IF([.P1]=0;[$Caractères.$H$2];IF([.P1]=1;[$Caractères.$H$3];IF([.P1]=2;[$Caractères.$H$4];IF([.P1]=3;[$Caractères.$H$5];IF([.P1]=4;[$Caractères.$H$6];IF([.P1]=5;[$Caractères.$H$7];IF([.P1]=6;[$Caractères.$H$8];IF([.P1]=7;[$Caractères.$H$9];&quot;x&quot;)))))))))">
            <text:p/>
          </table:table-cell>
          <table:table-cell table:style-name="ce59" table:formula="of:=IF([.Q1]=0;[$Caractères.$B$2];IF([.Q1]=1;[$Caractères.$B$3];IF([.Q1]=2;[$Caractères.$B$4];IF([.Q1]=3;[$Caractères.$B$5];IF([.Q1]=4;[$Caractères.$B$6];IF([.Q1]=5;[$Caractères.$B$7];IF([.Q1]=6;[$Caractères.$B$8];IF([.Q1]=7;[$Caractères.$B$9];IF([.Q1]=8;[$Caractères.$B$10];IF([.Q1]=9;[$Caractères.$B$11];IF([.Q1]=10;[$Caractères.$B$12];IF([.Q1]=11;[$Caractères.$B$13];IF([.Q1]=12;[$Caractères.$B$14];&quot;&quot;)))))))))))))" office:value-type="string" office:string-value="─" calcext:value-type="string">
            <text:p>─</text:p>
          </table:table-cell>
          <table:table-cell table:style-name="ce47" table:formula="of:=IF(AND([.Q1]&gt;0;[.Q1]&lt;4);&quot;&quot;;IF([.R1]=0;[$Caractères.$H$2];IF([.R1]=1;[$Caractères.$H$3];IF([.R1]=2;[$Caractères.$H$4];IF([.R1]=3;[$Caractères.$H$5];IF([.R1]=4;[$Caractères.$H$6];IF([.R1]=5;[$Caractères.$H$7];IF([.R1]=6;[$Caractères.$H$8];IF([.R1]=7;[$Caractères.$H$9];&quot;x&quot;)))))))))">
            <text:p/>
          </table:table-cell>
          <table:table-cell table:style-name="ce53" table:formula="of:=IF([.S1]=0;[$Caractères.$B$2];IF([.S1]=1;[$Caractères.$B$3];IF([.S1]=2;[$Caractères.$B$4];IF([.S1]=3;[$Caractères.$B$5];IF([.S1]=4;[$Caractères.$B$6];IF([.S1]=5;[$Caractères.$B$7];IF([.S1]=6;[$Caractères.$B$8];IF([.S1]=7;[$Caractères.$B$9];IF([.S1]=8;[$Caractères.$B$10];IF([.S1]=9;[$Caractères.$B$11];IF([.S1]=10;[$Caractères.$B$12];IF([.S1]=11;[$Caractères.$B$13];IF([.S1]=12;[$Caractères.$B$14];&quot;&quot;)))))))))))))" office:value-type="string" office:string-value="─" calcext:value-type="string">
            <text:p>─</text:p>
          </table:table-cell>
          <table:table-cell table:style-name="ce56" table:formula="of:=IF(AND([.S1]&gt;0;[.S1]&lt;4);&quot;&quot;;IF([.T1]=0;[$Caractères.$H$2];IF([.T1]=1;[$Caractères.$H$3];IF([.T1]=2;[$Caractères.$H$4];IF([.T1]=3;[$Caractères.$H$5];IF([.T1]=4;[$Caractères.$H$6];IF([.T1]=5;[$Caractères.$H$7];IF([.T1]=6;[$Caractères.$H$8];IF([.T1]=7;[$Caractères.$H$9];&quot;x&quot;)))))))))">
            <text:p/>
          </table:table-cell>
          <table:table-cell table:style-name="ce59" table:formula="of:=IF([.U1]=0;[$Caractères.$B$2];IF([.U1]=1;[$Caractères.$B$3];IF([.U1]=2;[$Caractères.$B$4];IF([.U1]=3;[$Caractères.$B$5];IF([.U1]=4;[$Caractères.$B$6];IF([.U1]=5;[$Caractères.$B$7];IF([.U1]=6;[$Caractères.$B$8];IF([.U1]=7;[$Caractères.$B$9];IF([.U1]=8;[$Caractères.$B$10];IF([.U1]=9;[$Caractères.$B$11];IF([.U1]=10;[$Caractères.$B$12];IF([.U1]=11;[$Caractères.$B$13];IF([.U1]=12;[$Caractères.$B$14];&quot;&quot;)))))))))))))" office:value-type="string" office:string-value="─" calcext:value-type="string">
            <text:p>─</text:p>
          </table:table-cell>
          <table:table-cell table:style-name="ce47" table:formula="of:=IF(AND([.U1]&gt;0;[.U1]&lt;4);&quot;&quot;;IF([.V1]=0;[$Caractères.$H$2];IF([.V1]=1;[$Caractères.$H$3];IF([.V1]=2;[$Caractères.$H$4];IF([.V1]=3;[$Caractères.$H$5];IF([.V1]=4;[$Caractères.$H$6];IF([.V1]=5;[$Caractères.$H$7];IF([.V1]=6;[$Caractères.$H$8];IF([.V1]=7;[$Caractères.$H$9];&quot;x&quot;)))))))))">
            <text:p/>
          </table:table-cell>
          <table:table-cell table:style-name="ce53" table:formula="of:=IF([.W1]=0;[$Caractères.$B$2];IF([.W1]=1;[$Caractères.$B$3];IF([.W1]=2;[$Caractères.$B$4];IF([.W1]=3;[$Caractères.$B$5];IF([.W1]=4;[$Caractères.$B$6];IF([.W1]=5;[$Caractères.$B$7];IF([.W1]=6;[$Caractères.$B$8];IF([.W1]=7;[$Caractères.$B$9];IF([.W1]=8;[$Caractères.$B$10];IF([.W1]=9;[$Caractères.$B$11];IF([.W1]=10;[$Caractères.$B$12];IF([.W1]=11;[$Caractères.$B$13];IF([.W1]=12;[$Caractères.$B$14];&quot;&quot;)))))))))))))" office:value-type="string" office:string-value="─" calcext:value-type="string">
            <text:p>─</text:p>
          </table:table-cell>
          <table:table-cell table:style-name="ce56" table:formula="of:=IF(AND([.W1]&gt;0;[.W1]&lt;4);&quot;&quot;;IF([.X1]=0;[$Caractères.$H$2];IF([.X1]=1;[$Caractères.$H$3];IF([.X1]=2;[$Caractères.$H$4];IF([.X1]=3;[$Caractères.$H$5];IF([.X1]=4;[$Caractères.$H$6];IF([.X1]=5;[$Caractères.$H$7];IF([.X1]=6;[$Caractères.$H$8];IF([.X1]=7;[$Caractères.$H$9];&quot;x&quot;)))))))))">
            <text:p/>
          </table:table-cell>
          <table:table-cell table:style-name="ce59" table:formula="of:=IF([.Y1]=0;[$Caractères.$B$2];IF([.Y1]=1;[$Caractères.$B$3];IF([.Y1]=2;[$Caractères.$B$4];IF([.Y1]=3;[$Caractères.$B$5];IF([.Y1]=4;[$Caractères.$B$6];IF([.Y1]=5;[$Caractères.$B$7];IF([.Y1]=6;[$Caractères.$B$8];IF([.Y1]=7;[$Caractères.$B$9];IF([.Y1]=8;[$Caractères.$B$10];IF([.Y1]=9;[$Caractères.$B$11];IF([.Y1]=10;[$Caractères.$B$12];IF([.Y1]=11;[$Caractères.$B$13];IF([.Y1]=12;[$Caractères.$B$14];&quot;&quot;)))))))))))))" office:value-type="string" office:string-value="─" calcext:value-type="string">
            <text:p>─</text:p>
          </table:table-cell>
          <table:table-cell table:style-name="ce47" table:formula="of:=IF(AND([.Y1]&gt;0;[.Y1]&lt;4);&quot;&quot;;IF([.Z1]=0;[$Caractères.$H$2];IF([.Z1]=1;[$Caractères.$H$3];IF([.Z1]=2;[$Caractères.$H$4];IF([.Z1]=3;[$Caractères.$H$5];IF([.Z1]=4;[$Caractères.$H$6];IF([.Z1]=5;[$Caractères.$H$7];IF([.Z1]=6;[$Caractères.$H$8];IF([.Z1]=7;[$Caractères.$H$9];&quot;x&quot;)))))))))">
            <text:p/>
          </table:table-cell>
          <table:table-cell table:style-name="ce53" table:formula="of:=IF([.AA1]=0;[$Caractères.$B$2];IF([.AA1]=1;[$Caractères.$B$3];IF([.AA1]=2;[$Caractères.$B$4];IF([.AA1]=3;[$Caractères.$B$5];IF([.AA1]=4;[$Caractères.$B$6];IF([.AA1]=5;[$Caractères.$B$7];IF([.AA1]=6;[$Caractères.$B$8];IF([.AA1]=7;[$Caractères.$B$9];IF([.AA1]=8;[$Caractères.$B$10];IF([.AA1]=9;[$Caractères.$B$11];IF([.AA1]=10;[$Caractères.$B$12];IF([.AA1]=11;[$Caractères.$B$13];IF([.AA1]=12;[$Caractères.$B$14];&quot;&quot;)))))))))))))" office:value-type="string" office:string-value="─" calcext:value-type="string">
            <text:p>─</text:p>
          </table:table-cell>
          <table:table-cell table:style-name="ce56" table:formula="of:=IF(AND([.AA1]&gt;0;[.AA1]&lt;4);&quot;&quot;;IF([.AB1]=0;[$Caractères.$H$2];IF([.AB1]=1;[$Caractères.$H$3];IF([.AB1]=2;[$Caractères.$H$4];IF([.AB1]=3;[$Caractères.$H$5];IF([.AB1]=4;[$Caractères.$H$6];IF([.AB1]=5;[$Caractères.$H$7];IF([.AB1]=6;[$Caractères.$H$8];IF([.AB1]=7;[$Caractères.$H$9];&quot;x&quot;)))))))))">
            <text:p/>
          </table:table-cell>
          <table:table-cell table:style-name="ce59" table:formula="of:=IF([.AC1]=0;[$Caractères.$B$2];IF([.AC1]=1;[$Caractères.$B$3];IF([.AC1]=2;[$Caractères.$B$4];IF([.AC1]=3;[$Caractères.$B$5];IF([.AC1]=4;[$Caractères.$B$6];IF([.AC1]=5;[$Caractères.$B$7];IF([.AC1]=6;[$Caractères.$B$8];IF([.AC1]=7;[$Caractères.$B$9];IF([.AC1]=8;[$Caractères.$B$10];IF([.AC1]=9;[$Caractères.$B$11];IF([.AC1]=10;[$Caractères.$B$12];IF([.AC1]=11;[$Caractères.$B$13];IF([.AC1]=12;[$Caractères.$B$14];&quot;&quot;)))))))))))))" office:value-type="string" office:string-value="─" calcext:value-type="string">
            <text:p>─</text:p>
          </table:table-cell>
          <table:table-cell table:style-name="ce47" table:formula="of:=IF(AND([.AC1]&gt;0;[.AC1]&lt;4);&quot;&quot;;IF([.AD1]=0;[$Caractères.$H$2];IF([.AD1]=1;[$Caractères.$H$3];IF([.AD1]=2;[$Caractères.$H$4];IF([.AD1]=3;[$Caractères.$H$5];IF([.AD1]=4;[$Caractères.$H$6];IF([.AD1]=5;[$Caractères.$H$7];IF([.AD1]=6;[$Caractères.$H$8];IF([.AD1]=7;[$Caractères.$H$9];&quot;x&quot;)))))))))">
            <text:p/>
          </table:table-cell>
          <table:table-cell table:style-name="ce53" table:formula="of:=IF([.AE1]=0;[$Caractères.$B$2];IF([.AE1]=1;[$Caractères.$B$3];IF([.AE1]=2;[$Caractères.$B$4];IF([.AE1]=3;[$Caractères.$B$5];IF([.AE1]=4;[$Caractères.$B$6];IF([.AE1]=5;[$Caractères.$B$7];IF([.AE1]=6;[$Caractères.$B$8];IF([.AE1]=7;[$Caractères.$B$9];IF([.AE1]=8;[$Caractères.$B$10];IF([.AE1]=9;[$Caractères.$B$11];IF([.AE1]=10;[$Caractères.$B$12];IF([.AE1]=11;[$Caractères.$B$13];IF([.AE1]=12;[$Caractères.$B$14];&quot;&quot;)))))))))))))" office:value-type="string" office:string-value="─" calcext:value-type="string">
            <text:p>─</text:p>
          </table:table-cell>
          <table:table-cell table:style-name="ce65" table:formula="of:=IF(AND([.AE1]&gt;0;[.AE1]&lt;4);&quot;&quot;;IF([.AF1]=0;[$Caractères.$H$2];IF([.AF1]=1;[$Caractères.$H$3];IF([.AF1]=2;[$Caractères.$H$4];IF([.AF1]=3;[$Caractères.$H$5];IF([.AF1]=4;[$Caractères.$H$6];IF([.AF1]=5;[$Caractères.$H$7];IF([.AF1]=6;[$Caractères.$H$8];IF([.AF1]=7;[$Caractères.$H$9];&quot;x&quot;)))))))))">
            <text:p/>
          </table:table-cell>
          <table:table-cell table:number-columns-repeated="5"/>
        </table:table-row>
        <table:table-row table:style-name="ro2">
          <table:table-cell table:style-name="ce42" table:formula="of:=IF([.A2]=0;[$Caractères.$B$2];IF([.A2]=1;[$Caractères.$B$3];IF([.A2]=2;[$Caractères.$B$4];IF([.A2]=3;[$Caractères.$B$5];IF([.A2]=4;[$Caractères.$B$6];IF([.A2]=5;[$Caractères.$B$7];IF([.A2]=6;[$Caractères.$B$8];IF([.A2]=7;[$Caractères.$B$9];IF([.A2]=8;[$Caractères.$B$10];IF([.A2]=9;[$Caractères.$B$11];IF([.A2]=10;[$Caractères.$B$12];IF([.A2]=11;[$Caractères.$B$13];IF([.A2]=12;[$Caractères.$B$14];&quot;&quot;)))))))))))))" office:value-type="string" office:string-value="◤" calcext:value-type="string">
            <text:p>◤</text:p>
          </table:table-cell>
          <table:table-cell table:style-name="ce48" table:formula="of:=IF(AND([.A2]&gt;0;[.A2]&lt;4);&quot;&quot;;IF([.B2]=0;[$Caractères.$H$2];IF([.B2]=1;[$Caractères.$H$3];IF([.B2]=2;[$Caractères.$H$4];IF([.B2]=3;[$Caractères.$H$5];IF([.B2]=4;[$Caractères.$H$6];IF([.B2]=5;[$Caractères.$H$7];IF([.B2]=6;[$Caractères.$H$8];IF([.B2]=7;[$Caractères.$H$9];&quot;x&quot;)))))))))" office:value-type="string" office:string-value="i" calcext:value-type="string">
            <text:p>i</text:p>
          </table:table-cell>
          <table:table-cell table:style-name="ce54" table:formula="of:=IF([.C2]=0;[$Caractères.$B$2];IF([.C2]=1;[$Caractères.$B$3];IF([.C2]=2;[$Caractères.$B$4];IF([.C2]=3;[$Caractères.$B$5];IF([.C2]=4;[$Caractères.$B$6];IF([.C2]=5;[$Caractères.$B$7];IF([.C2]=6;[$Caractères.$B$8];IF([.C2]=7;[$Caractères.$B$9];IF([.C2]=8;[$Caractères.$B$10];IF([.C2]=9;[$Caractères.$B$11];IF([.C2]=10;[$Caractères.$B$12];IF([.C2]=11;[$Caractères.$B$13];IF([.C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2]&gt;0;[.C2]&lt;4);&quot;&quot;;IF([.D2]=0;[$Caractères.$H$2];IF([.D2]=1;[$Caractères.$H$3];IF([.D2]=2;[$Caractères.$H$4];IF([.D2]=3;[$Caractères.$H$5];IF([.D2]=4;[$Caractères.$H$6];IF([.D2]=5;[$Caractères.$H$7];IF([.D2]=6;[$Caractères.$H$8];IF([.D2]=7;[$Caractères.$H$9];&quot;x&quot;)))))))))" office:value-type="string" office:string-value="l" calcext:value-type="string">
            <text:p>l</text:p>
          </table:table-cell>
          <table:table-cell table:style-name="ce60" table:formula="of:=IF([.E2]=0;[$Caractères.$B$2];IF([.E2]=1;[$Caractères.$B$3];IF([.E2]=2;[$Caractères.$B$4];IF([.E2]=3;[$Caractères.$B$5];IF([.E2]=4;[$Caractères.$B$6];IF([.E2]=5;[$Caractères.$B$7];IF([.E2]=6;[$Caractères.$B$8];IF([.E2]=7;[$Caractères.$B$9];IF([.E2]=8;[$Caractères.$B$10];IF([.E2]=9;[$Caractères.$B$11];IF([.E2]=10;[$Caractères.$B$12];IF([.E2]=11;[$Caractères.$B$13];IF([.E2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2]&gt;0;[.E2]&lt;4);&quot;&quot;;IF([.F2]=0;[$Caractères.$H$2];IF([.F2]=1;[$Caractères.$H$3];IF([.F2]=2;[$Caractères.$H$4];IF([.F2]=3;[$Caractères.$H$5];IF([.F2]=4;[$Caractères.$H$6];IF([.F2]=5;[$Caractères.$H$7];IF([.F2]=6;[$Caractères.$H$8];IF([.F2]=7;[$Caractères.$H$9];&quot;x&quot;)))))))))" office:value-type="string" office:string-value="f" calcext:value-type="string">
            <text:p>f</text:p>
          </table:table-cell>
          <table:table-cell table:style-name="ce54" table:formula="of:=IF([.G2]=0;[$Caractères.$B$2];IF([.G2]=1;[$Caractères.$B$3];IF([.G2]=2;[$Caractères.$B$4];IF([.G2]=3;[$Caractères.$B$5];IF([.G2]=4;[$Caractères.$B$6];IF([.G2]=5;[$Caractères.$B$7];IF([.G2]=6;[$Caractères.$B$8];IF([.G2]=7;[$Caractères.$B$9];IF([.G2]=8;[$Caractères.$B$10];IF([.G2]=9;[$Caractères.$B$11];IF([.G2]=10;[$Caractères.$B$12];IF([.G2]=11;[$Caractères.$B$13];IF([.G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G2]&gt;0;[.G2]&lt;4);&quot;&quot;;IF([.H2]=0;[$Caractères.$H$2];IF([.H2]=1;[$Caractères.$H$3];IF([.H2]=2;[$Caractères.$H$4];IF([.H2]=3;[$Caractères.$H$5];IF([.H2]=4;[$Caractères.$H$6];IF([.H2]=5;[$Caractères.$H$7];IF([.H2]=6;[$Caractères.$H$8];IF([.H2]=7;[$Caractères.$H$9];&quot;x&quot;)))))))))" office:value-type="string" office:string-value="f" calcext:value-type="string">
            <text:p>f</text:p>
          </table:table-cell>
          <table:table-cell table:style-name="ce60" table:formula="of:=IF([.I2]=0;[$Caractères.$B$2];IF([.I2]=1;[$Caractères.$B$3];IF([.I2]=2;[$Caractères.$B$4];IF([.I2]=3;[$Caractères.$B$5];IF([.I2]=4;[$Caractères.$B$6];IF([.I2]=5;[$Caractères.$B$7];IF([.I2]=6;[$Caractères.$B$8];IF([.I2]=7;[$Caractères.$B$9];IF([.I2]=8;[$Caractères.$B$10];IF([.I2]=9;[$Caractères.$B$11];IF([.I2]=10;[$Caractères.$B$12];IF([.I2]=11;[$Caractères.$B$13];IF([.I2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I2]&gt;0;[.I2]&lt;4);&quot;&quot;;IF([.J2]=0;[$Caractères.$H$2];IF([.J2]=1;[$Caractères.$H$3];IF([.J2]=2;[$Caractères.$H$4];IF([.J2]=3;[$Caractères.$H$5];IF([.J2]=4;[$Caractères.$H$6];IF([.J2]=5;[$Caractères.$H$7];IF([.J2]=6;[$Caractères.$H$8];IF([.J2]=7;[$Caractères.$H$9];&quot;x&quot;)))))))))" office:value-type="string" office:string-value="f" calcext:value-type="string">
            <text:p>f</text:p>
          </table:table-cell>
          <table:table-cell table:style-name="ce54" table:formula="of:=IF([.K2]=0;[$Caractères.$B$2];IF([.K2]=1;[$Caractères.$B$3];IF([.K2]=2;[$Caractères.$B$4];IF([.K2]=3;[$Caractères.$B$5];IF([.K2]=4;[$Caractères.$B$6];IF([.K2]=5;[$Caractères.$B$7];IF([.K2]=6;[$Caractères.$B$8];IF([.K2]=7;[$Caractères.$B$9];IF([.K2]=8;[$Caractères.$B$10];IF([.K2]=9;[$Caractères.$B$11];IF([.K2]=10;[$Caractères.$B$12];IF([.K2]=11;[$Caractères.$B$13];IF([.K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K2]&gt;0;[.K2]&lt;4);&quot;&quot;;IF([.L2]=0;[$Caractères.$H$2];IF([.L2]=1;[$Caractères.$H$3];IF([.L2]=2;[$Caractères.$H$4];IF([.L2]=3;[$Caractères.$H$5];IF([.L2]=4;[$Caractères.$H$6];IF([.L2]=5;[$Caractères.$H$7];IF([.L2]=6;[$Caractères.$H$8];IF([.L2]=7;[$Caractères.$H$9];&quot;x&quot;)))))))))" office:value-type="string" office:string-value="f" calcext:value-type="string">
            <text:p>f</text:p>
          </table:table-cell>
          <table:table-cell table:style-name="ce60" table:formula="of:=IF([.M2]=0;[$Caractères.$B$2];IF([.M2]=1;[$Caractères.$B$3];IF([.M2]=2;[$Caractères.$B$4];IF([.M2]=3;[$Caractères.$B$5];IF([.M2]=4;[$Caractères.$B$6];IF([.M2]=5;[$Caractères.$B$7];IF([.M2]=6;[$Caractères.$B$8];IF([.M2]=7;[$Caractères.$B$9];IF([.M2]=8;[$Caractères.$B$10];IF([.M2]=9;[$Caractères.$B$11];IF([.M2]=10;[$Caractères.$B$12];IF([.M2]=11;[$Caractères.$B$13];IF([.M2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M2]&gt;0;[.M2]&lt;4);&quot;&quot;;IF([.N2]=0;[$Caractères.$H$2];IF([.N2]=1;[$Caractères.$H$3];IF([.N2]=2;[$Caractères.$H$4];IF([.N2]=3;[$Caractères.$H$5];IF([.N2]=4;[$Caractères.$H$6];IF([.N2]=5;[$Caractères.$H$7];IF([.N2]=6;[$Caractères.$H$8];IF([.N2]=7;[$Caractères.$H$9];&quot;x&quot;)))))))))" office:value-type="string" office:string-value="f" calcext:value-type="string">
            <text:p>f</text:p>
          </table:table-cell>
          <table:table-cell table:style-name="ce54" table:formula="of:=IF([.O2]=0;[$Caractères.$B$2];IF([.O2]=1;[$Caractères.$B$3];IF([.O2]=2;[$Caractères.$B$4];IF([.O2]=3;[$Caractères.$B$5];IF([.O2]=4;[$Caractères.$B$6];IF([.O2]=5;[$Caractères.$B$7];IF([.O2]=6;[$Caractères.$B$8];IF([.O2]=7;[$Caractères.$B$9];IF([.O2]=8;[$Caractères.$B$10];IF([.O2]=9;[$Caractères.$B$11];IF([.O2]=10;[$Caractères.$B$12];IF([.O2]=11;[$Caractères.$B$13];IF([.O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O2]&gt;0;[.O2]&lt;4);&quot;&quot;;IF([.P2]=0;[$Caractères.$H$2];IF([.P2]=1;[$Caractères.$H$3];IF([.P2]=2;[$Caractères.$H$4];IF([.P2]=3;[$Caractères.$H$5];IF([.P2]=4;[$Caractères.$H$6];IF([.P2]=5;[$Caractères.$H$7];IF([.P2]=6;[$Caractères.$H$8];IF([.P2]=7;[$Caractères.$H$9];&quot;x&quot;)))))))))" office:value-type="string" office:string-value="f" calcext:value-type="string">
            <text:p>f</text:p>
          </table:table-cell>
          <table:table-cell table:style-name="ce60" table:formula="of:=IF([.Q2]=0;[$Caractères.$B$2];IF([.Q2]=1;[$Caractères.$B$3];IF([.Q2]=2;[$Caractères.$B$4];IF([.Q2]=3;[$Caractères.$B$5];IF([.Q2]=4;[$Caractères.$B$6];IF([.Q2]=5;[$Caractères.$B$7];IF([.Q2]=6;[$Caractères.$B$8];IF([.Q2]=7;[$Caractères.$B$9];IF([.Q2]=8;[$Caractères.$B$10];IF([.Q2]=9;[$Caractères.$B$11];IF([.Q2]=10;[$Caractères.$B$12];IF([.Q2]=11;[$Caractères.$B$13];IF([.Q2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Q2]&gt;0;[.Q2]&lt;4);&quot;&quot;;IF([.R2]=0;[$Caractères.$H$2];IF([.R2]=1;[$Caractères.$H$3];IF([.R2]=2;[$Caractères.$H$4];IF([.R2]=3;[$Caractères.$H$5];IF([.R2]=4;[$Caractères.$H$6];IF([.R2]=5;[$Caractères.$H$7];IF([.R2]=6;[$Caractères.$H$8];IF([.R2]=7;[$Caractères.$H$9];&quot;x&quot;)))))))))" office:value-type="string" office:string-value="f" calcext:value-type="string">
            <text:p>f</text:p>
          </table:table-cell>
          <table:table-cell table:style-name="ce54" table:formula="of:=IF([.S2]=0;[$Caractères.$B$2];IF([.S2]=1;[$Caractères.$B$3];IF([.S2]=2;[$Caractères.$B$4];IF([.S2]=3;[$Caractères.$B$5];IF([.S2]=4;[$Caractères.$B$6];IF([.S2]=5;[$Caractères.$B$7];IF([.S2]=6;[$Caractères.$B$8];IF([.S2]=7;[$Caractères.$B$9];IF([.S2]=8;[$Caractères.$B$10];IF([.S2]=9;[$Caractères.$B$11];IF([.S2]=10;[$Caractères.$B$12];IF([.S2]=11;[$Caractères.$B$13];IF([.S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S2]&gt;0;[.S2]&lt;4);&quot;&quot;;IF([.T2]=0;[$Caractères.$H$2];IF([.T2]=1;[$Caractères.$H$3];IF([.T2]=2;[$Caractères.$H$4];IF([.T2]=3;[$Caractères.$H$5];IF([.T2]=4;[$Caractères.$H$6];IF([.T2]=5;[$Caractères.$H$7];IF([.T2]=6;[$Caractères.$H$8];IF([.T2]=7;[$Caractères.$H$9];&quot;x&quot;)))))))))" office:value-type="string" office:string-value="f" calcext:value-type="string">
            <text:p>f</text:p>
          </table:table-cell>
          <table:table-cell table:style-name="ce60" table:formula="of:=IF([.U2]=0;[$Caractères.$B$2];IF([.U2]=1;[$Caractères.$B$3];IF([.U2]=2;[$Caractères.$B$4];IF([.U2]=3;[$Caractères.$B$5];IF([.U2]=4;[$Caractères.$B$6];IF([.U2]=5;[$Caractères.$B$7];IF([.U2]=6;[$Caractères.$B$8];IF([.U2]=7;[$Caractères.$B$9];IF([.U2]=8;[$Caractères.$B$10];IF([.U2]=9;[$Caractères.$B$11];IF([.U2]=10;[$Caractères.$B$12];IF([.U2]=11;[$Caractères.$B$13];IF([.U2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U2]&gt;0;[.U2]&lt;4);&quot;&quot;;IF([.V2]=0;[$Caractères.$H$2];IF([.V2]=1;[$Caractères.$H$3];IF([.V2]=2;[$Caractères.$H$4];IF([.V2]=3;[$Caractères.$H$5];IF([.V2]=4;[$Caractères.$H$6];IF([.V2]=5;[$Caractères.$H$7];IF([.V2]=6;[$Caractères.$H$8];IF([.V2]=7;[$Caractères.$H$9];&quot;x&quot;)))))))))" office:value-type="string" office:string-value="f" calcext:value-type="string">
            <text:p>f</text:p>
          </table:table-cell>
          <table:table-cell table:style-name="ce54" table:formula="of:=IF([.W2]=0;[$Caractères.$B$2];IF([.W2]=1;[$Caractères.$B$3];IF([.W2]=2;[$Caractères.$B$4];IF([.W2]=3;[$Caractères.$B$5];IF([.W2]=4;[$Caractères.$B$6];IF([.W2]=5;[$Caractères.$B$7];IF([.W2]=6;[$Caractères.$B$8];IF([.W2]=7;[$Caractères.$B$9];IF([.W2]=8;[$Caractères.$B$10];IF([.W2]=9;[$Caractères.$B$11];IF([.W2]=10;[$Caractères.$B$12];IF([.W2]=11;[$Caractères.$B$13];IF([.W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W2]&gt;0;[.W2]&lt;4);&quot;&quot;;IF([.X2]=0;[$Caractères.$H$2];IF([.X2]=1;[$Caractères.$H$3];IF([.X2]=2;[$Caractères.$H$4];IF([.X2]=3;[$Caractères.$H$5];IF([.X2]=4;[$Caractères.$H$6];IF([.X2]=5;[$Caractères.$H$7];IF([.X2]=6;[$Caractères.$H$8];IF([.X2]=7;[$Caractères.$H$9];&quot;x&quot;)))))))))" office:value-type="string" office:string-value="f" calcext:value-type="string">
            <text:p>f</text:p>
          </table:table-cell>
          <table:table-cell table:style-name="ce60" table:formula="of:=IF([.Y2]=0;[$Caractères.$B$2];IF([.Y2]=1;[$Caractères.$B$3];IF([.Y2]=2;[$Caractères.$B$4];IF([.Y2]=3;[$Caractères.$B$5];IF([.Y2]=4;[$Caractères.$B$6];IF([.Y2]=5;[$Caractères.$B$7];IF([.Y2]=6;[$Caractères.$B$8];IF([.Y2]=7;[$Caractères.$B$9];IF([.Y2]=8;[$Caractères.$B$10];IF([.Y2]=9;[$Caractères.$B$11];IF([.Y2]=10;[$Caractères.$B$12];IF([.Y2]=11;[$Caractères.$B$13];IF([.Y2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Y2]&gt;0;[.Y2]&lt;4);&quot;&quot;;IF([.Z2]=0;[$Caractères.$H$2];IF([.Z2]=1;[$Caractères.$H$3];IF([.Z2]=2;[$Caractères.$H$4];IF([.Z2]=3;[$Caractères.$H$5];IF([.Z2]=4;[$Caractères.$H$6];IF([.Z2]=5;[$Caractères.$H$7];IF([.Z2]=6;[$Caractères.$H$8];IF([.Z2]=7;[$Caractères.$H$9];&quot;x&quot;)))))))))" office:value-type="string" office:string-value="f" calcext:value-type="string">
            <text:p>f</text:p>
          </table:table-cell>
          <table:table-cell table:style-name="ce54" table:formula="of:=IF([.AA2]=0;[$Caractères.$B$2];IF([.AA2]=1;[$Caractères.$B$3];IF([.AA2]=2;[$Caractères.$B$4];IF([.AA2]=3;[$Caractères.$B$5];IF([.AA2]=4;[$Caractères.$B$6];IF([.AA2]=5;[$Caractères.$B$7];IF([.AA2]=6;[$Caractères.$B$8];IF([.AA2]=7;[$Caractères.$B$9];IF([.AA2]=8;[$Caractères.$B$10];IF([.AA2]=9;[$Caractères.$B$11];IF([.AA2]=10;[$Caractères.$B$12];IF([.AA2]=11;[$Caractères.$B$13];IF([.AA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2]&gt;0;[.AA2]&lt;4);&quot;&quot;;IF([.AB2]=0;[$Caractères.$H$2];IF([.AB2]=1;[$Caractères.$H$3];IF([.AB2]=2;[$Caractères.$H$4];IF([.AB2]=3;[$Caractères.$H$5];IF([.AB2]=4;[$Caractères.$H$6];IF([.AB2]=5;[$Caractères.$H$7];IF([.AB2]=6;[$Caractères.$H$8];IF([.AB2]=7;[$Caractères.$H$9];&quot;x&quot;)))))))))" office:value-type="string" office:string-value="f" calcext:value-type="string">
            <text:p>f</text:p>
          </table:table-cell>
          <table:table-cell table:style-name="ce60" table:formula="of:=IF([.AC2]=0;[$Caractères.$B$2];IF([.AC2]=1;[$Caractères.$B$3];IF([.AC2]=2;[$Caractères.$B$4];IF([.AC2]=3;[$Caractères.$B$5];IF([.AC2]=4;[$Caractères.$B$6];IF([.AC2]=5;[$Caractères.$B$7];IF([.AC2]=6;[$Caractères.$B$8];IF([.AC2]=7;[$Caractères.$B$9];IF([.AC2]=8;[$Caractères.$B$10];IF([.AC2]=9;[$Caractères.$B$11];IF([.AC2]=10;[$Caractères.$B$12];IF([.AC2]=11;[$Caractères.$B$13];IF([.AC2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2]&gt;0;[.AC2]&lt;4);&quot;&quot;;IF([.AD2]=0;[$Caractères.$H$2];IF([.AD2]=1;[$Caractères.$H$3];IF([.AD2]=2;[$Caractères.$H$4];IF([.AD2]=3;[$Caractères.$H$5];IF([.AD2]=4;[$Caractères.$H$6];IF([.AD2]=5;[$Caractères.$H$7];IF([.AD2]=6;[$Caractères.$H$8];IF([.AD2]=7;[$Caractères.$H$9];&quot;x&quot;)))))))))" office:value-type="string" office:string-value="f" calcext:value-type="string">
            <text:p>f</text:p>
          </table:table-cell>
          <table:table-cell table:style-name="ce54" table:formula="of:=IF([.AE2]=0;[$Caractères.$B$2];IF([.AE2]=1;[$Caractères.$B$3];IF([.AE2]=2;[$Caractères.$B$4];IF([.AE2]=3;[$Caractères.$B$5];IF([.AE2]=4;[$Caractères.$B$6];IF([.AE2]=5;[$Caractères.$B$7];IF([.AE2]=6;[$Caractères.$B$8];IF([.AE2]=7;[$Caractères.$B$9];IF([.AE2]=8;[$Caractères.$B$10];IF([.AE2]=9;[$Caractères.$B$11];IF([.AE2]=10;[$Caractères.$B$12];IF([.AE2]=11;[$Caractères.$B$13];IF([.AE2]=12;[$Caractères.$B$14];&quot;&quot;)))))))))))))" office:value-type="string" office:string-value="◥" calcext:value-type="string">
            <text:p>◥</text:p>
          </table:table-cell>
          <table:table-cell table:style-name="ce66" table:formula="of:=IF(AND([.AE2]&gt;0;[.AE2]&lt;4);&quot;&quot;;IF([.AF2]=0;[$Caractères.$H$2];IF([.AF2]=1;[$Caractères.$H$3];IF([.AF2]=2;[$Caractères.$H$4];IF([.AF2]=3;[$Caractères.$H$5];IF([.AF2]=4;[$Caractères.$H$6];IF([.AF2]=5;[$Caractères.$H$7];IF([.AF2]=6;[$Caractères.$H$8];IF([.AF2]=7;[$Caractères.$H$9];&quot;x&quot;)))))))))" office:value-type="string" office:string-value="h" calcext:value-type="string">
            <text:p>h</text:p>
          </table:table-cell>
          <table:table-cell table:number-columns-repeated="5"/>
        </table:table-row>
        <table:table-row table:style-name="ro2">
          <table:table-cell table:style-name="ce42" table:formula="of:=IF([.A3]=0;[$Caractères.$B$2];IF([.A3]=1;[$Caractères.$B$3];IF([.A3]=2;[$Caractères.$B$4];IF([.A3]=3;[$Caractères.$B$5];IF([.A3]=4;[$Caractères.$B$6];IF([.A3]=5;[$Caractères.$B$7];IF([.A3]=6;[$Caractères.$B$8];IF([.A3]=7;[$Caractères.$B$9];IF([.A3]=8;[$Caractères.$B$10];IF([.A3]=9;[$Caractères.$B$11];IF([.A3]=10;[$Caractères.$B$12];IF([.A3]=11;[$Caractères.$B$13];IF([.A3]=12;[$Caractères.$B$14];&quot;&quot;)))))))))))))" office:value-type="string" office:string-value="▎" calcext:value-type="string">
            <text:p>▎</text:p>
          </table:table-cell>
          <table:table-cell table:style-name="ce48" table:formula="of:=IF(AND([.A3]&gt;0;[.A3]&lt;4);&quot;&quot;;IF([.B3]=0;[$Caractères.$H$2];IF([.B3]=1;[$Caractères.$H$3];IF([.B3]=2;[$Caractères.$H$4];IF([.B3]=3;[$Caractères.$H$5];IF([.B3]=4;[$Caractères.$H$6];IF([.B3]=5;[$Caractères.$H$7];IF([.B3]=6;[$Caractères.$H$8];IF([.B3]=7;[$Caractères.$H$9];&quot;x&quot;)))))))))" office:value-type="string" office:string-value="i" calcext:value-type="string">
            <text:p>i</text:p>
          </table:table-cell>
          <table:table-cell table:style-name="ce54" table:formula="of:=IF([.C3]=0;[$Caractères.$B$2];IF([.C3]=1;[$Caractères.$B$3];IF([.C3]=2;[$Caractères.$B$4];IF([.C3]=3;[$Caractères.$B$5];IF([.C3]=4;[$Caractères.$B$6];IF([.C3]=5;[$Caractères.$B$7];IF([.C3]=6;[$Caractères.$B$8];IF([.C3]=7;[$Caractères.$B$9];IF([.C3]=8;[$Caractères.$B$10];IF([.C3]=9;[$Caractères.$B$11];IF([.C3]=10;[$Caractères.$B$12];IF([.C3]=11;[$Caractères.$B$13];IF([.C3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3]&gt;0;[.C3]&lt;4);&quot;&quot;;IF([.D3]=0;[$Caractères.$H$2];IF([.D3]=1;[$Caractères.$H$3];IF([.D3]=2;[$Caractères.$H$4];IF([.D3]=3;[$Caractères.$H$5];IF([.D3]=4;[$Caractères.$H$6];IF([.D3]=5;[$Caractères.$H$7];IF([.D3]=6;[$Caractères.$H$8];IF([.D3]=7;[$Caractères.$H$9];&quot;x&quot;)))))))))" office:value-type="string" office:string-value="f" calcext:value-type="string">
            <text:p>f</text:p>
          </table:table-cell>
          <table:table-cell table:style-name="ce60" table:formula="of:=IF([.E3]=0;[$Caractères.$B$2];IF([.E3]=1;[$Caractères.$B$3];IF([.E3]=2;[$Caractères.$B$4];IF([.E3]=3;[$Caractères.$B$5];IF([.E3]=4;[$Caractères.$B$6];IF([.E3]=5;[$Caractères.$B$7];IF([.E3]=6;[$Caractères.$B$8];IF([.E3]=7;[$Caractères.$B$9];IF([.E3]=8;[$Caractères.$B$10];IF([.E3]=9;[$Caractères.$B$11];IF([.E3]=10;[$Caractères.$B$12];IF([.E3]=11;[$Caractères.$B$13];IF([.E3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3]&gt;0;[.E3]&lt;4);&quot;&quot;;IF([.F3]=0;[$Caractères.$H$2];IF([.F3]=1;[$Caractères.$H$3];IF([.F3]=2;[$Caractères.$H$4];IF([.F3]=3;[$Caractères.$H$5];IF([.F3]=4;[$Caractères.$H$6];IF([.F3]=5;[$Caractères.$H$7];IF([.F3]=6;[$Caractères.$H$8];IF([.F3]=7;[$Caractères.$H$9];&quot;x&quot;)))))))))" office:value-type="string" office:string-value="l" calcext:value-type="string">
            <text:p>l</text:p>
          </table:table-cell>
          <table:table-cell table:style-name="ce54" table:formula="of:=IF([.G3]=0;[$Caractères.$B$2];IF([.G3]=1;[$Caractères.$B$3];IF([.G3]=2;[$Caractères.$B$4];IF([.G3]=3;[$Caractères.$B$5];IF([.G3]=4;[$Caractères.$B$6];IF([.G3]=5;[$Caractères.$B$7];IF([.G3]=6;[$Caractères.$B$8];IF([.G3]=7;[$Caractères.$B$9];IF([.G3]=8;[$Caractères.$B$10];IF([.G3]=9;[$Caractères.$B$11];IF([.G3]=10;[$Caractères.$B$12];IF([.G3]=11;[$Caractères.$B$13];IF([.G3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G3]&gt;0;[.G3]&lt;4);&quot;&quot;;IF([.H3]=0;[$Caractères.$H$2];IF([.H3]=1;[$Caractères.$H$3];IF([.H3]=2;[$Caractères.$H$4];IF([.H3]=3;[$Caractères.$H$5];IF([.H3]=4;[$Caractères.$H$6];IF([.H3]=5;[$Caractères.$H$7];IF([.H3]=6;[$Caractères.$H$8];IF([.H3]=7;[$Caractères.$H$9];&quot;x&quot;)))))))))" office:value-type="string" office:string-value="j" calcext:value-type="string">
            <text:p>j</text:p>
          </table:table-cell>
          <table:table-cell table:style-name="ce60" table:formula="of:=IF([.I3]=0;[$Caractères.$B$2];IF([.I3]=1;[$Caractères.$B$3];IF([.I3]=2;[$Caractères.$B$4];IF([.I3]=3;[$Caractères.$B$5];IF([.I3]=4;[$Caractères.$B$6];IF([.I3]=5;[$Caractères.$B$7];IF([.I3]=6;[$Caractères.$B$8];IF([.I3]=7;[$Caractères.$B$9];IF([.I3]=8;[$Caractères.$B$10];IF([.I3]=9;[$Caractères.$B$11];IF([.I3]=10;[$Caractères.$B$12];IF([.I3]=11;[$Caractères.$B$13];IF([.I3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I3]&gt;0;[.I3]&lt;4);&quot;&quot;;IF([.J3]=0;[$Caractères.$H$2];IF([.J3]=1;[$Caractères.$H$3];IF([.J3]=2;[$Caractères.$H$4];IF([.J3]=3;[$Caractères.$H$5];IF([.J3]=4;[$Caractères.$H$6];IF([.J3]=5;[$Caractères.$H$7];IF([.J3]=6;[$Caractères.$H$8];IF([.J3]=7;[$Caractères.$H$9];&quot;x&quot;)))))))))" office:value-type="string" office:string-value="j" calcext:value-type="string">
            <text:p>j</text:p>
          </table:table-cell>
          <table:table-cell table:style-name="ce54" table:formula="of:=IF([.K3]=0;[$Caractères.$B$2];IF([.K3]=1;[$Caractères.$B$3];IF([.K3]=2;[$Caractères.$B$4];IF([.K3]=3;[$Caractères.$B$5];IF([.K3]=4;[$Caractères.$B$6];IF([.K3]=5;[$Caractères.$B$7];IF([.K3]=6;[$Caractères.$B$8];IF([.K3]=7;[$Caractères.$B$9];IF([.K3]=8;[$Caractères.$B$10];IF([.K3]=9;[$Caractères.$B$11];IF([.K3]=10;[$Caractères.$B$12];IF([.K3]=11;[$Caractères.$B$13];IF([.K3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K3]&gt;0;[.K3]&lt;4);&quot;&quot;;IF([.L3]=0;[$Caractères.$H$2];IF([.L3]=1;[$Caractères.$H$3];IF([.L3]=2;[$Caractères.$H$4];IF([.L3]=3;[$Caractères.$H$5];IF([.L3]=4;[$Caractères.$H$6];IF([.L3]=5;[$Caractères.$H$7];IF([.L3]=6;[$Caractères.$H$8];IF([.L3]=7;[$Caractères.$H$9];&quot;x&quot;)))))))))" office:value-type="string" office:string-value="j" calcext:value-type="string">
            <text:p>j</text:p>
          </table:table-cell>
          <table:table-cell table:style-name="ce60" table:formula="of:=IF([.M3]=0;[$Caractères.$B$2];IF([.M3]=1;[$Caractères.$B$3];IF([.M3]=2;[$Caractères.$B$4];IF([.M3]=3;[$Caractères.$B$5];IF([.M3]=4;[$Caractères.$B$6];IF([.M3]=5;[$Caractères.$B$7];IF([.M3]=6;[$Caractères.$B$8];IF([.M3]=7;[$Caractères.$B$9];IF([.M3]=8;[$Caractères.$B$10];IF([.M3]=9;[$Caractères.$B$11];IF([.M3]=10;[$Caractères.$B$12];IF([.M3]=11;[$Caractères.$B$13];IF([.M3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M3]&gt;0;[.M3]&lt;4);&quot;&quot;;IF([.N3]=0;[$Caractères.$H$2];IF([.N3]=1;[$Caractères.$H$3];IF([.N3]=2;[$Caractères.$H$4];IF([.N3]=3;[$Caractères.$H$5];IF([.N3]=4;[$Caractères.$H$6];IF([.N3]=5;[$Caractères.$H$7];IF([.N3]=6;[$Caractères.$H$8];IF([.N3]=7;[$Caractères.$H$9];&quot;x&quot;)))))))))" office:value-type="string" office:string-value="j" calcext:value-type="string">
            <text:p>j</text:p>
          </table:table-cell>
          <table:table-cell table:style-name="ce54" table:formula="of:=IF([.O3]=0;[$Caractères.$B$2];IF([.O3]=1;[$Caractères.$B$3];IF([.O3]=2;[$Caractères.$B$4];IF([.O3]=3;[$Caractères.$B$5];IF([.O3]=4;[$Caractères.$B$6];IF([.O3]=5;[$Caractères.$B$7];IF([.O3]=6;[$Caractères.$B$8];IF([.O3]=7;[$Caractères.$B$9];IF([.O3]=8;[$Caractères.$B$10];IF([.O3]=9;[$Caractères.$B$11];IF([.O3]=10;[$Caractères.$B$12];IF([.O3]=11;[$Caractères.$B$13];IF([.O3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O3]&gt;0;[.O3]&lt;4);&quot;&quot;;IF([.P3]=0;[$Caractères.$H$2];IF([.P3]=1;[$Caractères.$H$3];IF([.P3]=2;[$Caractères.$H$4];IF([.P3]=3;[$Caractères.$H$5];IF([.P3]=4;[$Caractères.$H$6];IF([.P3]=5;[$Caractères.$H$7];IF([.P3]=6;[$Caractères.$H$8];IF([.P3]=7;[$Caractères.$H$9];&quot;x&quot;)))))))))" office:value-type="string" office:string-value="j" calcext:value-type="string">
            <text:p>j</text:p>
          </table:table-cell>
          <table:table-cell table:style-name="ce60" table:formula="of:=IF([.Q3]=0;[$Caractères.$B$2];IF([.Q3]=1;[$Caractères.$B$3];IF([.Q3]=2;[$Caractères.$B$4];IF([.Q3]=3;[$Caractères.$B$5];IF([.Q3]=4;[$Caractères.$B$6];IF([.Q3]=5;[$Caractères.$B$7];IF([.Q3]=6;[$Caractères.$B$8];IF([.Q3]=7;[$Caractères.$B$9];IF([.Q3]=8;[$Caractères.$B$10];IF([.Q3]=9;[$Caractères.$B$11];IF([.Q3]=10;[$Caractères.$B$12];IF([.Q3]=11;[$Caractères.$B$13];IF([.Q3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Q3]&gt;0;[.Q3]&lt;4);&quot;&quot;;IF([.R3]=0;[$Caractères.$H$2];IF([.R3]=1;[$Caractères.$H$3];IF([.R3]=2;[$Caractères.$H$4];IF([.R3]=3;[$Caractères.$H$5];IF([.R3]=4;[$Caractères.$H$6];IF([.R3]=5;[$Caractères.$H$7];IF([.R3]=6;[$Caractères.$H$8];IF([.R3]=7;[$Caractères.$H$9];&quot;x&quot;)))))))))" office:value-type="string" office:string-value="j" calcext:value-type="string">
            <text:p>j</text:p>
          </table:table-cell>
          <table:table-cell table:style-name="ce54" table:formula="of:=IF([.S3]=0;[$Caractères.$B$2];IF([.S3]=1;[$Caractères.$B$3];IF([.S3]=2;[$Caractères.$B$4];IF([.S3]=3;[$Caractères.$B$5];IF([.S3]=4;[$Caractères.$B$6];IF([.S3]=5;[$Caractères.$B$7];IF([.S3]=6;[$Caractères.$B$8];IF([.S3]=7;[$Caractères.$B$9];IF([.S3]=8;[$Caractères.$B$10];IF([.S3]=9;[$Caractères.$B$11];IF([.S3]=10;[$Caractères.$B$12];IF([.S3]=11;[$Caractères.$B$13];IF([.S3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S3]&gt;0;[.S3]&lt;4);&quot;&quot;;IF([.T3]=0;[$Caractères.$H$2];IF([.T3]=1;[$Caractères.$H$3];IF([.T3]=2;[$Caractères.$H$4];IF([.T3]=3;[$Caractères.$H$5];IF([.T3]=4;[$Caractères.$H$6];IF([.T3]=5;[$Caractères.$H$7];IF([.T3]=6;[$Caractères.$H$8];IF([.T3]=7;[$Caractères.$H$9];&quot;x&quot;)))))))))" office:value-type="string" office:string-value="j" calcext:value-type="string">
            <text:p>j</text:p>
          </table:table-cell>
          <table:table-cell table:style-name="ce60" table:formula="of:=IF([.U3]=0;[$Caractères.$B$2];IF([.U3]=1;[$Caractères.$B$3];IF([.U3]=2;[$Caractères.$B$4];IF([.U3]=3;[$Caractères.$B$5];IF([.U3]=4;[$Caractères.$B$6];IF([.U3]=5;[$Caractères.$B$7];IF([.U3]=6;[$Caractères.$B$8];IF([.U3]=7;[$Caractères.$B$9];IF([.U3]=8;[$Caractères.$B$10];IF([.U3]=9;[$Caractères.$B$11];IF([.U3]=10;[$Caractères.$B$12];IF([.U3]=11;[$Caractères.$B$13];IF([.U3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U3]&gt;0;[.U3]&lt;4);&quot;&quot;;IF([.V3]=0;[$Caractères.$H$2];IF([.V3]=1;[$Caractères.$H$3];IF([.V3]=2;[$Caractères.$H$4];IF([.V3]=3;[$Caractères.$H$5];IF([.V3]=4;[$Caractères.$H$6];IF([.V3]=5;[$Caractères.$H$7];IF([.V3]=6;[$Caractères.$H$8];IF([.V3]=7;[$Caractères.$H$9];&quot;x&quot;)))))))))" office:value-type="string" office:string-value="j" calcext:value-type="string">
            <text:p>j</text:p>
          </table:table-cell>
          <table:table-cell table:style-name="ce54" table:formula="of:=IF([.W3]=0;[$Caractères.$B$2];IF([.W3]=1;[$Caractères.$B$3];IF([.W3]=2;[$Caractères.$B$4];IF([.W3]=3;[$Caractères.$B$5];IF([.W3]=4;[$Caractères.$B$6];IF([.W3]=5;[$Caractères.$B$7];IF([.W3]=6;[$Caractères.$B$8];IF([.W3]=7;[$Caractères.$B$9];IF([.W3]=8;[$Caractères.$B$10];IF([.W3]=9;[$Caractères.$B$11];IF([.W3]=10;[$Caractères.$B$12];IF([.W3]=11;[$Caractères.$B$13];IF([.W3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W3]&gt;0;[.W3]&lt;4);&quot;&quot;;IF([.X3]=0;[$Caractères.$H$2];IF([.X3]=1;[$Caractères.$H$3];IF([.X3]=2;[$Caractères.$H$4];IF([.X3]=3;[$Caractères.$H$5];IF([.X3]=4;[$Caractères.$H$6];IF([.X3]=5;[$Caractères.$H$7];IF([.X3]=6;[$Caractères.$H$8];IF([.X3]=7;[$Caractères.$H$9];&quot;x&quot;)))))))))" office:value-type="string" office:string-value="h" calcext:value-type="string">
            <text:p>h</text:p>
          </table:table-cell>
          <table:table-cell table:style-name="ce60" table:formula="of:=IF([.Y3]=0;[$Caractères.$B$2];IF([.Y3]=1;[$Caractères.$B$3];IF([.Y3]=2;[$Caractères.$B$4];IF([.Y3]=3;[$Caractères.$B$5];IF([.Y3]=4;[$Caractères.$B$6];IF([.Y3]=5;[$Caractères.$B$7];IF([.Y3]=6;[$Caractères.$B$8];IF([.Y3]=7;[$Caractères.$B$9];IF([.Y3]=8;[$Caractères.$B$10];IF([.Y3]=9;[$Caractères.$B$11];IF([.Y3]=10;[$Caractères.$B$12];IF([.Y3]=11;[$Caractères.$B$13];IF([.Y3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Y3]&gt;0;[.Y3]&lt;4);&quot;&quot;;IF([.Z3]=0;[$Caractères.$H$2];IF([.Z3]=1;[$Caractères.$H$3];IF([.Z3]=2;[$Caractères.$H$4];IF([.Z3]=3;[$Caractères.$H$5];IF([.Z3]=4;[$Caractères.$H$6];IF([.Z3]=5;[$Caractères.$H$7];IF([.Z3]=6;[$Caractères.$H$8];IF([.Z3]=7;[$Caractères.$H$9];&quot;x&quot;)))))))))" office:value-type="string" office:string-value="h" calcext:value-type="string">
            <text:p>h</text:p>
          </table:table-cell>
          <table:table-cell table:style-name="ce54" table:formula="of:=IF([.AA3]=0;[$Caractères.$B$2];IF([.AA3]=1;[$Caractères.$B$3];IF([.AA3]=2;[$Caractères.$B$4];IF([.AA3]=3;[$Caractères.$B$5];IF([.AA3]=4;[$Caractères.$B$6];IF([.AA3]=5;[$Caractères.$B$7];IF([.AA3]=6;[$Caractères.$B$8];IF([.AA3]=7;[$Caractères.$B$9];IF([.AA3]=8;[$Caractères.$B$10];IF([.AA3]=9;[$Caractères.$B$11];IF([.AA3]=10;[$Caractères.$B$12];IF([.AA3]=11;[$Caractères.$B$13];IF([.AA3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3]&gt;0;[.AA3]&lt;4);&quot;&quot;;IF([.AB3]=0;[$Caractères.$H$2];IF([.AB3]=1;[$Caractères.$H$3];IF([.AB3]=2;[$Caractères.$H$4];IF([.AB3]=3;[$Caractères.$H$5];IF([.AB3]=4;[$Caractères.$H$6];IF([.AB3]=5;[$Caractères.$H$7];IF([.AB3]=6;[$Caractères.$H$8];IF([.AB3]=7;[$Caractères.$H$9];&quot;x&quot;)))))))))" office:value-type="string" office:string-value="h" calcext:value-type="string">
            <text:p>h</text:p>
          </table:table-cell>
          <table:table-cell table:style-name="ce60" table:formula="of:=IF([.AC3]=0;[$Caractères.$B$2];IF([.AC3]=1;[$Caractères.$B$3];IF([.AC3]=2;[$Caractères.$B$4];IF([.AC3]=3;[$Caractères.$B$5];IF([.AC3]=4;[$Caractères.$B$6];IF([.AC3]=5;[$Caractères.$B$7];IF([.AC3]=6;[$Caractères.$B$8];IF([.AC3]=7;[$Caractères.$B$9];IF([.AC3]=8;[$Caractères.$B$10];IF([.AC3]=9;[$Caractères.$B$11];IF([.AC3]=10;[$Caractères.$B$12];IF([.AC3]=11;[$Caractères.$B$13];IF([.AC3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3]&gt;0;[.AC3]&lt;4);&quot;&quot;;IF([.AD3]=0;[$Caractères.$H$2];IF([.AD3]=1;[$Caractères.$H$3];IF([.AD3]=2;[$Caractères.$H$4];IF([.AD3]=3;[$Caractères.$H$5];IF([.AD3]=4;[$Caractères.$H$6];IF([.AD3]=5;[$Caractères.$H$7];IF([.AD3]=6;[$Caractères.$H$8];IF([.AD3]=7;[$Caractères.$H$9];&quot;x&quot;)))))))))" office:value-type="string" office:string-value="h" calcext:value-type="string">
            <text:p>h</text:p>
          </table:table-cell>
          <table:table-cell table:style-name="ce54" table:formula="of:=IF([.AE3]=0;[$Caractères.$B$2];IF([.AE3]=1;[$Caractères.$B$3];IF([.AE3]=2;[$Caractères.$B$4];IF([.AE3]=3;[$Caractères.$B$5];IF([.AE3]=4;[$Caractères.$B$6];IF([.AE3]=5;[$Caractères.$B$7];IF([.AE3]=6;[$Caractères.$B$8];IF([.AE3]=7;[$Caractères.$B$9];IF([.AE3]=8;[$Caractères.$B$10];IF([.AE3]=9;[$Caractères.$B$11];IF([.AE3]=10;[$Caractères.$B$12];IF([.AE3]=11;[$Caractères.$B$13];IF([.AE3]=12;[$Caractères.$B$14];&quot;&quot;)))))))))))))" office:value-type="string" office:string-value="" calcext:value-type="string">
            <text:p></text:p>
          </table:table-cell>
          <table:table-cell table:style-name="ce66" table:formula="of:=IF(AND([.AE3]&gt;0;[.AE3]&lt;4);&quot;&quot;;IF([.AF3]=0;[$Caractères.$H$2];IF([.AF3]=1;[$Caractères.$H$3];IF([.AF3]=2;[$Caractères.$H$4];IF([.AF3]=3;[$Caractères.$H$5];IF([.AF3]=4;[$Caractères.$H$6];IF([.AF3]=5;[$Caractères.$H$7];IF([.AF3]=6;[$Caractères.$H$8];IF([.AF3]=7;[$Caractères.$H$9];&quot;x&quot;)))))))))" office:value-type="string" office:string-value="h" calcext:value-type="string">
            <text:p>h</text:p>
          </table:table-cell>
          <table:table-cell table:number-columns-repeated="5"/>
        </table:table-row>
        <table:table-row table:style-name="ro2">
          <table:table-cell table:style-name="ce42" table:formula="of:=IF([.A4]=0;[$Caractères.$B$2];IF([.A4]=1;[$Caractères.$B$3];IF([.A4]=2;[$Caractères.$B$4];IF([.A4]=3;[$Caractères.$B$5];IF([.A4]=4;[$Caractères.$B$6];IF([.A4]=5;[$Caractères.$B$7];IF([.A4]=6;[$Caractères.$B$8];IF([.A4]=7;[$Caractères.$B$9];IF([.A4]=8;[$Caractères.$B$10];IF([.A4]=9;[$Caractères.$B$11];IF([.A4]=10;[$Caractères.$B$12];IF([.A4]=11;[$Caractères.$B$13];IF([.A4]=12;[$Caractères.$B$14];&quot;&quot;)))))))))))))" office:value-type="string" office:string-value="▎" calcext:value-type="string">
            <text:p>▎</text:p>
          </table:table-cell>
          <table:table-cell table:style-name="ce48" table:formula="of:=IF(AND([.A4]&gt;0;[.A4]&lt;4);&quot;&quot;;IF([.B4]=0;[$Caractères.$H$2];IF([.B4]=1;[$Caractères.$H$3];IF([.B4]=2;[$Caractères.$H$4];IF([.B4]=3;[$Caractères.$H$5];IF([.B4]=4;[$Caractères.$H$6];IF([.B4]=5;[$Caractères.$H$7];IF([.B4]=6;[$Caractères.$H$8];IF([.B4]=7;[$Caractères.$H$9];&quot;x&quot;)))))))))" office:value-type="string" office:string-value="i" calcext:value-type="string">
            <text:p>i</text:p>
          </table:table-cell>
          <table:table-cell table:style-name="ce54" table:formula="of:=IF([.C4]=0;[$Caractères.$B$2];IF([.C4]=1;[$Caractères.$B$3];IF([.C4]=2;[$Caractères.$B$4];IF([.C4]=3;[$Caractères.$B$5];IF([.C4]=4;[$Caractères.$B$6];IF([.C4]=5;[$Caractères.$B$7];IF([.C4]=6;[$Caractères.$B$8];IF([.C4]=7;[$Caractères.$B$9];IF([.C4]=8;[$Caractères.$B$10];IF([.C4]=9;[$Caractères.$B$11];IF([.C4]=10;[$Caractères.$B$12];IF([.C4]=11;[$Caractères.$B$13];IF([.C4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4]&gt;0;[.C4]&lt;4);&quot;&quot;;IF([.D4]=0;[$Caractères.$H$2];IF([.D4]=1;[$Caractères.$H$3];IF([.D4]=2;[$Caractères.$H$4];IF([.D4]=3;[$Caractères.$H$5];IF([.D4]=4;[$Caractères.$H$6];IF([.D4]=5;[$Caractères.$H$7];IF([.D4]=6;[$Caractères.$H$8];IF([.D4]=7;[$Caractères.$H$9];&quot;x&quot;)))))))))" office:value-type="string" office:string-value="f" calcext:value-type="string">
            <text:p>f</text:p>
          </table:table-cell>
          <table:table-cell table:style-name="ce60" table:formula="of:=IF([.E4]=0;[$Caractères.$B$2];IF([.E4]=1;[$Caractères.$B$3];IF([.E4]=2;[$Caractères.$B$4];IF([.E4]=3;[$Caractères.$B$5];IF([.E4]=4;[$Caractères.$B$6];IF([.E4]=5;[$Caractères.$B$7];IF([.E4]=6;[$Caractères.$B$8];IF([.E4]=7;[$Caractères.$B$9];IF([.E4]=8;[$Caractères.$B$10];IF([.E4]=9;[$Caractères.$B$11];IF([.E4]=10;[$Caractères.$B$12];IF([.E4]=11;[$Caractères.$B$13];IF([.E4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4]&gt;0;[.E4]&lt;4);&quot;&quot;;IF([.F4]=0;[$Caractères.$H$2];IF([.F4]=1;[$Caractères.$H$3];IF([.F4]=2;[$Caractères.$H$4];IF([.F4]=3;[$Caractères.$H$5];IF([.F4]=4;[$Caractères.$H$6];IF([.F4]=5;[$Caractères.$H$7];IF([.F4]=6;[$Caractères.$H$8];IF([.F4]=7;[$Caractères.$H$9];&quot;x&quot;)))))))))" office:value-type="string" office:string-value="l" calcext:value-type="string">
            <text:p>l</text:p>
          </table:table-cell>
          <table:table-cell table:style-name="ce54" table:formula="of:=IF([.G4]=0;[$Caractères.$B$2];IF([.G4]=1;[$Caractères.$B$3];IF([.G4]=2;[$Caractères.$B$4];IF([.G4]=3;[$Caractères.$B$5];IF([.G4]=4;[$Caractères.$B$6];IF([.G4]=5;[$Caractères.$B$7];IF([.G4]=6;[$Caractères.$B$8];IF([.G4]=7;[$Caractères.$B$9];IF([.G4]=8;[$Caractères.$B$10];IF([.G4]=9;[$Caractères.$B$11];IF([.G4]=10;[$Caractères.$B$12];IF([.G4]=11;[$Caractères.$B$13];IF([.G4]=12;[$Caractères.$B$14];&quot;&quot;)))))))))))))" office:value-type="string" office:string-value="◢" calcext:value-type="string">
            <text:p>◢</text:p>
          </table:table-cell>
          <table:table-cell table:style-name="ce57" table:formula="of:=IF(AND([.G4]&gt;0;[.G4]&lt;4);&quot;&quot;;IF([.H4]=0;[$Caractères.$H$2];IF([.H4]=1;[$Caractères.$H$3];IF([.H4]=2;[$Caractères.$H$4];IF([.H4]=3;[$Caractères.$H$5];IF([.H4]=4;[$Caractères.$H$6];IF([.H4]=5;[$Caractères.$H$7];IF([.H4]=6;[$Caractères.$H$8];IF([.H4]=7;[$Caractères.$H$9];&quot;x&quot;)))))))))" office:value-type="string" office:string-value="h" calcext:value-type="string">
            <text:p>h</text:p>
          </table:table-cell>
          <table:table-cell table:style-name="ce60" table:formula="of:=IF([.I4]=0;[$Caractères.$B$2];IF([.I4]=1;[$Caractères.$B$3];IF([.I4]=2;[$Caractères.$B$4];IF([.I4]=3;[$Caractères.$B$5];IF([.I4]=4;[$Caractères.$B$6];IF([.I4]=5;[$Caractères.$B$7];IF([.I4]=6;[$Caractères.$B$8];IF([.I4]=7;[$Caractères.$B$9];IF([.I4]=8;[$Caractères.$B$10];IF([.I4]=9;[$Caractères.$B$11];IF([.I4]=10;[$Caractères.$B$12];IF([.I4]=11;[$Caractères.$B$13];IF([.I4]=12;[$Caractères.$B$14];&quot;&quot;)))))))))))))" office:value-type="string" office:string-value="─" calcext:value-type="string">
            <text:p>─</text:p>
          </table:table-cell>
          <table:table-cell table:style-name="ce48" table:formula="of:=IF(AND([.I4]&gt;0;[.I4]&lt;4);&quot;&quot;;IF([.J4]=0;[$Caractères.$H$2];IF([.J4]=1;[$Caractères.$H$3];IF([.J4]=2;[$Caractères.$H$4];IF([.J4]=3;[$Caractères.$H$5];IF([.J4]=4;[$Caractères.$H$6];IF([.J4]=5;[$Caractères.$H$7];IF([.J4]=6;[$Caractères.$H$8];IF([.J4]=7;[$Caractères.$H$9];&quot;x&quot;)))))))))">
            <text:p/>
          </table:table-cell>
          <table:table-cell table:style-name="ce54" table:formula="of:=IF([.K4]=0;[$Caractères.$B$2];IF([.K4]=1;[$Caractères.$B$3];IF([.K4]=2;[$Caractères.$B$4];IF([.K4]=3;[$Caractères.$B$5];IF([.K4]=4;[$Caractères.$B$6];IF([.K4]=5;[$Caractères.$B$7];IF([.K4]=6;[$Caractères.$B$8];IF([.K4]=7;[$Caractères.$B$9];IF([.K4]=8;[$Caractères.$B$10];IF([.K4]=9;[$Caractères.$B$11];IF([.K4]=10;[$Caractères.$B$12];IF([.K4]=11;[$Caractères.$B$13];IF([.K4]=12;[$Caractères.$B$14];&quot;&quot;)))))))))))))" office:value-type="string" office:string-value="─" calcext:value-type="string">
            <text:p>─</text:p>
          </table:table-cell>
          <table:table-cell table:style-name="ce57" table:formula="of:=IF(AND([.K4]&gt;0;[.K4]&lt;4);&quot;&quot;;IF([.L4]=0;[$Caractères.$H$2];IF([.L4]=1;[$Caractères.$H$3];IF([.L4]=2;[$Caractères.$H$4];IF([.L4]=3;[$Caractères.$H$5];IF([.L4]=4;[$Caractères.$H$6];IF([.L4]=5;[$Caractères.$H$7];IF([.L4]=6;[$Caractères.$H$8];IF([.L4]=7;[$Caractères.$H$9];&quot;x&quot;)))))))))">
            <text:p/>
          </table:table-cell>
          <table:table-cell table:style-name="ce60" table:formula="of:=IF([.M4]=0;[$Caractères.$B$2];IF([.M4]=1;[$Caractères.$B$3];IF([.M4]=2;[$Caractères.$B$4];IF([.M4]=3;[$Caractères.$B$5];IF([.M4]=4;[$Caractères.$B$6];IF([.M4]=5;[$Caractères.$B$7];IF([.M4]=6;[$Caractères.$B$8];IF([.M4]=7;[$Caractères.$B$9];IF([.M4]=8;[$Caractères.$B$10];IF([.M4]=9;[$Caractères.$B$11];IF([.M4]=10;[$Caractères.$B$12];IF([.M4]=11;[$Caractères.$B$13];IF([.M4]=12;[$Caractères.$B$14];&quot;&quot;)))))))))))))" office:value-type="string" office:string-value="─" calcext:value-type="string">
            <text:p>─</text:p>
          </table:table-cell>
          <table:table-cell table:style-name="ce48" table:formula="of:=IF(AND([.M4]&gt;0;[.M4]&lt;4);&quot;&quot;;IF([.N4]=0;[$Caractères.$H$2];IF([.N4]=1;[$Caractères.$H$3];IF([.N4]=2;[$Caractères.$H$4];IF([.N4]=3;[$Caractères.$H$5];IF([.N4]=4;[$Caractères.$H$6];IF([.N4]=5;[$Caractères.$H$7];IF([.N4]=6;[$Caractères.$H$8];IF([.N4]=7;[$Caractères.$H$9];&quot;x&quot;)))))))))">
            <text:p/>
          </table:table-cell>
          <table:table-cell table:style-name="ce54" table:formula="of:=IF([.O4]=0;[$Caractères.$B$2];IF([.O4]=1;[$Caractères.$B$3];IF([.O4]=2;[$Caractères.$B$4];IF([.O4]=3;[$Caractères.$B$5];IF([.O4]=4;[$Caractères.$B$6];IF([.O4]=5;[$Caractères.$B$7];IF([.O4]=6;[$Caractères.$B$8];IF([.O4]=7;[$Caractères.$B$9];IF([.O4]=8;[$Caractères.$B$10];IF([.O4]=9;[$Caractères.$B$11];IF([.O4]=10;[$Caractères.$B$12];IF([.O4]=11;[$Caractères.$B$13];IF([.O4]=12;[$Caractères.$B$14];&quot;&quot;)))))))))))))" office:value-type="string" office:string-value="─" calcext:value-type="string">
            <text:p>─</text:p>
          </table:table-cell>
          <table:table-cell table:style-name="ce57" table:formula="of:=IF(AND([.O4]&gt;0;[.O4]&lt;4);&quot;&quot;;IF([.P4]=0;[$Caractères.$H$2];IF([.P4]=1;[$Caractères.$H$3];IF([.P4]=2;[$Caractères.$H$4];IF([.P4]=3;[$Caractères.$H$5];IF([.P4]=4;[$Caractères.$H$6];IF([.P4]=5;[$Caractères.$H$7];IF([.P4]=6;[$Caractères.$H$8];IF([.P4]=7;[$Caractères.$H$9];&quot;x&quot;)))))))))">
            <text:p/>
          </table:table-cell>
          <table:table-cell table:style-name="ce60" table:formula="of:=IF([.Q4]=0;[$Caractères.$B$2];IF([.Q4]=1;[$Caractères.$B$3];IF([.Q4]=2;[$Caractères.$B$4];IF([.Q4]=3;[$Caractères.$B$5];IF([.Q4]=4;[$Caractères.$B$6];IF([.Q4]=5;[$Caractères.$B$7];IF([.Q4]=6;[$Caractères.$B$8];IF([.Q4]=7;[$Caractères.$B$9];IF([.Q4]=8;[$Caractères.$B$10];IF([.Q4]=9;[$Caractères.$B$11];IF([.Q4]=10;[$Caractères.$B$12];IF([.Q4]=11;[$Caractères.$B$13];IF([.Q4]=12;[$Caractères.$B$14];&quot;&quot;)))))))))))))" office:value-type="string" office:string-value="─" calcext:value-type="string">
            <text:p>─</text:p>
          </table:table-cell>
          <table:table-cell table:style-name="ce48" table:formula="of:=IF(AND([.Q4]&gt;0;[.Q4]&lt;4);&quot;&quot;;IF([.R4]=0;[$Caractères.$H$2];IF([.R4]=1;[$Caractères.$H$3];IF([.R4]=2;[$Caractères.$H$4];IF([.R4]=3;[$Caractères.$H$5];IF([.R4]=4;[$Caractères.$H$6];IF([.R4]=5;[$Caractères.$H$7];IF([.R4]=6;[$Caractères.$H$8];IF([.R4]=7;[$Caractères.$H$9];&quot;x&quot;)))))))))">
            <text:p/>
          </table:table-cell>
          <table:table-cell table:style-name="ce54" table:formula="of:=IF([.S4]=0;[$Caractères.$B$2];IF([.S4]=1;[$Caractères.$B$3];IF([.S4]=2;[$Caractères.$B$4];IF([.S4]=3;[$Caractères.$B$5];IF([.S4]=4;[$Caractères.$B$6];IF([.S4]=5;[$Caractères.$B$7];IF([.S4]=6;[$Caractères.$B$8];IF([.S4]=7;[$Caractères.$B$9];IF([.S4]=8;[$Caractères.$B$10];IF([.S4]=9;[$Caractères.$B$11];IF([.S4]=10;[$Caractères.$B$12];IF([.S4]=11;[$Caractères.$B$13];IF([.S4]=12;[$Caractères.$B$14];&quot;&quot;)))))))))))))" office:value-type="string" office:string-value="─" calcext:value-type="string">
            <text:p>─</text:p>
          </table:table-cell>
          <table:table-cell table:style-name="ce57" table:formula="of:=IF(AND([.S4]&gt;0;[.S4]&lt;4);&quot;&quot;;IF([.T4]=0;[$Caractères.$H$2];IF([.T4]=1;[$Caractères.$H$3];IF([.T4]=2;[$Caractères.$H$4];IF([.T4]=3;[$Caractères.$H$5];IF([.T4]=4;[$Caractères.$H$6];IF([.T4]=5;[$Caractères.$H$7];IF([.T4]=6;[$Caractères.$H$8];IF([.T4]=7;[$Caractères.$H$9];&quot;x&quot;)))))))))">
            <text:p/>
          </table:table-cell>
          <table:table-cell table:style-name="ce60" table:formula="of:=IF([.U4]=0;[$Caractères.$B$2];IF([.U4]=1;[$Caractères.$B$3];IF([.U4]=2;[$Caractères.$B$4];IF([.U4]=3;[$Caractères.$B$5];IF([.U4]=4;[$Caractères.$B$6];IF([.U4]=5;[$Caractères.$B$7];IF([.U4]=6;[$Caractères.$B$8];IF([.U4]=7;[$Caractères.$B$9];IF([.U4]=8;[$Caractères.$B$10];IF([.U4]=9;[$Caractères.$B$11];IF([.U4]=10;[$Caractères.$B$12];IF([.U4]=11;[$Caractères.$B$13];IF([.U4]=12;[$Caractères.$B$14];&quot;&quot;)))))))))))))" office:value-type="string" office:string-value="─" calcext:value-type="string">
            <text:p>─</text:p>
          </table:table-cell>
          <table:table-cell table:style-name="ce48" table:formula="of:=IF(AND([.U4]&gt;0;[.U4]&lt;4);&quot;&quot;;IF([.V4]=0;[$Caractères.$H$2];IF([.V4]=1;[$Caractères.$H$3];IF([.V4]=2;[$Caractères.$H$4];IF([.V4]=3;[$Caractères.$H$5];IF([.V4]=4;[$Caractères.$H$6];IF([.V4]=5;[$Caractères.$H$7];IF([.V4]=6;[$Caractères.$H$8];IF([.V4]=7;[$Caractères.$H$9];&quot;x&quot;)))))))))">
            <text:p/>
          </table:table-cell>
          <table:table-cell table:style-name="ce54" table:formula="of:=IF([.W4]=0;[$Caractères.$B$2];IF([.W4]=1;[$Caractères.$B$3];IF([.W4]=2;[$Caractères.$B$4];IF([.W4]=3;[$Caractères.$B$5];IF([.W4]=4;[$Caractères.$B$6];IF([.W4]=5;[$Caractères.$B$7];IF([.W4]=6;[$Caractères.$B$8];IF([.W4]=7;[$Caractères.$B$9];IF([.W4]=8;[$Caractères.$B$10];IF([.W4]=9;[$Caractères.$B$11];IF([.W4]=10;[$Caractères.$B$12];IF([.W4]=11;[$Caractères.$B$13];IF([.W4]=12;[$Caractères.$B$14];&quot;&quot;)))))))))))))" office:value-type="string" office:string-value="◣" calcext:value-type="string">
            <text:p>◣</text:p>
          </table:table-cell>
          <table:table-cell table:style-name="ce57" table:formula="of:=IF(AND([.W4]&gt;0;[.W4]&lt;4);&quot;&quot;;IF([.X4]=0;[$Caractères.$H$2];IF([.X4]=1;[$Caractères.$H$3];IF([.X4]=2;[$Caractères.$H$4];IF([.X4]=3;[$Caractères.$H$5];IF([.X4]=4;[$Caractères.$H$6];IF([.X4]=5;[$Caractères.$H$7];IF([.X4]=6;[$Caractères.$H$8];IF([.X4]=7;[$Caractères.$H$9];&quot;x&quot;)))))))))" office:value-type="string" office:string-value="h" calcext:value-type="string">
            <text:p>h</text:p>
          </table:table-cell>
          <table:table-cell table:style-name="ce60" table:formula="of:=IF([.Y4]=0;[$Caractères.$B$2];IF([.Y4]=1;[$Caractères.$B$3];IF([.Y4]=2;[$Caractères.$B$4];IF([.Y4]=3;[$Caractères.$B$5];IF([.Y4]=4;[$Caractères.$B$6];IF([.Y4]=5;[$Caractères.$B$7];IF([.Y4]=6;[$Caractères.$B$8];IF([.Y4]=7;[$Caractères.$B$9];IF([.Y4]=8;[$Caractères.$B$10];IF([.Y4]=9;[$Caractères.$B$11];IF([.Y4]=10;[$Caractères.$B$12];IF([.Y4]=11;[$Caractères.$B$13];IF([.Y4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Y4]&gt;0;[.Y4]&lt;4);&quot;&quot;;IF([.Z4]=0;[$Caractères.$H$2];IF([.Z4]=1;[$Caractères.$H$3];IF([.Z4]=2;[$Caractères.$H$4];IF([.Z4]=3;[$Caractères.$H$5];IF([.Z4]=4;[$Caractères.$H$6];IF([.Z4]=5;[$Caractères.$H$7];IF([.Z4]=6;[$Caractères.$H$8];IF([.Z4]=7;[$Caractères.$H$9];&quot;x&quot;)))))))))" office:value-type="string" office:string-value="k" calcext:value-type="string">
            <text:p>k</text:p>
          </table:table-cell>
          <table:table-cell table:style-name="ce54" table:formula="of:=IF([.AA4]=0;[$Caractères.$B$2];IF([.AA4]=1;[$Caractères.$B$3];IF([.AA4]=2;[$Caractères.$B$4];IF([.AA4]=3;[$Caractères.$B$5];IF([.AA4]=4;[$Caractères.$B$6];IF([.AA4]=5;[$Caractères.$B$7];IF([.AA4]=6;[$Caractères.$B$8];IF([.AA4]=7;[$Caractères.$B$9];IF([.AA4]=8;[$Caractères.$B$10];IF([.AA4]=9;[$Caractères.$B$11];IF([.AA4]=10;[$Caractères.$B$12];IF([.AA4]=11;[$Caractères.$B$13];IF([.AA4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4]&gt;0;[.AA4]&lt;4);&quot;&quot;;IF([.AB4]=0;[$Caractères.$H$2];IF([.AB4]=1;[$Caractères.$H$3];IF([.AB4]=2;[$Caractères.$H$4];IF([.AB4]=3;[$Caractères.$H$5];IF([.AB4]=4;[$Caractères.$H$6];IF([.AB4]=5;[$Caractères.$H$7];IF([.AB4]=6;[$Caractères.$H$8];IF([.AB4]=7;[$Caractères.$H$9];&quot;x&quot;)))))))))" office:value-type="string" office:string-value="k" calcext:value-type="string">
            <text:p>k</text:p>
          </table:table-cell>
          <table:table-cell table:style-name="ce60" table:formula="of:=IF([.AC4]=0;[$Caractères.$B$2];IF([.AC4]=1;[$Caractères.$B$3];IF([.AC4]=2;[$Caractères.$B$4];IF([.AC4]=3;[$Caractères.$B$5];IF([.AC4]=4;[$Caractères.$B$6];IF([.AC4]=5;[$Caractères.$B$7];IF([.AC4]=6;[$Caractères.$B$8];IF([.AC4]=7;[$Caractères.$B$9];IF([.AC4]=8;[$Caractères.$B$10];IF([.AC4]=9;[$Caractères.$B$11];IF([.AC4]=10;[$Caractères.$B$12];IF([.AC4]=11;[$Caractères.$B$13];IF([.AC4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4]&gt;0;[.AC4]&lt;4);&quot;&quot;;IF([.AD4]=0;[$Caractères.$H$2];IF([.AD4]=1;[$Caractères.$H$3];IF([.AD4]=2;[$Caractères.$H$4];IF([.AD4]=3;[$Caractères.$H$5];IF([.AD4]=4;[$Caractères.$H$6];IF([.AD4]=5;[$Caractères.$H$7];IF([.AD4]=6;[$Caractères.$H$8];IF([.AD4]=7;[$Caractères.$H$9];&quot;x&quot;)))))))))" office:value-type="string" office:string-value="h" calcext:value-type="string">
            <text:p>h</text:p>
          </table:table-cell>
          <table:table-cell table:style-name="ce54" table:formula="of:=IF([.AE4]=0;[$Caractères.$B$2];IF([.AE4]=1;[$Caractères.$B$3];IF([.AE4]=2;[$Caractères.$B$4];IF([.AE4]=3;[$Caractères.$B$5];IF([.AE4]=4;[$Caractères.$B$6];IF([.AE4]=5;[$Caractères.$B$7];IF([.AE4]=6;[$Caractères.$B$8];IF([.AE4]=7;[$Caractères.$B$9];IF([.AE4]=8;[$Caractères.$B$10];IF([.AE4]=9;[$Caractères.$B$11];IF([.AE4]=10;[$Caractères.$B$12];IF([.AE4]=11;[$Caractères.$B$13];IF([.AE4]=12;[$Caractères.$B$14];&quot;&quot;)))))))))))))" office:value-type="string" office:string-value="" calcext:value-type="string">
            <text:p></text:p>
          </table:table-cell>
          <table:table-cell table:style-name="ce66" table:formula="of:=IF(AND([.AE4]&gt;0;[.AE4]&lt;4);&quot;&quot;;IF([.AF4]=0;[$Caractères.$H$2];IF([.AF4]=1;[$Caractères.$H$3];IF([.AF4]=2;[$Caractères.$H$4];IF([.AF4]=3;[$Caractères.$H$5];IF([.AF4]=4;[$Caractères.$H$6];IF([.AF4]=5;[$Caractères.$H$7];IF([.AF4]=6;[$Caractères.$H$8];IF([.AF4]=7;[$Caractères.$H$9];&quot;x&quot;)))))))))" office:value-type="string" office:string-value="h" calcext:value-type="string">
            <text:p>h</text:p>
          </table:table-cell>
          <table:table-cell/>
          <table:table-cell table:style-name="ce30"/>
          <table:table-cell table:number-columns-repeated="3"/>
        </table:table-row>
        <table:table-row table:style-name="ro2">
          <table:table-cell table:style-name="ce42" table:formula="of:=IF([.A5]=0;[$Caractères.$B$2];IF([.A5]=1;[$Caractères.$B$3];IF([.A5]=2;[$Caractères.$B$4];IF([.A5]=3;[$Caractères.$B$5];IF([.A5]=4;[$Caractères.$B$6];IF([.A5]=5;[$Caractères.$B$7];IF([.A5]=6;[$Caractères.$B$8];IF([.A5]=7;[$Caractères.$B$9];IF([.A5]=8;[$Caractères.$B$10];IF([.A5]=9;[$Caractères.$B$11];IF([.A5]=10;[$Caractères.$B$12];IF([.A5]=11;[$Caractères.$B$13];IF([.A5]=12;[$Caractères.$B$14];&quot;&quot;)))))))))))))" office:value-type="string" office:string-value="▎" calcext:value-type="string">
            <text:p>▎</text:p>
          </table:table-cell>
          <table:table-cell table:style-name="ce48" table:formula="of:=IF(AND([.A5]&gt;0;[.A5]&lt;4);&quot;&quot;;IF([.B5]=0;[$Caractères.$H$2];IF([.B5]=1;[$Caractères.$H$3];IF([.B5]=2;[$Caractères.$H$4];IF([.B5]=3;[$Caractères.$H$5];IF([.B5]=4;[$Caractères.$H$6];IF([.B5]=5;[$Caractères.$H$7];IF([.B5]=6;[$Caractères.$H$8];IF([.B5]=7;[$Caractères.$H$9];&quot;x&quot;)))))))))" office:value-type="string" office:string-value="i" calcext:value-type="string">
            <text:p>i</text:p>
          </table:table-cell>
          <table:table-cell table:style-name="ce54" table:formula="of:=IF([.C5]=0;[$Caractères.$B$2];IF([.C5]=1;[$Caractères.$B$3];IF([.C5]=2;[$Caractères.$B$4];IF([.C5]=3;[$Caractères.$B$5];IF([.C5]=4;[$Caractères.$B$6];IF([.C5]=5;[$Caractères.$B$7];IF([.C5]=6;[$Caractères.$B$8];IF([.C5]=7;[$Caractères.$B$9];IF([.C5]=8;[$Caractères.$B$10];IF([.C5]=9;[$Caractères.$B$11];IF([.C5]=10;[$Caractères.$B$12];IF([.C5]=11;[$Caractères.$B$13];IF([.C5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5]&gt;0;[.C5]&lt;4);&quot;&quot;;IF([.D5]=0;[$Caractères.$H$2];IF([.D5]=1;[$Caractères.$H$3];IF([.D5]=2;[$Caractères.$H$4];IF([.D5]=3;[$Caractères.$H$5];IF([.D5]=4;[$Caractères.$H$6];IF([.D5]=5;[$Caractères.$H$7];IF([.D5]=6;[$Caractères.$H$8];IF([.D5]=7;[$Caractères.$H$9];&quot;x&quot;)))))))))" office:value-type="string" office:string-value="l" calcext:value-type="string">
            <text:p>l</text:p>
          </table:table-cell>
          <table:table-cell table:style-name="ce60" table:formula="of:=IF([.E5]=0;[$Caractères.$B$2];IF([.E5]=1;[$Caractères.$B$3];IF([.E5]=2;[$Caractères.$B$4];IF([.E5]=3;[$Caractères.$B$5];IF([.E5]=4;[$Caractères.$B$6];IF([.E5]=5;[$Caractères.$B$7];IF([.E5]=6;[$Caractères.$B$8];IF([.E5]=7;[$Caractères.$B$9];IF([.E5]=8;[$Caractères.$B$10];IF([.E5]=9;[$Caractères.$B$11];IF([.E5]=10;[$Caractères.$B$12];IF([.E5]=11;[$Caractères.$B$13];IF([.E5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5]&gt;0;[.E5]&lt;4);&quot;&quot;;IF([.F5]=0;[$Caractères.$H$2];IF([.F5]=1;[$Caractères.$H$3];IF([.F5]=2;[$Caractères.$H$4];IF([.F5]=3;[$Caractères.$H$5];IF([.F5]=4;[$Caractères.$H$6];IF([.F5]=5;[$Caractères.$H$7];IF([.F5]=6;[$Caractères.$H$8];IF([.F5]=7;[$Caractères.$H$9];&quot;x&quot;)))))))))" office:value-type="string" office:string-value="l" calcext:value-type="string">
            <text:p>l</text:p>
          </table:table-cell>
          <table:table-cell table:style-name="ce54" table:formula="of:=IF([.G5]=0;[$Caractères.$B$2];IF([.G5]=1;[$Caractères.$B$3];IF([.G5]=2;[$Caractères.$B$4];IF([.G5]=3;[$Caractères.$B$5];IF([.G5]=4;[$Caractères.$B$6];IF([.G5]=5;[$Caractères.$B$7];IF([.G5]=6;[$Caractères.$B$8];IF([.G5]=7;[$Caractères.$B$9];IF([.G5]=8;[$Caractères.$B$10];IF([.G5]=9;[$Caractères.$B$11];IF([.G5]=10;[$Caractères.$B$12];IF([.G5]=11;[$Caractères.$B$13];IF([.G5]=12;[$Caractères.$B$14];&quot;&quot;)))))))))))))" office:value-type="string" office:string-value="│" calcext:value-type="string">
            <text:p>│</text:p>
          </table:table-cell>
          <table:table-cell table:style-name="ce57" table:formula="of:=IF(AND([.G5]&gt;0;[.G5]&lt;4);&quot;&quot;;IF([.H5]=0;[$Caractères.$H$2];IF([.H5]=1;[$Caractères.$H$3];IF([.H5]=2;[$Caractères.$H$4];IF([.H5]=3;[$Caractères.$H$5];IF([.H5]=4;[$Caractères.$H$6];IF([.H5]=5;[$Caractères.$H$7];IF([.H5]=6;[$Caractères.$H$8];IF([.H5]=7;[$Caractères.$H$9];&quot;x&quot;)))))))))">
            <text:p/>
          </table:table-cell>
          <table:table-cell table:style-name="ce60" table:formula="of:=IF([.I5]=0;[$Caractères.$B$2];IF([.I5]=1;[$Caractères.$B$3];IF([.I5]=2;[$Caractères.$B$4];IF([.I5]=3;[$Caractères.$B$5];IF([.I5]=4;[$Caractères.$B$6];IF([.I5]=5;[$Caractères.$B$7];IF([.I5]=6;[$Caractères.$B$8];IF([.I5]=7;[$Caractères.$B$9];IF([.I5]=8;[$Caractères.$B$10];IF([.I5]=9;[$Caractères.$B$11];IF([.I5]=10;[$Caractères.$B$12];IF([.I5]=11;[$Caractères.$B$13];IF([.I5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I5]&gt;0;[.I5]&lt;4);&quot;&quot;;IF([.J5]=0;[$Caractères.$H$2];IF([.J5]=1;[$Caractères.$H$3];IF([.J5]=2;[$Caractères.$H$4];IF([.J5]=3;[$Caractères.$H$5];IF([.J5]=4;[$Caractères.$H$6];IF([.J5]=5;[$Caractères.$H$7];IF([.J5]=6;[$Caractères.$H$8];IF([.J5]=7;[$Caractères.$H$9];&quot;x&quot;)))))))))" office:value-type="string" office:string-value="h" calcext:value-type="string">
            <text:p>h</text:p>
          </table:table-cell>
          <table:table-cell table:style-name="ce54" table:formula="of:=IF([.K5]=0;[$Caractères.$B$2];IF([.K5]=1;[$Caractères.$B$3];IF([.K5]=2;[$Caractères.$B$4];IF([.K5]=3;[$Caractères.$B$5];IF([.K5]=4;[$Caractères.$B$6];IF([.K5]=5;[$Caractères.$B$7];IF([.K5]=6;[$Caractères.$B$8];IF([.K5]=7;[$Caractères.$B$9];IF([.K5]=8;[$Caractères.$B$10];IF([.K5]=9;[$Caractères.$B$11];IF([.K5]=10;[$Caractères.$B$12];IF([.K5]=11;[$Caractères.$B$13];IF([.K5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K5]&gt;0;[.K5]&lt;4);&quot;&quot;;IF([.L5]=0;[$Caractères.$H$2];IF([.L5]=1;[$Caractères.$H$3];IF([.L5]=2;[$Caractères.$H$4];IF([.L5]=3;[$Caractères.$H$5];IF([.L5]=4;[$Caractères.$H$6];IF([.L5]=5;[$Caractères.$H$7];IF([.L5]=6;[$Caractères.$H$8];IF([.L5]=7;[$Caractères.$H$9];&quot;x&quot;)))))))))" office:value-type="string" office:string-value="h" calcext:value-type="string">
            <text:p>h</text:p>
          </table:table-cell>
          <table:table-cell table:style-name="ce60" table:formula="of:=IF([.M5]=0;[$Caractères.$B$2];IF([.M5]=1;[$Caractères.$B$3];IF([.M5]=2;[$Caractères.$B$4];IF([.M5]=3;[$Caractères.$B$5];IF([.M5]=4;[$Caractères.$B$6];IF([.M5]=5;[$Caractères.$B$7];IF([.M5]=6;[$Caractères.$B$8];IF([.M5]=7;[$Caractères.$B$9];IF([.M5]=8;[$Caractères.$B$10];IF([.M5]=9;[$Caractères.$B$11];IF([.M5]=10;[$Caractères.$B$12];IF([.M5]=11;[$Caractères.$B$13];IF([.M5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M5]&gt;0;[.M5]&lt;4);&quot;&quot;;IF([.N5]=0;[$Caractères.$H$2];IF([.N5]=1;[$Caractères.$H$3];IF([.N5]=2;[$Caractères.$H$4];IF([.N5]=3;[$Caractères.$H$5];IF([.N5]=4;[$Caractères.$H$6];IF([.N5]=5;[$Caractères.$H$7];IF([.N5]=6;[$Caractères.$H$8];IF([.N5]=7;[$Caractères.$H$9];&quot;x&quot;)))))))))" office:value-type="string" office:string-value="h" calcext:value-type="string">
            <text:p>h</text:p>
          </table:table-cell>
          <table:table-cell table:style-name="ce54" table:formula="of:=IF([.O5]=0;[$Caractères.$B$2];IF([.O5]=1;[$Caractères.$B$3];IF([.O5]=2;[$Caractères.$B$4];IF([.O5]=3;[$Caractères.$B$5];IF([.O5]=4;[$Caractères.$B$6];IF([.O5]=5;[$Caractères.$B$7];IF([.O5]=6;[$Caractères.$B$8];IF([.O5]=7;[$Caractères.$B$9];IF([.O5]=8;[$Caractères.$B$10];IF([.O5]=9;[$Caractères.$B$11];IF([.O5]=10;[$Caractères.$B$12];IF([.O5]=11;[$Caractères.$B$13];IF([.O5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O5]&gt;0;[.O5]&lt;4);&quot;&quot;;IF([.P5]=0;[$Caractères.$H$2];IF([.P5]=1;[$Caractères.$H$3];IF([.P5]=2;[$Caractères.$H$4];IF([.P5]=3;[$Caractères.$H$5];IF([.P5]=4;[$Caractères.$H$6];IF([.P5]=5;[$Caractères.$H$7];IF([.P5]=6;[$Caractères.$H$8];IF([.P5]=7;[$Caractères.$H$9];&quot;x&quot;)))))))))" office:value-type="string" office:string-value="h" calcext:value-type="string">
            <text:p>h</text:p>
          </table:table-cell>
          <table:table-cell table:style-name="ce60" table:formula="of:=IF([.Q5]=0;[$Caractères.$B$2];IF([.Q5]=1;[$Caractères.$B$3];IF([.Q5]=2;[$Caractères.$B$4];IF([.Q5]=3;[$Caractères.$B$5];IF([.Q5]=4;[$Caractères.$B$6];IF([.Q5]=5;[$Caractères.$B$7];IF([.Q5]=6;[$Caractères.$B$8];IF([.Q5]=7;[$Caractères.$B$9];IF([.Q5]=8;[$Caractères.$B$10];IF([.Q5]=9;[$Caractères.$B$11];IF([.Q5]=10;[$Caractères.$B$12];IF([.Q5]=11;[$Caractères.$B$13];IF([.Q5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Q5]&gt;0;[.Q5]&lt;4);&quot;&quot;;IF([.R5]=0;[$Caractères.$H$2];IF([.R5]=1;[$Caractères.$H$3];IF([.R5]=2;[$Caractères.$H$4];IF([.R5]=3;[$Caractères.$H$5];IF([.R5]=4;[$Caractères.$H$6];IF([.R5]=5;[$Caractères.$H$7];IF([.R5]=6;[$Caractères.$H$8];IF([.R5]=7;[$Caractères.$H$9];&quot;x&quot;)))))))))" office:value-type="string" office:string-value="h" calcext:value-type="string">
            <text:p>h</text:p>
          </table:table-cell>
          <table:table-cell table:style-name="ce54" table:formula="of:=IF([.S5]=0;[$Caractères.$B$2];IF([.S5]=1;[$Caractères.$B$3];IF([.S5]=2;[$Caractères.$B$4];IF([.S5]=3;[$Caractères.$B$5];IF([.S5]=4;[$Caractères.$B$6];IF([.S5]=5;[$Caractères.$B$7];IF([.S5]=6;[$Caractères.$B$8];IF([.S5]=7;[$Caractères.$B$9];IF([.S5]=8;[$Caractères.$B$10];IF([.S5]=9;[$Caractères.$B$11];IF([.S5]=10;[$Caractères.$B$12];IF([.S5]=11;[$Caractères.$B$13];IF([.S5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S5]&gt;0;[.S5]&lt;4);&quot;&quot;;IF([.T5]=0;[$Caractères.$H$2];IF([.T5]=1;[$Caractères.$H$3];IF([.T5]=2;[$Caractères.$H$4];IF([.T5]=3;[$Caractères.$H$5];IF([.T5]=4;[$Caractères.$H$6];IF([.T5]=5;[$Caractères.$H$7];IF([.T5]=6;[$Caractères.$H$8];IF([.T5]=7;[$Caractères.$H$9];&quot;x&quot;)))))))))" office:value-type="string" office:string-value="h" calcext:value-type="string">
            <text:p>h</text:p>
          </table:table-cell>
          <table:table-cell table:style-name="ce60" table:formula="of:=IF([.U5]=0;[$Caractères.$B$2];IF([.U5]=1;[$Caractères.$B$3];IF([.U5]=2;[$Caractères.$B$4];IF([.U5]=3;[$Caractères.$B$5];IF([.U5]=4;[$Caractères.$B$6];IF([.U5]=5;[$Caractères.$B$7];IF([.U5]=6;[$Caractères.$B$8];IF([.U5]=7;[$Caractères.$B$9];IF([.U5]=8;[$Caractères.$B$10];IF([.U5]=9;[$Caractères.$B$11];IF([.U5]=10;[$Caractères.$B$12];IF([.U5]=11;[$Caractères.$B$13];IF([.U5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U5]&gt;0;[.U5]&lt;4);&quot;&quot;;IF([.V5]=0;[$Caractères.$H$2];IF([.V5]=1;[$Caractères.$H$3];IF([.V5]=2;[$Caractères.$H$4];IF([.V5]=3;[$Caractères.$H$5];IF([.V5]=4;[$Caractères.$H$6];IF([.V5]=5;[$Caractères.$H$7];IF([.V5]=6;[$Caractères.$H$8];IF([.V5]=7;[$Caractères.$H$9];&quot;x&quot;)))))))))" office:value-type="string" office:string-value="h" calcext:value-type="string">
            <text:p>h</text:p>
          </table:table-cell>
          <table:table-cell table:style-name="ce54" table:formula="of:=IF([.W5]=0;[$Caractères.$B$2];IF([.W5]=1;[$Caractères.$B$3];IF([.W5]=2;[$Caractères.$B$4];IF([.W5]=3;[$Caractères.$B$5];IF([.W5]=4;[$Caractères.$B$6];IF([.W5]=5;[$Caractères.$B$7];IF([.W5]=6;[$Caractères.$B$8];IF([.W5]=7;[$Caractères.$B$9];IF([.W5]=8;[$Caractères.$B$10];IF([.W5]=9;[$Caractères.$B$11];IF([.W5]=10;[$Caractères.$B$12];IF([.W5]=11;[$Caractères.$B$13];IF([.W5]=12;[$Caractères.$B$14];&quot;&quot;)))))))))))))" office:value-type="string" office:string-value="│" calcext:value-type="string">
            <text:p>│</text:p>
          </table:table-cell>
          <table:table-cell table:style-name="ce57" table:formula="of:=IF(AND([.W5]&gt;0;[.W5]&lt;4);&quot;&quot;;IF([.X5]=0;[$Caractères.$H$2];IF([.X5]=1;[$Caractères.$H$3];IF([.X5]=2;[$Caractères.$H$4];IF([.X5]=3;[$Caractères.$H$5];IF([.X5]=4;[$Caractères.$H$6];IF([.X5]=5;[$Caractères.$H$7];IF([.X5]=6;[$Caractères.$H$8];IF([.X5]=7;[$Caractères.$H$9];&quot;x&quot;)))))))))">
            <text:p/>
          </table:table-cell>
          <table:table-cell table:style-name="ce60" table:formula="of:=IF([.Y5]=0;[$Caractères.$B$2];IF([.Y5]=1;[$Caractères.$B$3];IF([.Y5]=2;[$Caractères.$B$4];IF([.Y5]=3;[$Caractères.$B$5];IF([.Y5]=4;[$Caractères.$B$6];IF([.Y5]=5;[$Caractères.$B$7];IF([.Y5]=6;[$Caractères.$B$8];IF([.Y5]=7;[$Caractères.$B$9];IF([.Y5]=8;[$Caractères.$B$10];IF([.Y5]=9;[$Caractères.$B$11];IF([.Y5]=10;[$Caractères.$B$12];IF([.Y5]=11;[$Caractères.$B$13];IF([.Y5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Y5]&gt;0;[.Y5]&lt;4);&quot;&quot;;IF([.Z5]=0;[$Caractères.$H$2];IF([.Z5]=1;[$Caractères.$H$3];IF([.Z5]=2;[$Caractères.$H$4];IF([.Z5]=3;[$Caractères.$H$5];IF([.Z5]=4;[$Caractères.$H$6];IF([.Z5]=5;[$Caractères.$H$7];IF([.Z5]=6;[$Caractères.$H$8];IF([.Z5]=7;[$Caractères.$H$9];&quot;x&quot;)))))))))" office:value-type="string" office:string-value="k" calcext:value-type="string">
            <text:p>k</text:p>
          </table:table-cell>
          <table:table-cell table:style-name="ce54" table:formula="of:=IF([.AA5]=0;[$Caractères.$B$2];IF([.AA5]=1;[$Caractères.$B$3];IF([.AA5]=2;[$Caractères.$B$4];IF([.AA5]=3;[$Caractères.$B$5];IF([.AA5]=4;[$Caractères.$B$6];IF([.AA5]=5;[$Caractères.$B$7];IF([.AA5]=6;[$Caractères.$B$8];IF([.AA5]=7;[$Caractères.$B$9];IF([.AA5]=8;[$Caractères.$B$10];IF([.AA5]=9;[$Caractères.$B$11];IF([.AA5]=10;[$Caractères.$B$12];IF([.AA5]=11;[$Caractères.$B$13];IF([.AA5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5]&gt;0;[.AA5]&lt;4);&quot;&quot;;IF([.AB5]=0;[$Caractères.$H$2];IF([.AB5]=1;[$Caractères.$H$3];IF([.AB5]=2;[$Caractères.$H$4];IF([.AB5]=3;[$Caractères.$H$5];IF([.AB5]=4;[$Caractères.$H$6];IF([.AB5]=5;[$Caractères.$H$7];IF([.AB5]=6;[$Caractères.$H$8];IF([.AB5]=7;[$Caractères.$H$9];&quot;x&quot;)))))))))" office:value-type="string" office:string-value="k" calcext:value-type="string">
            <text:p>k</text:p>
          </table:table-cell>
          <table:table-cell table:style-name="ce60" table:formula="of:=IF([.AC5]=0;[$Caractères.$B$2];IF([.AC5]=1;[$Caractères.$B$3];IF([.AC5]=2;[$Caractères.$B$4];IF([.AC5]=3;[$Caractères.$B$5];IF([.AC5]=4;[$Caractères.$B$6];IF([.AC5]=5;[$Caractères.$B$7];IF([.AC5]=6;[$Caractères.$B$8];IF([.AC5]=7;[$Caractères.$B$9];IF([.AC5]=8;[$Caractères.$B$10];IF([.AC5]=9;[$Caractères.$B$11];IF([.AC5]=10;[$Caractères.$B$12];IF([.AC5]=11;[$Caractères.$B$13];IF([.AC5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5]&gt;0;[.AC5]&lt;4);&quot;&quot;;IF([.AD5]=0;[$Caractères.$H$2];IF([.AD5]=1;[$Caractères.$H$3];IF([.AD5]=2;[$Caractères.$H$4];IF([.AD5]=3;[$Caractères.$H$5];IF([.AD5]=4;[$Caractères.$H$6];IF([.AD5]=5;[$Caractères.$H$7];IF([.AD5]=6;[$Caractères.$H$8];IF([.AD5]=7;[$Caractères.$H$9];&quot;x&quot;)))))))))" office:value-type="string" office:string-value="h" calcext:value-type="string">
            <text:p>h</text:p>
          </table:table-cell>
          <table:table-cell table:style-name="ce54" table:formula="of:=IF([.AE5]=0;[$Caractères.$B$2];IF([.AE5]=1;[$Caractères.$B$3];IF([.AE5]=2;[$Caractères.$B$4];IF([.AE5]=3;[$Caractères.$B$5];IF([.AE5]=4;[$Caractères.$B$6];IF([.AE5]=5;[$Caractères.$B$7];IF([.AE5]=6;[$Caractères.$B$8];IF([.AE5]=7;[$Caractères.$B$9];IF([.AE5]=8;[$Caractères.$B$10];IF([.AE5]=9;[$Caractères.$B$11];IF([.AE5]=10;[$Caractères.$B$12];IF([.AE5]=11;[$Caractères.$B$13];IF([.AE5]=12;[$Caractères.$B$14];&quot;&quot;)))))))))))))" office:value-type="string" office:string-value="" calcext:value-type="string">
            <text:p></text:p>
          </table:table-cell>
          <table:table-cell table:style-name="ce66" table:formula="of:=IF(AND([.AE5]&gt;0;[.AE5]&lt;4);&quot;&quot;;IF([.AF5]=0;[$Caractères.$H$2];IF([.AF5]=1;[$Caractères.$H$3];IF([.AF5]=2;[$Caractères.$H$4];IF([.AF5]=3;[$Caractères.$H$5];IF([.AF5]=4;[$Caractères.$H$6];IF([.AF5]=5;[$Caractères.$H$7];IF([.AF5]=6;[$Caractères.$H$8];IF([.AF5]=7;[$Caractères.$H$9];&quot;x&quot;)))))))))" office:value-type="string" office:string-value="h" calcext:value-type="string">
            <text:p>h</text:p>
          </table:table-cell>
          <table:table-cell table:number-columns-repeated="5"/>
        </table:table-row>
        <table:table-row table:style-name="ro2">
          <table:table-cell table:style-name="ce42" table:formula="of:=IF([.A6]=0;[$Caractères.$B$2];IF([.A6]=1;[$Caractères.$B$3];IF([.A6]=2;[$Caractères.$B$4];IF([.A6]=3;[$Caractères.$B$5];IF([.A6]=4;[$Caractères.$B$6];IF([.A6]=5;[$Caractères.$B$7];IF([.A6]=6;[$Caractères.$B$8];IF([.A6]=7;[$Caractères.$B$9];IF([.A6]=8;[$Caractères.$B$10];IF([.A6]=9;[$Caractères.$B$11];IF([.A6]=10;[$Caractères.$B$12];IF([.A6]=11;[$Caractères.$B$13];IF([.A6]=12;[$Caractères.$B$14];&quot;&quot;)))))))))))))" office:value-type="string" office:string-value="▎" calcext:value-type="string">
            <text:p>▎</text:p>
          </table:table-cell>
          <table:table-cell table:style-name="ce48" table:formula="of:=IF(AND([.A6]&gt;0;[.A6]&lt;4);&quot;&quot;;IF([.B6]=0;[$Caractères.$H$2];IF([.B6]=1;[$Caractères.$H$3];IF([.B6]=2;[$Caractères.$H$4];IF([.B6]=3;[$Caractères.$H$5];IF([.B6]=4;[$Caractères.$H$6];IF([.B6]=5;[$Caractères.$H$7];IF([.B6]=6;[$Caractères.$H$8];IF([.B6]=7;[$Caractères.$H$9];&quot;x&quot;)))))))))" office:value-type="string" office:string-value="i" calcext:value-type="string">
            <text:p>i</text:p>
          </table:table-cell>
          <table:table-cell table:style-name="ce54" table:formula="of:=IF([.C6]=0;[$Caractères.$B$2];IF([.C6]=1;[$Caractères.$B$3];IF([.C6]=2;[$Caractères.$B$4];IF([.C6]=3;[$Caractères.$B$5];IF([.C6]=4;[$Caractères.$B$6];IF([.C6]=5;[$Caractères.$B$7];IF([.C6]=6;[$Caractères.$B$8];IF([.C6]=7;[$Caractères.$B$9];IF([.C6]=8;[$Caractères.$B$10];IF([.C6]=9;[$Caractères.$B$11];IF([.C6]=10;[$Caractères.$B$12];IF([.C6]=11;[$Caractères.$B$13];IF([.C6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6]&gt;0;[.C6]&lt;4);&quot;&quot;;IF([.D6]=0;[$Caractères.$H$2];IF([.D6]=1;[$Caractères.$H$3];IF([.D6]=2;[$Caractères.$H$4];IF([.D6]=3;[$Caractères.$H$5];IF([.D6]=4;[$Caractères.$H$6];IF([.D6]=5;[$Caractères.$H$7];IF([.D6]=6;[$Caractères.$H$8];IF([.D6]=7;[$Caractères.$H$9];&quot;x&quot;)))))))))" office:value-type="string" office:string-value="l" calcext:value-type="string">
            <text:p>l</text:p>
          </table:table-cell>
          <table:table-cell table:style-name="ce60" table:formula="of:=IF([.E6]=0;[$Caractères.$B$2];IF([.E6]=1;[$Caractères.$B$3];IF([.E6]=2;[$Caractères.$B$4];IF([.E6]=3;[$Caractères.$B$5];IF([.E6]=4;[$Caractères.$B$6];IF([.E6]=5;[$Caractères.$B$7];IF([.E6]=6;[$Caractères.$B$8];IF([.E6]=7;[$Caractères.$B$9];IF([.E6]=8;[$Caractères.$B$10];IF([.E6]=9;[$Caractères.$B$11];IF([.E6]=10;[$Caractères.$B$12];IF([.E6]=11;[$Caractères.$B$13];IF([.E6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6]&gt;0;[.E6]&lt;4);&quot;&quot;;IF([.F6]=0;[$Caractères.$H$2];IF([.F6]=1;[$Caractères.$H$3];IF([.F6]=2;[$Caractères.$H$4];IF([.F6]=3;[$Caractères.$H$5];IF([.F6]=4;[$Caractères.$H$6];IF([.F6]=5;[$Caractères.$H$7];IF([.F6]=6;[$Caractères.$H$8];IF([.F6]=7;[$Caractères.$H$9];&quot;x&quot;)))))))))" office:value-type="string" office:string-value="l" calcext:value-type="string">
            <text:p>l</text:p>
          </table:table-cell>
          <table:table-cell table:style-name="ce54" table:formula="of:=IF([.G6]=0;[$Caractères.$B$2];IF([.G6]=1;[$Caractères.$B$3];IF([.G6]=2;[$Caractères.$B$4];IF([.G6]=3;[$Caractères.$B$5];IF([.G6]=4;[$Caractères.$B$6];IF([.G6]=5;[$Caractères.$B$7];IF([.G6]=6;[$Caractères.$B$8];IF([.G6]=7;[$Caractères.$B$9];IF([.G6]=8;[$Caractères.$B$10];IF([.G6]=9;[$Caractères.$B$11];IF([.G6]=10;[$Caractères.$B$12];IF([.G6]=11;[$Caractères.$B$13];IF([.G6]=12;[$Caractères.$B$14];&quot;&quot;)))))))))))))" office:value-type="string" office:string-value="│" calcext:value-type="string">
            <text:p>│</text:p>
          </table:table-cell>
          <table:table-cell table:style-name="ce57" table:formula="of:=IF(AND([.G6]&gt;0;[.G6]&lt;4);&quot;&quot;;IF([.H6]=0;[$Caractères.$H$2];IF([.H6]=1;[$Caractères.$H$3];IF([.H6]=2;[$Caractères.$H$4];IF([.H6]=3;[$Caractères.$H$5];IF([.H6]=4;[$Caractères.$H$6];IF([.H6]=5;[$Caractères.$H$7];IF([.H6]=6;[$Caractères.$H$8];IF([.H6]=7;[$Caractères.$H$9];&quot;x&quot;)))))))))">
            <text:p/>
          </table:table-cell>
          <table:table-cell table:style-name="ce60" table:formula="of:=IF([.I6]=0;[$Caractères.$B$2];IF([.I6]=1;[$Caractères.$B$3];IF([.I6]=2;[$Caractères.$B$4];IF([.I6]=3;[$Caractères.$B$5];IF([.I6]=4;[$Caractères.$B$6];IF([.I6]=5;[$Caractères.$B$7];IF([.I6]=6;[$Caractères.$B$8];IF([.I6]=7;[$Caractères.$B$9];IF([.I6]=8;[$Caractères.$B$10];IF([.I6]=9;[$Caractères.$B$11];IF([.I6]=10;[$Caractères.$B$12];IF([.I6]=11;[$Caractères.$B$13];IF([.I6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I6]&gt;0;[.I6]&lt;4);&quot;&quot;;IF([.J6]=0;[$Caractères.$H$2];IF([.J6]=1;[$Caractères.$H$3];IF([.J6]=2;[$Caractères.$H$4];IF([.J6]=3;[$Caractères.$H$5];IF([.J6]=4;[$Caractères.$H$6];IF([.J6]=5;[$Caractères.$H$7];IF([.J6]=6;[$Caractères.$H$8];IF([.J6]=7;[$Caractères.$H$9];&quot;x&quot;)))))))))" office:value-type="string" office:string-value="h" calcext:value-type="string">
            <text:p>h</text:p>
          </table:table-cell>
          <table:table-cell table:style-name="ce54" table:formula="of:=IF([.K6]=0;[$Caractères.$B$2];IF([.K6]=1;[$Caractères.$B$3];IF([.K6]=2;[$Caractères.$B$4];IF([.K6]=3;[$Caractères.$B$5];IF([.K6]=4;[$Caractères.$B$6];IF([.K6]=5;[$Caractères.$B$7];IF([.K6]=6;[$Caractères.$B$8];IF([.K6]=7;[$Caractères.$B$9];IF([.K6]=8;[$Caractères.$B$10];IF([.K6]=9;[$Caractères.$B$11];IF([.K6]=10;[$Caractères.$B$12];IF([.K6]=11;[$Caractères.$B$13];IF([.K6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K6]&gt;0;[.K6]&lt;4);&quot;&quot;;IF([.L6]=0;[$Caractères.$H$2];IF([.L6]=1;[$Caractères.$H$3];IF([.L6]=2;[$Caractères.$H$4];IF([.L6]=3;[$Caractères.$H$5];IF([.L6]=4;[$Caractères.$H$6];IF([.L6]=5;[$Caractères.$H$7];IF([.L6]=6;[$Caractères.$H$8];IF([.L6]=7;[$Caractères.$H$9];&quot;x&quot;)))))))))" office:value-type="string" office:string-value="h" calcext:value-type="string">
            <text:p>h</text:p>
          </table:table-cell>
          <table:table-cell table:style-name="ce60" table:formula="of:=IF([.M6]=0;[$Caractères.$B$2];IF([.M6]=1;[$Caractères.$B$3];IF([.M6]=2;[$Caractères.$B$4];IF([.M6]=3;[$Caractères.$B$5];IF([.M6]=4;[$Caractères.$B$6];IF([.M6]=5;[$Caractères.$B$7];IF([.M6]=6;[$Caractères.$B$8];IF([.M6]=7;[$Caractères.$B$9];IF([.M6]=8;[$Caractères.$B$10];IF([.M6]=9;[$Caractères.$B$11];IF([.M6]=10;[$Caractères.$B$12];IF([.M6]=11;[$Caractères.$B$13];IF([.M6]=12;[$Caractères.$B$14];&quot;&quot;)))))))))))))" office:value-type="string" office:string-value="▒" calcext:value-type="string">
            <text:p>▒</text:p>
          </table:table-cell>
          <table:table-cell table:style-name="ce48" table:formula="of:=IF(AND([.M6]&gt;0;[.M6]&lt;4);&quot;&quot;;IF([.N6]=0;[$Caractères.$H$2];IF([.N6]=1;[$Caractères.$H$3];IF([.N6]=2;[$Caractères.$H$4];IF([.N6]=3;[$Caractères.$H$5];IF([.N6]=4;[$Caractères.$H$6];IF([.N6]=5;[$Caractères.$H$7];IF([.N6]=6;[$Caractères.$H$8];IF([.N6]=7;[$Caractères.$H$9];&quot;x&quot;)))))))))" office:value-type="string" office:string-value="h" calcext:value-type="string">
            <text:p>h</text:p>
          </table:table-cell>
          <table:table-cell table:style-name="ce54" table:formula="of:=IF([.O6]=0;[$Caractères.$B$2];IF([.O6]=1;[$Caractères.$B$3];IF([.O6]=2;[$Caractères.$B$4];IF([.O6]=3;[$Caractères.$B$5];IF([.O6]=4;[$Caractères.$B$6];IF([.O6]=5;[$Caractères.$B$7];IF([.O6]=6;[$Caractères.$B$8];IF([.O6]=7;[$Caractères.$B$9];IF([.O6]=8;[$Caractères.$B$10];IF([.O6]=9;[$Caractères.$B$11];IF([.O6]=10;[$Caractères.$B$12];IF([.O6]=11;[$Caractères.$B$13];IF([.O6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O6]&gt;0;[.O6]&lt;4);&quot;&quot;;IF([.P6]=0;[$Caractères.$H$2];IF([.P6]=1;[$Caractères.$H$3];IF([.P6]=2;[$Caractères.$H$4];IF([.P6]=3;[$Caractères.$H$5];IF([.P6]=4;[$Caractères.$H$6];IF([.P6]=5;[$Caractères.$H$7];IF([.P6]=6;[$Caractères.$H$8];IF([.P6]=7;[$Caractères.$H$9];&quot;x&quot;)))))))))" office:value-type="string" office:string-value="h" calcext:value-type="string">
            <text:p>h</text:p>
          </table:table-cell>
          <table:table-cell table:style-name="ce60" table:formula="of:=IF([.Q6]=0;[$Caractères.$B$2];IF([.Q6]=1;[$Caractères.$B$3];IF([.Q6]=2;[$Caractères.$B$4];IF([.Q6]=3;[$Caractères.$B$5];IF([.Q6]=4;[$Caractères.$B$6];IF([.Q6]=5;[$Caractères.$B$7];IF([.Q6]=6;[$Caractères.$B$8];IF([.Q6]=7;[$Caractères.$B$9];IF([.Q6]=8;[$Caractères.$B$10];IF([.Q6]=9;[$Caractères.$B$11];IF([.Q6]=10;[$Caractères.$B$12];IF([.Q6]=11;[$Caractères.$B$13];IF([.Q6]=12;[$Caractères.$B$14];&quot;&quot;)))))))))))))" office:value-type="string" office:string-value="▒" calcext:value-type="string">
            <text:p>▒</text:p>
          </table:table-cell>
          <table:table-cell table:style-name="ce48" table:formula="of:=IF(AND([.Q6]&gt;0;[.Q6]&lt;4);&quot;&quot;;IF([.R6]=0;[$Caractères.$H$2];IF([.R6]=1;[$Caractères.$H$3];IF([.R6]=2;[$Caractères.$H$4];IF([.R6]=3;[$Caractères.$H$5];IF([.R6]=4;[$Caractères.$H$6];IF([.R6]=5;[$Caractères.$H$7];IF([.R6]=6;[$Caractères.$H$8];IF([.R6]=7;[$Caractères.$H$9];&quot;x&quot;)))))))))" office:value-type="string" office:string-value="h" calcext:value-type="string">
            <text:p>h</text:p>
          </table:table-cell>
          <table:table-cell table:style-name="ce54" table:formula="of:=IF([.S6]=0;[$Caractères.$B$2];IF([.S6]=1;[$Caractères.$B$3];IF([.S6]=2;[$Caractères.$B$4];IF([.S6]=3;[$Caractères.$B$5];IF([.S6]=4;[$Caractères.$B$6];IF([.S6]=5;[$Caractères.$B$7];IF([.S6]=6;[$Caractères.$B$8];IF([.S6]=7;[$Caractères.$B$9];IF([.S6]=8;[$Caractères.$B$10];IF([.S6]=9;[$Caractères.$B$11];IF([.S6]=10;[$Caractères.$B$12];IF([.S6]=11;[$Caractères.$B$13];IF([.S6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S6]&gt;0;[.S6]&lt;4);&quot;&quot;;IF([.T6]=0;[$Caractères.$H$2];IF([.T6]=1;[$Caractères.$H$3];IF([.T6]=2;[$Caractères.$H$4];IF([.T6]=3;[$Caractères.$H$5];IF([.T6]=4;[$Caractères.$H$6];IF([.T6]=5;[$Caractères.$H$7];IF([.T6]=6;[$Caractères.$H$8];IF([.T6]=7;[$Caractères.$H$9];&quot;x&quot;)))))))))" office:value-type="string" office:string-value="h" calcext:value-type="string">
            <text:p>h</text:p>
          </table:table-cell>
          <table:table-cell table:style-name="ce60" table:formula="of:=IF([.U6]=0;[$Caractères.$B$2];IF([.U6]=1;[$Caractères.$B$3];IF([.U6]=2;[$Caractères.$B$4];IF([.U6]=3;[$Caractères.$B$5];IF([.U6]=4;[$Caractères.$B$6];IF([.U6]=5;[$Caractères.$B$7];IF([.U6]=6;[$Caractères.$B$8];IF([.U6]=7;[$Caractères.$B$9];IF([.U6]=8;[$Caractères.$B$10];IF([.U6]=9;[$Caractères.$B$11];IF([.U6]=10;[$Caractères.$B$12];IF([.U6]=11;[$Caractères.$B$13];IF([.U6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U6]&gt;0;[.U6]&lt;4);&quot;&quot;;IF([.V6]=0;[$Caractères.$H$2];IF([.V6]=1;[$Caractères.$H$3];IF([.V6]=2;[$Caractères.$H$4];IF([.V6]=3;[$Caractères.$H$5];IF([.V6]=4;[$Caractères.$H$6];IF([.V6]=5;[$Caractères.$H$7];IF([.V6]=6;[$Caractères.$H$8];IF([.V6]=7;[$Caractères.$H$9];&quot;x&quot;)))))))))" office:value-type="string" office:string-value="h" calcext:value-type="string">
            <text:p>h</text:p>
          </table:table-cell>
          <table:table-cell table:style-name="ce54" table:formula="of:=IF([.W6]=0;[$Caractères.$B$2];IF([.W6]=1;[$Caractères.$B$3];IF([.W6]=2;[$Caractères.$B$4];IF([.W6]=3;[$Caractères.$B$5];IF([.W6]=4;[$Caractères.$B$6];IF([.W6]=5;[$Caractères.$B$7];IF([.W6]=6;[$Caractères.$B$8];IF([.W6]=7;[$Caractères.$B$9];IF([.W6]=8;[$Caractères.$B$10];IF([.W6]=9;[$Caractères.$B$11];IF([.W6]=10;[$Caractères.$B$12];IF([.W6]=11;[$Caractères.$B$13];IF([.W6]=12;[$Caractères.$B$14];&quot;&quot;)))))))))))))" office:value-type="string" office:string-value="│" calcext:value-type="string">
            <text:p>│</text:p>
          </table:table-cell>
          <table:table-cell table:style-name="ce57" table:formula="of:=IF(AND([.W6]&gt;0;[.W6]&lt;4);&quot;&quot;;IF([.X6]=0;[$Caractères.$H$2];IF([.X6]=1;[$Caractères.$H$3];IF([.X6]=2;[$Caractères.$H$4];IF([.X6]=3;[$Caractères.$H$5];IF([.X6]=4;[$Caractères.$H$6];IF([.X6]=5;[$Caractères.$H$7];IF([.X6]=6;[$Caractères.$H$8];IF([.X6]=7;[$Caractères.$H$9];&quot;x&quot;)))))))))">
            <text:p/>
          </table:table-cell>
          <table:table-cell table:style-name="ce60" table:formula="of:=IF([.Y6]=0;[$Caractères.$B$2];IF([.Y6]=1;[$Caractères.$B$3];IF([.Y6]=2;[$Caractères.$B$4];IF([.Y6]=3;[$Caractères.$B$5];IF([.Y6]=4;[$Caractères.$B$6];IF([.Y6]=5;[$Caractères.$B$7];IF([.Y6]=6;[$Caractères.$B$8];IF([.Y6]=7;[$Caractères.$B$9];IF([.Y6]=8;[$Caractères.$B$10];IF([.Y6]=9;[$Caractères.$B$11];IF([.Y6]=10;[$Caractères.$B$12];IF([.Y6]=11;[$Caractères.$B$13];IF([.Y6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Y6]&gt;0;[.Y6]&lt;4);&quot;&quot;;IF([.Z6]=0;[$Caractères.$H$2];IF([.Z6]=1;[$Caractères.$H$3];IF([.Z6]=2;[$Caractères.$H$4];IF([.Z6]=3;[$Caractères.$H$5];IF([.Z6]=4;[$Caractères.$H$6];IF([.Z6]=5;[$Caractères.$H$7];IF([.Z6]=6;[$Caractères.$H$8];IF([.Z6]=7;[$Caractères.$H$9];&quot;x&quot;)))))))))" office:value-type="string" office:string-value="k" calcext:value-type="string">
            <text:p>k</text:p>
          </table:table-cell>
          <table:table-cell table:style-name="ce54" table:formula="of:=IF([.AA6]=0;[$Caractères.$B$2];IF([.AA6]=1;[$Caractères.$B$3];IF([.AA6]=2;[$Caractères.$B$4];IF([.AA6]=3;[$Caractères.$B$5];IF([.AA6]=4;[$Caractères.$B$6];IF([.AA6]=5;[$Caractères.$B$7];IF([.AA6]=6;[$Caractères.$B$8];IF([.AA6]=7;[$Caractères.$B$9];IF([.AA6]=8;[$Caractères.$B$10];IF([.AA6]=9;[$Caractères.$B$11];IF([.AA6]=10;[$Caractères.$B$12];IF([.AA6]=11;[$Caractères.$B$13];IF([.AA6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6]&gt;0;[.AA6]&lt;4);&quot;&quot;;IF([.AB6]=0;[$Caractères.$H$2];IF([.AB6]=1;[$Caractères.$H$3];IF([.AB6]=2;[$Caractères.$H$4];IF([.AB6]=3;[$Caractères.$H$5];IF([.AB6]=4;[$Caractères.$H$6];IF([.AB6]=5;[$Caractères.$H$7];IF([.AB6]=6;[$Caractères.$H$8];IF([.AB6]=7;[$Caractères.$H$9];&quot;x&quot;)))))))))" office:value-type="string" office:string-value="k" calcext:value-type="string">
            <text:p>k</text:p>
          </table:table-cell>
          <table:table-cell table:style-name="ce60" table:formula="of:=IF([.AC6]=0;[$Caractères.$B$2];IF([.AC6]=1;[$Caractères.$B$3];IF([.AC6]=2;[$Caractères.$B$4];IF([.AC6]=3;[$Caractères.$B$5];IF([.AC6]=4;[$Caractères.$B$6];IF([.AC6]=5;[$Caractères.$B$7];IF([.AC6]=6;[$Caractères.$B$8];IF([.AC6]=7;[$Caractères.$B$9];IF([.AC6]=8;[$Caractères.$B$10];IF([.AC6]=9;[$Caractères.$B$11];IF([.AC6]=10;[$Caractères.$B$12];IF([.AC6]=11;[$Caractères.$B$13];IF([.AC6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6]&gt;0;[.AC6]&lt;4);&quot;&quot;;IF([.AD6]=0;[$Caractères.$H$2];IF([.AD6]=1;[$Caractères.$H$3];IF([.AD6]=2;[$Caractères.$H$4];IF([.AD6]=3;[$Caractères.$H$5];IF([.AD6]=4;[$Caractères.$H$6];IF([.AD6]=5;[$Caractères.$H$7];IF([.AD6]=6;[$Caractères.$H$8];IF([.AD6]=7;[$Caractères.$H$9];&quot;x&quot;)))))))))" office:value-type="string" office:string-value="h" calcext:value-type="string">
            <text:p>h</text:p>
          </table:table-cell>
          <table:table-cell table:style-name="ce54" table:formula="of:=IF([.AE6]=0;[$Caractères.$B$2];IF([.AE6]=1;[$Caractères.$B$3];IF([.AE6]=2;[$Caractères.$B$4];IF([.AE6]=3;[$Caractères.$B$5];IF([.AE6]=4;[$Caractères.$B$6];IF([.AE6]=5;[$Caractères.$B$7];IF([.AE6]=6;[$Caractères.$B$8];IF([.AE6]=7;[$Caractères.$B$9];IF([.AE6]=8;[$Caractères.$B$10];IF([.AE6]=9;[$Caractères.$B$11];IF([.AE6]=10;[$Caractères.$B$12];IF([.AE6]=11;[$Caractères.$B$13];IF([.AE6]=12;[$Caractères.$B$14];&quot;&quot;)))))))))))))" office:value-type="string" office:string-value="◢" calcext:value-type="string">
            <text:p>◢</text:p>
          </table:table-cell>
          <table:table-cell table:style-name="ce66" table:formula="of:=IF(AND([.AE6]&gt;0;[.AE6]&lt;4);&quot;&quot;;IF([.AF6]=0;[$Caractères.$H$2];IF([.AF6]=1;[$Caractères.$H$3];IF([.AF6]=2;[$Caractères.$H$4];IF([.AF6]=3;[$Caractères.$H$5];IF([.AF6]=4;[$Caractères.$H$6];IF([.AF6]=5;[$Caractères.$H$7];IF([.AF6]=6;[$Caractères.$H$8];IF([.AF6]=7;[$Caractères.$H$9];&quot;x&quot;)))))))))" office:value-type="string" office:string-value="h" calcext:value-type="string">
            <text:p>h</text:p>
          </table:table-cell>
          <table:table-cell table:number-columns-repeated="5"/>
        </table:table-row>
        <table:table-row table:style-name="ro2">
          <table:table-cell table:style-name="ce42" table:formula="of:=IF([.A7]=0;[$Caractères.$B$2];IF([.A7]=1;[$Caractères.$B$3];IF([.A7]=2;[$Caractères.$B$4];IF([.A7]=3;[$Caractères.$B$5];IF([.A7]=4;[$Caractères.$B$6];IF([.A7]=5;[$Caractères.$B$7];IF([.A7]=6;[$Caractères.$B$8];IF([.A7]=7;[$Caractères.$B$9];IF([.A7]=8;[$Caractères.$B$10];IF([.A7]=9;[$Caractères.$B$11];IF([.A7]=10;[$Caractères.$B$12];IF([.A7]=11;[$Caractères.$B$13];IF([.A7]=12;[$Caractères.$B$14];&quot;&quot;)))))))))))))" office:value-type="string" office:string-value="▎" calcext:value-type="string">
            <text:p>▎</text:p>
          </table:table-cell>
          <table:table-cell table:style-name="ce48" table:formula="of:=IF(AND([.A7]&gt;0;[.A7]&lt;4);&quot;&quot;;IF([.B7]=0;[$Caractères.$H$2];IF([.B7]=1;[$Caractères.$H$3];IF([.B7]=2;[$Caractères.$H$4];IF([.B7]=3;[$Caractères.$H$5];IF([.B7]=4;[$Caractères.$H$6];IF([.B7]=5;[$Caractères.$H$7];IF([.B7]=6;[$Caractères.$H$8];IF([.B7]=7;[$Caractères.$H$9];&quot;x&quot;)))))))))" office:value-type="string" office:string-value="i" calcext:value-type="string">
            <text:p>i</text:p>
          </table:table-cell>
          <table:table-cell table:style-name="ce54" table:formula="of:=IF([.C7]=0;[$Caractères.$B$2];IF([.C7]=1;[$Caractères.$B$3];IF([.C7]=2;[$Caractères.$B$4];IF([.C7]=3;[$Caractères.$B$5];IF([.C7]=4;[$Caractères.$B$6];IF([.C7]=5;[$Caractères.$B$7];IF([.C7]=6;[$Caractères.$B$8];IF([.C7]=7;[$Caractères.$B$9];IF([.C7]=8;[$Caractères.$B$10];IF([.C7]=9;[$Caractères.$B$11];IF([.C7]=10;[$Caractères.$B$12];IF([.C7]=11;[$Caractères.$B$13];IF([.C7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7]&gt;0;[.C7]&lt;4);&quot;&quot;;IF([.D7]=0;[$Caractères.$H$2];IF([.D7]=1;[$Caractères.$H$3];IF([.D7]=2;[$Caractères.$H$4];IF([.D7]=3;[$Caractères.$H$5];IF([.D7]=4;[$Caractères.$H$6];IF([.D7]=5;[$Caractères.$H$7];IF([.D7]=6;[$Caractères.$H$8];IF([.D7]=7;[$Caractères.$H$9];&quot;x&quot;)))))))))" office:value-type="string" office:string-value="l" calcext:value-type="string">
            <text:p>l</text:p>
          </table:table-cell>
          <table:table-cell table:style-name="ce60" table:formula="of:=IF([.E7]=0;[$Caractères.$B$2];IF([.E7]=1;[$Caractères.$B$3];IF([.E7]=2;[$Caractères.$B$4];IF([.E7]=3;[$Caractères.$B$5];IF([.E7]=4;[$Caractères.$B$6];IF([.E7]=5;[$Caractères.$B$7];IF([.E7]=6;[$Caractères.$B$8];IF([.E7]=7;[$Caractères.$B$9];IF([.E7]=8;[$Caractères.$B$10];IF([.E7]=9;[$Caractères.$B$11];IF([.E7]=10;[$Caractères.$B$12];IF([.E7]=11;[$Caractères.$B$13];IF([.E7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7]&gt;0;[.E7]&lt;4);&quot;&quot;;IF([.F7]=0;[$Caractères.$H$2];IF([.F7]=1;[$Caractères.$H$3];IF([.F7]=2;[$Caractères.$H$4];IF([.F7]=3;[$Caractères.$H$5];IF([.F7]=4;[$Caractères.$H$6];IF([.F7]=5;[$Caractères.$H$7];IF([.F7]=6;[$Caractères.$H$8];IF([.F7]=7;[$Caractères.$H$9];&quot;x&quot;)))))))))" office:value-type="string" office:string-value="l" calcext:value-type="string">
            <text:p>l</text:p>
          </table:table-cell>
          <table:table-cell table:style-name="ce54" table:formula="of:=IF([.G7]=0;[$Caractères.$B$2];IF([.G7]=1;[$Caractères.$B$3];IF([.G7]=2;[$Caractères.$B$4];IF([.G7]=3;[$Caractères.$B$5];IF([.G7]=4;[$Caractères.$B$6];IF([.G7]=5;[$Caractères.$B$7];IF([.G7]=6;[$Caractères.$B$8];IF([.G7]=7;[$Caractères.$B$9];IF([.G7]=8;[$Caractères.$B$10];IF([.G7]=9;[$Caractères.$B$11];IF([.G7]=10;[$Caractères.$B$12];IF([.G7]=11;[$Caractères.$B$13];IF([.G7]=12;[$Caractères.$B$14];&quot;&quot;)))))))))))))" office:value-type="string" office:string-value="│" calcext:value-type="string">
            <text:p>│</text:p>
          </table:table-cell>
          <table:table-cell table:style-name="ce57" table:formula="of:=IF(AND([.G7]&gt;0;[.G7]&lt;4);&quot;&quot;;IF([.H7]=0;[$Caractères.$H$2];IF([.H7]=1;[$Caractères.$H$3];IF([.H7]=2;[$Caractères.$H$4];IF([.H7]=3;[$Caractères.$H$5];IF([.H7]=4;[$Caractères.$H$6];IF([.H7]=5;[$Caractères.$H$7];IF([.H7]=6;[$Caractères.$H$8];IF([.H7]=7;[$Caractères.$H$9];&quot;x&quot;)))))))))">
            <text:p/>
          </table:table-cell>
          <table:table-cell table:style-name="ce60" table:formula="of:=IF([.I7]=0;[$Caractères.$B$2];IF([.I7]=1;[$Caractères.$B$3];IF([.I7]=2;[$Caractères.$B$4];IF([.I7]=3;[$Caractères.$B$5];IF([.I7]=4;[$Caractères.$B$6];IF([.I7]=5;[$Caractères.$B$7];IF([.I7]=6;[$Caractères.$B$8];IF([.I7]=7;[$Caractères.$B$9];IF([.I7]=8;[$Caractères.$B$10];IF([.I7]=9;[$Caractères.$B$11];IF([.I7]=10;[$Caractères.$B$12];IF([.I7]=11;[$Caractères.$B$13];IF([.I7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I7]&gt;0;[.I7]&lt;4);&quot;&quot;;IF([.J7]=0;[$Caractères.$H$2];IF([.J7]=1;[$Caractères.$H$3];IF([.J7]=2;[$Caractères.$H$4];IF([.J7]=3;[$Caractères.$H$5];IF([.J7]=4;[$Caractères.$H$6];IF([.J7]=5;[$Caractères.$H$7];IF([.J7]=6;[$Caractères.$H$8];IF([.J7]=7;[$Caractères.$H$9];&quot;x&quot;)))))))))" office:value-type="string" office:string-value="h" calcext:value-type="string">
            <text:p>h</text:p>
          </table:table-cell>
          <table:table-cell table:style-name="ce54" table:formula="of:=IF([.K7]=0;[$Caractères.$B$2];IF([.K7]=1;[$Caractères.$B$3];IF([.K7]=2;[$Caractères.$B$4];IF([.K7]=3;[$Caractères.$B$5];IF([.K7]=4;[$Caractères.$B$6];IF([.K7]=5;[$Caractères.$B$7];IF([.K7]=6;[$Caractères.$B$8];IF([.K7]=7;[$Caractères.$B$9];IF([.K7]=8;[$Caractères.$B$10];IF([.K7]=9;[$Caractères.$B$11];IF([.K7]=10;[$Caractères.$B$12];IF([.K7]=11;[$Caractères.$B$13];IF([.K7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K7]&gt;0;[.K7]&lt;4);&quot;&quot;;IF([.L7]=0;[$Caractères.$H$2];IF([.L7]=1;[$Caractères.$H$3];IF([.L7]=2;[$Caractères.$H$4];IF([.L7]=3;[$Caractères.$H$5];IF([.L7]=4;[$Caractères.$H$6];IF([.L7]=5;[$Caractères.$H$7];IF([.L7]=6;[$Caractères.$H$8];IF([.L7]=7;[$Caractères.$H$9];&quot;x&quot;)))))))))" office:value-type="string" office:string-value="h" calcext:value-type="string">
            <text:p>h</text:p>
          </table:table-cell>
          <table:table-cell table:style-name="ce60" table:formula="of:=IF([.M7]=0;[$Caractères.$B$2];IF([.M7]=1;[$Caractères.$B$3];IF([.M7]=2;[$Caractères.$B$4];IF([.M7]=3;[$Caractères.$B$5];IF([.M7]=4;[$Caractères.$B$6];IF([.M7]=5;[$Caractères.$B$7];IF([.M7]=6;[$Caractères.$B$8];IF([.M7]=7;[$Caractères.$B$9];IF([.M7]=8;[$Caractères.$B$10];IF([.M7]=9;[$Caractères.$B$11];IF([.M7]=10;[$Caractères.$B$12];IF([.M7]=11;[$Caractères.$B$13];IF([.M7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M7]&gt;0;[.M7]&lt;4);&quot;&quot;;IF([.N7]=0;[$Caractères.$H$2];IF([.N7]=1;[$Caractères.$H$3];IF([.N7]=2;[$Caractères.$H$4];IF([.N7]=3;[$Caractères.$H$5];IF([.N7]=4;[$Caractères.$H$6];IF([.N7]=5;[$Caractères.$H$7];IF([.N7]=6;[$Caractères.$H$8];IF([.N7]=7;[$Caractères.$H$9];&quot;x&quot;)))))))))" office:value-type="string" office:string-value="h" calcext:value-type="string">
            <text:p>h</text:p>
          </table:table-cell>
          <table:table-cell table:style-name="ce54" table:formula="of:=IF([.O7]=0;[$Caractères.$B$2];IF([.O7]=1;[$Caractères.$B$3];IF([.O7]=2;[$Caractères.$B$4];IF([.O7]=3;[$Caractères.$B$5];IF([.O7]=4;[$Caractères.$B$6];IF([.O7]=5;[$Caractères.$B$7];IF([.O7]=6;[$Caractères.$B$8];IF([.O7]=7;[$Caractères.$B$9];IF([.O7]=8;[$Caractères.$B$10];IF([.O7]=9;[$Caractères.$B$11];IF([.O7]=10;[$Caractères.$B$12];IF([.O7]=11;[$Caractères.$B$13];IF([.O7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O7]&gt;0;[.O7]&lt;4);&quot;&quot;;IF([.P7]=0;[$Caractères.$H$2];IF([.P7]=1;[$Caractères.$H$3];IF([.P7]=2;[$Caractères.$H$4];IF([.P7]=3;[$Caractères.$H$5];IF([.P7]=4;[$Caractères.$H$6];IF([.P7]=5;[$Caractères.$H$7];IF([.P7]=6;[$Caractères.$H$8];IF([.P7]=7;[$Caractères.$H$9];&quot;x&quot;)))))))))" office:value-type="string" office:string-value="h" calcext:value-type="string">
            <text:p>h</text:p>
          </table:table-cell>
          <table:table-cell table:style-name="ce60" table:formula="of:=IF([.Q7]=0;[$Caractères.$B$2];IF([.Q7]=1;[$Caractères.$B$3];IF([.Q7]=2;[$Caractères.$B$4];IF([.Q7]=3;[$Caractères.$B$5];IF([.Q7]=4;[$Caractères.$B$6];IF([.Q7]=5;[$Caractères.$B$7];IF([.Q7]=6;[$Caractères.$B$8];IF([.Q7]=7;[$Caractères.$B$9];IF([.Q7]=8;[$Caractères.$B$10];IF([.Q7]=9;[$Caractères.$B$11];IF([.Q7]=10;[$Caractères.$B$12];IF([.Q7]=11;[$Caractères.$B$13];IF([.Q7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Q7]&gt;0;[.Q7]&lt;4);&quot;&quot;;IF([.R7]=0;[$Caractères.$H$2];IF([.R7]=1;[$Caractères.$H$3];IF([.R7]=2;[$Caractères.$H$4];IF([.R7]=3;[$Caractères.$H$5];IF([.R7]=4;[$Caractères.$H$6];IF([.R7]=5;[$Caractères.$H$7];IF([.R7]=6;[$Caractères.$H$8];IF([.R7]=7;[$Caractères.$H$9];&quot;x&quot;)))))))))" office:value-type="string" office:string-value="h" calcext:value-type="string">
            <text:p>h</text:p>
          </table:table-cell>
          <table:table-cell table:style-name="ce54" table:formula="of:=IF([.S7]=0;[$Caractères.$B$2];IF([.S7]=1;[$Caractères.$B$3];IF([.S7]=2;[$Caractères.$B$4];IF([.S7]=3;[$Caractères.$B$5];IF([.S7]=4;[$Caractères.$B$6];IF([.S7]=5;[$Caractères.$B$7];IF([.S7]=6;[$Caractères.$B$8];IF([.S7]=7;[$Caractères.$B$9];IF([.S7]=8;[$Caractères.$B$10];IF([.S7]=9;[$Caractères.$B$11];IF([.S7]=10;[$Caractères.$B$12];IF([.S7]=11;[$Caractères.$B$13];IF([.S7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S7]&gt;0;[.S7]&lt;4);&quot;&quot;;IF([.T7]=0;[$Caractères.$H$2];IF([.T7]=1;[$Caractères.$H$3];IF([.T7]=2;[$Caractères.$H$4];IF([.T7]=3;[$Caractères.$H$5];IF([.T7]=4;[$Caractères.$H$6];IF([.T7]=5;[$Caractères.$H$7];IF([.T7]=6;[$Caractères.$H$8];IF([.T7]=7;[$Caractères.$H$9];&quot;x&quot;)))))))))" office:value-type="string" office:string-value="h" calcext:value-type="string">
            <text:p>h</text:p>
          </table:table-cell>
          <table:table-cell table:style-name="ce60" table:formula="of:=IF([.U7]=0;[$Caractères.$B$2];IF([.U7]=1;[$Caractères.$B$3];IF([.U7]=2;[$Caractères.$B$4];IF([.U7]=3;[$Caractères.$B$5];IF([.U7]=4;[$Caractères.$B$6];IF([.U7]=5;[$Caractères.$B$7];IF([.U7]=6;[$Caractères.$B$8];IF([.U7]=7;[$Caractères.$B$9];IF([.U7]=8;[$Caractères.$B$10];IF([.U7]=9;[$Caractères.$B$11];IF([.U7]=10;[$Caractères.$B$12];IF([.U7]=11;[$Caractères.$B$13];IF([.U7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U7]&gt;0;[.U7]&lt;4);&quot;&quot;;IF([.V7]=0;[$Caractères.$H$2];IF([.V7]=1;[$Caractères.$H$3];IF([.V7]=2;[$Caractères.$H$4];IF([.V7]=3;[$Caractères.$H$5];IF([.V7]=4;[$Caractères.$H$6];IF([.V7]=5;[$Caractères.$H$7];IF([.V7]=6;[$Caractères.$H$8];IF([.V7]=7;[$Caractères.$H$9];&quot;x&quot;)))))))))" office:value-type="string" office:string-value="h" calcext:value-type="string">
            <text:p>h</text:p>
          </table:table-cell>
          <table:table-cell table:style-name="ce54" table:formula="of:=IF([.W7]=0;[$Caractères.$B$2];IF([.W7]=1;[$Caractères.$B$3];IF([.W7]=2;[$Caractères.$B$4];IF([.W7]=3;[$Caractères.$B$5];IF([.W7]=4;[$Caractères.$B$6];IF([.W7]=5;[$Caractères.$B$7];IF([.W7]=6;[$Caractères.$B$8];IF([.W7]=7;[$Caractères.$B$9];IF([.W7]=8;[$Caractères.$B$10];IF([.W7]=9;[$Caractères.$B$11];IF([.W7]=10;[$Caractères.$B$12];IF([.W7]=11;[$Caractères.$B$13];IF([.W7]=12;[$Caractères.$B$14];&quot;&quot;)))))))))))))" office:value-type="string" office:string-value="│" calcext:value-type="string">
            <text:p>│</text:p>
          </table:table-cell>
          <table:table-cell table:style-name="ce57" table:formula="of:=IF(AND([.W7]&gt;0;[.W7]&lt;4);&quot;&quot;;IF([.X7]=0;[$Caractères.$H$2];IF([.X7]=1;[$Caractères.$H$3];IF([.X7]=2;[$Caractères.$H$4];IF([.X7]=3;[$Caractères.$H$5];IF([.X7]=4;[$Caractères.$H$6];IF([.X7]=5;[$Caractères.$H$7];IF([.X7]=6;[$Caractères.$H$8];IF([.X7]=7;[$Caractères.$H$9];&quot;x&quot;)))))))))">
            <text:p/>
          </table:table-cell>
          <table:table-cell table:style-name="ce60" table:formula="of:=IF([.Y7]=0;[$Caractères.$B$2];IF([.Y7]=1;[$Caractères.$B$3];IF([.Y7]=2;[$Caractères.$B$4];IF([.Y7]=3;[$Caractères.$B$5];IF([.Y7]=4;[$Caractères.$B$6];IF([.Y7]=5;[$Caractères.$B$7];IF([.Y7]=6;[$Caractères.$B$8];IF([.Y7]=7;[$Caractères.$B$9];IF([.Y7]=8;[$Caractères.$B$10];IF([.Y7]=9;[$Caractères.$B$11];IF([.Y7]=10;[$Caractères.$B$12];IF([.Y7]=11;[$Caractères.$B$13];IF([.Y7]=12;[$Caractères.$B$14];&quot;&quot;)))))))))))))" office:value-type="string" office:string-value="▒" calcext:value-type="string">
            <text:p>▒</text:p>
          </table:table-cell>
          <table:table-cell table:style-name="ce48" table:formula="of:=IF(AND([.Y7]&gt;0;[.Y7]&lt;4);&quot;&quot;;IF([.Z7]=0;[$Caractères.$H$2];IF([.Z7]=1;[$Caractères.$H$3];IF([.Z7]=2;[$Caractères.$H$4];IF([.Z7]=3;[$Caractères.$H$5];IF([.Z7]=4;[$Caractères.$H$6];IF([.Z7]=5;[$Caractères.$H$7];IF([.Z7]=6;[$Caractères.$H$8];IF([.Z7]=7;[$Caractères.$H$9];&quot;x&quot;)))))))))" office:value-type="string" office:string-value="k" calcext:value-type="string">
            <text:p>k</text:p>
          </table:table-cell>
          <table:table-cell table:style-name="ce54" table:formula="of:=IF([.AA7]=0;[$Caractères.$B$2];IF([.AA7]=1;[$Caractères.$B$3];IF([.AA7]=2;[$Caractères.$B$4];IF([.AA7]=3;[$Caractères.$B$5];IF([.AA7]=4;[$Caractères.$B$6];IF([.AA7]=5;[$Caractères.$B$7];IF([.AA7]=6;[$Caractères.$B$8];IF([.AA7]=7;[$Caractères.$B$9];IF([.AA7]=8;[$Caractères.$B$10];IF([.AA7]=9;[$Caractères.$B$11];IF([.AA7]=10;[$Caractères.$B$12];IF([.AA7]=11;[$Caractères.$B$13];IF([.AA7]=12;[$Caractères.$B$14];&quot;&quot;)))))))))))))" office:value-type="string" office:string-value="▒" calcext:value-type="string">
            <text:p>▒</text:p>
          </table:table-cell>
          <table:table-cell table:style-name="ce57" table:formula="of:=IF(AND([.AA7]&gt;0;[.AA7]&lt;4);&quot;&quot;;IF([.AB7]=0;[$Caractères.$H$2];IF([.AB7]=1;[$Caractères.$H$3];IF([.AB7]=2;[$Caractères.$H$4];IF([.AB7]=3;[$Caractères.$H$5];IF([.AB7]=4;[$Caractères.$H$6];IF([.AB7]=5;[$Caractères.$H$7];IF([.AB7]=6;[$Caractères.$H$8];IF([.AB7]=7;[$Caractères.$H$9];&quot;x&quot;)))))))))" office:value-type="string" office:string-value="k" calcext:value-type="string">
            <text:p>k</text:p>
          </table:table-cell>
          <table:table-cell table:style-name="ce60" table:formula="of:=IF([.AC7]=0;[$Caractères.$B$2];IF([.AC7]=1;[$Caractères.$B$3];IF([.AC7]=2;[$Caractères.$B$4];IF([.AC7]=3;[$Caractères.$B$5];IF([.AC7]=4;[$Caractères.$B$6];IF([.AC7]=5;[$Caractères.$B$7];IF([.AC7]=6;[$Caractères.$B$8];IF([.AC7]=7;[$Caractères.$B$9];IF([.AC7]=8;[$Caractères.$B$10];IF([.AC7]=9;[$Caractères.$B$11];IF([.AC7]=10;[$Caractères.$B$12];IF([.AC7]=11;[$Caractères.$B$13];IF([.AC7]=12;[$Caractères.$B$14];&quot;&quot;)))))))))))))" office:value-type="string" office:string-value="▒" calcext:value-type="string">
            <text:p>▒</text:p>
          </table:table-cell>
          <table:table-cell table:style-name="ce48" table:formula="of:=IF(AND([.AC7]&gt;0;[.AC7]&lt;4);&quot;&quot;;IF([.AD7]=0;[$Caractères.$H$2];IF([.AD7]=1;[$Caractères.$H$3];IF([.AD7]=2;[$Caractères.$H$4];IF([.AD7]=3;[$Caractères.$H$5];IF([.AD7]=4;[$Caractères.$H$6];IF([.AD7]=5;[$Caractères.$H$7];IF([.AD7]=6;[$Caractères.$H$8];IF([.AD7]=7;[$Caractères.$H$9];&quot;x&quot;)))))))))" office:value-type="string" office:string-value="h" calcext:value-type="string">
            <text:p>h</text:p>
          </table:table-cell>
          <table:table-cell table:style-name="ce54" table:formula="of:=IF([.AE7]=0;[$Caractères.$B$2];IF([.AE7]=1;[$Caractères.$B$3];IF([.AE7]=2;[$Caractères.$B$4];IF([.AE7]=3;[$Caractères.$B$5];IF([.AE7]=4;[$Caractères.$B$6];IF([.AE7]=5;[$Caractères.$B$7];IF([.AE7]=6;[$Caractères.$B$8];IF([.AE7]=7;[$Caractères.$B$9];IF([.AE7]=8;[$Caractères.$B$10];IF([.AE7]=9;[$Caractères.$B$11];IF([.AE7]=10;[$Caractères.$B$12];IF([.AE7]=11;[$Caractères.$B$13];IF([.AE7]=12;[$Caractères.$B$14];&quot;&quot;)))))))))))))" office:value-type="string" office:string-value="│" calcext:value-type="string">
            <text:p>│</text:p>
          </table:table-cell>
          <table:table-cell table:style-name="ce66" table:formula="of:=IF(AND([.AE7]&gt;0;[.AE7]&lt;4);&quot;&quot;;IF([.AF7]=0;[$Caractères.$H$2];IF([.AF7]=1;[$Caractères.$H$3];IF([.AF7]=2;[$Caractères.$H$4];IF([.AF7]=3;[$Caractères.$H$5];IF([.AF7]=4;[$Caractères.$H$6];IF([.AF7]=5;[$Caractères.$H$7];IF([.AF7]=6;[$Caractères.$H$8];IF([.AF7]=7;[$Caractères.$H$9];&quot;x&quot;)))))))))">
            <text:p/>
          </table:table-cell>
          <table:table-cell table:number-columns-repeated="5"/>
        </table:table-row>
        <table:table-row table:style-name="ro2">
          <table:table-cell table:style-name="ce42" table:formula="of:=IF([.A8]=0;[$Caractères.$B$2];IF([.A8]=1;[$Caractères.$B$3];IF([.A8]=2;[$Caractères.$B$4];IF([.A8]=3;[$Caractères.$B$5];IF([.A8]=4;[$Caractères.$B$6];IF([.A8]=5;[$Caractères.$B$7];IF([.A8]=6;[$Caractères.$B$8];IF([.A8]=7;[$Caractères.$B$9];IF([.A8]=8;[$Caractères.$B$10];IF([.A8]=9;[$Caractères.$B$11];IF([.A8]=10;[$Caractères.$B$12];IF([.A8]=11;[$Caractères.$B$13];IF([.A8]=12;[$Caractères.$B$14];&quot;&quot;)))))))))))))" office:value-type="string" office:string-value="▎" calcext:value-type="string">
            <text:p>▎</text:p>
          </table:table-cell>
          <table:table-cell table:style-name="ce48" table:formula="of:=IF(AND([.A8]&gt;0;[.A8]&lt;4);&quot;&quot;;IF([.B8]=0;[$Caractères.$H$2];IF([.B8]=1;[$Caractères.$H$3];IF([.B8]=2;[$Caractères.$H$4];IF([.B8]=3;[$Caractères.$H$5];IF([.B8]=4;[$Caractères.$H$6];IF([.B8]=5;[$Caractères.$H$7];IF([.B8]=6;[$Caractères.$H$8];IF([.B8]=7;[$Caractères.$H$9];&quot;x&quot;)))))))))" office:value-type="string" office:string-value="i" calcext:value-type="string">
            <text:p>i</text:p>
          </table:table-cell>
          <table:table-cell table:style-name="ce54" table:formula="of:=IF([.C8]=0;[$Caractères.$B$2];IF([.C8]=1;[$Caractères.$B$3];IF([.C8]=2;[$Caractères.$B$4];IF([.C8]=3;[$Caractères.$B$5];IF([.C8]=4;[$Caractères.$B$6];IF([.C8]=5;[$Caractères.$B$7];IF([.C8]=6;[$Caractères.$B$8];IF([.C8]=7;[$Caractères.$B$9];IF([.C8]=8;[$Caractères.$B$10];IF([.C8]=9;[$Caractères.$B$11];IF([.C8]=10;[$Caractères.$B$12];IF([.C8]=11;[$Caractères.$B$13];IF([.C8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8]&gt;0;[.C8]&lt;4);&quot;&quot;;IF([.D8]=0;[$Caractères.$H$2];IF([.D8]=1;[$Caractères.$H$3];IF([.D8]=2;[$Caractères.$H$4];IF([.D8]=3;[$Caractères.$H$5];IF([.D8]=4;[$Caractères.$H$6];IF([.D8]=5;[$Caractères.$H$7];IF([.D8]=6;[$Caractères.$H$8];IF([.D8]=7;[$Caractères.$H$9];&quot;x&quot;)))))))))" office:value-type="string" office:string-value="l" calcext:value-type="string">
            <text:p>l</text:p>
          </table:table-cell>
          <table:table-cell table:style-name="ce60" table:formula="of:=IF([.E8]=0;[$Caractères.$B$2];IF([.E8]=1;[$Caractères.$B$3];IF([.E8]=2;[$Caractères.$B$4];IF([.E8]=3;[$Caractères.$B$5];IF([.E8]=4;[$Caractères.$B$6];IF([.E8]=5;[$Caractères.$B$7];IF([.E8]=6;[$Caractères.$B$8];IF([.E8]=7;[$Caractères.$B$9];IF([.E8]=8;[$Caractères.$B$10];IF([.E8]=9;[$Caractères.$B$11];IF([.E8]=10;[$Caractères.$B$12];IF([.E8]=11;[$Caractères.$B$13];IF([.E8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8]&gt;0;[.E8]&lt;4);&quot;&quot;;IF([.F8]=0;[$Caractères.$H$2];IF([.F8]=1;[$Caractères.$H$3];IF([.F8]=2;[$Caractères.$H$4];IF([.F8]=3;[$Caractères.$H$5];IF([.F8]=4;[$Caractères.$H$6];IF([.F8]=5;[$Caractères.$H$7];IF([.F8]=6;[$Caractères.$H$8];IF([.F8]=7;[$Caractères.$H$9];&quot;x&quot;)))))))))" office:value-type="string" office:string-value="l" calcext:value-type="string">
            <text:p>l</text:p>
          </table:table-cell>
          <table:table-cell table:style-name="ce54" table:formula="of:=IF([.G8]=0;[$Caractères.$B$2];IF([.G8]=1;[$Caractères.$B$3];IF([.G8]=2;[$Caractères.$B$4];IF([.G8]=3;[$Caractères.$B$5];IF([.G8]=4;[$Caractères.$B$6];IF([.G8]=5;[$Caractères.$B$7];IF([.G8]=6;[$Caractères.$B$8];IF([.G8]=7;[$Caractères.$B$9];IF([.G8]=8;[$Caractères.$B$10];IF([.G8]=9;[$Caractères.$B$11];IF([.G8]=10;[$Caractères.$B$12];IF([.G8]=11;[$Caractères.$B$13];IF([.G8]=12;[$Caractères.$B$14];&quot;&quot;)))))))))))))" office:value-type="string" office:string-value="│" calcext:value-type="string">
            <text:p>│</text:p>
          </table:table-cell>
          <table:table-cell table:style-name="ce57" table:formula="of:=IF(AND([.G8]&gt;0;[.G8]&lt;4);&quot;&quot;;IF([.H8]=0;[$Caractères.$H$2];IF([.H8]=1;[$Caractères.$H$3];IF([.H8]=2;[$Caractères.$H$4];IF([.H8]=3;[$Caractères.$H$5];IF([.H8]=4;[$Caractères.$H$6];IF([.H8]=5;[$Caractères.$H$7];IF([.H8]=6;[$Caractères.$H$8];IF([.H8]=7;[$Caractères.$H$9];&quot;x&quot;)))))))))">
            <text:p/>
          </table:table-cell>
          <table:table-cell table:style-name="ce60" table:formula="of:=IF([.I8]=0;[$Caractères.$B$2];IF([.I8]=1;[$Caractères.$B$3];IF([.I8]=2;[$Caractères.$B$4];IF([.I8]=3;[$Caractères.$B$5];IF([.I8]=4;[$Caractères.$B$6];IF([.I8]=5;[$Caractères.$B$7];IF([.I8]=6;[$Caractères.$B$8];IF([.I8]=7;[$Caractères.$B$9];IF([.I8]=8;[$Caractères.$B$10];IF([.I8]=9;[$Caractères.$B$11];IF([.I8]=10;[$Caractères.$B$12];IF([.I8]=11;[$Caractères.$B$13];IF([.I8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I8]&gt;0;[.I8]&lt;4);&quot;&quot;;IF([.J8]=0;[$Caractères.$H$2];IF([.J8]=1;[$Caractères.$H$3];IF([.J8]=2;[$Caractères.$H$4];IF([.J8]=3;[$Caractères.$H$5];IF([.J8]=4;[$Caractères.$H$6];IF([.J8]=5;[$Caractères.$H$7];IF([.J8]=6;[$Caractères.$H$8];IF([.J8]=7;[$Caractères.$H$9];&quot;x&quot;)))))))))" office:value-type="string" office:string-value="h" calcext:value-type="string">
            <text:p>h</text:p>
          </table:table-cell>
          <table:table-cell table:style-name="ce54" table:formula="of:=IF([.K8]=0;[$Caractères.$B$2];IF([.K8]=1;[$Caractères.$B$3];IF([.K8]=2;[$Caractères.$B$4];IF([.K8]=3;[$Caractères.$B$5];IF([.K8]=4;[$Caractères.$B$6];IF([.K8]=5;[$Caractères.$B$7];IF([.K8]=6;[$Caractères.$B$8];IF([.K8]=7;[$Caractères.$B$9];IF([.K8]=8;[$Caractères.$B$10];IF([.K8]=9;[$Caractères.$B$11];IF([.K8]=10;[$Caractères.$B$12];IF([.K8]=11;[$Caractères.$B$13];IF([.K8]=12;[$Caractères.$B$14];&quot;&quot;)))))))))))))" office:value-type="string" office:string-value="◢" calcext:value-type="string">
            <text:p>◢</text:p>
          </table:table-cell>
          <table:table-cell table:style-name="ce57" table:formula="of:=IF(AND([.K8]&gt;0;[.K8]&lt;4);&quot;&quot;;IF([.L8]=0;[$Caractères.$H$2];IF([.L8]=1;[$Caractères.$H$3];IF([.L8]=2;[$Caractères.$H$4];IF([.L8]=3;[$Caractères.$H$5];IF([.L8]=4;[$Caractères.$H$6];IF([.L8]=5;[$Caractères.$H$7];IF([.L8]=6;[$Caractères.$H$8];IF([.L8]=7;[$Caractères.$H$9];&quot;x&quot;)))))))))" office:value-type="string" office:string-value="h" calcext:value-type="string">
            <text:p>h</text:p>
          </table:table-cell>
          <table:table-cell table:style-name="ce60" table:formula="of:=IF([.M8]=0;[$Caractères.$B$2];IF([.M8]=1;[$Caractères.$B$3];IF([.M8]=2;[$Caractères.$B$4];IF([.M8]=3;[$Caractères.$B$5];IF([.M8]=4;[$Caractères.$B$6];IF([.M8]=5;[$Caractères.$B$7];IF([.M8]=6;[$Caractères.$B$8];IF([.M8]=7;[$Caractères.$B$9];IF([.M8]=8;[$Caractères.$B$10];IF([.M8]=9;[$Caractères.$B$11];IF([.M8]=10;[$Caractères.$B$12];IF([.M8]=11;[$Caractères.$B$13];IF([.M8]=12;[$Caractères.$B$14];&quot;&quot;)))))))))))))" office:value-type="string" office:string-value="─" calcext:value-type="string">
            <text:p>─</text:p>
          </table:table-cell>
          <table:table-cell table:style-name="ce48" table:formula="of:=IF(AND([.M8]&gt;0;[.M8]&lt;4);&quot;&quot;;IF([.N8]=0;[$Caractères.$H$2];IF([.N8]=1;[$Caractères.$H$3];IF([.N8]=2;[$Caractères.$H$4];IF([.N8]=3;[$Caractères.$H$5];IF([.N8]=4;[$Caractères.$H$6];IF([.N8]=5;[$Caractères.$H$7];IF([.N8]=6;[$Caractères.$H$8];IF([.N8]=7;[$Caractères.$H$9];&quot;x&quot;)))))))))">
            <text:p/>
          </table:table-cell>
          <table:table-cell table:style-name="ce54" table:formula="of:=IF([.O8]=0;[$Caractères.$B$2];IF([.O8]=1;[$Caractères.$B$3];IF([.O8]=2;[$Caractères.$B$4];IF([.O8]=3;[$Caractères.$B$5];IF([.O8]=4;[$Caractères.$B$6];IF([.O8]=5;[$Caractères.$B$7];IF([.O8]=6;[$Caractères.$B$8];IF([.O8]=7;[$Caractères.$B$9];IF([.O8]=8;[$Caractères.$B$10];IF([.O8]=9;[$Caractères.$B$11];IF([.O8]=10;[$Caractères.$B$12];IF([.O8]=11;[$Caractères.$B$13];IF([.O8]=12;[$Caractères.$B$14];&quot;&quot;)))))))))))))" office:value-type="string" office:string-value="─" calcext:value-type="string">
            <text:p>─</text:p>
          </table:table-cell>
          <table:table-cell table:style-name="ce57" table:formula="of:=IF(AND([.O8]&gt;0;[.O8]&lt;4);&quot;&quot;;IF([.P8]=0;[$Caractères.$H$2];IF([.P8]=1;[$Caractères.$H$3];IF([.P8]=2;[$Caractères.$H$4];IF([.P8]=3;[$Caractères.$H$5];IF([.P8]=4;[$Caractères.$H$6];IF([.P8]=5;[$Caractères.$H$7];IF([.P8]=6;[$Caractères.$H$8];IF([.P8]=7;[$Caractères.$H$9];&quot;x&quot;)))))))))">
            <text:p/>
          </table:table-cell>
          <table:table-cell table:style-name="ce60" table:formula="of:=IF([.Q8]=0;[$Caractères.$B$2];IF([.Q8]=1;[$Caractères.$B$3];IF([.Q8]=2;[$Caractères.$B$4];IF([.Q8]=3;[$Caractères.$B$5];IF([.Q8]=4;[$Caractères.$B$6];IF([.Q8]=5;[$Caractères.$B$7];IF([.Q8]=6;[$Caractères.$B$8];IF([.Q8]=7;[$Caractères.$B$9];IF([.Q8]=8;[$Caractères.$B$10];IF([.Q8]=9;[$Caractères.$B$11];IF([.Q8]=10;[$Caractères.$B$12];IF([.Q8]=11;[$Caractères.$B$13];IF([.Q8]=12;[$Caractères.$B$14];&quot;&quot;)))))))))))))" office:value-type="string" office:string-value="─" calcext:value-type="string">
            <text:p>─</text:p>
          </table:table-cell>
          <table:table-cell table:style-name="ce48" table:formula="of:=IF(AND([.Q8]&gt;0;[.Q8]&lt;4);&quot;&quot;;IF([.R8]=0;[$Caractères.$H$2];IF([.R8]=1;[$Caractères.$H$3];IF([.R8]=2;[$Caractères.$H$4];IF([.R8]=3;[$Caractères.$H$5];IF([.R8]=4;[$Caractères.$H$6];IF([.R8]=5;[$Caractères.$H$7];IF([.R8]=6;[$Caractères.$H$8];IF([.R8]=7;[$Caractères.$H$9];&quot;x&quot;)))))))))">
            <text:p/>
          </table:table-cell>
          <table:table-cell table:style-name="ce54" table:formula="of:=IF([.S8]=0;[$Caractères.$B$2];IF([.S8]=1;[$Caractères.$B$3];IF([.S8]=2;[$Caractères.$B$4];IF([.S8]=3;[$Caractères.$B$5];IF([.S8]=4;[$Caractères.$B$6];IF([.S8]=5;[$Caractères.$B$7];IF([.S8]=6;[$Caractères.$B$8];IF([.S8]=7;[$Caractères.$B$9];IF([.S8]=8;[$Caractères.$B$10];IF([.S8]=9;[$Caractères.$B$11];IF([.S8]=10;[$Caractères.$B$12];IF([.S8]=11;[$Caractères.$B$13];IF([.S8]=12;[$Caractères.$B$14];&quot;&quot;)))))))))))))" office:value-type="string" office:string-value="◣" calcext:value-type="string">
            <text:p>◣</text:p>
          </table:table-cell>
          <table:table-cell table:style-name="ce57" table:formula="of:=IF(AND([.S8]&gt;0;[.S8]&lt;4);&quot;&quot;;IF([.T8]=0;[$Caractères.$H$2];IF([.T8]=1;[$Caractères.$H$3];IF([.T8]=2;[$Caractères.$H$4];IF([.T8]=3;[$Caractères.$H$5];IF([.T8]=4;[$Caractères.$H$6];IF([.T8]=5;[$Caractères.$H$7];IF([.T8]=6;[$Caractères.$H$8];IF([.T8]=7;[$Caractères.$H$9];&quot;x&quot;)))))))))" office:value-type="string" office:string-value="h" calcext:value-type="string">
            <text:p>h</text:p>
          </table:table-cell>
          <table:table-cell table:style-name="ce60" table:formula="of:=IF([.U8]=0;[$Caractères.$B$2];IF([.U8]=1;[$Caractères.$B$3];IF([.U8]=2;[$Caractères.$B$4];IF([.U8]=3;[$Caractères.$B$5];IF([.U8]=4;[$Caractères.$B$6];IF([.U8]=5;[$Caractères.$B$7];IF([.U8]=6;[$Caractères.$B$8];IF([.U8]=7;[$Caractères.$B$9];IF([.U8]=8;[$Caractères.$B$10];IF([.U8]=9;[$Caractères.$B$11];IF([.U8]=10;[$Caractères.$B$12];IF([.U8]=11;[$Caractères.$B$13];IF([.U8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U8]&gt;0;[.U8]&lt;4);&quot;&quot;;IF([.V8]=0;[$Caractères.$H$2];IF([.V8]=1;[$Caractères.$H$3];IF([.V8]=2;[$Caractères.$H$4];IF([.V8]=3;[$Caractères.$H$5];IF([.V8]=4;[$Caractères.$H$6];IF([.V8]=5;[$Caractères.$H$7];IF([.V8]=6;[$Caractères.$H$8];IF([.V8]=7;[$Caractères.$H$9];&quot;x&quot;)))))))))" office:value-type="string" office:string-value="h" calcext:value-type="string">
            <text:p>h</text:p>
          </table:table-cell>
          <table:table-cell table:style-name="ce54" table:formula="of:=IF([.W8]=0;[$Caractères.$B$2];IF([.W8]=1;[$Caractères.$B$3];IF([.W8]=2;[$Caractères.$B$4];IF([.W8]=3;[$Caractères.$B$5];IF([.W8]=4;[$Caractères.$B$6];IF([.W8]=5;[$Caractères.$B$7];IF([.W8]=6;[$Caractères.$B$8];IF([.W8]=7;[$Caractères.$B$9];IF([.W8]=8;[$Caractères.$B$10];IF([.W8]=9;[$Caractères.$B$11];IF([.W8]=10;[$Caractères.$B$12];IF([.W8]=11;[$Caractères.$B$13];IF([.W8]=12;[$Caractères.$B$14];&quot;&quot;)))))))))))))" office:value-type="string" office:string-value="│" calcext:value-type="string">
            <text:p>│</text:p>
          </table:table-cell>
          <table:table-cell table:style-name="ce57" table:formula="of:=IF(AND([.W8]&gt;0;[.W8]&lt;4);&quot;&quot;;IF([.X8]=0;[$Caractères.$H$2];IF([.X8]=1;[$Caractères.$H$3];IF([.X8]=2;[$Caractères.$H$4];IF([.X8]=3;[$Caractères.$H$5];IF([.X8]=4;[$Caractères.$H$6];IF([.X8]=5;[$Caractères.$H$7];IF([.X8]=6;[$Caractères.$H$8];IF([.X8]=7;[$Caractères.$H$9];&quot;x&quot;)))))))))">
            <text:p/>
          </table:table-cell>
          <table:table-cell table:style-name="ce60" table:formula="of:=IF([.Y8]=0;[$Caractères.$B$2];IF([.Y8]=1;[$Caractères.$B$3];IF([.Y8]=2;[$Caractères.$B$4];IF([.Y8]=3;[$Caractères.$B$5];IF([.Y8]=4;[$Caractères.$B$6];IF([.Y8]=5;[$Caractères.$B$7];IF([.Y8]=6;[$Caractères.$B$8];IF([.Y8]=7;[$Caractères.$B$9];IF([.Y8]=8;[$Caractères.$B$10];IF([.Y8]=9;[$Caractères.$B$11];IF([.Y8]=10;[$Caractères.$B$12];IF([.Y8]=11;[$Caractères.$B$13];IF([.Y8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Y8]&gt;0;[.Y8]&lt;4);&quot;&quot;;IF([.Z8]=0;[$Caractères.$H$2];IF([.Z8]=1;[$Caractères.$H$3];IF([.Z8]=2;[$Caractères.$H$4];IF([.Z8]=3;[$Caractères.$H$5];IF([.Z8]=4;[$Caractères.$H$6];IF([.Z8]=5;[$Caractères.$H$7];IF([.Z8]=6;[$Caractères.$H$8];IF([.Z8]=7;[$Caractères.$H$9];&quot;x&quot;)))))))))" office:value-type="string" office:string-value="k" calcext:value-type="string">
            <text:p>k</text:p>
          </table:table-cell>
          <table:table-cell table:style-name="ce54" table:formula="of:=IF([.AA8]=0;[$Caractères.$B$2];IF([.AA8]=1;[$Caractères.$B$3];IF([.AA8]=2;[$Caractères.$B$4];IF([.AA8]=3;[$Caractères.$B$5];IF([.AA8]=4;[$Caractères.$B$6];IF([.AA8]=5;[$Caractères.$B$7];IF([.AA8]=6;[$Caractères.$B$8];IF([.AA8]=7;[$Caractères.$B$9];IF([.AA8]=8;[$Caractères.$B$10];IF([.AA8]=9;[$Caractères.$B$11];IF([.AA8]=10;[$Caractères.$B$12];IF([.AA8]=11;[$Caractères.$B$13];IF([.AA8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8]&gt;0;[.AA8]&lt;4);&quot;&quot;;IF([.AB8]=0;[$Caractères.$H$2];IF([.AB8]=1;[$Caractères.$H$3];IF([.AB8]=2;[$Caractères.$H$4];IF([.AB8]=3;[$Caractères.$H$5];IF([.AB8]=4;[$Caractères.$H$6];IF([.AB8]=5;[$Caractères.$H$7];IF([.AB8]=6;[$Caractères.$H$8];IF([.AB8]=7;[$Caractères.$H$9];&quot;x&quot;)))))))))" office:value-type="string" office:string-value="k" calcext:value-type="string">
            <text:p>k</text:p>
          </table:table-cell>
          <table:table-cell table:style-name="ce60" table:formula="of:=IF([.AC8]=0;[$Caractères.$B$2];IF([.AC8]=1;[$Caractères.$B$3];IF([.AC8]=2;[$Caractères.$B$4];IF([.AC8]=3;[$Caractères.$B$5];IF([.AC8]=4;[$Caractères.$B$6];IF([.AC8]=5;[$Caractères.$B$7];IF([.AC8]=6;[$Caractères.$B$8];IF([.AC8]=7;[$Caractères.$B$9];IF([.AC8]=8;[$Caractères.$B$10];IF([.AC8]=9;[$Caractères.$B$11];IF([.AC8]=10;[$Caractères.$B$12];IF([.AC8]=11;[$Caractères.$B$13];IF([.AC8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8]&gt;0;[.AC8]&lt;4);&quot;&quot;;IF([.AD8]=0;[$Caractères.$H$2];IF([.AD8]=1;[$Caractères.$H$3];IF([.AD8]=2;[$Caractères.$H$4];IF([.AD8]=3;[$Caractères.$H$5];IF([.AD8]=4;[$Caractères.$H$6];IF([.AD8]=5;[$Caractères.$H$7];IF([.AD8]=6;[$Caractères.$H$8];IF([.AD8]=7;[$Caractères.$H$9];&quot;x&quot;)))))))))" office:value-type="string" office:string-value="h" calcext:value-type="string">
            <text:p>h</text:p>
          </table:table-cell>
          <table:table-cell table:style-name="ce54" table:formula="of:=IF([.AE8]=0;[$Caractères.$B$2];IF([.AE8]=1;[$Caractères.$B$3];IF([.AE8]=2;[$Caractères.$B$4];IF([.AE8]=3;[$Caractères.$B$5];IF([.AE8]=4;[$Caractères.$B$6];IF([.AE8]=5;[$Caractères.$B$7];IF([.AE8]=6;[$Caractères.$B$8];IF([.AE8]=7;[$Caractères.$B$9];IF([.AE8]=8;[$Caractères.$B$10];IF([.AE8]=9;[$Caractères.$B$11];IF([.AE8]=10;[$Caractères.$B$12];IF([.AE8]=11;[$Caractères.$B$13];IF([.AE8]=12;[$Caractères.$B$14];&quot;&quot;)))))))))))))" office:value-type="string" office:string-value="◥" calcext:value-type="string">
            <text:p>◥</text:p>
          </table:table-cell>
          <table:table-cell table:style-name="ce66" table:formula="of:=IF(AND([.AE8]&gt;0;[.AE8]&lt;4);&quot;&quot;;IF([.AF8]=0;[$Caractères.$H$2];IF([.AF8]=1;[$Caractères.$H$3];IF([.AF8]=2;[$Caractères.$H$4];IF([.AF8]=3;[$Caractères.$H$5];IF([.AF8]=4;[$Caractères.$H$6];IF([.AF8]=5;[$Caractères.$H$7];IF([.AF8]=6;[$Caractères.$H$8];IF([.AF8]=7;[$Caractères.$H$9];&quot;x&quot;)))))))))" office:value-type="string" office:string-value="h" calcext:value-type="string">
            <text:p>h</text:p>
          </table:table-cell>
          <table:table-cell table:number-columns-repeated="5"/>
        </table:table-row>
        <table:table-row table:style-name="ro2">
          <table:table-cell table:style-name="ce42" table:formula="of:=IF([.A9]=0;[$Caractères.$B$2];IF([.A9]=1;[$Caractères.$B$3];IF([.A9]=2;[$Caractères.$B$4];IF([.A9]=3;[$Caractères.$B$5];IF([.A9]=4;[$Caractères.$B$6];IF([.A9]=5;[$Caractères.$B$7];IF([.A9]=6;[$Caractères.$B$8];IF([.A9]=7;[$Caractères.$B$9];IF([.A9]=8;[$Caractères.$B$10];IF([.A9]=9;[$Caractères.$B$11];IF([.A9]=10;[$Caractères.$B$12];IF([.A9]=11;[$Caractères.$B$13];IF([.A9]=12;[$Caractères.$B$14];&quot;&quot;)))))))))))))" office:value-type="string" office:string-value="▎" calcext:value-type="string">
            <text:p>▎</text:p>
          </table:table-cell>
          <table:table-cell table:style-name="ce48" table:formula="of:=IF(AND([.A9]&gt;0;[.A9]&lt;4);&quot;&quot;;IF([.B9]=0;[$Caractères.$H$2];IF([.B9]=1;[$Caractères.$H$3];IF([.B9]=2;[$Caractères.$H$4];IF([.B9]=3;[$Caractères.$H$5];IF([.B9]=4;[$Caractères.$H$6];IF([.B9]=5;[$Caractères.$H$7];IF([.B9]=6;[$Caractères.$H$8];IF([.B9]=7;[$Caractères.$H$9];&quot;x&quot;)))))))))" office:value-type="string" office:string-value="i" calcext:value-type="string">
            <text:p>i</text:p>
          </table:table-cell>
          <table:table-cell table:style-name="ce54" table:formula="of:=IF([.C9]=0;[$Caractères.$B$2];IF([.C9]=1;[$Caractères.$B$3];IF([.C9]=2;[$Caractères.$B$4];IF([.C9]=3;[$Caractères.$B$5];IF([.C9]=4;[$Caractères.$B$6];IF([.C9]=5;[$Caractères.$B$7];IF([.C9]=6;[$Caractères.$B$8];IF([.C9]=7;[$Caractères.$B$9];IF([.C9]=8;[$Caractères.$B$10];IF([.C9]=9;[$Caractères.$B$11];IF([.C9]=10;[$Caractères.$B$12];IF([.C9]=11;[$Caractères.$B$13];IF([.C9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9]&gt;0;[.C9]&lt;4);&quot;&quot;;IF([.D9]=0;[$Caractères.$H$2];IF([.D9]=1;[$Caractères.$H$3];IF([.D9]=2;[$Caractères.$H$4];IF([.D9]=3;[$Caractères.$H$5];IF([.D9]=4;[$Caractères.$H$6];IF([.D9]=5;[$Caractères.$H$7];IF([.D9]=6;[$Caractères.$H$8];IF([.D9]=7;[$Caractères.$H$9];&quot;x&quot;)))))))))" office:value-type="string" office:string-value="l" calcext:value-type="string">
            <text:p>l</text:p>
          </table:table-cell>
          <table:table-cell table:style-name="ce60" table:formula="of:=IF([.E9]=0;[$Caractères.$B$2];IF([.E9]=1;[$Caractères.$B$3];IF([.E9]=2;[$Caractères.$B$4];IF([.E9]=3;[$Caractères.$B$5];IF([.E9]=4;[$Caractères.$B$6];IF([.E9]=5;[$Caractères.$B$7];IF([.E9]=6;[$Caractères.$B$8];IF([.E9]=7;[$Caractères.$B$9];IF([.E9]=8;[$Caractères.$B$10];IF([.E9]=9;[$Caractères.$B$11];IF([.E9]=10;[$Caractères.$B$12];IF([.E9]=11;[$Caractères.$B$13];IF([.E9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9]&gt;0;[.E9]&lt;4);&quot;&quot;;IF([.F9]=0;[$Caractères.$H$2];IF([.F9]=1;[$Caractères.$H$3];IF([.F9]=2;[$Caractères.$H$4];IF([.F9]=3;[$Caractères.$H$5];IF([.F9]=4;[$Caractères.$H$6];IF([.F9]=5;[$Caractères.$H$7];IF([.F9]=6;[$Caractères.$H$8];IF([.F9]=7;[$Caractères.$H$9];&quot;x&quot;)))))))))" office:value-type="string" office:string-value="l" calcext:value-type="string">
            <text:p>l</text:p>
          </table:table-cell>
          <table:table-cell table:style-name="ce54" table:formula="of:=IF([.G9]=0;[$Caractères.$B$2];IF([.G9]=1;[$Caractères.$B$3];IF([.G9]=2;[$Caractères.$B$4];IF([.G9]=3;[$Caractères.$B$5];IF([.G9]=4;[$Caractères.$B$6];IF([.G9]=5;[$Caractères.$B$7];IF([.G9]=6;[$Caractères.$B$8];IF([.G9]=7;[$Caractères.$B$9];IF([.G9]=8;[$Caractères.$B$10];IF([.G9]=9;[$Caractères.$B$11];IF([.G9]=10;[$Caractères.$B$12];IF([.G9]=11;[$Caractères.$B$13];IF([.G9]=12;[$Caractères.$B$14];&quot;&quot;)))))))))))))" office:value-type="string" office:string-value="◥" calcext:value-type="string">
            <text:p>◥</text:p>
          </table:table-cell>
          <table:table-cell table:style-name="ce57" table:formula="of:=IF(AND([.G9]&gt;0;[.G9]&lt;4);&quot;&quot;;IF([.H9]=0;[$Caractères.$H$2];IF([.H9]=1;[$Caractères.$H$3];IF([.H9]=2;[$Caractères.$H$4];IF([.H9]=3;[$Caractères.$H$5];IF([.H9]=4;[$Caractères.$H$6];IF([.H9]=5;[$Caractères.$H$7];IF([.H9]=6;[$Caractères.$H$8];IF([.H9]=7;[$Caractères.$H$9];&quot;x&quot;)))))))))" office:value-type="string" office:string-value="h" calcext:value-type="string">
            <text:p>h</text:p>
          </table:table-cell>
          <table:table-cell table:style-name="ce60" table:formula="of:=IF([.I9]=0;[$Caractères.$B$2];IF([.I9]=1;[$Caractères.$B$3];IF([.I9]=2;[$Caractères.$B$4];IF([.I9]=3;[$Caractères.$B$5];IF([.I9]=4;[$Caractères.$B$6];IF([.I9]=5;[$Caractères.$B$7];IF([.I9]=6;[$Caractères.$B$8];IF([.I9]=7;[$Caractères.$B$9];IF([.I9]=8;[$Caractères.$B$10];IF([.I9]=9;[$Caractères.$B$11];IF([.I9]=10;[$Caractères.$B$12];IF([.I9]=11;[$Caractères.$B$13];IF([.I9]=12;[$Caractères.$B$14];&quot;&quot;)))))))))))))" office:value-type="string" office:string-value="─" calcext:value-type="string">
            <text:p>─</text:p>
          </table:table-cell>
          <table:table-cell table:style-name="ce48" table:formula="of:=IF(AND([.I9]&gt;0;[.I9]&lt;4);&quot;&quot;;IF([.J9]=0;[$Caractères.$H$2];IF([.J9]=1;[$Caractères.$H$3];IF([.J9]=2;[$Caractères.$H$4];IF([.J9]=3;[$Caractères.$H$5];IF([.J9]=4;[$Caractères.$H$6];IF([.J9]=5;[$Caractères.$H$7];IF([.J9]=6;[$Caractères.$H$8];IF([.J9]=7;[$Caractères.$H$9];&quot;x&quot;)))))))))">
            <text:p/>
          </table:table-cell>
          <table:table-cell table:style-name="ce54" table:formula="of:=IF([.K9]=0;[$Caractères.$B$2];IF([.K9]=1;[$Caractères.$B$3];IF([.K9]=2;[$Caractères.$B$4];IF([.K9]=3;[$Caractères.$B$5];IF([.K9]=4;[$Caractères.$B$6];IF([.K9]=5;[$Caractères.$B$7];IF([.K9]=6;[$Caractères.$B$8];IF([.K9]=7;[$Caractères.$B$9];IF([.K9]=8;[$Caractères.$B$10];IF([.K9]=9;[$Caractères.$B$11];IF([.K9]=10;[$Caractères.$B$12];IF([.K9]=11;[$Caractères.$B$13];IF([.K9]=12;[$Caractères.$B$14];&quot;&quot;)))))))))))))" office:value-type="string" office:string-value="◤" calcext:value-type="string">
            <text:p>◤</text:p>
          </table:table-cell>
          <table:table-cell table:style-name="ce57" table:formula="of:=IF(AND([.K9]&gt;0;[.K9]&lt;4);&quot;&quot;;IF([.L9]=0;[$Caractères.$H$2];IF([.L9]=1;[$Caractères.$H$3];IF([.L9]=2;[$Caractères.$H$4];IF([.L9]=3;[$Caractères.$H$5];IF([.L9]=4;[$Caractères.$H$6];IF([.L9]=5;[$Caractères.$H$7];IF([.L9]=6;[$Caractères.$H$8];IF([.L9]=7;[$Caractères.$H$9];&quot;x&quot;)))))))))" office:value-type="string" office:string-value="g" calcext:value-type="string">
            <text:p>g</text:p>
          </table:table-cell>
          <table:table-cell table:style-name="ce60" table:formula="of:=IF([.M9]=0;[$Caractères.$B$2];IF([.M9]=1;[$Caractères.$B$3];IF([.M9]=2;[$Caractères.$B$4];IF([.M9]=3;[$Caractères.$B$5];IF([.M9]=4;[$Caractères.$B$6];IF([.M9]=5;[$Caractères.$B$7];IF([.M9]=6;[$Caractères.$B$8];IF([.M9]=7;[$Caractères.$B$9];IF([.M9]=8;[$Caractères.$B$10];IF([.M9]=9;[$Caractères.$B$11];IF([.M9]=10;[$Caractères.$B$12];IF([.M9]=11;[$Caractères.$B$13];IF([.M9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M9]&gt;0;[.M9]&lt;4);&quot;&quot;;IF([.N9]=0;[$Caractères.$H$2];IF([.N9]=1;[$Caractères.$H$3];IF([.N9]=2;[$Caractères.$H$4];IF([.N9]=3;[$Caractères.$H$5];IF([.N9]=4;[$Caractères.$H$6];IF([.N9]=5;[$Caractères.$H$7];IF([.N9]=6;[$Caractères.$H$8];IF([.N9]=7;[$Caractères.$H$9];&quot;x&quot;)))))))))" office:value-type="string" office:string-value="g" calcext:value-type="string">
            <text:p>g</text:p>
          </table:table-cell>
          <table:table-cell table:style-name="ce54" table:formula="of:=IF([.O9]=0;[$Caractères.$B$2];IF([.O9]=1;[$Caractères.$B$3];IF([.O9]=2;[$Caractères.$B$4];IF([.O9]=3;[$Caractères.$B$5];IF([.O9]=4;[$Caractères.$B$6];IF([.O9]=5;[$Caractères.$B$7];IF([.O9]=6;[$Caractères.$B$8];IF([.O9]=7;[$Caractères.$B$9];IF([.O9]=8;[$Caractères.$B$10];IF([.O9]=9;[$Caractères.$B$11];IF([.O9]=10;[$Caractères.$B$12];IF([.O9]=11;[$Caractères.$B$13];IF([.O9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O9]&gt;0;[.O9]&lt;4);&quot;&quot;;IF([.P9]=0;[$Caractères.$H$2];IF([.P9]=1;[$Caractères.$H$3];IF([.P9]=2;[$Caractères.$H$4];IF([.P9]=3;[$Caractères.$H$5];IF([.P9]=4;[$Caractères.$H$6];IF([.P9]=5;[$Caractères.$H$7];IF([.P9]=6;[$Caractères.$H$8];IF([.P9]=7;[$Caractères.$H$9];&quot;x&quot;)))))))))" office:value-type="string" office:string-value="g" calcext:value-type="string">
            <text:p>g</text:p>
          </table:table-cell>
          <table:table-cell table:style-name="ce60" table:formula="of:=IF([.Q9]=0;[$Caractères.$B$2];IF([.Q9]=1;[$Caractères.$B$3];IF([.Q9]=2;[$Caractères.$B$4];IF([.Q9]=3;[$Caractères.$B$5];IF([.Q9]=4;[$Caractères.$B$6];IF([.Q9]=5;[$Caractères.$B$7];IF([.Q9]=6;[$Caractères.$B$8];IF([.Q9]=7;[$Caractères.$B$9];IF([.Q9]=8;[$Caractères.$B$10];IF([.Q9]=9;[$Caractères.$B$11];IF([.Q9]=10;[$Caractères.$B$12];IF([.Q9]=11;[$Caractères.$B$13];IF([.Q9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Q9]&gt;0;[.Q9]&lt;4);&quot;&quot;;IF([.R9]=0;[$Caractères.$H$2];IF([.R9]=1;[$Caractères.$H$3];IF([.R9]=2;[$Caractères.$H$4];IF([.R9]=3;[$Caractères.$H$5];IF([.R9]=4;[$Caractères.$H$6];IF([.R9]=5;[$Caractères.$H$7];IF([.R9]=6;[$Caractères.$H$8];IF([.R9]=7;[$Caractères.$H$9];&quot;x&quot;)))))))))" office:value-type="string" office:string-value="g" calcext:value-type="string">
            <text:p>g</text:p>
          </table:table-cell>
          <table:table-cell table:style-name="ce54" table:formula="of:=IF([.S9]=0;[$Caractères.$B$2];IF([.S9]=1;[$Caractères.$B$3];IF([.S9]=2;[$Caractères.$B$4];IF([.S9]=3;[$Caractères.$B$5];IF([.S9]=4;[$Caractères.$B$6];IF([.S9]=5;[$Caractères.$B$7];IF([.S9]=6;[$Caractères.$B$8];IF([.S9]=7;[$Caractères.$B$9];IF([.S9]=8;[$Caractères.$B$10];IF([.S9]=9;[$Caractères.$B$11];IF([.S9]=10;[$Caractères.$B$12];IF([.S9]=11;[$Caractères.$B$13];IF([.S9]=12;[$Caractères.$B$14];&quot;&quot;)))))))))))))" office:value-type="string" office:string-value="◥" calcext:value-type="string">
            <text:p>◥</text:p>
          </table:table-cell>
          <table:table-cell table:style-name="ce57" table:formula="of:=IF(AND([.S9]&gt;0;[.S9]&lt;4);&quot;&quot;;IF([.T9]=0;[$Caractères.$H$2];IF([.T9]=1;[$Caractères.$H$3];IF([.T9]=2;[$Caractères.$H$4];IF([.T9]=3;[$Caractères.$H$5];IF([.T9]=4;[$Caractères.$H$6];IF([.T9]=5;[$Caractères.$H$7];IF([.T9]=6;[$Caractères.$H$8];IF([.T9]=7;[$Caractères.$H$9];&quot;x&quot;)))))))))" office:value-type="string" office:string-value="h" calcext:value-type="string">
            <text:p>h</text:p>
          </table:table-cell>
          <table:table-cell table:style-name="ce60" table:formula="of:=IF([.U9]=0;[$Caractères.$B$2];IF([.U9]=1;[$Caractères.$B$3];IF([.U9]=2;[$Caractères.$B$4];IF([.U9]=3;[$Caractères.$B$5];IF([.U9]=4;[$Caractères.$B$6];IF([.U9]=5;[$Caractères.$B$7];IF([.U9]=6;[$Caractères.$B$8];IF([.U9]=7;[$Caractères.$B$9];IF([.U9]=8;[$Caractères.$B$10];IF([.U9]=9;[$Caractères.$B$11];IF([.U9]=10;[$Caractères.$B$12];IF([.U9]=11;[$Caractères.$B$13];IF([.U9]=12;[$Caractères.$B$14];&quot;&quot;)))))))))))))" office:value-type="string" office:string-value="─" calcext:value-type="string">
            <text:p>─</text:p>
          </table:table-cell>
          <table:table-cell table:style-name="ce48" table:formula="of:=IF(AND([.U9]&gt;0;[.U9]&lt;4);&quot;&quot;;IF([.V9]=0;[$Caractères.$H$2];IF([.V9]=1;[$Caractères.$H$3];IF([.V9]=2;[$Caractères.$H$4];IF([.V9]=3;[$Caractères.$H$5];IF([.V9]=4;[$Caractères.$H$6];IF([.V9]=5;[$Caractères.$H$7];IF([.V9]=6;[$Caractères.$H$8];IF([.V9]=7;[$Caractères.$H$9];&quot;x&quot;)))))))))">
            <text:p/>
          </table:table-cell>
          <table:table-cell table:style-name="ce54" table:formula="of:=IF([.W9]=0;[$Caractères.$B$2];IF([.W9]=1;[$Caractères.$B$3];IF([.W9]=2;[$Caractères.$B$4];IF([.W9]=3;[$Caractères.$B$5];IF([.W9]=4;[$Caractères.$B$6];IF([.W9]=5;[$Caractères.$B$7];IF([.W9]=6;[$Caractères.$B$8];IF([.W9]=7;[$Caractères.$B$9];IF([.W9]=8;[$Caractères.$B$10];IF([.W9]=9;[$Caractères.$B$11];IF([.W9]=10;[$Caractères.$B$12];IF([.W9]=11;[$Caractères.$B$13];IF([.W9]=12;[$Caractères.$B$14];&quot;&quot;)))))))))))))" office:value-type="string" office:string-value="◤" calcext:value-type="string">
            <text:p>◤</text:p>
          </table:table-cell>
          <table:table-cell table:style-name="ce57" table:formula="of:=IF(AND([.W9]&gt;0;[.W9]&lt;4);&quot;&quot;;IF([.X9]=0;[$Caractères.$H$2];IF([.X9]=1;[$Caractères.$H$3];IF([.X9]=2;[$Caractères.$H$4];IF([.X9]=3;[$Caractères.$H$5];IF([.X9]=4;[$Caractères.$H$6];IF([.X9]=5;[$Caractères.$H$7];IF([.X9]=6;[$Caractères.$H$8];IF([.X9]=7;[$Caractères.$H$9];&quot;x&quot;)))))))))" office:value-type="string" office:string-value="h" calcext:value-type="string">
            <text:p>h</text:p>
          </table:table-cell>
          <table:table-cell table:style-name="ce60" table:formula="of:=IF([.Y9]=0;[$Caractères.$B$2];IF([.Y9]=1;[$Caractères.$B$3];IF([.Y9]=2;[$Caractères.$B$4];IF([.Y9]=3;[$Caractères.$B$5];IF([.Y9]=4;[$Caractères.$B$6];IF([.Y9]=5;[$Caractères.$B$7];IF([.Y9]=6;[$Caractères.$B$8];IF([.Y9]=7;[$Caractères.$B$9];IF([.Y9]=8;[$Caractères.$B$10];IF([.Y9]=9;[$Caractères.$B$11];IF([.Y9]=10;[$Caractères.$B$12];IF([.Y9]=11;[$Caractères.$B$13];IF([.Y9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Y9]&gt;0;[.Y9]&lt;4);&quot;&quot;;IF([.Z9]=0;[$Caractères.$H$2];IF([.Z9]=1;[$Caractères.$H$3];IF([.Z9]=2;[$Caractères.$H$4];IF([.Z9]=3;[$Caractères.$H$5];IF([.Z9]=4;[$Caractères.$H$6];IF([.Z9]=5;[$Caractères.$H$7];IF([.Z9]=6;[$Caractères.$H$8];IF([.Z9]=7;[$Caractères.$H$9];&quot;x&quot;)))))))))" office:value-type="string" office:string-value="k" calcext:value-type="string">
            <text:p>k</text:p>
          </table:table-cell>
          <table:table-cell table:style-name="ce54" table:formula="of:=IF([.AA9]=0;[$Caractères.$B$2];IF([.AA9]=1;[$Caractères.$B$3];IF([.AA9]=2;[$Caractères.$B$4];IF([.AA9]=3;[$Caractères.$B$5];IF([.AA9]=4;[$Caractères.$B$6];IF([.AA9]=5;[$Caractères.$B$7];IF([.AA9]=6;[$Caractères.$B$8];IF([.AA9]=7;[$Caractères.$B$9];IF([.AA9]=8;[$Caractères.$B$10];IF([.AA9]=9;[$Caractères.$B$11];IF([.AA9]=10;[$Caractères.$B$12];IF([.AA9]=11;[$Caractères.$B$13];IF([.AA9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9]&gt;0;[.AA9]&lt;4);&quot;&quot;;IF([.AB9]=0;[$Caractères.$H$2];IF([.AB9]=1;[$Caractères.$H$3];IF([.AB9]=2;[$Caractères.$H$4];IF([.AB9]=3;[$Caractères.$H$5];IF([.AB9]=4;[$Caractères.$H$6];IF([.AB9]=5;[$Caractères.$H$7];IF([.AB9]=6;[$Caractères.$H$8];IF([.AB9]=7;[$Caractères.$H$9];&quot;x&quot;)))))))))" office:value-type="string" office:string-value="k" calcext:value-type="string">
            <text:p>k</text:p>
          </table:table-cell>
          <table:table-cell table:style-name="ce60" table:formula="of:=IF([.AC9]=0;[$Caractères.$B$2];IF([.AC9]=1;[$Caractères.$B$3];IF([.AC9]=2;[$Caractères.$B$4];IF([.AC9]=3;[$Caractères.$B$5];IF([.AC9]=4;[$Caractères.$B$6];IF([.AC9]=5;[$Caractères.$B$7];IF([.AC9]=6;[$Caractères.$B$8];IF([.AC9]=7;[$Caractères.$B$9];IF([.AC9]=8;[$Caractères.$B$10];IF([.AC9]=9;[$Caractères.$B$11];IF([.AC9]=10;[$Caractères.$B$12];IF([.AC9]=11;[$Caractères.$B$13];IF([.AC9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9]&gt;0;[.AC9]&lt;4);&quot;&quot;;IF([.AD9]=0;[$Caractères.$H$2];IF([.AD9]=1;[$Caractères.$H$3];IF([.AD9]=2;[$Caractères.$H$4];IF([.AD9]=3;[$Caractères.$H$5];IF([.AD9]=4;[$Caractères.$H$6];IF([.AD9]=5;[$Caractères.$H$7];IF([.AD9]=6;[$Caractères.$H$8];IF([.AD9]=7;[$Caractères.$H$9];&quot;x&quot;)))))))))" office:value-type="string" office:string-value="h" calcext:value-type="string">
            <text:p>h</text:p>
          </table:table-cell>
          <table:table-cell table:style-name="ce54" table:formula="of:=IF([.AE9]=0;[$Caractères.$B$2];IF([.AE9]=1;[$Caractères.$B$3];IF([.AE9]=2;[$Caractères.$B$4];IF([.AE9]=3;[$Caractères.$B$5];IF([.AE9]=4;[$Caractères.$B$6];IF([.AE9]=5;[$Caractères.$B$7];IF([.AE9]=6;[$Caractères.$B$8];IF([.AE9]=7;[$Caractères.$B$9];IF([.AE9]=8;[$Caractères.$B$10];IF([.AE9]=9;[$Caractères.$B$11];IF([.AE9]=10;[$Caractères.$B$12];IF([.AE9]=11;[$Caractères.$B$13];IF([.AE9]=12;[$Caractères.$B$14];&quot;&quot;)))))))))))))" office:value-type="string" office:string-value="" calcext:value-type="string">
            <text:p></text:p>
          </table:table-cell>
          <table:table-cell table:style-name="ce66" table:formula="of:=IF(AND([.AE9]&gt;0;[.AE9]&lt;4);&quot;&quot;;IF([.AF9]=0;[$Caractères.$H$2];IF([.AF9]=1;[$Caractères.$H$3];IF([.AF9]=2;[$Caractères.$H$4];IF([.AF9]=3;[$Caractères.$H$5];IF([.AF9]=4;[$Caractères.$H$6];IF([.AF9]=5;[$Caractères.$H$7];IF([.AF9]=6;[$Caractères.$H$8];IF([.AF9]=7;[$Caractères.$H$9];&quot;x&quot;)))))))))" office:value-type="string" office:string-value="h" calcext:value-type="string">
            <text:p>h</text:p>
          </table:table-cell>
          <table:table-cell table:number-columns-repeated="5"/>
        </table:table-row>
        <table:table-row table:style-name="ro2">
          <table:table-cell table:style-name="ce42" table:formula="of:=IF([.A10]=0;[$Caractères.$B$2];IF([.A10]=1;[$Caractères.$B$3];IF([.A10]=2;[$Caractères.$B$4];IF([.A10]=3;[$Caractères.$B$5];IF([.A10]=4;[$Caractères.$B$6];IF([.A10]=5;[$Caractères.$B$7];IF([.A10]=6;[$Caractères.$B$8];IF([.A10]=7;[$Caractères.$B$9];IF([.A10]=8;[$Caractères.$B$10];IF([.A10]=9;[$Caractères.$B$11];IF([.A10]=10;[$Caractères.$B$12];IF([.A10]=11;[$Caractères.$B$13];IF([.A10]=12;[$Caractères.$B$14];&quot;&quot;)))))))))))))" office:value-type="string" office:string-value="▎" calcext:value-type="string">
            <text:p>▎</text:p>
          </table:table-cell>
          <table:table-cell table:style-name="ce48" table:formula="of:=IF(AND([.A10]&gt;0;[.A10]&lt;4);&quot;&quot;;IF([.B10]=0;[$Caractères.$H$2];IF([.B10]=1;[$Caractères.$H$3];IF([.B10]=2;[$Caractères.$H$4];IF([.B10]=3;[$Caractères.$H$5];IF([.B10]=4;[$Caractères.$H$6];IF([.B10]=5;[$Caractères.$H$7];IF([.B10]=6;[$Caractères.$H$8];IF([.B10]=7;[$Caractères.$H$9];&quot;x&quot;)))))))))" office:value-type="string" office:string-value="g" calcext:value-type="string">
            <text:p>g</text:p>
          </table:table-cell>
          <table:table-cell table:style-name="ce54" table:formula="of:=IF([.C10]=0;[$Caractères.$B$2];IF([.C10]=1;[$Caractères.$B$3];IF([.C10]=2;[$Caractères.$B$4];IF([.C10]=3;[$Caractères.$B$5];IF([.C10]=4;[$Caractères.$B$6];IF([.C10]=5;[$Caractères.$B$7];IF([.C10]=6;[$Caractères.$B$8];IF([.C10]=7;[$Caractères.$B$9];IF([.C10]=8;[$Caractères.$B$10];IF([.C10]=9;[$Caractères.$B$11];IF([.C10]=10;[$Caractères.$B$12];IF([.C10]=11;[$Caractères.$B$13];IF([.C10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10]&gt;0;[.C10]&lt;4);&quot;&quot;;IF([.D10]=0;[$Caractères.$H$2];IF([.D10]=1;[$Caractères.$H$3];IF([.D10]=2;[$Caractères.$H$4];IF([.D10]=3;[$Caractères.$H$5];IF([.D10]=4;[$Caractères.$H$6];IF([.D10]=5;[$Caractères.$H$7];IF([.D10]=6;[$Caractères.$H$8];IF([.D10]=7;[$Caractères.$H$9];&quot;x&quot;)))))))))" office:value-type="string" office:string-value="i" calcext:value-type="string">
            <text:p>i</text:p>
          </table:table-cell>
          <table:table-cell table:style-name="ce60" table:formula="of:=IF([.E10]=0;[$Caractères.$B$2];IF([.E10]=1;[$Caractères.$B$3];IF([.E10]=2;[$Caractères.$B$4];IF([.E10]=3;[$Caractères.$B$5];IF([.E10]=4;[$Caractères.$B$6];IF([.E10]=5;[$Caractères.$B$7];IF([.E10]=6;[$Caractères.$B$8];IF([.E10]=7;[$Caractères.$B$9];IF([.E10]=8;[$Caractères.$B$10];IF([.E10]=9;[$Caractères.$B$11];IF([.E10]=10;[$Caractères.$B$12];IF([.E10]=11;[$Caractères.$B$13];IF([.E10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10]&gt;0;[.E10]&lt;4);&quot;&quot;;IF([.F10]=0;[$Caractères.$H$2];IF([.F10]=1;[$Caractères.$H$3];IF([.F10]=2;[$Caractères.$H$4];IF([.F10]=3;[$Caractères.$H$5];IF([.F10]=4;[$Caractères.$H$6];IF([.F10]=5;[$Caractères.$H$7];IF([.F10]=6;[$Caractères.$H$8];IF([.F10]=7;[$Caractères.$H$9];&quot;x&quot;)))))))))" office:value-type="string" office:string-value="m" calcext:value-type="string">
            <text:p>m</text:p>
          </table:table-cell>
          <table:table-cell table:style-name="ce54" table:formula="of:=IF([.G10]=0;[$Caractères.$B$2];IF([.G10]=1;[$Caractères.$B$3];IF([.G10]=2;[$Caractères.$B$4];IF([.G10]=3;[$Caractères.$B$5];IF([.G10]=4;[$Caractères.$B$6];IF([.G10]=5;[$Caractères.$B$7];IF([.G10]=6;[$Caractères.$B$8];IF([.G10]=7;[$Caractères.$B$9];IF([.G10]=8;[$Caractères.$B$10];IF([.G10]=9;[$Caractères.$B$11];IF([.G10]=10;[$Caractères.$B$12];IF([.G10]=11;[$Caractères.$B$13];IF([.G10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G10]&gt;0;[.G10]&lt;4);&quot;&quot;;IF([.H10]=0;[$Caractères.$H$2];IF([.H10]=1;[$Caractères.$H$3];IF([.H10]=2;[$Caractères.$H$4];IF([.H10]=3;[$Caractères.$H$5];IF([.H10]=4;[$Caractères.$H$6];IF([.H10]=5;[$Caractères.$H$7];IF([.H10]=6;[$Caractères.$H$8];IF([.H10]=7;[$Caractères.$H$9];&quot;x&quot;)))))))))" office:value-type="string" office:string-value="m" calcext:value-type="string">
            <text:p>m</text:p>
          </table:table-cell>
          <table:table-cell table:style-name="ce60" table:formula="of:=IF([.I10]=0;[$Caractères.$B$2];IF([.I10]=1;[$Caractères.$B$3];IF([.I10]=2;[$Caractères.$B$4];IF([.I10]=3;[$Caractères.$B$5];IF([.I10]=4;[$Caractères.$B$6];IF([.I10]=5;[$Caractères.$B$7];IF([.I10]=6;[$Caractères.$B$8];IF([.I10]=7;[$Caractères.$B$9];IF([.I10]=8;[$Caractères.$B$10];IF([.I10]=9;[$Caractères.$B$11];IF([.I10]=10;[$Caractères.$B$12];IF([.I10]=11;[$Caractères.$B$13];IF([.I10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I10]&gt;0;[.I10]&lt;4);&quot;&quot;;IF([.J10]=0;[$Caractères.$H$2];IF([.J10]=1;[$Caractères.$H$3];IF([.J10]=2;[$Caractères.$H$4];IF([.J10]=3;[$Caractères.$H$5];IF([.J10]=4;[$Caractères.$H$6];IF([.J10]=5;[$Caractères.$H$7];IF([.J10]=6;[$Caractères.$H$8];IF([.J10]=7;[$Caractères.$H$9];&quot;x&quot;)))))))))" office:value-type="string" office:string-value="m" calcext:value-type="string">
            <text:p>m</text:p>
          </table:table-cell>
          <table:table-cell table:style-name="ce54" table:formula="of:=IF([.K10]=0;[$Caractères.$B$2];IF([.K10]=1;[$Caractères.$B$3];IF([.K10]=2;[$Caractères.$B$4];IF([.K10]=3;[$Caractères.$B$5];IF([.K10]=4;[$Caractères.$B$6];IF([.K10]=5;[$Caractères.$B$7];IF([.K10]=6;[$Caractères.$B$8];IF([.K10]=7;[$Caractères.$B$9];IF([.K10]=8;[$Caractères.$B$10];IF([.K10]=9;[$Caractères.$B$11];IF([.K10]=10;[$Caractères.$B$12];IF([.K10]=11;[$Caractères.$B$13];IF([.K10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K10]&gt;0;[.K10]&lt;4);&quot;&quot;;IF([.L10]=0;[$Caractères.$H$2];IF([.L10]=1;[$Caractères.$H$3];IF([.L10]=2;[$Caractères.$H$4];IF([.L10]=3;[$Caractères.$H$5];IF([.L10]=4;[$Caractères.$H$6];IF([.L10]=5;[$Caractères.$H$7];IF([.L10]=6;[$Caractères.$H$8];IF([.L10]=7;[$Caractères.$H$9];&quot;x&quot;)))))))))" office:value-type="string" office:string-value="g" calcext:value-type="string">
            <text:p>g</text:p>
          </table:table-cell>
          <table:table-cell table:style-name="ce60" table:formula="of:=IF([.M10]=0;[$Caractères.$B$2];IF([.M10]=1;[$Caractères.$B$3];IF([.M10]=2;[$Caractères.$B$4];IF([.M10]=3;[$Caractères.$B$5];IF([.M10]=4;[$Caractères.$B$6];IF([.M10]=5;[$Caractères.$B$7];IF([.M10]=6;[$Caractères.$B$8];IF([.M10]=7;[$Caractères.$B$9];IF([.M10]=8;[$Caractères.$B$10];IF([.M10]=9;[$Caractères.$B$11];IF([.M10]=10;[$Caractères.$B$12];IF([.M10]=11;[$Caractères.$B$13];IF([.M10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M10]&gt;0;[.M10]&lt;4);&quot;&quot;;IF([.N10]=0;[$Caractères.$H$2];IF([.N10]=1;[$Caractères.$H$3];IF([.N10]=2;[$Caractères.$H$4];IF([.N10]=3;[$Caractères.$H$5];IF([.N10]=4;[$Caractères.$H$6];IF([.N10]=5;[$Caractères.$H$7];IF([.N10]=6;[$Caractères.$H$8];IF([.N10]=7;[$Caractères.$H$9];&quot;x&quot;)))))))))" office:value-type="string" office:string-value="g" calcext:value-type="string">
            <text:p>g</text:p>
          </table:table-cell>
          <table:table-cell table:style-name="ce54" table:formula="of:=IF([.O10]=0;[$Caractères.$B$2];IF([.O10]=1;[$Caractères.$B$3];IF([.O10]=2;[$Caractères.$B$4];IF([.O10]=3;[$Caractères.$B$5];IF([.O10]=4;[$Caractères.$B$6];IF([.O10]=5;[$Caractères.$B$7];IF([.O10]=6;[$Caractères.$B$8];IF([.O10]=7;[$Caractères.$B$9];IF([.O10]=8;[$Caractères.$B$10];IF([.O10]=9;[$Caractères.$B$11];IF([.O10]=10;[$Caractères.$B$12];IF([.O10]=11;[$Caractères.$B$13];IF([.O10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O10]&gt;0;[.O10]&lt;4);&quot;&quot;;IF([.P10]=0;[$Caractères.$H$2];IF([.P10]=1;[$Caractères.$H$3];IF([.P10]=2;[$Caractères.$H$4];IF([.P10]=3;[$Caractères.$H$5];IF([.P10]=4;[$Caractères.$H$6];IF([.P10]=5;[$Caractères.$H$7];IF([.P10]=6;[$Caractères.$H$8];IF([.P10]=7;[$Caractères.$H$9];&quot;x&quot;)))))))))" office:value-type="string" office:string-value="g" calcext:value-type="string">
            <text:p>g</text:p>
          </table:table-cell>
          <table:table-cell table:style-name="ce60" table:formula="of:=IF([.Q10]=0;[$Caractères.$B$2];IF([.Q10]=1;[$Caractères.$B$3];IF([.Q10]=2;[$Caractères.$B$4];IF([.Q10]=3;[$Caractères.$B$5];IF([.Q10]=4;[$Caractères.$B$6];IF([.Q10]=5;[$Caractères.$B$7];IF([.Q10]=6;[$Caractères.$B$8];IF([.Q10]=7;[$Caractères.$B$9];IF([.Q10]=8;[$Caractères.$B$10];IF([.Q10]=9;[$Caractères.$B$11];IF([.Q10]=10;[$Caractères.$B$12];IF([.Q10]=11;[$Caractères.$B$13];IF([.Q10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Q10]&gt;0;[.Q10]&lt;4);&quot;&quot;;IF([.R10]=0;[$Caractères.$H$2];IF([.R10]=1;[$Caractères.$H$3];IF([.R10]=2;[$Caractères.$H$4];IF([.R10]=3;[$Caractères.$H$5];IF([.R10]=4;[$Caractères.$H$6];IF([.R10]=5;[$Caractères.$H$7];IF([.R10]=6;[$Caractères.$H$8];IF([.R10]=7;[$Caractères.$H$9];&quot;x&quot;)))))))))" office:value-type="string" office:string-value="g" calcext:value-type="string">
            <text:p>g</text:p>
          </table:table-cell>
          <table:table-cell table:style-name="ce54" table:formula="of:=IF([.S10]=0;[$Caractères.$B$2];IF([.S10]=1;[$Caractères.$B$3];IF([.S10]=2;[$Caractères.$B$4];IF([.S10]=3;[$Caractères.$B$5];IF([.S10]=4;[$Caractères.$B$6];IF([.S10]=5;[$Caractères.$B$7];IF([.S10]=6;[$Caractères.$B$8];IF([.S10]=7;[$Caractères.$B$9];IF([.S10]=8;[$Caractères.$B$10];IF([.S10]=9;[$Caractères.$B$11];IF([.S10]=10;[$Caractères.$B$12];IF([.S10]=11;[$Caractères.$B$13];IF([.S10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S10]&gt;0;[.S10]&lt;4);&quot;&quot;;IF([.T10]=0;[$Caractères.$H$2];IF([.T10]=1;[$Caractères.$H$3];IF([.T10]=2;[$Caractères.$H$4];IF([.T10]=3;[$Caractères.$H$5];IF([.T10]=4;[$Caractères.$H$6];IF([.T10]=5;[$Caractères.$H$7];IF([.T10]=6;[$Caractères.$H$8];IF([.T10]=7;[$Caractères.$H$9];&quot;x&quot;)))))))))" office:value-type="string" office:string-value="m" calcext:value-type="string">
            <text:p>m</text:p>
          </table:table-cell>
          <table:table-cell table:style-name="ce60" table:formula="of:=IF([.U10]=0;[$Caractères.$B$2];IF([.U10]=1;[$Caractères.$B$3];IF([.U10]=2;[$Caractères.$B$4];IF([.U10]=3;[$Caractères.$B$5];IF([.U10]=4;[$Caractères.$B$6];IF([.U10]=5;[$Caractères.$B$7];IF([.U10]=6;[$Caractères.$B$8];IF([.U10]=7;[$Caractères.$B$9];IF([.U10]=8;[$Caractères.$B$10];IF([.U10]=9;[$Caractères.$B$11];IF([.U10]=10;[$Caractères.$B$12];IF([.U10]=11;[$Caractères.$B$13];IF([.U10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U10]&gt;0;[.U10]&lt;4);&quot;&quot;;IF([.V10]=0;[$Caractères.$H$2];IF([.V10]=1;[$Caractères.$H$3];IF([.V10]=2;[$Caractères.$H$4];IF([.V10]=3;[$Caractères.$H$5];IF([.V10]=4;[$Caractères.$H$6];IF([.V10]=5;[$Caractères.$H$7];IF([.V10]=6;[$Caractères.$H$8];IF([.V10]=7;[$Caractères.$H$9];&quot;x&quot;)))))))))" office:value-type="string" office:string-value="m" calcext:value-type="string">
            <text:p>m</text:p>
          </table:table-cell>
          <table:table-cell table:style-name="ce54" table:formula="of:=IF([.W10]=0;[$Caractères.$B$2];IF([.W10]=1;[$Caractères.$B$3];IF([.W10]=2;[$Caractères.$B$4];IF([.W10]=3;[$Caractères.$B$5];IF([.W10]=4;[$Caractères.$B$6];IF([.W10]=5;[$Caractères.$B$7];IF([.W10]=6;[$Caractères.$B$8];IF([.W10]=7;[$Caractères.$B$9];IF([.W10]=8;[$Caractères.$B$10];IF([.W10]=9;[$Caractères.$B$11];IF([.W10]=10;[$Caractères.$B$12];IF([.W10]=11;[$Caractères.$B$13];IF([.W10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W10]&gt;0;[.W10]&lt;4);&quot;&quot;;IF([.X10]=0;[$Caractères.$H$2];IF([.X10]=1;[$Caractères.$H$3];IF([.X10]=2;[$Caractères.$H$4];IF([.X10]=3;[$Caractères.$H$5];IF([.X10]=4;[$Caractères.$H$6];IF([.X10]=5;[$Caractères.$H$7];IF([.X10]=6;[$Caractères.$H$8];IF([.X10]=7;[$Caractères.$H$9];&quot;x&quot;)))))))))" office:value-type="string" office:string-value="m" calcext:value-type="string">
            <text:p>m</text:p>
          </table:table-cell>
          <table:table-cell table:style-name="ce60" table:formula="of:=IF([.Y10]=0;[$Caractères.$B$2];IF([.Y10]=1;[$Caractères.$B$3];IF([.Y10]=2;[$Caractères.$B$4];IF([.Y10]=3;[$Caractères.$B$5];IF([.Y10]=4;[$Caractères.$B$6];IF([.Y10]=5;[$Caractères.$B$7];IF([.Y10]=6;[$Caractères.$B$8];IF([.Y10]=7;[$Caractères.$B$9];IF([.Y10]=8;[$Caractères.$B$10];IF([.Y10]=9;[$Caractères.$B$11];IF([.Y10]=10;[$Caractères.$B$12];IF([.Y10]=11;[$Caractères.$B$13];IF([.Y10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Y10]&gt;0;[.Y10]&lt;4);&quot;&quot;;IF([.Z10]=0;[$Caractères.$H$2];IF([.Z10]=1;[$Caractères.$H$3];IF([.Z10]=2;[$Caractères.$H$4];IF([.Z10]=3;[$Caractères.$H$5];IF([.Z10]=4;[$Caractères.$H$6];IF([.Z10]=5;[$Caractères.$H$7];IF([.Z10]=6;[$Caractères.$H$8];IF([.Z10]=7;[$Caractères.$H$9];&quot;x&quot;)))))))))" office:value-type="string" office:string-value="m" calcext:value-type="string">
            <text:p>m</text:p>
          </table:table-cell>
          <table:table-cell table:style-name="ce54" table:formula="of:=IF([.AA10]=0;[$Caractères.$B$2];IF([.AA10]=1;[$Caractères.$B$3];IF([.AA10]=2;[$Caractères.$B$4];IF([.AA10]=3;[$Caractères.$B$5];IF([.AA10]=4;[$Caractères.$B$6];IF([.AA10]=5;[$Caractères.$B$7];IF([.AA10]=6;[$Caractères.$B$8];IF([.AA10]=7;[$Caractères.$B$9];IF([.AA10]=8;[$Caractères.$B$10];IF([.AA10]=9;[$Caractères.$B$11];IF([.AA10]=10;[$Caractères.$B$12];IF([.AA10]=11;[$Caractères.$B$13];IF([.AA10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10]&gt;0;[.AA10]&lt;4);&quot;&quot;;IF([.AB10]=0;[$Caractères.$H$2];IF([.AB10]=1;[$Caractères.$H$3];IF([.AB10]=2;[$Caractères.$H$4];IF([.AB10]=3;[$Caractères.$H$5];IF([.AB10]=4;[$Caractères.$H$6];IF([.AB10]=5;[$Caractères.$H$7];IF([.AB10]=6;[$Caractères.$H$8];IF([.AB10]=7;[$Caractères.$H$9];&quot;x&quot;)))))))))" office:value-type="string" office:string-value="k" calcext:value-type="string">
            <text:p>k</text:p>
          </table:table-cell>
          <table:table-cell table:style-name="ce60" table:formula="of:=IF([.AC10]=0;[$Caractères.$B$2];IF([.AC10]=1;[$Caractères.$B$3];IF([.AC10]=2;[$Caractères.$B$4];IF([.AC10]=3;[$Caractères.$B$5];IF([.AC10]=4;[$Caractères.$B$6];IF([.AC10]=5;[$Caractères.$B$7];IF([.AC10]=6;[$Caractères.$B$8];IF([.AC10]=7;[$Caractères.$B$9];IF([.AC10]=8;[$Caractères.$B$10];IF([.AC10]=9;[$Caractères.$B$11];IF([.AC10]=10;[$Caractères.$B$12];IF([.AC10]=11;[$Caractères.$B$13];IF([.AC10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10]&gt;0;[.AC10]&lt;4);&quot;&quot;;IF([.AD10]=0;[$Caractères.$H$2];IF([.AD10]=1;[$Caractères.$H$3];IF([.AD10]=2;[$Caractères.$H$4];IF([.AD10]=3;[$Caractères.$H$5];IF([.AD10]=4;[$Caractères.$H$6];IF([.AD10]=5;[$Caractères.$H$7];IF([.AD10]=6;[$Caractères.$H$8];IF([.AD10]=7;[$Caractères.$H$9];&quot;x&quot;)))))))))" office:value-type="string" office:string-value="h" calcext:value-type="string">
            <text:p>h</text:p>
          </table:table-cell>
          <table:table-cell table:style-name="ce54" table:formula="of:=IF([.AE10]=0;[$Caractères.$B$2];IF([.AE10]=1;[$Caractères.$B$3];IF([.AE10]=2;[$Caractères.$B$4];IF([.AE10]=3;[$Caractères.$B$5];IF([.AE10]=4;[$Caractères.$B$6];IF([.AE10]=5;[$Caractères.$B$7];IF([.AE10]=6;[$Caractères.$B$8];IF([.AE10]=7;[$Caractères.$B$9];IF([.AE10]=8;[$Caractères.$B$10];IF([.AE10]=9;[$Caractères.$B$11];IF([.AE10]=10;[$Caractères.$B$12];IF([.AE10]=11;[$Caractères.$B$13];IF([.AE10]=12;[$Caractères.$B$14];&quot;&quot;)))))))))))))" office:value-type="string" office:string-value="" calcext:value-type="string">
            <text:p></text:p>
          </table:table-cell>
          <table:table-cell table:style-name="ce66" table:formula="of:=IF(AND([.AE10]&gt;0;[.AE10]&lt;4);&quot;&quot;;IF([.AF10]=0;[$Caractères.$H$2];IF([.AF10]=1;[$Caractères.$H$3];IF([.AF10]=2;[$Caractères.$H$4];IF([.AF10]=3;[$Caractères.$H$5];IF([.AF10]=4;[$Caractères.$H$6];IF([.AF10]=5;[$Caractères.$H$7];IF([.AF10]=6;[$Caractères.$H$8];IF([.AF10]=7;[$Caractères.$H$9];&quot;x&quot;)))))))))" office:value-type="string" office:string-value="h" calcext:value-type="string">
            <text:p>h</text:p>
          </table:table-cell>
          <table:table-cell table:number-columns-repeated="5"/>
        </table:table-row>
        <table:table-row table:style-name="ro2">
          <table:table-cell table:style-name="ce42" table:formula="of:=IF([.A11]=0;[$Caractères.$B$2];IF([.A11]=1;[$Caractères.$B$3];IF([.A11]=2;[$Caractères.$B$4];IF([.A11]=3;[$Caractères.$B$5];IF([.A11]=4;[$Caractères.$B$6];IF([.A11]=5;[$Caractères.$B$7];IF([.A11]=6;[$Caractères.$B$8];IF([.A11]=7;[$Caractères.$B$9];IF([.A11]=8;[$Caractères.$B$10];IF([.A11]=9;[$Caractères.$B$11];IF([.A11]=10;[$Caractères.$B$12];IF([.A11]=11;[$Caractères.$B$13];IF([.A11]=12;[$Caractères.$B$14];&quot;&quot;)))))))))))))" office:value-type="string" office:string-value="◣" calcext:value-type="string">
            <text:p>◣</text:p>
          </table:table-cell>
          <table:table-cell table:style-name="ce48" table:formula="of:=IF(AND([.A11]&gt;0;[.A11]&lt;4);&quot;&quot;;IF([.B11]=0;[$Caractères.$H$2];IF([.B11]=1;[$Caractères.$H$3];IF([.B11]=2;[$Caractères.$H$4];IF([.B11]=3;[$Caractères.$H$5];IF([.B11]=4;[$Caractères.$H$6];IF([.B11]=5;[$Caractères.$H$7];IF([.B11]=6;[$Caractères.$H$8];IF([.B11]=7;[$Caractères.$H$9];&quot;x&quot;)))))))))" office:value-type="string" office:string-value="g" calcext:value-type="string">
            <text:p>g</text:p>
          </table:table-cell>
          <table:table-cell table:style-name="ce54" table:formula="of:=IF([.C11]=0;[$Caractères.$B$2];IF([.C11]=1;[$Caractères.$B$3];IF([.C11]=2;[$Caractères.$B$4];IF([.C11]=3;[$Caractères.$B$5];IF([.C11]=4;[$Caractères.$B$6];IF([.C11]=5;[$Caractères.$B$7];IF([.C11]=6;[$Caractères.$B$8];IF([.C11]=7;[$Caractères.$B$9];IF([.C11]=8;[$Caractères.$B$10];IF([.C11]=9;[$Caractères.$B$11];IF([.C11]=10;[$Caractères.$B$12];IF([.C11]=11;[$Caractères.$B$13];IF([.C11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11]&gt;0;[.C11]&lt;4);&quot;&quot;;IF([.D11]=0;[$Caractères.$H$2];IF([.D11]=1;[$Caractères.$H$3];IF([.D11]=2;[$Caractères.$H$4];IF([.D11]=3;[$Caractères.$H$5];IF([.D11]=4;[$Caractères.$H$6];IF([.D11]=5;[$Caractères.$H$7];IF([.D11]=6;[$Caractères.$H$8];IF([.D11]=7;[$Caractères.$H$9];&quot;x&quot;)))))))))" office:value-type="string" office:string-value="g" calcext:value-type="string">
            <text:p>g</text:p>
          </table:table-cell>
          <table:table-cell table:style-name="ce60" table:formula="of:=IF([.E11]=0;[$Caractères.$B$2];IF([.E11]=1;[$Caractères.$B$3];IF([.E11]=2;[$Caractères.$B$4];IF([.E11]=3;[$Caractères.$B$5];IF([.E11]=4;[$Caractères.$B$6];IF([.E11]=5;[$Caractères.$B$7];IF([.E11]=6;[$Caractères.$B$8];IF([.E11]=7;[$Caractères.$B$9];IF([.E11]=8;[$Caractères.$B$10];IF([.E11]=9;[$Caractères.$B$11];IF([.E11]=10;[$Caractères.$B$12];IF([.E11]=11;[$Caractères.$B$13];IF([.E11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11]&gt;0;[.E11]&lt;4);&quot;&quot;;IF([.F11]=0;[$Caractères.$H$2];IF([.F11]=1;[$Caractères.$H$3];IF([.F11]=2;[$Caractères.$H$4];IF([.F11]=3;[$Caractères.$H$5];IF([.F11]=4;[$Caractères.$H$6];IF([.F11]=5;[$Caractères.$H$7];IF([.F11]=6;[$Caractères.$H$8];IF([.F11]=7;[$Caractères.$H$9];&quot;x&quot;)))))))))" office:value-type="string" office:string-value="g" calcext:value-type="string">
            <text:p>g</text:p>
          </table:table-cell>
          <table:table-cell table:style-name="ce54" table:formula="of:=IF([.G11]=0;[$Caractères.$B$2];IF([.G11]=1;[$Caractères.$B$3];IF([.G11]=2;[$Caractères.$B$4];IF([.G11]=3;[$Caractères.$B$5];IF([.G11]=4;[$Caractères.$B$6];IF([.G11]=5;[$Caractères.$B$7];IF([.G11]=6;[$Caractères.$B$8];IF([.G11]=7;[$Caractères.$B$9];IF([.G11]=8;[$Caractères.$B$10];IF([.G11]=9;[$Caractères.$B$11];IF([.G11]=10;[$Caractères.$B$12];IF([.G11]=11;[$Caractères.$B$13];IF([.G11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G11]&gt;0;[.G11]&lt;4);&quot;&quot;;IF([.H11]=0;[$Caractères.$H$2];IF([.H11]=1;[$Caractères.$H$3];IF([.H11]=2;[$Caractères.$H$4];IF([.H11]=3;[$Caractères.$H$5];IF([.H11]=4;[$Caractères.$H$6];IF([.H11]=5;[$Caractères.$H$7];IF([.H11]=6;[$Caractères.$H$8];IF([.H11]=7;[$Caractères.$H$9];&quot;x&quot;)))))))))" office:value-type="string" office:string-value="g" calcext:value-type="string">
            <text:p>g</text:p>
          </table:table-cell>
          <table:table-cell table:style-name="ce60" table:formula="of:=IF([.I11]=0;[$Caractères.$B$2];IF([.I11]=1;[$Caractères.$B$3];IF([.I11]=2;[$Caractères.$B$4];IF([.I11]=3;[$Caractères.$B$5];IF([.I11]=4;[$Caractères.$B$6];IF([.I11]=5;[$Caractères.$B$7];IF([.I11]=6;[$Caractères.$B$8];IF([.I11]=7;[$Caractères.$B$9];IF([.I11]=8;[$Caractères.$B$10];IF([.I11]=9;[$Caractères.$B$11];IF([.I11]=10;[$Caractères.$B$12];IF([.I11]=11;[$Caractères.$B$13];IF([.I11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I11]&gt;0;[.I11]&lt;4);&quot;&quot;;IF([.J11]=0;[$Caractères.$H$2];IF([.J11]=1;[$Caractères.$H$3];IF([.J11]=2;[$Caractères.$H$4];IF([.J11]=3;[$Caractères.$H$5];IF([.J11]=4;[$Caractères.$H$6];IF([.J11]=5;[$Caractères.$H$7];IF([.J11]=6;[$Caractères.$H$8];IF([.J11]=7;[$Caractères.$H$9];&quot;x&quot;)))))))))" office:value-type="string" office:string-value="m" calcext:value-type="string">
            <text:p>m</text:p>
          </table:table-cell>
          <table:table-cell table:style-name="ce54" table:formula="of:=IF([.K11]=0;[$Caractères.$B$2];IF([.K11]=1;[$Caractères.$B$3];IF([.K11]=2;[$Caractères.$B$4];IF([.K11]=3;[$Caractères.$B$5];IF([.K11]=4;[$Caractères.$B$6];IF([.K11]=5;[$Caractères.$B$7];IF([.K11]=6;[$Caractères.$B$8];IF([.K11]=7;[$Caractères.$B$9];IF([.K11]=8;[$Caractères.$B$10];IF([.K11]=9;[$Caractères.$B$11];IF([.K11]=10;[$Caractères.$B$12];IF([.K11]=11;[$Caractères.$B$13];IF([.K11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K11]&gt;0;[.K11]&lt;4);&quot;&quot;;IF([.L11]=0;[$Caractères.$H$2];IF([.L11]=1;[$Caractères.$H$3];IF([.L11]=2;[$Caractères.$H$4];IF([.L11]=3;[$Caractères.$H$5];IF([.L11]=4;[$Caractères.$H$6];IF([.L11]=5;[$Caractères.$H$7];IF([.L11]=6;[$Caractères.$H$8];IF([.L11]=7;[$Caractères.$H$9];&quot;x&quot;)))))))))" office:value-type="string" office:string-value="m" calcext:value-type="string">
            <text:p>m</text:p>
          </table:table-cell>
          <table:table-cell table:style-name="ce60" table:formula="of:=IF([.M11]=0;[$Caractères.$B$2];IF([.M11]=1;[$Caractères.$B$3];IF([.M11]=2;[$Caractères.$B$4];IF([.M11]=3;[$Caractères.$B$5];IF([.M11]=4;[$Caractères.$B$6];IF([.M11]=5;[$Caractères.$B$7];IF([.M11]=6;[$Caractères.$B$8];IF([.M11]=7;[$Caractères.$B$9];IF([.M11]=8;[$Caractères.$B$10];IF([.M11]=9;[$Caractères.$B$11];IF([.M11]=10;[$Caractères.$B$12];IF([.M11]=11;[$Caractères.$B$13];IF([.M11]=12;[$Caractères.$B$14];&quot;&quot;)))))))))))))" office:value-type="string" office:string-value="◢" calcext:value-type="string">
            <text:p>◢</text:p>
          </table:table-cell>
          <table:table-cell table:style-name="ce48" table:formula="of:=IF(AND([.M11]&gt;0;[.M11]&lt;4);&quot;&quot;;IF([.N11]=0;[$Caractères.$H$2];IF([.N11]=1;[$Caractères.$H$3];IF([.N11]=2;[$Caractères.$H$4];IF([.N11]=3;[$Caractères.$H$5];IF([.N11]=4;[$Caractères.$H$6];IF([.N11]=5;[$Caractères.$H$7];IF([.N11]=6;[$Caractères.$H$8];IF([.N11]=7;[$Caractères.$H$9];&quot;x&quot;)))))))))" office:value-type="string" office:string-value="g" calcext:value-type="string">
            <text:p>g</text:p>
          </table:table-cell>
          <table:table-cell table:style-name="ce54" table:formula="of:=IF([.O11]=0;[$Caractères.$B$2];IF([.O11]=1;[$Caractères.$B$3];IF([.O11]=2;[$Caractères.$B$4];IF([.O11]=3;[$Caractères.$B$5];IF([.O11]=4;[$Caractères.$B$6];IF([.O11]=5;[$Caractères.$B$7];IF([.O11]=6;[$Caractères.$B$8];IF([.O11]=7;[$Caractères.$B$9];IF([.O11]=8;[$Caractères.$B$10];IF([.O11]=9;[$Caractères.$B$11];IF([.O11]=10;[$Caractères.$B$12];IF([.O11]=11;[$Caractères.$B$13];IF([.O11]=12;[$Caractères.$B$14];&quot;&quot;)))))))))))))" office:value-type="string" office:string-value="─" calcext:value-type="string">
            <text:p>─</text:p>
          </table:table-cell>
          <table:table-cell table:style-name="ce57" table:formula="of:=IF(AND([.O11]&gt;0;[.O11]&lt;4);&quot;&quot;;IF([.P11]=0;[$Caractères.$H$2];IF([.P11]=1;[$Caractères.$H$3];IF([.P11]=2;[$Caractères.$H$4];IF([.P11]=3;[$Caractères.$H$5];IF([.P11]=4;[$Caractères.$H$6];IF([.P11]=5;[$Caractères.$H$7];IF([.P11]=6;[$Caractères.$H$8];IF([.P11]=7;[$Caractères.$H$9];&quot;x&quot;)))))))))">
            <text:p/>
          </table:table-cell>
          <table:table-cell table:style-name="ce60" table:formula="of:=IF([.Q11]=0;[$Caractères.$B$2];IF([.Q11]=1;[$Caractères.$B$3];IF([.Q11]=2;[$Caractères.$B$4];IF([.Q11]=3;[$Caractères.$B$5];IF([.Q11]=4;[$Caractères.$B$6];IF([.Q11]=5;[$Caractères.$B$7];IF([.Q11]=6;[$Caractères.$B$8];IF([.Q11]=7;[$Caractères.$B$9];IF([.Q11]=8;[$Caractères.$B$10];IF([.Q11]=9;[$Caractères.$B$11];IF([.Q11]=10;[$Caractères.$B$12];IF([.Q11]=11;[$Caractères.$B$13];IF([.Q11]=12;[$Caractères.$B$14];&quot;&quot;)))))))))))))" office:value-type="string" office:string-value="◣" calcext:value-type="string">
            <text:p>◣</text:p>
          </table:table-cell>
          <table:table-cell table:style-name="ce48" table:formula="of:=IF(AND([.Q11]&gt;0;[.Q11]&lt;4);&quot;&quot;;IF([.R11]=0;[$Caractères.$H$2];IF([.R11]=1;[$Caractères.$H$3];IF([.R11]=2;[$Caractères.$H$4];IF([.R11]=3;[$Caractères.$H$5];IF([.R11]=4;[$Caractères.$H$6];IF([.R11]=5;[$Caractères.$H$7];IF([.R11]=6;[$Caractères.$H$8];IF([.R11]=7;[$Caractères.$H$9];&quot;x&quot;)))))))))" office:value-type="string" office:string-value="m" calcext:value-type="string">
            <text:p>m</text:p>
          </table:table-cell>
          <table:table-cell table:style-name="ce54" table:formula="of:=IF([.S11]=0;[$Caractères.$B$2];IF([.S11]=1;[$Caractères.$B$3];IF([.S11]=2;[$Caractères.$B$4];IF([.S11]=3;[$Caractères.$B$5];IF([.S11]=4;[$Caractères.$B$6];IF([.S11]=5;[$Caractères.$B$7];IF([.S11]=6;[$Caractères.$B$8];IF([.S11]=7;[$Caractères.$B$9];IF([.S11]=8;[$Caractères.$B$10];IF([.S11]=9;[$Caractères.$B$11];IF([.S11]=10;[$Caractères.$B$12];IF([.S11]=11;[$Caractères.$B$13];IF([.S11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S11]&gt;0;[.S11]&lt;4);&quot;&quot;;IF([.T11]=0;[$Caractères.$H$2];IF([.T11]=1;[$Caractères.$H$3];IF([.T11]=2;[$Caractères.$H$4];IF([.T11]=3;[$Caractères.$H$5];IF([.T11]=4;[$Caractères.$H$6];IF([.T11]=5;[$Caractères.$H$7];IF([.T11]=6;[$Caractères.$H$8];IF([.T11]=7;[$Caractères.$H$9];&quot;x&quot;)))))))))" office:value-type="string" office:string-value="m" calcext:value-type="string">
            <text:p>m</text:p>
          </table:table-cell>
          <table:table-cell table:style-name="ce60" table:formula="of:=IF([.U11]=0;[$Caractères.$B$2];IF([.U11]=1;[$Caractères.$B$3];IF([.U11]=2;[$Caractères.$B$4];IF([.U11]=3;[$Caractères.$B$5];IF([.U11]=4;[$Caractères.$B$6];IF([.U11]=5;[$Caractères.$B$7];IF([.U11]=6;[$Caractères.$B$8];IF([.U11]=7;[$Caractères.$B$9];IF([.U11]=8;[$Caractères.$B$10];IF([.U11]=9;[$Caractères.$B$11];IF([.U11]=10;[$Caractères.$B$12];IF([.U11]=11;[$Caractères.$B$13];IF([.U11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U11]&gt;0;[.U11]&lt;4);&quot;&quot;;IF([.V11]=0;[$Caractères.$H$2];IF([.V11]=1;[$Caractères.$H$3];IF([.V11]=2;[$Caractères.$H$4];IF([.V11]=3;[$Caractères.$H$5];IF([.V11]=4;[$Caractères.$H$6];IF([.V11]=5;[$Caractères.$H$7];IF([.V11]=6;[$Caractères.$H$8];IF([.V11]=7;[$Caractères.$H$9];&quot;x&quot;)))))))))" office:value-type="string" office:string-value="g" calcext:value-type="string">
            <text:p>g</text:p>
          </table:table-cell>
          <table:table-cell table:style-name="ce54" table:formula="of:=IF([.W11]=0;[$Caractères.$B$2];IF([.W11]=1;[$Caractères.$B$3];IF([.W11]=2;[$Caractères.$B$4];IF([.W11]=3;[$Caractères.$B$5];IF([.W11]=4;[$Caractères.$B$6];IF([.W11]=5;[$Caractères.$B$7];IF([.W11]=6;[$Caractères.$B$8];IF([.W11]=7;[$Caractères.$B$9];IF([.W11]=8;[$Caractères.$B$10];IF([.W11]=9;[$Caractères.$B$11];IF([.W11]=10;[$Caractères.$B$12];IF([.W11]=11;[$Caractères.$B$13];IF([.W11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W11]&gt;0;[.W11]&lt;4);&quot;&quot;;IF([.X11]=0;[$Caractères.$H$2];IF([.X11]=1;[$Caractères.$H$3];IF([.X11]=2;[$Caractères.$H$4];IF([.X11]=3;[$Caractères.$H$5];IF([.X11]=4;[$Caractères.$H$6];IF([.X11]=5;[$Caractères.$H$7];IF([.X11]=6;[$Caractères.$H$8];IF([.X11]=7;[$Caractères.$H$9];&quot;x&quot;)))))))))" office:value-type="string" office:string-value="g" calcext:value-type="string">
            <text:p>g</text:p>
          </table:table-cell>
          <table:table-cell table:style-name="ce60" table:formula="of:=IF([.Y11]=0;[$Caractères.$B$2];IF([.Y11]=1;[$Caractères.$B$3];IF([.Y11]=2;[$Caractères.$B$4];IF([.Y11]=3;[$Caractères.$B$5];IF([.Y11]=4;[$Caractères.$B$6];IF([.Y11]=5;[$Caractères.$B$7];IF([.Y11]=6;[$Caractères.$B$8];IF([.Y11]=7;[$Caractères.$B$9];IF([.Y11]=8;[$Caractères.$B$10];IF([.Y11]=9;[$Caractères.$B$11];IF([.Y11]=10;[$Caractères.$B$12];IF([.Y11]=11;[$Caractères.$B$13];IF([.Y11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Y11]&gt;0;[.Y11]&lt;4);&quot;&quot;;IF([.Z11]=0;[$Caractères.$H$2];IF([.Z11]=1;[$Caractères.$H$3];IF([.Z11]=2;[$Caractères.$H$4];IF([.Z11]=3;[$Caractères.$H$5];IF([.Z11]=4;[$Caractères.$H$6];IF([.Z11]=5;[$Caractères.$H$7];IF([.Z11]=6;[$Caractères.$H$8];IF([.Z11]=7;[$Caractères.$H$9];&quot;x&quot;)))))))))" office:value-type="string" office:string-value="g" calcext:value-type="string">
            <text:p>g</text:p>
          </table:table-cell>
          <table:table-cell table:style-name="ce54" table:formula="of:=IF([.AA11]=0;[$Caractères.$B$2];IF([.AA11]=1;[$Caractères.$B$3];IF([.AA11]=2;[$Caractères.$B$4];IF([.AA11]=3;[$Caractères.$B$5];IF([.AA11]=4;[$Caractères.$B$6];IF([.AA11]=5;[$Caractères.$B$7];IF([.AA11]=6;[$Caractères.$B$8];IF([.AA11]=7;[$Caractères.$B$9];IF([.AA11]=8;[$Caractères.$B$10];IF([.AA11]=9;[$Caractères.$B$11];IF([.AA11]=10;[$Caractères.$B$12];IF([.AA11]=11;[$Caractères.$B$13];IF([.AA11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11]&gt;0;[.AA11]&lt;4);&quot;&quot;;IF([.AB11]=0;[$Caractères.$H$2];IF([.AB11]=1;[$Caractères.$H$3];IF([.AB11]=2;[$Caractères.$H$4];IF([.AB11]=3;[$Caractères.$H$5];IF([.AB11]=4;[$Caractères.$H$6];IF([.AB11]=5;[$Caractères.$H$7];IF([.AB11]=6;[$Caractères.$H$8];IF([.AB11]=7;[$Caractères.$H$9];&quot;x&quot;)))))))))" office:value-type="string" office:string-value="k" calcext:value-type="string">
            <text:p>k</text:p>
          </table:table-cell>
          <table:table-cell table:style-name="ce60" table:formula="of:=IF([.AC11]=0;[$Caractères.$B$2];IF([.AC11]=1;[$Caractères.$B$3];IF([.AC11]=2;[$Caractères.$B$4];IF([.AC11]=3;[$Caractères.$B$5];IF([.AC11]=4;[$Caractères.$B$6];IF([.AC11]=5;[$Caractères.$B$7];IF([.AC11]=6;[$Caractères.$B$8];IF([.AC11]=7;[$Caractères.$B$9];IF([.AC11]=8;[$Caractères.$B$10];IF([.AC11]=9;[$Caractères.$B$11];IF([.AC11]=10;[$Caractères.$B$12];IF([.AC11]=11;[$Caractères.$B$13];IF([.AC11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11]&gt;0;[.AC11]&lt;4);&quot;&quot;;IF([.AD11]=0;[$Caractères.$H$2];IF([.AD11]=1;[$Caractères.$H$3];IF([.AD11]=2;[$Caractères.$H$4];IF([.AD11]=3;[$Caractères.$H$5];IF([.AD11]=4;[$Caractères.$H$6];IF([.AD11]=5;[$Caractères.$H$7];IF([.AD11]=6;[$Caractères.$H$8];IF([.AD11]=7;[$Caractères.$H$9];&quot;x&quot;)))))))))" office:value-type="string" office:string-value="h" calcext:value-type="string">
            <text:p>h</text:p>
          </table:table-cell>
          <table:table-cell table:style-name="ce54" table:formula="of:=IF([.AE11]=0;[$Caractères.$B$2];IF([.AE11]=1;[$Caractères.$B$3];IF([.AE11]=2;[$Caractères.$B$4];IF([.AE11]=3;[$Caractères.$B$5];IF([.AE11]=4;[$Caractères.$B$6];IF([.AE11]=5;[$Caractères.$B$7];IF([.AE11]=6;[$Caractères.$B$8];IF([.AE11]=7;[$Caractères.$B$9];IF([.AE11]=8;[$Caractères.$B$10];IF([.AE11]=9;[$Caractères.$B$11];IF([.AE11]=10;[$Caractères.$B$12];IF([.AE11]=11;[$Caractères.$B$13];IF([.AE11]=12;[$Caractères.$B$14];&quot;&quot;)))))))))))))" office:value-type="string" office:string-value="◢" calcext:value-type="string">
            <text:p>◢</text:p>
          </table:table-cell>
          <table:table-cell table:style-name="ce66" table:formula="of:=IF(AND([.AE11]&gt;0;[.AE11]&lt;4);&quot;&quot;;IF([.AF11]=0;[$Caractères.$H$2];IF([.AF11]=1;[$Caractères.$H$3];IF([.AF11]=2;[$Caractères.$H$4];IF([.AF11]=3;[$Caractères.$H$5];IF([.AF11]=4;[$Caractères.$H$6];IF([.AF11]=5;[$Caractères.$H$7];IF([.AF11]=6;[$Caractères.$H$8];IF([.AF11]=7;[$Caractères.$H$9];&quot;x&quot;)))))))))" office:value-type="string" office:string-value="h" calcext:value-type="string">
            <text:p>h</text:p>
          </table:table-cell>
          <table:table-cell table:number-columns-repeated="5"/>
        </table:table-row>
        <table:table-row table:style-name="ro2">
          <table:table-cell table:style-name="ce43" table:formula="of:=IF([.A12]=0;[$Caractères.$B$2];IF([.A12]=1;[$Caractères.$B$3];IF([.A12]=2;[$Caractères.$B$4];IF([.A12]=3;[$Caractères.$B$5];IF([.A12]=4;[$Caractères.$B$6];IF([.A12]=5;[$Caractères.$B$7];IF([.A12]=6;[$Caractères.$B$8];IF([.A12]=7;[$Caractères.$B$9];IF([.A12]=8;[$Caractères.$B$10];IF([.A12]=9;[$Caractères.$B$11];IF([.A12]=10;[$Caractères.$B$12];IF([.A12]=11;[$Caractères.$B$13];IF([.A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A12]&gt;0;[.A12]&lt;4);&quot;&quot;;IF([.B12]=0;[$Caractères.$H$2];IF([.B12]=1;[$Caractères.$H$3];IF([.B12]=2;[$Caractères.$H$4];IF([.B12]=3;[$Caractères.$H$5];IF([.B12]=4;[$Caractères.$H$6];IF([.B12]=5;[$Caractères.$H$7];IF([.B12]=6;[$Caractères.$H$8];IF([.B12]=7;[$Caractères.$H$9];&quot;x&quot;)))))))))">
            <text:p/>
          </table:table-cell>
          <table:table-cell table:style-name="ce55" table:formula="of:=IF([.C12]=0;[$Caractères.$B$2];IF([.C12]=1;[$Caractères.$B$3];IF([.C12]=2;[$Caractères.$B$4];IF([.C12]=3;[$Caractères.$B$5];IF([.C12]=4;[$Caractères.$B$6];IF([.C12]=5;[$Caractères.$B$7];IF([.C12]=6;[$Caractères.$B$8];IF([.C12]=7;[$Caractères.$B$9];IF([.C12]=8;[$Caractères.$B$10];IF([.C12]=9;[$Caractères.$B$11];IF([.C12]=10;[$Caractères.$B$12];IF([.C12]=11;[$Caractères.$B$13];IF([.C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C12]&gt;0;[.C12]&lt;4);&quot;&quot;;IF([.D12]=0;[$Caractères.$H$2];IF([.D12]=1;[$Caractères.$H$3];IF([.D12]=2;[$Caractères.$H$4];IF([.D12]=3;[$Caractères.$H$5];IF([.D12]=4;[$Caractères.$H$6];IF([.D12]=5;[$Caractères.$H$7];IF([.D12]=6;[$Caractères.$H$8];IF([.D12]=7;[$Caractères.$H$9];&quot;x&quot;)))))))))">
            <text:p/>
          </table:table-cell>
          <table:table-cell table:style-name="ce61" table:formula="of:=IF([.E12]=0;[$Caractères.$B$2];IF([.E12]=1;[$Caractères.$B$3];IF([.E12]=2;[$Caractères.$B$4];IF([.E12]=3;[$Caractères.$B$5];IF([.E12]=4;[$Caractères.$B$6];IF([.E12]=5;[$Caractères.$B$7];IF([.E12]=6;[$Caractères.$B$8];IF([.E12]=7;[$Caractères.$B$9];IF([.E12]=8;[$Caractères.$B$10];IF([.E12]=9;[$Caractères.$B$11];IF([.E12]=10;[$Caractères.$B$12];IF([.E12]=11;[$Caractères.$B$13];IF([.E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E12]&gt;0;[.E12]&lt;4);&quot;&quot;;IF([.F12]=0;[$Caractères.$H$2];IF([.F12]=1;[$Caractères.$H$3];IF([.F12]=2;[$Caractères.$H$4];IF([.F12]=3;[$Caractères.$H$5];IF([.F12]=4;[$Caractères.$H$6];IF([.F12]=5;[$Caractères.$H$7];IF([.F12]=6;[$Caractères.$H$8];IF([.F12]=7;[$Caractères.$H$9];&quot;x&quot;)))))))))">
            <text:p/>
          </table:table-cell>
          <table:table-cell table:style-name="ce55" table:formula="of:=IF([.G12]=0;[$Caractères.$B$2];IF([.G12]=1;[$Caractères.$B$3];IF([.G12]=2;[$Caractères.$B$4];IF([.G12]=3;[$Caractères.$B$5];IF([.G12]=4;[$Caractères.$B$6];IF([.G12]=5;[$Caractères.$B$7];IF([.G12]=6;[$Caractères.$B$8];IF([.G12]=7;[$Caractères.$B$9];IF([.G12]=8;[$Caractères.$B$10];IF([.G12]=9;[$Caractères.$B$11];IF([.G12]=10;[$Caractères.$B$12];IF([.G12]=11;[$Caractères.$B$13];IF([.G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G12]&gt;0;[.G12]&lt;4);&quot;&quot;;IF([.H12]=0;[$Caractères.$H$2];IF([.H12]=1;[$Caractères.$H$3];IF([.H12]=2;[$Caractères.$H$4];IF([.H12]=3;[$Caractères.$H$5];IF([.H12]=4;[$Caractères.$H$6];IF([.H12]=5;[$Caractères.$H$7];IF([.H12]=6;[$Caractères.$H$8];IF([.H12]=7;[$Caractères.$H$9];&quot;x&quot;)))))))))">
            <text:p/>
          </table:table-cell>
          <table:table-cell table:style-name="ce61" table:formula="of:=IF([.I12]=0;[$Caractères.$B$2];IF([.I12]=1;[$Caractères.$B$3];IF([.I12]=2;[$Caractères.$B$4];IF([.I12]=3;[$Caractères.$B$5];IF([.I12]=4;[$Caractères.$B$6];IF([.I12]=5;[$Caractères.$B$7];IF([.I12]=6;[$Caractères.$B$8];IF([.I12]=7;[$Caractères.$B$9];IF([.I12]=8;[$Caractères.$B$10];IF([.I12]=9;[$Caractères.$B$11];IF([.I12]=10;[$Caractères.$B$12];IF([.I12]=11;[$Caractères.$B$13];IF([.I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I12]&gt;0;[.I12]&lt;4);&quot;&quot;;IF([.J12]=0;[$Caractères.$H$2];IF([.J12]=1;[$Caractères.$H$3];IF([.J12]=2;[$Caractères.$H$4];IF([.J12]=3;[$Caractères.$H$5];IF([.J12]=4;[$Caractères.$H$6];IF([.J12]=5;[$Caractères.$H$7];IF([.J12]=6;[$Caractères.$H$8];IF([.J12]=7;[$Caractères.$H$9];&quot;x&quot;)))))))))">
            <text:p/>
          </table:table-cell>
          <table:table-cell table:style-name="ce55" table:formula="of:=IF([.K12]=0;[$Caractères.$B$2];IF([.K12]=1;[$Caractères.$B$3];IF([.K12]=2;[$Caractères.$B$4];IF([.K12]=3;[$Caractères.$B$5];IF([.K12]=4;[$Caractères.$B$6];IF([.K12]=5;[$Caractères.$B$7];IF([.K12]=6;[$Caractères.$B$8];IF([.K12]=7;[$Caractères.$B$9];IF([.K12]=8;[$Caractères.$B$10];IF([.K12]=9;[$Caractères.$B$11];IF([.K12]=10;[$Caractères.$B$12];IF([.K12]=11;[$Caractères.$B$13];IF([.K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K12]&gt;0;[.K12]&lt;4);&quot;&quot;;IF([.L12]=0;[$Caractères.$H$2];IF([.L12]=1;[$Caractères.$H$3];IF([.L12]=2;[$Caractères.$H$4];IF([.L12]=3;[$Caractères.$H$5];IF([.L12]=4;[$Caractères.$H$6];IF([.L12]=5;[$Caractères.$H$7];IF([.L12]=6;[$Caractères.$H$8];IF([.L12]=7;[$Caractères.$H$9];&quot;x&quot;)))))))))">
            <text:p/>
          </table:table-cell>
          <table:table-cell table:style-name="ce61" table:formula="of:=IF([.M12]=0;[$Caractères.$B$2];IF([.M12]=1;[$Caractères.$B$3];IF([.M12]=2;[$Caractères.$B$4];IF([.M12]=3;[$Caractères.$B$5];IF([.M12]=4;[$Caractères.$B$6];IF([.M12]=5;[$Caractères.$B$7];IF([.M12]=6;[$Caractères.$B$8];IF([.M12]=7;[$Caractères.$B$9];IF([.M12]=8;[$Caractères.$B$10];IF([.M12]=9;[$Caractères.$B$11];IF([.M12]=10;[$Caractères.$B$12];IF([.M12]=11;[$Caractères.$B$13];IF([.M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M12]&gt;0;[.M12]&lt;4);&quot;&quot;;IF([.N12]=0;[$Caractères.$H$2];IF([.N12]=1;[$Caractères.$H$3];IF([.N12]=2;[$Caractères.$H$4];IF([.N12]=3;[$Caractères.$H$5];IF([.N12]=4;[$Caractères.$H$6];IF([.N12]=5;[$Caractères.$H$7];IF([.N12]=6;[$Caractères.$H$8];IF([.N12]=7;[$Caractères.$H$9];&quot;x&quot;)))))))))">
            <text:p/>
          </table:table-cell>
          <table:table-cell table:style-name="ce55" table:formula="of:=IF([.O12]=0;[$Caractères.$B$2];IF([.O12]=1;[$Caractères.$B$3];IF([.O12]=2;[$Caractères.$B$4];IF([.O12]=3;[$Caractères.$B$5];IF([.O12]=4;[$Caractères.$B$6];IF([.O12]=5;[$Caractères.$B$7];IF([.O12]=6;[$Caractères.$B$8];IF([.O12]=7;[$Caractères.$B$9];IF([.O12]=8;[$Caractères.$B$10];IF([.O12]=9;[$Caractères.$B$11];IF([.O12]=10;[$Caractères.$B$12];IF([.O12]=11;[$Caractères.$B$13];IF([.O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O12]&gt;0;[.O12]&lt;4);&quot;&quot;;IF([.P12]=0;[$Caractères.$H$2];IF([.P12]=1;[$Caractères.$H$3];IF([.P12]=2;[$Caractères.$H$4];IF([.P12]=3;[$Caractères.$H$5];IF([.P12]=4;[$Caractères.$H$6];IF([.P12]=5;[$Caractères.$H$7];IF([.P12]=6;[$Caractères.$H$8];IF([.P12]=7;[$Caractères.$H$9];&quot;x&quot;)))))))))">
            <text:p/>
          </table:table-cell>
          <table:table-cell table:style-name="ce61" table:formula="of:=IF([.Q12]=0;[$Caractères.$B$2];IF([.Q12]=1;[$Caractères.$B$3];IF([.Q12]=2;[$Caractères.$B$4];IF([.Q12]=3;[$Caractères.$B$5];IF([.Q12]=4;[$Caractères.$B$6];IF([.Q12]=5;[$Caractères.$B$7];IF([.Q12]=6;[$Caractères.$B$8];IF([.Q12]=7;[$Caractères.$B$9];IF([.Q12]=8;[$Caractères.$B$10];IF([.Q12]=9;[$Caractères.$B$11];IF([.Q12]=10;[$Caractères.$B$12];IF([.Q12]=11;[$Caractères.$B$13];IF([.Q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Q12]&gt;0;[.Q12]&lt;4);&quot;&quot;;IF([.R12]=0;[$Caractères.$H$2];IF([.R12]=1;[$Caractères.$H$3];IF([.R12]=2;[$Caractères.$H$4];IF([.R12]=3;[$Caractères.$H$5];IF([.R12]=4;[$Caractères.$H$6];IF([.R12]=5;[$Caractères.$H$7];IF([.R12]=6;[$Caractères.$H$8];IF([.R12]=7;[$Caractères.$H$9];&quot;x&quot;)))))))))">
            <text:p/>
          </table:table-cell>
          <table:table-cell table:style-name="ce55" table:formula="of:=IF([.S12]=0;[$Caractères.$B$2];IF([.S12]=1;[$Caractères.$B$3];IF([.S12]=2;[$Caractères.$B$4];IF([.S12]=3;[$Caractères.$B$5];IF([.S12]=4;[$Caractères.$B$6];IF([.S12]=5;[$Caractères.$B$7];IF([.S12]=6;[$Caractères.$B$8];IF([.S12]=7;[$Caractères.$B$9];IF([.S12]=8;[$Caractères.$B$10];IF([.S12]=9;[$Caractères.$B$11];IF([.S12]=10;[$Caractères.$B$12];IF([.S12]=11;[$Caractères.$B$13];IF([.S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S12]&gt;0;[.S12]&lt;4);&quot;&quot;;IF([.T12]=0;[$Caractères.$H$2];IF([.T12]=1;[$Caractères.$H$3];IF([.T12]=2;[$Caractères.$H$4];IF([.T12]=3;[$Caractères.$H$5];IF([.T12]=4;[$Caractères.$H$6];IF([.T12]=5;[$Caractères.$H$7];IF([.T12]=6;[$Caractères.$H$8];IF([.T12]=7;[$Caractères.$H$9];&quot;x&quot;)))))))))">
            <text:p/>
          </table:table-cell>
          <table:table-cell table:style-name="ce61" table:formula="of:=IF([.U12]=0;[$Caractères.$B$2];IF([.U12]=1;[$Caractères.$B$3];IF([.U12]=2;[$Caractères.$B$4];IF([.U12]=3;[$Caractères.$B$5];IF([.U12]=4;[$Caractères.$B$6];IF([.U12]=5;[$Caractères.$B$7];IF([.U12]=6;[$Caractères.$B$8];IF([.U12]=7;[$Caractères.$B$9];IF([.U12]=8;[$Caractères.$B$10];IF([.U12]=9;[$Caractères.$B$11];IF([.U12]=10;[$Caractères.$B$12];IF([.U12]=11;[$Caractères.$B$13];IF([.U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U12]&gt;0;[.U12]&lt;4);&quot;&quot;;IF([.V12]=0;[$Caractères.$H$2];IF([.V12]=1;[$Caractères.$H$3];IF([.V12]=2;[$Caractères.$H$4];IF([.V12]=3;[$Caractères.$H$5];IF([.V12]=4;[$Caractères.$H$6];IF([.V12]=5;[$Caractères.$H$7];IF([.V12]=6;[$Caractères.$H$8];IF([.V12]=7;[$Caractères.$H$9];&quot;x&quot;)))))))))">
            <text:p/>
          </table:table-cell>
          <table:table-cell table:style-name="ce55" table:formula="of:=IF([.W12]=0;[$Caractères.$B$2];IF([.W12]=1;[$Caractères.$B$3];IF([.W12]=2;[$Caractères.$B$4];IF([.W12]=3;[$Caractères.$B$5];IF([.W12]=4;[$Caractères.$B$6];IF([.W12]=5;[$Caractères.$B$7];IF([.W12]=6;[$Caractères.$B$8];IF([.W12]=7;[$Caractères.$B$9];IF([.W12]=8;[$Caractères.$B$10];IF([.W12]=9;[$Caractères.$B$11];IF([.W12]=10;[$Caractères.$B$12];IF([.W12]=11;[$Caractères.$B$13];IF([.W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W12]&gt;0;[.W12]&lt;4);&quot;&quot;;IF([.X12]=0;[$Caractères.$H$2];IF([.X12]=1;[$Caractères.$H$3];IF([.X12]=2;[$Caractères.$H$4];IF([.X12]=3;[$Caractères.$H$5];IF([.X12]=4;[$Caractères.$H$6];IF([.X12]=5;[$Caractères.$H$7];IF([.X12]=6;[$Caractères.$H$8];IF([.X12]=7;[$Caractères.$H$9];&quot;x&quot;)))))))))">
            <text:p/>
          </table:table-cell>
          <table:table-cell table:style-name="ce61" table:formula="of:=IF([.Y12]=0;[$Caractères.$B$2];IF([.Y12]=1;[$Caractères.$B$3];IF([.Y12]=2;[$Caractères.$B$4];IF([.Y12]=3;[$Caractères.$B$5];IF([.Y12]=4;[$Caractères.$B$6];IF([.Y12]=5;[$Caractères.$B$7];IF([.Y12]=6;[$Caractères.$B$8];IF([.Y12]=7;[$Caractères.$B$9];IF([.Y12]=8;[$Caractères.$B$10];IF([.Y12]=9;[$Caractères.$B$11];IF([.Y12]=10;[$Caractères.$B$12];IF([.Y12]=11;[$Caractères.$B$13];IF([.Y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Y12]&gt;0;[.Y12]&lt;4);&quot;&quot;;IF([.Z12]=0;[$Caractères.$H$2];IF([.Z12]=1;[$Caractères.$H$3];IF([.Z12]=2;[$Caractères.$H$4];IF([.Z12]=3;[$Caractères.$H$5];IF([.Z12]=4;[$Caractères.$H$6];IF([.Z12]=5;[$Caractères.$H$7];IF([.Z12]=6;[$Caractères.$H$8];IF([.Z12]=7;[$Caractères.$H$9];&quot;x&quot;)))))))))">
            <text:p/>
          </table:table-cell>
          <table:table-cell table:style-name="ce55" table:formula="of:=IF([.AA12]=0;[$Caractères.$B$2];IF([.AA12]=1;[$Caractères.$B$3];IF([.AA12]=2;[$Caractères.$B$4];IF([.AA12]=3;[$Caractères.$B$5];IF([.AA12]=4;[$Caractères.$B$6];IF([.AA12]=5;[$Caractères.$B$7];IF([.AA12]=6;[$Caractères.$B$8];IF([.AA12]=7;[$Caractères.$B$9];IF([.AA12]=8;[$Caractères.$B$10];IF([.AA12]=9;[$Caractères.$B$11];IF([.AA12]=10;[$Caractères.$B$12];IF([.AA12]=11;[$Caractères.$B$13];IF([.AA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AA12]&gt;0;[.AA12]&lt;4);&quot;&quot;;IF([.AB12]=0;[$Caractères.$H$2];IF([.AB12]=1;[$Caractères.$H$3];IF([.AB12]=2;[$Caractères.$H$4];IF([.AB12]=3;[$Caractères.$H$5];IF([.AB12]=4;[$Caractères.$H$6];IF([.AB12]=5;[$Caractères.$H$7];IF([.AB12]=6;[$Caractères.$H$8];IF([.AB12]=7;[$Caractères.$H$9];&quot;x&quot;)))))))))">
            <text:p/>
          </table:table-cell>
          <table:table-cell table:style-name="ce61" table:formula="of:=IF([.AC12]=0;[$Caractères.$B$2];IF([.AC12]=1;[$Caractères.$B$3];IF([.AC12]=2;[$Caractères.$B$4];IF([.AC12]=3;[$Caractères.$B$5];IF([.AC12]=4;[$Caractères.$B$6];IF([.AC12]=5;[$Caractères.$B$7];IF([.AC12]=6;[$Caractères.$B$8];IF([.AC12]=7;[$Caractères.$B$9];IF([.AC12]=8;[$Caractères.$B$10];IF([.AC12]=9;[$Caractères.$B$11];IF([.AC12]=10;[$Caractères.$B$12];IF([.AC12]=11;[$Caractères.$B$13];IF([.AC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AC12]&gt;0;[.AC12]&lt;4);&quot;&quot;;IF([.AD12]=0;[$Caractères.$H$2];IF([.AD12]=1;[$Caractères.$H$3];IF([.AD12]=2;[$Caractères.$H$4];IF([.AD12]=3;[$Caractères.$H$5];IF([.AD12]=4;[$Caractères.$H$6];IF([.AD12]=5;[$Caractères.$H$7];IF([.AD12]=6;[$Caractères.$H$8];IF([.AD12]=7;[$Caractères.$H$9];&quot;x&quot;)))))))))">
            <text:p/>
          </table:table-cell>
          <table:table-cell table:style-name="ce55" table:formula="of:=IF([.AE12]=0;[$Caractères.$B$2];IF([.AE12]=1;[$Caractères.$B$3];IF([.AE12]=2;[$Caractères.$B$4];IF([.AE12]=3;[$Caractères.$B$5];IF([.AE12]=4;[$Caractères.$B$6];IF([.AE12]=5;[$Caractères.$B$7];IF([.AE12]=6;[$Caractères.$B$8];IF([.AE12]=7;[$Caractères.$B$9];IF([.AE12]=8;[$Caractères.$B$10];IF([.AE12]=9;[$Caractères.$B$11];IF([.AE12]=10;[$Caractères.$B$12];IF([.AE12]=11;[$Caractères.$B$13];IF([.AE12]=12;[$Caractères.$B$14];&quot;&quot;)))))))))))))" office:value-type="string" office:string-value="─" calcext:value-type="string">
            <text:p>─</text:p>
          </table:table-cell>
          <table:table-cell table:style-name="ce67" table:formula="of:=IF(AND([.AE12]&gt;0;[.AE12]&lt;4);&quot;&quot;;IF([.AF12]=0;[$Caractères.$H$2];IF([.AF12]=1;[$Caractères.$H$3];IF([.AF12]=2;[$Caractères.$H$4];IF([.AF12]=3;[$Caractères.$H$5];IF([.AF12]=4;[$Caractères.$H$6];IF([.AF12]=5;[$Caractères.$H$7];IF([.AF12]=6;[$Caractères.$H$8];IF([.AF12]=7;[$Caractères.$H$9];&quot;x&quot;)))))))))">
            <text:p/>
          </table:table-cell>
          <table:table-cell table:number-columns-repeated="5"/>
        </table:table-row>
        <table:table-row table:style-name="ro1" table:number-rows-repeated="1048543">
          <table:table-cell table:number-columns-repeated="37"/>
        </table:table-row>
        <table:table-row table:style-name="ro1">
          <table:table-cell table:number-columns-repeated="37"/>
        </table:table-row>
      </table:table>
      <table:table table:name="CircuitMonaco" table:style-name="ta1">
        <table:table-column table:style-name="co1" table:default-cell-style-name="ce2"/>
        <table:table-column table:style-name="co2" table:default-cell-style-name="ce13"/>
        <table:table-column table:style-name="co1" table:default-cell-style-name="ce2"/>
        <table:table-column table:style-name="co2" table:default-cell-style-name="ce13"/>
        <table:table-column table:style-name="co1" table:default-cell-style-name="ce2"/>
        <table:table-column table:style-name="co2" table:default-cell-style-name="ce13"/>
        <table:table-column table:style-name="co1" table:default-cell-style-name="ce2"/>
        <table:table-column table:style-name="co2" table:default-cell-style-name="ce13"/>
        <table:table-column table:style-name="co1" table:default-cell-style-name="ce2"/>
        <table:table-column table:style-name="co2" table:default-cell-style-name="ce13"/>
        <table:table-column table:style-name="co1" table:default-cell-style-name="ce2"/>
        <table:table-column table:style-name="co2" table:default-cell-style-name="ce13"/>
        <table:table-column table:style-name="co1" table:default-cell-style-name="ce2"/>
        <table:table-column table:style-name="co2" table:default-cell-style-name="ce13"/>
        <table:table-column table:style-name="co1" table:default-cell-style-name="ce2"/>
        <table:table-column table:style-name="co2" table:default-cell-style-name="ce13"/>
        <table:table-column table:style-name="co1" table:default-cell-style-name="ce2"/>
        <table:table-column table:style-name="co2" table:default-cell-style-name="ce13"/>
        <table:table-column table:style-name="co1" table:default-cell-style-name="ce2"/>
        <table:table-column table:style-name="co2" table:default-cell-style-name="ce13"/>
        <table:table-column table:style-name="co1" table:default-cell-style-name="ce2"/>
        <table:table-column table:style-name="co2" table:default-cell-style-name="ce13"/>
        <table:table-column table:style-name="co1" table:default-cell-style-name="ce2"/>
        <table:table-column table:style-name="co2" table:default-cell-style-name="ce13"/>
        <table:table-column table:style-name="co1" table:default-cell-style-name="ce2"/>
        <table:table-column table:style-name="co2" table:default-cell-style-name="ce13"/>
        <table:table-column table:style-name="co1" table:default-cell-style-name="ce2"/>
        <table:table-column table:style-name="co2" table:default-cell-style-name="ce13"/>
        <table:table-column table:style-name="co1" table:default-cell-style-name="ce2"/>
        <table:table-column table:style-name="co2" table:default-cell-style-name="ce13"/>
        <table:table-column table:style-name="co1" table:default-cell-style-name="ce2"/>
        <table:table-column table:style-name="co2" table:default-cell-style-name="ce13"/>
        <table:table-column table:style-name="co3" table:number-columns-repeated="2" table:default-cell-style-name="Default"/>
        <table:table-column table:style-name="co4" table:number-columns-repeated="3" table:default-cell-style-name="Default"/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/>
          <table:table-cell table:formula="of:=CHAR(9)&amp;&quot;dc.b $&quot;&amp;DEC2HEX([.A1];2)&amp;&quot;*Z+&quot;&amp;[.B1]&amp;&quot;,$&quot;&amp;DEC2HEX([.C1];2)&amp;&quot;*Z+&quot;&amp;[.D1]&amp;&quot;,$&quot;&amp;DEC2HEX([.E1];2)&amp;&quot;*Z+&quot;&amp;[.F1]&amp;&quot;,$&quot;&amp;DEC2HEX([.G1];2)&amp;&quot;*Z+&quot;&amp;[.H1]&amp;&quot;,$&quot;&amp;DEC2HEX([.I1];2)&amp;&quot;*Z+&quot;&amp;[.J1]&amp;&quot;,$&quot;&amp;DEC2HEX([.K1];2)&amp;&quot;*Z+&quot;&amp;[.L1]&amp;&quot;,$&quot;&amp;DEC2HEX([.M1];2)&amp;&quot;*Z+&quot;&amp;[.N1]&amp;&quot;,$&quot;&amp;DEC2HEX([.O1];2)&amp;&quot;*Z+&quot;&amp;[.P1]&amp;&quot;,$&quot;&amp;DEC2HEX([.Q1];2)&amp;&quot;*Z+&quot;&amp;[.R1]&amp;&quot;,$&quot;&amp;DEC2HEX([.S1];2)&amp;&quot;*Z+&quot;&amp;[.T1]&amp;&quot;,$&quot;&amp;DEC2HEX([.U1];2)&amp;&quot;*Z+&quot;&amp;[.V1]&amp;&quot;,$&quot;&amp;DEC2HEX([.W1];2)&amp;&quot;*Z+&quot;&amp;[.X1]&amp;&quot;,$&quot;&amp;DEC2HEX([.Y1];2)&amp;&quot;*Z+&quot;&amp;[.Z1]&amp;&quot;,$&quot;&amp;DEC2HEX([.AA1];2)&amp;&quot;*Z+&quot;&amp;[.AB1]&amp;&quot;,$&quot;&amp;DEC2HEX([.AC1];2)&amp;&quot;*Z+&quot;&amp;[.AD1]&amp;&quot;,$&quot;&amp;DEC2HEX([.AE1];2)&amp;&quot;*Z+&quot;&amp;[.AF1]" office:value-type="string" office:string-value="&#9;dc.b $01*Z+0,$03*Z+0,$03*Z+0,$03*Z+0,$03*Z+0,$03*Z+0,$03*Z+0,$03*Z+0,$03*Z+0,$03*Z+0,$03*Z+0,$03*Z+0,$03*Z+0,$03*Z+0,$03*Z+0,$01*Z+0" calcext:value-type="string">
            <text:p><text:tab/>dc.b $01*Z+0,$03*Z+0,$03*Z+0,$03*Z+0,$03*Z+0,$03*Z+0,$03*Z+0,$03*Z+0,$03*Z+0,$03*Z+0,$03*Z+0,$03*Z+0,$03*Z+0,$03*Z+0,$03*Z+0,$01*Z+0</text:p>
          </table:table-cell>
          <table:table-cell table:number-columns-repeated="3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2" calcext:value-type="float">
            <text:p>2</text:p>
          </table:table-cell>
          <table:table-cell table:style-name="ce25" office:value-type="float" office:value="0" calcext:value-type="float">
            <text:p>0</text:p>
          </table:table-cell>
          <table:table-cell/>
          <table:table-cell table:formula="of:=CHAR(9)&amp;&quot;dc.b $&quot;&amp;DEC2HEX([.A2];2)&amp;&quot;*Z+&quot;&amp;[.B2]&amp;&quot;,$&quot;&amp;DEC2HEX([.C2];2)&amp;&quot;*Z+&quot;&amp;[.D2]&amp;&quot;,$&quot;&amp;DEC2HEX([.E2];2)&amp;&quot;*Z+&quot;&amp;[.F2]&amp;&quot;,$&quot;&amp;DEC2HEX([.G2];2)&amp;&quot;*Z+&quot;&amp;[.H2]&amp;&quot;,$&quot;&amp;DEC2HEX([.I2];2)&amp;&quot;*Z+&quot;&amp;[.J2]&amp;&quot;,$&quot;&amp;DEC2HEX([.K2];2)&amp;&quot;*Z+&quot;&amp;[.L2]&amp;&quot;,$&quot;&amp;DEC2HEX([.M2];2)&amp;&quot;*Z+&quot;&amp;[.N2]&amp;&quot;,$&quot;&amp;DEC2HEX([.O2];2)&amp;&quot;*Z+&quot;&amp;[.P2]&amp;&quot;,$&quot;&amp;DEC2HEX([.Q2];2)&amp;&quot;*Z+&quot;&amp;[.R2]&amp;&quot;,$&quot;&amp;DEC2HEX([.S2];2)&amp;&quot;*Z+&quot;&amp;[.T2]&amp;&quot;,$&quot;&amp;DEC2HEX([.U2];2)&amp;&quot;*Z+&quot;&amp;[.V2]&amp;&quot;,$&quot;&amp;DEC2HEX([.W2];2)&amp;&quot;*Z+&quot;&amp;[.X2]&amp;&quot;,$&quot;&amp;DEC2HEX([.Y2];2)&amp;&quot;*Z+&quot;&amp;[.Z2]&amp;&quot;,$&quot;&amp;DEC2HEX([.AA2];2)&amp;&quot;*Z+&quot;&amp;[.AB2]&amp;&quot;,$&quot;&amp;DEC2HEX([.AC2];2)&amp;&quot;*Z+&quot;&amp;[.AD2]&amp;&quot;,$&quot;&amp;DEC2HEX([.AE2];2)&amp;&quot;*Z+&quot;&amp;[.AF2]" office:value-type="string" office:string-value="&#9;dc.b $02*Z+0,$00*Z+3,$00*Z+4,$00*Z+5,$00*Z+6,$00*Z+6,$02*Z+0,$00*Z+3,$00*Z+4,$00*Z+5,$00*Z+7,$00*Z+6,$00*Z+5,$00*Z+6,$00*Z+6,$02*Z+0" calcext:value-type="string">
            <text:p><text:tab/>dc.b $02*Z+0,$00*Z+3,$00*Z+4,$00*Z+5,$00*Z+6,$00*Z+6,$02*Z+0,$00*Z+3,$00*Z+4,$00*Z+5,$00*Z+7,$00*Z+6,$00*Z+5,$00*Z+6,$00*Z+6,$02*Z+0</text:p>
          </table:table-cell>
          <table:table-cell table:number-columns-repeated="3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2" calcext:value-type="float">
            <text:p>2</text:p>
          </table:table-cell>
          <table:table-cell table:style-name="ce25" office:value-type="float" office:value="0" calcext:value-type="float">
            <text:p>0</text:p>
          </table:table-cell>
          <table:table-cell/>
          <table:table-cell table:formula="of:=CHAR(9)&amp;&quot;dc.b $&quot;&amp;DEC2HEX([.A3];2)&amp;&quot;*Z+&quot;&amp;[.B3]&amp;&quot;,$&quot;&amp;DEC2HEX([.C3];2)&amp;&quot;*Z+&quot;&amp;[.D3]&amp;&quot;,$&quot;&amp;DEC2HEX([.E3];2)&amp;&quot;*Z+&quot;&amp;[.F3]&amp;&quot;,$&quot;&amp;DEC2HEX([.G3];2)&amp;&quot;*Z+&quot;&amp;[.H3]&amp;&quot;,$&quot;&amp;DEC2HEX([.I3];2)&amp;&quot;*Z+&quot;&amp;[.J3]&amp;&quot;,$&quot;&amp;DEC2HEX([.K3];2)&amp;&quot;*Z+&quot;&amp;[.L3]&amp;&quot;,$&quot;&amp;DEC2HEX([.M3];2)&amp;&quot;*Z+&quot;&amp;[.N3]&amp;&quot;,$&quot;&amp;DEC2HEX([.O3];2)&amp;&quot;*Z+&quot;&amp;[.P3]&amp;&quot;,$&quot;&amp;DEC2HEX([.Q3];2)&amp;&quot;*Z+&quot;&amp;[.R3]&amp;&quot;,$&quot;&amp;DEC2HEX([.S3];2)&amp;&quot;*Z+&quot;&amp;[.T3]&amp;&quot;,$&quot;&amp;DEC2HEX([.U3];2)&amp;&quot;*Z+&quot;&amp;[.V3]&amp;&quot;,$&quot;&amp;DEC2HEX([.W3];2)&amp;&quot;*Z+&quot;&amp;[.X3]&amp;&quot;,$&quot;&amp;DEC2HEX([.Y3];2)&amp;&quot;*Z+&quot;&amp;[.Z3]&amp;&quot;,$&quot;&amp;DEC2HEX([.AA3];2)&amp;&quot;*Z+&quot;&amp;[.AB3]&amp;&quot;,$&quot;&amp;DEC2HEX([.AC3];2)&amp;&quot;*Z+&quot;&amp;[.AD3]&amp;&quot;,$&quot;&amp;DEC2HEX([.AE3];2)&amp;&quot;*Z+&quot;&amp;[.AF3]" office:value-type="string" office:string-value="&#9;dc.b $02*Z+0,$00*Z+4,$06*Z+5,$03*Z+0,$07*Z+6,$00*Z+6,$02*Z+0,$00*Z+3,$0A*Z+3,$03*Z+0,$03*Z+0,$03*Z+0,$03*Z+0,$07*Z+7,$00*Z+6,$02*Z+0" calcext:value-type="string">
            <text:p><text:tab/>dc.b $02*Z+0,$00*Z+4,$06*Z+5,$03*Z+0,$07*Z+6,$00*Z+6,$02*Z+0,$00*Z+3,$0A*Z+3,$03*Z+0,$03*Z+0,$03*Z+0,$03*Z+0,$07*Z+7,$00*Z+6,$02*Z+0</text:p>
          </table:table-cell>
          <table:table-cell table:number-columns-repeated="3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19" office:value-type="float" office:value="2" calcext:value-type="float">
            <text:p>2</text:p>
          </table:table-cell>
          <table:table-cell table:style-name="ce25" office:value-type="float" office:value="0" calcext:value-type="float">
            <text:p>0</text:p>
          </table:table-cell>
          <table:table-cell/>
          <table:table-cell table:formula="of:=CHAR(9)&amp;&quot;dc.b $&quot;&amp;DEC2HEX([.A4];2)&amp;&quot;*Z+&quot;&amp;[.B4]&amp;&quot;,$&quot;&amp;DEC2HEX([.C4];2)&amp;&quot;*Z+&quot;&amp;[.D4]&amp;&quot;,$&quot;&amp;DEC2HEX([.E4];2)&amp;&quot;*Z+&quot;&amp;[.F4]&amp;&quot;,$&quot;&amp;DEC2HEX([.G4];2)&amp;&quot;*Z+&quot;&amp;[.H4]&amp;&quot;,$&quot;&amp;DEC2HEX([.I4];2)&amp;&quot;*Z+&quot;&amp;[.J4]&amp;&quot;,$&quot;&amp;DEC2HEX([.K4];2)&amp;&quot;*Z+&quot;&amp;[.L4]&amp;&quot;,$&quot;&amp;DEC2HEX([.M4];2)&amp;&quot;*Z+&quot;&amp;[.N4]&amp;&quot;,$&quot;&amp;DEC2HEX([.O4];2)&amp;&quot;*Z+&quot;&amp;[.P4]&amp;&quot;,$&quot;&amp;DEC2HEX([.Q4];2)&amp;&quot;*Z+&quot;&amp;[.R4]&amp;&quot;,$&quot;&amp;DEC2HEX([.S4];2)&amp;&quot;*Z+&quot;&amp;[.T4]&amp;&quot;,$&quot;&amp;DEC2HEX([.U4];2)&amp;&quot;*Z+&quot;&amp;[.V4]&amp;&quot;,$&quot;&amp;DEC2HEX([.W4];2)&amp;&quot;*Z+&quot;&amp;[.X4]&amp;&quot;,$&quot;&amp;DEC2HEX([.Y4];2)&amp;&quot;*Z+&quot;&amp;[.Z4]&amp;&quot;,$&quot;&amp;DEC2HEX([.AA4];2)&amp;&quot;*Z+&quot;&amp;[.AB4]&amp;&quot;,$&quot;&amp;DEC2HEX([.AC4];2)&amp;&quot;*Z+&quot;&amp;[.AD4]&amp;&quot;,$&quot;&amp;DEC2HEX([.AE4];2)&amp;&quot;*Z+&quot;&amp;[.AF4]" office:value-type="string" office:string-value="&#9;dc.b $02*Z+0,$00*Z+3,$05*Z+4,$03*Z+0,$02*Z+0,$00*Z+0,$02*Z+0,$00*Z+2,$00*Z+1,$00*Z+3,$00*Z+4,$00*Z+4,$00*Z+5,$02*Z+0,$00*Z+7,$02*Z+0" calcext:value-type="string">
            <text:p><text:tab/>dc.b $02*Z+0,$00*Z+3,$05*Z+4,$03*Z+0,$02*Z+0,$00*Z+0,$02*Z+0,$00*Z+2,$00*Z+1,$00*Z+3,$00*Z+4,$00*Z+4,$00*Z+5,$02*Z+0,$00*Z+7,$02*Z+0</text:p>
          </table:table-cell>
          <table:table-cell table:number-columns-repeated="3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19" office:value-type="float" office:value="2" calcext:value-type="float">
            <text:p>2</text:p>
          </table:table-cell>
          <table:table-cell table:style-name="ce25" office:value-type="float" office:value="0" calcext:value-type="float">
            <text:p>0</text:p>
          </table:table-cell>
          <table:table-cell/>
          <table:table-cell table:formula="of:=CHAR(9)&amp;&quot;dc.b $&quot;&amp;DEC2HEX([.A5];2)&amp;&quot;*Z+&quot;&amp;[.B5]&amp;&quot;,$&quot;&amp;DEC2HEX([.C5];2)&amp;&quot;*Z+&quot;&amp;[.D5]&amp;&quot;,$&quot;&amp;DEC2HEX([.E5];2)&amp;&quot;*Z+&quot;&amp;[.F5]&amp;&quot;,$&quot;&amp;DEC2HEX([.G5];2)&amp;&quot;*Z+&quot;&amp;[.H5]&amp;&quot;,$&quot;&amp;DEC2HEX([.I5];2)&amp;&quot;*Z+&quot;&amp;[.J5]&amp;&quot;,$&quot;&amp;DEC2HEX([.K5];2)&amp;&quot;*Z+&quot;&amp;[.L5]&amp;&quot;,$&quot;&amp;DEC2HEX([.M5];2)&amp;&quot;*Z+&quot;&amp;[.N5]&amp;&quot;,$&quot;&amp;DEC2HEX([.O5];2)&amp;&quot;*Z+&quot;&amp;[.P5]&amp;&quot;,$&quot;&amp;DEC2HEX([.Q5];2)&amp;&quot;*Z+&quot;&amp;[.R5]&amp;&quot;,$&quot;&amp;DEC2HEX([.S5];2)&amp;&quot;*Z+&quot;&amp;[.T5]&amp;&quot;,$&quot;&amp;DEC2HEX([.U5];2)&amp;&quot;*Z+&quot;&amp;[.V5]&amp;&quot;,$&quot;&amp;DEC2HEX([.W5];2)&amp;&quot;*Z+&quot;&amp;[.X5]&amp;&quot;,$&quot;&amp;DEC2HEX([.Y5];2)&amp;&quot;*Z+&quot;&amp;[.Z5]&amp;&quot;,$&quot;&amp;DEC2HEX([.AA5];2)&amp;&quot;*Z+&quot;&amp;[.AB5]&amp;&quot;,$&quot;&amp;DEC2HEX([.AC5];2)&amp;&quot;*Z+&quot;&amp;[.AD5]&amp;&quot;,$&quot;&amp;DEC2HEX([.AE5];2)&amp;&quot;*Z+&quot;&amp;[.AF5]" office:value-type="string" office:string-value="&#9;dc.b $02*Z+0,$07*Z+2,$00*Z+3,$05*Z+4,$02*Z+0,$00*Z+0,$05*Z+0,$03*Z+0,$03*Z+0,$03*Z+0,$07*Z+3,$00*Z+4,$00*Z+5,$02*Z+0,$00*Z+7,$02*Z+0" calcext:value-type="string">
            <text:p><text:tab/>dc.b $02*Z+0,$07*Z+2,$00*Z+3,$05*Z+4,$02*Z+0,$00*Z+0,$05*Z+0,$03*Z+0,$03*Z+0,$03*Z+0,$07*Z+3,$00*Z+4,$00*Z+5,$02*Z+0,$00*Z+7,$02*Z+0</text:p>
          </table:table-cell>
          <table:table-cell table:number-columns-repeated="3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25" office:value-type="float" office:value="0" calcext:value-type="float">
            <text:p>0</text:p>
          </table:table-cell>
          <table:table-cell/>
          <table:table-cell table:formula="of:=CHAR(9)&amp;&quot;dc.b $&quot;&amp;DEC2HEX([.A6];2)&amp;&quot;*Z+&quot;&amp;[.B6]&amp;&quot;,$&quot;&amp;DEC2HEX([.C6];2)&amp;&quot;*Z+&quot;&amp;[.D6]&amp;&quot;,$&quot;&amp;DEC2HEX([.E6];2)&amp;&quot;*Z+&quot;&amp;[.F6]&amp;&quot;,$&quot;&amp;DEC2HEX([.G6];2)&amp;&quot;*Z+&quot;&amp;[.H6]&amp;&quot;,$&quot;&amp;DEC2HEX([.I6];2)&amp;&quot;*Z+&quot;&amp;[.J6]&amp;&quot;,$&quot;&amp;DEC2HEX([.K6];2)&amp;&quot;*Z+&quot;&amp;[.L6]&amp;&quot;,$&quot;&amp;DEC2HEX([.M6];2)&amp;&quot;*Z+&quot;&amp;[.N6]&amp;&quot;,$&quot;&amp;DEC2HEX([.O6];2)&amp;&quot;*Z+&quot;&amp;[.P6]&amp;&quot;,$&quot;&amp;DEC2HEX([.Q6];2)&amp;&quot;*Z+&quot;&amp;[.R6]&amp;&quot;,$&quot;&amp;DEC2HEX([.S6];2)&amp;&quot;*Z+&quot;&amp;[.T6]&amp;&quot;,$&quot;&amp;DEC2HEX([.U6];2)&amp;&quot;*Z+&quot;&amp;[.V6]&amp;&quot;,$&quot;&amp;DEC2HEX([.W6];2)&amp;&quot;*Z+&quot;&amp;[.X6]&amp;&quot;,$&quot;&amp;DEC2HEX([.Y6];2)&amp;&quot;*Z+&quot;&amp;[.Z6]&amp;&quot;,$&quot;&amp;DEC2HEX([.AA6];2)&amp;&quot;*Z+&quot;&amp;[.AB6]&amp;&quot;,$&quot;&amp;DEC2HEX([.AC6];2)&amp;&quot;*Z+&quot;&amp;[.AD6]&amp;&quot;,$&quot;&amp;DEC2HEX([.AE6];2)&amp;&quot;*Z+&quot;&amp;[.AF6]" office:value-type="string" office:string-value="&#9;dc.b $02*Z+0,$03*Z+0,$07*Z+3,$00*Z+4,$05*Z+4,$07*Z+0,$00*Z+7,$00*Z+6,$02*Z+0,$02*Z+0,$04*Z+4,$00*Z+4,$00*Z+6,$02*Z+0,$00*Z+1,$02*Z+0" calcext:value-type="string">
            <text:p><text:tab/>dc.b $02*Z+0,$03*Z+0,$07*Z+3,$00*Z+4,$05*Z+4,$07*Z+0,$00*Z+7,$00*Z+6,$02*Z+0,$02*Z+0,$04*Z+4,$00*Z+4,$00*Z+6,$02*Z+0,$00*Z+1,$02*Z+0</text:p>
          </table:table-cell>
          <table:table-cell table:number-columns-repeated="3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table:style-name="ce25" office:value-type="float" office:value="0" calcext:value-type="float">
            <text:p>0</text:p>
          </table:table-cell>
          <table:table-cell/>
          <table:table-cell table:formula="of:=CHAR(9)&amp;&quot;dc.b $&quot;&amp;DEC2HEX([.A7];2)&amp;&quot;*Z+&quot;&amp;[.B7]&amp;&quot;,$&quot;&amp;DEC2HEX([.C7];2)&amp;&quot;*Z+&quot;&amp;[.D7]&amp;&quot;,$&quot;&amp;DEC2HEX([.E7];2)&amp;&quot;*Z+&quot;&amp;[.F7]&amp;&quot;,$&quot;&amp;DEC2HEX([.G7];2)&amp;&quot;*Z+&quot;&amp;[.H7]&amp;&quot;,$&quot;&amp;DEC2HEX([.I7];2)&amp;&quot;*Z+&quot;&amp;[.J7]&amp;&quot;,$&quot;&amp;DEC2HEX([.K7];2)&amp;&quot;*Z+&quot;&amp;[.L7]&amp;&quot;,$&quot;&amp;DEC2HEX([.M7];2)&amp;&quot;*Z+&quot;&amp;[.N7]&amp;&quot;,$&quot;&amp;DEC2HEX([.O7];2)&amp;&quot;*Z+&quot;&amp;[.P7]&amp;&quot;,$&quot;&amp;DEC2HEX([.Q7];2)&amp;&quot;*Z+&quot;&amp;[.R7]&amp;&quot;,$&quot;&amp;DEC2HEX([.S7];2)&amp;&quot;*Z+&quot;&amp;[.T7]&amp;&quot;,$&quot;&amp;DEC2HEX([.U7];2)&amp;&quot;*Z+&quot;&amp;[.V7]&amp;&quot;,$&quot;&amp;DEC2HEX([.W7];2)&amp;&quot;*Z+&quot;&amp;[.X7]&amp;&quot;,$&quot;&amp;DEC2HEX([.Y7];2)&amp;&quot;*Z+&quot;&amp;[.Z7]&amp;&quot;,$&quot;&amp;DEC2HEX([.AA7];2)&amp;&quot;*Z+&quot;&amp;[.AB7]&amp;&quot;,$&quot;&amp;DEC2HEX([.AC7];2)&amp;&quot;*Z+&quot;&amp;[.AD7]&amp;&quot;,$&quot;&amp;DEC2HEX([.AE7];2)&amp;&quot;*Z+&quot;&amp;[.AF7]" office:value-type="string" office:string-value="&#9;dc.b $02*Z+0,$03*Z+0,$03*Z+0,$08*Z+5,$00*Z+5,$05*Z+5,$07*Z+7,$00*Z+7,$02*Z+0,$02*Z+0,$00*Z+4,$00*Z+5,$06*Z+6,$04*Z+1,$00*Z+0,$02*Z+0" calcext:value-type="string">
            <text:p><text:tab/>dc.b $02*Z+0,$03*Z+0,$03*Z+0,$08*Z+5,$00*Z+5,$05*Z+5,$07*Z+7,$00*Z+7,$02*Z+0,$02*Z+0,$00*Z+4,$00*Z+5,$06*Z+6,$04*Z+1,$00*Z+0,$02*Z+0</text:p>
          </table:table-cell>
          <table:table-cell table:number-columns-repeated="3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table:style-name="ce25" office:value-type="float" office:value="0" calcext:value-type="float">
            <text:p>0</text:p>
          </table:table-cell>
          <table:table-cell/>
          <table:table-cell table:formula="of:=CHAR(9)&amp;&quot;dc.b $&quot;&amp;DEC2HEX([.A8];2)&amp;&quot;*Z+&quot;&amp;[.B8]&amp;&quot;,$&quot;&amp;DEC2HEX([.C8];2)&amp;&quot;*Z+&quot;&amp;[.D8]&amp;&quot;,$&quot;&amp;DEC2HEX([.E8];2)&amp;&quot;*Z+&quot;&amp;[.F8]&amp;&quot;,$&quot;&amp;DEC2HEX([.G8];2)&amp;&quot;*Z+&quot;&amp;[.H8]&amp;&quot;,$&quot;&amp;DEC2HEX([.I8];2)&amp;&quot;*Z+&quot;&amp;[.J8]&amp;&quot;,$&quot;&amp;DEC2HEX([.K8];2)&amp;&quot;*Z+&quot;&amp;[.L8]&amp;&quot;,$&quot;&amp;DEC2HEX([.M8];2)&amp;&quot;*Z+&quot;&amp;[.N8]&amp;&quot;,$&quot;&amp;DEC2HEX([.O8];2)&amp;&quot;*Z+&quot;&amp;[.P8]&amp;&quot;,$&quot;&amp;DEC2HEX([.Q8];2)&amp;&quot;*Z+&quot;&amp;[.R8]&amp;&quot;,$&quot;&amp;DEC2HEX([.S8];2)&amp;&quot;*Z+&quot;&amp;[.T8]&amp;&quot;,$&quot;&amp;DEC2HEX([.U8];2)&amp;&quot;*Z+&quot;&amp;[.V8]&amp;&quot;,$&quot;&amp;DEC2HEX([.W8];2)&amp;&quot;*Z+&quot;&amp;[.X8]&amp;&quot;,$&quot;&amp;DEC2HEX([.Y8];2)&amp;&quot;*Z+&quot;&amp;[.Z8]&amp;&quot;,$&quot;&amp;DEC2HEX([.AA8];2)&amp;&quot;*Z+&quot;&amp;[.AB8]&amp;&quot;,$&quot;&amp;DEC2HEX([.AC8];2)&amp;&quot;*Z+&quot;&amp;[.AD8]&amp;&quot;,$&quot;&amp;DEC2HEX([.AE8];2)&amp;&quot;*Z+&quot;&amp;[.AF8]" office:value-type="string" office:string-value="&#9;dc.b $02*Z+0,$00*Z+4,$00*Z+5,$00*Z+6,$00*Z+6,$00*Z+6,$02*Z+0,$00*Z+0,$05*Z+0,$04*Z+5,$00*Z+6,$00*Z+6,$02*Z+0,$00*Z+1,$00*Z+0,$02*Z+0" calcext:value-type="string">
            <text:p><text:tab/>dc.b $02*Z+0,$00*Z+4,$00*Z+5,$00*Z+6,$00*Z+6,$00*Z+6,$02*Z+0,$00*Z+0,$05*Z+0,$04*Z+5,$00*Z+6,$00*Z+6,$02*Z+0,$00*Z+1,$00*Z+0,$02*Z+0</text:p>
          </table:table-cell>
          <table:table-cell table:number-columns-repeated="3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table:style-name="ce25" office:value-type="float" office:value="0" calcext:value-type="float">
            <text:p>0</text:p>
          </table:table-cell>
          <table:table-cell/>
          <table:table-cell table:formula="of:=CHAR(9)&amp;&quot;dc.b $&quot;&amp;DEC2HEX([.A9];2)&amp;&quot;*Z+&quot;&amp;[.B9]&amp;&quot;,$&quot;&amp;DEC2HEX([.C9];2)&amp;&quot;*Z+&quot;&amp;[.D9]&amp;&quot;,$&quot;&amp;DEC2HEX([.E9];2)&amp;&quot;*Z+&quot;&amp;[.F9]&amp;&quot;,$&quot;&amp;DEC2HEX([.G9];2)&amp;&quot;*Z+&quot;&amp;[.H9]&amp;&quot;,$&quot;&amp;DEC2HEX([.I9];2)&amp;&quot;*Z+&quot;&amp;[.J9]&amp;&quot;,$&quot;&amp;DEC2HEX([.K9];2)&amp;&quot;*Z+&quot;&amp;[.L9]&amp;&quot;,$&quot;&amp;DEC2HEX([.M9];2)&amp;&quot;*Z+&quot;&amp;[.N9]&amp;&quot;,$&quot;&amp;DEC2HEX([.O9];2)&amp;&quot;*Z+&quot;&amp;[.P9]&amp;&quot;,$&quot;&amp;DEC2HEX([.Q9];2)&amp;&quot;*Z+&quot;&amp;[.R9]&amp;&quot;,$&quot;&amp;DEC2HEX([.S9];2)&amp;&quot;*Z+&quot;&amp;[.T9]&amp;&quot;,$&quot;&amp;DEC2HEX([.U9];2)&amp;&quot;*Z+&quot;&amp;[.V9]&amp;&quot;,$&quot;&amp;DEC2HEX([.W9];2)&amp;&quot;*Z+&quot;&amp;[.X9]&amp;&quot;,$&quot;&amp;DEC2HEX([.Y9];2)&amp;&quot;*Z+&quot;&amp;[.Z9]&amp;&quot;,$&quot;&amp;DEC2HEX([.AA9];2)&amp;&quot;*Z+&quot;&amp;[.AB9]&amp;&quot;,$&quot;&amp;DEC2HEX([.AC9];2)&amp;&quot;*Z+&quot;&amp;[.AD9]&amp;&quot;,$&quot;&amp;DEC2HEX([.AE9];2)&amp;&quot;*Z+&quot;&amp;[.AF9]" office:value-type="string" office:string-value="&#9;dc.b $02*Z+3,$00*Z+3,$00*Z+4,$06*Z+6,$03*Z+0,$03*Z+0,$02*Z+0,$00*Z+1,$00*Z+0,$00*Z+6,$00*Z+6,$00*Z+6,$02*Z+0,$0C*Z+1,$0C*Z+0,$02*Z+0" calcext:value-type="string">
            <text:p><text:tab/>dc.b $02*Z+3,$00*Z+3,$00*Z+4,$06*Z+6,$03*Z+0,$03*Z+0,$02*Z+0,$00*Z+1,$00*Z+0,$00*Z+6,$00*Z+6,$00*Z+6,$02*Z+0,$0C*Z+1,$0C*Z+0,$02*Z+0</text:p>
          </table:table-cell>
          <table:table-cell table:number-columns-repeated="3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table:style-name="ce25" office:value-type="float" office:value="0" calcext:value-type="float">
            <text:p>0</text:p>
          </table:table-cell>
          <table:table-cell/>
          <table:table-cell table:formula="of:=CHAR(9)&amp;&quot;dc.b $&quot;&amp;DEC2HEX([.A10];2)&amp;&quot;*Z+&quot;&amp;[.B10]&amp;&quot;,$&quot;&amp;DEC2HEX([.C10];2)&amp;&quot;*Z+&quot;&amp;[.D10]&amp;&quot;,$&quot;&amp;DEC2HEX([.E10];2)&amp;&quot;*Z+&quot;&amp;[.F10]&amp;&quot;,$&quot;&amp;DEC2HEX([.G10];2)&amp;&quot;*Z+&quot;&amp;[.H10]&amp;&quot;,$&quot;&amp;DEC2HEX([.I10];2)&amp;&quot;*Z+&quot;&amp;[.J10]&amp;&quot;,$&quot;&amp;DEC2HEX([.K10];2)&amp;&quot;*Z+&quot;&amp;[.L10]&amp;&quot;,$&quot;&amp;DEC2HEX([.M10];2)&amp;&quot;*Z+&quot;&amp;[.N10]&amp;&quot;,$&quot;&amp;DEC2HEX([.O10];2)&amp;&quot;*Z+&quot;&amp;[.P10]&amp;&quot;,$&quot;&amp;DEC2HEX([.Q10];2)&amp;&quot;*Z+&quot;&amp;[.R10]&amp;&quot;,$&quot;&amp;DEC2HEX([.S10];2)&amp;&quot;*Z+&quot;&amp;[.T10]&amp;&quot;,$&quot;&amp;DEC2HEX([.U10];2)&amp;&quot;*Z+&quot;&amp;[.V10]&amp;&quot;,$&quot;&amp;DEC2HEX([.W10];2)&amp;&quot;*Z+&quot;&amp;[.X10]&amp;&quot;,$&quot;&amp;DEC2HEX([.Y10];2)&amp;&quot;*Z+&quot;&amp;[.Z10]&amp;&quot;,$&quot;&amp;DEC2HEX([.AA10];2)&amp;&quot;*Z+&quot;&amp;[.AB10]&amp;&quot;,$&quot;&amp;DEC2HEX([.AC10];2)&amp;&quot;*Z+&quot;&amp;[.AD10]&amp;&quot;,$&quot;&amp;DEC2HEX([.AE10];2)&amp;&quot;*Z+&quot;&amp;[.AF10]" office:value-type="string" office:string-value="&#9;dc.b $02*Z+2,$00*Z+2,$00*Z+3,$05*Z+3,$03*Z+0,$03*Z+0,$03*Z+0,$03*Z+0,$03*Z+0,$03*Z+0,$03*Z+0,$03*Z+0,$04*Z+1,$00*Z+0,$00*Z+0,$02*Z+0" calcext:value-type="string">
            <text:p><text:tab/>dc.b $02*Z+2,$00*Z+2,$00*Z+3,$05*Z+3,$03*Z+0,$03*Z+0,$03*Z+0,$03*Z+0,$03*Z+0,$03*Z+0,$03*Z+0,$03*Z+0,$04*Z+1,$00*Z+0,$00*Z+0,$02*Z+0</text:p>
          </table:table-cell>
          <table:table-cell table:number-columns-repeated="3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table:style-name="ce25" office:value-type="float" office:value="0" calcext:value-type="float">
            <text:p>0</text:p>
          </table:table-cell>
          <table:table-cell/>
          <table:table-cell table:formula="of:=CHAR(9)&amp;&quot;dc.b $&quot;&amp;DEC2HEX([.A11];2)&amp;&quot;*Z+&quot;&amp;[.B11]&amp;&quot;,$&quot;&amp;DEC2HEX([.C11];2)&amp;&quot;*Z+&quot;&amp;[.D11]&amp;&quot;,$&quot;&amp;DEC2HEX([.E11];2)&amp;&quot;*Z+&quot;&amp;[.F11]&amp;&quot;,$&quot;&amp;DEC2HEX([.G11];2)&amp;&quot;*Z+&quot;&amp;[.H11]&amp;&quot;,$&quot;&amp;DEC2HEX([.I11];2)&amp;&quot;*Z+&quot;&amp;[.J11]&amp;&quot;,$&quot;&amp;DEC2HEX([.K11];2)&amp;&quot;*Z+&quot;&amp;[.L11]&amp;&quot;,$&quot;&amp;DEC2HEX([.M11];2)&amp;&quot;*Z+&quot;&amp;[.N11]&amp;&quot;,$&quot;&amp;DEC2HEX([.O11];2)&amp;&quot;*Z+&quot;&amp;[.P11]&amp;&quot;,$&quot;&amp;DEC2HEX([.Q11];2)&amp;&quot;*Z+&quot;&amp;[.R11]&amp;&quot;,$&quot;&amp;DEC2HEX([.S11];2)&amp;&quot;*Z+&quot;&amp;[.T11]&amp;&quot;,$&quot;&amp;DEC2HEX([.U11];2)&amp;&quot;*Z+&quot;&amp;[.V11]&amp;&quot;,$&quot;&amp;DEC2HEX([.W11];2)&amp;&quot;*Z+&quot;&amp;[.X11]&amp;&quot;,$&quot;&amp;DEC2HEX([.Y11];2)&amp;&quot;*Z+&quot;&amp;[.Z11]&amp;&quot;,$&quot;&amp;DEC2HEX([.AA11];2)&amp;&quot;*Z+&quot;&amp;[.AB11]&amp;&quot;,$&quot;&amp;DEC2HEX([.AC11];2)&amp;&quot;*Z+&quot;&amp;[.AD11]&amp;&quot;,$&quot;&amp;DEC2HEX([.AE11];2)&amp;&quot;*Z+&quot;&amp;[.AF11]" office:value-type="string" office:string-value="&#9;dc.b $02*Z+2,$00*Z+2,$00*Z+2,$00*Z+2,$00*Z+2,$00*Z+2,$00*Z+2,$00*Z+2,$00*Z+2,$00*Z+2,$00*Z+2,$00*Z+2,$00*Z+1,$00*Z+0,$00*Z+0,$02*Z+0" calcext:value-type="string">
            <text:p><text:tab/>dc.b $02*Z+2,$00*Z+2,$00*Z+2,$00*Z+2,$00*Z+2,$00*Z+2,$00*Z+2,$00*Z+2,$00*Z+2,$00*Z+2,$00*Z+2,$00*Z+2,$00*Z+1,$00*Z+0,$00*Z+0,$02*Z+0</text:p>
          </table:table-cell>
          <table:table-cell table:number-columns-repeated="3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0" calcext:value-type="float">
            <text:p>0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0" calcext:value-type="float">
            <text:p>0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0" calcext:value-type="float">
            <text:p>0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0" calcext:value-type="float">
            <text:p>0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0" calcext:value-type="float">
            <text:p>0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0" calcext:value-type="float">
            <text:p>0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0" calcext:value-type="float">
            <text:p>0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0" calcext:value-type="float">
            <text:p>0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0" calcext:value-type="float">
            <text:p>0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0" calcext:value-type="float">
            <text:p>0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0" calcext:value-type="float">
            <text:p>0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0" calcext:value-type="float">
            <text:p>0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0" calcext:value-type="float">
            <text:p>0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6" office:value-type="float" office:value="0" calcext:value-type="float">
            <text:p>0</text:p>
          </table:table-cell>
          <table:table-cell/>
          <table:table-cell table:formula="of:=CHAR(9)&amp;&quot;dc.b $&quot;&amp;DEC2HEX([.A12];2)&amp;&quot;*Z+&quot;&amp;[.B12]&amp;&quot;,$&quot;&amp;DEC2HEX([.C12];2)&amp;&quot;*Z+&quot;&amp;[.D12]&amp;&quot;,$&quot;&amp;DEC2HEX([.E12];2)&amp;&quot;*Z+&quot;&amp;[.F12]&amp;&quot;,$&quot;&amp;DEC2HEX([.G12];2)&amp;&quot;*Z+&quot;&amp;[.H12]&amp;&quot;,$&quot;&amp;DEC2HEX([.I12];2)&amp;&quot;*Z+&quot;&amp;[.J12]&amp;&quot;,$&quot;&amp;DEC2HEX([.K12];2)&amp;&quot;*Z+&quot;&amp;[.L12]&amp;&quot;,$&quot;&amp;DEC2HEX([.M12];2)&amp;&quot;*Z+&quot;&amp;[.N12]&amp;&quot;,$&quot;&amp;DEC2HEX([.O12];2)&amp;&quot;*Z+&quot;&amp;[.P12]&amp;&quot;,$&quot;&amp;DEC2HEX([.Q12];2)&amp;&quot;*Z+&quot;&amp;[.R12]&amp;&quot;,$&quot;&amp;DEC2HEX([.S12];2)&amp;&quot;*Z+&quot;&amp;[.T12]&amp;&quot;,$&quot;&amp;DEC2HEX([.U12];2)&amp;&quot;*Z+&quot;&amp;[.V12]&amp;&quot;,$&quot;&amp;DEC2HEX([.W12];2)&amp;&quot;*Z+&quot;&amp;[.X12]&amp;&quot;,$&quot;&amp;DEC2HEX([.Y12];2)&amp;&quot;*Z+&quot;&amp;[.Z12]&amp;&quot;,$&quot;&amp;DEC2HEX([.AA12];2)&amp;&quot;*Z+&quot;&amp;[.AB12]&amp;&quot;,$&quot;&amp;DEC2HEX([.AC12];2)&amp;&quot;*Z+&quot;&amp;[.AD12]&amp;&quot;,$&quot;&amp;DEC2HEX([.AE12];2)&amp;&quot;*Z+&quot;&amp;[.AF12]" office:value-type="string" office:string-value="&#9;dc.b $01*Z+0,$03*Z+0,$03*Z+0,$03*Z+0,$03*Z+0,$03*Z+0,$03*Z+0,$03*Z+0,$03*Z+0,$03*Z+0,$03*Z+0,$03*Z+0,$03*Z+0,$03*Z+0,$03*Z+0,$01*Z+0" calcext:value-type="string">
            <text:p><text:tab/>dc.b $01*Z+0,$03*Z+0,$03*Z+0,$03*Z+0,$03*Z+0,$03*Z+0,$03*Z+0,$03*Z+0,$03*Z+0,$03*Z+0,$03*Z+0,$03*Z+0,$03*Z+0,$03*Z+0,$03*Z+0,$01*Z+0</text:p>
          </table:table-cell>
          <table:table-cell table:number-columns-repeated="3"/>
        </table:table-row>
        <table:table-row table:style-name="ro1">
          <table:table-cell table:number-columns-repeated="34"/>
          <table:table-cell table:style-name="ce31" office:value-type="float" office:value="7" calcext:value-type="float">
            <text:p>7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</table:table-row>
        <table:table-row table:style-name="ro1">
          <table:table-cell table:number-columns-repeated="34"/>
          <table:table-cell table:style-name="ce31" office:value-type="float" office:value="6" calcext:value-type="float">
            <text:p>6</text:p>
          </table:table-cell>
          <table:table-cell table:style-name="ce31" office:value-type="string" calcext:value-type="string">
            <text:p>x</text:p>
          </table:table-cell>
          <table:table-cell table:style-name="ce31" office:value-type="float" office:value="2" calcext:value-type="float">
            <text:p>2</text:p>
          </table:table-cell>
        </table:table-row>
        <table:table-row table:style-name="ro1">
          <table:table-cell table:number-columns-repeated="34"/>
          <table:table-cell table:style-name="ce31" office:value-type="float" office:value="5" calcext:value-type="float">
            <text:p>5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3" calcext:value-type="float">
            <text:p>3</text:p>
          </table:table-cell>
        </table:table-row>
        <table:table-row table:style-name="ro1" table:visibility="collapse" table:number-rows-repeated="5">
          <table:table-cell table:number-columns-repeated="37"/>
        </table:table-row>
        <table:table-row table:style-name="ro2">
          <table:table-cell table:style-name="ce8" table:formula="of:=IF([.A1]=0;[$Caractères.$B$2];IF([.A1]=1;[$Caractères.$B$3];IF([.A1]=2;[$Caractères.$B$4];IF([.A1]=3;[$Caractères.$B$5];IF([.A1]=4;[$Caractères.$B$6];IF([.A1]=5;[$Caractères.$B$7];IF([.A1]=6;[$Caractères.$B$8];IF([.A1]=7;[$Caractères.$B$9];IF([.A1]=8;[$Caractères.$B$10];IF([.A1]=9;[$Caractères.$B$11];IF([.A1]=10;[$Caractères.$B$12];IF([.A1]=11;[$Caractères.$B$13];IF([.A1]=12;[$Caractères.$B$14];&quot;&quot;)))))))))))))" office:value-type="string" office:string-value="▐▌" calcext:value-type="string">
            <text:p>▐▌</text:p>
          </table:table-cell>
          <table:table-cell table:style-name="ce47" table:formula="of:=IF(AND([.A1]&gt;0;[.A1]&lt;4);&quot;&quot;;IF([.B1]=0;[$Caractères.$H$2];IF([.B1]=1;[$Caractères.$H$3];IF([.B1]=2;[$Caractères.$H$4];IF([.B1]=3;[$Caractères.$H$5];IF([.B1]=4;[$Caractères.$H$6];IF([.B1]=5;[$Caractères.$H$7];IF([.B1]=6;[$Caractères.$H$8];IF([.B1]=7;[$Caractères.$H$9];&quot;x&quot;)))))))))">
            <text:p/>
          </table:table-cell>
          <table:table-cell table:style-name="ce53" table:formula="of:=IF([.C1]=0;[$Caractères.$B$2];IF([.C1]=1;[$Caractères.$B$3];IF([.C1]=2;[$Caractères.$B$4];IF([.C1]=3;[$Caractères.$B$5];IF([.C1]=4;[$Caractères.$B$6];IF([.C1]=5;[$Caractères.$B$7];IF([.C1]=6;[$Caractères.$B$8];IF([.C1]=7;[$Caractères.$B$9];IF([.C1]=8;[$Caractères.$B$10];IF([.C1]=9;[$Caractères.$B$11];IF([.C1]=10;[$Caractères.$B$12];IF([.C1]=11;[$Caractères.$B$13];IF([.C1]=12;[$Caractères.$B$14];&quot;&quot;)))))))))))))" office:value-type="string" office:string-value="─" calcext:value-type="string">
            <text:p>─</text:p>
          </table:table-cell>
          <table:table-cell table:style-name="ce56" table:formula="of:=IF(AND([.C1]&gt;0;[.C1]&lt;4);&quot;&quot;;IF([.D1]=0;[$Caractères.$H$2];IF([.D1]=1;[$Caractères.$H$3];IF([.D1]=2;[$Caractères.$H$4];IF([.D1]=3;[$Caractères.$H$5];IF([.D1]=4;[$Caractères.$H$6];IF([.D1]=5;[$Caractères.$H$7];IF([.D1]=6;[$Caractères.$H$8];IF([.D1]=7;[$Caractères.$H$9];&quot;x&quot;)))))))))">
            <text:p/>
          </table:table-cell>
          <table:table-cell table:style-name="ce59" table:formula="of:=IF([.E1]=0;[$Caractères.$B$2];IF([.E1]=1;[$Caractères.$B$3];IF([.E1]=2;[$Caractères.$B$4];IF([.E1]=3;[$Caractères.$B$5];IF([.E1]=4;[$Caractères.$B$6];IF([.E1]=5;[$Caractères.$B$7];IF([.E1]=6;[$Caractères.$B$8];IF([.E1]=7;[$Caractères.$B$9];IF([.E1]=8;[$Caractères.$B$10];IF([.E1]=9;[$Caractères.$B$11];IF([.E1]=10;[$Caractères.$B$12];IF([.E1]=11;[$Caractères.$B$13];IF([.E1]=12;[$Caractères.$B$14];&quot;&quot;)))))))))))))" office:value-type="string" office:string-value="─" calcext:value-type="string">
            <text:p>─</text:p>
          </table:table-cell>
          <table:table-cell table:style-name="ce47" table:formula="of:=IF(AND([.E1]&gt;0;[.E1]&lt;4);&quot;&quot;;IF([.F1]=0;[$Caractères.$H$2];IF([.F1]=1;[$Caractères.$H$3];IF([.F1]=2;[$Caractères.$H$4];IF([.F1]=3;[$Caractères.$H$5];IF([.F1]=4;[$Caractères.$H$6];IF([.F1]=5;[$Caractères.$H$7];IF([.F1]=6;[$Caractères.$H$8];IF([.F1]=7;[$Caractères.$H$9];&quot;x&quot;)))))))))">
            <text:p/>
          </table:table-cell>
          <table:table-cell table:style-name="ce53" table:formula="of:=IF([.G1]=0;[$Caractères.$B$2];IF([.G1]=1;[$Caractères.$B$3];IF([.G1]=2;[$Caractères.$B$4];IF([.G1]=3;[$Caractères.$B$5];IF([.G1]=4;[$Caractères.$B$6];IF([.G1]=5;[$Caractères.$B$7];IF([.G1]=6;[$Caractères.$B$8];IF([.G1]=7;[$Caractères.$B$9];IF([.G1]=8;[$Caractères.$B$10];IF([.G1]=9;[$Caractères.$B$11];IF([.G1]=10;[$Caractères.$B$12];IF([.G1]=11;[$Caractères.$B$13];IF([.G1]=12;[$Caractères.$B$14];&quot;&quot;)))))))))))))" office:value-type="string" office:string-value="─" calcext:value-type="string">
            <text:p>─</text:p>
          </table:table-cell>
          <table:table-cell table:style-name="ce56" table:formula="of:=IF(AND([.G1]&gt;0;[.G1]&lt;4);&quot;&quot;;IF([.H1]=0;[$Caractères.$H$2];IF([.H1]=1;[$Caractères.$H$3];IF([.H1]=2;[$Caractères.$H$4];IF([.H1]=3;[$Caractères.$H$5];IF([.H1]=4;[$Caractères.$H$6];IF([.H1]=5;[$Caractères.$H$7];IF([.H1]=6;[$Caractères.$H$8];IF([.H1]=7;[$Caractères.$H$9];&quot;x&quot;)))))))))">
            <text:p/>
          </table:table-cell>
          <table:table-cell table:style-name="ce59" table:formula="of:=IF([.I1]=0;[$Caractères.$B$2];IF([.I1]=1;[$Caractères.$B$3];IF([.I1]=2;[$Caractères.$B$4];IF([.I1]=3;[$Caractères.$B$5];IF([.I1]=4;[$Caractères.$B$6];IF([.I1]=5;[$Caractères.$B$7];IF([.I1]=6;[$Caractères.$B$8];IF([.I1]=7;[$Caractères.$B$9];IF([.I1]=8;[$Caractères.$B$10];IF([.I1]=9;[$Caractères.$B$11];IF([.I1]=10;[$Caractères.$B$12];IF([.I1]=11;[$Caractères.$B$13];IF([.I1]=12;[$Caractères.$B$14];&quot;&quot;)))))))))))))" office:value-type="string" office:string-value="─" calcext:value-type="string">
            <text:p>─</text:p>
          </table:table-cell>
          <table:table-cell table:style-name="ce47" table:formula="of:=IF(AND([.I1]&gt;0;[.I1]&lt;4);&quot;&quot;;IF([.J1]=0;[$Caractères.$H$2];IF([.J1]=1;[$Caractères.$H$3];IF([.J1]=2;[$Caractères.$H$4];IF([.J1]=3;[$Caractères.$H$5];IF([.J1]=4;[$Caractères.$H$6];IF([.J1]=5;[$Caractères.$H$7];IF([.J1]=6;[$Caractères.$H$8];IF([.J1]=7;[$Caractères.$H$9];&quot;x&quot;)))))))))">
            <text:p/>
          </table:table-cell>
          <table:table-cell table:style-name="ce53" table:formula="of:=IF([.K1]=0;[$Caractères.$B$2];IF([.K1]=1;[$Caractères.$B$3];IF([.K1]=2;[$Caractères.$B$4];IF([.K1]=3;[$Caractères.$B$5];IF([.K1]=4;[$Caractères.$B$6];IF([.K1]=5;[$Caractères.$B$7];IF([.K1]=6;[$Caractères.$B$8];IF([.K1]=7;[$Caractères.$B$9];IF([.K1]=8;[$Caractères.$B$10];IF([.K1]=9;[$Caractères.$B$11];IF([.K1]=10;[$Caractères.$B$12];IF([.K1]=11;[$Caractères.$B$13];IF([.K1]=12;[$Caractères.$B$14];&quot;&quot;)))))))))))))" office:value-type="string" office:string-value="─" calcext:value-type="string">
            <text:p>─</text:p>
          </table:table-cell>
          <table:table-cell table:style-name="ce56" table:formula="of:=IF(AND([.K1]&gt;0;[.K1]&lt;4);&quot;&quot;;IF([.L1]=0;[$Caractères.$H$2];IF([.L1]=1;[$Caractères.$H$3];IF([.L1]=2;[$Caractères.$H$4];IF([.L1]=3;[$Caractères.$H$5];IF([.L1]=4;[$Caractères.$H$6];IF([.L1]=5;[$Caractères.$H$7];IF([.L1]=6;[$Caractères.$H$8];IF([.L1]=7;[$Caractères.$H$9];&quot;x&quot;)))))))))">
            <text:p/>
          </table:table-cell>
          <table:table-cell table:style-name="ce59" table:formula="of:=IF([.M1]=0;[$Caractères.$B$2];IF([.M1]=1;[$Caractères.$B$3];IF([.M1]=2;[$Caractères.$B$4];IF([.M1]=3;[$Caractères.$B$5];IF([.M1]=4;[$Caractères.$B$6];IF([.M1]=5;[$Caractères.$B$7];IF([.M1]=6;[$Caractères.$B$8];IF([.M1]=7;[$Caractères.$B$9];IF([.M1]=8;[$Caractères.$B$10];IF([.M1]=9;[$Caractères.$B$11];IF([.M1]=10;[$Caractères.$B$12];IF([.M1]=11;[$Caractères.$B$13];IF([.M1]=12;[$Caractères.$B$14];&quot;&quot;)))))))))))))" office:value-type="string" office:string-value="─" calcext:value-type="string">
            <text:p>─</text:p>
          </table:table-cell>
          <table:table-cell table:style-name="ce47" table:formula="of:=IF(AND([.M1]&gt;0;[.M1]&lt;4);&quot;&quot;;IF([.N1]=0;[$Caractères.$H$2];IF([.N1]=1;[$Caractères.$H$3];IF([.N1]=2;[$Caractères.$H$4];IF([.N1]=3;[$Caractères.$H$5];IF([.N1]=4;[$Caractères.$H$6];IF([.N1]=5;[$Caractères.$H$7];IF([.N1]=6;[$Caractères.$H$8];IF([.N1]=7;[$Caractères.$H$9];&quot;x&quot;)))))))))">
            <text:p/>
          </table:table-cell>
          <table:table-cell table:style-name="ce53" table:formula="of:=IF([.O1]=0;[$Caractères.$B$2];IF([.O1]=1;[$Caractères.$B$3];IF([.O1]=2;[$Caractères.$B$4];IF([.O1]=3;[$Caractères.$B$5];IF([.O1]=4;[$Caractères.$B$6];IF([.O1]=5;[$Caractères.$B$7];IF([.O1]=6;[$Caractères.$B$8];IF([.O1]=7;[$Caractères.$B$9];IF([.O1]=8;[$Caractères.$B$10];IF([.O1]=9;[$Caractères.$B$11];IF([.O1]=10;[$Caractères.$B$12];IF([.O1]=11;[$Caractères.$B$13];IF([.O1]=12;[$Caractères.$B$14];&quot;&quot;)))))))))))))" office:value-type="string" office:string-value="─" calcext:value-type="string">
            <text:p>─</text:p>
          </table:table-cell>
          <table:table-cell table:style-name="ce56" table:formula="of:=IF(AND([.O1]&gt;0;[.O1]&lt;4);&quot;&quot;;IF([.P1]=0;[$Caractères.$H$2];IF([.P1]=1;[$Caractères.$H$3];IF([.P1]=2;[$Caractères.$H$4];IF([.P1]=3;[$Caractères.$H$5];IF([.P1]=4;[$Caractères.$H$6];IF([.P1]=5;[$Caractères.$H$7];IF([.P1]=6;[$Caractères.$H$8];IF([.P1]=7;[$Caractères.$H$9];&quot;x&quot;)))))))))">
            <text:p/>
          </table:table-cell>
          <table:table-cell table:style-name="ce59" table:formula="of:=IF([.Q1]=0;[$Caractères.$B$2];IF([.Q1]=1;[$Caractères.$B$3];IF([.Q1]=2;[$Caractères.$B$4];IF([.Q1]=3;[$Caractères.$B$5];IF([.Q1]=4;[$Caractères.$B$6];IF([.Q1]=5;[$Caractères.$B$7];IF([.Q1]=6;[$Caractères.$B$8];IF([.Q1]=7;[$Caractères.$B$9];IF([.Q1]=8;[$Caractères.$B$10];IF([.Q1]=9;[$Caractères.$B$11];IF([.Q1]=10;[$Caractères.$B$12];IF([.Q1]=11;[$Caractères.$B$13];IF([.Q1]=12;[$Caractères.$B$14];&quot;&quot;)))))))))))))" office:value-type="string" office:string-value="─" calcext:value-type="string">
            <text:p>─</text:p>
          </table:table-cell>
          <table:table-cell table:style-name="ce47" table:formula="of:=IF(AND([.Q1]&gt;0;[.Q1]&lt;4);&quot;&quot;;IF([.R1]=0;[$Caractères.$H$2];IF([.R1]=1;[$Caractères.$H$3];IF([.R1]=2;[$Caractères.$H$4];IF([.R1]=3;[$Caractères.$H$5];IF([.R1]=4;[$Caractères.$H$6];IF([.R1]=5;[$Caractères.$H$7];IF([.R1]=6;[$Caractères.$H$8];IF([.R1]=7;[$Caractères.$H$9];&quot;x&quot;)))))))))">
            <text:p/>
          </table:table-cell>
          <table:table-cell table:style-name="ce53" table:formula="of:=IF([.S1]=0;[$Caractères.$B$2];IF([.S1]=1;[$Caractères.$B$3];IF([.S1]=2;[$Caractères.$B$4];IF([.S1]=3;[$Caractères.$B$5];IF([.S1]=4;[$Caractères.$B$6];IF([.S1]=5;[$Caractères.$B$7];IF([.S1]=6;[$Caractères.$B$8];IF([.S1]=7;[$Caractères.$B$9];IF([.S1]=8;[$Caractères.$B$10];IF([.S1]=9;[$Caractères.$B$11];IF([.S1]=10;[$Caractères.$B$12];IF([.S1]=11;[$Caractères.$B$13];IF([.S1]=12;[$Caractères.$B$14];&quot;&quot;)))))))))))))" office:value-type="string" office:string-value="─" calcext:value-type="string">
            <text:p>─</text:p>
          </table:table-cell>
          <table:table-cell table:style-name="ce56" table:formula="of:=IF(AND([.S1]&gt;0;[.S1]&lt;4);&quot;&quot;;IF([.T1]=0;[$Caractères.$H$2];IF([.T1]=1;[$Caractères.$H$3];IF([.T1]=2;[$Caractères.$H$4];IF([.T1]=3;[$Caractères.$H$5];IF([.T1]=4;[$Caractères.$H$6];IF([.T1]=5;[$Caractères.$H$7];IF([.T1]=6;[$Caractères.$H$8];IF([.T1]=7;[$Caractères.$H$9];&quot;x&quot;)))))))))">
            <text:p/>
          </table:table-cell>
          <table:table-cell table:style-name="ce59" table:formula="of:=IF([.U1]=0;[$Caractères.$B$2];IF([.U1]=1;[$Caractères.$B$3];IF([.U1]=2;[$Caractères.$B$4];IF([.U1]=3;[$Caractères.$B$5];IF([.U1]=4;[$Caractères.$B$6];IF([.U1]=5;[$Caractères.$B$7];IF([.U1]=6;[$Caractères.$B$8];IF([.U1]=7;[$Caractères.$B$9];IF([.U1]=8;[$Caractères.$B$10];IF([.U1]=9;[$Caractères.$B$11];IF([.U1]=10;[$Caractères.$B$12];IF([.U1]=11;[$Caractères.$B$13];IF([.U1]=12;[$Caractères.$B$14];&quot;&quot;)))))))))))))" office:value-type="string" office:string-value="─" calcext:value-type="string">
            <text:p>─</text:p>
          </table:table-cell>
          <table:table-cell table:style-name="ce47" table:formula="of:=IF(AND([.U1]&gt;0;[.U1]&lt;4);&quot;&quot;;IF([.V1]=0;[$Caractères.$H$2];IF([.V1]=1;[$Caractères.$H$3];IF([.V1]=2;[$Caractères.$H$4];IF([.V1]=3;[$Caractères.$H$5];IF([.V1]=4;[$Caractères.$H$6];IF([.V1]=5;[$Caractères.$H$7];IF([.V1]=6;[$Caractères.$H$8];IF([.V1]=7;[$Caractères.$H$9];&quot;x&quot;)))))))))">
            <text:p/>
          </table:table-cell>
          <table:table-cell table:style-name="ce53" table:formula="of:=IF([.W1]=0;[$Caractères.$B$2];IF([.W1]=1;[$Caractères.$B$3];IF([.W1]=2;[$Caractères.$B$4];IF([.W1]=3;[$Caractères.$B$5];IF([.W1]=4;[$Caractères.$B$6];IF([.W1]=5;[$Caractères.$B$7];IF([.W1]=6;[$Caractères.$B$8];IF([.W1]=7;[$Caractères.$B$9];IF([.W1]=8;[$Caractères.$B$10];IF([.W1]=9;[$Caractères.$B$11];IF([.W1]=10;[$Caractères.$B$12];IF([.W1]=11;[$Caractères.$B$13];IF([.W1]=12;[$Caractères.$B$14];&quot;&quot;)))))))))))))" office:value-type="string" office:string-value="─" calcext:value-type="string">
            <text:p>─</text:p>
          </table:table-cell>
          <table:table-cell table:style-name="ce56" table:formula="of:=IF(AND([.W1]&gt;0;[.W1]&lt;4);&quot;&quot;;IF([.X1]=0;[$Caractères.$H$2];IF([.X1]=1;[$Caractères.$H$3];IF([.X1]=2;[$Caractères.$H$4];IF([.X1]=3;[$Caractères.$H$5];IF([.X1]=4;[$Caractères.$H$6];IF([.X1]=5;[$Caractères.$H$7];IF([.X1]=6;[$Caractères.$H$8];IF([.X1]=7;[$Caractères.$H$9];&quot;x&quot;)))))))))">
            <text:p/>
          </table:table-cell>
          <table:table-cell table:style-name="ce59" table:formula="of:=IF([.Y1]=0;[$Caractères.$B$2];IF([.Y1]=1;[$Caractères.$B$3];IF([.Y1]=2;[$Caractères.$B$4];IF([.Y1]=3;[$Caractères.$B$5];IF([.Y1]=4;[$Caractères.$B$6];IF([.Y1]=5;[$Caractères.$B$7];IF([.Y1]=6;[$Caractères.$B$8];IF([.Y1]=7;[$Caractères.$B$9];IF([.Y1]=8;[$Caractères.$B$10];IF([.Y1]=9;[$Caractères.$B$11];IF([.Y1]=10;[$Caractères.$B$12];IF([.Y1]=11;[$Caractères.$B$13];IF([.Y1]=12;[$Caractères.$B$14];&quot;&quot;)))))))))))))" office:value-type="string" office:string-value="─" calcext:value-type="string">
            <text:p>─</text:p>
          </table:table-cell>
          <table:table-cell table:style-name="ce47" table:formula="of:=IF(AND([.Y1]&gt;0;[.Y1]&lt;4);&quot;&quot;;IF([.Z1]=0;[$Caractères.$H$2];IF([.Z1]=1;[$Caractères.$H$3];IF([.Z1]=2;[$Caractères.$H$4];IF([.Z1]=3;[$Caractères.$H$5];IF([.Z1]=4;[$Caractères.$H$6];IF([.Z1]=5;[$Caractères.$H$7];IF([.Z1]=6;[$Caractères.$H$8];IF([.Z1]=7;[$Caractères.$H$9];&quot;x&quot;)))))))))">
            <text:p/>
          </table:table-cell>
          <table:table-cell table:style-name="ce53" table:formula="of:=IF([.AA1]=0;[$Caractères.$B$2];IF([.AA1]=1;[$Caractères.$B$3];IF([.AA1]=2;[$Caractères.$B$4];IF([.AA1]=3;[$Caractères.$B$5];IF([.AA1]=4;[$Caractères.$B$6];IF([.AA1]=5;[$Caractères.$B$7];IF([.AA1]=6;[$Caractères.$B$8];IF([.AA1]=7;[$Caractères.$B$9];IF([.AA1]=8;[$Caractères.$B$10];IF([.AA1]=9;[$Caractères.$B$11];IF([.AA1]=10;[$Caractères.$B$12];IF([.AA1]=11;[$Caractères.$B$13];IF([.AA1]=12;[$Caractères.$B$14];&quot;&quot;)))))))))))))" office:value-type="string" office:string-value="─" calcext:value-type="string">
            <text:p>─</text:p>
          </table:table-cell>
          <table:table-cell table:style-name="ce56" table:formula="of:=IF(AND([.AA1]&gt;0;[.AA1]&lt;4);&quot;&quot;;IF([.AB1]=0;[$Caractères.$H$2];IF([.AB1]=1;[$Caractères.$H$3];IF([.AB1]=2;[$Caractères.$H$4];IF([.AB1]=3;[$Caractères.$H$5];IF([.AB1]=4;[$Caractères.$H$6];IF([.AB1]=5;[$Caractères.$H$7];IF([.AB1]=6;[$Caractères.$H$8];IF([.AB1]=7;[$Caractères.$H$9];&quot;x&quot;)))))))))">
            <text:p/>
          </table:table-cell>
          <table:table-cell table:style-name="ce59" table:formula="of:=IF([.AC1]=0;[$Caractères.$B$2];IF([.AC1]=1;[$Caractères.$B$3];IF([.AC1]=2;[$Caractères.$B$4];IF([.AC1]=3;[$Caractères.$B$5];IF([.AC1]=4;[$Caractères.$B$6];IF([.AC1]=5;[$Caractères.$B$7];IF([.AC1]=6;[$Caractères.$B$8];IF([.AC1]=7;[$Caractères.$B$9];IF([.AC1]=8;[$Caractères.$B$10];IF([.AC1]=9;[$Caractères.$B$11];IF([.AC1]=10;[$Caractères.$B$12];IF([.AC1]=11;[$Caractères.$B$13];IF([.AC1]=12;[$Caractères.$B$14];&quot;&quot;)))))))))))))" office:value-type="string" office:string-value="─" calcext:value-type="string">
            <text:p>─</text:p>
          </table:table-cell>
          <table:table-cell table:style-name="ce47" table:formula="of:=IF(AND([.AC1]&gt;0;[.AC1]&lt;4);&quot;&quot;;IF([.AD1]=0;[$Caractères.$H$2];IF([.AD1]=1;[$Caractères.$H$3];IF([.AD1]=2;[$Caractères.$H$4];IF([.AD1]=3;[$Caractères.$H$5];IF([.AD1]=4;[$Caractères.$H$6];IF([.AD1]=5;[$Caractères.$H$7];IF([.AD1]=6;[$Caractères.$H$8];IF([.AD1]=7;[$Caractères.$H$9];&quot;x&quot;)))))))))">
            <text:p/>
          </table:table-cell>
          <table:table-cell table:style-name="ce53" table:formula="of:=IF([.AE1]=0;[$Caractères.$B$2];IF([.AE1]=1;[$Caractères.$B$3];IF([.AE1]=2;[$Caractères.$B$4];IF([.AE1]=3;[$Caractères.$B$5];IF([.AE1]=4;[$Caractères.$B$6];IF([.AE1]=5;[$Caractères.$B$7];IF([.AE1]=6;[$Caractères.$B$8];IF([.AE1]=7;[$Caractères.$B$9];IF([.AE1]=8;[$Caractères.$B$10];IF([.AE1]=9;[$Caractères.$B$11];IF([.AE1]=10;[$Caractères.$B$12];IF([.AE1]=11;[$Caractères.$B$13];IF([.AE1]=12;[$Caractères.$B$14];&quot;&quot;)))))))))))))" office:value-type="string" office:string-value="▐▌" calcext:value-type="string">
            <text:p>▐▌</text:p>
          </table:table-cell>
          <table:table-cell table:style-name="ce65" table:formula="of:=IF(AND([.AE1]&gt;0;[.AE1]&lt;4);&quot;&quot;;IF([.AF1]=0;[$Caractères.$H$2];IF([.AF1]=1;[$Caractères.$H$3];IF([.AF1]=2;[$Caractères.$H$4];IF([.AF1]=3;[$Caractères.$H$5];IF([.AF1]=4;[$Caractères.$H$6];IF([.AF1]=5;[$Caractères.$H$7];IF([.AF1]=6;[$Caractères.$H$8];IF([.AF1]=7;[$Caractères.$H$9];&quot;x&quot;)))))))))">
            <text:p/>
          </table:table-cell>
          <table:table-cell table:number-columns-repeated="5"/>
        </table:table-row>
        <table:table-row table:style-name="ro2">
          <table:table-cell table:style-name="ce42" table:formula="of:=IF([.A2]=0;[$Caractères.$B$2];IF([.A2]=1;[$Caractères.$B$3];IF([.A2]=2;[$Caractères.$B$4];IF([.A2]=3;[$Caractères.$B$5];IF([.A2]=4;[$Caractères.$B$6];IF([.A2]=5;[$Caractères.$B$7];IF([.A2]=6;[$Caractères.$B$8];IF([.A2]=7;[$Caractères.$B$9];IF([.A2]=8;[$Caractères.$B$10];IF([.A2]=9;[$Caractères.$B$11];IF([.A2]=10;[$Caractères.$B$12];IF([.A2]=11;[$Caractères.$B$13];IF([.A2]=12;[$Caractères.$B$14];&quot;&quot;)))))))))))))" office:value-type="string" office:string-value="│" calcext:value-type="string">
            <text:p>│</text:p>
          </table:table-cell>
          <table:table-cell table:style-name="ce48" table:formula="of:=IF(AND([.A2]&gt;0;[.A2]&lt;4);&quot;&quot;;IF([.B2]=0;[$Caractères.$H$2];IF([.B2]=1;[$Caractères.$H$3];IF([.B2]=2;[$Caractères.$H$4];IF([.B2]=3;[$Caractères.$H$5];IF([.B2]=4;[$Caractères.$H$6];IF([.B2]=5;[$Caractères.$H$7];IF([.B2]=6;[$Caractères.$H$8];IF([.B2]=7;[$Caractères.$H$9];&quot;x&quot;)))))))))">
            <text:p/>
          </table:table-cell>
          <table:table-cell table:style-name="ce54" table:formula="of:=IF([.C2]=0;[$Caractères.$B$2];IF([.C2]=1;[$Caractères.$B$3];IF([.C2]=2;[$Caractères.$B$4];IF([.C2]=3;[$Caractères.$B$5];IF([.C2]=4;[$Caractères.$B$6];IF([.C2]=5;[$Caractères.$B$7];IF([.C2]=6;[$Caractères.$B$8];IF([.C2]=7;[$Caractères.$B$9];IF([.C2]=8;[$Caractères.$B$10];IF([.C2]=9;[$Caractères.$B$11];IF([.C2]=10;[$Caractères.$B$12];IF([.C2]=11;[$Caractères.$B$13];IF([.C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2]&gt;0;[.C2]&lt;4);&quot;&quot;;IF([.D2]=0;[$Caractères.$H$2];IF([.D2]=1;[$Caractères.$H$3];IF([.D2]=2;[$Caractères.$H$4];IF([.D2]=3;[$Caractères.$H$5];IF([.D2]=4;[$Caractères.$H$6];IF([.D2]=5;[$Caractères.$H$7];IF([.D2]=6;[$Caractères.$H$8];IF([.D2]=7;[$Caractères.$H$9];&quot;x&quot;)))))))))" office:value-type="string" office:string-value="m" calcext:value-type="string">
            <text:p>m</text:p>
          </table:table-cell>
          <table:table-cell table:style-name="ce60" table:formula="of:=IF([.E2]=0;[$Caractères.$B$2];IF([.E2]=1;[$Caractères.$B$3];IF([.E2]=2;[$Caractères.$B$4];IF([.E2]=3;[$Caractères.$B$5];IF([.E2]=4;[$Caractères.$B$6];IF([.E2]=5;[$Caractères.$B$7];IF([.E2]=6;[$Caractères.$B$8];IF([.E2]=7;[$Caractères.$B$9];IF([.E2]=8;[$Caractères.$B$10];IF([.E2]=9;[$Caractères.$B$11];IF([.E2]=10;[$Caractères.$B$12];IF([.E2]=11;[$Caractères.$B$13];IF([.E2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2]&gt;0;[.E2]&lt;4);&quot;&quot;;IF([.F2]=0;[$Caractères.$H$2];IF([.F2]=1;[$Caractères.$H$3];IF([.F2]=2;[$Caractères.$H$4];IF([.F2]=3;[$Caractères.$H$5];IF([.F2]=4;[$Caractères.$H$6];IF([.F2]=5;[$Caractères.$H$7];IF([.F2]=6;[$Caractères.$H$8];IF([.F2]=7;[$Caractères.$H$9];&quot;x&quot;)))))))))" office:value-type="string" office:string-value="i" calcext:value-type="string">
            <text:p>i</text:p>
          </table:table-cell>
          <table:table-cell table:style-name="ce54" table:formula="of:=IF([.G2]=0;[$Caractères.$B$2];IF([.G2]=1;[$Caractères.$B$3];IF([.G2]=2;[$Caractères.$B$4];IF([.G2]=3;[$Caractères.$B$5];IF([.G2]=4;[$Caractères.$B$6];IF([.G2]=5;[$Caractères.$B$7];IF([.G2]=6;[$Caractères.$B$8];IF([.G2]=7;[$Caractères.$B$9];IF([.G2]=8;[$Caractères.$B$10];IF([.G2]=9;[$Caractères.$B$11];IF([.G2]=10;[$Caractères.$B$12];IF([.G2]=11;[$Caractères.$B$13];IF([.G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G2]&gt;0;[.G2]&lt;4);&quot;&quot;;IF([.H2]=0;[$Caractères.$H$2];IF([.H2]=1;[$Caractères.$H$3];IF([.H2]=2;[$Caractères.$H$4];IF([.H2]=3;[$Caractères.$H$5];IF([.H2]=4;[$Caractères.$H$6];IF([.H2]=5;[$Caractères.$H$7];IF([.H2]=6;[$Caractères.$H$8];IF([.H2]=7;[$Caractères.$H$9];&quot;x&quot;)))))))))" office:value-type="string" office:string-value="l" calcext:value-type="string">
            <text:p>l</text:p>
          </table:table-cell>
          <table:table-cell table:style-name="ce60" table:formula="of:=IF([.I2]=0;[$Caractères.$B$2];IF([.I2]=1;[$Caractères.$B$3];IF([.I2]=2;[$Caractères.$B$4];IF([.I2]=3;[$Caractères.$B$5];IF([.I2]=4;[$Caractères.$B$6];IF([.I2]=5;[$Caractères.$B$7];IF([.I2]=6;[$Caractères.$B$8];IF([.I2]=7;[$Caractères.$B$9];IF([.I2]=8;[$Caractères.$B$10];IF([.I2]=9;[$Caractères.$B$11];IF([.I2]=10;[$Caractères.$B$12];IF([.I2]=11;[$Caractères.$B$13];IF([.I2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I2]&gt;0;[.I2]&lt;4);&quot;&quot;;IF([.J2]=0;[$Caractères.$H$2];IF([.J2]=1;[$Caractères.$H$3];IF([.J2]=2;[$Caractères.$H$4];IF([.J2]=3;[$Caractères.$H$5];IF([.J2]=4;[$Caractères.$H$6];IF([.J2]=5;[$Caractères.$H$7];IF([.J2]=6;[$Caractères.$H$8];IF([.J2]=7;[$Caractères.$H$9];&quot;x&quot;)))))))))" office:value-type="string" office:string-value="f" calcext:value-type="string">
            <text:p>f</text:p>
          </table:table-cell>
          <table:table-cell table:style-name="ce54" table:formula="of:=IF([.K2]=0;[$Caractères.$B$2];IF([.K2]=1;[$Caractères.$B$3];IF([.K2]=2;[$Caractères.$B$4];IF([.K2]=3;[$Caractères.$B$5];IF([.K2]=4;[$Caractères.$B$6];IF([.K2]=5;[$Caractères.$B$7];IF([.K2]=6;[$Caractères.$B$8];IF([.K2]=7;[$Caractères.$B$9];IF([.K2]=8;[$Caractères.$B$10];IF([.K2]=9;[$Caractères.$B$11];IF([.K2]=10;[$Caractères.$B$12];IF([.K2]=11;[$Caractères.$B$13];IF([.K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K2]&gt;0;[.K2]&lt;4);&quot;&quot;;IF([.L2]=0;[$Caractères.$H$2];IF([.L2]=1;[$Caractères.$H$3];IF([.L2]=2;[$Caractères.$H$4];IF([.L2]=3;[$Caractères.$H$5];IF([.L2]=4;[$Caractères.$H$6];IF([.L2]=5;[$Caractères.$H$7];IF([.L2]=6;[$Caractères.$H$8];IF([.L2]=7;[$Caractères.$H$9];&quot;x&quot;)))))))))" office:value-type="string" office:string-value="f" calcext:value-type="string">
            <text:p>f</text:p>
          </table:table-cell>
          <table:table-cell table:style-name="ce60" table:formula="of:=IF([.M2]=0;[$Caractères.$B$2];IF([.M2]=1;[$Caractères.$B$3];IF([.M2]=2;[$Caractères.$B$4];IF([.M2]=3;[$Caractères.$B$5];IF([.M2]=4;[$Caractères.$B$6];IF([.M2]=5;[$Caractères.$B$7];IF([.M2]=6;[$Caractères.$B$8];IF([.M2]=7;[$Caractères.$B$9];IF([.M2]=8;[$Caractères.$B$10];IF([.M2]=9;[$Caractères.$B$11];IF([.M2]=10;[$Caractères.$B$12];IF([.M2]=11;[$Caractères.$B$13];IF([.M2]=12;[$Caractères.$B$14];&quot;&quot;)))))))))))))" office:value-type="string" office:string-value="│" calcext:value-type="string">
            <text:p>│</text:p>
          </table:table-cell>
          <table:table-cell table:style-name="ce48" table:formula="of:=IF(AND([.M2]&gt;0;[.M2]&lt;4);&quot;&quot;;IF([.N2]=0;[$Caractères.$H$2];IF([.N2]=1;[$Caractères.$H$3];IF([.N2]=2;[$Caractères.$H$4];IF([.N2]=3;[$Caractères.$H$5];IF([.N2]=4;[$Caractères.$H$6];IF([.N2]=5;[$Caractères.$H$7];IF([.N2]=6;[$Caractères.$H$8];IF([.N2]=7;[$Caractères.$H$9];&quot;x&quot;)))))))))">
            <text:p/>
          </table:table-cell>
          <table:table-cell table:style-name="ce54" table:formula="of:=IF([.O2]=0;[$Caractères.$B$2];IF([.O2]=1;[$Caractères.$B$3];IF([.O2]=2;[$Caractères.$B$4];IF([.O2]=3;[$Caractères.$B$5];IF([.O2]=4;[$Caractères.$B$6];IF([.O2]=5;[$Caractères.$B$7];IF([.O2]=6;[$Caractères.$B$8];IF([.O2]=7;[$Caractères.$B$9];IF([.O2]=8;[$Caractères.$B$10];IF([.O2]=9;[$Caractères.$B$11];IF([.O2]=10;[$Caractères.$B$12];IF([.O2]=11;[$Caractères.$B$13];IF([.O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O2]&gt;0;[.O2]&lt;4);&quot;&quot;;IF([.P2]=0;[$Caractères.$H$2];IF([.P2]=1;[$Caractères.$H$3];IF([.P2]=2;[$Caractères.$H$4];IF([.P2]=3;[$Caractères.$H$5];IF([.P2]=4;[$Caractères.$H$6];IF([.P2]=5;[$Caractères.$H$7];IF([.P2]=6;[$Caractères.$H$8];IF([.P2]=7;[$Caractères.$H$9];&quot;x&quot;)))))))))" office:value-type="string" office:string-value="m" calcext:value-type="string">
            <text:p>m</text:p>
          </table:table-cell>
          <table:table-cell table:style-name="ce60" table:formula="of:=IF([.Q2]=0;[$Caractères.$B$2];IF([.Q2]=1;[$Caractères.$B$3];IF([.Q2]=2;[$Caractères.$B$4];IF([.Q2]=3;[$Caractères.$B$5];IF([.Q2]=4;[$Caractères.$B$6];IF([.Q2]=5;[$Caractères.$B$7];IF([.Q2]=6;[$Caractères.$B$8];IF([.Q2]=7;[$Caractères.$B$9];IF([.Q2]=8;[$Caractères.$B$10];IF([.Q2]=9;[$Caractères.$B$11];IF([.Q2]=10;[$Caractères.$B$12];IF([.Q2]=11;[$Caractères.$B$13];IF([.Q2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Q2]&gt;0;[.Q2]&lt;4);&quot;&quot;;IF([.R2]=0;[$Caractères.$H$2];IF([.R2]=1;[$Caractères.$H$3];IF([.R2]=2;[$Caractères.$H$4];IF([.R2]=3;[$Caractères.$H$5];IF([.R2]=4;[$Caractères.$H$6];IF([.R2]=5;[$Caractères.$H$7];IF([.R2]=6;[$Caractères.$H$8];IF([.R2]=7;[$Caractères.$H$9];&quot;x&quot;)))))))))" office:value-type="string" office:string-value="i" calcext:value-type="string">
            <text:p>i</text:p>
          </table:table-cell>
          <table:table-cell table:style-name="ce54" table:formula="of:=IF([.S2]=0;[$Caractères.$B$2];IF([.S2]=1;[$Caractères.$B$3];IF([.S2]=2;[$Caractères.$B$4];IF([.S2]=3;[$Caractères.$B$5];IF([.S2]=4;[$Caractères.$B$6];IF([.S2]=5;[$Caractères.$B$7];IF([.S2]=6;[$Caractères.$B$8];IF([.S2]=7;[$Caractères.$B$9];IF([.S2]=8;[$Caractères.$B$10];IF([.S2]=9;[$Caractères.$B$11];IF([.S2]=10;[$Caractères.$B$12];IF([.S2]=11;[$Caractères.$B$13];IF([.S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S2]&gt;0;[.S2]&lt;4);&quot;&quot;;IF([.T2]=0;[$Caractères.$H$2];IF([.T2]=1;[$Caractères.$H$3];IF([.T2]=2;[$Caractères.$H$4];IF([.T2]=3;[$Caractères.$H$5];IF([.T2]=4;[$Caractères.$H$6];IF([.T2]=5;[$Caractères.$H$7];IF([.T2]=6;[$Caractères.$H$8];IF([.T2]=7;[$Caractères.$H$9];&quot;x&quot;)))))))))" office:value-type="string" office:string-value="l" calcext:value-type="string">
            <text:p>l</text:p>
          </table:table-cell>
          <table:table-cell table:style-name="ce60" table:formula="of:=IF([.U2]=0;[$Caractères.$B$2];IF([.U2]=1;[$Caractères.$B$3];IF([.U2]=2;[$Caractères.$B$4];IF([.U2]=3;[$Caractères.$B$5];IF([.U2]=4;[$Caractères.$B$6];IF([.U2]=5;[$Caractères.$B$7];IF([.U2]=6;[$Caractères.$B$8];IF([.U2]=7;[$Caractères.$B$9];IF([.U2]=8;[$Caractères.$B$10];IF([.U2]=9;[$Caractères.$B$11];IF([.U2]=10;[$Caractères.$B$12];IF([.U2]=11;[$Caractères.$B$13];IF([.U2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U2]&gt;0;[.U2]&lt;4);&quot;&quot;;IF([.V2]=0;[$Caractères.$H$2];IF([.V2]=1;[$Caractères.$H$3];IF([.V2]=2;[$Caractères.$H$4];IF([.V2]=3;[$Caractères.$H$5];IF([.V2]=4;[$Caractères.$H$6];IF([.V2]=5;[$Caractères.$H$7];IF([.V2]=6;[$Caractères.$H$8];IF([.V2]=7;[$Caractères.$H$9];&quot;x&quot;)))))))))" office:value-type="string" office:string-value="j" calcext:value-type="string">
            <text:p>j</text:p>
          </table:table-cell>
          <table:table-cell table:style-name="ce54" table:formula="of:=IF([.W2]=0;[$Caractères.$B$2];IF([.W2]=1;[$Caractères.$B$3];IF([.W2]=2;[$Caractères.$B$4];IF([.W2]=3;[$Caractères.$B$5];IF([.W2]=4;[$Caractères.$B$6];IF([.W2]=5;[$Caractères.$B$7];IF([.W2]=6;[$Caractères.$B$8];IF([.W2]=7;[$Caractères.$B$9];IF([.W2]=8;[$Caractères.$B$10];IF([.W2]=9;[$Caractères.$B$11];IF([.W2]=10;[$Caractères.$B$12];IF([.W2]=11;[$Caractères.$B$13];IF([.W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W2]&gt;0;[.W2]&lt;4);&quot;&quot;;IF([.X2]=0;[$Caractères.$H$2];IF([.X2]=1;[$Caractères.$H$3];IF([.X2]=2;[$Caractères.$H$4];IF([.X2]=3;[$Caractères.$H$5];IF([.X2]=4;[$Caractères.$H$6];IF([.X2]=5;[$Caractères.$H$7];IF([.X2]=6;[$Caractères.$H$8];IF([.X2]=7;[$Caractères.$H$9];&quot;x&quot;)))))))))" office:value-type="string" office:string-value="f" calcext:value-type="string">
            <text:p>f</text:p>
          </table:table-cell>
          <table:table-cell table:style-name="ce60" table:formula="of:=IF([.Y2]=0;[$Caractères.$B$2];IF([.Y2]=1;[$Caractères.$B$3];IF([.Y2]=2;[$Caractères.$B$4];IF([.Y2]=3;[$Caractères.$B$5];IF([.Y2]=4;[$Caractères.$B$6];IF([.Y2]=5;[$Caractères.$B$7];IF([.Y2]=6;[$Caractères.$B$8];IF([.Y2]=7;[$Caractères.$B$9];IF([.Y2]=8;[$Caractères.$B$10];IF([.Y2]=9;[$Caractères.$B$11];IF([.Y2]=10;[$Caractères.$B$12];IF([.Y2]=11;[$Caractères.$B$13];IF([.Y2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Y2]&gt;0;[.Y2]&lt;4);&quot;&quot;;IF([.Z2]=0;[$Caractères.$H$2];IF([.Z2]=1;[$Caractères.$H$3];IF([.Z2]=2;[$Caractères.$H$4];IF([.Z2]=3;[$Caractères.$H$5];IF([.Z2]=4;[$Caractères.$H$6];IF([.Z2]=5;[$Caractères.$H$7];IF([.Z2]=6;[$Caractères.$H$8];IF([.Z2]=7;[$Caractères.$H$9];&quot;x&quot;)))))))))" office:value-type="string" office:string-value="l" calcext:value-type="string">
            <text:p>l</text:p>
          </table:table-cell>
          <table:table-cell table:style-name="ce54" table:formula="of:=IF([.AA2]=0;[$Caractères.$B$2];IF([.AA2]=1;[$Caractères.$B$3];IF([.AA2]=2;[$Caractères.$B$4];IF([.AA2]=3;[$Caractères.$B$5];IF([.AA2]=4;[$Caractères.$B$6];IF([.AA2]=5;[$Caractères.$B$7];IF([.AA2]=6;[$Caractères.$B$8];IF([.AA2]=7;[$Caractères.$B$9];IF([.AA2]=8;[$Caractères.$B$10];IF([.AA2]=9;[$Caractères.$B$11];IF([.AA2]=10;[$Caractères.$B$12];IF([.AA2]=11;[$Caractères.$B$13];IF([.AA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2]&gt;0;[.AA2]&lt;4);&quot;&quot;;IF([.AB2]=0;[$Caractères.$H$2];IF([.AB2]=1;[$Caractères.$H$3];IF([.AB2]=2;[$Caractères.$H$4];IF([.AB2]=3;[$Caractères.$H$5];IF([.AB2]=4;[$Caractères.$H$6];IF([.AB2]=5;[$Caractères.$H$7];IF([.AB2]=6;[$Caractères.$H$8];IF([.AB2]=7;[$Caractères.$H$9];&quot;x&quot;)))))))))" office:value-type="string" office:string-value="f" calcext:value-type="string">
            <text:p>f</text:p>
          </table:table-cell>
          <table:table-cell table:style-name="ce60" table:formula="of:=IF([.AC2]=0;[$Caractères.$B$2];IF([.AC2]=1;[$Caractères.$B$3];IF([.AC2]=2;[$Caractères.$B$4];IF([.AC2]=3;[$Caractères.$B$5];IF([.AC2]=4;[$Caractères.$B$6];IF([.AC2]=5;[$Caractères.$B$7];IF([.AC2]=6;[$Caractères.$B$8];IF([.AC2]=7;[$Caractères.$B$9];IF([.AC2]=8;[$Caractères.$B$10];IF([.AC2]=9;[$Caractères.$B$11];IF([.AC2]=10;[$Caractères.$B$12];IF([.AC2]=11;[$Caractères.$B$13];IF([.AC2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2]&gt;0;[.AC2]&lt;4);&quot;&quot;;IF([.AD2]=0;[$Caractères.$H$2];IF([.AD2]=1;[$Caractères.$H$3];IF([.AD2]=2;[$Caractères.$H$4];IF([.AD2]=3;[$Caractères.$H$5];IF([.AD2]=4;[$Caractères.$H$6];IF([.AD2]=5;[$Caractères.$H$7];IF([.AD2]=6;[$Caractères.$H$8];IF([.AD2]=7;[$Caractères.$H$9];&quot;x&quot;)))))))))" office:value-type="string" office:string-value="f" calcext:value-type="string">
            <text:p>f</text:p>
          </table:table-cell>
          <table:table-cell table:style-name="ce54" table:formula="of:=IF([.AE2]=0;[$Caractères.$B$2];IF([.AE2]=1;[$Caractères.$B$3];IF([.AE2]=2;[$Caractères.$B$4];IF([.AE2]=3;[$Caractères.$B$5];IF([.AE2]=4;[$Caractères.$B$6];IF([.AE2]=5;[$Caractères.$B$7];IF([.AE2]=6;[$Caractères.$B$8];IF([.AE2]=7;[$Caractères.$B$9];IF([.AE2]=8;[$Caractères.$B$10];IF([.AE2]=9;[$Caractères.$B$11];IF([.AE2]=10;[$Caractères.$B$12];IF([.AE2]=11;[$Caractères.$B$13];IF([.AE2]=12;[$Caractères.$B$14];&quot;&quot;)))))))))))))" office:value-type="string" office:string-value="│" calcext:value-type="string">
            <text:p>│</text:p>
          </table:table-cell>
          <table:table-cell table:style-name="ce66" table:formula="of:=IF(AND([.AE2]&gt;0;[.AE2]&lt;4);&quot;&quot;;IF([.AF2]=0;[$Caractères.$H$2];IF([.AF2]=1;[$Caractères.$H$3];IF([.AF2]=2;[$Caractères.$H$4];IF([.AF2]=3;[$Caractères.$H$5];IF([.AF2]=4;[$Caractères.$H$6];IF([.AF2]=5;[$Caractères.$H$7];IF([.AF2]=6;[$Caractères.$H$8];IF([.AF2]=7;[$Caractères.$H$9];&quot;x&quot;)))))))))">
            <text:p/>
          </table:table-cell>
          <table:table-cell table:number-columns-repeated="5"/>
        </table:table-row>
        <table:table-row table:style-name="ro2">
          <table:table-cell table:style-name="ce42" table:formula="of:=IF([.A3]=0;[$Caractères.$B$2];IF([.A3]=1;[$Caractères.$B$3];IF([.A3]=2;[$Caractères.$B$4];IF([.A3]=3;[$Caractères.$B$5];IF([.A3]=4;[$Caractères.$B$6];IF([.A3]=5;[$Caractères.$B$7];IF([.A3]=6;[$Caractères.$B$8];IF([.A3]=7;[$Caractères.$B$9];IF([.A3]=8;[$Caractères.$B$10];IF([.A3]=9;[$Caractères.$B$11];IF([.A3]=10;[$Caractères.$B$12];IF([.A3]=11;[$Caractères.$B$13];IF([.A3]=12;[$Caractères.$B$14];&quot;&quot;)))))))))))))" office:value-type="string" office:string-value="│" calcext:value-type="string">
            <text:p>│</text:p>
          </table:table-cell>
          <table:table-cell table:style-name="ce48" table:formula="of:=IF(AND([.A3]&gt;0;[.A3]&lt;4);&quot;&quot;;IF([.B3]=0;[$Caractères.$H$2];IF([.B3]=1;[$Caractères.$H$3];IF([.B3]=2;[$Caractères.$H$4];IF([.B3]=3;[$Caractères.$H$5];IF([.B3]=4;[$Caractères.$H$6];IF([.B3]=5;[$Caractères.$H$7];IF([.B3]=6;[$Caractères.$H$8];IF([.B3]=7;[$Caractères.$H$9];&quot;x&quot;)))))))))">
            <text:p/>
          </table:table-cell>
          <table:table-cell table:style-name="ce54" table:formula="of:=IF([.C3]=0;[$Caractères.$B$2];IF([.C3]=1;[$Caractères.$B$3];IF([.C3]=2;[$Caractères.$B$4];IF([.C3]=3;[$Caractères.$B$5];IF([.C3]=4;[$Caractères.$B$6];IF([.C3]=5;[$Caractères.$B$7];IF([.C3]=6;[$Caractères.$B$8];IF([.C3]=7;[$Caractères.$B$9];IF([.C3]=8;[$Caractères.$B$10];IF([.C3]=9;[$Caractères.$B$11];IF([.C3]=10;[$Caractères.$B$12];IF([.C3]=11;[$Caractères.$B$13];IF([.C3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3]&gt;0;[.C3]&lt;4);&quot;&quot;;IF([.D3]=0;[$Caractères.$H$2];IF([.D3]=1;[$Caractères.$H$3];IF([.D3]=2;[$Caractères.$H$4];IF([.D3]=3;[$Caractères.$H$5];IF([.D3]=4;[$Caractères.$H$6];IF([.D3]=5;[$Caractères.$H$7];IF([.D3]=6;[$Caractères.$H$8];IF([.D3]=7;[$Caractères.$H$9];&quot;x&quot;)))))))))" office:value-type="string" office:string-value="i" calcext:value-type="string">
            <text:p>i</text:p>
          </table:table-cell>
          <table:table-cell table:style-name="ce60" table:formula="of:=IF([.E3]=0;[$Caractères.$B$2];IF([.E3]=1;[$Caractères.$B$3];IF([.E3]=2;[$Caractères.$B$4];IF([.E3]=3;[$Caractères.$B$5];IF([.E3]=4;[$Caractères.$B$6];IF([.E3]=5;[$Caractères.$B$7];IF([.E3]=6;[$Caractères.$B$8];IF([.E3]=7;[$Caractères.$B$9];IF([.E3]=8;[$Caractères.$B$10];IF([.E3]=9;[$Caractères.$B$11];IF([.E3]=10;[$Caractères.$B$12];IF([.E3]=11;[$Caractères.$B$13];IF([.E3]=12;[$Caractères.$B$14];&quot;&quot;)))))))))))))" office:value-type="string" office:string-value="◢" calcext:value-type="string">
            <text:p>◢</text:p>
          </table:table-cell>
          <table:table-cell table:style-name="ce48" table:formula="of:=IF(AND([.E3]&gt;0;[.E3]&lt;4);&quot;&quot;;IF([.F3]=0;[$Caractères.$H$2];IF([.F3]=1;[$Caractères.$H$3];IF([.F3]=2;[$Caractères.$H$4];IF([.F3]=3;[$Caractères.$H$5];IF([.F3]=4;[$Caractères.$H$6];IF([.F3]=5;[$Caractères.$H$7];IF([.F3]=6;[$Caractères.$H$8];IF([.F3]=7;[$Caractères.$H$9];&quot;x&quot;)))))))))" office:value-type="string" office:string-value="l" calcext:value-type="string">
            <text:p>l</text:p>
          </table:table-cell>
          <table:table-cell table:style-name="ce54" table:formula="of:=IF([.G3]=0;[$Caractères.$B$2];IF([.G3]=1;[$Caractères.$B$3];IF([.G3]=2;[$Caractères.$B$4];IF([.G3]=3;[$Caractères.$B$5];IF([.G3]=4;[$Caractères.$B$6];IF([.G3]=5;[$Caractères.$B$7];IF([.G3]=6;[$Caractères.$B$8];IF([.G3]=7;[$Caractères.$B$9];IF([.G3]=8;[$Caractères.$B$10];IF([.G3]=9;[$Caractères.$B$11];IF([.G3]=10;[$Caractères.$B$12];IF([.G3]=11;[$Caractères.$B$13];IF([.G3]=12;[$Caractères.$B$14];&quot;&quot;)))))))))))))" office:value-type="string" office:string-value="─" calcext:value-type="string">
            <text:p>─</text:p>
          </table:table-cell>
          <table:table-cell table:style-name="ce57" table:formula="of:=IF(AND([.G3]&gt;0;[.G3]&lt;4);&quot;&quot;;IF([.H3]=0;[$Caractères.$H$2];IF([.H3]=1;[$Caractères.$H$3];IF([.H3]=2;[$Caractères.$H$4];IF([.H3]=3;[$Caractères.$H$5];IF([.H3]=4;[$Caractères.$H$6];IF([.H3]=5;[$Caractères.$H$7];IF([.H3]=6;[$Caractères.$H$8];IF([.H3]=7;[$Caractères.$H$9];&quot;x&quot;)))))))))">
            <text:p/>
          </table:table-cell>
          <table:table-cell table:style-name="ce60" table:formula="of:=IF([.I3]=0;[$Caractères.$B$2];IF([.I3]=1;[$Caractères.$B$3];IF([.I3]=2;[$Caractères.$B$4];IF([.I3]=3;[$Caractères.$B$5];IF([.I3]=4;[$Caractères.$B$6];IF([.I3]=5;[$Caractères.$B$7];IF([.I3]=6;[$Caractères.$B$8];IF([.I3]=7;[$Caractères.$B$9];IF([.I3]=8;[$Caractères.$B$10];IF([.I3]=9;[$Caractères.$B$11];IF([.I3]=10;[$Caractères.$B$12];IF([.I3]=11;[$Caractères.$B$13];IF([.I3]=12;[$Caractères.$B$14];&quot;&quot;)))))))))))))" office:value-type="string" office:string-value="◣" calcext:value-type="string">
            <text:p>◣</text:p>
          </table:table-cell>
          <table:table-cell table:style-name="ce48" table:formula="of:=IF(AND([.I3]&gt;0;[.I3]&lt;4);&quot;&quot;;IF([.J3]=0;[$Caractères.$H$2];IF([.J3]=1;[$Caractères.$H$3];IF([.J3]=2;[$Caractères.$H$4];IF([.J3]=3;[$Caractères.$H$5];IF([.J3]=4;[$Caractères.$H$6];IF([.J3]=5;[$Caractères.$H$7];IF([.J3]=6;[$Caractères.$H$8];IF([.J3]=7;[$Caractères.$H$9];&quot;x&quot;)))))))))" office:value-type="string" office:string-value="f" calcext:value-type="string">
            <text:p>f</text:p>
          </table:table-cell>
          <table:table-cell table:style-name="ce54" table:formula="of:=IF([.K3]=0;[$Caractères.$B$2];IF([.K3]=1;[$Caractères.$B$3];IF([.K3]=2;[$Caractères.$B$4];IF([.K3]=3;[$Caractères.$B$5];IF([.K3]=4;[$Caractères.$B$6];IF([.K3]=5;[$Caractères.$B$7];IF([.K3]=6;[$Caractères.$B$8];IF([.K3]=7;[$Caractères.$B$9];IF([.K3]=8;[$Caractères.$B$10];IF([.K3]=9;[$Caractères.$B$11];IF([.K3]=10;[$Caractères.$B$12];IF([.K3]=11;[$Caractères.$B$13];IF([.K3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K3]&gt;0;[.K3]&lt;4);&quot;&quot;;IF([.L3]=0;[$Caractères.$H$2];IF([.L3]=1;[$Caractères.$H$3];IF([.L3]=2;[$Caractères.$H$4];IF([.L3]=3;[$Caractères.$H$5];IF([.L3]=4;[$Caractères.$H$6];IF([.L3]=5;[$Caractères.$H$7];IF([.L3]=6;[$Caractères.$H$8];IF([.L3]=7;[$Caractères.$H$9];&quot;x&quot;)))))))))" office:value-type="string" office:string-value="f" calcext:value-type="string">
            <text:p>f</text:p>
          </table:table-cell>
          <table:table-cell table:style-name="ce60" table:formula="of:=IF([.M3]=0;[$Caractères.$B$2];IF([.M3]=1;[$Caractères.$B$3];IF([.M3]=2;[$Caractères.$B$4];IF([.M3]=3;[$Caractères.$B$5];IF([.M3]=4;[$Caractères.$B$6];IF([.M3]=5;[$Caractères.$B$7];IF([.M3]=6;[$Caractères.$B$8];IF([.M3]=7;[$Caractères.$B$9];IF([.M3]=8;[$Caractères.$B$10];IF([.M3]=9;[$Caractères.$B$11];IF([.M3]=10;[$Caractères.$B$12];IF([.M3]=11;[$Caractères.$B$13];IF([.M3]=12;[$Caractères.$B$14];&quot;&quot;)))))))))))))" office:value-type="string" office:string-value="│" calcext:value-type="string">
            <text:p>│</text:p>
          </table:table-cell>
          <table:table-cell table:style-name="ce48" table:formula="of:=IF(AND([.M3]&gt;0;[.M3]&lt;4);&quot;&quot;;IF([.N3]=0;[$Caractères.$H$2];IF([.N3]=1;[$Caractères.$H$3];IF([.N3]=2;[$Caractères.$H$4];IF([.N3]=3;[$Caractères.$H$5];IF([.N3]=4;[$Caractères.$H$6];IF([.N3]=5;[$Caractères.$H$7];IF([.N3]=6;[$Caractères.$H$8];IF([.N3]=7;[$Caractères.$H$9];&quot;x&quot;)))))))))">
            <text:p/>
          </table:table-cell>
          <table:table-cell table:style-name="ce54" table:formula="of:=IF([.O3]=0;[$Caractères.$B$2];IF([.O3]=1;[$Caractères.$B$3];IF([.O3]=2;[$Caractères.$B$4];IF([.O3]=3;[$Caractères.$B$5];IF([.O3]=4;[$Caractères.$B$6];IF([.O3]=5;[$Caractères.$B$7];IF([.O3]=6;[$Caractères.$B$8];IF([.O3]=7;[$Caractères.$B$9];IF([.O3]=8;[$Caractères.$B$10];IF([.O3]=9;[$Caractères.$B$11];IF([.O3]=10;[$Caractères.$B$12];IF([.O3]=11;[$Caractères.$B$13];IF([.O3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O3]&gt;0;[.O3]&lt;4);&quot;&quot;;IF([.P3]=0;[$Caractères.$H$2];IF([.P3]=1;[$Caractères.$H$3];IF([.P3]=2;[$Caractères.$H$4];IF([.P3]=3;[$Caractères.$H$5];IF([.P3]=4;[$Caractères.$H$6];IF([.P3]=5;[$Caractères.$H$7];IF([.P3]=6;[$Caractères.$H$8];IF([.P3]=7;[$Caractères.$H$9];&quot;x&quot;)))))))))" office:value-type="string" office:string-value="m" calcext:value-type="string">
            <text:p>m</text:p>
          </table:table-cell>
          <table:table-cell table:style-name="ce60" table:formula="of:=IF([.Q3]=0;[$Caractères.$B$2];IF([.Q3]=1;[$Caractères.$B$3];IF([.Q3]=2;[$Caractères.$B$4];IF([.Q3]=3;[$Caractères.$B$5];IF([.Q3]=4;[$Caractères.$B$6];IF([.Q3]=5;[$Caractères.$B$7];IF([.Q3]=6;[$Caractères.$B$8];IF([.Q3]=7;[$Caractères.$B$9];IF([.Q3]=8;[$Caractères.$B$10];IF([.Q3]=9;[$Caractères.$B$11];IF([.Q3]=10;[$Caractères.$B$12];IF([.Q3]=11;[$Caractères.$B$13];IF([.Q3]=12;[$Caractères.$B$14];&quot;&quot;)))))))))))))" office:value-type="string" office:string-value="" calcext:value-type="string">
            <text:p></text:p>
          </table:table-cell>
          <table:table-cell table:style-name="ce48" table:formula="of:=IF(AND([.Q3]&gt;0;[.Q3]&lt;4);&quot;&quot;;IF([.R3]=0;[$Caractères.$H$2];IF([.R3]=1;[$Caractères.$H$3];IF([.R3]=2;[$Caractères.$H$4];IF([.R3]=3;[$Caractères.$H$5];IF([.R3]=4;[$Caractères.$H$6];IF([.R3]=5;[$Caractères.$H$7];IF([.R3]=6;[$Caractères.$H$8];IF([.R3]=7;[$Caractères.$H$9];&quot;x&quot;)))))))))" office:value-type="string" office:string-value="m" calcext:value-type="string">
            <text:p>m</text:p>
          </table:table-cell>
          <table:table-cell table:style-name="ce54" table:formula="of:=IF([.S3]=0;[$Caractères.$B$2];IF([.S3]=1;[$Caractères.$B$3];IF([.S3]=2;[$Caractères.$B$4];IF([.S3]=3;[$Caractères.$B$5];IF([.S3]=4;[$Caractères.$B$6];IF([.S3]=5;[$Caractères.$B$7];IF([.S3]=6;[$Caractères.$B$8];IF([.S3]=7;[$Caractères.$B$9];IF([.S3]=8;[$Caractères.$B$10];IF([.S3]=9;[$Caractères.$B$11];IF([.S3]=10;[$Caractères.$B$12];IF([.S3]=11;[$Caractères.$B$13];IF([.S3]=12;[$Caractères.$B$14];&quot;&quot;)))))))))))))" office:value-type="string" office:string-value="─" calcext:value-type="string">
            <text:p>─</text:p>
          </table:table-cell>
          <table:table-cell table:style-name="ce57" table:formula="of:=IF(AND([.S3]&gt;0;[.S3]&lt;4);&quot;&quot;;IF([.T3]=0;[$Caractères.$H$2];IF([.T3]=1;[$Caractères.$H$3];IF([.T3]=2;[$Caractères.$H$4];IF([.T3]=3;[$Caractères.$H$5];IF([.T3]=4;[$Caractères.$H$6];IF([.T3]=5;[$Caractères.$H$7];IF([.T3]=6;[$Caractères.$H$8];IF([.T3]=7;[$Caractères.$H$9];&quot;x&quot;)))))))))">
            <text:p/>
          </table:table-cell>
          <table:table-cell table:style-name="ce60" table:formula="of:=IF([.U3]=0;[$Caractères.$B$2];IF([.U3]=1;[$Caractères.$B$3];IF([.U3]=2;[$Caractères.$B$4];IF([.U3]=3;[$Caractères.$B$5];IF([.U3]=4;[$Caractères.$B$6];IF([.U3]=5;[$Caractères.$B$7];IF([.U3]=6;[$Caractères.$B$8];IF([.U3]=7;[$Caractères.$B$9];IF([.U3]=8;[$Caractères.$B$10];IF([.U3]=9;[$Caractères.$B$11];IF([.U3]=10;[$Caractères.$B$12];IF([.U3]=11;[$Caractères.$B$13];IF([.U3]=12;[$Caractères.$B$14];&quot;&quot;)))))))))))))" office:value-type="string" office:string-value="─" calcext:value-type="string">
            <text:p>─</text:p>
          </table:table-cell>
          <table:table-cell table:style-name="ce48" table:formula="of:=IF(AND([.U3]&gt;0;[.U3]&lt;4);&quot;&quot;;IF([.V3]=0;[$Caractères.$H$2];IF([.V3]=1;[$Caractères.$H$3];IF([.V3]=2;[$Caractères.$H$4];IF([.V3]=3;[$Caractères.$H$5];IF([.V3]=4;[$Caractères.$H$6];IF([.V3]=5;[$Caractères.$H$7];IF([.V3]=6;[$Caractères.$H$8];IF([.V3]=7;[$Caractères.$H$9];&quot;x&quot;)))))))))">
            <text:p/>
          </table:table-cell>
          <table:table-cell table:style-name="ce54" table:formula="of:=IF([.W3]=0;[$Caractères.$B$2];IF([.W3]=1;[$Caractères.$B$3];IF([.W3]=2;[$Caractères.$B$4];IF([.W3]=3;[$Caractères.$B$5];IF([.W3]=4;[$Caractères.$B$6];IF([.W3]=5;[$Caractères.$B$7];IF([.W3]=6;[$Caractères.$B$8];IF([.W3]=7;[$Caractères.$B$9];IF([.W3]=8;[$Caractères.$B$10];IF([.W3]=9;[$Caractères.$B$11];IF([.W3]=10;[$Caractères.$B$12];IF([.W3]=11;[$Caractères.$B$13];IF([.W3]=12;[$Caractères.$B$14];&quot;&quot;)))))))))))))" office:value-type="string" office:string-value="─" calcext:value-type="string">
            <text:p>─</text:p>
          </table:table-cell>
          <table:table-cell table:style-name="ce57" table:formula="of:=IF(AND([.W3]&gt;0;[.W3]&lt;4);&quot;&quot;;IF([.X3]=0;[$Caractères.$H$2];IF([.X3]=1;[$Caractères.$H$3];IF([.X3]=2;[$Caractères.$H$4];IF([.X3]=3;[$Caractères.$H$5];IF([.X3]=4;[$Caractères.$H$6];IF([.X3]=5;[$Caractères.$H$7];IF([.X3]=6;[$Caractères.$H$8];IF([.X3]=7;[$Caractères.$H$9];&quot;x&quot;)))))))))">
            <text:p/>
          </table:table-cell>
          <table:table-cell table:style-name="ce60" table:formula="of:=IF([.Y3]=0;[$Caractères.$B$2];IF([.Y3]=1;[$Caractères.$B$3];IF([.Y3]=2;[$Caractères.$B$4];IF([.Y3]=3;[$Caractères.$B$5];IF([.Y3]=4;[$Caractères.$B$6];IF([.Y3]=5;[$Caractères.$B$7];IF([.Y3]=6;[$Caractères.$B$8];IF([.Y3]=7;[$Caractères.$B$9];IF([.Y3]=8;[$Caractères.$B$10];IF([.Y3]=9;[$Caractères.$B$11];IF([.Y3]=10;[$Caractères.$B$12];IF([.Y3]=11;[$Caractères.$B$13];IF([.Y3]=12;[$Caractères.$B$14];&quot;&quot;)))))))))))))" office:value-type="string" office:string-value="─" calcext:value-type="string">
            <text:p>─</text:p>
          </table:table-cell>
          <table:table-cell table:style-name="ce48" table:formula="of:=IF(AND([.Y3]&gt;0;[.Y3]&lt;4);&quot;&quot;;IF([.Z3]=0;[$Caractères.$H$2];IF([.Z3]=1;[$Caractères.$H$3];IF([.Z3]=2;[$Caractères.$H$4];IF([.Z3]=3;[$Caractères.$H$5];IF([.Z3]=4;[$Caractères.$H$6];IF([.Z3]=5;[$Caractères.$H$7];IF([.Z3]=6;[$Caractères.$H$8];IF([.Z3]=7;[$Caractères.$H$9];&quot;x&quot;)))))))))">
            <text:p/>
          </table:table-cell>
          <table:table-cell table:style-name="ce54" table:formula="of:=IF([.AA3]=0;[$Caractères.$B$2];IF([.AA3]=1;[$Caractères.$B$3];IF([.AA3]=2;[$Caractères.$B$4];IF([.AA3]=3;[$Caractères.$B$5];IF([.AA3]=4;[$Caractères.$B$6];IF([.AA3]=5;[$Caractères.$B$7];IF([.AA3]=6;[$Caractères.$B$8];IF([.AA3]=7;[$Caractères.$B$9];IF([.AA3]=8;[$Caractères.$B$10];IF([.AA3]=9;[$Caractères.$B$11];IF([.AA3]=10;[$Caractères.$B$12];IF([.AA3]=11;[$Caractères.$B$13];IF([.AA3]=12;[$Caractères.$B$14];&quot;&quot;)))))))))))))" office:value-type="string" office:string-value="◣" calcext:value-type="string">
            <text:p>◣</text:p>
          </table:table-cell>
          <table:table-cell table:style-name="ce57" table:formula="of:=IF(AND([.AA3]&gt;0;[.AA3]&lt;4);&quot;&quot;;IF([.AB3]=0;[$Caractères.$H$2];IF([.AB3]=1;[$Caractères.$H$3];IF([.AB3]=2;[$Caractères.$H$4];IF([.AB3]=3;[$Caractères.$H$5];IF([.AB3]=4;[$Caractères.$H$6];IF([.AB3]=5;[$Caractères.$H$7];IF([.AB3]=6;[$Caractères.$H$8];IF([.AB3]=7;[$Caractères.$H$9];&quot;x&quot;)))))))))" office:value-type="string" office:string-value="j" calcext:value-type="string">
            <text:p>j</text:p>
          </table:table-cell>
          <table:table-cell table:style-name="ce60" table:formula="of:=IF([.AC3]=0;[$Caractères.$B$2];IF([.AC3]=1;[$Caractères.$B$3];IF([.AC3]=2;[$Caractères.$B$4];IF([.AC3]=3;[$Caractères.$B$5];IF([.AC3]=4;[$Caractères.$B$6];IF([.AC3]=5;[$Caractères.$B$7];IF([.AC3]=6;[$Caractères.$B$8];IF([.AC3]=7;[$Caractères.$B$9];IF([.AC3]=8;[$Caractères.$B$10];IF([.AC3]=9;[$Caractères.$B$11];IF([.AC3]=10;[$Caractères.$B$12];IF([.AC3]=11;[$Caractères.$B$13];IF([.AC3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3]&gt;0;[.AC3]&lt;4);&quot;&quot;;IF([.AD3]=0;[$Caractères.$H$2];IF([.AD3]=1;[$Caractères.$H$3];IF([.AD3]=2;[$Caractères.$H$4];IF([.AD3]=3;[$Caractères.$H$5];IF([.AD3]=4;[$Caractères.$H$6];IF([.AD3]=5;[$Caractères.$H$7];IF([.AD3]=6;[$Caractères.$H$8];IF([.AD3]=7;[$Caractères.$H$9];&quot;x&quot;)))))))))" office:value-type="string" office:string-value="f" calcext:value-type="string">
            <text:p>f</text:p>
          </table:table-cell>
          <table:table-cell table:style-name="ce54" table:formula="of:=IF([.AE3]=0;[$Caractères.$B$2];IF([.AE3]=1;[$Caractères.$B$3];IF([.AE3]=2;[$Caractères.$B$4];IF([.AE3]=3;[$Caractères.$B$5];IF([.AE3]=4;[$Caractères.$B$6];IF([.AE3]=5;[$Caractères.$B$7];IF([.AE3]=6;[$Caractères.$B$8];IF([.AE3]=7;[$Caractères.$B$9];IF([.AE3]=8;[$Caractères.$B$10];IF([.AE3]=9;[$Caractères.$B$11];IF([.AE3]=10;[$Caractères.$B$12];IF([.AE3]=11;[$Caractères.$B$13];IF([.AE3]=12;[$Caractères.$B$14];&quot;&quot;)))))))))))))" office:value-type="string" office:string-value="│" calcext:value-type="string">
            <text:p>│</text:p>
          </table:table-cell>
          <table:table-cell table:style-name="ce66" table:formula="of:=IF(AND([.AE3]&gt;0;[.AE3]&lt;4);&quot;&quot;;IF([.AF3]=0;[$Caractères.$H$2];IF([.AF3]=1;[$Caractères.$H$3];IF([.AF3]=2;[$Caractères.$H$4];IF([.AF3]=3;[$Caractères.$H$5];IF([.AF3]=4;[$Caractères.$H$6];IF([.AF3]=5;[$Caractères.$H$7];IF([.AF3]=6;[$Caractères.$H$8];IF([.AF3]=7;[$Caractères.$H$9];&quot;x&quot;)))))))))">
            <text:p/>
          </table:table-cell>
          <table:table-cell table:number-columns-repeated="5"/>
        </table:table-row>
        <table:table-row table:style-name="ro2">
          <table:table-cell table:style-name="ce42" table:formula="of:=IF([.A4]=0;[$Caractères.$B$2];IF([.A4]=1;[$Caractères.$B$3];IF([.A4]=2;[$Caractères.$B$4];IF([.A4]=3;[$Caractères.$B$5];IF([.A4]=4;[$Caractères.$B$6];IF([.A4]=5;[$Caractères.$B$7];IF([.A4]=6;[$Caractères.$B$8];IF([.A4]=7;[$Caractères.$B$9];IF([.A4]=8;[$Caractères.$B$10];IF([.A4]=9;[$Caractères.$B$11];IF([.A4]=10;[$Caractères.$B$12];IF([.A4]=11;[$Caractères.$B$13];IF([.A4]=12;[$Caractères.$B$14];&quot;&quot;)))))))))))))" office:value-type="string" office:string-value="│" calcext:value-type="string">
            <text:p>│</text:p>
          </table:table-cell>
          <table:table-cell table:style-name="ce48" table:formula="of:=IF(AND([.A4]&gt;0;[.A4]&lt;4);&quot;&quot;;IF([.B4]=0;[$Caractères.$H$2];IF([.B4]=1;[$Caractères.$H$3];IF([.B4]=2;[$Caractères.$H$4];IF([.B4]=3;[$Caractères.$H$5];IF([.B4]=4;[$Caractères.$H$6];IF([.B4]=5;[$Caractères.$H$7];IF([.B4]=6;[$Caractères.$H$8];IF([.B4]=7;[$Caractères.$H$9];&quot;x&quot;)))))))))">
            <text:p/>
          </table:table-cell>
          <table:table-cell table:style-name="ce54" table:formula="of:=IF([.C4]=0;[$Caractères.$B$2];IF([.C4]=1;[$Caractères.$B$3];IF([.C4]=2;[$Caractères.$B$4];IF([.C4]=3;[$Caractères.$B$5];IF([.C4]=4;[$Caractères.$B$6];IF([.C4]=5;[$Caractères.$B$7];IF([.C4]=6;[$Caractères.$B$8];IF([.C4]=7;[$Caractères.$B$9];IF([.C4]=8;[$Caractères.$B$10];IF([.C4]=9;[$Caractères.$B$11];IF([.C4]=10;[$Caractères.$B$12];IF([.C4]=11;[$Caractères.$B$13];IF([.C4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4]&gt;0;[.C4]&lt;4);&quot;&quot;;IF([.D4]=0;[$Caractères.$H$2];IF([.D4]=1;[$Caractères.$H$3];IF([.D4]=2;[$Caractères.$H$4];IF([.D4]=3;[$Caractères.$H$5];IF([.D4]=4;[$Caractères.$H$6];IF([.D4]=5;[$Caractères.$H$7];IF([.D4]=6;[$Caractères.$H$8];IF([.D4]=7;[$Caractères.$H$9];&quot;x&quot;)))))))))" office:value-type="string" office:string-value="m" calcext:value-type="string">
            <text:p>m</text:p>
          </table:table-cell>
          <table:table-cell table:style-name="ce60" table:formula="of:=IF([.E4]=0;[$Caractères.$B$2];IF([.E4]=1;[$Caractères.$B$3];IF([.E4]=2;[$Caractères.$B$4];IF([.E4]=3;[$Caractères.$B$5];IF([.E4]=4;[$Caractères.$B$6];IF([.E4]=5;[$Caractères.$B$7];IF([.E4]=6;[$Caractères.$B$8];IF([.E4]=7;[$Caractères.$B$9];IF([.E4]=8;[$Caractères.$B$10];IF([.E4]=9;[$Caractères.$B$11];IF([.E4]=10;[$Caractères.$B$12];IF([.E4]=11;[$Caractères.$B$13];IF([.E4]=12;[$Caractères.$B$14];&quot;&quot;)))))))))))))" office:value-type="string" office:string-value="◥" calcext:value-type="string">
            <text:p>◥</text:p>
          </table:table-cell>
          <table:table-cell table:style-name="ce48" table:formula="of:=IF(AND([.E4]&gt;0;[.E4]&lt;4);&quot;&quot;;IF([.F4]=0;[$Caractères.$H$2];IF([.F4]=1;[$Caractères.$H$3];IF([.F4]=2;[$Caractères.$H$4];IF([.F4]=3;[$Caractères.$H$5];IF([.F4]=4;[$Caractères.$H$6];IF([.F4]=5;[$Caractères.$H$7];IF([.F4]=6;[$Caractères.$H$8];IF([.F4]=7;[$Caractères.$H$9];&quot;x&quot;)))))))))" office:value-type="string" office:string-value="i" calcext:value-type="string">
            <text:p>i</text:p>
          </table:table-cell>
          <table:table-cell table:style-name="ce54" table:formula="of:=IF([.G4]=0;[$Caractères.$B$2];IF([.G4]=1;[$Caractères.$B$3];IF([.G4]=2;[$Caractères.$B$4];IF([.G4]=3;[$Caractères.$B$5];IF([.G4]=4;[$Caractères.$B$6];IF([.G4]=5;[$Caractères.$B$7];IF([.G4]=6;[$Caractères.$B$8];IF([.G4]=7;[$Caractères.$B$9];IF([.G4]=8;[$Caractères.$B$10];IF([.G4]=9;[$Caractères.$B$11];IF([.G4]=10;[$Caractères.$B$12];IF([.G4]=11;[$Caractères.$B$13];IF([.G4]=12;[$Caractères.$B$14];&quot;&quot;)))))))))))))" office:value-type="string" office:string-value="─" calcext:value-type="string">
            <text:p>─</text:p>
          </table:table-cell>
          <table:table-cell table:style-name="ce57" table:formula="of:=IF(AND([.G4]&gt;0;[.G4]&lt;4);&quot;&quot;;IF([.H4]=0;[$Caractères.$H$2];IF([.H4]=1;[$Caractères.$H$3];IF([.H4]=2;[$Caractères.$H$4];IF([.H4]=3;[$Caractères.$H$5];IF([.H4]=4;[$Caractères.$H$6];IF([.H4]=5;[$Caractères.$H$7];IF([.H4]=6;[$Caractères.$H$8];IF([.H4]=7;[$Caractères.$H$9];&quot;x&quot;)))))))))">
            <text:p/>
          </table:table-cell>
          <table:table-cell table:style-name="ce60" table:formula="of:=IF([.I4]=0;[$Caractères.$B$2];IF([.I4]=1;[$Caractères.$B$3];IF([.I4]=2;[$Caractères.$B$4];IF([.I4]=3;[$Caractères.$B$5];IF([.I4]=4;[$Caractères.$B$6];IF([.I4]=5;[$Caractères.$B$7];IF([.I4]=6;[$Caractères.$B$8];IF([.I4]=7;[$Caractères.$B$9];IF([.I4]=8;[$Caractères.$B$10];IF([.I4]=9;[$Caractères.$B$11];IF([.I4]=10;[$Caractères.$B$12];IF([.I4]=11;[$Caractères.$B$13];IF([.I4]=12;[$Caractères.$B$14];&quot;&quot;)))))))))))))" office:value-type="string" office:string-value="│" calcext:value-type="string">
            <text:p>│</text:p>
          </table:table-cell>
          <table:table-cell table:style-name="ce48" table:formula="of:=IF(AND([.I4]&gt;0;[.I4]&lt;4);&quot;&quot;;IF([.J4]=0;[$Caractères.$H$2];IF([.J4]=1;[$Caractères.$H$3];IF([.J4]=2;[$Caractères.$H$4];IF([.J4]=3;[$Caractères.$H$5];IF([.J4]=4;[$Caractères.$H$6];IF([.J4]=5;[$Caractères.$H$7];IF([.J4]=6;[$Caractères.$H$8];IF([.J4]=7;[$Caractères.$H$9];&quot;x&quot;)))))))))">
            <text:p/>
          </table:table-cell>
          <table:table-cell table:style-name="ce54" table:formula="of:=IF([.K4]=0;[$Caractères.$B$2];IF([.K4]=1;[$Caractères.$B$3];IF([.K4]=2;[$Caractères.$B$4];IF([.K4]=3;[$Caractères.$B$5];IF([.K4]=4;[$Caractères.$B$6];IF([.K4]=5;[$Caractères.$B$7];IF([.K4]=6;[$Caractères.$B$8];IF([.K4]=7;[$Caractères.$B$9];IF([.K4]=8;[$Caractères.$B$10];IF([.K4]=9;[$Caractères.$B$11];IF([.K4]=10;[$Caractères.$B$12];IF([.K4]=11;[$Caractères.$B$13];IF([.K4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K4]&gt;0;[.K4]&lt;4);&quot;&quot;;IF([.L4]=0;[$Caractères.$H$2];IF([.L4]=1;[$Caractères.$H$3];IF([.L4]=2;[$Caractères.$H$4];IF([.L4]=3;[$Caractères.$H$5];IF([.L4]=4;[$Caractères.$H$6];IF([.L4]=5;[$Caractères.$H$7];IF([.L4]=6;[$Caractères.$H$8];IF([.L4]=7;[$Caractères.$H$9];&quot;x&quot;)))))))))" office:value-type="string" office:string-value="h" calcext:value-type="string">
            <text:p>h</text:p>
          </table:table-cell>
          <table:table-cell table:style-name="ce60" table:formula="of:=IF([.M4]=0;[$Caractères.$B$2];IF([.M4]=1;[$Caractères.$B$3];IF([.M4]=2;[$Caractères.$B$4];IF([.M4]=3;[$Caractères.$B$5];IF([.M4]=4;[$Caractères.$B$6];IF([.M4]=5;[$Caractères.$B$7];IF([.M4]=6;[$Caractères.$B$8];IF([.M4]=7;[$Caractères.$B$9];IF([.M4]=8;[$Caractères.$B$10];IF([.M4]=9;[$Caractères.$B$11];IF([.M4]=10;[$Caractères.$B$12];IF([.M4]=11;[$Caractères.$B$13];IF([.M4]=12;[$Caractères.$B$14];&quot;&quot;)))))))))))))" office:value-type="string" office:string-value="│" calcext:value-type="string">
            <text:p>│</text:p>
          </table:table-cell>
          <table:table-cell table:style-name="ce48" table:formula="of:=IF(AND([.M4]&gt;0;[.M4]&lt;4);&quot;&quot;;IF([.N4]=0;[$Caractères.$H$2];IF([.N4]=1;[$Caractères.$H$3];IF([.N4]=2;[$Caractères.$H$4];IF([.N4]=3;[$Caractères.$H$5];IF([.N4]=4;[$Caractères.$H$6];IF([.N4]=5;[$Caractères.$H$7];IF([.N4]=6;[$Caractères.$H$8];IF([.N4]=7;[$Caractères.$H$9];&quot;x&quot;)))))))))">
            <text:p/>
          </table:table-cell>
          <table:table-cell table:style-name="ce54" table:formula="of:=IF([.O4]=0;[$Caractères.$B$2];IF([.O4]=1;[$Caractères.$B$3];IF([.O4]=2;[$Caractères.$B$4];IF([.O4]=3;[$Caractères.$B$5];IF([.O4]=4;[$Caractères.$B$6];IF([.O4]=5;[$Caractères.$B$7];IF([.O4]=6;[$Caractères.$B$8];IF([.O4]=7;[$Caractères.$B$9];IF([.O4]=8;[$Caractères.$B$10];IF([.O4]=9;[$Caractères.$B$11];IF([.O4]=10;[$Caractères.$B$12];IF([.O4]=11;[$Caractères.$B$13];IF([.O4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O4]&gt;0;[.O4]&lt;4);&quot;&quot;;IF([.P4]=0;[$Caractères.$H$2];IF([.P4]=1;[$Caractères.$H$3];IF([.P4]=2;[$Caractères.$H$4];IF([.P4]=3;[$Caractères.$H$5];IF([.P4]=4;[$Caractères.$H$6];IF([.P4]=5;[$Caractères.$H$7];IF([.P4]=6;[$Caractères.$H$8];IF([.P4]=7;[$Caractères.$H$9];&quot;x&quot;)))))))))" office:value-type="string" office:string-value="g" calcext:value-type="string">
            <text:p>g</text:p>
          </table:table-cell>
          <table:table-cell table:style-name="ce60" table:formula="of:=IF([.Q4]=0;[$Caractères.$B$2];IF([.Q4]=1;[$Caractères.$B$3];IF([.Q4]=2;[$Caractères.$B$4];IF([.Q4]=3;[$Caractères.$B$5];IF([.Q4]=4;[$Caractères.$B$6];IF([.Q4]=5;[$Caractères.$B$7];IF([.Q4]=6;[$Caractères.$B$8];IF([.Q4]=7;[$Caractères.$B$9];IF([.Q4]=8;[$Caractères.$B$10];IF([.Q4]=9;[$Caractères.$B$11];IF([.Q4]=10;[$Caractères.$B$12];IF([.Q4]=11;[$Caractères.$B$13];IF([.Q4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Q4]&gt;0;[.Q4]&lt;4);&quot;&quot;;IF([.R4]=0;[$Caractères.$H$2];IF([.R4]=1;[$Caractères.$H$3];IF([.R4]=2;[$Caractères.$H$4];IF([.R4]=3;[$Caractères.$H$5];IF([.R4]=4;[$Caractères.$H$6];IF([.R4]=5;[$Caractères.$H$7];IF([.R4]=6;[$Caractères.$H$8];IF([.R4]=7;[$Caractères.$H$9];&quot;x&quot;)))))))))" office:value-type="string" office:string-value="k" calcext:value-type="string">
            <text:p>k</text:p>
          </table:table-cell>
          <table:table-cell table:style-name="ce54" table:formula="of:=IF([.S4]=0;[$Caractères.$B$2];IF([.S4]=1;[$Caractères.$B$3];IF([.S4]=2;[$Caractères.$B$4];IF([.S4]=3;[$Caractères.$B$5];IF([.S4]=4;[$Caractères.$B$6];IF([.S4]=5;[$Caractères.$B$7];IF([.S4]=6;[$Caractères.$B$8];IF([.S4]=7;[$Caractères.$B$9];IF([.S4]=8;[$Caractères.$B$10];IF([.S4]=9;[$Caractères.$B$11];IF([.S4]=10;[$Caractères.$B$12];IF([.S4]=11;[$Caractères.$B$13];IF([.S4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S4]&gt;0;[.S4]&lt;4);&quot;&quot;;IF([.T4]=0;[$Caractères.$H$2];IF([.T4]=1;[$Caractères.$H$3];IF([.T4]=2;[$Caractères.$H$4];IF([.T4]=3;[$Caractères.$H$5];IF([.T4]=4;[$Caractères.$H$6];IF([.T4]=5;[$Caractères.$H$7];IF([.T4]=6;[$Caractères.$H$8];IF([.T4]=7;[$Caractères.$H$9];&quot;x&quot;)))))))))" office:value-type="string" office:string-value="m" calcext:value-type="string">
            <text:p>m</text:p>
          </table:table-cell>
          <table:table-cell table:style-name="ce60" table:formula="of:=IF([.U4]=0;[$Caractères.$B$2];IF([.U4]=1;[$Caractères.$B$3];IF([.U4]=2;[$Caractères.$B$4];IF([.U4]=3;[$Caractères.$B$5];IF([.U4]=4;[$Caractères.$B$6];IF([.U4]=5;[$Caractères.$B$7];IF([.U4]=6;[$Caractères.$B$8];IF([.U4]=7;[$Caractères.$B$9];IF([.U4]=8;[$Caractères.$B$10];IF([.U4]=9;[$Caractères.$B$11];IF([.U4]=10;[$Caractères.$B$12];IF([.U4]=11;[$Caractères.$B$13];IF([.U4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U4]&gt;0;[.U4]&lt;4);&quot;&quot;;IF([.V4]=0;[$Caractères.$H$2];IF([.V4]=1;[$Caractères.$H$3];IF([.V4]=2;[$Caractères.$H$4];IF([.V4]=3;[$Caractères.$H$5];IF([.V4]=4;[$Caractères.$H$6];IF([.V4]=5;[$Caractères.$H$7];IF([.V4]=6;[$Caractères.$H$8];IF([.V4]=7;[$Caractères.$H$9];&quot;x&quot;)))))))))" office:value-type="string" office:string-value="i" calcext:value-type="string">
            <text:p>i</text:p>
          </table:table-cell>
          <table:table-cell table:style-name="ce54" table:formula="of:=IF([.W4]=0;[$Caractères.$B$2];IF([.W4]=1;[$Caractères.$B$3];IF([.W4]=2;[$Caractères.$B$4];IF([.W4]=3;[$Caractères.$B$5];IF([.W4]=4;[$Caractères.$B$6];IF([.W4]=5;[$Caractères.$B$7];IF([.W4]=6;[$Caractères.$B$8];IF([.W4]=7;[$Caractères.$B$9];IF([.W4]=8;[$Caractères.$B$10];IF([.W4]=9;[$Caractères.$B$11];IF([.W4]=10;[$Caractères.$B$12];IF([.W4]=11;[$Caractères.$B$13];IF([.W4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W4]&gt;0;[.W4]&lt;4);&quot;&quot;;IF([.X4]=0;[$Caractères.$H$2];IF([.X4]=1;[$Caractères.$H$3];IF([.X4]=2;[$Caractères.$H$4];IF([.X4]=3;[$Caractères.$H$5];IF([.X4]=4;[$Caractères.$H$6];IF([.X4]=5;[$Caractères.$H$7];IF([.X4]=6;[$Caractères.$H$8];IF([.X4]=7;[$Caractères.$H$9];&quot;x&quot;)))))))))" office:value-type="string" office:string-value="i" calcext:value-type="string">
            <text:p>i</text:p>
          </table:table-cell>
          <table:table-cell table:style-name="ce60" table:formula="of:=IF([.Y4]=0;[$Caractères.$B$2];IF([.Y4]=1;[$Caractères.$B$3];IF([.Y4]=2;[$Caractères.$B$4];IF([.Y4]=3;[$Caractères.$B$5];IF([.Y4]=4;[$Caractères.$B$6];IF([.Y4]=5;[$Caractères.$B$7];IF([.Y4]=6;[$Caractères.$B$8];IF([.Y4]=7;[$Caractères.$B$9];IF([.Y4]=8;[$Caractères.$B$10];IF([.Y4]=9;[$Caractères.$B$11];IF([.Y4]=10;[$Caractères.$B$12];IF([.Y4]=11;[$Caractères.$B$13];IF([.Y4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Y4]&gt;0;[.Y4]&lt;4);&quot;&quot;;IF([.Z4]=0;[$Caractères.$H$2];IF([.Z4]=1;[$Caractères.$H$3];IF([.Z4]=2;[$Caractères.$H$4];IF([.Z4]=3;[$Caractères.$H$5];IF([.Z4]=4;[$Caractères.$H$6];IF([.Z4]=5;[$Caractères.$H$7];IF([.Z4]=6;[$Caractères.$H$8];IF([.Z4]=7;[$Caractères.$H$9];&quot;x&quot;)))))))))" office:value-type="string" office:string-value="l" calcext:value-type="string">
            <text:p>l</text:p>
          </table:table-cell>
          <table:table-cell table:style-name="ce54" table:formula="of:=IF([.AA4]=0;[$Caractères.$B$2];IF([.AA4]=1;[$Caractères.$B$3];IF([.AA4]=2;[$Caractères.$B$4];IF([.AA4]=3;[$Caractères.$B$5];IF([.AA4]=4;[$Caractères.$B$6];IF([.AA4]=5;[$Caractères.$B$7];IF([.AA4]=6;[$Caractères.$B$8];IF([.AA4]=7;[$Caractères.$B$9];IF([.AA4]=8;[$Caractères.$B$10];IF([.AA4]=9;[$Caractères.$B$11];IF([.AA4]=10;[$Caractères.$B$12];IF([.AA4]=11;[$Caractères.$B$13];IF([.AA4]=12;[$Caractères.$B$14];&quot;&quot;)))))))))))))" office:value-type="string" office:string-value="│" calcext:value-type="string">
            <text:p>│</text:p>
          </table:table-cell>
          <table:table-cell table:style-name="ce57" table:formula="of:=IF(AND([.AA4]&gt;0;[.AA4]&lt;4);&quot;&quot;;IF([.AB4]=0;[$Caractères.$H$2];IF([.AB4]=1;[$Caractères.$H$3];IF([.AB4]=2;[$Caractères.$H$4];IF([.AB4]=3;[$Caractères.$H$5];IF([.AB4]=4;[$Caractères.$H$6];IF([.AB4]=5;[$Caractères.$H$7];IF([.AB4]=6;[$Caractères.$H$8];IF([.AB4]=7;[$Caractères.$H$9];&quot;x&quot;)))))))))">
            <text:p/>
          </table:table-cell>
          <table:table-cell table:style-name="ce60" table:formula="of:=IF([.AC4]=0;[$Caractères.$B$2];IF([.AC4]=1;[$Caractères.$B$3];IF([.AC4]=2;[$Caractères.$B$4];IF([.AC4]=3;[$Caractères.$B$5];IF([.AC4]=4;[$Caractères.$B$6];IF([.AC4]=5;[$Caractères.$B$7];IF([.AC4]=6;[$Caractères.$B$8];IF([.AC4]=7;[$Caractères.$B$9];IF([.AC4]=8;[$Caractères.$B$10];IF([.AC4]=9;[$Caractères.$B$11];IF([.AC4]=10;[$Caractères.$B$12];IF([.AC4]=11;[$Caractères.$B$13];IF([.AC4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4]&gt;0;[.AC4]&lt;4);&quot;&quot;;IF([.AD4]=0;[$Caractères.$H$2];IF([.AD4]=1;[$Caractères.$H$3];IF([.AD4]=2;[$Caractères.$H$4];IF([.AD4]=3;[$Caractères.$H$5];IF([.AD4]=4;[$Caractères.$H$6];IF([.AD4]=5;[$Caractères.$H$7];IF([.AD4]=6;[$Caractères.$H$8];IF([.AD4]=7;[$Caractères.$H$9];&quot;x&quot;)))))))))" office:value-type="string" office:string-value="j" calcext:value-type="string">
            <text:p>j</text:p>
          </table:table-cell>
          <table:table-cell table:style-name="ce54" table:formula="of:=IF([.AE4]=0;[$Caractères.$B$2];IF([.AE4]=1;[$Caractères.$B$3];IF([.AE4]=2;[$Caractères.$B$4];IF([.AE4]=3;[$Caractères.$B$5];IF([.AE4]=4;[$Caractères.$B$6];IF([.AE4]=5;[$Caractères.$B$7];IF([.AE4]=6;[$Caractères.$B$8];IF([.AE4]=7;[$Caractères.$B$9];IF([.AE4]=8;[$Caractères.$B$10];IF([.AE4]=9;[$Caractères.$B$11];IF([.AE4]=10;[$Caractères.$B$12];IF([.AE4]=11;[$Caractères.$B$13];IF([.AE4]=12;[$Caractères.$B$14];&quot;&quot;)))))))))))))" office:value-type="string" office:string-value="│" calcext:value-type="string">
            <text:p>│</text:p>
          </table:table-cell>
          <table:table-cell table:style-name="ce66" table:formula="of:=IF(AND([.AE4]&gt;0;[.AE4]&lt;4);&quot;&quot;;IF([.AF4]=0;[$Caractères.$H$2];IF([.AF4]=1;[$Caractères.$H$3];IF([.AF4]=2;[$Caractères.$H$4];IF([.AF4]=3;[$Caractères.$H$5];IF([.AF4]=4;[$Caractères.$H$6];IF([.AF4]=5;[$Caractères.$H$7];IF([.AF4]=6;[$Caractères.$H$8];IF([.AF4]=7;[$Caractères.$H$9];&quot;x&quot;)))))))))">
            <text:p/>
          </table:table-cell>
          <table:table-cell/>
          <table:table-cell table:style-name="ce30"/>
          <table:table-cell table:number-columns-repeated="3"/>
        </table:table-row>
        <table:table-row table:style-name="ro2">
          <table:table-cell table:style-name="ce42" table:formula="of:=IF([.A5]=0;[$Caractères.$B$2];IF([.A5]=1;[$Caractères.$B$3];IF([.A5]=2;[$Caractères.$B$4];IF([.A5]=3;[$Caractères.$B$5];IF([.A5]=4;[$Caractères.$B$6];IF([.A5]=5;[$Caractères.$B$7];IF([.A5]=6;[$Caractères.$B$8];IF([.A5]=7;[$Caractères.$B$9];IF([.A5]=8;[$Caractères.$B$10];IF([.A5]=9;[$Caractères.$B$11];IF([.A5]=10;[$Caractères.$B$12];IF([.A5]=11;[$Caractères.$B$13];IF([.A5]=12;[$Caractères.$B$14];&quot;&quot;)))))))))))))" office:value-type="string" office:string-value="│" calcext:value-type="string">
            <text:p>│</text:p>
          </table:table-cell>
          <table:table-cell table:style-name="ce48" table:formula="of:=IF(AND([.A5]&gt;0;[.A5]&lt;4);&quot;&quot;;IF([.B5]=0;[$Caractères.$H$2];IF([.B5]=1;[$Caractères.$H$3];IF([.B5]=2;[$Caractères.$H$4];IF([.B5]=3;[$Caractères.$H$5];IF([.B5]=4;[$Caractères.$H$6];IF([.B5]=5;[$Caractères.$H$7];IF([.B5]=6;[$Caractères.$H$8];IF([.B5]=7;[$Caractères.$H$9];&quot;x&quot;)))))))))">
            <text:p/>
          </table:table-cell>
          <table:table-cell table:style-name="ce54" table:formula="of:=IF([.C5]=0;[$Caractères.$B$2];IF([.C5]=1;[$Caractères.$B$3];IF([.C5]=2;[$Caractères.$B$4];IF([.C5]=3;[$Caractères.$B$5];IF([.C5]=4;[$Caractères.$B$6];IF([.C5]=5;[$Caractères.$B$7];IF([.C5]=6;[$Caractères.$B$8];IF([.C5]=7;[$Caractères.$B$9];IF([.C5]=8;[$Caractères.$B$10];IF([.C5]=9;[$Caractères.$B$11];IF([.C5]=10;[$Caractères.$B$12];IF([.C5]=11;[$Caractères.$B$13];IF([.C5]=12;[$Caractères.$B$14];&quot;&quot;)))))))))))))" office:value-type="string" office:string-value="◣" calcext:value-type="string">
            <text:p>◣</text:p>
          </table:table-cell>
          <table:table-cell table:style-name="ce57" table:formula="of:=IF(AND([.C5]&gt;0;[.C5]&lt;4);&quot;&quot;;IF([.D5]=0;[$Caractères.$H$2];IF([.D5]=1;[$Caractères.$H$3];IF([.D5]=2;[$Caractères.$H$4];IF([.D5]=3;[$Caractères.$H$5];IF([.D5]=4;[$Caractères.$H$6];IF([.D5]=5;[$Caractères.$H$7];IF([.D5]=6;[$Caractères.$H$8];IF([.D5]=7;[$Caractères.$H$9];&quot;x&quot;)))))))))" office:value-type="string" office:string-value="g" calcext:value-type="string">
            <text:p>g</text:p>
          </table:table-cell>
          <table:table-cell table:style-name="ce60" table:formula="of:=IF([.E5]=0;[$Caractères.$B$2];IF([.E5]=1;[$Caractères.$B$3];IF([.E5]=2;[$Caractères.$B$4];IF([.E5]=3;[$Caractères.$B$5];IF([.E5]=4;[$Caractères.$B$6];IF([.E5]=5;[$Caractères.$B$7];IF([.E5]=6;[$Caractères.$B$8];IF([.E5]=7;[$Caractères.$B$9];IF([.E5]=8;[$Caractères.$B$10];IF([.E5]=9;[$Caractères.$B$11];IF([.E5]=10;[$Caractères.$B$12];IF([.E5]=11;[$Caractères.$B$13];IF([.E5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5]&gt;0;[.E5]&lt;4);&quot;&quot;;IF([.F5]=0;[$Caractères.$H$2];IF([.F5]=1;[$Caractères.$H$3];IF([.F5]=2;[$Caractères.$H$4];IF([.F5]=3;[$Caractères.$H$5];IF([.F5]=4;[$Caractères.$H$6];IF([.F5]=5;[$Caractères.$H$7];IF([.F5]=6;[$Caractères.$H$8];IF([.F5]=7;[$Caractères.$H$9];&quot;x&quot;)))))))))" office:value-type="string" office:string-value="m" calcext:value-type="string">
            <text:p>m</text:p>
          </table:table-cell>
          <table:table-cell table:style-name="ce54" table:formula="of:=IF([.G5]=0;[$Caractères.$B$2];IF([.G5]=1;[$Caractères.$B$3];IF([.G5]=2;[$Caractères.$B$4];IF([.G5]=3;[$Caractères.$B$5];IF([.G5]=4;[$Caractères.$B$6];IF([.G5]=5;[$Caractères.$B$7];IF([.G5]=6;[$Caractères.$B$8];IF([.G5]=7;[$Caractères.$B$9];IF([.G5]=8;[$Caractères.$B$10];IF([.G5]=9;[$Caractères.$B$11];IF([.G5]=10;[$Caractères.$B$12];IF([.G5]=11;[$Caractères.$B$13];IF([.G5]=12;[$Caractères.$B$14];&quot;&quot;)))))))))))))" office:value-type="string" office:string-value="◥" calcext:value-type="string">
            <text:p>◥</text:p>
          </table:table-cell>
          <table:table-cell table:style-name="ce57" table:formula="of:=IF(AND([.G5]&gt;0;[.G5]&lt;4);&quot;&quot;;IF([.H5]=0;[$Caractères.$H$2];IF([.H5]=1;[$Caractères.$H$3];IF([.H5]=2;[$Caractères.$H$4];IF([.H5]=3;[$Caractères.$H$5];IF([.H5]=4;[$Caractères.$H$6];IF([.H5]=5;[$Caractères.$H$7];IF([.H5]=6;[$Caractères.$H$8];IF([.H5]=7;[$Caractères.$H$9];&quot;x&quot;)))))))))" office:value-type="string" office:string-value="i" calcext:value-type="string">
            <text:p>i</text:p>
          </table:table-cell>
          <table:table-cell table:style-name="ce60" table:formula="of:=IF([.I5]=0;[$Caractères.$B$2];IF([.I5]=1;[$Caractères.$B$3];IF([.I5]=2;[$Caractères.$B$4];IF([.I5]=3;[$Caractères.$B$5];IF([.I5]=4;[$Caractères.$B$6];IF([.I5]=5;[$Caractères.$B$7];IF([.I5]=6;[$Caractères.$B$8];IF([.I5]=7;[$Caractères.$B$9];IF([.I5]=8;[$Caractères.$B$10];IF([.I5]=9;[$Caractères.$B$11];IF([.I5]=10;[$Caractères.$B$12];IF([.I5]=11;[$Caractères.$B$13];IF([.I5]=12;[$Caractères.$B$14];&quot;&quot;)))))))))))))" office:value-type="string" office:string-value="│" calcext:value-type="string">
            <text:p>│</text:p>
          </table:table-cell>
          <table:table-cell table:style-name="ce48" table:formula="of:=IF(AND([.I5]&gt;0;[.I5]&lt;4);&quot;&quot;;IF([.J5]=0;[$Caractères.$H$2];IF([.J5]=1;[$Caractères.$H$3];IF([.J5]=2;[$Caractères.$H$4];IF([.J5]=3;[$Caractères.$H$5];IF([.J5]=4;[$Caractères.$H$6];IF([.J5]=5;[$Caractères.$H$7];IF([.J5]=6;[$Caractères.$H$8];IF([.J5]=7;[$Caractères.$H$9];&quot;x&quot;)))))))))">
            <text:p/>
          </table:table-cell>
          <table:table-cell table:style-name="ce54" table:formula="of:=IF([.K5]=0;[$Caractères.$B$2];IF([.K5]=1;[$Caractères.$B$3];IF([.K5]=2;[$Caractères.$B$4];IF([.K5]=3;[$Caractères.$B$5];IF([.K5]=4;[$Caractères.$B$6];IF([.K5]=5;[$Caractères.$B$7];IF([.K5]=6;[$Caractères.$B$8];IF([.K5]=7;[$Caractères.$B$9];IF([.K5]=8;[$Caractères.$B$10];IF([.K5]=9;[$Caractères.$B$11];IF([.K5]=10;[$Caractères.$B$12];IF([.K5]=11;[$Caractères.$B$13];IF([.K5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K5]&gt;0;[.K5]&lt;4);&quot;&quot;;IF([.L5]=0;[$Caractères.$H$2];IF([.L5]=1;[$Caractères.$H$3];IF([.L5]=2;[$Caractères.$H$4];IF([.L5]=3;[$Caractères.$H$5];IF([.L5]=4;[$Caractères.$H$6];IF([.L5]=5;[$Caractères.$H$7];IF([.L5]=6;[$Caractères.$H$8];IF([.L5]=7;[$Caractères.$H$9];&quot;x&quot;)))))))))" office:value-type="string" office:string-value="h" calcext:value-type="string">
            <text:p>h</text:p>
          </table:table-cell>
          <table:table-cell table:style-name="ce60" table:formula="of:=IF([.M5]=0;[$Caractères.$B$2];IF([.M5]=1;[$Caractères.$B$3];IF([.M5]=2;[$Caractères.$B$4];IF([.M5]=3;[$Caractères.$B$5];IF([.M5]=4;[$Caractères.$B$6];IF([.M5]=5;[$Caractères.$B$7];IF([.M5]=6;[$Caractères.$B$8];IF([.M5]=7;[$Caractères.$B$9];IF([.M5]=8;[$Caractères.$B$10];IF([.M5]=9;[$Caractères.$B$11];IF([.M5]=10;[$Caractères.$B$12];IF([.M5]=11;[$Caractères.$B$13];IF([.M5]=12;[$Caractères.$B$14];&quot;&quot;)))))))))))))" office:value-type="string" office:string-value="◥" calcext:value-type="string">
            <text:p>◥</text:p>
          </table:table-cell>
          <table:table-cell table:style-name="ce48" table:formula="of:=IF(AND([.M5]&gt;0;[.M5]&lt;4);&quot;&quot;;IF([.N5]=0;[$Caractères.$H$2];IF([.N5]=1;[$Caractères.$H$3];IF([.N5]=2;[$Caractères.$H$4];IF([.N5]=3;[$Caractères.$H$5];IF([.N5]=4;[$Caractères.$H$6];IF([.N5]=5;[$Caractères.$H$7];IF([.N5]=6;[$Caractères.$H$8];IF([.N5]=7;[$Caractères.$H$9];&quot;x&quot;)))))))))" office:value-type="string" office:string-value="h" calcext:value-type="string">
            <text:p>h</text:p>
          </table:table-cell>
          <table:table-cell table:style-name="ce54" table:formula="of:=IF([.O5]=0;[$Caractères.$B$2];IF([.O5]=1;[$Caractères.$B$3];IF([.O5]=2;[$Caractères.$B$4];IF([.O5]=3;[$Caractères.$B$5];IF([.O5]=4;[$Caractères.$B$6];IF([.O5]=5;[$Caractères.$B$7];IF([.O5]=6;[$Caractères.$B$8];IF([.O5]=7;[$Caractères.$B$9];IF([.O5]=8;[$Caractères.$B$10];IF([.O5]=9;[$Caractères.$B$11];IF([.O5]=10;[$Caractères.$B$12];IF([.O5]=11;[$Caractères.$B$13];IF([.O5]=12;[$Caractères.$B$14];&quot;&quot;)))))))))))))" office:value-type="string" office:string-value="─" calcext:value-type="string">
            <text:p>─</text:p>
          </table:table-cell>
          <table:table-cell table:style-name="ce57" table:formula="of:=IF(AND([.O5]&gt;0;[.O5]&lt;4);&quot;&quot;;IF([.P5]=0;[$Caractères.$H$2];IF([.P5]=1;[$Caractères.$H$3];IF([.P5]=2;[$Caractères.$H$4];IF([.P5]=3;[$Caractères.$H$5];IF([.P5]=4;[$Caractères.$H$6];IF([.P5]=5;[$Caractères.$H$7];IF([.P5]=6;[$Caractères.$H$8];IF([.P5]=7;[$Caractères.$H$9];&quot;x&quot;)))))))))">
            <text:p/>
          </table:table-cell>
          <table:table-cell table:style-name="ce60" table:formula="of:=IF([.Q5]=0;[$Caractères.$B$2];IF([.Q5]=1;[$Caractères.$B$3];IF([.Q5]=2;[$Caractères.$B$4];IF([.Q5]=3;[$Caractères.$B$5];IF([.Q5]=4;[$Caractères.$B$6];IF([.Q5]=5;[$Caractères.$B$7];IF([.Q5]=6;[$Caractères.$B$8];IF([.Q5]=7;[$Caractères.$B$9];IF([.Q5]=8;[$Caractères.$B$10];IF([.Q5]=9;[$Caractères.$B$11];IF([.Q5]=10;[$Caractères.$B$12];IF([.Q5]=11;[$Caractères.$B$13];IF([.Q5]=12;[$Caractères.$B$14];&quot;&quot;)))))))))))))" office:value-type="string" office:string-value="─" calcext:value-type="string">
            <text:p>─</text:p>
          </table:table-cell>
          <table:table-cell table:style-name="ce48" table:formula="of:=IF(AND([.Q5]&gt;0;[.Q5]&lt;4);&quot;&quot;;IF([.R5]=0;[$Caractères.$H$2];IF([.R5]=1;[$Caractères.$H$3];IF([.R5]=2;[$Caractères.$H$4];IF([.R5]=3;[$Caractères.$H$5];IF([.R5]=4;[$Caractères.$H$6];IF([.R5]=5;[$Caractères.$H$7];IF([.R5]=6;[$Caractères.$H$8];IF([.R5]=7;[$Caractères.$H$9];&quot;x&quot;)))))))))">
            <text:p/>
          </table:table-cell>
          <table:table-cell table:style-name="ce54" table:formula="of:=IF([.S5]=0;[$Caractères.$B$2];IF([.S5]=1;[$Caractères.$B$3];IF([.S5]=2;[$Caractères.$B$4];IF([.S5]=3;[$Caractères.$B$5];IF([.S5]=4;[$Caractères.$B$6];IF([.S5]=5;[$Caractères.$B$7];IF([.S5]=6;[$Caractères.$B$8];IF([.S5]=7;[$Caractères.$B$9];IF([.S5]=8;[$Caractères.$B$10];IF([.S5]=9;[$Caractères.$B$11];IF([.S5]=10;[$Caractères.$B$12];IF([.S5]=11;[$Caractères.$B$13];IF([.S5]=12;[$Caractères.$B$14];&quot;&quot;)))))))))))))" office:value-type="string" office:string-value="─" calcext:value-type="string">
            <text:p>─</text:p>
          </table:table-cell>
          <table:table-cell table:style-name="ce57" table:formula="of:=IF(AND([.S5]&gt;0;[.S5]&lt;4);&quot;&quot;;IF([.T5]=0;[$Caractères.$H$2];IF([.T5]=1;[$Caractères.$H$3];IF([.T5]=2;[$Caractères.$H$4];IF([.T5]=3;[$Caractères.$H$5];IF([.T5]=4;[$Caractères.$H$6];IF([.T5]=5;[$Caractères.$H$7];IF([.T5]=6;[$Caractères.$H$8];IF([.T5]=7;[$Caractères.$H$9];&quot;x&quot;)))))))))">
            <text:p/>
          </table:table-cell>
          <table:table-cell table:style-name="ce60" table:formula="of:=IF([.U5]=0;[$Caractères.$B$2];IF([.U5]=1;[$Caractères.$B$3];IF([.U5]=2;[$Caractères.$B$4];IF([.U5]=3;[$Caractères.$B$5];IF([.U5]=4;[$Caractères.$B$6];IF([.U5]=5;[$Caractères.$B$7];IF([.U5]=6;[$Caractères.$B$8];IF([.U5]=7;[$Caractères.$B$9];IF([.U5]=8;[$Caractères.$B$10];IF([.U5]=9;[$Caractères.$B$11];IF([.U5]=10;[$Caractères.$B$12];IF([.U5]=11;[$Caractères.$B$13];IF([.U5]=12;[$Caractères.$B$14];&quot;&quot;)))))))))))))" office:value-type="string" office:string-value="◣" calcext:value-type="string">
            <text:p>◣</text:p>
          </table:table-cell>
          <table:table-cell table:style-name="ce48" table:formula="of:=IF(AND([.U5]&gt;0;[.U5]&lt;4);&quot;&quot;;IF([.V5]=0;[$Caractères.$H$2];IF([.V5]=1;[$Caractères.$H$3];IF([.V5]=2;[$Caractères.$H$4];IF([.V5]=3;[$Caractères.$H$5];IF([.V5]=4;[$Caractères.$H$6];IF([.V5]=5;[$Caractères.$H$7];IF([.V5]=6;[$Caractères.$H$8];IF([.V5]=7;[$Caractères.$H$9];&quot;x&quot;)))))))))" office:value-type="string" office:string-value="m" calcext:value-type="string">
            <text:p>m</text:p>
          </table:table-cell>
          <table:table-cell table:style-name="ce54" table:formula="of:=IF([.W5]=0;[$Caractères.$B$2];IF([.W5]=1;[$Caractères.$B$3];IF([.W5]=2;[$Caractères.$B$4];IF([.W5]=3;[$Caractères.$B$5];IF([.W5]=4;[$Caractères.$B$6];IF([.W5]=5;[$Caractères.$B$7];IF([.W5]=6;[$Caractères.$B$8];IF([.W5]=7;[$Caractères.$B$9];IF([.W5]=8;[$Caractères.$B$10];IF([.W5]=9;[$Caractères.$B$11];IF([.W5]=10;[$Caractères.$B$12];IF([.W5]=11;[$Caractères.$B$13];IF([.W5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W5]&gt;0;[.W5]&lt;4);&quot;&quot;;IF([.X5]=0;[$Caractères.$H$2];IF([.X5]=1;[$Caractères.$H$3];IF([.X5]=2;[$Caractères.$H$4];IF([.X5]=3;[$Caractères.$H$5];IF([.X5]=4;[$Caractères.$H$6];IF([.X5]=5;[$Caractères.$H$7];IF([.X5]=6;[$Caractères.$H$8];IF([.X5]=7;[$Caractères.$H$9];&quot;x&quot;)))))))))" office:value-type="string" office:string-value="i" calcext:value-type="string">
            <text:p>i</text:p>
          </table:table-cell>
          <table:table-cell table:style-name="ce60" table:formula="of:=IF([.Y5]=0;[$Caractères.$B$2];IF([.Y5]=1;[$Caractères.$B$3];IF([.Y5]=2;[$Caractères.$B$4];IF([.Y5]=3;[$Caractères.$B$5];IF([.Y5]=4;[$Caractères.$B$6];IF([.Y5]=5;[$Caractères.$B$7];IF([.Y5]=6;[$Caractères.$B$8];IF([.Y5]=7;[$Caractères.$B$9];IF([.Y5]=8;[$Caractères.$B$10];IF([.Y5]=9;[$Caractères.$B$11];IF([.Y5]=10;[$Caractères.$B$12];IF([.Y5]=11;[$Caractères.$B$13];IF([.Y5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Y5]&gt;0;[.Y5]&lt;4);&quot;&quot;;IF([.Z5]=0;[$Caractères.$H$2];IF([.Z5]=1;[$Caractères.$H$3];IF([.Z5]=2;[$Caractères.$H$4];IF([.Z5]=3;[$Caractères.$H$5];IF([.Z5]=4;[$Caractères.$H$6];IF([.Z5]=5;[$Caractères.$H$7];IF([.Z5]=6;[$Caractères.$H$8];IF([.Z5]=7;[$Caractères.$H$9];&quot;x&quot;)))))))))" office:value-type="string" office:string-value="l" calcext:value-type="string">
            <text:p>l</text:p>
          </table:table-cell>
          <table:table-cell table:style-name="ce54" table:formula="of:=IF([.AA5]=0;[$Caractères.$B$2];IF([.AA5]=1;[$Caractères.$B$3];IF([.AA5]=2;[$Caractères.$B$4];IF([.AA5]=3;[$Caractères.$B$5];IF([.AA5]=4;[$Caractères.$B$6];IF([.AA5]=5;[$Caractères.$B$7];IF([.AA5]=6;[$Caractères.$B$8];IF([.AA5]=7;[$Caractères.$B$9];IF([.AA5]=8;[$Caractères.$B$10];IF([.AA5]=9;[$Caractères.$B$11];IF([.AA5]=10;[$Caractères.$B$12];IF([.AA5]=11;[$Caractères.$B$13];IF([.AA5]=12;[$Caractères.$B$14];&quot;&quot;)))))))))))))" office:value-type="string" office:string-value="│" calcext:value-type="string">
            <text:p>│</text:p>
          </table:table-cell>
          <table:table-cell table:style-name="ce57" table:formula="of:=IF(AND([.AA5]&gt;0;[.AA5]&lt;4);&quot;&quot;;IF([.AB5]=0;[$Caractères.$H$2];IF([.AB5]=1;[$Caractères.$H$3];IF([.AB5]=2;[$Caractères.$H$4];IF([.AB5]=3;[$Caractères.$H$5];IF([.AB5]=4;[$Caractères.$H$6];IF([.AB5]=5;[$Caractères.$H$7];IF([.AB5]=6;[$Caractères.$H$8];IF([.AB5]=7;[$Caractères.$H$9];&quot;x&quot;)))))))))">
            <text:p/>
          </table:table-cell>
          <table:table-cell table:style-name="ce60" table:formula="of:=IF([.AC5]=0;[$Caractères.$B$2];IF([.AC5]=1;[$Caractères.$B$3];IF([.AC5]=2;[$Caractères.$B$4];IF([.AC5]=3;[$Caractères.$B$5];IF([.AC5]=4;[$Caractères.$B$6];IF([.AC5]=5;[$Caractères.$B$7];IF([.AC5]=6;[$Caractères.$B$8];IF([.AC5]=7;[$Caractères.$B$9];IF([.AC5]=8;[$Caractères.$B$10];IF([.AC5]=9;[$Caractères.$B$11];IF([.AC5]=10;[$Caractères.$B$12];IF([.AC5]=11;[$Caractères.$B$13];IF([.AC5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5]&gt;0;[.AC5]&lt;4);&quot;&quot;;IF([.AD5]=0;[$Caractères.$H$2];IF([.AD5]=1;[$Caractères.$H$3];IF([.AD5]=2;[$Caractères.$H$4];IF([.AD5]=3;[$Caractères.$H$5];IF([.AD5]=4;[$Caractères.$H$6];IF([.AD5]=5;[$Caractères.$H$7];IF([.AD5]=6;[$Caractères.$H$8];IF([.AD5]=7;[$Caractères.$H$9];&quot;x&quot;)))))))))" office:value-type="string" office:string-value="j" calcext:value-type="string">
            <text:p>j</text:p>
          </table:table-cell>
          <table:table-cell table:style-name="ce54" table:formula="of:=IF([.AE5]=0;[$Caractères.$B$2];IF([.AE5]=1;[$Caractères.$B$3];IF([.AE5]=2;[$Caractères.$B$4];IF([.AE5]=3;[$Caractères.$B$5];IF([.AE5]=4;[$Caractères.$B$6];IF([.AE5]=5;[$Caractères.$B$7];IF([.AE5]=6;[$Caractères.$B$8];IF([.AE5]=7;[$Caractères.$B$9];IF([.AE5]=8;[$Caractères.$B$10];IF([.AE5]=9;[$Caractères.$B$11];IF([.AE5]=10;[$Caractères.$B$12];IF([.AE5]=11;[$Caractères.$B$13];IF([.AE5]=12;[$Caractères.$B$14];&quot;&quot;)))))))))))))" office:value-type="string" office:string-value="│" calcext:value-type="string">
            <text:p>│</text:p>
          </table:table-cell>
          <table:table-cell table:style-name="ce66" table:formula="of:=IF(AND([.AE5]&gt;0;[.AE5]&lt;4);&quot;&quot;;IF([.AF5]=0;[$Caractères.$H$2];IF([.AF5]=1;[$Caractères.$H$3];IF([.AF5]=2;[$Caractères.$H$4];IF([.AF5]=3;[$Caractères.$H$5];IF([.AF5]=4;[$Caractères.$H$6];IF([.AF5]=5;[$Caractères.$H$7];IF([.AF5]=6;[$Caractères.$H$8];IF([.AF5]=7;[$Caractères.$H$9];&quot;x&quot;)))))))))">
            <text:p/>
          </table:table-cell>
          <table:table-cell table:number-columns-repeated="5"/>
        </table:table-row>
        <table:table-row table:style-name="ro2">
          <table:table-cell table:style-name="ce42" table:formula="of:=IF([.A6]=0;[$Caractères.$B$2];IF([.A6]=1;[$Caractères.$B$3];IF([.A6]=2;[$Caractères.$B$4];IF([.A6]=3;[$Caractères.$B$5];IF([.A6]=4;[$Caractères.$B$6];IF([.A6]=5;[$Caractères.$B$7];IF([.A6]=6;[$Caractères.$B$8];IF([.A6]=7;[$Caractères.$B$9];IF([.A6]=8;[$Caractères.$B$10];IF([.A6]=9;[$Caractères.$B$11];IF([.A6]=10;[$Caractères.$B$12];IF([.A6]=11;[$Caractères.$B$13];IF([.A6]=12;[$Caractères.$B$14];&quot;&quot;)))))))))))))" office:value-type="string" office:string-value="│" calcext:value-type="string">
            <text:p>│</text:p>
          </table:table-cell>
          <table:table-cell table:style-name="ce48" table:formula="of:=IF(AND([.A6]&gt;0;[.A6]&lt;4);&quot;&quot;;IF([.B6]=0;[$Caractères.$H$2];IF([.B6]=1;[$Caractères.$H$3];IF([.B6]=2;[$Caractères.$H$4];IF([.B6]=3;[$Caractères.$H$5];IF([.B6]=4;[$Caractères.$H$6];IF([.B6]=5;[$Caractères.$H$7];IF([.B6]=6;[$Caractères.$H$8];IF([.B6]=7;[$Caractères.$H$9];&quot;x&quot;)))))))))">
            <text:p/>
          </table:table-cell>
          <table:table-cell table:style-name="ce54" table:formula="of:=IF([.C6]=0;[$Caractères.$B$2];IF([.C6]=1;[$Caractères.$B$3];IF([.C6]=2;[$Caractères.$B$4];IF([.C6]=3;[$Caractères.$B$5];IF([.C6]=4;[$Caractères.$B$6];IF([.C6]=5;[$Caractères.$B$7];IF([.C6]=6;[$Caractères.$B$8];IF([.C6]=7;[$Caractères.$B$9];IF([.C6]=8;[$Caractères.$B$10];IF([.C6]=9;[$Caractères.$B$11];IF([.C6]=10;[$Caractères.$B$12];IF([.C6]=11;[$Caractères.$B$13];IF([.C6]=12;[$Caractères.$B$14];&quot;&quot;)))))))))))))" office:value-type="string" office:string-value="─" calcext:value-type="string">
            <text:p>─</text:p>
          </table:table-cell>
          <table:table-cell table:style-name="ce57" table:formula="of:=IF(AND([.C6]&gt;0;[.C6]&lt;4);&quot;&quot;;IF([.D6]=0;[$Caractères.$H$2];IF([.D6]=1;[$Caractères.$H$3];IF([.D6]=2;[$Caractères.$H$4];IF([.D6]=3;[$Caractères.$H$5];IF([.D6]=4;[$Caractères.$H$6];IF([.D6]=5;[$Caractères.$H$7];IF([.D6]=6;[$Caractères.$H$8];IF([.D6]=7;[$Caractères.$H$9];&quot;x&quot;)))))))))">
            <text:p/>
          </table:table-cell>
          <table:table-cell table:style-name="ce60" table:formula="of:=IF([.E6]=0;[$Caractères.$B$2];IF([.E6]=1;[$Caractères.$B$3];IF([.E6]=2;[$Caractères.$B$4];IF([.E6]=3;[$Caractères.$B$5];IF([.E6]=4;[$Caractères.$B$6];IF([.E6]=5;[$Caractères.$B$7];IF([.E6]=6;[$Caractères.$B$8];IF([.E6]=7;[$Caractères.$B$9];IF([.E6]=8;[$Caractères.$B$10];IF([.E6]=9;[$Caractères.$B$11];IF([.E6]=10;[$Caractères.$B$12];IF([.E6]=11;[$Caractères.$B$13];IF([.E6]=12;[$Caractères.$B$14];&quot;&quot;)))))))))))))" office:value-type="string" office:string-value="◣" calcext:value-type="string">
            <text:p>◣</text:p>
          </table:table-cell>
          <table:table-cell table:style-name="ce48" table:formula="of:=IF(AND([.E6]&gt;0;[.E6]&lt;4);&quot;&quot;;IF([.F6]=0;[$Caractères.$H$2];IF([.F6]=1;[$Caractères.$H$3];IF([.F6]=2;[$Caractères.$H$4];IF([.F6]=3;[$Caractères.$H$5];IF([.F6]=4;[$Caractères.$H$6];IF([.F6]=5;[$Caractères.$H$7];IF([.F6]=6;[$Caractères.$H$8];IF([.F6]=7;[$Caractères.$H$9];&quot;x&quot;)))))))))" office:value-type="string" office:string-value="m" calcext:value-type="string">
            <text:p>m</text:p>
          </table:table-cell>
          <table:table-cell table:style-name="ce54" table:formula="of:=IF([.G6]=0;[$Caractères.$B$2];IF([.G6]=1;[$Caractères.$B$3];IF([.G6]=2;[$Caractères.$B$4];IF([.G6]=3;[$Caractères.$B$5];IF([.G6]=4;[$Caractères.$B$6];IF([.G6]=5;[$Caractères.$B$7];IF([.G6]=6;[$Caractères.$B$8];IF([.G6]=7;[$Caractères.$B$9];IF([.G6]=8;[$Caractères.$B$10];IF([.G6]=9;[$Caractères.$B$11];IF([.G6]=10;[$Caractères.$B$12];IF([.G6]=11;[$Caractères.$B$13];IF([.G6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G6]&gt;0;[.G6]&lt;4);&quot;&quot;;IF([.H6]=0;[$Caractères.$H$2];IF([.H6]=1;[$Caractères.$H$3];IF([.H6]=2;[$Caractères.$H$4];IF([.H6]=3;[$Caractères.$H$5];IF([.H6]=4;[$Caractères.$H$6];IF([.H6]=5;[$Caractères.$H$7];IF([.H6]=6;[$Caractères.$H$8];IF([.H6]=7;[$Caractères.$H$9];&quot;x&quot;)))))))))" office:value-type="string" office:string-value="i" calcext:value-type="string">
            <text:p>i</text:p>
          </table:table-cell>
          <table:table-cell table:style-name="ce60" table:formula="of:=IF([.I6]=0;[$Caractères.$B$2];IF([.I6]=1;[$Caractères.$B$3];IF([.I6]=2;[$Caractères.$B$4];IF([.I6]=3;[$Caractères.$B$5];IF([.I6]=4;[$Caractères.$B$6];IF([.I6]=5;[$Caractères.$B$7];IF([.I6]=6;[$Caractères.$B$8];IF([.I6]=7;[$Caractères.$B$9];IF([.I6]=8;[$Caractères.$B$10];IF([.I6]=9;[$Caractères.$B$11];IF([.I6]=10;[$Caractères.$B$12];IF([.I6]=11;[$Caractères.$B$13];IF([.I6]=12;[$Caractères.$B$14];&quot;&quot;)))))))))))))" office:value-type="string" office:string-value="◥" calcext:value-type="string">
            <text:p>◥</text:p>
          </table:table-cell>
          <table:table-cell table:style-name="ce48" table:formula="of:=IF(AND([.I6]&gt;0;[.I6]&lt;4);&quot;&quot;;IF([.J6]=0;[$Caractères.$H$2];IF([.J6]=1;[$Caractères.$H$3];IF([.J6]=2;[$Caractères.$H$4];IF([.J6]=3;[$Caractères.$H$5];IF([.J6]=4;[$Caractères.$H$6];IF([.J6]=5;[$Caractères.$H$7];IF([.J6]=6;[$Caractères.$H$8];IF([.J6]=7;[$Caractères.$H$9];&quot;x&quot;)))))))))" office:value-type="string" office:string-value="i" calcext:value-type="string">
            <text:p>i</text:p>
          </table:table-cell>
          <table:table-cell table:style-name="ce54" table:formula="of:=IF([.K6]=0;[$Caractères.$B$2];IF([.K6]=1;[$Caractères.$B$3];IF([.K6]=2;[$Caractères.$B$4];IF([.K6]=3;[$Caractères.$B$5];IF([.K6]=4;[$Caractères.$B$6];IF([.K6]=5;[$Caractères.$B$7];IF([.K6]=6;[$Caractères.$B$8];IF([.K6]=7;[$Caractères.$B$9];IF([.K6]=8;[$Caractères.$B$10];IF([.K6]=9;[$Caractères.$B$11];IF([.K6]=10;[$Caractères.$B$12];IF([.K6]=11;[$Caractères.$B$13];IF([.K6]=12;[$Caractères.$B$14];&quot;&quot;)))))))))))))" office:value-type="string" office:string-value="◣" calcext:value-type="string">
            <text:p>◣</text:p>
          </table:table-cell>
          <table:table-cell table:style-name="ce57" table:formula="of:=IF(AND([.K6]&gt;0;[.K6]&lt;4);&quot;&quot;;IF([.L6]=0;[$Caractères.$H$2];IF([.L6]=1;[$Caractères.$H$3];IF([.L6]=2;[$Caractères.$H$4];IF([.L6]=3;[$Caractères.$H$5];IF([.L6]=4;[$Caractères.$H$6];IF([.L6]=5;[$Caractères.$H$7];IF([.L6]=6;[$Caractères.$H$8];IF([.L6]=7;[$Caractères.$H$9];&quot;x&quot;)))))))))" office:value-type="string" office:string-value="h" calcext:value-type="string">
            <text:p>h</text:p>
          </table:table-cell>
          <table:table-cell table:style-name="ce60" table:formula="of:=IF([.M6]=0;[$Caractères.$B$2];IF([.M6]=1;[$Caractères.$B$3];IF([.M6]=2;[$Caractères.$B$4];IF([.M6]=3;[$Caractères.$B$5];IF([.M6]=4;[$Caractères.$B$6];IF([.M6]=5;[$Caractères.$B$7];IF([.M6]=6;[$Caractères.$B$8];IF([.M6]=7;[$Caractères.$B$9];IF([.M6]=8;[$Caractères.$B$10];IF([.M6]=9;[$Caractères.$B$11];IF([.M6]=10;[$Caractères.$B$12];IF([.M6]=11;[$Caractères.$B$13];IF([.M6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M6]&gt;0;[.M6]&lt;4);&quot;&quot;;IF([.N6]=0;[$Caractères.$H$2];IF([.N6]=1;[$Caractères.$H$3];IF([.N6]=2;[$Caractères.$H$4];IF([.N6]=3;[$Caractères.$H$5];IF([.N6]=4;[$Caractères.$H$6];IF([.N6]=5;[$Caractères.$H$7];IF([.N6]=6;[$Caractères.$H$8];IF([.N6]=7;[$Caractères.$H$9];&quot;x&quot;)))))))))" office:value-type="string" office:string-value="j" calcext:value-type="string">
            <text:p>j</text:p>
          </table:table-cell>
          <table:table-cell table:style-name="ce54" table:formula="of:=IF([.O6]=0;[$Caractères.$B$2];IF([.O6]=1;[$Caractères.$B$3];IF([.O6]=2;[$Caractères.$B$4];IF([.O6]=3;[$Caractères.$B$5];IF([.O6]=4;[$Caractères.$B$6];IF([.O6]=5;[$Caractères.$B$7];IF([.O6]=6;[$Caractères.$B$8];IF([.O6]=7;[$Caractères.$B$9];IF([.O6]=8;[$Caractères.$B$10];IF([.O6]=9;[$Caractères.$B$11];IF([.O6]=10;[$Caractères.$B$12];IF([.O6]=11;[$Caractères.$B$13];IF([.O6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O6]&gt;0;[.O6]&lt;4);&quot;&quot;;IF([.P6]=0;[$Caractères.$H$2];IF([.P6]=1;[$Caractères.$H$3];IF([.P6]=2;[$Caractères.$H$4];IF([.P6]=3;[$Caractères.$H$5];IF([.P6]=4;[$Caractères.$H$6];IF([.P6]=5;[$Caractères.$H$7];IF([.P6]=6;[$Caractères.$H$8];IF([.P6]=7;[$Caractères.$H$9];&quot;x&quot;)))))))))" office:value-type="string" office:string-value="f" calcext:value-type="string">
            <text:p>f</text:p>
          </table:table-cell>
          <table:table-cell table:style-name="ce60" table:formula="of:=IF([.Q6]=0;[$Caractères.$B$2];IF([.Q6]=1;[$Caractères.$B$3];IF([.Q6]=2;[$Caractères.$B$4];IF([.Q6]=3;[$Caractères.$B$5];IF([.Q6]=4;[$Caractères.$B$6];IF([.Q6]=5;[$Caractères.$B$7];IF([.Q6]=6;[$Caractères.$B$8];IF([.Q6]=7;[$Caractères.$B$9];IF([.Q6]=8;[$Caractères.$B$10];IF([.Q6]=9;[$Caractères.$B$11];IF([.Q6]=10;[$Caractères.$B$12];IF([.Q6]=11;[$Caractères.$B$13];IF([.Q6]=12;[$Caractères.$B$14];&quot;&quot;)))))))))))))" office:value-type="string" office:string-value="│" calcext:value-type="string">
            <text:p>│</text:p>
          </table:table-cell>
          <table:table-cell table:style-name="ce48" table:formula="of:=IF(AND([.Q6]&gt;0;[.Q6]&lt;4);&quot;&quot;;IF([.R6]=0;[$Caractères.$H$2];IF([.R6]=1;[$Caractères.$H$3];IF([.R6]=2;[$Caractères.$H$4];IF([.R6]=3;[$Caractères.$H$5];IF([.R6]=4;[$Caractères.$H$6];IF([.R6]=5;[$Caractères.$H$7];IF([.R6]=6;[$Caractères.$H$8];IF([.R6]=7;[$Caractères.$H$9];&quot;x&quot;)))))))))">
            <text:p/>
          </table:table-cell>
          <table:table-cell table:style-name="ce54" table:formula="of:=IF([.S6]=0;[$Caractères.$B$2];IF([.S6]=1;[$Caractères.$B$3];IF([.S6]=2;[$Caractères.$B$4];IF([.S6]=3;[$Caractères.$B$5];IF([.S6]=4;[$Caractères.$B$6];IF([.S6]=5;[$Caractères.$B$7];IF([.S6]=6;[$Caractères.$B$8];IF([.S6]=7;[$Caractères.$B$9];IF([.S6]=8;[$Caractères.$B$10];IF([.S6]=9;[$Caractères.$B$11];IF([.S6]=10;[$Caractères.$B$12];IF([.S6]=11;[$Caractères.$B$13];IF([.S6]=12;[$Caractères.$B$14];&quot;&quot;)))))))))))))" office:value-type="string" office:string-value="│" calcext:value-type="string">
            <text:p>│</text:p>
          </table:table-cell>
          <table:table-cell table:style-name="ce57" table:formula="of:=IF(AND([.S6]&gt;0;[.S6]&lt;4);&quot;&quot;;IF([.T6]=0;[$Caractères.$H$2];IF([.T6]=1;[$Caractères.$H$3];IF([.T6]=2;[$Caractères.$H$4];IF([.T6]=3;[$Caractères.$H$5];IF([.T6]=4;[$Caractères.$H$6];IF([.T6]=5;[$Caractères.$H$7];IF([.T6]=6;[$Caractères.$H$8];IF([.T6]=7;[$Caractères.$H$9];&quot;x&quot;)))))))))">
            <text:p/>
          </table:table-cell>
          <table:table-cell table:style-name="ce60" table:formula="of:=IF([.U6]=0;[$Caractères.$B$2];IF([.U6]=1;[$Caractères.$B$3];IF([.U6]=2;[$Caractères.$B$4];IF([.U6]=3;[$Caractères.$B$5];IF([.U6]=4;[$Caractères.$B$6];IF([.U6]=5;[$Caractères.$B$7];IF([.U6]=6;[$Caractères.$B$8];IF([.U6]=7;[$Caractères.$B$9];IF([.U6]=8;[$Caractères.$B$10];IF([.U6]=9;[$Caractères.$B$11];IF([.U6]=10;[$Caractères.$B$12];IF([.U6]=11;[$Caractères.$B$13];IF([.U6]=12;[$Caractères.$B$14];&quot;&quot;)))))))))))))" office:value-type="string" office:string-value="◤" calcext:value-type="string">
            <text:p>◤</text:p>
          </table:table-cell>
          <table:table-cell table:style-name="ce48" table:formula="of:=IF(AND([.U6]&gt;0;[.U6]&lt;4);&quot;&quot;;IF([.V6]=0;[$Caractères.$H$2];IF([.V6]=1;[$Caractères.$H$3];IF([.V6]=2;[$Caractères.$H$4];IF([.V6]=3;[$Caractères.$H$5];IF([.V6]=4;[$Caractères.$H$6];IF([.V6]=5;[$Caractères.$H$7];IF([.V6]=6;[$Caractères.$H$8];IF([.V6]=7;[$Caractères.$H$9];&quot;x&quot;)))))))))" office:value-type="string" office:string-value="i" calcext:value-type="string">
            <text:p>i</text:p>
          </table:table-cell>
          <table:table-cell table:style-name="ce54" table:formula="of:=IF([.W6]=0;[$Caractères.$B$2];IF([.W6]=1;[$Caractères.$B$3];IF([.W6]=2;[$Caractères.$B$4];IF([.W6]=3;[$Caractères.$B$5];IF([.W6]=4;[$Caractères.$B$6];IF([.W6]=5;[$Caractères.$B$7];IF([.W6]=6;[$Caractères.$B$8];IF([.W6]=7;[$Caractères.$B$9];IF([.W6]=8;[$Caractères.$B$10];IF([.W6]=9;[$Caractères.$B$11];IF([.W6]=10;[$Caractères.$B$12];IF([.W6]=11;[$Caractères.$B$13];IF([.W6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W6]&gt;0;[.W6]&lt;4);&quot;&quot;;IF([.X6]=0;[$Caractères.$H$2];IF([.X6]=1;[$Caractères.$H$3];IF([.X6]=2;[$Caractères.$H$4];IF([.X6]=3;[$Caractères.$H$5];IF([.X6]=4;[$Caractères.$H$6];IF([.X6]=5;[$Caractères.$H$7];IF([.X6]=6;[$Caractères.$H$8];IF([.X6]=7;[$Caractères.$H$9];&quot;x&quot;)))))))))" office:value-type="string" office:string-value="i" calcext:value-type="string">
            <text:p>i</text:p>
          </table:table-cell>
          <table:table-cell table:style-name="ce60" table:formula="of:=IF([.Y6]=0;[$Caractères.$B$2];IF([.Y6]=1;[$Caractères.$B$3];IF([.Y6]=2;[$Caractères.$B$4];IF([.Y6]=3;[$Caractères.$B$5];IF([.Y6]=4;[$Caractères.$B$6];IF([.Y6]=5;[$Caractères.$B$7];IF([.Y6]=6;[$Caractères.$B$8];IF([.Y6]=7;[$Caractères.$B$9];IF([.Y6]=8;[$Caractères.$B$10];IF([.Y6]=9;[$Caractères.$B$11];IF([.Y6]=10;[$Caractères.$B$12];IF([.Y6]=11;[$Caractères.$B$13];IF([.Y6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Y6]&gt;0;[.Y6]&lt;4);&quot;&quot;;IF([.Z6]=0;[$Caractères.$H$2];IF([.Z6]=1;[$Caractères.$H$3];IF([.Z6]=2;[$Caractères.$H$4];IF([.Z6]=3;[$Caractères.$H$5];IF([.Z6]=4;[$Caractères.$H$6];IF([.Z6]=5;[$Caractères.$H$7];IF([.Z6]=6;[$Caractères.$H$8];IF([.Z6]=7;[$Caractères.$H$9];&quot;x&quot;)))))))))" office:value-type="string" office:string-value="f" calcext:value-type="string">
            <text:p>f</text:p>
          </table:table-cell>
          <table:table-cell table:style-name="ce54" table:formula="of:=IF([.AA6]=0;[$Caractères.$B$2];IF([.AA6]=1;[$Caractères.$B$3];IF([.AA6]=2;[$Caractères.$B$4];IF([.AA6]=3;[$Caractères.$B$5];IF([.AA6]=4;[$Caractères.$B$6];IF([.AA6]=5;[$Caractères.$B$7];IF([.AA6]=6;[$Caractères.$B$8];IF([.AA6]=7;[$Caractères.$B$9];IF([.AA6]=8;[$Caractères.$B$10];IF([.AA6]=9;[$Caractères.$B$11];IF([.AA6]=10;[$Caractères.$B$12];IF([.AA6]=11;[$Caractères.$B$13];IF([.AA6]=12;[$Caractères.$B$14];&quot;&quot;)))))))))))))" office:value-type="string" office:string-value="│" calcext:value-type="string">
            <text:p>│</text:p>
          </table:table-cell>
          <table:table-cell table:style-name="ce57" table:formula="of:=IF(AND([.AA6]&gt;0;[.AA6]&lt;4);&quot;&quot;;IF([.AB6]=0;[$Caractères.$H$2];IF([.AB6]=1;[$Caractères.$H$3];IF([.AB6]=2;[$Caractères.$H$4];IF([.AB6]=3;[$Caractères.$H$5];IF([.AB6]=4;[$Caractères.$H$6];IF([.AB6]=5;[$Caractères.$H$7];IF([.AB6]=6;[$Caractères.$H$8];IF([.AB6]=7;[$Caractères.$H$9];&quot;x&quot;)))))))))">
            <text:p/>
          </table:table-cell>
          <table:table-cell table:style-name="ce60" table:formula="of:=IF([.AC6]=0;[$Caractères.$B$2];IF([.AC6]=1;[$Caractères.$B$3];IF([.AC6]=2;[$Caractères.$B$4];IF([.AC6]=3;[$Caractères.$B$5];IF([.AC6]=4;[$Caractères.$B$6];IF([.AC6]=5;[$Caractères.$B$7];IF([.AC6]=6;[$Caractères.$B$8];IF([.AC6]=7;[$Caractères.$B$9];IF([.AC6]=8;[$Caractères.$B$10];IF([.AC6]=9;[$Caractères.$B$11];IF([.AC6]=10;[$Caractères.$B$12];IF([.AC6]=11;[$Caractères.$B$13];IF([.AC6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6]&gt;0;[.AC6]&lt;4);&quot;&quot;;IF([.AD6]=0;[$Caractères.$H$2];IF([.AD6]=1;[$Caractères.$H$3];IF([.AD6]=2;[$Caractères.$H$4];IF([.AD6]=3;[$Caractères.$H$5];IF([.AD6]=4;[$Caractères.$H$6];IF([.AD6]=5;[$Caractères.$H$7];IF([.AD6]=6;[$Caractères.$H$8];IF([.AD6]=7;[$Caractères.$H$9];&quot;x&quot;)))))))))" office:value-type="string" office:string-value="k" calcext:value-type="string">
            <text:p>k</text:p>
          </table:table-cell>
          <table:table-cell table:style-name="ce54" table:formula="of:=IF([.AE6]=0;[$Caractères.$B$2];IF([.AE6]=1;[$Caractères.$B$3];IF([.AE6]=2;[$Caractères.$B$4];IF([.AE6]=3;[$Caractères.$B$5];IF([.AE6]=4;[$Caractères.$B$6];IF([.AE6]=5;[$Caractères.$B$7];IF([.AE6]=6;[$Caractères.$B$8];IF([.AE6]=7;[$Caractères.$B$9];IF([.AE6]=8;[$Caractères.$B$10];IF([.AE6]=9;[$Caractères.$B$11];IF([.AE6]=10;[$Caractères.$B$12];IF([.AE6]=11;[$Caractères.$B$13];IF([.AE6]=12;[$Caractères.$B$14];&quot;&quot;)))))))))))))" office:value-type="string" office:string-value="│" calcext:value-type="string">
            <text:p>│</text:p>
          </table:table-cell>
          <table:table-cell table:style-name="ce66" table:formula="of:=IF(AND([.AE6]&gt;0;[.AE6]&lt;4);&quot;&quot;;IF([.AF6]=0;[$Caractères.$H$2];IF([.AF6]=1;[$Caractères.$H$3];IF([.AF6]=2;[$Caractères.$H$4];IF([.AF6]=3;[$Caractères.$H$5];IF([.AF6]=4;[$Caractères.$H$6];IF([.AF6]=5;[$Caractères.$H$7];IF([.AF6]=6;[$Caractères.$H$8];IF([.AF6]=7;[$Caractères.$H$9];&quot;x&quot;)))))))))">
            <text:p/>
          </table:table-cell>
          <table:table-cell table:number-columns-repeated="5"/>
        </table:table-row>
        <table:table-row table:style-name="ro2">
          <table:table-cell table:style-name="ce42" table:formula="of:=IF([.A7]=0;[$Caractères.$B$2];IF([.A7]=1;[$Caractères.$B$3];IF([.A7]=2;[$Caractères.$B$4];IF([.A7]=3;[$Caractères.$B$5];IF([.A7]=4;[$Caractères.$B$6];IF([.A7]=5;[$Caractères.$B$7];IF([.A7]=6;[$Caractères.$B$8];IF([.A7]=7;[$Caractères.$B$9];IF([.A7]=8;[$Caractères.$B$10];IF([.A7]=9;[$Caractères.$B$11];IF([.A7]=10;[$Caractères.$B$12];IF([.A7]=11;[$Caractères.$B$13];IF([.A7]=12;[$Caractères.$B$14];&quot;&quot;)))))))))))))" office:value-type="string" office:string-value="│" calcext:value-type="string">
            <text:p>│</text:p>
          </table:table-cell>
          <table:table-cell table:style-name="ce48" table:formula="of:=IF(AND([.A7]&gt;0;[.A7]&lt;4);&quot;&quot;;IF([.B7]=0;[$Caractères.$H$2];IF([.B7]=1;[$Caractères.$H$3];IF([.B7]=2;[$Caractères.$H$4];IF([.B7]=3;[$Caractères.$H$5];IF([.B7]=4;[$Caractères.$H$6];IF([.B7]=5;[$Caractères.$H$7];IF([.B7]=6;[$Caractères.$H$8];IF([.B7]=7;[$Caractères.$H$9];&quot;x&quot;)))))))))">
            <text:p/>
          </table:table-cell>
          <table:table-cell table:style-name="ce54" table:formula="of:=IF([.C7]=0;[$Caractères.$B$2];IF([.C7]=1;[$Caractères.$B$3];IF([.C7]=2;[$Caractères.$B$4];IF([.C7]=3;[$Caractères.$B$5];IF([.C7]=4;[$Caractères.$B$6];IF([.C7]=5;[$Caractères.$B$7];IF([.C7]=6;[$Caractères.$B$8];IF([.C7]=7;[$Caractères.$B$9];IF([.C7]=8;[$Caractères.$B$10];IF([.C7]=9;[$Caractères.$B$11];IF([.C7]=10;[$Caractères.$B$12];IF([.C7]=11;[$Caractères.$B$13];IF([.C7]=12;[$Caractères.$B$14];&quot;&quot;)))))))))))))" office:value-type="string" office:string-value="─" calcext:value-type="string">
            <text:p>─</text:p>
          </table:table-cell>
          <table:table-cell table:style-name="ce57" table:formula="of:=IF(AND([.C7]&gt;0;[.C7]&lt;4);&quot;&quot;;IF([.D7]=0;[$Caractères.$H$2];IF([.D7]=1;[$Caractères.$H$3];IF([.D7]=2;[$Caractères.$H$4];IF([.D7]=3;[$Caractères.$H$5];IF([.D7]=4;[$Caractères.$H$6];IF([.D7]=5;[$Caractères.$H$7];IF([.D7]=6;[$Caractères.$H$8];IF([.D7]=7;[$Caractères.$H$9];&quot;x&quot;)))))))))">
            <text:p/>
          </table:table-cell>
          <table:table-cell table:style-name="ce60" table:formula="of:=IF([.E7]=0;[$Caractères.$B$2];IF([.E7]=1;[$Caractères.$B$3];IF([.E7]=2;[$Caractères.$B$4];IF([.E7]=3;[$Caractères.$B$5];IF([.E7]=4;[$Caractères.$B$6];IF([.E7]=5;[$Caractères.$B$7];IF([.E7]=6;[$Caractères.$B$8];IF([.E7]=7;[$Caractères.$B$9];IF([.E7]=8;[$Caractères.$B$10];IF([.E7]=9;[$Caractères.$B$11];IF([.E7]=10;[$Caractères.$B$12];IF([.E7]=11;[$Caractères.$B$13];IF([.E7]=12;[$Caractères.$B$14];&quot;&quot;)))))))))))))" office:value-type="string" office:string-value="─" calcext:value-type="string">
            <text:p>─</text:p>
          </table:table-cell>
          <table:table-cell table:style-name="ce48" table:formula="of:=IF(AND([.E7]&gt;0;[.E7]&lt;4);&quot;&quot;;IF([.F7]=0;[$Caractères.$H$2];IF([.F7]=1;[$Caractères.$H$3];IF([.F7]=2;[$Caractères.$H$4];IF([.F7]=3;[$Caractères.$H$5];IF([.F7]=4;[$Caractères.$H$6];IF([.F7]=5;[$Caractères.$H$7];IF([.F7]=6;[$Caractères.$H$8];IF([.F7]=7;[$Caractères.$H$9];&quot;x&quot;)))))))))">
            <text:p/>
          </table:table-cell>
          <table:table-cell table:style-name="ce54" table:formula="of:=IF([.G7]=0;[$Caractères.$B$2];IF([.G7]=1;[$Caractères.$B$3];IF([.G7]=2;[$Caractères.$B$4];IF([.G7]=3;[$Caractères.$B$5];IF([.G7]=4;[$Caractères.$B$6];IF([.G7]=5;[$Caractères.$B$7];IF([.G7]=6;[$Caractères.$B$8];IF([.G7]=7;[$Caractères.$B$9];IF([.G7]=8;[$Caractères.$B$10];IF([.G7]=9;[$Caractères.$B$11];IF([.G7]=10;[$Caractères.$B$12];IF([.G7]=11;[$Caractères.$B$13];IF([.G7]=12;[$Caractères.$B$14];&quot;&quot;)))))))))))))" office:value-type="string" office:string-value="▎" calcext:value-type="string">
            <text:p>▎</text:p>
          </table:table-cell>
          <table:table-cell table:style-name="ce57" table:formula="of:=IF(AND([.G7]&gt;0;[.G7]&lt;4);&quot;&quot;;IF([.H7]=0;[$Caractères.$H$2];IF([.H7]=1;[$Caractères.$H$3];IF([.H7]=2;[$Caractères.$H$4];IF([.H7]=3;[$Caractères.$H$5];IF([.H7]=4;[$Caractères.$H$6];IF([.H7]=5;[$Caractères.$H$7];IF([.H7]=6;[$Caractères.$H$8];IF([.H7]=7;[$Caractères.$H$9];&quot;x&quot;)))))))))" office:value-type="string" office:string-value="l" calcext:value-type="string">
            <text:p>l</text:p>
          </table:table-cell>
          <table:table-cell table:style-name="ce60" table:formula="of:=IF([.I7]=0;[$Caractères.$B$2];IF([.I7]=1;[$Caractères.$B$3];IF([.I7]=2;[$Caractères.$B$4];IF([.I7]=3;[$Caractères.$B$5];IF([.I7]=4;[$Caractères.$B$6];IF([.I7]=5;[$Caractères.$B$7];IF([.I7]=6;[$Caractères.$B$8];IF([.I7]=7;[$Caractères.$B$9];IF([.I7]=8;[$Caractères.$B$10];IF([.I7]=9;[$Caractères.$B$11];IF([.I7]=10;[$Caractères.$B$12];IF([.I7]=11;[$Caractères.$B$13];IF([.I7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I7]&gt;0;[.I7]&lt;4);&quot;&quot;;IF([.J7]=0;[$Caractères.$H$2];IF([.J7]=1;[$Caractères.$H$3];IF([.J7]=2;[$Caractères.$H$4];IF([.J7]=3;[$Caractères.$H$5];IF([.J7]=4;[$Caractères.$H$6];IF([.J7]=5;[$Caractères.$H$7];IF([.J7]=6;[$Caractères.$H$8];IF([.J7]=7;[$Caractères.$H$9];&quot;x&quot;)))))))))" office:value-type="string" office:string-value="l" calcext:value-type="string">
            <text:p>l</text:p>
          </table:table-cell>
          <table:table-cell table:style-name="ce54" table:formula="of:=IF([.K7]=0;[$Caractères.$B$2];IF([.K7]=1;[$Caractères.$B$3];IF([.K7]=2;[$Caractères.$B$4];IF([.K7]=3;[$Caractères.$B$5];IF([.K7]=4;[$Caractères.$B$6];IF([.K7]=5;[$Caractères.$B$7];IF([.K7]=6;[$Caractères.$B$8];IF([.K7]=7;[$Caractères.$B$9];IF([.K7]=8;[$Caractères.$B$10];IF([.K7]=9;[$Caractères.$B$11];IF([.K7]=10;[$Caractères.$B$12];IF([.K7]=11;[$Caractères.$B$13];IF([.K7]=12;[$Caractères.$B$14];&quot;&quot;)))))))))))))" office:value-type="string" office:string-value="◥" calcext:value-type="string">
            <text:p>◥</text:p>
          </table:table-cell>
          <table:table-cell table:style-name="ce57" table:formula="of:=IF(AND([.K7]&gt;0;[.K7]&lt;4);&quot;&quot;;IF([.L7]=0;[$Caractères.$H$2];IF([.L7]=1;[$Caractères.$H$3];IF([.L7]=2;[$Caractères.$H$4];IF([.L7]=3;[$Caractères.$H$5];IF([.L7]=4;[$Caractères.$H$6];IF([.L7]=5;[$Caractères.$H$7];IF([.L7]=6;[$Caractères.$H$8];IF([.L7]=7;[$Caractères.$H$9];&quot;x&quot;)))))))))" office:value-type="string" office:string-value="l" calcext:value-type="string">
            <text:p>l</text:p>
          </table:table-cell>
          <table:table-cell table:style-name="ce60" table:formula="of:=IF([.M7]=0;[$Caractères.$B$2];IF([.M7]=1;[$Caractères.$B$3];IF([.M7]=2;[$Caractères.$B$4];IF([.M7]=3;[$Caractères.$B$5];IF([.M7]=4;[$Caractères.$B$6];IF([.M7]=5;[$Caractères.$B$7];IF([.M7]=6;[$Caractères.$B$8];IF([.M7]=7;[$Caractères.$B$9];IF([.M7]=8;[$Caractères.$B$10];IF([.M7]=9;[$Caractères.$B$11];IF([.M7]=10;[$Caractères.$B$12];IF([.M7]=11;[$Caractères.$B$13];IF([.M7]=12;[$Caractères.$B$14];&quot;&quot;)))))))))))))" office:value-type="string" office:string-value="◣" calcext:value-type="string">
            <text:p>◣</text:p>
          </table:table-cell>
          <table:table-cell table:style-name="ce48" table:formula="of:=IF(AND([.M7]&gt;0;[.M7]&lt;4);&quot;&quot;;IF([.N7]=0;[$Caractères.$H$2];IF([.N7]=1;[$Caractères.$H$3];IF([.N7]=2;[$Caractères.$H$4];IF([.N7]=3;[$Caractères.$H$5];IF([.N7]=4;[$Caractères.$H$6];IF([.N7]=5;[$Caractères.$H$7];IF([.N7]=6;[$Caractères.$H$8];IF([.N7]=7;[$Caractères.$H$9];&quot;x&quot;)))))))))" office:value-type="string" office:string-value="j" calcext:value-type="string">
            <text:p>j</text:p>
          </table:table-cell>
          <table:table-cell table:style-name="ce54" table:formula="of:=IF([.O7]=0;[$Caractères.$B$2];IF([.O7]=1;[$Caractères.$B$3];IF([.O7]=2;[$Caractères.$B$4];IF([.O7]=3;[$Caractères.$B$5];IF([.O7]=4;[$Caractères.$B$6];IF([.O7]=5;[$Caractères.$B$7];IF([.O7]=6;[$Caractères.$B$8];IF([.O7]=7;[$Caractères.$B$9];IF([.O7]=8;[$Caractères.$B$10];IF([.O7]=9;[$Caractères.$B$11];IF([.O7]=10;[$Caractères.$B$12];IF([.O7]=11;[$Caractères.$B$13];IF([.O7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O7]&gt;0;[.O7]&lt;4);&quot;&quot;;IF([.P7]=0;[$Caractères.$H$2];IF([.P7]=1;[$Caractères.$H$3];IF([.P7]=2;[$Caractères.$H$4];IF([.P7]=3;[$Caractères.$H$5];IF([.P7]=4;[$Caractères.$H$6];IF([.P7]=5;[$Caractères.$H$7];IF([.P7]=6;[$Caractères.$H$8];IF([.P7]=7;[$Caractères.$H$9];&quot;x&quot;)))))))))" office:value-type="string" office:string-value="j" calcext:value-type="string">
            <text:p>j</text:p>
          </table:table-cell>
          <table:table-cell table:style-name="ce60" table:formula="of:=IF([.Q7]=0;[$Caractères.$B$2];IF([.Q7]=1;[$Caractères.$B$3];IF([.Q7]=2;[$Caractères.$B$4];IF([.Q7]=3;[$Caractères.$B$5];IF([.Q7]=4;[$Caractères.$B$6];IF([.Q7]=5;[$Caractères.$B$7];IF([.Q7]=6;[$Caractères.$B$8];IF([.Q7]=7;[$Caractères.$B$9];IF([.Q7]=8;[$Caractères.$B$10];IF([.Q7]=9;[$Caractères.$B$11];IF([.Q7]=10;[$Caractères.$B$12];IF([.Q7]=11;[$Caractères.$B$13];IF([.Q7]=12;[$Caractères.$B$14];&quot;&quot;)))))))))))))" office:value-type="string" office:string-value="│" calcext:value-type="string">
            <text:p>│</text:p>
          </table:table-cell>
          <table:table-cell table:style-name="ce48" table:formula="of:=IF(AND([.Q7]&gt;0;[.Q7]&lt;4);&quot;&quot;;IF([.R7]=0;[$Caractères.$H$2];IF([.R7]=1;[$Caractères.$H$3];IF([.R7]=2;[$Caractères.$H$4];IF([.R7]=3;[$Caractères.$H$5];IF([.R7]=4;[$Caractères.$H$6];IF([.R7]=5;[$Caractères.$H$7];IF([.R7]=6;[$Caractères.$H$8];IF([.R7]=7;[$Caractères.$H$9];&quot;x&quot;)))))))))">
            <text:p/>
          </table:table-cell>
          <table:table-cell table:style-name="ce54" table:formula="of:=IF([.S7]=0;[$Caractères.$B$2];IF([.S7]=1;[$Caractères.$B$3];IF([.S7]=2;[$Caractères.$B$4];IF([.S7]=3;[$Caractères.$B$5];IF([.S7]=4;[$Caractères.$B$6];IF([.S7]=5;[$Caractères.$B$7];IF([.S7]=6;[$Caractères.$B$8];IF([.S7]=7;[$Caractères.$B$9];IF([.S7]=8;[$Caractères.$B$10];IF([.S7]=9;[$Caractères.$B$11];IF([.S7]=10;[$Caractères.$B$12];IF([.S7]=11;[$Caractères.$B$13];IF([.S7]=12;[$Caractères.$B$14];&quot;&quot;)))))))))))))" office:value-type="string" office:string-value="│" calcext:value-type="string">
            <text:p>│</text:p>
          </table:table-cell>
          <table:table-cell table:style-name="ce57" table:formula="of:=IF(AND([.S7]&gt;0;[.S7]&lt;4);&quot;&quot;;IF([.T7]=0;[$Caractères.$H$2];IF([.T7]=1;[$Caractères.$H$3];IF([.T7]=2;[$Caractères.$H$4];IF([.T7]=3;[$Caractères.$H$5];IF([.T7]=4;[$Caractères.$H$6];IF([.T7]=5;[$Caractères.$H$7];IF([.T7]=6;[$Caractères.$H$8];IF([.T7]=7;[$Caractères.$H$9];&quot;x&quot;)))))))))">
            <text:p/>
          </table:table-cell>
          <table:table-cell table:style-name="ce60" table:formula="of:=IF([.U7]=0;[$Caractères.$B$2];IF([.U7]=1;[$Caractères.$B$3];IF([.U7]=2;[$Caractères.$B$4];IF([.U7]=3;[$Caractères.$B$5];IF([.U7]=4;[$Caractères.$B$6];IF([.U7]=5;[$Caractères.$B$7];IF([.U7]=6;[$Caractères.$B$8];IF([.U7]=7;[$Caractères.$B$9];IF([.U7]=8;[$Caractères.$B$10];IF([.U7]=9;[$Caractères.$B$11];IF([.U7]=10;[$Caractères.$B$12];IF([.U7]=11;[$Caractères.$B$13];IF([.U7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U7]&gt;0;[.U7]&lt;4);&quot;&quot;;IF([.V7]=0;[$Caractères.$H$2];IF([.V7]=1;[$Caractères.$H$3];IF([.V7]=2;[$Caractères.$H$4];IF([.V7]=3;[$Caractères.$H$5];IF([.V7]=4;[$Caractères.$H$6];IF([.V7]=5;[$Caractères.$H$7];IF([.V7]=6;[$Caractères.$H$8];IF([.V7]=7;[$Caractères.$H$9];&quot;x&quot;)))))))))" office:value-type="string" office:string-value="i" calcext:value-type="string">
            <text:p>i</text:p>
          </table:table-cell>
          <table:table-cell table:style-name="ce54" table:formula="of:=IF([.W7]=0;[$Caractères.$B$2];IF([.W7]=1;[$Caractères.$B$3];IF([.W7]=2;[$Caractères.$B$4];IF([.W7]=3;[$Caractères.$B$5];IF([.W7]=4;[$Caractères.$B$6];IF([.W7]=5;[$Caractères.$B$7];IF([.W7]=6;[$Caractères.$B$8];IF([.W7]=7;[$Caractères.$B$9];IF([.W7]=8;[$Caractères.$B$10];IF([.W7]=9;[$Caractères.$B$11];IF([.W7]=10;[$Caractères.$B$12];IF([.W7]=11;[$Caractères.$B$13];IF([.W7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W7]&gt;0;[.W7]&lt;4);&quot;&quot;;IF([.X7]=0;[$Caractères.$H$2];IF([.X7]=1;[$Caractères.$H$3];IF([.X7]=2;[$Caractères.$H$4];IF([.X7]=3;[$Caractères.$H$5];IF([.X7]=4;[$Caractères.$H$6];IF([.X7]=5;[$Caractères.$H$7];IF([.X7]=6;[$Caractères.$H$8];IF([.X7]=7;[$Caractères.$H$9];&quot;x&quot;)))))))))" office:value-type="string" office:string-value="l" calcext:value-type="string">
            <text:p>l</text:p>
          </table:table-cell>
          <table:table-cell table:style-name="ce60" table:formula="of:=IF([.Y7]=0;[$Caractères.$B$2];IF([.Y7]=1;[$Caractères.$B$3];IF([.Y7]=2;[$Caractères.$B$4];IF([.Y7]=3;[$Caractères.$B$5];IF([.Y7]=4;[$Caractères.$B$6];IF([.Y7]=5;[$Caractères.$B$7];IF([.Y7]=6;[$Caractères.$B$8];IF([.Y7]=7;[$Caractères.$B$9];IF([.Y7]=8;[$Caractères.$B$10];IF([.Y7]=9;[$Caractères.$B$11];IF([.Y7]=10;[$Caractères.$B$12];IF([.Y7]=11;[$Caractères.$B$13];IF([.Y7]=12;[$Caractères.$B$14];&quot;&quot;)))))))))))))" office:value-type="string" office:string-value="◢" calcext:value-type="string">
            <text:p>◢</text:p>
          </table:table-cell>
          <table:table-cell table:style-name="ce48" table:formula="of:=IF(AND([.Y7]&gt;0;[.Y7]&lt;4);&quot;&quot;;IF([.Z7]=0;[$Caractères.$H$2];IF([.Z7]=1;[$Caractères.$H$3];IF([.Z7]=2;[$Caractères.$H$4];IF([.Z7]=3;[$Caractères.$H$5];IF([.Z7]=4;[$Caractères.$H$6];IF([.Z7]=5;[$Caractères.$H$7];IF([.Z7]=6;[$Caractères.$H$8];IF([.Z7]=7;[$Caractères.$H$9];&quot;x&quot;)))))))))" office:value-type="string" office:string-value="f" calcext:value-type="string">
            <text:p>f</text:p>
          </table:table-cell>
          <table:table-cell table:style-name="ce54" table:formula="of:=IF([.AA7]=0;[$Caractères.$B$2];IF([.AA7]=1;[$Caractères.$B$3];IF([.AA7]=2;[$Caractères.$B$4];IF([.AA7]=3;[$Caractères.$B$5];IF([.AA7]=4;[$Caractères.$B$6];IF([.AA7]=5;[$Caractères.$B$7];IF([.AA7]=6;[$Caractères.$B$8];IF([.AA7]=7;[$Caractères.$B$9];IF([.AA7]=8;[$Caractères.$B$10];IF([.AA7]=9;[$Caractères.$B$11];IF([.AA7]=10;[$Caractères.$B$12];IF([.AA7]=11;[$Caractères.$B$13];IF([.AA7]=12;[$Caractères.$B$14];&quot;&quot;)))))))))))))" office:value-type="string" office:string-value="◤" calcext:value-type="string">
            <text:p>◤</text:p>
          </table:table-cell>
          <table:table-cell table:style-name="ce57" table:formula="of:=IF(AND([.AA7]&gt;0;[.AA7]&lt;4);&quot;&quot;;IF([.AB7]=0;[$Caractères.$H$2];IF([.AB7]=1;[$Caractères.$H$3];IF([.AB7]=2;[$Caractères.$H$4];IF([.AB7]=3;[$Caractères.$H$5];IF([.AB7]=4;[$Caractères.$H$6];IF([.AB7]=5;[$Caractères.$H$7];IF([.AB7]=6;[$Caractères.$H$8];IF([.AB7]=7;[$Caractères.$H$9];&quot;x&quot;)))))))))" office:value-type="string" office:string-value="k" calcext:value-type="string">
            <text:p>k</text:p>
          </table:table-cell>
          <table:table-cell table:style-name="ce60" table:formula="of:=IF([.AC7]=0;[$Caractères.$B$2];IF([.AC7]=1;[$Caractères.$B$3];IF([.AC7]=2;[$Caractères.$B$4];IF([.AC7]=3;[$Caractères.$B$5];IF([.AC7]=4;[$Caractères.$B$6];IF([.AC7]=5;[$Caractères.$B$7];IF([.AC7]=6;[$Caractères.$B$8];IF([.AC7]=7;[$Caractères.$B$9];IF([.AC7]=8;[$Caractères.$B$10];IF([.AC7]=9;[$Caractères.$B$11];IF([.AC7]=10;[$Caractères.$B$12];IF([.AC7]=11;[$Caractères.$B$13];IF([.AC7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7]&gt;0;[.AC7]&lt;4);&quot;&quot;;IF([.AD7]=0;[$Caractères.$H$2];IF([.AD7]=1;[$Caractères.$H$3];IF([.AD7]=2;[$Caractères.$H$4];IF([.AD7]=3;[$Caractères.$H$5];IF([.AD7]=4;[$Caractères.$H$6];IF([.AD7]=5;[$Caractères.$H$7];IF([.AD7]=6;[$Caractères.$H$8];IF([.AD7]=7;[$Caractères.$H$9];&quot;x&quot;)))))))))" office:value-type="string" office:string-value="h" calcext:value-type="string">
            <text:p>h</text:p>
          </table:table-cell>
          <table:table-cell table:style-name="ce54" table:formula="of:=IF([.AE7]=0;[$Caractères.$B$2];IF([.AE7]=1;[$Caractères.$B$3];IF([.AE7]=2;[$Caractères.$B$4];IF([.AE7]=3;[$Caractères.$B$5];IF([.AE7]=4;[$Caractères.$B$6];IF([.AE7]=5;[$Caractères.$B$7];IF([.AE7]=6;[$Caractères.$B$8];IF([.AE7]=7;[$Caractères.$B$9];IF([.AE7]=8;[$Caractères.$B$10];IF([.AE7]=9;[$Caractères.$B$11];IF([.AE7]=10;[$Caractères.$B$12];IF([.AE7]=11;[$Caractères.$B$13];IF([.AE7]=12;[$Caractères.$B$14];&quot;&quot;)))))))))))))" office:value-type="string" office:string-value="│" calcext:value-type="string">
            <text:p>│</text:p>
          </table:table-cell>
          <table:table-cell table:style-name="ce66" table:formula="of:=IF(AND([.AE7]&gt;0;[.AE7]&lt;4);&quot;&quot;;IF([.AF7]=0;[$Caractères.$H$2];IF([.AF7]=1;[$Caractères.$H$3];IF([.AF7]=2;[$Caractères.$H$4];IF([.AF7]=3;[$Caractères.$H$5];IF([.AF7]=4;[$Caractères.$H$6];IF([.AF7]=5;[$Caractères.$H$7];IF([.AF7]=6;[$Caractères.$H$8];IF([.AF7]=7;[$Caractères.$H$9];&quot;x&quot;)))))))))">
            <text:p/>
          </table:table-cell>
          <table:table-cell table:number-columns-repeated="5"/>
        </table:table-row>
        <table:table-row table:style-name="ro2">
          <table:table-cell table:style-name="ce42" table:formula="of:=IF([.A8]=0;[$Caractères.$B$2];IF([.A8]=1;[$Caractères.$B$3];IF([.A8]=2;[$Caractères.$B$4];IF([.A8]=3;[$Caractères.$B$5];IF([.A8]=4;[$Caractères.$B$6];IF([.A8]=5;[$Caractères.$B$7];IF([.A8]=6;[$Caractères.$B$8];IF([.A8]=7;[$Caractères.$B$9];IF([.A8]=8;[$Caractères.$B$10];IF([.A8]=9;[$Caractères.$B$11];IF([.A8]=10;[$Caractères.$B$12];IF([.A8]=11;[$Caractères.$B$13];IF([.A8]=12;[$Caractères.$B$14];&quot;&quot;)))))))))))))" office:value-type="string" office:string-value="│" calcext:value-type="string">
            <text:p>│</text:p>
          </table:table-cell>
          <table:table-cell table:style-name="ce48" table:formula="of:=IF(AND([.A8]&gt;0;[.A8]&lt;4);&quot;&quot;;IF([.B8]=0;[$Caractères.$H$2];IF([.B8]=1;[$Caractères.$H$3];IF([.B8]=2;[$Caractères.$H$4];IF([.B8]=3;[$Caractères.$H$5];IF([.B8]=4;[$Caractères.$H$6];IF([.B8]=5;[$Caractères.$H$7];IF([.B8]=6;[$Caractères.$H$8];IF([.B8]=7;[$Caractères.$H$9];&quot;x&quot;)))))))))">
            <text:p/>
          </table:table-cell>
          <table:table-cell table:style-name="ce54" table:formula="of:=IF([.C8]=0;[$Caractères.$B$2];IF([.C8]=1;[$Caractères.$B$3];IF([.C8]=2;[$Caractères.$B$4];IF([.C8]=3;[$Caractères.$B$5];IF([.C8]=4;[$Caractères.$B$6];IF([.C8]=5;[$Caractères.$B$7];IF([.C8]=6;[$Caractères.$B$8];IF([.C8]=7;[$Caractères.$B$9];IF([.C8]=8;[$Caractères.$B$10];IF([.C8]=9;[$Caractères.$B$11];IF([.C8]=10;[$Caractères.$B$12];IF([.C8]=11;[$Caractères.$B$13];IF([.C8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8]&gt;0;[.C8]&lt;4);&quot;&quot;;IF([.D8]=0;[$Caractères.$H$2];IF([.D8]=1;[$Caractères.$H$3];IF([.D8]=2;[$Caractères.$H$4];IF([.D8]=3;[$Caractères.$H$5];IF([.D8]=4;[$Caractères.$H$6];IF([.D8]=5;[$Caractères.$H$7];IF([.D8]=6;[$Caractères.$H$8];IF([.D8]=7;[$Caractères.$H$9];&quot;x&quot;)))))))))" office:value-type="string" office:string-value="i" calcext:value-type="string">
            <text:p>i</text:p>
          </table:table-cell>
          <table:table-cell table:style-name="ce60" table:formula="of:=IF([.E8]=0;[$Caractères.$B$2];IF([.E8]=1;[$Caractères.$B$3];IF([.E8]=2;[$Caractères.$B$4];IF([.E8]=3;[$Caractères.$B$5];IF([.E8]=4;[$Caractères.$B$6];IF([.E8]=5;[$Caractères.$B$7];IF([.E8]=6;[$Caractères.$B$8];IF([.E8]=7;[$Caractères.$B$9];IF([.E8]=8;[$Caractères.$B$10];IF([.E8]=9;[$Caractères.$B$11];IF([.E8]=10;[$Caractères.$B$12];IF([.E8]=11;[$Caractères.$B$13];IF([.E8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8]&gt;0;[.E8]&lt;4);&quot;&quot;;IF([.F8]=0;[$Caractères.$H$2];IF([.F8]=1;[$Caractères.$H$3];IF([.F8]=2;[$Caractères.$H$4];IF([.F8]=3;[$Caractères.$H$5];IF([.F8]=4;[$Caractères.$H$6];IF([.F8]=5;[$Caractères.$H$7];IF([.F8]=6;[$Caractères.$H$8];IF([.F8]=7;[$Caractères.$H$9];&quot;x&quot;)))))))))" office:value-type="string" office:string-value="l" calcext:value-type="string">
            <text:p>l</text:p>
          </table:table-cell>
          <table:table-cell table:style-name="ce54" table:formula="of:=IF([.G8]=0;[$Caractères.$B$2];IF([.G8]=1;[$Caractères.$B$3];IF([.G8]=2;[$Caractères.$B$4];IF([.G8]=3;[$Caractères.$B$5];IF([.G8]=4;[$Caractères.$B$6];IF([.G8]=5;[$Caractères.$B$7];IF([.G8]=6;[$Caractères.$B$8];IF([.G8]=7;[$Caractères.$B$9];IF([.G8]=8;[$Caractères.$B$10];IF([.G8]=9;[$Caractères.$B$11];IF([.G8]=10;[$Caractères.$B$12];IF([.G8]=11;[$Caractères.$B$13];IF([.G8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G8]&gt;0;[.G8]&lt;4);&quot;&quot;;IF([.H8]=0;[$Caractères.$H$2];IF([.H8]=1;[$Caractères.$H$3];IF([.H8]=2;[$Caractères.$H$4];IF([.H8]=3;[$Caractères.$H$5];IF([.H8]=4;[$Caractères.$H$6];IF([.H8]=5;[$Caractères.$H$7];IF([.H8]=6;[$Caractères.$H$8];IF([.H8]=7;[$Caractères.$H$9];&quot;x&quot;)))))))))" office:value-type="string" office:string-value="f" calcext:value-type="string">
            <text:p>f</text:p>
          </table:table-cell>
          <table:table-cell table:style-name="ce60" table:formula="of:=IF([.I8]=0;[$Caractères.$B$2];IF([.I8]=1;[$Caractères.$B$3];IF([.I8]=2;[$Caractères.$B$4];IF([.I8]=3;[$Caractères.$B$5];IF([.I8]=4;[$Caractères.$B$6];IF([.I8]=5;[$Caractères.$B$7];IF([.I8]=6;[$Caractères.$B$8];IF([.I8]=7;[$Caractères.$B$9];IF([.I8]=8;[$Caractères.$B$10];IF([.I8]=9;[$Caractères.$B$11];IF([.I8]=10;[$Caractères.$B$12];IF([.I8]=11;[$Caractères.$B$13];IF([.I8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I8]&gt;0;[.I8]&lt;4);&quot;&quot;;IF([.J8]=0;[$Caractères.$H$2];IF([.J8]=1;[$Caractères.$H$3];IF([.J8]=2;[$Caractères.$H$4];IF([.J8]=3;[$Caractères.$H$5];IF([.J8]=4;[$Caractères.$H$6];IF([.J8]=5;[$Caractères.$H$7];IF([.J8]=6;[$Caractères.$H$8];IF([.J8]=7;[$Caractères.$H$9];&quot;x&quot;)))))))))" office:value-type="string" office:string-value="f" calcext:value-type="string">
            <text:p>f</text:p>
          </table:table-cell>
          <table:table-cell table:style-name="ce54" table:formula="of:=IF([.K8]=0;[$Caractères.$B$2];IF([.K8]=1;[$Caractères.$B$3];IF([.K8]=2;[$Caractères.$B$4];IF([.K8]=3;[$Caractères.$B$5];IF([.K8]=4;[$Caractères.$B$6];IF([.K8]=5;[$Caractères.$B$7];IF([.K8]=6;[$Caractères.$B$8];IF([.K8]=7;[$Caractères.$B$9];IF([.K8]=8;[$Caractères.$B$10];IF([.K8]=9;[$Caractères.$B$11];IF([.K8]=10;[$Caractères.$B$12];IF([.K8]=11;[$Caractères.$B$13];IF([.K8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K8]&gt;0;[.K8]&lt;4);&quot;&quot;;IF([.L8]=0;[$Caractères.$H$2];IF([.L8]=1;[$Caractères.$H$3];IF([.L8]=2;[$Caractères.$H$4];IF([.L8]=3;[$Caractères.$H$5];IF([.L8]=4;[$Caractères.$H$6];IF([.L8]=5;[$Caractères.$H$7];IF([.L8]=6;[$Caractères.$H$8];IF([.L8]=7;[$Caractères.$H$9];&quot;x&quot;)))))))))" office:value-type="string" office:string-value="f" calcext:value-type="string">
            <text:p>f</text:p>
          </table:table-cell>
          <table:table-cell table:style-name="ce60" table:formula="of:=IF([.M8]=0;[$Caractères.$B$2];IF([.M8]=1;[$Caractères.$B$3];IF([.M8]=2;[$Caractères.$B$4];IF([.M8]=3;[$Caractères.$B$5];IF([.M8]=4;[$Caractères.$B$6];IF([.M8]=5;[$Caractères.$B$7];IF([.M8]=6;[$Caractères.$B$8];IF([.M8]=7;[$Caractères.$B$9];IF([.M8]=8;[$Caractères.$B$10];IF([.M8]=9;[$Caractères.$B$11];IF([.M8]=10;[$Caractères.$B$12];IF([.M8]=11;[$Caractères.$B$13];IF([.M8]=12;[$Caractères.$B$14];&quot;&quot;)))))))))))))" office:value-type="string" office:string-value="│" calcext:value-type="string">
            <text:p>│</text:p>
          </table:table-cell>
          <table:table-cell table:style-name="ce48" table:formula="of:=IF(AND([.M8]&gt;0;[.M8]&lt;4);&quot;&quot;;IF([.N8]=0;[$Caractères.$H$2];IF([.N8]=1;[$Caractères.$H$3];IF([.N8]=2;[$Caractères.$H$4];IF([.N8]=3;[$Caractères.$H$5];IF([.N8]=4;[$Caractères.$H$6];IF([.N8]=5;[$Caractères.$H$7];IF([.N8]=6;[$Caractères.$H$8];IF([.N8]=7;[$Caractères.$H$9];&quot;x&quot;)))))))))">
            <text:p/>
          </table:table-cell>
          <table:table-cell table:style-name="ce54" table:formula="of:=IF([.O8]=0;[$Caractères.$B$2];IF([.O8]=1;[$Caractères.$B$3];IF([.O8]=2;[$Caractères.$B$4];IF([.O8]=3;[$Caractères.$B$5];IF([.O8]=4;[$Caractères.$B$6];IF([.O8]=5;[$Caractères.$B$7];IF([.O8]=6;[$Caractères.$B$8];IF([.O8]=7;[$Caractères.$B$9];IF([.O8]=8;[$Caractères.$B$10];IF([.O8]=9;[$Caractères.$B$11];IF([.O8]=10;[$Caractères.$B$12];IF([.O8]=11;[$Caractères.$B$13];IF([.O8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O8]&gt;0;[.O8]&lt;4);&quot;&quot;;IF([.P8]=0;[$Caractères.$H$2];IF([.P8]=1;[$Caractères.$H$3];IF([.P8]=2;[$Caractères.$H$4];IF([.P8]=3;[$Caractères.$H$5];IF([.P8]=4;[$Caractères.$H$6];IF([.P8]=5;[$Caractères.$H$7];IF([.P8]=6;[$Caractères.$H$8];IF([.P8]=7;[$Caractères.$H$9];&quot;x&quot;)))))))))" office:value-type="string" office:string-value="h" calcext:value-type="string">
            <text:p>h</text:p>
          </table:table-cell>
          <table:table-cell table:style-name="ce60" table:formula="of:=IF([.Q8]=0;[$Caractères.$B$2];IF([.Q8]=1;[$Caractères.$B$3];IF([.Q8]=2;[$Caractères.$B$4];IF([.Q8]=3;[$Caractères.$B$5];IF([.Q8]=4;[$Caractères.$B$6];IF([.Q8]=5;[$Caractères.$B$7];IF([.Q8]=6;[$Caractères.$B$8];IF([.Q8]=7;[$Caractères.$B$9];IF([.Q8]=8;[$Caractères.$B$10];IF([.Q8]=9;[$Caractères.$B$11];IF([.Q8]=10;[$Caractères.$B$12];IF([.Q8]=11;[$Caractères.$B$13];IF([.Q8]=12;[$Caractères.$B$14];&quot;&quot;)))))))))))))" office:value-type="string" office:string-value="◥" calcext:value-type="string">
            <text:p>◥</text:p>
          </table:table-cell>
          <table:table-cell table:style-name="ce48" table:formula="of:=IF(AND([.Q8]&gt;0;[.Q8]&lt;4);&quot;&quot;;IF([.R8]=0;[$Caractères.$H$2];IF([.R8]=1;[$Caractères.$H$3];IF([.R8]=2;[$Caractères.$H$4];IF([.R8]=3;[$Caractères.$H$5];IF([.R8]=4;[$Caractères.$H$6];IF([.R8]=5;[$Caractères.$H$7];IF([.R8]=6;[$Caractères.$H$8];IF([.R8]=7;[$Caractères.$H$9];&quot;x&quot;)))))))))" office:value-type="string" office:string-value="h" calcext:value-type="string">
            <text:p>h</text:p>
          </table:table-cell>
          <table:table-cell table:style-name="ce54" table:formula="of:=IF([.S8]=0;[$Caractères.$B$2];IF([.S8]=1;[$Caractères.$B$3];IF([.S8]=2;[$Caractères.$B$4];IF([.S8]=3;[$Caractères.$B$5];IF([.S8]=4;[$Caractères.$B$6];IF([.S8]=5;[$Caractères.$B$7];IF([.S8]=6;[$Caractères.$B$8];IF([.S8]=7;[$Caractères.$B$9];IF([.S8]=8;[$Caractères.$B$10];IF([.S8]=9;[$Caractères.$B$11];IF([.S8]=10;[$Caractères.$B$12];IF([.S8]=11;[$Caractères.$B$13];IF([.S8]=12;[$Caractères.$B$14];&quot;&quot;)))))))))))))" office:value-type="string" office:string-value="◤" calcext:value-type="string">
            <text:p>◤</text:p>
          </table:table-cell>
          <table:table-cell table:style-name="ce57" table:formula="of:=IF(AND([.S8]&gt;0;[.S8]&lt;4);&quot;&quot;;IF([.T8]=0;[$Caractères.$H$2];IF([.T8]=1;[$Caractères.$H$3];IF([.T8]=2;[$Caractères.$H$4];IF([.T8]=3;[$Caractères.$H$5];IF([.T8]=4;[$Caractères.$H$6];IF([.T8]=5;[$Caractères.$H$7];IF([.T8]=6;[$Caractères.$H$8];IF([.T8]=7;[$Caractères.$H$9];&quot;x&quot;)))))))))" office:value-type="string" office:string-value="l" calcext:value-type="string">
            <text:p>l</text:p>
          </table:table-cell>
          <table:table-cell table:style-name="ce60" table:formula="of:=IF([.U8]=0;[$Caractères.$B$2];IF([.U8]=1;[$Caractères.$B$3];IF([.U8]=2;[$Caractères.$B$4];IF([.U8]=3;[$Caractères.$B$5];IF([.U8]=4;[$Caractères.$B$6];IF([.U8]=5;[$Caractères.$B$7];IF([.U8]=6;[$Caractères.$B$8];IF([.U8]=7;[$Caractères.$B$9];IF([.U8]=8;[$Caractères.$B$10];IF([.U8]=9;[$Caractères.$B$11];IF([.U8]=10;[$Caractères.$B$12];IF([.U8]=11;[$Caractères.$B$13];IF([.U8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U8]&gt;0;[.U8]&lt;4);&quot;&quot;;IF([.V8]=0;[$Caractères.$H$2];IF([.V8]=1;[$Caractères.$H$3];IF([.V8]=2;[$Caractères.$H$4];IF([.V8]=3;[$Caractères.$H$5];IF([.V8]=4;[$Caractères.$H$6];IF([.V8]=5;[$Caractères.$H$7];IF([.V8]=6;[$Caractères.$H$8];IF([.V8]=7;[$Caractères.$H$9];&quot;x&quot;)))))))))" office:value-type="string" office:string-value="f" calcext:value-type="string">
            <text:p>f</text:p>
          </table:table-cell>
          <table:table-cell table:style-name="ce54" table:formula="of:=IF([.W8]=0;[$Caractères.$B$2];IF([.W8]=1;[$Caractères.$B$3];IF([.W8]=2;[$Caractères.$B$4];IF([.W8]=3;[$Caractères.$B$5];IF([.W8]=4;[$Caractères.$B$6];IF([.W8]=5;[$Caractères.$B$7];IF([.W8]=6;[$Caractères.$B$8];IF([.W8]=7;[$Caractères.$B$9];IF([.W8]=8;[$Caractères.$B$10];IF([.W8]=9;[$Caractères.$B$11];IF([.W8]=10;[$Caractères.$B$12];IF([.W8]=11;[$Caractères.$B$13];IF([.W8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W8]&gt;0;[.W8]&lt;4);&quot;&quot;;IF([.X8]=0;[$Caractères.$H$2];IF([.X8]=1;[$Caractères.$H$3];IF([.X8]=2;[$Caractères.$H$4];IF([.X8]=3;[$Caractères.$H$5];IF([.X8]=4;[$Caractères.$H$6];IF([.X8]=5;[$Caractères.$H$7];IF([.X8]=6;[$Caractères.$H$8];IF([.X8]=7;[$Caractères.$H$9];&quot;x&quot;)))))))))" office:value-type="string" office:string-value="f" calcext:value-type="string">
            <text:p>f</text:p>
          </table:table-cell>
          <table:table-cell table:style-name="ce60" table:formula="of:=IF([.Y8]=0;[$Caractères.$B$2];IF([.Y8]=1;[$Caractères.$B$3];IF([.Y8]=2;[$Caractères.$B$4];IF([.Y8]=3;[$Caractères.$B$5];IF([.Y8]=4;[$Caractères.$B$6];IF([.Y8]=5;[$Caractères.$B$7];IF([.Y8]=6;[$Caractères.$B$8];IF([.Y8]=7;[$Caractères.$B$9];IF([.Y8]=8;[$Caractères.$B$10];IF([.Y8]=9;[$Caractères.$B$11];IF([.Y8]=10;[$Caractères.$B$12];IF([.Y8]=11;[$Caractères.$B$13];IF([.Y8]=12;[$Caractères.$B$14];&quot;&quot;)))))))))))))" office:value-type="string" office:string-value="│" calcext:value-type="string">
            <text:p>│</text:p>
          </table:table-cell>
          <table:table-cell table:style-name="ce48" table:formula="of:=IF(AND([.Y8]&gt;0;[.Y8]&lt;4);&quot;&quot;;IF([.Z8]=0;[$Caractères.$H$2];IF([.Z8]=1;[$Caractères.$H$3];IF([.Z8]=2;[$Caractères.$H$4];IF([.Z8]=3;[$Caractères.$H$5];IF([.Z8]=4;[$Caractères.$H$6];IF([.Z8]=5;[$Caractères.$H$7];IF([.Z8]=6;[$Caractères.$H$8];IF([.Z8]=7;[$Caractères.$H$9];&quot;x&quot;)))))))))">
            <text:p/>
          </table:table-cell>
          <table:table-cell table:style-name="ce54" table:formula="of:=IF([.AA8]=0;[$Caractères.$B$2];IF([.AA8]=1;[$Caractères.$B$3];IF([.AA8]=2;[$Caractères.$B$4];IF([.AA8]=3;[$Caractères.$B$5];IF([.AA8]=4;[$Caractères.$B$6];IF([.AA8]=5;[$Caractères.$B$7];IF([.AA8]=6;[$Caractères.$B$8];IF([.AA8]=7;[$Caractères.$B$9];IF([.AA8]=8;[$Caractères.$B$10];IF([.AA8]=9;[$Caractères.$B$11];IF([.AA8]=10;[$Caractères.$B$12];IF([.AA8]=11;[$Caractères.$B$13];IF([.AA8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8]&gt;0;[.AA8]&lt;4);&quot;&quot;;IF([.AB8]=0;[$Caractères.$H$2];IF([.AB8]=1;[$Caractères.$H$3];IF([.AB8]=2;[$Caractères.$H$4];IF([.AB8]=3;[$Caractères.$H$5];IF([.AB8]=4;[$Caractères.$H$6];IF([.AB8]=5;[$Caractères.$H$7];IF([.AB8]=6;[$Caractères.$H$8];IF([.AB8]=7;[$Caractères.$H$9];&quot;x&quot;)))))))))" office:value-type="string" office:string-value="k" calcext:value-type="string">
            <text:p>k</text:p>
          </table:table-cell>
          <table:table-cell table:style-name="ce60" table:formula="of:=IF([.AC8]=0;[$Caractères.$B$2];IF([.AC8]=1;[$Caractères.$B$3];IF([.AC8]=2;[$Caractères.$B$4];IF([.AC8]=3;[$Caractères.$B$5];IF([.AC8]=4;[$Caractères.$B$6];IF([.AC8]=5;[$Caractères.$B$7];IF([.AC8]=6;[$Caractères.$B$8];IF([.AC8]=7;[$Caractères.$B$9];IF([.AC8]=8;[$Caractères.$B$10];IF([.AC8]=9;[$Caractères.$B$11];IF([.AC8]=10;[$Caractères.$B$12];IF([.AC8]=11;[$Caractères.$B$13];IF([.AC8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8]&gt;0;[.AC8]&lt;4);&quot;&quot;;IF([.AD8]=0;[$Caractères.$H$2];IF([.AD8]=1;[$Caractères.$H$3];IF([.AD8]=2;[$Caractères.$H$4];IF([.AD8]=3;[$Caractères.$H$5];IF([.AD8]=4;[$Caractères.$H$6];IF([.AD8]=5;[$Caractères.$H$7];IF([.AD8]=6;[$Caractères.$H$8];IF([.AD8]=7;[$Caractères.$H$9];&quot;x&quot;)))))))))" office:value-type="string" office:string-value="h" calcext:value-type="string">
            <text:p>h</text:p>
          </table:table-cell>
          <table:table-cell table:style-name="ce54" table:formula="of:=IF([.AE8]=0;[$Caractères.$B$2];IF([.AE8]=1;[$Caractères.$B$3];IF([.AE8]=2;[$Caractères.$B$4];IF([.AE8]=3;[$Caractères.$B$5];IF([.AE8]=4;[$Caractères.$B$6];IF([.AE8]=5;[$Caractères.$B$7];IF([.AE8]=6;[$Caractères.$B$8];IF([.AE8]=7;[$Caractères.$B$9];IF([.AE8]=8;[$Caractères.$B$10];IF([.AE8]=9;[$Caractères.$B$11];IF([.AE8]=10;[$Caractères.$B$12];IF([.AE8]=11;[$Caractères.$B$13];IF([.AE8]=12;[$Caractères.$B$14];&quot;&quot;)))))))))))))" office:value-type="string" office:string-value="│" calcext:value-type="string">
            <text:p>│</text:p>
          </table:table-cell>
          <table:table-cell table:style-name="ce66" table:formula="of:=IF(AND([.AE8]&gt;0;[.AE8]&lt;4);&quot;&quot;;IF([.AF8]=0;[$Caractères.$H$2];IF([.AF8]=1;[$Caractères.$H$3];IF([.AF8]=2;[$Caractères.$H$4];IF([.AF8]=3;[$Caractères.$H$5];IF([.AF8]=4;[$Caractères.$H$6];IF([.AF8]=5;[$Caractères.$H$7];IF([.AF8]=6;[$Caractères.$H$8];IF([.AF8]=7;[$Caractères.$H$9];&quot;x&quot;)))))))))">
            <text:p/>
          </table:table-cell>
          <table:table-cell table:number-columns-repeated="5"/>
        </table:table-row>
        <table:table-row table:style-name="ro2">
          <table:table-cell table:style-name="ce42" table:formula="of:=IF([.A9]=0;[$Caractères.$B$2];IF([.A9]=1;[$Caractères.$B$3];IF([.A9]=2;[$Caractères.$B$4];IF([.A9]=3;[$Caractères.$B$5];IF([.A9]=4;[$Caractères.$B$6];IF([.A9]=5;[$Caractères.$B$7];IF([.A9]=6;[$Caractères.$B$8];IF([.A9]=7;[$Caractères.$B$9];IF([.A9]=8;[$Caractères.$B$10];IF([.A9]=9;[$Caractères.$B$11];IF([.A9]=10;[$Caractères.$B$12];IF([.A9]=11;[$Caractères.$B$13];IF([.A9]=12;[$Caractères.$B$14];&quot;&quot;)))))))))))))" office:value-type="string" office:string-value="│" calcext:value-type="string">
            <text:p>│</text:p>
          </table:table-cell>
          <table:table-cell table:style-name="ce48" table:formula="of:=IF(AND([.A9]&gt;0;[.A9]&lt;4);&quot;&quot;;IF([.B9]=0;[$Caractères.$H$2];IF([.B9]=1;[$Caractères.$H$3];IF([.B9]=2;[$Caractères.$H$4];IF([.B9]=3;[$Caractères.$H$5];IF([.B9]=4;[$Caractères.$H$6];IF([.B9]=5;[$Caractères.$H$7];IF([.B9]=6;[$Caractères.$H$8];IF([.B9]=7;[$Caractères.$H$9];&quot;x&quot;)))))))))">
            <text:p/>
          </table:table-cell>
          <table:table-cell table:style-name="ce54" table:formula="of:=IF([.C9]=0;[$Caractères.$B$2];IF([.C9]=1;[$Caractères.$B$3];IF([.C9]=2;[$Caractères.$B$4];IF([.C9]=3;[$Caractères.$B$5];IF([.C9]=4;[$Caractères.$B$6];IF([.C9]=5;[$Caractères.$B$7];IF([.C9]=6;[$Caractères.$B$8];IF([.C9]=7;[$Caractères.$B$9];IF([.C9]=8;[$Caractères.$B$10];IF([.C9]=9;[$Caractères.$B$11];IF([.C9]=10;[$Caractères.$B$12];IF([.C9]=11;[$Caractères.$B$13];IF([.C9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9]&gt;0;[.C9]&lt;4);&quot;&quot;;IF([.D9]=0;[$Caractères.$H$2];IF([.D9]=1;[$Caractères.$H$3];IF([.D9]=2;[$Caractères.$H$4];IF([.D9]=3;[$Caractères.$H$5];IF([.D9]=4;[$Caractères.$H$6];IF([.D9]=5;[$Caractères.$H$7];IF([.D9]=6;[$Caractères.$H$8];IF([.D9]=7;[$Caractères.$H$9];&quot;x&quot;)))))))))" office:value-type="string" office:string-value="m" calcext:value-type="string">
            <text:p>m</text:p>
          </table:table-cell>
          <table:table-cell table:style-name="ce60" table:formula="of:=IF([.E9]=0;[$Caractères.$B$2];IF([.E9]=1;[$Caractères.$B$3];IF([.E9]=2;[$Caractères.$B$4];IF([.E9]=3;[$Caractères.$B$5];IF([.E9]=4;[$Caractères.$B$6];IF([.E9]=5;[$Caractères.$B$7];IF([.E9]=6;[$Caractères.$B$8];IF([.E9]=7;[$Caractères.$B$9];IF([.E9]=8;[$Caractères.$B$10];IF([.E9]=9;[$Caractères.$B$11];IF([.E9]=10;[$Caractères.$B$12];IF([.E9]=11;[$Caractères.$B$13];IF([.E9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9]&gt;0;[.E9]&lt;4);&quot;&quot;;IF([.F9]=0;[$Caractères.$H$2];IF([.F9]=1;[$Caractères.$H$3];IF([.F9]=2;[$Caractères.$H$4];IF([.F9]=3;[$Caractères.$H$5];IF([.F9]=4;[$Caractères.$H$6];IF([.F9]=5;[$Caractères.$H$7];IF([.F9]=6;[$Caractères.$H$8];IF([.F9]=7;[$Caractères.$H$9];&quot;x&quot;)))))))))" office:value-type="string" office:string-value="i" calcext:value-type="string">
            <text:p>i</text:p>
          </table:table-cell>
          <table:table-cell table:style-name="ce54" table:formula="of:=IF([.G9]=0;[$Caractères.$B$2];IF([.G9]=1;[$Caractères.$B$3];IF([.G9]=2;[$Caractères.$B$4];IF([.G9]=3;[$Caractères.$B$5];IF([.G9]=4;[$Caractères.$B$6];IF([.G9]=5;[$Caractères.$B$7];IF([.G9]=6;[$Caractères.$B$8];IF([.G9]=7;[$Caractères.$B$9];IF([.G9]=8;[$Caractères.$B$10];IF([.G9]=9;[$Caractères.$B$11];IF([.G9]=10;[$Caractères.$B$12];IF([.G9]=11;[$Caractères.$B$13];IF([.G9]=12;[$Caractères.$B$14];&quot;&quot;)))))))))))))" office:value-type="string" office:string-value="◢" calcext:value-type="string">
            <text:p>◢</text:p>
          </table:table-cell>
          <table:table-cell table:style-name="ce57" table:formula="of:=IF(AND([.G9]&gt;0;[.G9]&lt;4);&quot;&quot;;IF([.H9]=0;[$Caractères.$H$2];IF([.H9]=1;[$Caractères.$H$3];IF([.H9]=2;[$Caractères.$H$4];IF([.H9]=3;[$Caractères.$H$5];IF([.H9]=4;[$Caractères.$H$6];IF([.H9]=5;[$Caractères.$H$7];IF([.H9]=6;[$Caractères.$H$8];IF([.H9]=7;[$Caractères.$H$9];&quot;x&quot;)))))))))" office:value-type="string" office:string-value="f" calcext:value-type="string">
            <text:p>f</text:p>
          </table:table-cell>
          <table:table-cell table:style-name="ce60" table:formula="of:=IF([.I9]=0;[$Caractères.$B$2];IF([.I9]=1;[$Caractères.$B$3];IF([.I9]=2;[$Caractères.$B$4];IF([.I9]=3;[$Caractères.$B$5];IF([.I9]=4;[$Caractères.$B$6];IF([.I9]=5;[$Caractères.$B$7];IF([.I9]=6;[$Caractères.$B$8];IF([.I9]=7;[$Caractères.$B$9];IF([.I9]=8;[$Caractères.$B$10];IF([.I9]=9;[$Caractères.$B$11];IF([.I9]=10;[$Caractères.$B$12];IF([.I9]=11;[$Caractères.$B$13];IF([.I9]=12;[$Caractères.$B$14];&quot;&quot;)))))))))))))" office:value-type="string" office:string-value="─" calcext:value-type="string">
            <text:p>─</text:p>
          </table:table-cell>
          <table:table-cell table:style-name="ce48" table:formula="of:=IF(AND([.I9]&gt;0;[.I9]&lt;4);&quot;&quot;;IF([.J9]=0;[$Caractères.$H$2];IF([.J9]=1;[$Caractères.$H$3];IF([.J9]=2;[$Caractères.$H$4];IF([.J9]=3;[$Caractères.$H$5];IF([.J9]=4;[$Caractères.$H$6];IF([.J9]=5;[$Caractères.$H$7];IF([.J9]=6;[$Caractères.$H$8];IF([.J9]=7;[$Caractères.$H$9];&quot;x&quot;)))))))))">
            <text:p/>
          </table:table-cell>
          <table:table-cell table:style-name="ce54" table:formula="of:=IF([.K9]=0;[$Caractères.$B$2];IF([.K9]=1;[$Caractères.$B$3];IF([.K9]=2;[$Caractères.$B$4];IF([.K9]=3;[$Caractères.$B$5];IF([.K9]=4;[$Caractères.$B$6];IF([.K9]=5;[$Caractères.$B$7];IF([.K9]=6;[$Caractères.$B$8];IF([.K9]=7;[$Caractères.$B$9];IF([.K9]=8;[$Caractères.$B$10];IF([.K9]=9;[$Caractères.$B$11];IF([.K9]=10;[$Caractères.$B$12];IF([.K9]=11;[$Caractères.$B$13];IF([.K9]=12;[$Caractères.$B$14];&quot;&quot;)))))))))))))" office:value-type="string" office:string-value="─" calcext:value-type="string">
            <text:p>─</text:p>
          </table:table-cell>
          <table:table-cell table:style-name="ce57" table:formula="of:=IF(AND([.K9]&gt;0;[.K9]&lt;4);&quot;&quot;;IF([.L9]=0;[$Caractères.$H$2];IF([.L9]=1;[$Caractères.$H$3];IF([.L9]=2;[$Caractères.$H$4];IF([.L9]=3;[$Caractères.$H$5];IF([.L9]=4;[$Caractères.$H$6];IF([.L9]=5;[$Caractères.$H$7];IF([.L9]=6;[$Caractères.$H$8];IF([.L9]=7;[$Caractères.$H$9];&quot;x&quot;)))))))))">
            <text:p/>
          </table:table-cell>
          <table:table-cell table:style-name="ce60" table:formula="of:=IF([.M9]=0;[$Caractères.$B$2];IF([.M9]=1;[$Caractères.$B$3];IF([.M9]=2;[$Caractères.$B$4];IF([.M9]=3;[$Caractères.$B$5];IF([.M9]=4;[$Caractères.$B$6];IF([.M9]=5;[$Caractères.$B$7];IF([.M9]=6;[$Caractères.$B$8];IF([.M9]=7;[$Caractères.$B$9];IF([.M9]=8;[$Caractères.$B$10];IF([.M9]=9;[$Caractères.$B$11];IF([.M9]=10;[$Caractères.$B$12];IF([.M9]=11;[$Caractères.$B$13];IF([.M9]=12;[$Caractères.$B$14];&quot;&quot;)))))))))))))" office:value-type="string" office:string-value="│" calcext:value-type="string">
            <text:p>│</text:p>
          </table:table-cell>
          <table:table-cell table:style-name="ce48" table:formula="of:=IF(AND([.M9]&gt;0;[.M9]&lt;4);&quot;&quot;;IF([.N9]=0;[$Caractères.$H$2];IF([.N9]=1;[$Caractères.$H$3];IF([.N9]=2;[$Caractères.$H$4];IF([.N9]=3;[$Caractères.$H$5];IF([.N9]=4;[$Caractères.$H$6];IF([.N9]=5;[$Caractères.$H$7];IF([.N9]=6;[$Caractères.$H$8];IF([.N9]=7;[$Caractères.$H$9];&quot;x&quot;)))))))))">
            <text:p/>
          </table:table-cell>
          <table:table-cell table:style-name="ce54" table:formula="of:=IF([.O9]=0;[$Caractères.$B$2];IF([.O9]=1;[$Caractères.$B$3];IF([.O9]=2;[$Caractères.$B$4];IF([.O9]=3;[$Caractères.$B$5];IF([.O9]=4;[$Caractères.$B$6];IF([.O9]=5;[$Caractères.$B$7];IF([.O9]=6;[$Caractères.$B$8];IF([.O9]=7;[$Caractères.$B$9];IF([.O9]=8;[$Caractères.$B$10];IF([.O9]=9;[$Caractères.$B$11];IF([.O9]=10;[$Caractères.$B$12];IF([.O9]=11;[$Caractères.$B$13];IF([.O9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O9]&gt;0;[.O9]&lt;4);&quot;&quot;;IF([.P9]=0;[$Caractères.$H$2];IF([.P9]=1;[$Caractères.$H$3];IF([.P9]=2;[$Caractères.$H$4];IF([.P9]=3;[$Caractères.$H$5];IF([.P9]=4;[$Caractères.$H$6];IF([.P9]=5;[$Caractères.$H$7];IF([.P9]=6;[$Caractères.$H$8];IF([.P9]=7;[$Caractères.$H$9];&quot;x&quot;)))))))))" office:value-type="string" office:string-value="k" calcext:value-type="string">
            <text:p>k</text:p>
          </table:table-cell>
          <table:table-cell table:style-name="ce60" table:formula="of:=IF([.Q9]=0;[$Caractères.$B$2];IF([.Q9]=1;[$Caractères.$B$3];IF([.Q9]=2;[$Caractères.$B$4];IF([.Q9]=3;[$Caractères.$B$5];IF([.Q9]=4;[$Caractères.$B$6];IF([.Q9]=5;[$Caractères.$B$7];IF([.Q9]=6;[$Caractères.$B$8];IF([.Q9]=7;[$Caractères.$B$9];IF([.Q9]=8;[$Caractères.$B$10];IF([.Q9]=9;[$Caractères.$B$11];IF([.Q9]=10;[$Caractères.$B$12];IF([.Q9]=11;[$Caractères.$B$13];IF([.Q9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Q9]&gt;0;[.Q9]&lt;4);&quot;&quot;;IF([.R9]=0;[$Caractères.$H$2];IF([.R9]=1;[$Caractères.$H$3];IF([.R9]=2;[$Caractères.$H$4];IF([.R9]=3;[$Caractères.$H$5];IF([.R9]=4;[$Caractères.$H$6];IF([.R9]=5;[$Caractères.$H$7];IF([.R9]=6;[$Caractères.$H$8];IF([.R9]=7;[$Caractères.$H$9];&quot;x&quot;)))))))))" office:value-type="string" office:string-value="h" calcext:value-type="string">
            <text:p>h</text:p>
          </table:table-cell>
          <table:table-cell table:style-name="ce54" table:formula="of:=IF([.S9]=0;[$Caractères.$B$2];IF([.S9]=1;[$Caractères.$B$3];IF([.S9]=2;[$Caractères.$B$4];IF([.S9]=3;[$Caractères.$B$5];IF([.S9]=4;[$Caractères.$B$6];IF([.S9]=5;[$Caractères.$B$7];IF([.S9]=6;[$Caractères.$B$8];IF([.S9]=7;[$Caractères.$B$9];IF([.S9]=8;[$Caractères.$B$10];IF([.S9]=9;[$Caractères.$B$11];IF([.S9]=10;[$Caractères.$B$12];IF([.S9]=11;[$Caractères.$B$13];IF([.S9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S9]&gt;0;[.S9]&lt;4);&quot;&quot;;IF([.T9]=0;[$Caractères.$H$2];IF([.T9]=1;[$Caractères.$H$3];IF([.T9]=2;[$Caractères.$H$4];IF([.T9]=3;[$Caractères.$H$5];IF([.T9]=4;[$Caractères.$H$6];IF([.T9]=5;[$Caractères.$H$7];IF([.T9]=6;[$Caractères.$H$8];IF([.T9]=7;[$Caractères.$H$9];&quot;x&quot;)))))))))" office:value-type="string" office:string-value="f" calcext:value-type="string">
            <text:p>f</text:p>
          </table:table-cell>
          <table:table-cell table:style-name="ce60" table:formula="of:=IF([.U9]=0;[$Caractères.$B$2];IF([.U9]=1;[$Caractères.$B$3];IF([.U9]=2;[$Caractères.$B$4];IF([.U9]=3;[$Caractères.$B$5];IF([.U9]=4;[$Caractères.$B$6];IF([.U9]=5;[$Caractères.$B$7];IF([.U9]=6;[$Caractères.$B$8];IF([.U9]=7;[$Caractères.$B$9];IF([.U9]=8;[$Caractères.$B$10];IF([.U9]=9;[$Caractères.$B$11];IF([.U9]=10;[$Caractères.$B$12];IF([.U9]=11;[$Caractères.$B$13];IF([.U9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U9]&gt;0;[.U9]&lt;4);&quot;&quot;;IF([.V9]=0;[$Caractères.$H$2];IF([.V9]=1;[$Caractères.$H$3];IF([.V9]=2;[$Caractères.$H$4];IF([.V9]=3;[$Caractères.$H$5];IF([.V9]=4;[$Caractères.$H$6];IF([.V9]=5;[$Caractères.$H$7];IF([.V9]=6;[$Caractères.$H$8];IF([.V9]=7;[$Caractères.$H$9];&quot;x&quot;)))))))))" office:value-type="string" office:string-value="f" calcext:value-type="string">
            <text:p>f</text:p>
          </table:table-cell>
          <table:table-cell table:style-name="ce54" table:formula="of:=IF([.W9]=0;[$Caractères.$B$2];IF([.W9]=1;[$Caractères.$B$3];IF([.W9]=2;[$Caractères.$B$4];IF([.W9]=3;[$Caractères.$B$5];IF([.W9]=4;[$Caractères.$B$6];IF([.W9]=5;[$Caractères.$B$7];IF([.W9]=6;[$Caractères.$B$8];IF([.W9]=7;[$Caractères.$B$9];IF([.W9]=8;[$Caractères.$B$10];IF([.W9]=9;[$Caractères.$B$11];IF([.W9]=10;[$Caractères.$B$12];IF([.W9]=11;[$Caractères.$B$13];IF([.W9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W9]&gt;0;[.W9]&lt;4);&quot;&quot;;IF([.X9]=0;[$Caractères.$H$2];IF([.X9]=1;[$Caractères.$H$3];IF([.X9]=2;[$Caractères.$H$4];IF([.X9]=3;[$Caractères.$H$5];IF([.X9]=4;[$Caractères.$H$6];IF([.X9]=5;[$Caractères.$H$7];IF([.X9]=6;[$Caractères.$H$8];IF([.X9]=7;[$Caractères.$H$9];&quot;x&quot;)))))))))" office:value-type="string" office:string-value="f" calcext:value-type="string">
            <text:p>f</text:p>
          </table:table-cell>
          <table:table-cell table:style-name="ce60" table:formula="of:=IF([.Y9]=0;[$Caractères.$B$2];IF([.Y9]=1;[$Caractères.$B$3];IF([.Y9]=2;[$Caractères.$B$4];IF([.Y9]=3;[$Caractères.$B$5];IF([.Y9]=4;[$Caractères.$B$6];IF([.Y9]=5;[$Caractères.$B$7];IF([.Y9]=6;[$Caractères.$B$8];IF([.Y9]=7;[$Caractères.$B$9];IF([.Y9]=8;[$Caractères.$B$10];IF([.Y9]=9;[$Caractères.$B$11];IF([.Y9]=10;[$Caractères.$B$12];IF([.Y9]=11;[$Caractères.$B$13];IF([.Y9]=12;[$Caractères.$B$14];&quot;&quot;)))))))))))))" office:value-type="string" office:string-value="│" calcext:value-type="string">
            <text:p>│</text:p>
          </table:table-cell>
          <table:table-cell table:style-name="ce48" table:formula="of:=IF(AND([.Y9]&gt;0;[.Y9]&lt;4);&quot;&quot;;IF([.Z9]=0;[$Caractères.$H$2];IF([.Z9]=1;[$Caractères.$H$3];IF([.Z9]=2;[$Caractères.$H$4];IF([.Z9]=3;[$Caractères.$H$5];IF([.Z9]=4;[$Caractères.$H$6];IF([.Z9]=5;[$Caractères.$H$7];IF([.Z9]=6;[$Caractères.$H$8];IF([.Z9]=7;[$Caractères.$H$9];&quot;x&quot;)))))))))">
            <text:p/>
          </table:table-cell>
          <table:table-cell table:style-name="ce54" table:formula="of:=IF([.AA9]=0;[$Caractères.$B$2];IF([.AA9]=1;[$Caractères.$B$3];IF([.AA9]=2;[$Caractères.$B$4];IF([.AA9]=3;[$Caractères.$B$5];IF([.AA9]=4;[$Caractères.$B$6];IF([.AA9]=5;[$Caractères.$B$7];IF([.AA9]=6;[$Caractères.$B$8];IF([.AA9]=7;[$Caractères.$B$9];IF([.AA9]=8;[$Caractères.$B$10];IF([.AA9]=9;[$Caractères.$B$11];IF([.AA9]=10;[$Caractères.$B$12];IF([.AA9]=11;[$Caractères.$B$13];IF([.AA9]=12;[$Caractères.$B$14];&quot;&quot;)))))))))))))" office:value-type="string" office:string-value="▒" calcext:value-type="string">
            <text:p>▒</text:p>
          </table:table-cell>
          <table:table-cell table:style-name="ce57" table:formula="of:=IF(AND([.AA9]&gt;0;[.AA9]&lt;4);&quot;&quot;;IF([.AB9]=0;[$Caractères.$H$2];IF([.AB9]=1;[$Caractères.$H$3];IF([.AB9]=2;[$Caractères.$H$4];IF([.AB9]=3;[$Caractères.$H$5];IF([.AB9]=4;[$Caractères.$H$6];IF([.AB9]=5;[$Caractères.$H$7];IF([.AB9]=6;[$Caractères.$H$8];IF([.AB9]=7;[$Caractères.$H$9];&quot;x&quot;)))))))))" office:value-type="string" office:string-value="k" calcext:value-type="string">
            <text:p>k</text:p>
          </table:table-cell>
          <table:table-cell table:style-name="ce60" table:formula="of:=IF([.AC9]=0;[$Caractères.$B$2];IF([.AC9]=1;[$Caractères.$B$3];IF([.AC9]=2;[$Caractères.$B$4];IF([.AC9]=3;[$Caractères.$B$5];IF([.AC9]=4;[$Caractères.$B$6];IF([.AC9]=5;[$Caractères.$B$7];IF([.AC9]=6;[$Caractères.$B$8];IF([.AC9]=7;[$Caractères.$B$9];IF([.AC9]=8;[$Caractères.$B$10];IF([.AC9]=9;[$Caractères.$B$11];IF([.AC9]=10;[$Caractères.$B$12];IF([.AC9]=11;[$Caractères.$B$13];IF([.AC9]=12;[$Caractères.$B$14];&quot;&quot;)))))))))))))" office:value-type="string" office:string-value="▒" calcext:value-type="string">
            <text:p>▒</text:p>
          </table:table-cell>
          <table:table-cell table:style-name="ce48" table:formula="of:=IF(AND([.AC9]&gt;0;[.AC9]&lt;4);&quot;&quot;;IF([.AD9]=0;[$Caractères.$H$2];IF([.AD9]=1;[$Caractères.$H$3];IF([.AD9]=2;[$Caractères.$H$4];IF([.AD9]=3;[$Caractères.$H$5];IF([.AD9]=4;[$Caractères.$H$6];IF([.AD9]=5;[$Caractères.$H$7];IF([.AD9]=6;[$Caractères.$H$8];IF([.AD9]=7;[$Caractères.$H$9];&quot;x&quot;)))))))))" office:value-type="string" office:string-value="h" calcext:value-type="string">
            <text:p>h</text:p>
          </table:table-cell>
          <table:table-cell table:style-name="ce54" table:formula="of:=IF([.AE9]=0;[$Caractères.$B$2];IF([.AE9]=1;[$Caractères.$B$3];IF([.AE9]=2;[$Caractères.$B$4];IF([.AE9]=3;[$Caractères.$B$5];IF([.AE9]=4;[$Caractères.$B$6];IF([.AE9]=5;[$Caractères.$B$7];IF([.AE9]=6;[$Caractères.$B$8];IF([.AE9]=7;[$Caractères.$B$9];IF([.AE9]=8;[$Caractères.$B$10];IF([.AE9]=9;[$Caractères.$B$11];IF([.AE9]=10;[$Caractères.$B$12];IF([.AE9]=11;[$Caractères.$B$13];IF([.AE9]=12;[$Caractères.$B$14];&quot;&quot;)))))))))))))" office:value-type="string" office:string-value="│" calcext:value-type="string">
            <text:p>│</text:p>
          </table:table-cell>
          <table:table-cell table:style-name="ce66" table:formula="of:=IF(AND([.AE9]&gt;0;[.AE9]&lt;4);&quot;&quot;;IF([.AF9]=0;[$Caractères.$H$2];IF([.AF9]=1;[$Caractères.$H$3];IF([.AF9]=2;[$Caractères.$H$4];IF([.AF9]=3;[$Caractères.$H$5];IF([.AF9]=4;[$Caractères.$H$6];IF([.AF9]=5;[$Caractères.$H$7];IF([.AF9]=6;[$Caractères.$H$8];IF([.AF9]=7;[$Caractères.$H$9];&quot;x&quot;)))))))))">
            <text:p/>
          </table:table-cell>
          <table:table-cell table:number-columns-repeated="5"/>
        </table:table-row>
        <table:table-row table:style-name="ro2">
          <table:table-cell table:style-name="ce42" table:formula="of:=IF([.A10]=0;[$Caractères.$B$2];IF([.A10]=1;[$Caractères.$B$3];IF([.A10]=2;[$Caractères.$B$4];IF([.A10]=3;[$Caractères.$B$5];IF([.A10]=4;[$Caractères.$B$6];IF([.A10]=5;[$Caractères.$B$7];IF([.A10]=6;[$Caractères.$B$8];IF([.A10]=7;[$Caractères.$B$9];IF([.A10]=8;[$Caractères.$B$10];IF([.A10]=9;[$Caractères.$B$11];IF([.A10]=10;[$Caractères.$B$12];IF([.A10]=11;[$Caractères.$B$13];IF([.A10]=12;[$Caractères.$B$14];&quot;&quot;)))))))))))))" office:value-type="string" office:string-value="│" calcext:value-type="string">
            <text:p>│</text:p>
          </table:table-cell>
          <table:table-cell table:style-name="ce48" table:formula="of:=IF(AND([.A10]&gt;0;[.A10]&lt;4);&quot;&quot;;IF([.B10]=0;[$Caractères.$H$2];IF([.B10]=1;[$Caractères.$H$3];IF([.B10]=2;[$Caractères.$H$4];IF([.B10]=3;[$Caractères.$H$5];IF([.B10]=4;[$Caractères.$H$6];IF([.B10]=5;[$Caractères.$H$7];IF([.B10]=6;[$Caractères.$H$8];IF([.B10]=7;[$Caractères.$H$9];&quot;x&quot;)))))))))">
            <text:p/>
          </table:table-cell>
          <table:table-cell table:style-name="ce54" table:formula="of:=IF([.C10]=0;[$Caractères.$B$2];IF([.C10]=1;[$Caractères.$B$3];IF([.C10]=2;[$Caractères.$B$4];IF([.C10]=3;[$Caractères.$B$5];IF([.C10]=4;[$Caractères.$B$6];IF([.C10]=5;[$Caractères.$B$7];IF([.C10]=6;[$Caractères.$B$8];IF([.C10]=7;[$Caractères.$B$9];IF([.C10]=8;[$Caractères.$B$10];IF([.C10]=9;[$Caractères.$B$11];IF([.C10]=10;[$Caractères.$B$12];IF([.C10]=11;[$Caractères.$B$13];IF([.C10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10]&gt;0;[.C10]&lt;4);&quot;&quot;;IF([.D10]=0;[$Caractères.$H$2];IF([.D10]=1;[$Caractères.$H$3];IF([.D10]=2;[$Caractères.$H$4];IF([.D10]=3;[$Caractères.$H$5];IF([.D10]=4;[$Caractères.$H$6];IF([.D10]=5;[$Caractères.$H$7];IF([.D10]=6;[$Caractères.$H$8];IF([.D10]=7;[$Caractères.$H$9];&quot;x&quot;)))))))))" office:value-type="string" office:string-value="g" calcext:value-type="string">
            <text:p>g</text:p>
          </table:table-cell>
          <table:table-cell table:style-name="ce60" table:formula="of:=IF([.E10]=0;[$Caractères.$B$2];IF([.E10]=1;[$Caractères.$B$3];IF([.E10]=2;[$Caractères.$B$4];IF([.E10]=3;[$Caractères.$B$5];IF([.E10]=4;[$Caractères.$B$6];IF([.E10]=5;[$Caractères.$B$7];IF([.E10]=6;[$Caractères.$B$8];IF([.E10]=7;[$Caractères.$B$9];IF([.E10]=8;[$Caractères.$B$10];IF([.E10]=9;[$Caractères.$B$11];IF([.E10]=10;[$Caractères.$B$12];IF([.E10]=11;[$Caractères.$B$13];IF([.E10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10]&gt;0;[.E10]&lt;4);&quot;&quot;;IF([.F10]=0;[$Caractères.$H$2];IF([.F10]=1;[$Caractères.$H$3];IF([.F10]=2;[$Caractères.$H$4];IF([.F10]=3;[$Caractères.$H$5];IF([.F10]=4;[$Caractères.$H$6];IF([.F10]=5;[$Caractères.$H$7];IF([.F10]=6;[$Caractères.$H$8];IF([.F10]=7;[$Caractères.$H$9];&quot;x&quot;)))))))))" office:value-type="string" office:string-value="m" calcext:value-type="string">
            <text:p>m</text:p>
          </table:table-cell>
          <table:table-cell table:style-name="ce54" table:formula="of:=IF([.G10]=0;[$Caractères.$B$2];IF([.G10]=1;[$Caractères.$B$3];IF([.G10]=2;[$Caractères.$B$4];IF([.G10]=3;[$Caractères.$B$5];IF([.G10]=4;[$Caractères.$B$6];IF([.G10]=5;[$Caractères.$B$7];IF([.G10]=6;[$Caractères.$B$8];IF([.G10]=7;[$Caractères.$B$9];IF([.G10]=8;[$Caractères.$B$10];IF([.G10]=9;[$Caractères.$B$11];IF([.G10]=10;[$Caractères.$B$12];IF([.G10]=11;[$Caractères.$B$13];IF([.G10]=12;[$Caractères.$B$14];&quot;&quot;)))))))))))))" office:value-type="string" office:string-value="◥" calcext:value-type="string">
            <text:p>◥</text:p>
          </table:table-cell>
          <table:table-cell table:style-name="ce57" table:formula="of:=IF(AND([.G10]&gt;0;[.G10]&lt;4);&quot;&quot;;IF([.H10]=0;[$Caractères.$H$2];IF([.H10]=1;[$Caractères.$H$3];IF([.H10]=2;[$Caractères.$H$4];IF([.H10]=3;[$Caractères.$H$5];IF([.H10]=4;[$Caractères.$H$6];IF([.H10]=5;[$Caractères.$H$7];IF([.H10]=6;[$Caractères.$H$8];IF([.H10]=7;[$Caractères.$H$9];&quot;x&quot;)))))))))" office:value-type="string" office:string-value="m" calcext:value-type="string">
            <text:p>m</text:p>
          </table:table-cell>
          <table:table-cell table:style-name="ce60" table:formula="of:=IF([.I10]=0;[$Caractères.$B$2];IF([.I10]=1;[$Caractères.$B$3];IF([.I10]=2;[$Caractères.$B$4];IF([.I10]=3;[$Caractères.$B$5];IF([.I10]=4;[$Caractères.$B$6];IF([.I10]=5;[$Caractères.$B$7];IF([.I10]=6;[$Caractères.$B$8];IF([.I10]=7;[$Caractères.$B$9];IF([.I10]=8;[$Caractères.$B$10];IF([.I10]=9;[$Caractères.$B$11];IF([.I10]=10;[$Caractères.$B$12];IF([.I10]=11;[$Caractères.$B$13];IF([.I10]=12;[$Caractères.$B$14];&quot;&quot;)))))))))))))" office:value-type="string" office:string-value="─" calcext:value-type="string">
            <text:p>─</text:p>
          </table:table-cell>
          <table:table-cell table:style-name="ce48" table:formula="of:=IF(AND([.I10]&gt;0;[.I10]&lt;4);&quot;&quot;;IF([.J10]=0;[$Caractères.$H$2];IF([.J10]=1;[$Caractères.$H$3];IF([.J10]=2;[$Caractères.$H$4];IF([.J10]=3;[$Caractères.$H$5];IF([.J10]=4;[$Caractères.$H$6];IF([.J10]=5;[$Caractères.$H$7];IF([.J10]=6;[$Caractères.$H$8];IF([.J10]=7;[$Caractères.$H$9];&quot;x&quot;)))))))))">
            <text:p/>
          </table:table-cell>
          <table:table-cell table:style-name="ce54" table:formula="of:=IF([.K10]=0;[$Caractères.$B$2];IF([.K10]=1;[$Caractères.$B$3];IF([.K10]=2;[$Caractères.$B$4];IF([.K10]=3;[$Caractères.$B$5];IF([.K10]=4;[$Caractères.$B$6];IF([.K10]=5;[$Caractères.$B$7];IF([.K10]=6;[$Caractères.$B$8];IF([.K10]=7;[$Caractères.$B$9];IF([.K10]=8;[$Caractères.$B$10];IF([.K10]=9;[$Caractères.$B$11];IF([.K10]=10;[$Caractères.$B$12];IF([.K10]=11;[$Caractères.$B$13];IF([.K10]=12;[$Caractères.$B$14];&quot;&quot;)))))))))))))" office:value-type="string" office:string-value="─" calcext:value-type="string">
            <text:p>─</text:p>
          </table:table-cell>
          <table:table-cell table:style-name="ce57" table:formula="of:=IF(AND([.K10]&gt;0;[.K10]&lt;4);&quot;&quot;;IF([.L10]=0;[$Caractères.$H$2];IF([.L10]=1;[$Caractères.$H$3];IF([.L10]=2;[$Caractères.$H$4];IF([.L10]=3;[$Caractères.$H$5];IF([.L10]=4;[$Caractères.$H$6];IF([.L10]=5;[$Caractères.$H$7];IF([.L10]=6;[$Caractères.$H$8];IF([.L10]=7;[$Caractères.$H$9];&quot;x&quot;)))))))))">
            <text:p/>
          </table:table-cell>
          <table:table-cell table:style-name="ce60" table:formula="of:=IF([.M10]=0;[$Caractères.$B$2];IF([.M10]=1;[$Caractères.$B$3];IF([.M10]=2;[$Caractères.$B$4];IF([.M10]=3;[$Caractères.$B$5];IF([.M10]=4;[$Caractères.$B$6];IF([.M10]=5;[$Caractères.$B$7];IF([.M10]=6;[$Caractères.$B$8];IF([.M10]=7;[$Caractères.$B$9];IF([.M10]=8;[$Caractères.$B$10];IF([.M10]=9;[$Caractères.$B$11];IF([.M10]=10;[$Caractères.$B$12];IF([.M10]=11;[$Caractères.$B$13];IF([.M10]=12;[$Caractères.$B$14];&quot;&quot;)))))))))))))" office:value-type="string" office:string-value="─" calcext:value-type="string">
            <text:p>─</text:p>
          </table:table-cell>
          <table:table-cell table:style-name="ce48" table:formula="of:=IF(AND([.M10]&gt;0;[.M10]&lt;4);&quot;&quot;;IF([.N10]=0;[$Caractères.$H$2];IF([.N10]=1;[$Caractères.$H$3];IF([.N10]=2;[$Caractères.$H$4];IF([.N10]=3;[$Caractères.$H$5];IF([.N10]=4;[$Caractères.$H$6];IF([.N10]=5;[$Caractères.$H$7];IF([.N10]=6;[$Caractères.$H$8];IF([.N10]=7;[$Caractères.$H$9];&quot;x&quot;)))))))))">
            <text:p/>
          </table:table-cell>
          <table:table-cell table:style-name="ce54" table:formula="of:=IF([.O10]=0;[$Caractères.$B$2];IF([.O10]=1;[$Caractères.$B$3];IF([.O10]=2;[$Caractères.$B$4];IF([.O10]=3;[$Caractères.$B$5];IF([.O10]=4;[$Caractères.$B$6];IF([.O10]=5;[$Caractères.$B$7];IF([.O10]=6;[$Caractères.$B$8];IF([.O10]=7;[$Caractères.$B$9];IF([.O10]=8;[$Caractères.$B$10];IF([.O10]=9;[$Caractères.$B$11];IF([.O10]=10;[$Caractères.$B$12];IF([.O10]=11;[$Caractères.$B$13];IF([.O10]=12;[$Caractères.$B$14];&quot;&quot;)))))))))))))" office:value-type="string" office:string-value="─" calcext:value-type="string">
            <text:p>─</text:p>
          </table:table-cell>
          <table:table-cell table:style-name="ce57" table:formula="of:=IF(AND([.O10]&gt;0;[.O10]&lt;4);&quot;&quot;;IF([.P10]=0;[$Caractères.$H$2];IF([.P10]=1;[$Caractères.$H$3];IF([.P10]=2;[$Caractères.$H$4];IF([.P10]=3;[$Caractères.$H$5];IF([.P10]=4;[$Caractères.$H$6];IF([.P10]=5;[$Caractères.$H$7];IF([.P10]=6;[$Caractères.$H$8];IF([.P10]=7;[$Caractères.$H$9];&quot;x&quot;)))))))))">
            <text:p/>
          </table:table-cell>
          <table:table-cell table:style-name="ce60" table:formula="of:=IF([.Q10]=0;[$Caractères.$B$2];IF([.Q10]=1;[$Caractères.$B$3];IF([.Q10]=2;[$Caractères.$B$4];IF([.Q10]=3;[$Caractères.$B$5];IF([.Q10]=4;[$Caractères.$B$6];IF([.Q10]=5;[$Caractères.$B$7];IF([.Q10]=6;[$Caractères.$B$8];IF([.Q10]=7;[$Caractères.$B$9];IF([.Q10]=8;[$Caractères.$B$10];IF([.Q10]=9;[$Caractères.$B$11];IF([.Q10]=10;[$Caractères.$B$12];IF([.Q10]=11;[$Caractères.$B$13];IF([.Q10]=12;[$Caractères.$B$14];&quot;&quot;)))))))))))))" office:value-type="string" office:string-value="─" calcext:value-type="string">
            <text:p>─</text:p>
          </table:table-cell>
          <table:table-cell table:style-name="ce48" table:formula="of:=IF(AND([.Q10]&gt;0;[.Q10]&lt;4);&quot;&quot;;IF([.R10]=0;[$Caractères.$H$2];IF([.R10]=1;[$Caractères.$H$3];IF([.R10]=2;[$Caractères.$H$4];IF([.R10]=3;[$Caractères.$H$5];IF([.R10]=4;[$Caractères.$H$6];IF([.R10]=5;[$Caractères.$H$7];IF([.R10]=6;[$Caractères.$H$8];IF([.R10]=7;[$Caractères.$H$9];&quot;x&quot;)))))))))">
            <text:p/>
          </table:table-cell>
          <table:table-cell table:style-name="ce54" table:formula="of:=IF([.S10]=0;[$Caractères.$B$2];IF([.S10]=1;[$Caractères.$B$3];IF([.S10]=2;[$Caractères.$B$4];IF([.S10]=3;[$Caractères.$B$5];IF([.S10]=4;[$Caractères.$B$6];IF([.S10]=5;[$Caractères.$B$7];IF([.S10]=6;[$Caractères.$B$8];IF([.S10]=7;[$Caractères.$B$9];IF([.S10]=8;[$Caractères.$B$10];IF([.S10]=9;[$Caractères.$B$11];IF([.S10]=10;[$Caractères.$B$12];IF([.S10]=11;[$Caractères.$B$13];IF([.S10]=12;[$Caractères.$B$14];&quot;&quot;)))))))))))))" office:value-type="string" office:string-value="─" calcext:value-type="string">
            <text:p>─</text:p>
          </table:table-cell>
          <table:table-cell table:style-name="ce57" table:formula="of:=IF(AND([.S10]&gt;0;[.S10]&lt;4);&quot;&quot;;IF([.T10]=0;[$Caractères.$H$2];IF([.T10]=1;[$Caractères.$H$3];IF([.T10]=2;[$Caractères.$H$4];IF([.T10]=3;[$Caractères.$H$5];IF([.T10]=4;[$Caractères.$H$6];IF([.T10]=5;[$Caractères.$H$7];IF([.T10]=6;[$Caractères.$H$8];IF([.T10]=7;[$Caractères.$H$9];&quot;x&quot;)))))))))">
            <text:p/>
          </table:table-cell>
          <table:table-cell table:style-name="ce60" table:formula="of:=IF([.U10]=0;[$Caractères.$B$2];IF([.U10]=1;[$Caractères.$B$3];IF([.U10]=2;[$Caractères.$B$4];IF([.U10]=3;[$Caractères.$B$5];IF([.U10]=4;[$Caractères.$B$6];IF([.U10]=5;[$Caractères.$B$7];IF([.U10]=6;[$Caractères.$B$8];IF([.U10]=7;[$Caractères.$B$9];IF([.U10]=8;[$Caractères.$B$10];IF([.U10]=9;[$Caractères.$B$11];IF([.U10]=10;[$Caractères.$B$12];IF([.U10]=11;[$Caractères.$B$13];IF([.U10]=12;[$Caractères.$B$14];&quot;&quot;)))))))))))))" office:value-type="string" office:string-value="─" calcext:value-type="string">
            <text:p>─</text:p>
          </table:table-cell>
          <table:table-cell table:style-name="ce48" table:formula="of:=IF(AND([.U10]&gt;0;[.U10]&lt;4);&quot;&quot;;IF([.V10]=0;[$Caractères.$H$2];IF([.V10]=1;[$Caractères.$H$3];IF([.V10]=2;[$Caractères.$H$4];IF([.V10]=3;[$Caractères.$H$5];IF([.V10]=4;[$Caractères.$H$6];IF([.V10]=5;[$Caractères.$H$7];IF([.V10]=6;[$Caractères.$H$8];IF([.V10]=7;[$Caractères.$H$9];&quot;x&quot;)))))))))">
            <text:p/>
          </table:table-cell>
          <table:table-cell table:style-name="ce54" table:formula="of:=IF([.W10]=0;[$Caractères.$B$2];IF([.W10]=1;[$Caractères.$B$3];IF([.W10]=2;[$Caractères.$B$4];IF([.W10]=3;[$Caractères.$B$5];IF([.W10]=4;[$Caractères.$B$6];IF([.W10]=5;[$Caractères.$B$7];IF([.W10]=6;[$Caractères.$B$8];IF([.W10]=7;[$Caractères.$B$9];IF([.W10]=8;[$Caractères.$B$10];IF([.W10]=9;[$Caractères.$B$11];IF([.W10]=10;[$Caractères.$B$12];IF([.W10]=11;[$Caractères.$B$13];IF([.W10]=12;[$Caractères.$B$14];&quot;&quot;)))))))))))))" office:value-type="string" office:string-value="─" calcext:value-type="string">
            <text:p>─</text:p>
          </table:table-cell>
          <table:table-cell table:style-name="ce57" table:formula="of:=IF(AND([.W10]&gt;0;[.W10]&lt;4);&quot;&quot;;IF([.X10]=0;[$Caractères.$H$2];IF([.X10]=1;[$Caractères.$H$3];IF([.X10]=2;[$Caractères.$H$4];IF([.X10]=3;[$Caractères.$H$5];IF([.X10]=4;[$Caractères.$H$6];IF([.X10]=5;[$Caractères.$H$7];IF([.X10]=6;[$Caractères.$H$8];IF([.X10]=7;[$Caractères.$H$9];&quot;x&quot;)))))))))">
            <text:p/>
          </table:table-cell>
          <table:table-cell table:style-name="ce60" table:formula="of:=IF([.Y10]=0;[$Caractères.$B$2];IF([.Y10]=1;[$Caractères.$B$3];IF([.Y10]=2;[$Caractères.$B$4];IF([.Y10]=3;[$Caractères.$B$5];IF([.Y10]=4;[$Caractères.$B$6];IF([.Y10]=5;[$Caractères.$B$7];IF([.Y10]=6;[$Caractères.$B$8];IF([.Y10]=7;[$Caractères.$B$9];IF([.Y10]=8;[$Caractères.$B$10];IF([.Y10]=9;[$Caractères.$B$11];IF([.Y10]=10;[$Caractères.$B$12];IF([.Y10]=11;[$Caractères.$B$13];IF([.Y10]=12;[$Caractères.$B$14];&quot;&quot;)))))))))))))" office:value-type="string" office:string-value="◤" calcext:value-type="string">
            <text:p>◤</text:p>
          </table:table-cell>
          <table:table-cell table:style-name="ce48" table:formula="of:=IF(AND([.Y10]&gt;0;[.Y10]&lt;4);&quot;&quot;;IF([.Z10]=0;[$Caractères.$H$2];IF([.Z10]=1;[$Caractères.$H$3];IF([.Z10]=2;[$Caractères.$H$4];IF([.Z10]=3;[$Caractères.$H$5];IF([.Z10]=4;[$Caractères.$H$6];IF([.Z10]=5;[$Caractères.$H$7];IF([.Z10]=6;[$Caractères.$H$8];IF([.Z10]=7;[$Caractères.$H$9];&quot;x&quot;)))))))))" office:value-type="string" office:string-value="k" calcext:value-type="string">
            <text:p>k</text:p>
          </table:table-cell>
          <table:table-cell table:style-name="ce54" table:formula="of:=IF([.AA10]=0;[$Caractères.$B$2];IF([.AA10]=1;[$Caractères.$B$3];IF([.AA10]=2;[$Caractères.$B$4];IF([.AA10]=3;[$Caractères.$B$5];IF([.AA10]=4;[$Caractères.$B$6];IF([.AA10]=5;[$Caractères.$B$7];IF([.AA10]=6;[$Caractères.$B$8];IF([.AA10]=7;[$Caractères.$B$9];IF([.AA10]=8;[$Caractères.$B$10];IF([.AA10]=9;[$Caractères.$B$11];IF([.AA10]=10;[$Caractères.$B$12];IF([.AA10]=11;[$Caractères.$B$13];IF([.AA10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10]&gt;0;[.AA10]&lt;4);&quot;&quot;;IF([.AB10]=0;[$Caractères.$H$2];IF([.AB10]=1;[$Caractères.$H$3];IF([.AB10]=2;[$Caractères.$H$4];IF([.AB10]=3;[$Caractères.$H$5];IF([.AB10]=4;[$Caractères.$H$6];IF([.AB10]=5;[$Caractères.$H$7];IF([.AB10]=6;[$Caractères.$H$8];IF([.AB10]=7;[$Caractères.$H$9];&quot;x&quot;)))))))))" office:value-type="string" office:string-value="h" calcext:value-type="string">
            <text:p>h</text:p>
          </table:table-cell>
          <table:table-cell table:style-name="ce60" table:formula="of:=IF([.AC10]=0;[$Caractères.$B$2];IF([.AC10]=1;[$Caractères.$B$3];IF([.AC10]=2;[$Caractères.$B$4];IF([.AC10]=3;[$Caractères.$B$5];IF([.AC10]=4;[$Caractères.$B$6];IF([.AC10]=5;[$Caractères.$B$7];IF([.AC10]=6;[$Caractères.$B$8];IF([.AC10]=7;[$Caractères.$B$9];IF([.AC10]=8;[$Caractères.$B$10];IF([.AC10]=9;[$Caractères.$B$11];IF([.AC10]=10;[$Caractères.$B$12];IF([.AC10]=11;[$Caractères.$B$13];IF([.AC10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10]&gt;0;[.AC10]&lt;4);&quot;&quot;;IF([.AD10]=0;[$Caractères.$H$2];IF([.AD10]=1;[$Caractères.$H$3];IF([.AD10]=2;[$Caractères.$H$4];IF([.AD10]=3;[$Caractères.$H$5];IF([.AD10]=4;[$Caractères.$H$6];IF([.AD10]=5;[$Caractères.$H$7];IF([.AD10]=6;[$Caractères.$H$8];IF([.AD10]=7;[$Caractères.$H$9];&quot;x&quot;)))))))))" office:value-type="string" office:string-value="h" calcext:value-type="string">
            <text:p>h</text:p>
          </table:table-cell>
          <table:table-cell table:style-name="ce54" table:formula="of:=IF([.AE10]=0;[$Caractères.$B$2];IF([.AE10]=1;[$Caractères.$B$3];IF([.AE10]=2;[$Caractères.$B$4];IF([.AE10]=3;[$Caractères.$B$5];IF([.AE10]=4;[$Caractères.$B$6];IF([.AE10]=5;[$Caractères.$B$7];IF([.AE10]=6;[$Caractères.$B$8];IF([.AE10]=7;[$Caractères.$B$9];IF([.AE10]=8;[$Caractères.$B$10];IF([.AE10]=9;[$Caractères.$B$11];IF([.AE10]=10;[$Caractères.$B$12];IF([.AE10]=11;[$Caractères.$B$13];IF([.AE10]=12;[$Caractères.$B$14];&quot;&quot;)))))))))))))" office:value-type="string" office:string-value="│" calcext:value-type="string">
            <text:p>│</text:p>
          </table:table-cell>
          <table:table-cell table:style-name="ce66" table:formula="of:=IF(AND([.AE10]&gt;0;[.AE10]&lt;4);&quot;&quot;;IF([.AF10]=0;[$Caractères.$H$2];IF([.AF10]=1;[$Caractères.$H$3];IF([.AF10]=2;[$Caractères.$H$4];IF([.AF10]=3;[$Caractères.$H$5];IF([.AF10]=4;[$Caractères.$H$6];IF([.AF10]=5;[$Caractères.$H$7];IF([.AF10]=6;[$Caractères.$H$8];IF([.AF10]=7;[$Caractères.$H$9];&quot;x&quot;)))))))))">
            <text:p/>
          </table:table-cell>
          <table:table-cell table:number-columns-repeated="5"/>
        </table:table-row>
        <table:table-row table:style-name="ro2">
          <table:table-cell table:style-name="ce42" table:formula="of:=IF([.A11]=0;[$Caractères.$B$2];IF([.A11]=1;[$Caractères.$B$3];IF([.A11]=2;[$Caractères.$B$4];IF([.A11]=3;[$Caractères.$B$5];IF([.A11]=4;[$Caractères.$B$6];IF([.A11]=5;[$Caractères.$B$7];IF([.A11]=6;[$Caractères.$B$8];IF([.A11]=7;[$Caractères.$B$9];IF([.A11]=8;[$Caractères.$B$10];IF([.A11]=9;[$Caractères.$B$11];IF([.A11]=10;[$Caractères.$B$12];IF([.A11]=11;[$Caractères.$B$13];IF([.A11]=12;[$Caractères.$B$14];&quot;&quot;)))))))))))))" office:value-type="string" office:string-value="│" calcext:value-type="string">
            <text:p>│</text:p>
          </table:table-cell>
          <table:table-cell table:style-name="ce48" table:formula="of:=IF(AND([.A11]&gt;0;[.A11]&lt;4);&quot;&quot;;IF([.B11]=0;[$Caractères.$H$2];IF([.B11]=1;[$Caractères.$H$3];IF([.B11]=2;[$Caractères.$H$4];IF([.B11]=3;[$Caractères.$H$5];IF([.B11]=4;[$Caractères.$H$6];IF([.B11]=5;[$Caractères.$H$7];IF([.B11]=6;[$Caractères.$H$8];IF([.B11]=7;[$Caractères.$H$9];&quot;x&quot;)))))))))">
            <text:p/>
          </table:table-cell>
          <table:table-cell table:style-name="ce54" table:formula="of:=IF([.C11]=0;[$Caractères.$B$2];IF([.C11]=1;[$Caractères.$B$3];IF([.C11]=2;[$Caractères.$B$4];IF([.C11]=3;[$Caractères.$B$5];IF([.C11]=4;[$Caractères.$B$6];IF([.C11]=5;[$Caractères.$B$7];IF([.C11]=6;[$Caractères.$B$8];IF([.C11]=7;[$Caractères.$B$9];IF([.C11]=8;[$Caractères.$B$10];IF([.C11]=9;[$Caractères.$B$11];IF([.C11]=10;[$Caractères.$B$12];IF([.C11]=11;[$Caractères.$B$13];IF([.C11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11]&gt;0;[.C11]&lt;4);&quot;&quot;;IF([.D11]=0;[$Caractères.$H$2];IF([.D11]=1;[$Caractères.$H$3];IF([.D11]=2;[$Caractères.$H$4];IF([.D11]=3;[$Caractères.$H$5];IF([.D11]=4;[$Caractères.$H$6];IF([.D11]=5;[$Caractères.$H$7];IF([.D11]=6;[$Caractères.$H$8];IF([.D11]=7;[$Caractères.$H$9];&quot;x&quot;)))))))))" office:value-type="string" office:string-value="g" calcext:value-type="string">
            <text:p>g</text:p>
          </table:table-cell>
          <table:table-cell table:style-name="ce60" table:formula="of:=IF([.E11]=0;[$Caractères.$B$2];IF([.E11]=1;[$Caractères.$B$3];IF([.E11]=2;[$Caractères.$B$4];IF([.E11]=3;[$Caractères.$B$5];IF([.E11]=4;[$Caractères.$B$6];IF([.E11]=5;[$Caractères.$B$7];IF([.E11]=6;[$Caractères.$B$8];IF([.E11]=7;[$Caractères.$B$9];IF([.E11]=8;[$Caractères.$B$10];IF([.E11]=9;[$Caractères.$B$11];IF([.E11]=10;[$Caractères.$B$12];IF([.E11]=11;[$Caractères.$B$13];IF([.E11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11]&gt;0;[.E11]&lt;4);&quot;&quot;;IF([.F11]=0;[$Caractères.$H$2];IF([.F11]=1;[$Caractères.$H$3];IF([.F11]=2;[$Caractères.$H$4];IF([.F11]=3;[$Caractères.$H$5];IF([.F11]=4;[$Caractères.$H$6];IF([.F11]=5;[$Caractères.$H$7];IF([.F11]=6;[$Caractères.$H$8];IF([.F11]=7;[$Caractères.$H$9];&quot;x&quot;)))))))))" office:value-type="string" office:string-value="g" calcext:value-type="string">
            <text:p>g</text:p>
          </table:table-cell>
          <table:table-cell table:style-name="ce54" table:formula="of:=IF([.G11]=0;[$Caractères.$B$2];IF([.G11]=1;[$Caractères.$B$3];IF([.G11]=2;[$Caractères.$B$4];IF([.G11]=3;[$Caractères.$B$5];IF([.G11]=4;[$Caractères.$B$6];IF([.G11]=5;[$Caractères.$B$7];IF([.G11]=6;[$Caractères.$B$8];IF([.G11]=7;[$Caractères.$B$9];IF([.G11]=8;[$Caractères.$B$10];IF([.G11]=9;[$Caractères.$B$11];IF([.G11]=10;[$Caractères.$B$12];IF([.G11]=11;[$Caractères.$B$13];IF([.G11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G11]&gt;0;[.G11]&lt;4);&quot;&quot;;IF([.H11]=0;[$Caractères.$H$2];IF([.H11]=1;[$Caractères.$H$3];IF([.H11]=2;[$Caractères.$H$4];IF([.H11]=3;[$Caractères.$H$5];IF([.H11]=4;[$Caractères.$H$6];IF([.H11]=5;[$Caractères.$H$7];IF([.H11]=6;[$Caractères.$H$8];IF([.H11]=7;[$Caractères.$H$9];&quot;x&quot;)))))))))" office:value-type="string" office:string-value="g" calcext:value-type="string">
            <text:p>g</text:p>
          </table:table-cell>
          <table:table-cell table:style-name="ce60" table:formula="of:=IF([.I11]=0;[$Caractères.$B$2];IF([.I11]=1;[$Caractères.$B$3];IF([.I11]=2;[$Caractères.$B$4];IF([.I11]=3;[$Caractères.$B$5];IF([.I11]=4;[$Caractères.$B$6];IF([.I11]=5;[$Caractères.$B$7];IF([.I11]=6;[$Caractères.$B$8];IF([.I11]=7;[$Caractères.$B$9];IF([.I11]=8;[$Caractères.$B$10];IF([.I11]=9;[$Caractères.$B$11];IF([.I11]=10;[$Caractères.$B$12];IF([.I11]=11;[$Caractères.$B$13];IF([.I11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I11]&gt;0;[.I11]&lt;4);&quot;&quot;;IF([.J11]=0;[$Caractères.$H$2];IF([.J11]=1;[$Caractères.$H$3];IF([.J11]=2;[$Caractères.$H$4];IF([.J11]=3;[$Caractères.$H$5];IF([.J11]=4;[$Caractères.$H$6];IF([.J11]=5;[$Caractères.$H$7];IF([.J11]=6;[$Caractères.$H$8];IF([.J11]=7;[$Caractères.$H$9];&quot;x&quot;)))))))))" office:value-type="string" office:string-value="g" calcext:value-type="string">
            <text:p>g</text:p>
          </table:table-cell>
          <table:table-cell table:style-name="ce54" table:formula="of:=IF([.K11]=0;[$Caractères.$B$2];IF([.K11]=1;[$Caractères.$B$3];IF([.K11]=2;[$Caractères.$B$4];IF([.K11]=3;[$Caractères.$B$5];IF([.K11]=4;[$Caractères.$B$6];IF([.K11]=5;[$Caractères.$B$7];IF([.K11]=6;[$Caractères.$B$8];IF([.K11]=7;[$Caractères.$B$9];IF([.K11]=8;[$Caractères.$B$10];IF([.K11]=9;[$Caractères.$B$11];IF([.K11]=10;[$Caractères.$B$12];IF([.K11]=11;[$Caractères.$B$13];IF([.K11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K11]&gt;0;[.K11]&lt;4);&quot;&quot;;IF([.L11]=0;[$Caractères.$H$2];IF([.L11]=1;[$Caractères.$H$3];IF([.L11]=2;[$Caractères.$H$4];IF([.L11]=3;[$Caractères.$H$5];IF([.L11]=4;[$Caractères.$H$6];IF([.L11]=5;[$Caractères.$H$7];IF([.L11]=6;[$Caractères.$H$8];IF([.L11]=7;[$Caractères.$H$9];&quot;x&quot;)))))))))" office:value-type="string" office:string-value="g" calcext:value-type="string">
            <text:p>g</text:p>
          </table:table-cell>
          <table:table-cell table:style-name="ce60" table:formula="of:=IF([.M11]=0;[$Caractères.$B$2];IF([.M11]=1;[$Caractères.$B$3];IF([.M11]=2;[$Caractères.$B$4];IF([.M11]=3;[$Caractères.$B$5];IF([.M11]=4;[$Caractères.$B$6];IF([.M11]=5;[$Caractères.$B$7];IF([.M11]=6;[$Caractères.$B$8];IF([.M11]=7;[$Caractères.$B$9];IF([.M11]=8;[$Caractères.$B$10];IF([.M11]=9;[$Caractères.$B$11];IF([.M11]=10;[$Caractères.$B$12];IF([.M11]=11;[$Caractères.$B$13];IF([.M11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M11]&gt;0;[.M11]&lt;4);&quot;&quot;;IF([.N11]=0;[$Caractères.$H$2];IF([.N11]=1;[$Caractères.$H$3];IF([.N11]=2;[$Caractères.$H$4];IF([.N11]=3;[$Caractères.$H$5];IF([.N11]=4;[$Caractères.$H$6];IF([.N11]=5;[$Caractères.$H$7];IF([.N11]=6;[$Caractères.$H$8];IF([.N11]=7;[$Caractères.$H$9];&quot;x&quot;)))))))))" office:value-type="string" office:string-value="g" calcext:value-type="string">
            <text:p>g</text:p>
          </table:table-cell>
          <table:table-cell table:style-name="ce54" table:formula="of:=IF([.O11]=0;[$Caractères.$B$2];IF([.O11]=1;[$Caractères.$B$3];IF([.O11]=2;[$Caractères.$B$4];IF([.O11]=3;[$Caractères.$B$5];IF([.O11]=4;[$Caractères.$B$6];IF([.O11]=5;[$Caractères.$B$7];IF([.O11]=6;[$Caractères.$B$8];IF([.O11]=7;[$Caractères.$B$9];IF([.O11]=8;[$Caractères.$B$10];IF([.O11]=9;[$Caractères.$B$11];IF([.O11]=10;[$Caractères.$B$12];IF([.O11]=11;[$Caractères.$B$13];IF([.O11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O11]&gt;0;[.O11]&lt;4);&quot;&quot;;IF([.P11]=0;[$Caractères.$H$2];IF([.P11]=1;[$Caractères.$H$3];IF([.P11]=2;[$Caractères.$H$4];IF([.P11]=3;[$Caractères.$H$5];IF([.P11]=4;[$Caractères.$H$6];IF([.P11]=5;[$Caractères.$H$7];IF([.P11]=6;[$Caractères.$H$8];IF([.P11]=7;[$Caractères.$H$9];&quot;x&quot;)))))))))" office:value-type="string" office:string-value="g" calcext:value-type="string">
            <text:p>g</text:p>
          </table:table-cell>
          <table:table-cell table:style-name="ce60" table:formula="of:=IF([.Q11]=0;[$Caractères.$B$2];IF([.Q11]=1;[$Caractères.$B$3];IF([.Q11]=2;[$Caractères.$B$4];IF([.Q11]=3;[$Caractères.$B$5];IF([.Q11]=4;[$Caractères.$B$6];IF([.Q11]=5;[$Caractères.$B$7];IF([.Q11]=6;[$Caractères.$B$8];IF([.Q11]=7;[$Caractères.$B$9];IF([.Q11]=8;[$Caractères.$B$10];IF([.Q11]=9;[$Caractères.$B$11];IF([.Q11]=10;[$Caractères.$B$12];IF([.Q11]=11;[$Caractères.$B$13];IF([.Q11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Q11]&gt;0;[.Q11]&lt;4);&quot;&quot;;IF([.R11]=0;[$Caractères.$H$2];IF([.R11]=1;[$Caractères.$H$3];IF([.R11]=2;[$Caractères.$H$4];IF([.R11]=3;[$Caractères.$H$5];IF([.R11]=4;[$Caractères.$H$6];IF([.R11]=5;[$Caractères.$H$7];IF([.R11]=6;[$Caractères.$H$8];IF([.R11]=7;[$Caractères.$H$9];&quot;x&quot;)))))))))" office:value-type="string" office:string-value="g" calcext:value-type="string">
            <text:p>g</text:p>
          </table:table-cell>
          <table:table-cell table:style-name="ce54" table:formula="of:=IF([.S11]=0;[$Caractères.$B$2];IF([.S11]=1;[$Caractères.$B$3];IF([.S11]=2;[$Caractères.$B$4];IF([.S11]=3;[$Caractères.$B$5];IF([.S11]=4;[$Caractères.$B$6];IF([.S11]=5;[$Caractères.$B$7];IF([.S11]=6;[$Caractères.$B$8];IF([.S11]=7;[$Caractères.$B$9];IF([.S11]=8;[$Caractères.$B$10];IF([.S11]=9;[$Caractères.$B$11];IF([.S11]=10;[$Caractères.$B$12];IF([.S11]=11;[$Caractères.$B$13];IF([.S11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S11]&gt;0;[.S11]&lt;4);&quot;&quot;;IF([.T11]=0;[$Caractères.$H$2];IF([.T11]=1;[$Caractères.$H$3];IF([.T11]=2;[$Caractères.$H$4];IF([.T11]=3;[$Caractères.$H$5];IF([.T11]=4;[$Caractères.$H$6];IF([.T11]=5;[$Caractères.$H$7];IF([.T11]=6;[$Caractères.$H$8];IF([.T11]=7;[$Caractères.$H$9];&quot;x&quot;)))))))))" office:value-type="string" office:string-value="g" calcext:value-type="string">
            <text:p>g</text:p>
          </table:table-cell>
          <table:table-cell table:style-name="ce60" table:formula="of:=IF([.U11]=0;[$Caractères.$B$2];IF([.U11]=1;[$Caractères.$B$3];IF([.U11]=2;[$Caractères.$B$4];IF([.U11]=3;[$Caractères.$B$5];IF([.U11]=4;[$Caractères.$B$6];IF([.U11]=5;[$Caractères.$B$7];IF([.U11]=6;[$Caractères.$B$8];IF([.U11]=7;[$Caractères.$B$9];IF([.U11]=8;[$Caractères.$B$10];IF([.U11]=9;[$Caractères.$B$11];IF([.U11]=10;[$Caractères.$B$12];IF([.U11]=11;[$Caractères.$B$13];IF([.U11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U11]&gt;0;[.U11]&lt;4);&quot;&quot;;IF([.V11]=0;[$Caractères.$H$2];IF([.V11]=1;[$Caractères.$H$3];IF([.V11]=2;[$Caractères.$H$4];IF([.V11]=3;[$Caractères.$H$5];IF([.V11]=4;[$Caractères.$H$6];IF([.V11]=5;[$Caractères.$H$7];IF([.V11]=6;[$Caractères.$H$8];IF([.V11]=7;[$Caractères.$H$9];&quot;x&quot;)))))))))" office:value-type="string" office:string-value="g" calcext:value-type="string">
            <text:p>g</text:p>
          </table:table-cell>
          <table:table-cell table:style-name="ce54" table:formula="of:=IF([.W11]=0;[$Caractères.$B$2];IF([.W11]=1;[$Caractères.$B$3];IF([.W11]=2;[$Caractères.$B$4];IF([.W11]=3;[$Caractères.$B$5];IF([.W11]=4;[$Caractères.$B$6];IF([.W11]=5;[$Caractères.$B$7];IF([.W11]=6;[$Caractères.$B$8];IF([.W11]=7;[$Caractères.$B$9];IF([.W11]=8;[$Caractères.$B$10];IF([.W11]=9;[$Caractères.$B$11];IF([.W11]=10;[$Caractères.$B$12];IF([.W11]=11;[$Caractères.$B$13];IF([.W11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W11]&gt;0;[.W11]&lt;4);&quot;&quot;;IF([.X11]=0;[$Caractères.$H$2];IF([.X11]=1;[$Caractères.$H$3];IF([.X11]=2;[$Caractères.$H$4];IF([.X11]=3;[$Caractères.$H$5];IF([.X11]=4;[$Caractères.$H$6];IF([.X11]=5;[$Caractères.$H$7];IF([.X11]=6;[$Caractères.$H$8];IF([.X11]=7;[$Caractères.$H$9];&quot;x&quot;)))))))))" office:value-type="string" office:string-value="g" calcext:value-type="string">
            <text:p>g</text:p>
          </table:table-cell>
          <table:table-cell table:style-name="ce60" table:formula="of:=IF([.Y11]=0;[$Caractères.$B$2];IF([.Y11]=1;[$Caractères.$B$3];IF([.Y11]=2;[$Caractères.$B$4];IF([.Y11]=3;[$Caractères.$B$5];IF([.Y11]=4;[$Caractères.$B$6];IF([.Y11]=5;[$Caractères.$B$7];IF([.Y11]=6;[$Caractères.$B$8];IF([.Y11]=7;[$Caractères.$B$9];IF([.Y11]=8;[$Caractères.$B$10];IF([.Y11]=9;[$Caractères.$B$11];IF([.Y11]=10;[$Caractères.$B$12];IF([.Y11]=11;[$Caractères.$B$13];IF([.Y11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Y11]&gt;0;[.Y11]&lt;4);&quot;&quot;;IF([.Z11]=0;[$Caractères.$H$2];IF([.Z11]=1;[$Caractères.$H$3];IF([.Z11]=2;[$Caractères.$H$4];IF([.Z11]=3;[$Caractères.$H$5];IF([.Z11]=4;[$Caractères.$H$6];IF([.Z11]=5;[$Caractères.$H$7];IF([.Z11]=6;[$Caractères.$H$8];IF([.Z11]=7;[$Caractères.$H$9];&quot;x&quot;)))))))))" office:value-type="string" office:string-value="k" calcext:value-type="string">
            <text:p>k</text:p>
          </table:table-cell>
          <table:table-cell table:style-name="ce54" table:formula="of:=IF([.AA11]=0;[$Caractères.$B$2];IF([.AA11]=1;[$Caractères.$B$3];IF([.AA11]=2;[$Caractères.$B$4];IF([.AA11]=3;[$Caractères.$B$5];IF([.AA11]=4;[$Caractères.$B$6];IF([.AA11]=5;[$Caractères.$B$7];IF([.AA11]=6;[$Caractères.$B$8];IF([.AA11]=7;[$Caractères.$B$9];IF([.AA11]=8;[$Caractères.$B$10];IF([.AA11]=9;[$Caractères.$B$11];IF([.AA11]=10;[$Caractères.$B$12];IF([.AA11]=11;[$Caractères.$B$13];IF([.AA11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11]&gt;0;[.AA11]&lt;4);&quot;&quot;;IF([.AB11]=0;[$Caractères.$H$2];IF([.AB11]=1;[$Caractères.$H$3];IF([.AB11]=2;[$Caractères.$H$4];IF([.AB11]=3;[$Caractères.$H$5];IF([.AB11]=4;[$Caractères.$H$6];IF([.AB11]=5;[$Caractères.$H$7];IF([.AB11]=6;[$Caractères.$H$8];IF([.AB11]=7;[$Caractères.$H$9];&quot;x&quot;)))))))))" office:value-type="string" office:string-value="h" calcext:value-type="string">
            <text:p>h</text:p>
          </table:table-cell>
          <table:table-cell table:style-name="ce60" table:formula="of:=IF([.AC11]=0;[$Caractères.$B$2];IF([.AC11]=1;[$Caractères.$B$3];IF([.AC11]=2;[$Caractères.$B$4];IF([.AC11]=3;[$Caractères.$B$5];IF([.AC11]=4;[$Caractères.$B$6];IF([.AC11]=5;[$Caractères.$B$7];IF([.AC11]=6;[$Caractères.$B$8];IF([.AC11]=7;[$Caractères.$B$9];IF([.AC11]=8;[$Caractères.$B$10];IF([.AC11]=9;[$Caractères.$B$11];IF([.AC11]=10;[$Caractères.$B$12];IF([.AC11]=11;[$Caractères.$B$13];IF([.AC11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11]&gt;0;[.AC11]&lt;4);&quot;&quot;;IF([.AD11]=0;[$Caractères.$H$2];IF([.AD11]=1;[$Caractères.$H$3];IF([.AD11]=2;[$Caractères.$H$4];IF([.AD11]=3;[$Caractères.$H$5];IF([.AD11]=4;[$Caractères.$H$6];IF([.AD11]=5;[$Caractères.$H$7];IF([.AD11]=6;[$Caractères.$H$8];IF([.AD11]=7;[$Caractères.$H$9];&quot;x&quot;)))))))))" office:value-type="string" office:string-value="h" calcext:value-type="string">
            <text:p>h</text:p>
          </table:table-cell>
          <table:table-cell table:style-name="ce54" table:formula="of:=IF([.AE11]=0;[$Caractères.$B$2];IF([.AE11]=1;[$Caractères.$B$3];IF([.AE11]=2;[$Caractères.$B$4];IF([.AE11]=3;[$Caractères.$B$5];IF([.AE11]=4;[$Caractères.$B$6];IF([.AE11]=5;[$Caractères.$B$7];IF([.AE11]=6;[$Caractères.$B$8];IF([.AE11]=7;[$Caractères.$B$9];IF([.AE11]=8;[$Caractères.$B$10];IF([.AE11]=9;[$Caractères.$B$11];IF([.AE11]=10;[$Caractères.$B$12];IF([.AE11]=11;[$Caractères.$B$13];IF([.AE11]=12;[$Caractères.$B$14];&quot;&quot;)))))))))))))" office:value-type="string" office:string-value="│" calcext:value-type="string">
            <text:p>│</text:p>
          </table:table-cell>
          <table:table-cell table:style-name="ce66" table:formula="of:=IF(AND([.AE11]&gt;0;[.AE11]&lt;4);&quot;&quot;;IF([.AF11]=0;[$Caractères.$H$2];IF([.AF11]=1;[$Caractères.$H$3];IF([.AF11]=2;[$Caractères.$H$4];IF([.AF11]=3;[$Caractères.$H$5];IF([.AF11]=4;[$Caractères.$H$6];IF([.AF11]=5;[$Caractères.$H$7];IF([.AF11]=6;[$Caractères.$H$8];IF([.AF11]=7;[$Caractères.$H$9];&quot;x&quot;)))))))))">
            <text:p/>
          </table:table-cell>
          <table:table-cell table:number-columns-repeated="5"/>
        </table:table-row>
        <table:table-row table:style-name="ro2">
          <table:table-cell table:style-name="ce43" table:formula="of:=IF([.A12]=0;[$Caractères.$B$2];IF([.A12]=1;[$Caractères.$B$3];IF([.A12]=2;[$Caractères.$B$4];IF([.A12]=3;[$Caractères.$B$5];IF([.A12]=4;[$Caractères.$B$6];IF([.A12]=5;[$Caractères.$B$7];IF([.A12]=6;[$Caractères.$B$8];IF([.A12]=7;[$Caractères.$B$9];IF([.A12]=8;[$Caractères.$B$10];IF([.A12]=9;[$Caractères.$B$11];IF([.A12]=10;[$Caractères.$B$12];IF([.A12]=11;[$Caractères.$B$13];IF([.A12]=12;[$Caractères.$B$14];&quot;&quot;)))))))))))))" office:value-type="string" office:string-value="▐▌" calcext:value-type="string">
            <text:p>▐▌</text:p>
          </table:table-cell>
          <table:table-cell table:style-name="ce49" table:formula="of:=IF(AND([.A12]&gt;0;[.A12]&lt;4);&quot;&quot;;IF([.B12]=0;[$Caractères.$H$2];IF([.B12]=1;[$Caractères.$H$3];IF([.B12]=2;[$Caractères.$H$4];IF([.B12]=3;[$Caractères.$H$5];IF([.B12]=4;[$Caractères.$H$6];IF([.B12]=5;[$Caractères.$H$7];IF([.B12]=6;[$Caractères.$H$8];IF([.B12]=7;[$Caractères.$H$9];&quot;x&quot;)))))))))">
            <text:p/>
          </table:table-cell>
          <table:table-cell table:style-name="ce55" table:formula="of:=IF([.C12]=0;[$Caractères.$B$2];IF([.C12]=1;[$Caractères.$B$3];IF([.C12]=2;[$Caractères.$B$4];IF([.C12]=3;[$Caractères.$B$5];IF([.C12]=4;[$Caractères.$B$6];IF([.C12]=5;[$Caractères.$B$7];IF([.C12]=6;[$Caractères.$B$8];IF([.C12]=7;[$Caractères.$B$9];IF([.C12]=8;[$Caractères.$B$10];IF([.C12]=9;[$Caractères.$B$11];IF([.C12]=10;[$Caractères.$B$12];IF([.C12]=11;[$Caractères.$B$13];IF([.C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C12]&gt;0;[.C12]&lt;4);&quot;&quot;;IF([.D12]=0;[$Caractères.$H$2];IF([.D12]=1;[$Caractères.$H$3];IF([.D12]=2;[$Caractères.$H$4];IF([.D12]=3;[$Caractères.$H$5];IF([.D12]=4;[$Caractères.$H$6];IF([.D12]=5;[$Caractères.$H$7];IF([.D12]=6;[$Caractères.$H$8];IF([.D12]=7;[$Caractères.$H$9];&quot;x&quot;)))))))))">
            <text:p/>
          </table:table-cell>
          <table:table-cell table:style-name="ce61" table:formula="of:=IF([.E12]=0;[$Caractères.$B$2];IF([.E12]=1;[$Caractères.$B$3];IF([.E12]=2;[$Caractères.$B$4];IF([.E12]=3;[$Caractères.$B$5];IF([.E12]=4;[$Caractères.$B$6];IF([.E12]=5;[$Caractères.$B$7];IF([.E12]=6;[$Caractères.$B$8];IF([.E12]=7;[$Caractères.$B$9];IF([.E12]=8;[$Caractères.$B$10];IF([.E12]=9;[$Caractères.$B$11];IF([.E12]=10;[$Caractères.$B$12];IF([.E12]=11;[$Caractères.$B$13];IF([.E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E12]&gt;0;[.E12]&lt;4);&quot;&quot;;IF([.F12]=0;[$Caractères.$H$2];IF([.F12]=1;[$Caractères.$H$3];IF([.F12]=2;[$Caractères.$H$4];IF([.F12]=3;[$Caractères.$H$5];IF([.F12]=4;[$Caractères.$H$6];IF([.F12]=5;[$Caractères.$H$7];IF([.F12]=6;[$Caractères.$H$8];IF([.F12]=7;[$Caractères.$H$9];&quot;x&quot;)))))))))">
            <text:p/>
          </table:table-cell>
          <table:table-cell table:style-name="ce55" table:formula="of:=IF([.G12]=0;[$Caractères.$B$2];IF([.G12]=1;[$Caractères.$B$3];IF([.G12]=2;[$Caractères.$B$4];IF([.G12]=3;[$Caractères.$B$5];IF([.G12]=4;[$Caractères.$B$6];IF([.G12]=5;[$Caractères.$B$7];IF([.G12]=6;[$Caractères.$B$8];IF([.G12]=7;[$Caractères.$B$9];IF([.G12]=8;[$Caractères.$B$10];IF([.G12]=9;[$Caractères.$B$11];IF([.G12]=10;[$Caractères.$B$12];IF([.G12]=11;[$Caractères.$B$13];IF([.G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G12]&gt;0;[.G12]&lt;4);&quot;&quot;;IF([.H12]=0;[$Caractères.$H$2];IF([.H12]=1;[$Caractères.$H$3];IF([.H12]=2;[$Caractères.$H$4];IF([.H12]=3;[$Caractères.$H$5];IF([.H12]=4;[$Caractères.$H$6];IF([.H12]=5;[$Caractères.$H$7];IF([.H12]=6;[$Caractères.$H$8];IF([.H12]=7;[$Caractères.$H$9];&quot;x&quot;)))))))))">
            <text:p/>
          </table:table-cell>
          <table:table-cell table:style-name="ce61" table:formula="of:=IF([.I12]=0;[$Caractères.$B$2];IF([.I12]=1;[$Caractères.$B$3];IF([.I12]=2;[$Caractères.$B$4];IF([.I12]=3;[$Caractères.$B$5];IF([.I12]=4;[$Caractères.$B$6];IF([.I12]=5;[$Caractères.$B$7];IF([.I12]=6;[$Caractères.$B$8];IF([.I12]=7;[$Caractères.$B$9];IF([.I12]=8;[$Caractères.$B$10];IF([.I12]=9;[$Caractères.$B$11];IF([.I12]=10;[$Caractères.$B$12];IF([.I12]=11;[$Caractères.$B$13];IF([.I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I12]&gt;0;[.I12]&lt;4);&quot;&quot;;IF([.J12]=0;[$Caractères.$H$2];IF([.J12]=1;[$Caractères.$H$3];IF([.J12]=2;[$Caractères.$H$4];IF([.J12]=3;[$Caractères.$H$5];IF([.J12]=4;[$Caractères.$H$6];IF([.J12]=5;[$Caractères.$H$7];IF([.J12]=6;[$Caractères.$H$8];IF([.J12]=7;[$Caractères.$H$9];&quot;x&quot;)))))))))">
            <text:p/>
          </table:table-cell>
          <table:table-cell table:style-name="ce55" table:formula="of:=IF([.K12]=0;[$Caractères.$B$2];IF([.K12]=1;[$Caractères.$B$3];IF([.K12]=2;[$Caractères.$B$4];IF([.K12]=3;[$Caractères.$B$5];IF([.K12]=4;[$Caractères.$B$6];IF([.K12]=5;[$Caractères.$B$7];IF([.K12]=6;[$Caractères.$B$8];IF([.K12]=7;[$Caractères.$B$9];IF([.K12]=8;[$Caractères.$B$10];IF([.K12]=9;[$Caractères.$B$11];IF([.K12]=10;[$Caractères.$B$12];IF([.K12]=11;[$Caractères.$B$13];IF([.K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K12]&gt;0;[.K12]&lt;4);&quot;&quot;;IF([.L12]=0;[$Caractères.$H$2];IF([.L12]=1;[$Caractères.$H$3];IF([.L12]=2;[$Caractères.$H$4];IF([.L12]=3;[$Caractères.$H$5];IF([.L12]=4;[$Caractères.$H$6];IF([.L12]=5;[$Caractères.$H$7];IF([.L12]=6;[$Caractères.$H$8];IF([.L12]=7;[$Caractères.$H$9];&quot;x&quot;)))))))))">
            <text:p/>
          </table:table-cell>
          <table:table-cell table:style-name="ce61" table:formula="of:=IF([.M12]=0;[$Caractères.$B$2];IF([.M12]=1;[$Caractères.$B$3];IF([.M12]=2;[$Caractères.$B$4];IF([.M12]=3;[$Caractères.$B$5];IF([.M12]=4;[$Caractères.$B$6];IF([.M12]=5;[$Caractères.$B$7];IF([.M12]=6;[$Caractères.$B$8];IF([.M12]=7;[$Caractères.$B$9];IF([.M12]=8;[$Caractères.$B$10];IF([.M12]=9;[$Caractères.$B$11];IF([.M12]=10;[$Caractères.$B$12];IF([.M12]=11;[$Caractères.$B$13];IF([.M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M12]&gt;0;[.M12]&lt;4);&quot;&quot;;IF([.N12]=0;[$Caractères.$H$2];IF([.N12]=1;[$Caractères.$H$3];IF([.N12]=2;[$Caractères.$H$4];IF([.N12]=3;[$Caractères.$H$5];IF([.N12]=4;[$Caractères.$H$6];IF([.N12]=5;[$Caractères.$H$7];IF([.N12]=6;[$Caractères.$H$8];IF([.N12]=7;[$Caractères.$H$9];&quot;x&quot;)))))))))">
            <text:p/>
          </table:table-cell>
          <table:table-cell table:style-name="ce55" table:formula="of:=IF([.O12]=0;[$Caractères.$B$2];IF([.O12]=1;[$Caractères.$B$3];IF([.O12]=2;[$Caractères.$B$4];IF([.O12]=3;[$Caractères.$B$5];IF([.O12]=4;[$Caractères.$B$6];IF([.O12]=5;[$Caractères.$B$7];IF([.O12]=6;[$Caractères.$B$8];IF([.O12]=7;[$Caractères.$B$9];IF([.O12]=8;[$Caractères.$B$10];IF([.O12]=9;[$Caractères.$B$11];IF([.O12]=10;[$Caractères.$B$12];IF([.O12]=11;[$Caractères.$B$13];IF([.O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O12]&gt;0;[.O12]&lt;4);&quot;&quot;;IF([.P12]=0;[$Caractères.$H$2];IF([.P12]=1;[$Caractères.$H$3];IF([.P12]=2;[$Caractères.$H$4];IF([.P12]=3;[$Caractères.$H$5];IF([.P12]=4;[$Caractères.$H$6];IF([.P12]=5;[$Caractères.$H$7];IF([.P12]=6;[$Caractères.$H$8];IF([.P12]=7;[$Caractères.$H$9];&quot;x&quot;)))))))))">
            <text:p/>
          </table:table-cell>
          <table:table-cell table:style-name="ce61" table:formula="of:=IF([.Q12]=0;[$Caractères.$B$2];IF([.Q12]=1;[$Caractères.$B$3];IF([.Q12]=2;[$Caractères.$B$4];IF([.Q12]=3;[$Caractères.$B$5];IF([.Q12]=4;[$Caractères.$B$6];IF([.Q12]=5;[$Caractères.$B$7];IF([.Q12]=6;[$Caractères.$B$8];IF([.Q12]=7;[$Caractères.$B$9];IF([.Q12]=8;[$Caractères.$B$10];IF([.Q12]=9;[$Caractères.$B$11];IF([.Q12]=10;[$Caractères.$B$12];IF([.Q12]=11;[$Caractères.$B$13];IF([.Q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Q12]&gt;0;[.Q12]&lt;4);&quot;&quot;;IF([.R12]=0;[$Caractères.$H$2];IF([.R12]=1;[$Caractères.$H$3];IF([.R12]=2;[$Caractères.$H$4];IF([.R12]=3;[$Caractères.$H$5];IF([.R12]=4;[$Caractères.$H$6];IF([.R12]=5;[$Caractères.$H$7];IF([.R12]=6;[$Caractères.$H$8];IF([.R12]=7;[$Caractères.$H$9];&quot;x&quot;)))))))))">
            <text:p/>
          </table:table-cell>
          <table:table-cell table:style-name="ce55" table:formula="of:=IF([.S12]=0;[$Caractères.$B$2];IF([.S12]=1;[$Caractères.$B$3];IF([.S12]=2;[$Caractères.$B$4];IF([.S12]=3;[$Caractères.$B$5];IF([.S12]=4;[$Caractères.$B$6];IF([.S12]=5;[$Caractères.$B$7];IF([.S12]=6;[$Caractères.$B$8];IF([.S12]=7;[$Caractères.$B$9];IF([.S12]=8;[$Caractères.$B$10];IF([.S12]=9;[$Caractères.$B$11];IF([.S12]=10;[$Caractères.$B$12];IF([.S12]=11;[$Caractères.$B$13];IF([.S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S12]&gt;0;[.S12]&lt;4);&quot;&quot;;IF([.T12]=0;[$Caractères.$H$2];IF([.T12]=1;[$Caractères.$H$3];IF([.T12]=2;[$Caractères.$H$4];IF([.T12]=3;[$Caractères.$H$5];IF([.T12]=4;[$Caractères.$H$6];IF([.T12]=5;[$Caractères.$H$7];IF([.T12]=6;[$Caractères.$H$8];IF([.T12]=7;[$Caractères.$H$9];&quot;x&quot;)))))))))">
            <text:p/>
          </table:table-cell>
          <table:table-cell table:style-name="ce61" table:formula="of:=IF([.U12]=0;[$Caractères.$B$2];IF([.U12]=1;[$Caractères.$B$3];IF([.U12]=2;[$Caractères.$B$4];IF([.U12]=3;[$Caractères.$B$5];IF([.U12]=4;[$Caractères.$B$6];IF([.U12]=5;[$Caractères.$B$7];IF([.U12]=6;[$Caractères.$B$8];IF([.U12]=7;[$Caractères.$B$9];IF([.U12]=8;[$Caractères.$B$10];IF([.U12]=9;[$Caractères.$B$11];IF([.U12]=10;[$Caractères.$B$12];IF([.U12]=11;[$Caractères.$B$13];IF([.U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U12]&gt;0;[.U12]&lt;4);&quot;&quot;;IF([.V12]=0;[$Caractères.$H$2];IF([.V12]=1;[$Caractères.$H$3];IF([.V12]=2;[$Caractères.$H$4];IF([.V12]=3;[$Caractères.$H$5];IF([.V12]=4;[$Caractères.$H$6];IF([.V12]=5;[$Caractères.$H$7];IF([.V12]=6;[$Caractères.$H$8];IF([.V12]=7;[$Caractères.$H$9];&quot;x&quot;)))))))))">
            <text:p/>
          </table:table-cell>
          <table:table-cell table:style-name="ce55" table:formula="of:=IF([.W12]=0;[$Caractères.$B$2];IF([.W12]=1;[$Caractères.$B$3];IF([.W12]=2;[$Caractères.$B$4];IF([.W12]=3;[$Caractères.$B$5];IF([.W12]=4;[$Caractères.$B$6];IF([.W12]=5;[$Caractères.$B$7];IF([.W12]=6;[$Caractères.$B$8];IF([.W12]=7;[$Caractères.$B$9];IF([.W12]=8;[$Caractères.$B$10];IF([.W12]=9;[$Caractères.$B$11];IF([.W12]=10;[$Caractères.$B$12];IF([.W12]=11;[$Caractères.$B$13];IF([.W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W12]&gt;0;[.W12]&lt;4);&quot;&quot;;IF([.X12]=0;[$Caractères.$H$2];IF([.X12]=1;[$Caractères.$H$3];IF([.X12]=2;[$Caractères.$H$4];IF([.X12]=3;[$Caractères.$H$5];IF([.X12]=4;[$Caractères.$H$6];IF([.X12]=5;[$Caractères.$H$7];IF([.X12]=6;[$Caractères.$H$8];IF([.X12]=7;[$Caractères.$H$9];&quot;x&quot;)))))))))">
            <text:p/>
          </table:table-cell>
          <table:table-cell table:style-name="ce61" table:formula="of:=IF([.Y12]=0;[$Caractères.$B$2];IF([.Y12]=1;[$Caractères.$B$3];IF([.Y12]=2;[$Caractères.$B$4];IF([.Y12]=3;[$Caractères.$B$5];IF([.Y12]=4;[$Caractères.$B$6];IF([.Y12]=5;[$Caractères.$B$7];IF([.Y12]=6;[$Caractères.$B$8];IF([.Y12]=7;[$Caractères.$B$9];IF([.Y12]=8;[$Caractères.$B$10];IF([.Y12]=9;[$Caractères.$B$11];IF([.Y12]=10;[$Caractères.$B$12];IF([.Y12]=11;[$Caractères.$B$13];IF([.Y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Y12]&gt;0;[.Y12]&lt;4);&quot;&quot;;IF([.Z12]=0;[$Caractères.$H$2];IF([.Z12]=1;[$Caractères.$H$3];IF([.Z12]=2;[$Caractères.$H$4];IF([.Z12]=3;[$Caractères.$H$5];IF([.Z12]=4;[$Caractères.$H$6];IF([.Z12]=5;[$Caractères.$H$7];IF([.Z12]=6;[$Caractères.$H$8];IF([.Z12]=7;[$Caractères.$H$9];&quot;x&quot;)))))))))">
            <text:p/>
          </table:table-cell>
          <table:table-cell table:style-name="ce55" table:formula="of:=IF([.AA12]=0;[$Caractères.$B$2];IF([.AA12]=1;[$Caractères.$B$3];IF([.AA12]=2;[$Caractères.$B$4];IF([.AA12]=3;[$Caractères.$B$5];IF([.AA12]=4;[$Caractères.$B$6];IF([.AA12]=5;[$Caractères.$B$7];IF([.AA12]=6;[$Caractères.$B$8];IF([.AA12]=7;[$Caractères.$B$9];IF([.AA12]=8;[$Caractères.$B$10];IF([.AA12]=9;[$Caractères.$B$11];IF([.AA12]=10;[$Caractères.$B$12];IF([.AA12]=11;[$Caractères.$B$13];IF([.AA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AA12]&gt;0;[.AA12]&lt;4);&quot;&quot;;IF([.AB12]=0;[$Caractères.$H$2];IF([.AB12]=1;[$Caractères.$H$3];IF([.AB12]=2;[$Caractères.$H$4];IF([.AB12]=3;[$Caractères.$H$5];IF([.AB12]=4;[$Caractères.$H$6];IF([.AB12]=5;[$Caractères.$H$7];IF([.AB12]=6;[$Caractères.$H$8];IF([.AB12]=7;[$Caractères.$H$9];&quot;x&quot;)))))))))">
            <text:p/>
          </table:table-cell>
          <table:table-cell table:style-name="ce61" table:formula="of:=IF([.AC12]=0;[$Caractères.$B$2];IF([.AC12]=1;[$Caractères.$B$3];IF([.AC12]=2;[$Caractères.$B$4];IF([.AC12]=3;[$Caractères.$B$5];IF([.AC12]=4;[$Caractères.$B$6];IF([.AC12]=5;[$Caractères.$B$7];IF([.AC12]=6;[$Caractères.$B$8];IF([.AC12]=7;[$Caractères.$B$9];IF([.AC12]=8;[$Caractères.$B$10];IF([.AC12]=9;[$Caractères.$B$11];IF([.AC12]=10;[$Caractères.$B$12];IF([.AC12]=11;[$Caractères.$B$13];IF([.AC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AC12]&gt;0;[.AC12]&lt;4);&quot;&quot;;IF([.AD12]=0;[$Caractères.$H$2];IF([.AD12]=1;[$Caractères.$H$3];IF([.AD12]=2;[$Caractères.$H$4];IF([.AD12]=3;[$Caractères.$H$5];IF([.AD12]=4;[$Caractères.$H$6];IF([.AD12]=5;[$Caractères.$H$7];IF([.AD12]=6;[$Caractères.$H$8];IF([.AD12]=7;[$Caractères.$H$9];&quot;x&quot;)))))))))">
            <text:p/>
          </table:table-cell>
          <table:table-cell table:style-name="ce55" table:formula="of:=IF([.AE12]=0;[$Caractères.$B$2];IF([.AE12]=1;[$Caractères.$B$3];IF([.AE12]=2;[$Caractères.$B$4];IF([.AE12]=3;[$Caractères.$B$5];IF([.AE12]=4;[$Caractères.$B$6];IF([.AE12]=5;[$Caractères.$B$7];IF([.AE12]=6;[$Caractères.$B$8];IF([.AE12]=7;[$Caractères.$B$9];IF([.AE12]=8;[$Caractères.$B$10];IF([.AE12]=9;[$Caractères.$B$11];IF([.AE12]=10;[$Caractères.$B$12];IF([.AE12]=11;[$Caractères.$B$13];IF([.AE12]=12;[$Caractères.$B$14];&quot;&quot;)))))))))))))" office:value-type="string" office:string-value="▐▌" calcext:value-type="string">
            <text:p>▐▌</text:p>
          </table:table-cell>
          <table:table-cell table:style-name="ce67" table:formula="of:=IF(AND([.AE12]&gt;0;[.AE12]&lt;4);&quot;&quot;;IF([.AF12]=0;[$Caractères.$H$2];IF([.AF12]=1;[$Caractères.$H$3];IF([.AF12]=2;[$Caractères.$H$4];IF([.AF12]=3;[$Caractères.$H$5];IF([.AF12]=4;[$Caractères.$H$6];IF([.AF12]=5;[$Caractères.$H$7];IF([.AF12]=6;[$Caractères.$H$8];IF([.AF12]=7;[$Caractères.$H$9];&quot;x&quot;)))))))))">
            <text:p/>
          </table:table-cell>
          <table:table-cell table:number-columns-repeated="5"/>
        </table:table-row>
        <table:table-row table:style-name="ro1" table:number-rows-repeated="1048543">
          <table:table-cell table:number-columns-repeated="37"/>
        </table:table-row>
        <table:table-row table:style-name="ro1">
          <table:table-cell table:number-columns-repeated="37"/>
        </table:table-row>
      </table:table>
      <table:table table:name="CircuitDaytonneaux" table:style-name="ta1">
        <table:table-column table:style-name="co1" table:default-cell-style-name="ce2"/>
        <table:table-column table:style-name="co2" table:default-cell-style-name="ce13"/>
        <table:table-column table:style-name="co1" table:default-cell-style-name="ce2"/>
        <table:table-column table:style-name="co2" table:default-cell-style-name="ce13"/>
        <table:table-column table:style-name="co1" table:default-cell-style-name="ce2"/>
        <table:table-column table:style-name="co2" table:default-cell-style-name="ce13"/>
        <table:table-column table:style-name="co1" table:default-cell-style-name="ce2"/>
        <table:table-column table:style-name="co2" table:default-cell-style-name="ce13"/>
        <table:table-column table:style-name="co1" table:default-cell-style-name="ce2"/>
        <table:table-column table:style-name="co2" table:default-cell-style-name="ce13"/>
        <table:table-column table:style-name="co1" table:default-cell-style-name="ce2"/>
        <table:table-column table:style-name="co2" table:default-cell-style-name="ce13"/>
        <table:table-column table:style-name="co1" table:default-cell-style-name="ce2"/>
        <table:table-column table:style-name="co2" table:default-cell-style-name="ce13"/>
        <table:table-column table:style-name="co1" table:default-cell-style-name="ce2"/>
        <table:table-column table:style-name="co2" table:default-cell-style-name="ce13"/>
        <table:table-column table:style-name="co1" table:default-cell-style-name="ce2"/>
        <table:table-column table:style-name="co2" table:default-cell-style-name="ce13"/>
        <table:table-column table:style-name="co1" table:default-cell-style-name="ce2"/>
        <table:table-column table:style-name="co2" table:default-cell-style-name="ce13"/>
        <table:table-column table:style-name="co1" table:default-cell-style-name="ce2"/>
        <table:table-column table:style-name="co2" table:default-cell-style-name="ce13"/>
        <table:table-column table:style-name="co1" table:default-cell-style-name="ce2"/>
        <table:table-column table:style-name="co2" table:default-cell-style-name="ce13"/>
        <table:table-column table:style-name="co1" table:default-cell-style-name="ce2"/>
        <table:table-column table:style-name="co2" table:default-cell-style-name="ce13"/>
        <table:table-column table:style-name="co1" table:default-cell-style-name="ce2"/>
        <table:table-column table:style-name="co2" table:default-cell-style-name="ce13"/>
        <table:table-column table:style-name="co1" table:default-cell-style-name="ce2"/>
        <table:table-column table:style-name="co2" table:default-cell-style-name="ce13"/>
        <table:table-column table:style-name="co1" table:default-cell-style-name="ce2"/>
        <table:table-column table:style-name="co2" table:default-cell-style-name="ce13"/>
        <table:table-column table:style-name="co3" table:number-columns-repeated="2" table:default-cell-style-name="Default"/>
        <table:table-column table:style-name="co4" table:number-columns-repeated="3" table:default-cell-style-name="Default"/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24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24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24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24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24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24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24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24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24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24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24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24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24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24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/>
          <table:table-cell table:formula="of:=CHAR(9)&amp;&quot;dc.b $&quot;&amp;DEC2HEX([.A1];2)&amp;&quot;*Z+&quot;&amp;[.B1]&amp;&quot;,$&quot;&amp;DEC2HEX([.C1];2)&amp;&quot;*Z+&quot;&amp;[.D1]&amp;&quot;,$&quot;&amp;DEC2HEX([.E1];2)&amp;&quot;*Z+&quot;&amp;[.F1]&amp;&quot;,$&quot;&amp;DEC2HEX([.G1];2)&amp;&quot;*Z+&quot;&amp;[.H1]&amp;&quot;,$&quot;&amp;DEC2HEX([.I1];2)&amp;&quot;*Z+&quot;&amp;[.J1]&amp;&quot;,$&quot;&amp;DEC2HEX([.K1];2)&amp;&quot;*Z+&quot;&amp;[.L1]&amp;&quot;,$&quot;&amp;DEC2HEX([.M1];2)&amp;&quot;*Z+&quot;&amp;[.N1]&amp;&quot;,$&quot;&amp;DEC2HEX([.O1];2)&amp;&quot;*Z+&quot;&amp;[.P1]&amp;&quot;,$&quot;&amp;DEC2HEX([.Q1];2)&amp;&quot;*Z+&quot;&amp;[.R1]&amp;&quot;,$&quot;&amp;DEC2HEX([.S1];2)&amp;&quot;*Z+&quot;&amp;[.T1]&amp;&quot;,$&quot;&amp;DEC2HEX([.U1];2)&amp;&quot;*Z+&quot;&amp;[.V1]&amp;&quot;,$&quot;&amp;DEC2HEX([.W1];2)&amp;&quot;*Z+&quot;&amp;[.X1]&amp;&quot;,$&quot;&amp;DEC2HEX([.Y1];2)&amp;&quot;*Z+&quot;&amp;[.Z1]&amp;&quot;,$&quot;&amp;DEC2HEX([.AA1];2)&amp;&quot;*Z+&quot;&amp;[.AB1]&amp;&quot;,$&quot;&amp;DEC2HEX([.AC1];2)&amp;&quot;*Z+&quot;&amp;[.AD1]&amp;&quot;,$&quot;&amp;DEC2HEX([.AE1];2)&amp;&quot;*Z+&quot;&amp;[.AF1]" office:value-type="string" office:string-value="&#9;dc.b $01*Z+0,$03*Z+0,$03*Z+0,$03*Z+0,$03*Z+0,$03*Z+0,$03*Z+0,$03*Z+0,$03*Z+0,$03*Z+0,$03*Z+0,$03*Z+0,$03*Z+0,$03*Z+0,$03*Z+0,$01*Z+0" calcext:value-type="string">
            <text:p><text:tab/>dc.b $01*Z+0,$03*Z+0,$03*Z+0,$03*Z+0,$03*Z+0,$03*Z+0,$03*Z+0,$03*Z+0,$03*Z+0,$03*Z+0,$03*Z+0,$03*Z+0,$03*Z+0,$03*Z+0,$03*Z+0,$01*Z+0</text:p>
          </table:table-cell>
          <table:table-cell table:number-columns-repeated="3"/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style-name="ce25"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7" calcext:value-type="float">
            <text:p>7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6" calcext:value-type="float">
            <text:p>6</text:p>
          </table:table-cell>
          <table:table-cell table:style-name="ce19" office:value-type="float" office:value="5" calcext:value-type="float">
            <text:p>5</text:p>
          </table:table-cell>
          <table:table-cell table:style-name="ce25" office:value-type="float" office:value="7" calcext:value-type="float">
            <text:p>7</text:p>
          </table:table-cell>
          <table:table-cell table:style-name="ce19" office:value-type="float" office:value="4" calcext:value-type="float">
            <text:p>4</text:p>
          </table:table-cell>
          <table:table-cell table:style-name="ce25"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5" calcext:value-type="float">
            <text:p>5</text:p>
          </table:table-cell>
          <table:table-cell table:style-name="ce19" office:value-type="float" office:value="5" calcext:value-type="float">
            <text:p>5</text:p>
          </table:table-cell>
          <table:table-cell table:style-name="ce25" office:value-type="float" office:value="5" calcext:value-type="float">
            <text:p>5</text:p>
          </table:table-cell>
          <table:table-cell/>
          <table:table-cell table:formula="of:=CHAR(9)&amp;&quot;dc.b $&quot;&amp;DEC2HEX([.A2];2)&amp;&quot;*Z+&quot;&amp;[.B2]&amp;&quot;,$&quot;&amp;DEC2HEX([.C2];2)&amp;&quot;*Z+&quot;&amp;[.D2]&amp;&quot;,$&quot;&amp;DEC2HEX([.E2];2)&amp;&quot;*Z+&quot;&amp;[.F2]&amp;&quot;,$&quot;&amp;DEC2HEX([.G2];2)&amp;&quot;*Z+&quot;&amp;[.H2]&amp;&quot;,$&quot;&amp;DEC2HEX([.I2];2)&amp;&quot;*Z+&quot;&amp;[.J2]&amp;&quot;,$&quot;&amp;DEC2HEX([.K2];2)&amp;&quot;*Z+&quot;&amp;[.L2]&amp;&quot;,$&quot;&amp;DEC2HEX([.M2];2)&amp;&quot;*Z+&quot;&amp;[.N2]&amp;&quot;,$&quot;&amp;DEC2HEX([.O2];2)&amp;&quot;*Z+&quot;&amp;[.P2]&amp;&quot;,$&quot;&amp;DEC2HEX([.Q2];2)&amp;&quot;*Z+&quot;&amp;[.R2]&amp;&quot;,$&quot;&amp;DEC2HEX([.S2];2)&amp;&quot;*Z+&quot;&amp;[.T2]&amp;&quot;,$&quot;&amp;DEC2HEX([.U2];2)&amp;&quot;*Z+&quot;&amp;[.V2]&amp;&quot;,$&quot;&amp;DEC2HEX([.W2];2)&amp;&quot;*Z+&quot;&amp;[.X2]&amp;&quot;,$&quot;&amp;DEC2HEX([.Y2];2)&amp;&quot;*Z+&quot;&amp;[.Z2]&amp;&quot;,$&quot;&amp;DEC2HEX([.AA2];2)&amp;&quot;*Z+&quot;&amp;[.AB2]&amp;&quot;,$&quot;&amp;DEC2HEX([.AC2];2)&amp;&quot;*Z+&quot;&amp;[.AD2]&amp;&quot;,$&quot;&amp;DEC2HEX([.AE2];2)&amp;&quot;*Z+&quot;&amp;[.AF2]" office:value-type="string" office:string-value="&#9;dc.b $04*Z+4,$00*Z+4,$00*Z+5,$00*Z+7,$00*Z+6,$00*Z+6,$00*Z+6,$00*Z+6,$05*Z+7,$04*Z+5,$00*Z+5,$00*Z+5,$00*Z+6,$00*Z+5,$00*Z+5,$05*Z+5" calcext:value-type="string">
            <text:p><text:tab/>dc.b $04*Z+4,$00*Z+4,$00*Z+5,$00*Z+7,$00*Z+6,$00*Z+6,$00*Z+6,$00*Z+6,$05*Z+7,$04*Z+5,$00*Z+5,$00*Z+5,$00*Z+6,$00*Z+5,$00*Z+5,$05*Z+5</text:p>
          </table:table-cell>
          <table:table-cell table:number-columns-repeated="3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table:style-name="ce25"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4" calcext:value-type="float">
            <text:p>4</text:p>
          </table:table-cell>
          <table:table-cell table:style-name="ce19" office:value-type="float" office:value="6" calcext:value-type="float">
            <text:p>6</text:p>
          </table:table-cell>
          <table:table-cell table:style-name="ce25" office:value-type="float" office:value="5" calcext:value-type="float">
            <text:p>5</text:p>
          </table:table-cell>
          <table:table-cell table:style-name="ce19" office:value-type="float" office:value="7" calcext:value-type="float">
            <text:p>7</text:p>
          </table:table-cell>
          <table:table-cell table:style-name="ce25" office:value-type="float" office:value="0" calcext:value-type="float">
            <text:p>0</text:p>
          </table:table-cell>
          <table:table-cell table:style-name="ce19" office:value-type="float" office:value="11" calcext:value-type="float">
            <text:p>11</text:p>
          </table:table-cell>
          <table:table-cell table:style-name="ce25" office:value-type="float" office:value="0" calcext:value-type="float">
            <text:p>0</text:p>
          </table:table-cell>
          <table:table-cell table:style-name="ce19" office:value-type="float" office:value="6" calcext:value-type="float">
            <text:p>6</text:p>
          </table:table-cell>
          <table:table-cell table:style-name="ce25" office:value-type="float" office:value="7" calcext:value-type="float">
            <text:p>7</text:p>
          </table:table-cell>
          <table:table-cell table:style-name="ce19" office:value-type="float" office:value="7" calcext:value-type="float">
            <text:p>7</text:p>
          </table:table-cell>
          <table:table-cell table:style-name="ce25" office:value-type="float" office:value="7" calcext:value-type="float">
            <text:p>7</text:p>
          </table:table-cell>
          <table:table-cell table:style-name="ce19" office:value-type="float" office:value="11" calcext:value-type="float">
            <text:p>11</text:p>
          </table:table-cell>
          <table:table-cell table:style-name="ce25" office:value-type="float" office:value="0" calcext:value-type="float">
            <text:p>0</text:p>
          </table:table-cell>
          <table:table-cell table:style-name="ce19" office:value-type="float" office:value="11" calcext:value-type="float">
            <text:p>11</text:p>
          </table:table-cell>
          <table:table-cell table:style-name="ce25" office:value-type="float" office:value="0" calcext:value-type="float">
            <text:p>0</text:p>
          </table:table-cell>
          <table:table-cell table:style-name="ce19" office:value-type="float" office:value="11" calcext:value-type="float">
            <text:p>11</text:p>
          </table:table-cell>
          <table:table-cell table:style-name="ce25" office:value-type="float" office:value="6" calcext:value-type="float">
            <text:p>6</text:p>
          </table:table-cell>
          <table:table-cell table:style-name="ce19" office:value-type="float" office:value="11" calcext:value-type="float">
            <text:p>11</text:p>
          </table:table-cell>
          <table:table-cell table:style-name="ce25" office:value-type="float" office:value="6" calcext:value-type="float">
            <text:p>6</text:p>
          </table:table-cell>
          <table:table-cell table:style-name="ce19" office:value-type="float" office:value="6" calcext:value-type="float">
            <text:p>6</text:p>
          </table:table-cell>
          <table:table-cell table:style-name="ce25" office:value-type="float" office:value="5" calcext:value-type="float">
            <text:p>5</text:p>
          </table:table-cell>
          <table:table-cell table:style-name="ce19" office:value-type="float" office:value="7" calcext:value-type="float">
            <text:p>7</text:p>
          </table:table-cell>
          <table:table-cell table:style-name="ce25" office:value-type="float" office:value="7" calcext:value-type="float">
            <text:p>7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6" calcext:value-type="float">
            <text:p>6</text:p>
          </table:table-cell>
          <table:table-cell table:style-name="ce19" office:value-type="float" office:value="10" calcext:value-type="float">
            <text:p>10</text:p>
          </table:table-cell>
          <table:table-cell table:style-name="ce25" office:value-type="float" office:value="7" calcext:value-type="float">
            <text:p>7</text:p>
          </table:table-cell>
          <table:table-cell/>
          <table:table-cell table:formula="of:=CHAR(9)&amp;&quot;dc.b $&quot;&amp;DEC2HEX([.A3];2)&amp;&quot;*Z+&quot;&amp;[.B3]&amp;&quot;,$&quot;&amp;DEC2HEX([.C3];2)&amp;&quot;*Z+&quot;&amp;[.D3]&amp;&quot;,$&quot;&amp;DEC2HEX([.E3];2)&amp;&quot;*Z+&quot;&amp;[.F3]&amp;&quot;,$&quot;&amp;DEC2HEX([.G3];2)&amp;&quot;*Z+&quot;&amp;[.H3]&amp;&quot;,$&quot;&amp;DEC2HEX([.I3];2)&amp;&quot;*Z+&quot;&amp;[.J3]&amp;&quot;,$&quot;&amp;DEC2HEX([.K3];2)&amp;&quot;*Z+&quot;&amp;[.L3]&amp;&quot;,$&quot;&amp;DEC2HEX([.M3];2)&amp;&quot;*Z+&quot;&amp;[.N3]&amp;&quot;,$&quot;&amp;DEC2HEX([.O3];2)&amp;&quot;*Z+&quot;&amp;[.P3]&amp;&quot;,$&quot;&amp;DEC2HEX([.Q3];2)&amp;&quot;*Z+&quot;&amp;[.R3]&amp;&quot;,$&quot;&amp;DEC2HEX([.S3];2)&amp;&quot;*Z+&quot;&amp;[.T3]&amp;&quot;,$&quot;&amp;DEC2HEX([.U3];2)&amp;&quot;*Z+&quot;&amp;[.V3]&amp;&quot;,$&quot;&amp;DEC2HEX([.W3];2)&amp;&quot;*Z+&quot;&amp;[.X3]&amp;&quot;,$&quot;&amp;DEC2HEX([.Y3];2)&amp;&quot;*Z+&quot;&amp;[.Z3]&amp;&quot;,$&quot;&amp;DEC2HEX([.AA3];2)&amp;&quot;*Z+&quot;&amp;[.AB3]&amp;&quot;,$&quot;&amp;DEC2HEX([.AC3];2)&amp;&quot;*Z+&quot;&amp;[.AD3]&amp;&quot;,$&quot;&amp;DEC2HEX([.AE3];2)&amp;&quot;*Z+&quot;&amp;[.AF3]" office:value-type="string" office:string-value="&#9;dc.b $08*Z+2,$00*Z+4,$06*Z+5,$07*Z+0,$0B*Z+0,$06*Z+7,$07*Z+7,$0B*Z+0,$0B*Z+0,$0B*Z+6,$0B*Z+6,$06*Z+5,$07*Z+7,$00*Z+6,$00*Z+6,$0A*Z+7" calcext:value-type="string">
            <text:p><text:tab/>dc.b $08*Z+2,$00*Z+4,$06*Z+5,$07*Z+0,$0B*Z+0,$06*Z+7,$07*Z+7,$0B*Z+0,$0B*Z+0,$0B*Z+6,$0B*Z+6,$06*Z+5,$07*Z+7,$00*Z+6,$00*Z+6,$0A*Z+7</text:p>
          </table:table-cell>
          <table:table-cell table:number-columns-repeated="3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table:style-name="ce25"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3" calcext:value-type="float">
            <text:p>3</text:p>
          </table:table-cell>
          <table:table-cell table:style-name="ce19" office:value-type="float" office:value="5" calcext:value-type="float">
            <text:p>5</text:p>
          </table:table-cell>
          <table:table-cell table:style-name="ce25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25" office:value-type="float" office:value="3" calcext:value-type="float">
            <text:p>3</text:p>
          </table:table-cell>
          <table:table-cell table:style-name="ce19" office:value-type="float" office:value="9" calcext:value-type="float">
            <text:p>9</text:p>
          </table:table-cell>
          <table:table-cell table:style-name="ce25" office:value-type="float" office:value="3" calcext:value-type="float">
            <text:p>3</text:p>
          </table:table-cell>
          <table:table-cell table:style-name="ce19" office:value-type="float" office:value="5" calcext:value-type="float">
            <text:p>5</text:p>
          </table:table-cell>
          <table:table-cell table:style-name="ce25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25" office:value-type="float" office:value="4" calcext:value-type="float">
            <text:p>4</text:p>
          </table:table-cell>
          <table:table-cell table:style-name="ce19" office:value-type="float" office:value="9" calcext:value-type="float">
            <text:p>9</text:p>
          </table:table-cell>
          <table:table-cell table:style-name="ce25" office:value-type="float" office:value="4" calcext:value-type="float">
            <text:p>4</text:p>
          </table:table-cell>
          <table:table-cell table:style-name="ce19" office:value-type="float" office:value="9" calcext:value-type="float">
            <text:p>9</text:p>
          </table:table-cell>
          <table:table-cell table:style-name="ce25" office:value-type="float" office:value="5" calcext:value-type="float">
            <text:p>5</text:p>
          </table:table-cell>
          <table:table-cell table:style-name="ce19" office:value-type="float" office:value="9" calcext:value-type="float">
            <text:p>9</text:p>
          </table:table-cell>
          <table:table-cell table:style-name="ce25" office:value-type="float" office:value="6" calcext:value-type="float">
            <text:p>6</text:p>
          </table:table-cell>
          <table:table-cell table:style-name="ce19" office:value-type="float" office:value="9" calcext:value-type="float">
            <text:p>9</text:p>
          </table:table-cell>
          <table:table-cell table:style-name="ce25" office:value-type="float" office:value="6" calcext:value-type="float">
            <text:p>6</text:p>
          </table:table-cell>
          <table:table-cell table:style-name="ce19" office:value-type="float" office:value="5" calcext:value-type="float">
            <text:p>5</text:p>
          </table:table-cell>
          <table:table-cell table:style-name="ce25" office:value-type="float" office:value="6" calcext:value-type="float">
            <text:p>6</text:p>
          </table:table-cell>
          <table:table-cell table:style-name="ce19" office:value-type="float" office:value="4" calcext:value-type="float">
            <text:p>4</text:p>
          </table:table-cell>
          <table:table-cell table:style-name="ce25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7" calcext:value-type="float">
            <text:p>7</text:p>
          </table:table-cell>
          <table:table-cell table:style-name="ce19" office:value-type="float" office:value="10" calcext:value-type="float">
            <text:p>10</text:p>
          </table:table-cell>
          <table:table-cell table:style-name="ce25" office:value-type="float" office:value="7" calcext:value-type="float">
            <text:p>7</text:p>
          </table:table-cell>
          <table:table-cell/>
          <table:table-cell table:formula="of:=CHAR(9)&amp;&quot;dc.b $&quot;&amp;DEC2HEX([.A4];2)&amp;&quot;*Z+&quot;&amp;[.B4]&amp;&quot;,$&quot;&amp;DEC2HEX([.C4];2)&amp;&quot;*Z+&quot;&amp;[.D4]&amp;&quot;,$&quot;&amp;DEC2HEX([.E4];2)&amp;&quot;*Z+&quot;&amp;[.F4]&amp;&quot;,$&quot;&amp;DEC2HEX([.G4];2)&amp;&quot;*Z+&quot;&amp;[.H4]&amp;&quot;,$&quot;&amp;DEC2HEX([.I4];2)&amp;&quot;*Z+&quot;&amp;[.J4]&amp;&quot;,$&quot;&amp;DEC2HEX([.K4];2)&amp;&quot;*Z+&quot;&amp;[.L4]&amp;&quot;,$&quot;&amp;DEC2HEX([.M4];2)&amp;&quot;*Z+&quot;&amp;[.N4]&amp;&quot;,$&quot;&amp;DEC2HEX([.O4];2)&amp;&quot;*Z+&quot;&amp;[.P4]&amp;&quot;,$&quot;&amp;DEC2HEX([.Q4];2)&amp;&quot;*Z+&quot;&amp;[.R4]&amp;&quot;,$&quot;&amp;DEC2HEX([.S4];2)&amp;&quot;*Z+&quot;&amp;[.T4]&amp;&quot;,$&quot;&amp;DEC2HEX([.U4];2)&amp;&quot;*Z+&quot;&amp;[.V4]&amp;&quot;,$&quot;&amp;DEC2HEX([.W4];2)&amp;&quot;*Z+&quot;&amp;[.X4]&amp;&quot;,$&quot;&amp;DEC2HEX([.Y4];2)&amp;&quot;*Z+&quot;&amp;[.Z4]&amp;&quot;,$&quot;&amp;DEC2HEX([.AA4];2)&amp;&quot;*Z+&quot;&amp;[.AB4]&amp;&quot;,$&quot;&amp;DEC2HEX([.AC4];2)&amp;&quot;*Z+&quot;&amp;[.AD4]&amp;&quot;,$&quot;&amp;DEC2HEX([.AE4];2)&amp;&quot;*Z+&quot;&amp;[.AF4]" office:value-type="string" office:string-value="&#9;dc.b $08*Z+2,$00*Z+3,$05*Z+3,$04*Z+3,$09*Z+3,$05*Z+3,$04*Z+4,$09*Z+4,$09*Z+5,$09*Z+6,$09*Z+6,$05*Z+6,$04*Z+1,$00*Z+0,$00*Z+7,$0A*Z+7" calcext:value-type="string">
            <text:p><text:tab/>dc.b $08*Z+2,$00*Z+3,$05*Z+3,$04*Z+3,$09*Z+3,$05*Z+3,$04*Z+4,$09*Z+4,$09*Z+5,$09*Z+6,$09*Z+6,$05*Z+6,$04*Z+1,$00*Z+0,$00*Z+7,$0A*Z+7</text:p>
          </table:table-cell>
          <table:table-cell table:number-columns-repeated="3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table:style-name="ce25"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5" calcext:value-type="float">
            <text:p>5</text:p>
          </table:table-cell>
          <table:table-cell table:style-name="ce19" office:value-type="float" office:value="6" calcext:value-type="float">
            <text:p>6</text:p>
          </table:table-cell>
          <table:table-cell table:style-name="ce25" office:value-type="float" office:value="5" calcext:value-type="float">
            <text:p>5</text:p>
          </table:table-cell>
          <table:table-cell table:style-name="ce19" office:value-type="float" office:value="7" calcext:value-type="float">
            <text:p>7</text:p>
          </table:table-cell>
          <table:table-cell table:style-name="ce25" office:value-type="float" office:value="0" calcext:value-type="float">
            <text:p>0</text:p>
          </table:table-cell>
          <table:table-cell table:style-name="ce19" office:value-type="float" office:value="6" calcext:value-type="float">
            <text:p>6</text:p>
          </table:table-cell>
          <table:table-cell table:style-name="ce25" office:value-type="float" office:value="7" calcext:value-type="float">
            <text:p>7</text:p>
          </table:table-cell>
          <table:table-cell table:style-name="ce19" office:value-type="float" office:value="7" calcext:value-type="float">
            <text:p>7</text:p>
          </table:table-cell>
          <table:table-cell table:style-name="ce25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19" office:value-type="float" office:value="10" calcext:value-type="float">
            <text:p>10</text:p>
          </table:table-cell>
          <table:table-cell table:style-name="ce25" office:value-type="float" office:value="7" calcext:value-type="float">
            <text:p>7</text:p>
          </table:table-cell>
          <table:table-cell/>
          <table:table-cell table:formula="of:=CHAR(9)&amp;&quot;dc.b $&quot;&amp;DEC2HEX([.A5];2)&amp;&quot;*Z+&quot;&amp;[.B5]&amp;&quot;,$&quot;&amp;DEC2HEX([.C5];2)&amp;&quot;*Z+&quot;&amp;[.D5]&amp;&quot;,$&quot;&amp;DEC2HEX([.E5];2)&amp;&quot;*Z+&quot;&amp;[.F5]&amp;&quot;,$&quot;&amp;DEC2HEX([.G5];2)&amp;&quot;*Z+&quot;&amp;[.H5]&amp;&quot;,$&quot;&amp;DEC2HEX([.I5];2)&amp;&quot;*Z+&quot;&amp;[.J5]&amp;&quot;,$&quot;&amp;DEC2HEX([.K5];2)&amp;&quot;*Z+&quot;&amp;[.L5]&amp;&quot;,$&quot;&amp;DEC2HEX([.M5];2)&amp;&quot;*Z+&quot;&amp;[.N5]&amp;&quot;,$&quot;&amp;DEC2HEX([.O5];2)&amp;&quot;*Z+&quot;&amp;[.P5]&amp;&quot;,$&quot;&amp;DEC2HEX([.Q5];2)&amp;&quot;*Z+&quot;&amp;[.R5]&amp;&quot;,$&quot;&amp;DEC2HEX([.S5];2)&amp;&quot;*Z+&quot;&amp;[.T5]&amp;&quot;,$&quot;&amp;DEC2HEX([.U5];2)&amp;&quot;*Z+&quot;&amp;[.V5]&amp;&quot;,$&quot;&amp;DEC2HEX([.W5];2)&amp;&quot;*Z+&quot;&amp;[.X5]&amp;&quot;,$&quot;&amp;DEC2HEX([.Y5];2)&amp;&quot;*Z+&quot;&amp;[.Z5]&amp;&quot;,$&quot;&amp;DEC2HEX([.AA5];2)&amp;&quot;*Z+&quot;&amp;[.AB5]&amp;&quot;,$&quot;&amp;DEC2HEX([.AC5];2)&amp;&quot;*Z+&quot;&amp;[.AD5]&amp;&quot;,$&quot;&amp;DEC2HEX([.AE5];2)&amp;&quot;*Z+&quot;&amp;[.AF5]" office:value-type="string" office:string-value="&#9;dc.b $08*Z+2,$00*Z+2,$00*Z+2,$00*Z+2,$00*Z+2,$00*Z+2,$00*Z+2,$00*Z+4,$00*Z+5,$06*Z+5,$07*Z+0,$06*Z+7,$07*Z+1,$00*Z+0,$00*Z+0,$0A*Z+7" calcext:value-type="string">
            <text:p><text:tab/>dc.b $08*Z+2,$00*Z+2,$00*Z+2,$00*Z+2,$00*Z+2,$00*Z+2,$00*Z+2,$00*Z+4,$00*Z+5,$06*Z+5,$07*Z+0,$06*Z+7,$07*Z+1,$00*Z+0,$00*Z+0,$0A*Z+7</text:p>
          </table:table-cell>
          <table:table-cell table:number-columns-repeated="3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table:style-name="ce25"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19" office:value-type="float" office:value="6" calcext:value-type="float">
            <text:p>6</text:p>
          </table:table-cell>
          <table:table-cell table:style-name="ce25" office:value-type="float" office:value="0" calcext:value-type="float">
            <text:p>0</text:p>
          </table:table-cell>
          <table:table-cell table:style-name="ce19" office:value-type="float" office:value="7" calcext:value-type="float">
            <text:p>7</text:p>
          </table:table-cell>
          <table:table-cell table:style-name="ce25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19" office:value-type="float" office:value="6" calcext:value-type="float">
            <text:p>6</text:p>
          </table:table-cell>
          <table:table-cell table:style-name="ce25" office:value-type="float" office:value="0" calcext:value-type="float">
            <text:p>0</text:p>
          </table:table-cell>
          <table:table-cell table:style-name="ce19" office:value-type="float" office:value="7" calcext:value-type="float">
            <text:p>7</text:p>
          </table:table-cell>
          <table:table-cell table:style-name="ce25"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25" office:value-type="float" office:value="4" calcext:value-type="float">
            <text:p>4</text:p>
          </table:table-cell>
          <table:table-cell table:style-name="ce19" office:value-type="float" office:value="4" calcext:value-type="float">
            <text:p>4</text:p>
          </table:table-cell>
          <table:table-cell table:style-name="ce25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25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25" office:value-type="float" office:value="1" calcext:value-type="float">
            <text:p>1</text:p>
          </table:table-cell>
          <table:table-cell table:style-name="ce19" office:value-type="float" office:value="12" calcext:value-type="float">
            <text:p>12</text:p>
          </table:table-cell>
          <table:table-cell table:style-name="ce25" office:value-type="float" office:value="0" calcext:value-type="float">
            <text:p>0</text:p>
          </table:table-cell>
          <table:table-cell table:style-name="ce19" office:value-type="float" office:value="12" calcext:value-type="float">
            <text:p>12</text:p>
          </table:table-cell>
          <table:table-cell table:style-name="ce25" office:value-type="float" office:value="0" calcext:value-type="float">
            <text:p>0</text:p>
          </table:table-cell>
          <table:table-cell table:style-name="ce19" office:value-type="float" office:value="6" calcext:value-type="float">
            <text:p>6</text:p>
          </table:table-cell>
          <table:table-cell table:style-name="ce25" office:value-type="float" office:value="0" calcext:value-type="float">
            <text:p>0</text:p>
          </table:table-cell>
          <table:table-cell/>
          <table:table-cell table:formula="of:=CHAR(9)&amp;&quot;dc.b $&quot;&amp;DEC2HEX([.A6];2)&amp;&quot;*Z+&quot;&amp;[.B6]&amp;&quot;,$&quot;&amp;DEC2HEX([.C6];2)&amp;&quot;*Z+&quot;&amp;[.D6]&amp;&quot;,$&quot;&amp;DEC2HEX([.E6];2)&amp;&quot;*Z+&quot;&amp;[.F6]&amp;&quot;,$&quot;&amp;DEC2HEX([.G6];2)&amp;&quot;*Z+&quot;&amp;[.H6]&amp;&quot;,$&quot;&amp;DEC2HEX([.I6];2)&amp;&quot;*Z+&quot;&amp;[.J6]&amp;&quot;,$&quot;&amp;DEC2HEX([.K6];2)&amp;&quot;*Z+&quot;&amp;[.L6]&amp;&quot;,$&quot;&amp;DEC2HEX([.M6];2)&amp;&quot;*Z+&quot;&amp;[.N6]&amp;&quot;,$&quot;&amp;DEC2HEX([.O6];2)&amp;&quot;*Z+&quot;&amp;[.P6]&amp;&quot;,$&quot;&amp;DEC2HEX([.Q6];2)&amp;&quot;*Z+&quot;&amp;[.R6]&amp;&quot;,$&quot;&amp;DEC2HEX([.S6];2)&amp;&quot;*Z+&quot;&amp;[.T6]&amp;&quot;,$&quot;&amp;DEC2HEX([.U6];2)&amp;&quot;*Z+&quot;&amp;[.V6]&amp;&quot;,$&quot;&amp;DEC2HEX([.W6];2)&amp;&quot;*Z+&quot;&amp;[.X6]&amp;&quot;,$&quot;&amp;DEC2HEX([.Y6];2)&amp;&quot;*Z+&quot;&amp;[.Z6]&amp;&quot;,$&quot;&amp;DEC2HEX([.AA6];2)&amp;&quot;*Z+&quot;&amp;[.AB6]&amp;&quot;,$&quot;&amp;DEC2HEX([.AC6];2)&amp;&quot;*Z+&quot;&amp;[.AD6]&amp;&quot;,$&quot;&amp;DEC2HEX([.AE6];2)&amp;&quot;*Z+&quot;&amp;[.AF6]" office:value-type="string" office:string-value="&#9;dc.b $08*Z+2,$00*Z+1,$00*Z+1,$06*Z+0,$07*Z+1,$00*Z+1,$06*Z+0,$07*Z+3,$00*Z+4,$05*Z+4,$04*Z+4,$05*Z+5,$04*Z+1,$0C*Z+0,$0C*Z+0,$06*Z+0" calcext:value-type="string">
            <text:p><text:tab/>dc.b $08*Z+2,$00*Z+1,$00*Z+1,$06*Z+0,$07*Z+1,$00*Z+1,$06*Z+0,$07*Z+3,$00*Z+4,$05*Z+4,$04*Z+4,$05*Z+5,$04*Z+1,$0C*Z+0,$0C*Z+0,$06*Z+0</text:p>
          </table:table-cell>
          <table:table-cell table:number-columns-repeated="3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table:style-name="ce25"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3" calcext:value-type="float">
            <text:p>3</text:p>
          </table:table-cell>
          <table:table-cell table:style-name="ce19" office:value-type="float" office:value="5" calcext:value-type="float">
            <text:p>5</text:p>
          </table:table-cell>
          <table:table-cell table:style-name="ce25" office:value-type="float" office:value="0" calcext:value-type="float">
            <text:p>0</text:p>
          </table:table-cell>
          <table:table-cell table:style-name="ce19" office:value-type="float" office:value="4" calcext:value-type="float">
            <text:p>4</text:p>
          </table:table-cell>
          <table:table-cell table:style-name="ce25"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3" calcext:value-type="float">
            <text:p>3</text:p>
          </table:table-cell>
          <table:table-cell table:style-name="ce19" office:value-type="float" office:value="5" calcext:value-type="float">
            <text:p>5</text:p>
          </table:table-cell>
          <table:table-cell table:style-name="ce25" office:value-type="float" office:value="0" calcext:value-type="float">
            <text:p>0</text:p>
          </table:table-cell>
          <table:table-cell table:style-name="ce19" office:value-type="float" office:value="4" calcext:value-type="float">
            <text:p>4</text:p>
          </table:table-cell>
          <table:table-cell table:style-name="ce25"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5" calcext:value-type="float">
            <text:p>5</text:p>
          </table:table-cell>
          <table:table-cell table:style-name="ce19" office:value-type="float" office:value="6" calcext:value-type="float">
            <text:p>6</text:p>
          </table:table-cell>
          <table:table-cell table:style-name="ce25" office:value-type="float" office:value="5" calcext:value-type="float">
            <text:p>5</text:p>
          </table:table-cell>
          <table:table-cell table:style-name="ce19" office:value-type="float" office:value="7" calcext:value-type="float">
            <text:p>7</text:p>
          </table:table-cell>
          <table:table-cell table:style-name="ce25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19" office:value-type="float" office:value="5" calcext:value-type="float">
            <text:p>5</text:p>
          </table:table-cell>
          <table:table-cell table:style-name="ce25" office:value-type="float" office:value="7" calcext:value-type="float">
            <text:p>7</text:p>
          </table:table-cell>
          <table:table-cell/>
          <table:table-cell table:formula="of:=CHAR(9)&amp;&quot;dc.b $&quot;&amp;DEC2HEX([.A7];2)&amp;&quot;*Z+&quot;&amp;[.B7]&amp;&quot;,$&quot;&amp;DEC2HEX([.C7];2)&amp;&quot;*Z+&quot;&amp;[.D7]&amp;&quot;,$&quot;&amp;DEC2HEX([.E7];2)&amp;&quot;*Z+&quot;&amp;[.F7]&amp;&quot;,$&quot;&amp;DEC2HEX([.G7];2)&amp;&quot;*Z+&quot;&amp;[.H7]&amp;&quot;,$&quot;&amp;DEC2HEX([.I7];2)&amp;&quot;*Z+&quot;&amp;[.J7]&amp;&quot;,$&quot;&amp;DEC2HEX([.K7];2)&amp;&quot;*Z+&quot;&amp;[.L7]&amp;&quot;,$&quot;&amp;DEC2HEX([.M7];2)&amp;&quot;*Z+&quot;&amp;[.N7]&amp;&quot;,$&quot;&amp;DEC2HEX([.O7];2)&amp;&quot;*Z+&quot;&amp;[.P7]&amp;&quot;,$&quot;&amp;DEC2HEX([.Q7];2)&amp;&quot;*Z+&quot;&amp;[.R7]&amp;&quot;,$&quot;&amp;DEC2HEX([.S7];2)&amp;&quot;*Z+&quot;&amp;[.T7]&amp;&quot;,$&quot;&amp;DEC2HEX([.U7];2)&amp;&quot;*Z+&quot;&amp;[.V7]&amp;&quot;,$&quot;&amp;DEC2HEX([.W7];2)&amp;&quot;*Z+&quot;&amp;[.X7]&amp;&quot;,$&quot;&amp;DEC2HEX([.Y7];2)&amp;&quot;*Z+&quot;&amp;[.Z7]&amp;&quot;,$&quot;&amp;DEC2HEX([.AA7];2)&amp;&quot;*Z+&quot;&amp;[.AB7]&amp;&quot;,$&quot;&amp;DEC2HEX([.AC7];2)&amp;&quot;*Z+&quot;&amp;[.AD7]&amp;&quot;,$&quot;&amp;DEC2HEX([.AE7];2)&amp;&quot;*Z+&quot;&amp;[.AF7]" office:value-type="string" office:string-value="&#9;dc.b $08*Z+2,$00*Z+1,$00*Z+3,$05*Z+0,$04*Z+3,$00*Z+3,$05*Z+0,$04*Z+2,$00*Z+4,$00*Z+5,$00*Z+5,$06*Z+5,$07*Z+1,$00*Z+0,$00*Z+0,$05*Z+7" calcext:value-type="string">
            <text:p><text:tab/>dc.b $08*Z+2,$00*Z+1,$00*Z+3,$05*Z+0,$04*Z+3,$00*Z+3,$05*Z+0,$04*Z+2,$00*Z+4,$00*Z+5,$00*Z+5,$06*Z+5,$07*Z+1,$00*Z+0,$00*Z+0,$05*Z+7</text:p>
          </table:table-cell>
          <table:table-cell table:number-columns-repeated="3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table:style-name="ce25" office:value-type="float" office:value="4" calcext:value-type="float">
            <text:p>4</text:p>
          </table:table-cell>
          <table:table-cell table:style-name="ce19" office:value-type="float" office:value="6" calcext:value-type="float">
            <text:p>6</text:p>
          </table:table-cell>
          <table:table-cell table:style-name="ce25" office:value-type="float" office:value="5" calcext:value-type="float">
            <text:p>5</text:p>
          </table:table-cell>
          <table:table-cell table:style-name="ce19" office:value-type="float" office:value="7" calcext:value-type="float">
            <text:p>7</text:p>
          </table:table-cell>
          <table:table-cell table:style-name="ce25"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6" calcext:value-type="float">
            <text:p>6</text:p>
          </table:table-cell>
          <table:table-cell table:style-name="ce19" office:value-type="float" office:value="5" calcext:value-type="float">
            <text:p>5</text:p>
          </table:table-cell>
          <table:table-cell table:style-name="ce25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25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19" office:value-type="float" office:value="10" calcext:value-type="float">
            <text:p>10</text:p>
          </table:table-cell>
          <table:table-cell table:style-name="ce25" office:value-type="float" office:value="7" calcext:value-type="float">
            <text:p>7</text:p>
          </table:table-cell>
          <table:table-cell/>
          <table:table-cell table:formula="of:=CHAR(9)&amp;&quot;dc.b $&quot;&amp;DEC2HEX([.A8];2)&amp;&quot;*Z+&quot;&amp;[.B8]&amp;&quot;,$&quot;&amp;DEC2HEX([.C8];2)&amp;&quot;*Z+&quot;&amp;[.D8]&amp;&quot;,$&quot;&amp;DEC2HEX([.E8];2)&amp;&quot;*Z+&quot;&amp;[.F8]&amp;&quot;,$&quot;&amp;DEC2HEX([.G8];2)&amp;&quot;*Z+&quot;&amp;[.H8]&amp;&quot;,$&quot;&amp;DEC2HEX([.I8];2)&amp;&quot;*Z+&quot;&amp;[.J8]&amp;&quot;,$&quot;&amp;DEC2HEX([.K8];2)&amp;&quot;*Z+&quot;&amp;[.L8]&amp;&quot;,$&quot;&amp;DEC2HEX([.M8];2)&amp;&quot;*Z+&quot;&amp;[.N8]&amp;&quot;,$&quot;&amp;DEC2HEX([.O8];2)&amp;&quot;*Z+&quot;&amp;[.P8]&amp;&quot;,$&quot;&amp;DEC2HEX([.Q8];2)&amp;&quot;*Z+&quot;&amp;[.R8]&amp;&quot;,$&quot;&amp;DEC2HEX([.S8];2)&amp;&quot;*Z+&quot;&amp;[.T8]&amp;&quot;,$&quot;&amp;DEC2HEX([.U8];2)&amp;&quot;*Z+&quot;&amp;[.V8]&amp;&quot;,$&quot;&amp;DEC2HEX([.W8];2)&amp;&quot;*Z+&quot;&amp;[.X8]&amp;&quot;,$&quot;&amp;DEC2HEX([.Y8];2)&amp;&quot;*Z+&quot;&amp;[.Z8]&amp;&quot;,$&quot;&amp;DEC2HEX([.AA8];2)&amp;&quot;*Z+&quot;&amp;[.AB8]&amp;&quot;,$&quot;&amp;DEC2HEX([.AC8];2)&amp;&quot;*Z+&quot;&amp;[.AD8]&amp;&quot;,$&quot;&amp;DEC2HEX([.AE8];2)&amp;&quot;*Z+&quot;&amp;[.AF8]" office:value-type="string" office:string-value="&#9;dc.b $08*Z+4,$06*Z+5,$07*Z+3,$00*Z+2,$00*Z+2,$00*Z+2,$00*Z+2,$00*Z+3,$00*Z+3,$00*Z+5,$00*Z+6,$05*Z+3,$04*Z+1,$00*Z+0,$00*Z+0,$0A*Z+7" calcext:value-type="string">
            <text:p><text:tab/>dc.b $08*Z+4,$06*Z+5,$07*Z+3,$00*Z+2,$00*Z+2,$00*Z+2,$00*Z+2,$00*Z+3,$00*Z+3,$00*Z+5,$00*Z+6,$05*Z+3,$04*Z+1,$00*Z+0,$00*Z+0,$0A*Z+7</text:p>
          </table:table-cell>
          <table:table-cell table:number-columns-repeated="3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table:style-name="ce25" office:value-type="float" office:value="3" calcext:value-type="float">
            <text:p>3</text:p>
          </table:table-cell>
          <table:table-cell table:style-name="ce19" office:value-type="float" office:value="5" calcext:value-type="float">
            <text:p>5</text:p>
          </table:table-cell>
          <table:table-cell table:style-name="ce25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25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19" office:value-type="float" office:value="6" calcext:value-type="float">
            <text:p>6</text:p>
          </table:table-cell>
          <table:table-cell table:style-name="ce25" office:value-type="float" office:value="1" calcext:value-type="float">
            <text:p>1</text:p>
          </table:table-cell>
          <table:table-cell table:style-name="ce19" office:value-type="float" office:value="7" calcext:value-type="float">
            <text:p>7</text:p>
          </table:table-cell>
          <table:table-cell table:style-name="ce25"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4" calcext:value-type="float">
            <text:p>4</text:p>
          </table:table-cell>
          <table:table-cell table:style-name="ce19" office:value-type="float" office:value="6" calcext:value-type="float">
            <text:p>6</text:p>
          </table:table-cell>
          <table:table-cell table:style-name="ce25" office:value-type="float" office:value="5" calcext:value-type="float">
            <text:p>5</text:p>
          </table:table-cell>
          <table:table-cell table:style-name="ce19" office:value-type="float" office:value="7" calcext:value-type="float">
            <text:p>7</text:p>
          </table:table-cell>
          <table:table-cell table:style-name="ce25" office:value-type="float" office:value="2" calcext:value-type="float">
            <text:p>2</text:p>
          </table:table-cell>
          <table:table-cell table:style-name="ce19" office:value-type="float" office:value="11" calcext:value-type="float">
            <text:p>11</text:p>
          </table:table-cell>
          <table:table-cell table:style-name="ce25" office:value-type="float" office:value="1" calcext:value-type="float">
            <text:p>1</text:p>
          </table:table-cell>
          <table:table-cell table:style-name="ce19" office:value-type="float" office:value="6" calcext:value-type="float">
            <text:p>6</text:p>
          </table:table-cell>
          <table:table-cell table:style-name="ce25" office:value-type="float" office:value="0" calcext:value-type="float">
            <text:p>0</text:p>
          </table:table-cell>
          <table:table-cell table:style-name="ce19" office:value-type="float" office:value="7" calcext:value-type="float">
            <text:p>7</text:p>
          </table:table-cell>
          <table:table-cell table:style-name="ce25" office:value-type="float" office:value="7" calcext:value-type="float">
            <text:p>7</text:p>
          </table:table-cell>
          <table:table-cell table:style-name="ce19" office:value-type="float" office:value="10" calcext:value-type="float">
            <text:p>10</text:p>
          </table:table-cell>
          <table:table-cell table:style-name="ce25" office:value-type="float" office:value="7" calcext:value-type="float">
            <text:p>7</text:p>
          </table:table-cell>
          <table:table-cell/>
          <table:table-cell table:formula="of:=CHAR(9)&amp;&quot;dc.b $&quot;&amp;DEC2HEX([.A9];2)&amp;&quot;*Z+&quot;&amp;[.B9]&amp;&quot;,$&quot;&amp;DEC2HEX([.C9];2)&amp;&quot;*Z+&quot;&amp;[.D9]&amp;&quot;,$&quot;&amp;DEC2HEX([.E9];2)&amp;&quot;*Z+&quot;&amp;[.F9]&amp;&quot;,$&quot;&amp;DEC2HEX([.G9];2)&amp;&quot;*Z+&quot;&amp;[.H9]&amp;&quot;,$&quot;&amp;DEC2HEX([.I9];2)&amp;&quot;*Z+&quot;&amp;[.J9]&amp;&quot;,$&quot;&amp;DEC2HEX([.K9];2)&amp;&quot;*Z+&quot;&amp;[.L9]&amp;&quot;,$&quot;&amp;DEC2HEX([.M9];2)&amp;&quot;*Z+&quot;&amp;[.N9]&amp;&quot;,$&quot;&amp;DEC2HEX([.O9];2)&amp;&quot;*Z+&quot;&amp;[.P9]&amp;&quot;,$&quot;&amp;DEC2HEX([.Q9];2)&amp;&quot;*Z+&quot;&amp;[.R9]&amp;&quot;,$&quot;&amp;DEC2HEX([.S9];2)&amp;&quot;*Z+&quot;&amp;[.T9]&amp;&quot;,$&quot;&amp;DEC2HEX([.U9];2)&amp;&quot;*Z+&quot;&amp;[.V9]&amp;&quot;,$&quot;&amp;DEC2HEX([.W9];2)&amp;&quot;*Z+&quot;&amp;[.X9]&amp;&quot;,$&quot;&amp;DEC2HEX([.Y9];2)&amp;&quot;*Z+&quot;&amp;[.Z9]&amp;&quot;,$&quot;&amp;DEC2HEX([.AA9];2)&amp;&quot;*Z+&quot;&amp;[.AB9]&amp;&quot;,$&quot;&amp;DEC2HEX([.AC9];2)&amp;&quot;*Z+&quot;&amp;[.AD9]&amp;&quot;,$&quot;&amp;DEC2HEX([.AE9];2)&amp;&quot;*Z+&quot;&amp;[.AF9]" office:value-type="string" office:string-value="&#9;dc.b $08*Z+3,$05*Z+3,$04*Z+1,$00*Z+1,$06*Z+1,$07*Z+2,$00*Z+2,$00*Z+2,$00*Z+3,$00*Z+4,$06*Z+5,$07*Z+2,$0B*Z+1,$06*Z+0,$07*Z+7,$0A*Z+7" calcext:value-type="string">
            <text:p><text:tab/>dc.b $08*Z+3,$05*Z+3,$04*Z+1,$00*Z+1,$06*Z+1,$07*Z+2,$00*Z+2,$00*Z+2,$00*Z+3,$00*Z+4,$06*Z+5,$07*Z+2,$0B*Z+1,$06*Z+0,$07*Z+7,$0A*Z+7</text:p>
          </table:table-cell>
          <table:table-cell table:number-columns-repeated="3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table:style-name="ce25"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19" office:value-type="float" office:value="5" calcext:value-type="float">
            <text:p>5</text:p>
          </table:table-cell>
          <table:table-cell table:style-name="ce25" office:value-type="float" office:value="7" calcext:value-type="float">
            <text:p>7</text:p>
          </table:table-cell>
          <table:table-cell table:style-name="ce19" office:value-type="float" office:value="4" calcext:value-type="float">
            <text:p>4</text:p>
          </table:table-cell>
          <table:table-cell table:style-name="ce25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19" office:value-type="float" office:value="6" calcext:value-type="float">
            <text:p>6</text:p>
          </table:table-cell>
          <table:table-cell table:style-name="ce25" office:value-type="float" office:value="1" calcext:value-type="float">
            <text:p>1</text:p>
          </table:table-cell>
          <table:table-cell table:style-name="ce19" office:value-type="float" office:value="7" calcext:value-type="float">
            <text:p>7</text:p>
          </table:table-cell>
          <table:table-cell table:style-name="ce25"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3" calcext:value-type="float">
            <text:p>3</text:p>
          </table:table-cell>
          <table:table-cell table:style-name="ce19" office:value-type="float" office:value="5" calcext:value-type="float">
            <text:p>5</text:p>
          </table:table-cell>
          <table:table-cell table:style-name="ce25" office:value-type="float" office:value="4" calcext:value-type="float">
            <text:p>4</text:p>
          </table:table-cell>
          <table:table-cell table:style-name="ce19" office:value-type="float" office:value="4" calcext:value-type="float">
            <text:p>4</text:p>
          </table:table-cell>
          <table:table-cell table:style-name="ce25" office:value-type="float" office:value="3" calcext:value-type="float">
            <text:p>3</text:p>
          </table:table-cell>
          <table:table-cell table:style-name="ce19" office:value-type="float" office:value="9" calcext:value-type="float">
            <text:p>9</text:p>
          </table:table-cell>
          <table:table-cell table:style-name="ce25" office:value-type="float" office:value="3" calcext:value-type="float">
            <text:p>3</text:p>
          </table:table-cell>
          <table:table-cell table:style-name="ce19" office:value-type="float" office:value="5" calcext:value-type="float">
            <text:p>5</text:p>
          </table:table-cell>
          <table:table-cell table:style-name="ce25" office:value-type="float" office:value="4" calcext:value-type="float">
            <text:p>4</text:p>
          </table:table-cell>
          <table:table-cell table:style-name="ce19" office:value-type="float" office:value="4" calcext:value-type="float">
            <text:p>4</text:p>
          </table:table-cell>
          <table:table-cell table:style-name="ce25" office:value-type="float" office:value="0" calcext:value-type="float">
            <text:p>0</text:p>
          </table:table-cell>
          <table:table-cell table:style-name="ce19" office:value-type="float" office:value="10" calcext:value-type="float">
            <text:p>10</text:p>
          </table:table-cell>
          <table:table-cell table:style-name="ce25" office:value-type="float" office:value="7" calcext:value-type="float">
            <text:p>7</text:p>
          </table:table-cell>
          <table:table-cell/>
          <table:table-cell table:formula="of:=CHAR(9)&amp;&quot;dc.b $&quot;&amp;DEC2HEX([.A10];2)&amp;&quot;*Z+&quot;&amp;[.B10]&amp;&quot;,$&quot;&amp;DEC2HEX([.C10];2)&amp;&quot;*Z+&quot;&amp;[.D10]&amp;&quot;,$&quot;&amp;DEC2HEX([.E10];2)&amp;&quot;*Z+&quot;&amp;[.F10]&amp;&quot;,$&quot;&amp;DEC2HEX([.G10];2)&amp;&quot;*Z+&quot;&amp;[.H10]&amp;&quot;,$&quot;&amp;DEC2HEX([.I10];2)&amp;&quot;*Z+&quot;&amp;[.J10]&amp;&quot;,$&quot;&amp;DEC2HEX([.K10];2)&amp;&quot;*Z+&quot;&amp;[.L10]&amp;&quot;,$&quot;&amp;DEC2HEX([.M10];2)&amp;&quot;*Z+&quot;&amp;[.N10]&amp;&quot;,$&quot;&amp;DEC2HEX([.O10];2)&amp;&quot;*Z+&quot;&amp;[.P10]&amp;&quot;,$&quot;&amp;DEC2HEX([.Q10];2)&amp;&quot;*Z+&quot;&amp;[.R10]&amp;&quot;,$&quot;&amp;DEC2HEX([.S10];2)&amp;&quot;*Z+&quot;&amp;[.T10]&amp;&quot;,$&quot;&amp;DEC2HEX([.U10];2)&amp;&quot;*Z+&quot;&amp;[.V10]&amp;&quot;,$&quot;&amp;DEC2HEX([.W10];2)&amp;&quot;*Z+&quot;&amp;[.X10]&amp;&quot;,$&quot;&amp;DEC2HEX([.Y10];2)&amp;&quot;*Z+&quot;&amp;[.Z10]&amp;&quot;,$&quot;&amp;DEC2HEX([.AA10];2)&amp;&quot;*Z+&quot;&amp;[.AB10]&amp;&quot;,$&quot;&amp;DEC2HEX([.AC10];2)&amp;&quot;*Z+&quot;&amp;[.AD10]&amp;&quot;,$&quot;&amp;DEC2HEX([.AE10];2)&amp;&quot;*Z+&quot;&amp;[.AF10]" office:value-type="string" office:string-value="&#9;dc.b $08*Z+2,$00*Z+2,$00*Z+1,$00*Z+0,$05*Z+7,$04*Z+0,$00*Z+0,$06*Z+1,$07*Z+2,$00*Z+3,$05*Z+4,$04*Z+3,$09*Z+3,$05*Z+4,$04*Z+0,$0A*Z+7" calcext:value-type="string">
            <text:p><text:tab/>dc.b $08*Z+2,$00*Z+2,$00*Z+1,$00*Z+0,$05*Z+7,$04*Z+0,$00*Z+0,$06*Z+1,$07*Z+2,$00*Z+3,$05*Z+4,$04*Z+3,$09*Z+3,$05*Z+4,$04*Z+0,$0A*Z+7</text:p>
          </table:table-cell>
          <table:table-cell table:number-columns-repeated="3"/>
        </table:table-row>
        <table:table-row table:style-name="ro1">
          <table:table-cell table:style-name="ce6" office:value-type="float" office:value="7" calcext:value-type="float">
            <text:p>7</text:p>
          </table:table-cell>
          <table:table-cell table:style-name="ce25" office:value-type="float" office:value="1" calcext:value-type="float">
            <text:p>1</text:p>
          </table:table-cell>
          <table:table-cell table:style-name="ce19" office:value-type="float" office:value="6" calcext:value-type="float">
            <text:p>6</text:p>
          </table:table-cell>
          <table:table-cell table:style-name="ce25" office:value-type="float" office:value="0" calcext:value-type="float">
            <text:p>0</text:p>
          </table:table-cell>
          <table:table-cell table:style-name="ce19" office:value-type="float" office:value="7" calcext:value-type="float">
            <text:p>7</text:p>
          </table:table-cell>
          <table:table-cell table:style-name="ce25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6" calcext:value-type="float">
            <text:p>6</text:p>
          </table:table-cell>
          <table:table-cell table:style-name="ce19" office:value-type="float" office:value="6" calcext:value-type="float">
            <text:p>6</text:p>
          </table:table-cell>
          <table:table-cell table:style-name="ce25" office:value-type="float" office:value="0" calcext:value-type="float">
            <text:p>0</text:p>
          </table:table-cell>
          <table:table-cell table:style-name="ce19" office:value-type="float" office:value="7" calcext:value-type="float">
            <text:p>7</text:p>
          </table:table-cell>
          <table:table-cell table:style-name="ce25" office:value-type="float" office:value="0" calcext:value-type="float">
            <text:p>0</text:p>
          </table:table-cell>
          <table:table-cell table:style-name="ce19" office:value-type="float" office:value="5" calcext:value-type="float">
            <text:p>5</text:p>
          </table:table-cell>
          <table:table-cell table:style-name="ce25" office:value-type="float" office:value="7" calcext:value-type="float">
            <text:p>7</text:p>
          </table:table-cell>
          <table:table-cell table:style-name="ce19" office:value-type="float" office:value="4" calcext:value-type="float">
            <text:p>4</text:p>
          </table:table-cell>
          <table:table-cell table:style-name="ce25"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19" office:value-type="float" office:value="10" calcext:value-type="float">
            <text:p>10</text:p>
          </table:table-cell>
          <table:table-cell table:style-name="ce25" office:value-type="float" office:value="0" calcext:value-type="float">
            <text:p>0</text:p>
          </table:table-cell>
          <table:table-cell/>
          <table:table-cell table:formula="of:=CHAR(9)&amp;&quot;dc.b $&quot;&amp;DEC2HEX([.A11];2)&amp;&quot;*Z+&quot;&amp;[.B11]&amp;&quot;,$&quot;&amp;DEC2HEX([.C11];2)&amp;&quot;*Z+&quot;&amp;[.D11]&amp;&quot;,$&quot;&amp;DEC2HEX([.E11];2)&amp;&quot;*Z+&quot;&amp;[.F11]&amp;&quot;,$&quot;&amp;DEC2HEX([.G11];2)&amp;&quot;*Z+&quot;&amp;[.H11]&amp;&quot;,$&quot;&amp;DEC2HEX([.I11];2)&amp;&quot;*Z+&quot;&amp;[.J11]&amp;&quot;,$&quot;&amp;DEC2HEX([.K11];2)&amp;&quot;*Z+&quot;&amp;[.L11]&amp;&quot;,$&quot;&amp;DEC2HEX([.M11];2)&amp;&quot;*Z+&quot;&amp;[.N11]&amp;&quot;,$&quot;&amp;DEC2HEX([.O11];2)&amp;&quot;*Z+&quot;&amp;[.P11]&amp;&quot;,$&quot;&amp;DEC2HEX([.Q11];2)&amp;&quot;*Z+&quot;&amp;[.R11]&amp;&quot;,$&quot;&amp;DEC2HEX([.S11];2)&amp;&quot;*Z+&quot;&amp;[.T11]&amp;&quot;,$&quot;&amp;DEC2HEX([.U11];2)&amp;&quot;*Z+&quot;&amp;[.V11]&amp;&quot;,$&quot;&amp;DEC2HEX([.W11];2)&amp;&quot;*Z+&quot;&amp;[.X11]&amp;&quot;,$&quot;&amp;DEC2HEX([.Y11];2)&amp;&quot;*Z+&quot;&amp;[.Z11]&amp;&quot;,$&quot;&amp;DEC2HEX([.AA11];2)&amp;&quot;*Z+&quot;&amp;[.AB11]&amp;&quot;,$&quot;&amp;DEC2HEX([.AC11];2)&amp;&quot;*Z+&quot;&amp;[.AD11]&amp;&quot;,$&quot;&amp;DEC2HEX([.AE11];2)&amp;&quot;*Z+&quot;&amp;[.AF11]" office:value-type="string" office:string-value="&#9;dc.b $07*Z+1,$06*Z+0,$07*Z+0,$00*Z+0,$00*Z+6,$06*Z+0,$07*Z+0,$05*Z+7,$04*Z+2,$00*Z+1,$00*Z+3,$00*Z+2,$00*Z+2,$00*Z+2,$00*Z+0,$0A*Z+0" calcext:value-type="string">
            <text:p><text:tab/>dc.b $07*Z+1,$06*Z+0,$07*Z+0,$00*Z+0,$00*Z+6,$06*Z+0,$07*Z+0,$05*Z+7,$04*Z+2,$00*Z+1,$00*Z+3,$00*Z+2,$00*Z+2,$00*Z+2,$00*Z+0,$0A*Z+0</text:p>
          </table:table-cell>
          <table:table-cell table:number-columns-repeated="3"/>
        </table:table-row>
        <table:table-row table:style-name="ro1">
          <table:table-cell table:style-name="ce7" office:value-type="float" office:value="3" calcext:value-type="float">
            <text:p>3</text:p>
          </table:table-cell>
          <table:table-cell table:style-name="ce26" office:value-type="float" office:value="0" calcext:value-type="float">
            <text:p>0</text:p>
          </table:table-cell>
          <table:table-cell table:style-name="ce20" office:value-type="float" office:value="3" calcext:value-type="float">
            <text:p>3</text:p>
          </table:table-cell>
          <table:table-cell table:style-name="ce26" office:value-type="float" office:value="0" calcext:value-type="float">
            <text:p>0</text:p>
          </table:table-cell>
          <table:table-cell table:style-name="ce20" office:value-type="float" office:value="3" calcext:value-type="float">
            <text:p>3</text:p>
          </table:table-cell>
          <table:table-cell table:style-name="ce26" office:value-type="float" office:value="0" calcext:value-type="float">
            <text:p>0</text:p>
          </table:table-cell>
          <table:table-cell table:style-name="ce20" office:value-type="float" office:value="3" calcext:value-type="float">
            <text:p>3</text:p>
          </table:table-cell>
          <table:table-cell table:style-name="ce26" office:value-type="float" office:value="0" calcext:value-type="float">
            <text:p>0</text:p>
          </table:table-cell>
          <table:table-cell table:style-name="ce20" office:value-type="float" office:value="3" calcext:value-type="float">
            <text:p>3</text:p>
          </table:table-cell>
          <table:table-cell table:style-name="ce26" office:value-type="float" office:value="0" calcext:value-type="float">
            <text:p>0</text:p>
          </table:table-cell>
          <table:table-cell table:style-name="ce20" office:value-type="float" office:value="3" calcext:value-type="float">
            <text:p>3</text:p>
          </table:table-cell>
          <table:table-cell table:style-name="ce26" office:value-type="float" office:value="0" calcext:value-type="float">
            <text:p>0</text:p>
          </table:table-cell>
          <table:table-cell table:style-name="ce20" office:value-type="float" office:value="3" calcext:value-type="float">
            <text:p>3</text:p>
          </table:table-cell>
          <table:table-cell table:style-name="ce26" office:value-type="float" office:value="0" calcext:value-type="float">
            <text:p>0</text:p>
          </table:table-cell>
          <table:table-cell table:style-name="ce20" office:value-type="float" office:value="3" calcext:value-type="float">
            <text:p>3</text:p>
          </table:table-cell>
          <table:table-cell table:style-name="ce26" office:value-type="float" office:value="0" calcext:value-type="float">
            <text:p>0</text:p>
          </table:table-cell>
          <table:table-cell table:style-name="ce20" office:value-type="float" office:value="3" calcext:value-type="float">
            <text:p>3</text:p>
          </table:table-cell>
          <table:table-cell table:style-name="ce26" office:value-type="float" office:value="0" calcext:value-type="float">
            <text:p>0</text:p>
          </table:table-cell>
          <table:table-cell table:style-name="ce20" office:value-type="float" office:value="3" calcext:value-type="float">
            <text:p>3</text:p>
          </table:table-cell>
          <table:table-cell table:style-name="ce26" office:value-type="float" office:value="0" calcext:value-type="float">
            <text:p>0</text:p>
          </table:table-cell>
          <table:table-cell table:style-name="ce20" office:value-type="float" office:value="3" calcext:value-type="float">
            <text:p>3</text:p>
          </table:table-cell>
          <table:table-cell table:style-name="ce26" office:value-type="float" office:value="0" calcext:value-type="float">
            <text:p>0</text:p>
          </table:table-cell>
          <table:table-cell table:style-name="ce20" office:value-type="float" office:value="3" calcext:value-type="float">
            <text:p>3</text:p>
          </table:table-cell>
          <table:table-cell table:style-name="ce26" office:value-type="float" office:value="0" calcext:value-type="float">
            <text:p>0</text:p>
          </table:table-cell>
          <table:table-cell table:style-name="ce20" office:value-type="float" office:value="3" calcext:value-type="float">
            <text:p>3</text:p>
          </table:table-cell>
          <table:table-cell table:style-name="ce26" office:value-type="float" office:value="0" calcext:value-type="float">
            <text:p>0</text:p>
          </table:table-cell>
          <table:table-cell table:style-name="ce20" office:value-type="float" office:value="3" calcext:value-type="float">
            <text:p>3</text:p>
          </table:table-cell>
          <table:table-cell table:style-name="ce26" office:value-type="float" office:value="0" calcext:value-type="float">
            <text:p>0</text:p>
          </table:table-cell>
          <table:table-cell table:style-name="ce20" office:value-type="float" office:value="3" calcext:value-type="float">
            <text:p>3</text:p>
          </table:table-cell>
          <table:table-cell table:style-name="ce26" office:value-type="float" office:value="0" calcext:value-type="float">
            <text:p>0</text:p>
          </table:table-cell>
          <table:table-cell table:style-name="ce20" office:value-type="float" office:value="3" calcext:value-type="float">
            <text:p>3</text:p>
          </table:table-cell>
          <table:table-cell table:style-name="ce26" office:value-type="float" office:value="0" calcext:value-type="float">
            <text:p>0</text:p>
          </table:table-cell>
          <table:table-cell/>
          <table:table-cell table:formula="of:=CHAR(9)&amp;&quot;dc.b $&quot;&amp;DEC2HEX([.A12];2)&amp;&quot;*Z+&quot;&amp;[.B12]&amp;&quot;,$&quot;&amp;DEC2HEX([.C12];2)&amp;&quot;*Z+&quot;&amp;[.D12]&amp;&quot;,$&quot;&amp;DEC2HEX([.E12];2)&amp;&quot;*Z+&quot;&amp;[.F12]&amp;&quot;,$&quot;&amp;DEC2HEX([.G12];2)&amp;&quot;*Z+&quot;&amp;[.H12]&amp;&quot;,$&quot;&amp;DEC2HEX([.I12];2)&amp;&quot;*Z+&quot;&amp;[.J12]&amp;&quot;,$&quot;&amp;DEC2HEX([.K12];2)&amp;&quot;*Z+&quot;&amp;[.L12]&amp;&quot;,$&quot;&amp;DEC2HEX([.M12];2)&amp;&quot;*Z+&quot;&amp;[.N12]&amp;&quot;,$&quot;&amp;DEC2HEX([.O12];2)&amp;&quot;*Z+&quot;&amp;[.P12]&amp;&quot;,$&quot;&amp;DEC2HEX([.Q12];2)&amp;&quot;*Z+&quot;&amp;[.R12]&amp;&quot;,$&quot;&amp;DEC2HEX([.S12];2)&amp;&quot;*Z+&quot;&amp;[.T12]&amp;&quot;,$&quot;&amp;DEC2HEX([.U12];2)&amp;&quot;*Z+&quot;&amp;[.V12]&amp;&quot;,$&quot;&amp;DEC2HEX([.W12];2)&amp;&quot;*Z+&quot;&amp;[.X12]&amp;&quot;,$&quot;&amp;DEC2HEX([.Y12];2)&amp;&quot;*Z+&quot;&amp;[.Z12]&amp;&quot;,$&quot;&amp;DEC2HEX([.AA12];2)&amp;&quot;*Z+&quot;&amp;[.AB12]&amp;&quot;,$&quot;&amp;DEC2HEX([.AC12];2)&amp;&quot;*Z+&quot;&amp;[.AD12]&amp;&quot;,$&quot;&amp;DEC2HEX([.AE12];2)&amp;&quot;*Z+&quot;&amp;[.AF12]" office:value-type="string" office:string-value="&#9;dc.b $03*Z+0,$03*Z+0,$03*Z+0,$03*Z+0,$03*Z+0,$03*Z+0,$03*Z+0,$03*Z+0,$03*Z+0,$03*Z+0,$03*Z+0,$03*Z+0,$03*Z+0,$03*Z+0,$03*Z+0,$03*Z+0" calcext:value-type="string">
            <text:p><text:tab/>dc.b $03*Z+0,$03*Z+0,$03*Z+0,$03*Z+0,$03*Z+0,$03*Z+0,$03*Z+0,$03*Z+0,$03*Z+0,$03*Z+0,$03*Z+0,$03*Z+0,$03*Z+0,$03*Z+0,$03*Z+0,$03*Z+0</text:p>
          </table:table-cell>
          <table:table-cell table:number-columns-repeated="3"/>
        </table:table-row>
        <table:table-row table:style-name="ro1">
          <table:table-cell table:number-columns-repeated="34"/>
          <table:table-cell table:style-name="ce31" office:value-type="float" office:value="7" calcext:value-type="float">
            <text:p>7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</table:table-row>
        <table:table-row table:style-name="ro1">
          <table:table-cell table:number-columns-repeated="34"/>
          <table:table-cell table:style-name="ce31" office:value-type="float" office:value="6" calcext:value-type="float">
            <text:p>6</text:p>
          </table:table-cell>
          <table:table-cell table:style-name="ce31" office:value-type="string" calcext:value-type="string">
            <text:p>x</text:p>
          </table:table-cell>
          <table:table-cell table:style-name="ce31" office:value-type="float" office:value="2" calcext:value-type="float">
            <text:p>2</text:p>
          </table:table-cell>
        </table:table-row>
        <table:table-row table:style-name="ro1">
          <table:table-cell table:number-columns-repeated="34"/>
          <table:table-cell table:style-name="ce31" office:value-type="float" office:value="5" calcext:value-type="float">
            <text:p>5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3" calcext:value-type="float">
            <text:p>3</text:p>
          </table:table-cell>
        </table:table-row>
        <table:table-row table:style-name="ro1" table:visibility="collapse" table:number-rows-repeated="5">
          <table:table-cell table:number-columns-repeated="37"/>
        </table:table-row>
        <table:table-row table:style-name="ro2">
          <table:table-cell table:style-name="ce8" table:formula="of:=IF([.A1]=0;[$Caractères.$B$2];IF([.A1]=1;[$Caractères.$B$3];IF([.A1]=2;[$Caractères.$B$4];IF([.A1]=3;[$Caractères.$B$5];IF([.A1]=4;[$Caractères.$B$6];IF([.A1]=5;[$Caractères.$B$7];IF([.A1]=6;[$Caractères.$B$8];IF([.A1]=7;[$Caractères.$B$9];IF([.A1]=8;[$Caractères.$B$10];IF([.A1]=9;[$Caractères.$B$11];IF([.A1]=10;[$Caractères.$B$12];IF([.A1]=11;[$Caractères.$B$13];IF([.A1]=12;[$Caractères.$B$14];&quot;&quot;)))))))))))))" office:value-type="string" office:string-value="▐▌" calcext:value-type="string">
            <text:p>▐▌</text:p>
          </table:table-cell>
          <table:table-cell table:style-name="ce48" table:formula="of:=IF(AND([.A1]&gt;0;[.A1]&lt;4);&quot;&quot;;IF([.B1]=0;[$Caractères.$H$2];IF([.B1]=1;[$Caractères.$H$3];IF([.B1]=2;[$Caractères.$H$4];IF([.B1]=3;[$Caractères.$H$5];IF([.B1]=4;[$Caractères.$H$6];IF([.B1]=5;[$Caractères.$H$7];IF([.B1]=6;[$Caractères.$H$8];IF([.B1]=7;[$Caractères.$H$9];&quot;x&quot;)))))))))">
            <text:p/>
          </table:table-cell>
          <table:table-cell table:style-name="ce53" table:formula="of:=IF([.C1]=0;[$Caractères.$B$2];IF([.C1]=1;[$Caractères.$B$3];IF([.C1]=2;[$Caractères.$B$4];IF([.C1]=3;[$Caractères.$B$5];IF([.C1]=4;[$Caractères.$B$6];IF([.C1]=5;[$Caractères.$B$7];IF([.C1]=6;[$Caractères.$B$8];IF([.C1]=7;[$Caractères.$B$9];IF([.C1]=8;[$Caractères.$B$10];IF([.C1]=9;[$Caractères.$B$11];IF([.C1]=10;[$Caractères.$B$12];IF([.C1]=11;[$Caractères.$B$13];IF([.C1]=12;[$Caractères.$B$14];&quot;&quot;)))))))))))))" office:value-type="string" office:string-value="─" calcext:value-type="string">
            <text:p>─</text:p>
          </table:table-cell>
          <table:table-cell table:style-name="ce56" table:formula="of:=IF(AND([.C1]&gt;0;[.C1]&lt;4);&quot;&quot;;IF([.D1]=0;[$Caractères.$H$2];IF([.D1]=1;[$Caractères.$H$3];IF([.D1]=2;[$Caractères.$H$4];IF([.D1]=3;[$Caractères.$H$5];IF([.D1]=4;[$Caractères.$H$6];IF([.D1]=5;[$Caractères.$H$7];IF([.D1]=6;[$Caractères.$H$8];IF([.D1]=7;[$Caractères.$H$9];&quot;x&quot;)))))))))">
            <text:p/>
          </table:table-cell>
          <table:table-cell table:style-name="ce59" table:formula="of:=IF([.E1]=0;[$Caractères.$B$2];IF([.E1]=1;[$Caractères.$B$3];IF([.E1]=2;[$Caractères.$B$4];IF([.E1]=3;[$Caractères.$B$5];IF([.E1]=4;[$Caractères.$B$6];IF([.E1]=5;[$Caractères.$B$7];IF([.E1]=6;[$Caractères.$B$8];IF([.E1]=7;[$Caractères.$B$9];IF([.E1]=8;[$Caractères.$B$10];IF([.E1]=9;[$Caractères.$B$11];IF([.E1]=10;[$Caractères.$B$12];IF([.E1]=11;[$Caractères.$B$13];IF([.E1]=12;[$Caractères.$B$14];&quot;&quot;)))))))))))))" office:value-type="string" office:string-value="─" calcext:value-type="string">
            <text:p>─</text:p>
          </table:table-cell>
          <table:table-cell table:style-name="ce47" table:formula="of:=IF(AND([.E1]&gt;0;[.E1]&lt;4);&quot;&quot;;IF([.F1]=0;[$Caractères.$H$2];IF([.F1]=1;[$Caractères.$H$3];IF([.F1]=2;[$Caractères.$H$4];IF([.F1]=3;[$Caractères.$H$5];IF([.F1]=4;[$Caractères.$H$6];IF([.F1]=5;[$Caractères.$H$7];IF([.F1]=6;[$Caractères.$H$8];IF([.F1]=7;[$Caractères.$H$9];&quot;x&quot;)))))))))">
            <text:p/>
          </table:table-cell>
          <table:table-cell table:style-name="ce53" table:formula="of:=IF([.G1]=0;[$Caractères.$B$2];IF([.G1]=1;[$Caractères.$B$3];IF([.G1]=2;[$Caractères.$B$4];IF([.G1]=3;[$Caractères.$B$5];IF([.G1]=4;[$Caractères.$B$6];IF([.G1]=5;[$Caractères.$B$7];IF([.G1]=6;[$Caractères.$B$8];IF([.G1]=7;[$Caractères.$B$9];IF([.G1]=8;[$Caractères.$B$10];IF([.G1]=9;[$Caractères.$B$11];IF([.G1]=10;[$Caractères.$B$12];IF([.G1]=11;[$Caractères.$B$13];IF([.G1]=12;[$Caractères.$B$14];&quot;&quot;)))))))))))))" office:value-type="string" office:string-value="─" calcext:value-type="string">
            <text:p>─</text:p>
          </table:table-cell>
          <table:table-cell table:style-name="ce56" table:formula="of:=IF(AND([.G1]&gt;0;[.G1]&lt;4);&quot;&quot;;IF([.H1]=0;[$Caractères.$H$2];IF([.H1]=1;[$Caractères.$H$3];IF([.H1]=2;[$Caractères.$H$4];IF([.H1]=3;[$Caractères.$H$5];IF([.H1]=4;[$Caractères.$H$6];IF([.H1]=5;[$Caractères.$H$7];IF([.H1]=6;[$Caractères.$H$8];IF([.H1]=7;[$Caractères.$H$9];&quot;x&quot;)))))))))">
            <text:p/>
          </table:table-cell>
          <table:table-cell table:style-name="ce59" table:formula="of:=IF([.I1]=0;[$Caractères.$B$2];IF([.I1]=1;[$Caractères.$B$3];IF([.I1]=2;[$Caractères.$B$4];IF([.I1]=3;[$Caractères.$B$5];IF([.I1]=4;[$Caractères.$B$6];IF([.I1]=5;[$Caractères.$B$7];IF([.I1]=6;[$Caractères.$B$8];IF([.I1]=7;[$Caractères.$B$9];IF([.I1]=8;[$Caractères.$B$10];IF([.I1]=9;[$Caractères.$B$11];IF([.I1]=10;[$Caractères.$B$12];IF([.I1]=11;[$Caractères.$B$13];IF([.I1]=12;[$Caractères.$B$14];&quot;&quot;)))))))))))))" office:value-type="string" office:string-value="─" calcext:value-type="string">
            <text:p>─</text:p>
          </table:table-cell>
          <table:table-cell table:style-name="ce47" table:formula="of:=IF(AND([.I1]&gt;0;[.I1]&lt;4);&quot;&quot;;IF([.J1]=0;[$Caractères.$H$2];IF([.J1]=1;[$Caractères.$H$3];IF([.J1]=2;[$Caractères.$H$4];IF([.J1]=3;[$Caractères.$H$5];IF([.J1]=4;[$Caractères.$H$6];IF([.J1]=5;[$Caractères.$H$7];IF([.J1]=6;[$Caractères.$H$8];IF([.J1]=7;[$Caractères.$H$9];&quot;x&quot;)))))))))">
            <text:p/>
          </table:table-cell>
          <table:table-cell table:style-name="ce53" table:formula="of:=IF([.K1]=0;[$Caractères.$B$2];IF([.K1]=1;[$Caractères.$B$3];IF([.K1]=2;[$Caractères.$B$4];IF([.K1]=3;[$Caractères.$B$5];IF([.K1]=4;[$Caractères.$B$6];IF([.K1]=5;[$Caractères.$B$7];IF([.K1]=6;[$Caractères.$B$8];IF([.K1]=7;[$Caractères.$B$9];IF([.K1]=8;[$Caractères.$B$10];IF([.K1]=9;[$Caractères.$B$11];IF([.K1]=10;[$Caractères.$B$12];IF([.K1]=11;[$Caractères.$B$13];IF([.K1]=12;[$Caractères.$B$14];&quot;&quot;)))))))))))))" office:value-type="string" office:string-value="─" calcext:value-type="string">
            <text:p>─</text:p>
          </table:table-cell>
          <table:table-cell table:style-name="ce56" table:formula="of:=IF(AND([.K1]&gt;0;[.K1]&lt;4);&quot;&quot;;IF([.L1]=0;[$Caractères.$H$2];IF([.L1]=1;[$Caractères.$H$3];IF([.L1]=2;[$Caractères.$H$4];IF([.L1]=3;[$Caractères.$H$5];IF([.L1]=4;[$Caractères.$H$6];IF([.L1]=5;[$Caractères.$H$7];IF([.L1]=6;[$Caractères.$H$8];IF([.L1]=7;[$Caractères.$H$9];&quot;x&quot;)))))))))">
            <text:p/>
          </table:table-cell>
          <table:table-cell table:style-name="ce59" table:formula="of:=IF([.M1]=0;[$Caractères.$B$2];IF([.M1]=1;[$Caractères.$B$3];IF([.M1]=2;[$Caractères.$B$4];IF([.M1]=3;[$Caractères.$B$5];IF([.M1]=4;[$Caractères.$B$6];IF([.M1]=5;[$Caractères.$B$7];IF([.M1]=6;[$Caractères.$B$8];IF([.M1]=7;[$Caractères.$B$9];IF([.M1]=8;[$Caractères.$B$10];IF([.M1]=9;[$Caractères.$B$11];IF([.M1]=10;[$Caractères.$B$12];IF([.M1]=11;[$Caractères.$B$13];IF([.M1]=12;[$Caractères.$B$14];&quot;&quot;)))))))))))))" office:value-type="string" office:string-value="─" calcext:value-type="string">
            <text:p>─</text:p>
          </table:table-cell>
          <table:table-cell table:style-name="ce47" table:formula="of:=IF(AND([.M1]&gt;0;[.M1]&lt;4);&quot;&quot;;IF([.N1]=0;[$Caractères.$H$2];IF([.N1]=1;[$Caractères.$H$3];IF([.N1]=2;[$Caractères.$H$4];IF([.N1]=3;[$Caractères.$H$5];IF([.N1]=4;[$Caractères.$H$6];IF([.N1]=5;[$Caractères.$H$7];IF([.N1]=6;[$Caractères.$H$8];IF([.N1]=7;[$Caractères.$H$9];&quot;x&quot;)))))))))">
            <text:p/>
          </table:table-cell>
          <table:table-cell table:style-name="ce53" table:formula="of:=IF([.O1]=0;[$Caractères.$B$2];IF([.O1]=1;[$Caractères.$B$3];IF([.O1]=2;[$Caractères.$B$4];IF([.O1]=3;[$Caractères.$B$5];IF([.O1]=4;[$Caractères.$B$6];IF([.O1]=5;[$Caractères.$B$7];IF([.O1]=6;[$Caractères.$B$8];IF([.O1]=7;[$Caractères.$B$9];IF([.O1]=8;[$Caractères.$B$10];IF([.O1]=9;[$Caractères.$B$11];IF([.O1]=10;[$Caractères.$B$12];IF([.O1]=11;[$Caractères.$B$13];IF([.O1]=12;[$Caractères.$B$14];&quot;&quot;)))))))))))))" office:value-type="string" office:string-value="─" calcext:value-type="string">
            <text:p>─</text:p>
          </table:table-cell>
          <table:table-cell table:style-name="ce56" table:formula="of:=IF(AND([.O1]&gt;0;[.O1]&lt;4);&quot;&quot;;IF([.P1]=0;[$Caractères.$H$2];IF([.P1]=1;[$Caractères.$H$3];IF([.P1]=2;[$Caractères.$H$4];IF([.P1]=3;[$Caractères.$H$5];IF([.P1]=4;[$Caractères.$H$6];IF([.P1]=5;[$Caractères.$H$7];IF([.P1]=6;[$Caractères.$H$8];IF([.P1]=7;[$Caractères.$H$9];&quot;x&quot;)))))))))">
            <text:p/>
          </table:table-cell>
          <table:table-cell table:style-name="ce59" table:formula="of:=IF([.Q1]=0;[$Caractères.$B$2];IF([.Q1]=1;[$Caractères.$B$3];IF([.Q1]=2;[$Caractères.$B$4];IF([.Q1]=3;[$Caractères.$B$5];IF([.Q1]=4;[$Caractères.$B$6];IF([.Q1]=5;[$Caractères.$B$7];IF([.Q1]=6;[$Caractères.$B$8];IF([.Q1]=7;[$Caractères.$B$9];IF([.Q1]=8;[$Caractères.$B$10];IF([.Q1]=9;[$Caractères.$B$11];IF([.Q1]=10;[$Caractères.$B$12];IF([.Q1]=11;[$Caractères.$B$13];IF([.Q1]=12;[$Caractères.$B$14];&quot;&quot;)))))))))))))" office:value-type="string" office:string-value="─" calcext:value-type="string">
            <text:p>─</text:p>
          </table:table-cell>
          <table:table-cell table:style-name="ce47" table:formula="of:=IF(AND([.Q1]&gt;0;[.Q1]&lt;4);&quot;&quot;;IF([.R1]=0;[$Caractères.$H$2];IF([.R1]=1;[$Caractères.$H$3];IF([.R1]=2;[$Caractères.$H$4];IF([.R1]=3;[$Caractères.$H$5];IF([.R1]=4;[$Caractères.$H$6];IF([.R1]=5;[$Caractères.$H$7];IF([.R1]=6;[$Caractères.$H$8];IF([.R1]=7;[$Caractères.$H$9];&quot;x&quot;)))))))))">
            <text:p/>
          </table:table-cell>
          <table:table-cell table:style-name="ce53" table:formula="of:=IF([.S1]=0;[$Caractères.$B$2];IF([.S1]=1;[$Caractères.$B$3];IF([.S1]=2;[$Caractères.$B$4];IF([.S1]=3;[$Caractères.$B$5];IF([.S1]=4;[$Caractères.$B$6];IF([.S1]=5;[$Caractères.$B$7];IF([.S1]=6;[$Caractères.$B$8];IF([.S1]=7;[$Caractères.$B$9];IF([.S1]=8;[$Caractères.$B$10];IF([.S1]=9;[$Caractères.$B$11];IF([.S1]=10;[$Caractères.$B$12];IF([.S1]=11;[$Caractères.$B$13];IF([.S1]=12;[$Caractères.$B$14];&quot;&quot;)))))))))))))" office:value-type="string" office:string-value="─" calcext:value-type="string">
            <text:p>─</text:p>
          </table:table-cell>
          <table:table-cell table:style-name="ce56" table:formula="of:=IF(AND([.S1]&gt;0;[.S1]&lt;4);&quot;&quot;;IF([.T1]=0;[$Caractères.$H$2];IF([.T1]=1;[$Caractères.$H$3];IF([.T1]=2;[$Caractères.$H$4];IF([.T1]=3;[$Caractères.$H$5];IF([.T1]=4;[$Caractères.$H$6];IF([.T1]=5;[$Caractères.$H$7];IF([.T1]=6;[$Caractères.$H$8];IF([.T1]=7;[$Caractères.$H$9];&quot;x&quot;)))))))))">
            <text:p/>
          </table:table-cell>
          <table:table-cell table:style-name="ce59" table:formula="of:=IF([.U1]=0;[$Caractères.$B$2];IF([.U1]=1;[$Caractères.$B$3];IF([.U1]=2;[$Caractères.$B$4];IF([.U1]=3;[$Caractères.$B$5];IF([.U1]=4;[$Caractères.$B$6];IF([.U1]=5;[$Caractères.$B$7];IF([.U1]=6;[$Caractères.$B$8];IF([.U1]=7;[$Caractères.$B$9];IF([.U1]=8;[$Caractères.$B$10];IF([.U1]=9;[$Caractères.$B$11];IF([.U1]=10;[$Caractères.$B$12];IF([.U1]=11;[$Caractères.$B$13];IF([.U1]=12;[$Caractères.$B$14];&quot;&quot;)))))))))))))" office:value-type="string" office:string-value="─" calcext:value-type="string">
            <text:p>─</text:p>
          </table:table-cell>
          <table:table-cell table:style-name="ce47" table:formula="of:=IF(AND([.U1]&gt;0;[.U1]&lt;4);&quot;&quot;;IF([.V1]=0;[$Caractères.$H$2];IF([.V1]=1;[$Caractères.$H$3];IF([.V1]=2;[$Caractères.$H$4];IF([.V1]=3;[$Caractères.$H$5];IF([.V1]=4;[$Caractères.$H$6];IF([.V1]=5;[$Caractères.$H$7];IF([.V1]=6;[$Caractères.$H$8];IF([.V1]=7;[$Caractères.$H$9];&quot;x&quot;)))))))))">
            <text:p/>
          </table:table-cell>
          <table:table-cell table:style-name="ce53" table:formula="of:=IF([.W1]=0;[$Caractères.$B$2];IF([.W1]=1;[$Caractères.$B$3];IF([.W1]=2;[$Caractères.$B$4];IF([.W1]=3;[$Caractères.$B$5];IF([.W1]=4;[$Caractères.$B$6];IF([.W1]=5;[$Caractères.$B$7];IF([.W1]=6;[$Caractères.$B$8];IF([.W1]=7;[$Caractères.$B$9];IF([.W1]=8;[$Caractères.$B$10];IF([.W1]=9;[$Caractères.$B$11];IF([.W1]=10;[$Caractères.$B$12];IF([.W1]=11;[$Caractères.$B$13];IF([.W1]=12;[$Caractères.$B$14];&quot;&quot;)))))))))))))" office:value-type="string" office:string-value="─" calcext:value-type="string">
            <text:p>─</text:p>
          </table:table-cell>
          <table:table-cell table:style-name="ce56" table:formula="of:=IF(AND([.W1]&gt;0;[.W1]&lt;4);&quot;&quot;;IF([.X1]=0;[$Caractères.$H$2];IF([.X1]=1;[$Caractères.$H$3];IF([.X1]=2;[$Caractères.$H$4];IF([.X1]=3;[$Caractères.$H$5];IF([.X1]=4;[$Caractères.$H$6];IF([.X1]=5;[$Caractères.$H$7];IF([.X1]=6;[$Caractères.$H$8];IF([.X1]=7;[$Caractères.$H$9];&quot;x&quot;)))))))))">
            <text:p/>
          </table:table-cell>
          <table:table-cell table:style-name="ce59" table:formula="of:=IF([.Y1]=0;[$Caractères.$B$2];IF([.Y1]=1;[$Caractères.$B$3];IF([.Y1]=2;[$Caractères.$B$4];IF([.Y1]=3;[$Caractères.$B$5];IF([.Y1]=4;[$Caractères.$B$6];IF([.Y1]=5;[$Caractères.$B$7];IF([.Y1]=6;[$Caractères.$B$8];IF([.Y1]=7;[$Caractères.$B$9];IF([.Y1]=8;[$Caractères.$B$10];IF([.Y1]=9;[$Caractères.$B$11];IF([.Y1]=10;[$Caractères.$B$12];IF([.Y1]=11;[$Caractères.$B$13];IF([.Y1]=12;[$Caractères.$B$14];&quot;&quot;)))))))))))))" office:value-type="string" office:string-value="─" calcext:value-type="string">
            <text:p>─</text:p>
          </table:table-cell>
          <table:table-cell table:style-name="ce47" table:formula="of:=IF(AND([.Y1]&gt;0;[.Y1]&lt;4);&quot;&quot;;IF([.Z1]=0;[$Caractères.$H$2];IF([.Z1]=1;[$Caractères.$H$3];IF([.Z1]=2;[$Caractères.$H$4];IF([.Z1]=3;[$Caractères.$H$5];IF([.Z1]=4;[$Caractères.$H$6];IF([.Z1]=5;[$Caractères.$H$7];IF([.Z1]=6;[$Caractères.$H$8];IF([.Z1]=7;[$Caractères.$H$9];&quot;x&quot;)))))))))">
            <text:p/>
          </table:table-cell>
          <table:table-cell table:style-name="ce53" table:formula="of:=IF([.AA1]=0;[$Caractères.$B$2];IF([.AA1]=1;[$Caractères.$B$3];IF([.AA1]=2;[$Caractères.$B$4];IF([.AA1]=3;[$Caractères.$B$5];IF([.AA1]=4;[$Caractères.$B$6];IF([.AA1]=5;[$Caractères.$B$7];IF([.AA1]=6;[$Caractères.$B$8];IF([.AA1]=7;[$Caractères.$B$9];IF([.AA1]=8;[$Caractères.$B$10];IF([.AA1]=9;[$Caractères.$B$11];IF([.AA1]=10;[$Caractères.$B$12];IF([.AA1]=11;[$Caractères.$B$13];IF([.AA1]=12;[$Caractères.$B$14];&quot;&quot;)))))))))))))" office:value-type="string" office:string-value="─" calcext:value-type="string">
            <text:p>─</text:p>
          </table:table-cell>
          <table:table-cell table:style-name="ce56" table:formula="of:=IF(AND([.AA1]&gt;0;[.AA1]&lt;4);&quot;&quot;;IF([.AB1]=0;[$Caractères.$H$2];IF([.AB1]=1;[$Caractères.$H$3];IF([.AB1]=2;[$Caractères.$H$4];IF([.AB1]=3;[$Caractères.$H$5];IF([.AB1]=4;[$Caractères.$H$6];IF([.AB1]=5;[$Caractères.$H$7];IF([.AB1]=6;[$Caractères.$H$8];IF([.AB1]=7;[$Caractères.$H$9];&quot;x&quot;)))))))))">
            <text:p/>
          </table:table-cell>
          <table:table-cell table:style-name="ce59" table:formula="of:=IF([.AC1]=0;[$Caractères.$B$2];IF([.AC1]=1;[$Caractères.$B$3];IF([.AC1]=2;[$Caractères.$B$4];IF([.AC1]=3;[$Caractères.$B$5];IF([.AC1]=4;[$Caractères.$B$6];IF([.AC1]=5;[$Caractères.$B$7];IF([.AC1]=6;[$Caractères.$B$8];IF([.AC1]=7;[$Caractères.$B$9];IF([.AC1]=8;[$Caractères.$B$10];IF([.AC1]=9;[$Caractères.$B$11];IF([.AC1]=10;[$Caractères.$B$12];IF([.AC1]=11;[$Caractères.$B$13];IF([.AC1]=12;[$Caractères.$B$14];&quot;&quot;)))))))))))))" office:value-type="string" office:string-value="─" calcext:value-type="string">
            <text:p>─</text:p>
          </table:table-cell>
          <table:table-cell table:style-name="ce47" table:formula="of:=IF(AND([.AC1]&gt;0;[.AC1]&lt;4);&quot;&quot;;IF([.AD1]=0;[$Caractères.$H$2];IF([.AD1]=1;[$Caractères.$H$3];IF([.AD1]=2;[$Caractères.$H$4];IF([.AD1]=3;[$Caractères.$H$5];IF([.AD1]=4;[$Caractères.$H$6];IF([.AD1]=5;[$Caractères.$H$7];IF([.AD1]=6;[$Caractères.$H$8];IF([.AD1]=7;[$Caractères.$H$9];&quot;x&quot;)))))))))">
            <text:p/>
          </table:table-cell>
          <table:table-cell table:style-name="ce53" table:formula="of:=IF([.AE1]=0;[$Caractères.$B$2];IF([.AE1]=1;[$Caractères.$B$3];IF([.AE1]=2;[$Caractères.$B$4];IF([.AE1]=3;[$Caractères.$B$5];IF([.AE1]=4;[$Caractères.$B$6];IF([.AE1]=5;[$Caractères.$B$7];IF([.AE1]=6;[$Caractères.$B$8];IF([.AE1]=7;[$Caractères.$B$9];IF([.AE1]=8;[$Caractères.$B$10];IF([.AE1]=9;[$Caractères.$B$11];IF([.AE1]=10;[$Caractères.$B$12];IF([.AE1]=11;[$Caractères.$B$13];IF([.AE1]=12;[$Caractères.$B$14];&quot;&quot;)))))))))))))" office:value-type="string" office:string-value="▐▌" calcext:value-type="string">
            <text:p>▐▌</text:p>
          </table:table-cell>
          <table:table-cell table:style-name="ce65" table:formula="of:=IF(AND([.AE1]&gt;0;[.AE1]&lt;4);&quot;&quot;;IF([.AF1]=0;[$Caractères.$H$2];IF([.AF1]=1;[$Caractères.$H$3];IF([.AF1]=2;[$Caractères.$H$4];IF([.AF1]=3;[$Caractères.$H$5];IF([.AF1]=4;[$Caractères.$H$6];IF([.AF1]=5;[$Caractères.$H$7];IF([.AF1]=6;[$Caractères.$H$8];IF([.AF1]=7;[$Caractères.$H$9];&quot;x&quot;)))))))))">
            <text:p/>
          </table:table-cell>
          <table:table-cell table:number-columns-repeated="5"/>
        </table:table-row>
        <table:table-row table:style-name="ro2">
          <table:table-cell table:style-name="ce42" table:formula="of:=IF([.A2]=0;[$Caractères.$B$2];IF([.A2]=1;[$Caractères.$B$3];IF([.A2]=2;[$Caractères.$B$4];IF([.A2]=3;[$Caractères.$B$5];IF([.A2]=4;[$Caractères.$B$6];IF([.A2]=5;[$Caractères.$B$7];IF([.A2]=6;[$Caractères.$B$8];IF([.A2]=7;[$Caractères.$B$9];IF([.A2]=8;[$Caractères.$B$10];IF([.A2]=9;[$Caractères.$B$11];IF([.A2]=10;[$Caractères.$B$12];IF([.A2]=11;[$Caractères.$B$13];IF([.A2]=12;[$Caractères.$B$14];&quot;&quot;)))))))))))))" office:value-type="string" office:string-value="◤" calcext:value-type="string">
            <text:p>◤</text:p>
          </table:table-cell>
          <table:table-cell table:style-name="ce48" table:formula="of:=IF(AND([.A2]&gt;0;[.A2]&lt;4);&quot;&quot;;IF([.B2]=0;[$Caractères.$H$2];IF([.B2]=1;[$Caractères.$H$3];IF([.B2]=2;[$Caractères.$H$4];IF([.B2]=3;[$Caractères.$H$5];IF([.B2]=4;[$Caractères.$H$6];IF([.B2]=5;[$Caractères.$H$7];IF([.B2]=6;[$Caractères.$H$8];IF([.B2]=7;[$Caractères.$H$9];&quot;x&quot;)))))))))" office:value-type="string" office:string-value="i" calcext:value-type="string">
            <text:p>i</text:p>
          </table:table-cell>
          <table:table-cell table:style-name="ce54" table:formula="of:=IF([.C2]=0;[$Caractères.$B$2];IF([.C2]=1;[$Caractères.$B$3];IF([.C2]=2;[$Caractères.$B$4];IF([.C2]=3;[$Caractères.$B$5];IF([.C2]=4;[$Caractères.$B$6];IF([.C2]=5;[$Caractères.$B$7];IF([.C2]=6;[$Caractères.$B$8];IF([.C2]=7;[$Caractères.$B$9];IF([.C2]=8;[$Caractères.$B$10];IF([.C2]=9;[$Caractères.$B$11];IF([.C2]=10;[$Caractères.$B$12];IF([.C2]=11;[$Caractères.$B$13];IF([.C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2]&gt;0;[.C2]&lt;4);&quot;&quot;;IF([.D2]=0;[$Caractères.$H$2];IF([.D2]=1;[$Caractères.$H$3];IF([.D2]=2;[$Caractères.$H$4];IF([.D2]=3;[$Caractères.$H$5];IF([.D2]=4;[$Caractères.$H$6];IF([.D2]=5;[$Caractères.$H$7];IF([.D2]=6;[$Caractères.$H$8];IF([.D2]=7;[$Caractères.$H$9];&quot;x&quot;)))))))))" office:value-type="string" office:string-value="i" calcext:value-type="string">
            <text:p>i</text:p>
          </table:table-cell>
          <table:table-cell table:style-name="ce60" table:formula="of:=IF([.E2]=0;[$Caractères.$B$2];IF([.E2]=1;[$Caractères.$B$3];IF([.E2]=2;[$Caractères.$B$4];IF([.E2]=3;[$Caractères.$B$5];IF([.E2]=4;[$Caractères.$B$6];IF([.E2]=5;[$Caractères.$B$7];IF([.E2]=6;[$Caractères.$B$8];IF([.E2]=7;[$Caractères.$B$9];IF([.E2]=8;[$Caractères.$B$10];IF([.E2]=9;[$Caractères.$B$11];IF([.E2]=10;[$Caractères.$B$12];IF([.E2]=11;[$Caractères.$B$13];IF([.E2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2]&gt;0;[.E2]&lt;4);&quot;&quot;;IF([.F2]=0;[$Caractères.$H$2];IF([.F2]=1;[$Caractères.$H$3];IF([.F2]=2;[$Caractères.$H$4];IF([.F2]=3;[$Caractères.$H$5];IF([.F2]=4;[$Caractères.$H$6];IF([.F2]=5;[$Caractères.$H$7];IF([.F2]=6;[$Caractères.$H$8];IF([.F2]=7;[$Caractères.$H$9];&quot;x&quot;)))))))))" office:value-type="string" office:string-value="l" calcext:value-type="string">
            <text:p>l</text:p>
          </table:table-cell>
          <table:table-cell table:style-name="ce54" table:formula="of:=IF([.G2]=0;[$Caractères.$B$2];IF([.G2]=1;[$Caractères.$B$3];IF([.G2]=2;[$Caractères.$B$4];IF([.G2]=3;[$Caractères.$B$5];IF([.G2]=4;[$Caractères.$B$6];IF([.G2]=5;[$Caractères.$B$7];IF([.G2]=6;[$Caractères.$B$8];IF([.G2]=7;[$Caractères.$B$9];IF([.G2]=8;[$Caractères.$B$10];IF([.G2]=9;[$Caractères.$B$11];IF([.G2]=10;[$Caractères.$B$12];IF([.G2]=11;[$Caractères.$B$13];IF([.G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G2]&gt;0;[.G2]&lt;4);&quot;&quot;;IF([.H2]=0;[$Caractères.$H$2];IF([.H2]=1;[$Caractères.$H$3];IF([.H2]=2;[$Caractères.$H$4];IF([.H2]=3;[$Caractères.$H$5];IF([.H2]=4;[$Caractères.$H$6];IF([.H2]=5;[$Caractères.$H$7];IF([.H2]=6;[$Caractères.$H$8];IF([.H2]=7;[$Caractères.$H$9];&quot;x&quot;)))))))))" office:value-type="string" office:string-value="j" calcext:value-type="string">
            <text:p>j</text:p>
          </table:table-cell>
          <table:table-cell table:style-name="ce60" table:formula="of:=IF([.I2]=0;[$Caractères.$B$2];IF([.I2]=1;[$Caractères.$B$3];IF([.I2]=2;[$Caractères.$B$4];IF([.I2]=3;[$Caractères.$B$5];IF([.I2]=4;[$Caractères.$B$6];IF([.I2]=5;[$Caractères.$B$7];IF([.I2]=6;[$Caractères.$B$8];IF([.I2]=7;[$Caractères.$B$9];IF([.I2]=8;[$Caractères.$B$10];IF([.I2]=9;[$Caractères.$B$11];IF([.I2]=10;[$Caractères.$B$12];IF([.I2]=11;[$Caractères.$B$13];IF([.I2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I2]&gt;0;[.I2]&lt;4);&quot;&quot;;IF([.J2]=0;[$Caractères.$H$2];IF([.J2]=1;[$Caractères.$H$3];IF([.J2]=2;[$Caractères.$H$4];IF([.J2]=3;[$Caractères.$H$5];IF([.J2]=4;[$Caractères.$H$6];IF([.J2]=5;[$Caractères.$H$7];IF([.J2]=6;[$Caractères.$H$8];IF([.J2]=7;[$Caractères.$H$9];&quot;x&quot;)))))))))" office:value-type="string" office:string-value="f" calcext:value-type="string">
            <text:p>f</text:p>
          </table:table-cell>
          <table:table-cell table:style-name="ce54" table:formula="of:=IF([.K2]=0;[$Caractères.$B$2];IF([.K2]=1;[$Caractères.$B$3];IF([.K2]=2;[$Caractères.$B$4];IF([.K2]=3;[$Caractères.$B$5];IF([.K2]=4;[$Caractères.$B$6];IF([.K2]=5;[$Caractères.$B$7];IF([.K2]=6;[$Caractères.$B$8];IF([.K2]=7;[$Caractères.$B$9];IF([.K2]=8;[$Caractères.$B$10];IF([.K2]=9;[$Caractères.$B$11];IF([.K2]=10;[$Caractères.$B$12];IF([.K2]=11;[$Caractères.$B$13];IF([.K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K2]&gt;0;[.K2]&lt;4);&quot;&quot;;IF([.L2]=0;[$Caractères.$H$2];IF([.L2]=1;[$Caractères.$H$3];IF([.L2]=2;[$Caractères.$H$4];IF([.L2]=3;[$Caractères.$H$5];IF([.L2]=4;[$Caractères.$H$6];IF([.L2]=5;[$Caractères.$H$7];IF([.L2]=6;[$Caractères.$H$8];IF([.L2]=7;[$Caractères.$H$9];&quot;x&quot;)))))))))" office:value-type="string" office:string-value="f" calcext:value-type="string">
            <text:p>f</text:p>
          </table:table-cell>
          <table:table-cell table:style-name="ce60" table:formula="of:=IF([.M2]=0;[$Caractères.$B$2];IF([.M2]=1;[$Caractères.$B$3];IF([.M2]=2;[$Caractères.$B$4];IF([.M2]=3;[$Caractères.$B$5];IF([.M2]=4;[$Caractères.$B$6];IF([.M2]=5;[$Caractères.$B$7];IF([.M2]=6;[$Caractères.$B$8];IF([.M2]=7;[$Caractères.$B$9];IF([.M2]=8;[$Caractères.$B$10];IF([.M2]=9;[$Caractères.$B$11];IF([.M2]=10;[$Caractères.$B$12];IF([.M2]=11;[$Caractères.$B$13];IF([.M2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M2]&gt;0;[.M2]&lt;4);&quot;&quot;;IF([.N2]=0;[$Caractères.$H$2];IF([.N2]=1;[$Caractères.$H$3];IF([.N2]=2;[$Caractères.$H$4];IF([.N2]=3;[$Caractères.$H$5];IF([.N2]=4;[$Caractères.$H$6];IF([.N2]=5;[$Caractères.$H$7];IF([.N2]=6;[$Caractères.$H$8];IF([.N2]=7;[$Caractères.$H$9];&quot;x&quot;)))))))))" office:value-type="string" office:string-value="f" calcext:value-type="string">
            <text:p>f</text:p>
          </table:table-cell>
          <table:table-cell table:style-name="ce54" table:formula="of:=IF([.O2]=0;[$Caractères.$B$2];IF([.O2]=1;[$Caractères.$B$3];IF([.O2]=2;[$Caractères.$B$4];IF([.O2]=3;[$Caractères.$B$5];IF([.O2]=4;[$Caractères.$B$6];IF([.O2]=5;[$Caractères.$B$7];IF([.O2]=6;[$Caractères.$B$8];IF([.O2]=7;[$Caractères.$B$9];IF([.O2]=8;[$Caractères.$B$10];IF([.O2]=9;[$Caractères.$B$11];IF([.O2]=10;[$Caractères.$B$12];IF([.O2]=11;[$Caractères.$B$13];IF([.O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O2]&gt;0;[.O2]&lt;4);&quot;&quot;;IF([.P2]=0;[$Caractères.$H$2];IF([.P2]=1;[$Caractères.$H$3];IF([.P2]=2;[$Caractères.$H$4];IF([.P2]=3;[$Caractères.$H$5];IF([.P2]=4;[$Caractères.$H$6];IF([.P2]=5;[$Caractères.$H$7];IF([.P2]=6;[$Caractères.$H$8];IF([.P2]=7;[$Caractères.$H$9];&quot;x&quot;)))))))))" office:value-type="string" office:string-value="f" calcext:value-type="string">
            <text:p>f</text:p>
          </table:table-cell>
          <table:table-cell table:style-name="ce60" table:formula="of:=IF([.Q2]=0;[$Caractères.$B$2];IF([.Q2]=1;[$Caractères.$B$3];IF([.Q2]=2;[$Caractères.$B$4];IF([.Q2]=3;[$Caractères.$B$5];IF([.Q2]=4;[$Caractères.$B$6];IF([.Q2]=5;[$Caractères.$B$7];IF([.Q2]=6;[$Caractères.$B$8];IF([.Q2]=7;[$Caractères.$B$9];IF([.Q2]=8;[$Caractères.$B$10];IF([.Q2]=9;[$Caractères.$B$11];IF([.Q2]=10;[$Caractères.$B$12];IF([.Q2]=11;[$Caractères.$B$13];IF([.Q2]=12;[$Caractères.$B$14];&quot;&quot;)))))))))))))" office:value-type="string" office:string-value="◥" calcext:value-type="string">
            <text:p>◥</text:p>
          </table:table-cell>
          <table:table-cell table:style-name="ce48" table:formula="of:=IF(AND([.Q2]&gt;0;[.Q2]&lt;4);&quot;&quot;;IF([.R2]=0;[$Caractères.$H$2];IF([.R2]=1;[$Caractères.$H$3];IF([.R2]=2;[$Caractères.$H$4];IF([.R2]=3;[$Caractères.$H$5];IF([.R2]=4;[$Caractères.$H$6];IF([.R2]=5;[$Caractères.$H$7];IF([.R2]=6;[$Caractères.$H$8];IF([.R2]=7;[$Caractères.$H$9];&quot;x&quot;)))))))))" office:value-type="string" office:string-value="j" calcext:value-type="string">
            <text:p>j</text:p>
          </table:table-cell>
          <table:table-cell table:style-name="ce54" table:formula="of:=IF([.S2]=0;[$Caractères.$B$2];IF([.S2]=1;[$Caractères.$B$3];IF([.S2]=2;[$Caractères.$B$4];IF([.S2]=3;[$Caractères.$B$5];IF([.S2]=4;[$Caractères.$B$6];IF([.S2]=5;[$Caractères.$B$7];IF([.S2]=6;[$Caractères.$B$8];IF([.S2]=7;[$Caractères.$B$9];IF([.S2]=8;[$Caractères.$B$10];IF([.S2]=9;[$Caractères.$B$11];IF([.S2]=10;[$Caractères.$B$12];IF([.S2]=11;[$Caractères.$B$13];IF([.S2]=12;[$Caractères.$B$14];&quot;&quot;)))))))))))))" office:value-type="string" office:string-value="◤" calcext:value-type="string">
            <text:p>◤</text:p>
          </table:table-cell>
          <table:table-cell table:style-name="ce57" table:formula="of:=IF(AND([.S2]&gt;0;[.S2]&lt;4);&quot;&quot;;IF([.T2]=0;[$Caractères.$H$2];IF([.T2]=1;[$Caractères.$H$3];IF([.T2]=2;[$Caractères.$H$4];IF([.T2]=3;[$Caractères.$H$5];IF([.T2]=4;[$Caractères.$H$6];IF([.T2]=5;[$Caractères.$H$7];IF([.T2]=6;[$Caractères.$H$8];IF([.T2]=7;[$Caractères.$H$9];&quot;x&quot;)))))))))" office:value-type="string" office:string-value="l" calcext:value-type="string">
            <text:p>l</text:p>
          </table:table-cell>
          <table:table-cell table:style-name="ce60" table:formula="of:=IF([.U2]=0;[$Caractères.$B$2];IF([.U2]=1;[$Caractères.$B$3];IF([.U2]=2;[$Caractères.$B$4];IF([.U2]=3;[$Caractères.$B$5];IF([.U2]=4;[$Caractères.$B$6];IF([.U2]=5;[$Caractères.$B$7];IF([.U2]=6;[$Caractères.$B$8];IF([.U2]=7;[$Caractères.$B$9];IF([.U2]=8;[$Caractères.$B$10];IF([.U2]=9;[$Caractères.$B$11];IF([.U2]=10;[$Caractères.$B$12];IF([.U2]=11;[$Caractères.$B$13];IF([.U2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U2]&gt;0;[.U2]&lt;4);&quot;&quot;;IF([.V2]=0;[$Caractères.$H$2];IF([.V2]=1;[$Caractères.$H$3];IF([.V2]=2;[$Caractères.$H$4];IF([.V2]=3;[$Caractères.$H$5];IF([.V2]=4;[$Caractères.$H$6];IF([.V2]=5;[$Caractères.$H$7];IF([.V2]=6;[$Caractères.$H$8];IF([.V2]=7;[$Caractères.$H$9];&quot;x&quot;)))))))))" office:value-type="string" office:string-value="l" calcext:value-type="string">
            <text:p>l</text:p>
          </table:table-cell>
          <table:table-cell table:style-name="ce54" table:formula="of:=IF([.W2]=0;[$Caractères.$B$2];IF([.W2]=1;[$Caractères.$B$3];IF([.W2]=2;[$Caractères.$B$4];IF([.W2]=3;[$Caractères.$B$5];IF([.W2]=4;[$Caractères.$B$6];IF([.W2]=5;[$Caractères.$B$7];IF([.W2]=6;[$Caractères.$B$8];IF([.W2]=7;[$Caractères.$B$9];IF([.W2]=8;[$Caractères.$B$10];IF([.W2]=9;[$Caractères.$B$11];IF([.W2]=10;[$Caractères.$B$12];IF([.W2]=11;[$Caractères.$B$13];IF([.W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W2]&gt;0;[.W2]&lt;4);&quot;&quot;;IF([.X2]=0;[$Caractères.$H$2];IF([.X2]=1;[$Caractères.$H$3];IF([.X2]=2;[$Caractères.$H$4];IF([.X2]=3;[$Caractères.$H$5];IF([.X2]=4;[$Caractères.$H$6];IF([.X2]=5;[$Caractères.$H$7];IF([.X2]=6;[$Caractères.$H$8];IF([.X2]=7;[$Caractères.$H$9];&quot;x&quot;)))))))))" office:value-type="string" office:string-value="l" calcext:value-type="string">
            <text:p>l</text:p>
          </table:table-cell>
          <table:table-cell table:style-name="ce60" table:formula="of:=IF([.Y2]=0;[$Caractères.$B$2];IF([.Y2]=1;[$Caractères.$B$3];IF([.Y2]=2;[$Caractères.$B$4];IF([.Y2]=3;[$Caractères.$B$5];IF([.Y2]=4;[$Caractères.$B$6];IF([.Y2]=5;[$Caractères.$B$7];IF([.Y2]=6;[$Caractères.$B$8];IF([.Y2]=7;[$Caractères.$B$9];IF([.Y2]=8;[$Caractères.$B$10];IF([.Y2]=9;[$Caractères.$B$11];IF([.Y2]=10;[$Caractères.$B$12];IF([.Y2]=11;[$Caractères.$B$13];IF([.Y2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Y2]&gt;0;[.Y2]&lt;4);&quot;&quot;;IF([.Z2]=0;[$Caractères.$H$2];IF([.Z2]=1;[$Caractères.$H$3];IF([.Z2]=2;[$Caractères.$H$4];IF([.Z2]=3;[$Caractères.$H$5];IF([.Z2]=4;[$Caractères.$H$6];IF([.Z2]=5;[$Caractères.$H$7];IF([.Z2]=6;[$Caractères.$H$8];IF([.Z2]=7;[$Caractères.$H$9];&quot;x&quot;)))))))))" office:value-type="string" office:string-value="f" calcext:value-type="string">
            <text:p>f</text:p>
          </table:table-cell>
          <table:table-cell table:style-name="ce54" table:formula="of:=IF([.AA2]=0;[$Caractères.$B$2];IF([.AA2]=1;[$Caractères.$B$3];IF([.AA2]=2;[$Caractères.$B$4];IF([.AA2]=3;[$Caractères.$B$5];IF([.AA2]=4;[$Caractères.$B$6];IF([.AA2]=5;[$Caractères.$B$7];IF([.AA2]=6;[$Caractères.$B$8];IF([.AA2]=7;[$Caractères.$B$9];IF([.AA2]=8;[$Caractères.$B$10];IF([.AA2]=9;[$Caractères.$B$11];IF([.AA2]=10;[$Caractères.$B$12];IF([.AA2]=11;[$Caractères.$B$13];IF([.AA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2]&gt;0;[.AA2]&lt;4);&quot;&quot;;IF([.AB2]=0;[$Caractères.$H$2];IF([.AB2]=1;[$Caractères.$H$3];IF([.AB2]=2;[$Caractères.$H$4];IF([.AB2]=3;[$Caractères.$H$5];IF([.AB2]=4;[$Caractères.$H$6];IF([.AB2]=5;[$Caractères.$H$7];IF([.AB2]=6;[$Caractères.$H$8];IF([.AB2]=7;[$Caractères.$H$9];&quot;x&quot;)))))))))" office:value-type="string" office:string-value="l" calcext:value-type="string">
            <text:p>l</text:p>
          </table:table-cell>
          <table:table-cell table:style-name="ce60" table:formula="of:=IF([.AC2]=0;[$Caractères.$B$2];IF([.AC2]=1;[$Caractères.$B$3];IF([.AC2]=2;[$Caractères.$B$4];IF([.AC2]=3;[$Caractères.$B$5];IF([.AC2]=4;[$Caractères.$B$6];IF([.AC2]=5;[$Caractères.$B$7];IF([.AC2]=6;[$Caractères.$B$8];IF([.AC2]=7;[$Caractères.$B$9];IF([.AC2]=8;[$Caractères.$B$10];IF([.AC2]=9;[$Caractères.$B$11];IF([.AC2]=10;[$Caractères.$B$12];IF([.AC2]=11;[$Caractères.$B$13];IF([.AC2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2]&gt;0;[.AC2]&lt;4);&quot;&quot;;IF([.AD2]=0;[$Caractères.$H$2];IF([.AD2]=1;[$Caractères.$H$3];IF([.AD2]=2;[$Caractères.$H$4];IF([.AD2]=3;[$Caractères.$H$5];IF([.AD2]=4;[$Caractères.$H$6];IF([.AD2]=5;[$Caractères.$H$7];IF([.AD2]=6;[$Caractères.$H$8];IF([.AD2]=7;[$Caractères.$H$9];&quot;x&quot;)))))))))" office:value-type="string" office:string-value="l" calcext:value-type="string">
            <text:p>l</text:p>
          </table:table-cell>
          <table:table-cell table:style-name="ce54" table:formula="of:=IF([.AE2]=0;[$Caractères.$B$2];IF([.AE2]=1;[$Caractères.$B$3];IF([.AE2]=2;[$Caractères.$B$4];IF([.AE2]=3;[$Caractères.$B$5];IF([.AE2]=4;[$Caractères.$B$6];IF([.AE2]=5;[$Caractères.$B$7];IF([.AE2]=6;[$Caractères.$B$8];IF([.AE2]=7;[$Caractères.$B$9];IF([.AE2]=8;[$Caractères.$B$10];IF([.AE2]=9;[$Caractères.$B$11];IF([.AE2]=10;[$Caractères.$B$12];IF([.AE2]=11;[$Caractères.$B$13];IF([.AE2]=12;[$Caractères.$B$14];&quot;&quot;)))))))))))))" office:value-type="string" office:string-value="◥" calcext:value-type="string">
            <text:p>◥</text:p>
          </table:table-cell>
          <table:table-cell table:style-name="ce66" table:formula="of:=IF(AND([.AE2]&gt;0;[.AE2]&lt;4);&quot;&quot;;IF([.AF2]=0;[$Caractères.$H$2];IF([.AF2]=1;[$Caractères.$H$3];IF([.AF2]=2;[$Caractères.$H$4];IF([.AF2]=3;[$Caractères.$H$5];IF([.AF2]=4;[$Caractères.$H$6];IF([.AF2]=5;[$Caractères.$H$7];IF([.AF2]=6;[$Caractères.$H$8];IF([.AF2]=7;[$Caractères.$H$9];&quot;x&quot;)))))))))" office:value-type="string" office:string-value="l" calcext:value-type="string">
            <text:p>l</text:p>
          </table:table-cell>
          <table:table-cell table:number-columns-repeated="5"/>
        </table:table-row>
        <table:table-row table:style-name="ro2">
          <table:table-cell table:style-name="ce42" table:formula="of:=IF([.A3]=0;[$Caractères.$B$2];IF([.A3]=1;[$Caractères.$B$3];IF([.A3]=2;[$Caractères.$B$4];IF([.A3]=3;[$Caractères.$B$5];IF([.A3]=4;[$Caractères.$B$6];IF([.A3]=5;[$Caractères.$B$7];IF([.A3]=6;[$Caractères.$B$8];IF([.A3]=7;[$Caractères.$B$9];IF([.A3]=8;[$Caractères.$B$10];IF([.A3]=9;[$Caractères.$B$11];IF([.A3]=10;[$Caractères.$B$12];IF([.A3]=11;[$Caractères.$B$13];IF([.A3]=12;[$Caractères.$B$14];&quot;&quot;)))))))))))))" office:value-type="string" office:string-value="▎" calcext:value-type="string">
            <text:p>▎</text:p>
          </table:table-cell>
          <table:table-cell table:style-name="ce48" table:formula="of:=IF(AND([.A3]&gt;0;[.A3]&lt;4);&quot;&quot;;IF([.B3]=0;[$Caractères.$H$2];IF([.B3]=1;[$Caractères.$H$3];IF([.B3]=2;[$Caractères.$H$4];IF([.B3]=3;[$Caractères.$H$5];IF([.B3]=4;[$Caractères.$H$6];IF([.B3]=5;[$Caractères.$H$7];IF([.B3]=6;[$Caractères.$H$8];IF([.B3]=7;[$Caractères.$H$9];&quot;x&quot;)))))))))" office:value-type="string" office:string-value="g" calcext:value-type="string">
            <text:p>g</text:p>
          </table:table-cell>
          <table:table-cell table:style-name="ce54" table:formula="of:=IF([.C3]=0;[$Caractères.$B$2];IF([.C3]=1;[$Caractères.$B$3];IF([.C3]=2;[$Caractères.$B$4];IF([.C3]=3;[$Caractères.$B$5];IF([.C3]=4;[$Caractères.$B$6];IF([.C3]=5;[$Caractères.$B$7];IF([.C3]=6;[$Caractères.$B$8];IF([.C3]=7;[$Caractères.$B$9];IF([.C3]=8;[$Caractères.$B$10];IF([.C3]=9;[$Caractères.$B$11];IF([.C3]=10;[$Caractères.$B$12];IF([.C3]=11;[$Caractères.$B$13];IF([.C3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3]&gt;0;[.C3]&lt;4);&quot;&quot;;IF([.D3]=0;[$Caractères.$H$2];IF([.D3]=1;[$Caractères.$H$3];IF([.D3]=2;[$Caractères.$H$4];IF([.D3]=3;[$Caractères.$H$5];IF([.D3]=4;[$Caractères.$H$6];IF([.D3]=5;[$Caractères.$H$7];IF([.D3]=6;[$Caractères.$H$8];IF([.D3]=7;[$Caractères.$H$9];&quot;x&quot;)))))))))" office:value-type="string" office:string-value="i" calcext:value-type="string">
            <text:p>i</text:p>
          </table:table-cell>
          <table:table-cell table:style-name="ce60" table:formula="of:=IF([.E3]=0;[$Caractères.$B$2];IF([.E3]=1;[$Caractères.$B$3];IF([.E3]=2;[$Caractères.$B$4];IF([.E3]=3;[$Caractères.$B$5];IF([.E3]=4;[$Caractères.$B$6];IF([.E3]=5;[$Caractères.$B$7];IF([.E3]=6;[$Caractères.$B$8];IF([.E3]=7;[$Caractères.$B$9];IF([.E3]=8;[$Caractères.$B$10];IF([.E3]=9;[$Caractères.$B$11];IF([.E3]=10;[$Caractères.$B$12];IF([.E3]=11;[$Caractères.$B$13];IF([.E3]=12;[$Caractères.$B$14];&quot;&quot;)))))))))))))" office:value-type="string" office:string-value="◢" calcext:value-type="string">
            <text:p>◢</text:p>
          </table:table-cell>
          <table:table-cell table:style-name="ce48" table:formula="of:=IF(AND([.E3]&gt;0;[.E3]&lt;4);&quot;&quot;;IF([.F3]=0;[$Caractères.$H$2];IF([.F3]=1;[$Caractères.$H$3];IF([.F3]=2;[$Caractères.$H$4];IF([.F3]=3;[$Caractères.$H$5];IF([.F3]=4;[$Caractères.$H$6];IF([.F3]=5;[$Caractères.$H$7];IF([.F3]=6;[$Caractères.$H$8];IF([.F3]=7;[$Caractères.$H$9];&quot;x&quot;)))))))))" office:value-type="string" office:string-value="l" calcext:value-type="string">
            <text:p>l</text:p>
          </table:table-cell>
          <table:table-cell table:style-name="ce54" table:formula="of:=IF([.G3]=0;[$Caractères.$B$2];IF([.G3]=1;[$Caractères.$B$3];IF([.G3]=2;[$Caractères.$B$4];IF([.G3]=3;[$Caractères.$B$5];IF([.G3]=4;[$Caractères.$B$6];IF([.G3]=5;[$Caractères.$B$7];IF([.G3]=6;[$Caractères.$B$8];IF([.G3]=7;[$Caractères.$B$9];IF([.G3]=8;[$Caractères.$B$10];IF([.G3]=9;[$Caractères.$B$11];IF([.G3]=10;[$Caractères.$B$12];IF([.G3]=11;[$Caractères.$B$13];IF([.G3]=12;[$Caractères.$B$14];&quot;&quot;)))))))))))))" office:value-type="string" office:string-value="◣" calcext:value-type="string">
            <text:p>◣</text:p>
          </table:table-cell>
          <table:table-cell table:style-name="ce57" table:formula="of:=IF(AND([.G3]&gt;0;[.G3]&lt;4);&quot;&quot;;IF([.H3]=0;[$Caractères.$H$2];IF([.H3]=1;[$Caractères.$H$3];IF([.H3]=2;[$Caractères.$H$4];IF([.H3]=3;[$Caractères.$H$5];IF([.H3]=4;[$Caractères.$H$6];IF([.H3]=5;[$Caractères.$H$7];IF([.H3]=6;[$Caractères.$H$8];IF([.H3]=7;[$Caractères.$H$9];&quot;x&quot;)))))))))" office:value-type="string" office:string-value="h" calcext:value-type="string">
            <text:p>h</text:p>
          </table:table-cell>
          <table:table-cell table:style-name="ce60" table:formula="of:=IF([.I3]=0;[$Caractères.$B$2];IF([.I3]=1;[$Caractères.$B$3];IF([.I3]=2;[$Caractères.$B$4];IF([.I3]=3;[$Caractères.$B$5];IF([.I3]=4;[$Caractères.$B$6];IF([.I3]=5;[$Caractères.$B$7];IF([.I3]=6;[$Caractères.$B$8];IF([.I3]=7;[$Caractères.$B$9];IF([.I3]=8;[$Caractères.$B$10];IF([.I3]=9;[$Caractères.$B$11];IF([.I3]=10;[$Caractères.$B$12];IF([.I3]=11;[$Caractères.$B$13];IF([.I3]=12;[$Caractères.$B$14];&quot;&quot;)))))))))))))" office:value-type="string" office:string-value="▂" calcext:value-type="string">
            <text:p>▂</text:p>
          </table:table-cell>
          <table:table-cell table:style-name="ce48" table:formula="of:=IF(AND([.I3]&gt;0;[.I3]&lt;4);&quot;&quot;;IF([.J3]=0;[$Caractères.$H$2];IF([.J3]=1;[$Caractères.$H$3];IF([.J3]=2;[$Caractères.$H$4];IF([.J3]=3;[$Caractères.$H$5];IF([.J3]=4;[$Caractères.$H$6];IF([.J3]=5;[$Caractères.$H$7];IF([.J3]=6;[$Caractères.$H$8];IF([.J3]=7;[$Caractères.$H$9];&quot;x&quot;)))))))))" office:value-type="string" office:string-value="h" calcext:value-type="string">
            <text:p>h</text:p>
          </table:table-cell>
          <table:table-cell table:style-name="ce54" table:formula="of:=IF([.K3]=0;[$Caractères.$B$2];IF([.K3]=1;[$Caractères.$B$3];IF([.K3]=2;[$Caractères.$B$4];IF([.K3]=3;[$Caractères.$B$5];IF([.K3]=4;[$Caractères.$B$6];IF([.K3]=5;[$Caractères.$B$7];IF([.K3]=6;[$Caractères.$B$8];IF([.K3]=7;[$Caractères.$B$9];IF([.K3]=8;[$Caractères.$B$10];IF([.K3]=9;[$Caractères.$B$11];IF([.K3]=10;[$Caractères.$B$12];IF([.K3]=11;[$Caractères.$B$13];IF([.K3]=12;[$Caractères.$B$14];&quot;&quot;)))))))))))))" office:value-type="string" office:string-value="◢" calcext:value-type="string">
            <text:p>◢</text:p>
          </table:table-cell>
          <table:table-cell table:style-name="ce57" table:formula="of:=IF(AND([.K3]&gt;0;[.K3]&lt;4);&quot;&quot;;IF([.L3]=0;[$Caractères.$H$2];IF([.L3]=1;[$Caractères.$H$3];IF([.L3]=2;[$Caractères.$H$4];IF([.L3]=3;[$Caractères.$H$5];IF([.L3]=4;[$Caractères.$H$6];IF([.L3]=5;[$Caractères.$H$7];IF([.L3]=6;[$Caractères.$H$8];IF([.L3]=7;[$Caractères.$H$9];&quot;x&quot;)))))))))" office:value-type="string" office:string-value="j" calcext:value-type="string">
            <text:p>j</text:p>
          </table:table-cell>
          <table:table-cell table:style-name="ce60" table:formula="of:=IF([.M3]=0;[$Caractères.$B$2];IF([.M3]=1;[$Caractères.$B$3];IF([.M3]=2;[$Caractères.$B$4];IF([.M3]=3;[$Caractères.$B$5];IF([.M3]=4;[$Caractères.$B$6];IF([.M3]=5;[$Caractères.$B$7];IF([.M3]=6;[$Caractères.$B$8];IF([.M3]=7;[$Caractères.$B$9];IF([.M3]=8;[$Caractères.$B$10];IF([.M3]=9;[$Caractères.$B$11];IF([.M3]=10;[$Caractères.$B$12];IF([.M3]=11;[$Caractères.$B$13];IF([.M3]=12;[$Caractères.$B$14];&quot;&quot;)))))))))))))" office:value-type="string" office:string-value="◣" calcext:value-type="string">
            <text:p>◣</text:p>
          </table:table-cell>
          <table:table-cell table:style-name="ce48" table:formula="of:=IF(AND([.M3]&gt;0;[.M3]&lt;4);&quot;&quot;;IF([.N3]=0;[$Caractères.$H$2];IF([.N3]=1;[$Caractères.$H$3];IF([.N3]=2;[$Caractères.$H$4];IF([.N3]=3;[$Caractères.$H$5];IF([.N3]=4;[$Caractères.$H$6];IF([.N3]=5;[$Caractères.$H$7];IF([.N3]=6;[$Caractères.$H$8];IF([.N3]=7;[$Caractères.$H$9];&quot;x&quot;)))))))))" office:value-type="string" office:string-value="j" calcext:value-type="string">
            <text:p>j</text:p>
          </table:table-cell>
          <table:table-cell table:style-name="ce54" table:formula="of:=IF([.O3]=0;[$Caractères.$B$2];IF([.O3]=1;[$Caractères.$B$3];IF([.O3]=2;[$Caractères.$B$4];IF([.O3]=3;[$Caractères.$B$5];IF([.O3]=4;[$Caractères.$B$6];IF([.O3]=5;[$Caractères.$B$7];IF([.O3]=6;[$Caractères.$B$8];IF([.O3]=7;[$Caractères.$B$9];IF([.O3]=8;[$Caractères.$B$10];IF([.O3]=9;[$Caractères.$B$11];IF([.O3]=10;[$Caractères.$B$12];IF([.O3]=11;[$Caractères.$B$13];IF([.O3]=12;[$Caractères.$B$14];&quot;&quot;)))))))))))))" office:value-type="string" office:string-value="▂" calcext:value-type="string">
            <text:p>▂</text:p>
          </table:table-cell>
          <table:table-cell table:style-name="ce57" table:formula="of:=IF(AND([.O3]&gt;0;[.O3]&lt;4);&quot;&quot;;IF([.P3]=0;[$Caractères.$H$2];IF([.P3]=1;[$Caractères.$H$3];IF([.P3]=2;[$Caractères.$H$4];IF([.P3]=3;[$Caractères.$H$5];IF([.P3]=4;[$Caractères.$H$6];IF([.P3]=5;[$Caractères.$H$7];IF([.P3]=6;[$Caractères.$H$8];IF([.P3]=7;[$Caractères.$H$9];&quot;x&quot;)))))))))" office:value-type="string" office:string-value="h" calcext:value-type="string">
            <text:p>h</text:p>
          </table:table-cell>
          <table:table-cell table:style-name="ce60" table:formula="of:=IF([.Q3]=0;[$Caractères.$B$2];IF([.Q3]=1;[$Caractères.$B$3];IF([.Q3]=2;[$Caractères.$B$4];IF([.Q3]=3;[$Caractères.$B$5];IF([.Q3]=4;[$Caractères.$B$6];IF([.Q3]=5;[$Caractères.$B$7];IF([.Q3]=6;[$Caractères.$B$8];IF([.Q3]=7;[$Caractères.$B$9];IF([.Q3]=8;[$Caractères.$B$10];IF([.Q3]=9;[$Caractères.$B$11];IF([.Q3]=10;[$Caractères.$B$12];IF([.Q3]=11;[$Caractères.$B$13];IF([.Q3]=12;[$Caractères.$B$14];&quot;&quot;)))))))))))))" office:value-type="string" office:string-value="▂" calcext:value-type="string">
            <text:p>▂</text:p>
          </table:table-cell>
          <table:table-cell table:style-name="ce48" table:formula="of:=IF(AND([.Q3]&gt;0;[.Q3]&lt;4);&quot;&quot;;IF([.R3]=0;[$Caractères.$H$2];IF([.R3]=1;[$Caractères.$H$3];IF([.R3]=2;[$Caractères.$H$4];IF([.R3]=3;[$Caractères.$H$5];IF([.R3]=4;[$Caractères.$H$6];IF([.R3]=5;[$Caractères.$H$7];IF([.R3]=6;[$Caractères.$H$8];IF([.R3]=7;[$Caractères.$H$9];&quot;x&quot;)))))))))" office:value-type="string" office:string-value="h" calcext:value-type="string">
            <text:p>h</text:p>
          </table:table-cell>
          <table:table-cell table:style-name="ce54" table:formula="of:=IF([.S3]=0;[$Caractères.$B$2];IF([.S3]=1;[$Caractères.$B$3];IF([.S3]=2;[$Caractères.$B$4];IF([.S3]=3;[$Caractères.$B$5];IF([.S3]=4;[$Caractères.$B$6];IF([.S3]=5;[$Caractères.$B$7];IF([.S3]=6;[$Caractères.$B$8];IF([.S3]=7;[$Caractères.$B$9];IF([.S3]=8;[$Caractères.$B$10];IF([.S3]=9;[$Caractères.$B$11];IF([.S3]=10;[$Caractères.$B$12];IF([.S3]=11;[$Caractères.$B$13];IF([.S3]=12;[$Caractères.$B$14];&quot;&quot;)))))))))))))" office:value-type="string" office:string-value="▂" calcext:value-type="string">
            <text:p>▂</text:p>
          </table:table-cell>
          <table:table-cell table:style-name="ce57" table:formula="of:=IF(AND([.S3]&gt;0;[.S3]&lt;4);&quot;&quot;;IF([.T3]=0;[$Caractères.$H$2];IF([.T3]=1;[$Caractères.$H$3];IF([.T3]=2;[$Caractères.$H$4];IF([.T3]=3;[$Caractères.$H$5];IF([.T3]=4;[$Caractères.$H$6];IF([.T3]=5;[$Caractères.$H$7];IF([.T3]=6;[$Caractères.$H$8];IF([.T3]=7;[$Caractères.$H$9];&quot;x&quot;)))))))))" office:value-type="string" office:string-value="f" calcext:value-type="string">
            <text:p>f</text:p>
          </table:table-cell>
          <table:table-cell table:style-name="ce60" table:formula="of:=IF([.U3]=0;[$Caractères.$B$2];IF([.U3]=1;[$Caractères.$B$3];IF([.U3]=2;[$Caractères.$B$4];IF([.U3]=3;[$Caractères.$B$5];IF([.U3]=4;[$Caractères.$B$6];IF([.U3]=5;[$Caractères.$B$7];IF([.U3]=6;[$Caractères.$B$8];IF([.U3]=7;[$Caractères.$B$9];IF([.U3]=8;[$Caractères.$B$10];IF([.U3]=9;[$Caractères.$B$11];IF([.U3]=10;[$Caractères.$B$12];IF([.U3]=11;[$Caractères.$B$13];IF([.U3]=12;[$Caractères.$B$14];&quot;&quot;)))))))))))))" office:value-type="string" office:string-value="▂" calcext:value-type="string">
            <text:p>▂</text:p>
          </table:table-cell>
          <table:table-cell table:style-name="ce48" table:formula="of:=IF(AND([.U3]&gt;0;[.U3]&lt;4);&quot;&quot;;IF([.V3]=0;[$Caractères.$H$2];IF([.V3]=1;[$Caractères.$H$3];IF([.V3]=2;[$Caractères.$H$4];IF([.V3]=3;[$Caractères.$H$5];IF([.V3]=4;[$Caractères.$H$6];IF([.V3]=5;[$Caractères.$H$7];IF([.V3]=6;[$Caractères.$H$8];IF([.V3]=7;[$Caractères.$H$9];&quot;x&quot;)))))))))" office:value-type="string" office:string-value="f" calcext:value-type="string">
            <text:p>f</text:p>
          </table:table-cell>
          <table:table-cell table:style-name="ce54" table:formula="of:=IF([.W3]=0;[$Caractères.$B$2];IF([.W3]=1;[$Caractères.$B$3];IF([.W3]=2;[$Caractères.$B$4];IF([.W3]=3;[$Caractères.$B$5];IF([.W3]=4;[$Caractères.$B$6];IF([.W3]=5;[$Caractères.$B$7];IF([.W3]=6;[$Caractères.$B$8];IF([.W3]=7;[$Caractères.$B$9];IF([.W3]=8;[$Caractères.$B$10];IF([.W3]=9;[$Caractères.$B$11];IF([.W3]=10;[$Caractères.$B$12];IF([.W3]=11;[$Caractères.$B$13];IF([.W3]=12;[$Caractères.$B$14];&quot;&quot;)))))))))))))" office:value-type="string" office:string-value="◢" calcext:value-type="string">
            <text:p>◢</text:p>
          </table:table-cell>
          <table:table-cell table:style-name="ce57" table:formula="of:=IF(AND([.W3]&gt;0;[.W3]&lt;4);&quot;&quot;;IF([.X3]=0;[$Caractères.$H$2];IF([.X3]=1;[$Caractères.$H$3];IF([.X3]=2;[$Caractères.$H$4];IF([.X3]=3;[$Caractères.$H$5];IF([.X3]=4;[$Caractères.$H$6];IF([.X3]=5;[$Caractères.$H$7];IF([.X3]=6;[$Caractères.$H$8];IF([.X3]=7;[$Caractères.$H$9];&quot;x&quot;)))))))))" office:value-type="string" office:string-value="l" calcext:value-type="string">
            <text:p>l</text:p>
          </table:table-cell>
          <table:table-cell table:style-name="ce60" table:formula="of:=IF([.Y3]=0;[$Caractères.$B$2];IF([.Y3]=1;[$Caractères.$B$3];IF([.Y3]=2;[$Caractères.$B$4];IF([.Y3]=3;[$Caractères.$B$5];IF([.Y3]=4;[$Caractères.$B$6];IF([.Y3]=5;[$Caractères.$B$7];IF([.Y3]=6;[$Caractères.$B$8];IF([.Y3]=7;[$Caractères.$B$9];IF([.Y3]=8;[$Caractères.$B$10];IF([.Y3]=9;[$Caractères.$B$11];IF([.Y3]=10;[$Caractères.$B$12];IF([.Y3]=11;[$Caractères.$B$13];IF([.Y3]=12;[$Caractères.$B$14];&quot;&quot;)))))))))))))" office:value-type="string" office:string-value="◣" calcext:value-type="string">
            <text:p>◣</text:p>
          </table:table-cell>
          <table:table-cell table:style-name="ce48" table:formula="of:=IF(AND([.Y3]&gt;0;[.Y3]&lt;4);&quot;&quot;;IF([.Z3]=0;[$Caractères.$H$2];IF([.Z3]=1;[$Caractères.$H$3];IF([.Z3]=2;[$Caractères.$H$4];IF([.Z3]=3;[$Caractères.$H$5];IF([.Z3]=4;[$Caractères.$H$6];IF([.Z3]=5;[$Caractères.$H$7];IF([.Z3]=6;[$Caractères.$H$8];IF([.Z3]=7;[$Caractères.$H$9];&quot;x&quot;)))))))))" office:value-type="string" office:string-value="j" calcext:value-type="string">
            <text:p>j</text:p>
          </table:table-cell>
          <table:table-cell table:style-name="ce54" table:formula="of:=IF([.AA3]=0;[$Caractères.$B$2];IF([.AA3]=1;[$Caractères.$B$3];IF([.AA3]=2;[$Caractères.$B$4];IF([.AA3]=3;[$Caractères.$B$5];IF([.AA3]=4;[$Caractères.$B$6];IF([.AA3]=5;[$Caractères.$B$7];IF([.AA3]=6;[$Caractères.$B$8];IF([.AA3]=7;[$Caractères.$B$9];IF([.AA3]=8;[$Caractères.$B$10];IF([.AA3]=9;[$Caractères.$B$11];IF([.AA3]=10;[$Caractères.$B$12];IF([.AA3]=11;[$Caractères.$B$13];IF([.AA3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3]&gt;0;[.AA3]&lt;4);&quot;&quot;;IF([.AB3]=0;[$Caractères.$H$2];IF([.AB3]=1;[$Caractères.$H$3];IF([.AB3]=2;[$Caractères.$H$4];IF([.AB3]=3;[$Caractères.$H$5];IF([.AB3]=4;[$Caractères.$H$6];IF([.AB3]=5;[$Caractères.$H$7];IF([.AB3]=6;[$Caractères.$H$8];IF([.AB3]=7;[$Caractères.$H$9];&quot;x&quot;)))))))))" office:value-type="string" office:string-value="f" calcext:value-type="string">
            <text:p>f</text:p>
          </table:table-cell>
          <table:table-cell table:style-name="ce60" table:formula="of:=IF([.AC3]=0;[$Caractères.$B$2];IF([.AC3]=1;[$Caractères.$B$3];IF([.AC3]=2;[$Caractères.$B$4];IF([.AC3]=3;[$Caractères.$B$5];IF([.AC3]=4;[$Caractères.$B$6];IF([.AC3]=5;[$Caractères.$B$7];IF([.AC3]=6;[$Caractères.$B$8];IF([.AC3]=7;[$Caractères.$B$9];IF([.AC3]=8;[$Caractères.$B$10];IF([.AC3]=9;[$Caractères.$B$11];IF([.AC3]=10;[$Caractères.$B$12];IF([.AC3]=11;[$Caractères.$B$13];IF([.AC3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3]&gt;0;[.AC3]&lt;4);&quot;&quot;;IF([.AD3]=0;[$Caractères.$H$2];IF([.AD3]=1;[$Caractères.$H$3];IF([.AD3]=2;[$Caractères.$H$4];IF([.AD3]=3;[$Caractères.$H$5];IF([.AD3]=4;[$Caractères.$H$6];IF([.AD3]=5;[$Caractères.$H$7];IF([.AD3]=6;[$Caractères.$H$8];IF([.AD3]=7;[$Caractères.$H$9];&quot;x&quot;)))))))))" office:value-type="string" office:string-value="f" calcext:value-type="string">
            <text:p>f</text:p>
          </table:table-cell>
          <table:table-cell table:style-name="ce54" table:formula="of:=IF([.AE3]=0;[$Caractères.$B$2];IF([.AE3]=1;[$Caractères.$B$3];IF([.AE3]=2;[$Caractères.$B$4];IF([.AE3]=3;[$Caractères.$B$5];IF([.AE3]=4;[$Caractères.$B$6];IF([.AE3]=5;[$Caractères.$B$7];IF([.AE3]=6;[$Caractères.$B$8];IF([.AE3]=7;[$Caractères.$B$9];IF([.AE3]=8;[$Caractères.$B$10];IF([.AE3]=9;[$Caractères.$B$11];IF([.AE3]=10;[$Caractères.$B$12];IF([.AE3]=11;[$Caractères.$B$13];IF([.AE3]=12;[$Caractères.$B$14];&quot;&quot;)))))))))))))" office:value-type="string" office:string-value="" calcext:value-type="string">
            <text:p></text:p>
          </table:table-cell>
          <table:table-cell table:style-name="ce66" table:formula="of:=IF(AND([.AE3]&gt;0;[.AE3]&lt;4);&quot;&quot;;IF([.AF3]=0;[$Caractères.$H$2];IF([.AF3]=1;[$Caractères.$H$3];IF([.AF3]=2;[$Caractères.$H$4];IF([.AF3]=3;[$Caractères.$H$5];IF([.AF3]=4;[$Caractères.$H$6];IF([.AF3]=5;[$Caractères.$H$7];IF([.AF3]=6;[$Caractères.$H$8];IF([.AF3]=7;[$Caractères.$H$9];&quot;x&quot;)))))))))" office:value-type="string" office:string-value="j" calcext:value-type="string">
            <text:p>j</text:p>
          </table:table-cell>
          <table:table-cell table:number-columns-repeated="5"/>
        </table:table-row>
        <table:table-row table:style-name="ro2">
          <table:table-cell table:style-name="ce42" table:formula="of:=IF([.A4]=0;[$Caractères.$B$2];IF([.A4]=1;[$Caractères.$B$3];IF([.A4]=2;[$Caractères.$B$4];IF([.A4]=3;[$Caractères.$B$5];IF([.A4]=4;[$Caractères.$B$6];IF([.A4]=5;[$Caractères.$B$7];IF([.A4]=6;[$Caractères.$B$8];IF([.A4]=7;[$Caractères.$B$9];IF([.A4]=8;[$Caractères.$B$10];IF([.A4]=9;[$Caractères.$B$11];IF([.A4]=10;[$Caractères.$B$12];IF([.A4]=11;[$Caractères.$B$13];IF([.A4]=12;[$Caractères.$B$14];&quot;&quot;)))))))))))))" office:value-type="string" office:string-value="▎" calcext:value-type="string">
            <text:p>▎</text:p>
          </table:table-cell>
          <table:table-cell table:style-name="ce48" table:formula="of:=IF(AND([.A4]&gt;0;[.A4]&lt;4);&quot;&quot;;IF([.B4]=0;[$Caractères.$H$2];IF([.B4]=1;[$Caractères.$H$3];IF([.B4]=2;[$Caractères.$H$4];IF([.B4]=3;[$Caractères.$H$5];IF([.B4]=4;[$Caractères.$H$6];IF([.B4]=5;[$Caractères.$H$7];IF([.B4]=6;[$Caractères.$H$8];IF([.B4]=7;[$Caractères.$H$9];&quot;x&quot;)))))))))" office:value-type="string" office:string-value="g" calcext:value-type="string">
            <text:p>g</text:p>
          </table:table-cell>
          <table:table-cell table:style-name="ce54" table:formula="of:=IF([.C4]=0;[$Caractères.$B$2];IF([.C4]=1;[$Caractères.$B$3];IF([.C4]=2;[$Caractères.$B$4];IF([.C4]=3;[$Caractères.$B$5];IF([.C4]=4;[$Caractères.$B$6];IF([.C4]=5;[$Caractères.$B$7];IF([.C4]=6;[$Caractères.$B$8];IF([.C4]=7;[$Caractères.$B$9];IF([.C4]=8;[$Caractères.$B$10];IF([.C4]=9;[$Caractères.$B$11];IF([.C4]=10;[$Caractères.$B$12];IF([.C4]=11;[$Caractères.$B$13];IF([.C4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4]&gt;0;[.C4]&lt;4);&quot;&quot;;IF([.D4]=0;[$Caractères.$H$2];IF([.D4]=1;[$Caractères.$H$3];IF([.D4]=2;[$Caractères.$H$4];IF([.D4]=3;[$Caractères.$H$5];IF([.D4]=4;[$Caractères.$H$6];IF([.D4]=5;[$Caractères.$H$7];IF([.D4]=6;[$Caractères.$H$8];IF([.D4]=7;[$Caractères.$H$9];&quot;x&quot;)))))))))" office:value-type="string" office:string-value="m" calcext:value-type="string">
            <text:p>m</text:p>
          </table:table-cell>
          <table:table-cell table:style-name="ce60" table:formula="of:=IF([.E4]=0;[$Caractères.$B$2];IF([.E4]=1;[$Caractères.$B$3];IF([.E4]=2;[$Caractères.$B$4];IF([.E4]=3;[$Caractères.$B$5];IF([.E4]=4;[$Caractères.$B$6];IF([.E4]=5;[$Caractères.$B$7];IF([.E4]=6;[$Caractères.$B$8];IF([.E4]=7;[$Caractères.$B$9];IF([.E4]=8;[$Caractères.$B$10];IF([.E4]=9;[$Caractères.$B$11];IF([.E4]=10;[$Caractères.$B$12];IF([.E4]=11;[$Caractères.$B$13];IF([.E4]=12;[$Caractères.$B$14];&quot;&quot;)))))))))))))" office:value-type="string" office:string-value="◥" calcext:value-type="string">
            <text:p>◥</text:p>
          </table:table-cell>
          <table:table-cell table:style-name="ce48" table:formula="of:=IF(AND([.E4]&gt;0;[.E4]&lt;4);&quot;&quot;;IF([.F4]=0;[$Caractères.$H$2];IF([.F4]=1;[$Caractères.$H$3];IF([.F4]=2;[$Caractères.$H$4];IF([.F4]=3;[$Caractères.$H$5];IF([.F4]=4;[$Caractères.$H$6];IF([.F4]=5;[$Caractères.$H$7];IF([.F4]=6;[$Caractères.$H$8];IF([.F4]=7;[$Caractères.$H$9];&quot;x&quot;)))))))))" office:value-type="string" office:string-value="m" calcext:value-type="string">
            <text:p>m</text:p>
          </table:table-cell>
          <table:table-cell table:style-name="ce54" table:formula="of:=IF([.G4]=0;[$Caractères.$B$2];IF([.G4]=1;[$Caractères.$B$3];IF([.G4]=2;[$Caractères.$B$4];IF([.G4]=3;[$Caractères.$B$5];IF([.G4]=4;[$Caractères.$B$6];IF([.G4]=5;[$Caractères.$B$7];IF([.G4]=6;[$Caractères.$B$8];IF([.G4]=7;[$Caractères.$B$9];IF([.G4]=8;[$Caractères.$B$10];IF([.G4]=9;[$Caractères.$B$11];IF([.G4]=10;[$Caractères.$B$12];IF([.G4]=11;[$Caractères.$B$13];IF([.G4]=12;[$Caractères.$B$14];&quot;&quot;)))))))))))))" office:value-type="string" office:string-value="◤" calcext:value-type="string">
            <text:p>◤</text:p>
          </table:table-cell>
          <table:table-cell table:style-name="ce57" table:formula="of:=IF(AND([.G4]&gt;0;[.G4]&lt;4);&quot;&quot;;IF([.H4]=0;[$Caractères.$H$2];IF([.H4]=1;[$Caractères.$H$3];IF([.H4]=2;[$Caractères.$H$4];IF([.H4]=3;[$Caractères.$H$5];IF([.H4]=4;[$Caractères.$H$6];IF([.H4]=5;[$Caractères.$H$7];IF([.H4]=6;[$Caractères.$H$8];IF([.H4]=7;[$Caractères.$H$9];&quot;x&quot;)))))))))" office:value-type="string" office:string-value="m" calcext:value-type="string">
            <text:p>m</text:p>
          </table:table-cell>
          <table:table-cell table:style-name="ce60" table:formula="of:=IF([.I4]=0;[$Caractères.$B$2];IF([.I4]=1;[$Caractères.$B$3];IF([.I4]=2;[$Caractères.$B$4];IF([.I4]=3;[$Caractères.$B$5];IF([.I4]=4;[$Caractères.$B$6];IF([.I4]=5;[$Caractères.$B$7];IF([.I4]=6;[$Caractères.$B$8];IF([.I4]=7;[$Caractères.$B$9];IF([.I4]=8;[$Caractères.$B$10];IF([.I4]=9;[$Caractères.$B$11];IF([.I4]=10;[$Caractères.$B$12];IF([.I4]=11;[$Caractères.$B$13];IF([.I4]=12;[$Caractères.$B$14];&quot;&quot;)))))))))))))" office:value-type="string" office:string-value="" calcext:value-type="string">
            <text:p></text:p>
          </table:table-cell>
          <table:table-cell table:style-name="ce48" table:formula="of:=IF(AND([.I4]&gt;0;[.I4]&lt;4);&quot;&quot;;IF([.J4]=0;[$Caractères.$H$2];IF([.J4]=1;[$Caractères.$H$3];IF([.J4]=2;[$Caractères.$H$4];IF([.J4]=3;[$Caractères.$H$5];IF([.J4]=4;[$Caractères.$H$6];IF([.J4]=5;[$Caractères.$H$7];IF([.J4]=6;[$Caractères.$H$8];IF([.J4]=7;[$Caractères.$H$9];&quot;x&quot;)))))))))" office:value-type="string" office:string-value="m" calcext:value-type="string">
            <text:p>m</text:p>
          </table:table-cell>
          <table:table-cell table:style-name="ce54" table:formula="of:=IF([.K4]=0;[$Caractères.$B$2];IF([.K4]=1;[$Caractères.$B$3];IF([.K4]=2;[$Caractères.$B$4];IF([.K4]=3;[$Caractères.$B$5];IF([.K4]=4;[$Caractères.$B$6];IF([.K4]=5;[$Caractères.$B$7];IF([.K4]=6;[$Caractères.$B$8];IF([.K4]=7;[$Caractères.$B$9];IF([.K4]=8;[$Caractères.$B$10];IF([.K4]=9;[$Caractères.$B$11];IF([.K4]=10;[$Caractères.$B$12];IF([.K4]=11;[$Caractères.$B$13];IF([.K4]=12;[$Caractères.$B$14];&quot;&quot;)))))))))))))" office:value-type="string" office:string-value="◥" calcext:value-type="string">
            <text:p>◥</text:p>
          </table:table-cell>
          <table:table-cell table:style-name="ce57" table:formula="of:=IF(AND([.K4]&gt;0;[.K4]&lt;4);&quot;&quot;;IF([.L4]=0;[$Caractères.$H$2];IF([.L4]=1;[$Caractères.$H$3];IF([.L4]=2;[$Caractères.$H$4];IF([.L4]=3;[$Caractères.$H$5];IF([.L4]=4;[$Caractères.$H$6];IF([.L4]=5;[$Caractères.$H$7];IF([.L4]=6;[$Caractères.$H$8];IF([.L4]=7;[$Caractères.$H$9];&quot;x&quot;)))))))))" office:value-type="string" office:string-value="m" calcext:value-type="string">
            <text:p>m</text:p>
          </table:table-cell>
          <table:table-cell table:style-name="ce60" table:formula="of:=IF([.M4]=0;[$Caractères.$B$2];IF([.M4]=1;[$Caractères.$B$3];IF([.M4]=2;[$Caractères.$B$4];IF([.M4]=3;[$Caractères.$B$5];IF([.M4]=4;[$Caractères.$B$6];IF([.M4]=5;[$Caractères.$B$7];IF([.M4]=6;[$Caractères.$B$8];IF([.M4]=7;[$Caractères.$B$9];IF([.M4]=8;[$Caractères.$B$10];IF([.M4]=9;[$Caractères.$B$11];IF([.M4]=10;[$Caractères.$B$12];IF([.M4]=11;[$Caractères.$B$13];IF([.M4]=12;[$Caractères.$B$14];&quot;&quot;)))))))))))))" office:value-type="string" office:string-value="◤" calcext:value-type="string">
            <text:p>◤</text:p>
          </table:table-cell>
          <table:table-cell table:style-name="ce48" table:formula="of:=IF(AND([.M4]&gt;0;[.M4]&lt;4);&quot;&quot;;IF([.N4]=0;[$Caractères.$H$2];IF([.N4]=1;[$Caractères.$H$3];IF([.N4]=2;[$Caractères.$H$4];IF([.N4]=3;[$Caractères.$H$5];IF([.N4]=4;[$Caractères.$H$6];IF([.N4]=5;[$Caractères.$H$7];IF([.N4]=6;[$Caractères.$H$8];IF([.N4]=7;[$Caractères.$H$9];&quot;x&quot;)))))))))" office:value-type="string" office:string-value="i" calcext:value-type="string">
            <text:p>i</text:p>
          </table:table-cell>
          <table:table-cell table:style-name="ce54" table:formula="of:=IF([.O4]=0;[$Caractères.$B$2];IF([.O4]=1;[$Caractères.$B$3];IF([.O4]=2;[$Caractères.$B$4];IF([.O4]=3;[$Caractères.$B$5];IF([.O4]=4;[$Caractères.$B$6];IF([.O4]=5;[$Caractères.$B$7];IF([.O4]=6;[$Caractères.$B$8];IF([.O4]=7;[$Caractères.$B$9];IF([.O4]=8;[$Caractères.$B$10];IF([.O4]=9;[$Caractères.$B$11];IF([.O4]=10;[$Caractères.$B$12];IF([.O4]=11;[$Caractères.$B$13];IF([.O4]=12;[$Caractères.$B$14];&quot;&quot;)))))))))))))" office:value-type="string" office:string-value="" calcext:value-type="string">
            <text:p></text:p>
          </table:table-cell>
          <table:table-cell table:style-name="ce57" table:formula="of:=IF(AND([.O4]&gt;0;[.O4]&lt;4);&quot;&quot;;IF([.P4]=0;[$Caractères.$H$2];IF([.P4]=1;[$Caractères.$H$3];IF([.P4]=2;[$Caractères.$H$4];IF([.P4]=3;[$Caractères.$H$5];IF([.P4]=4;[$Caractères.$H$6];IF([.P4]=5;[$Caractères.$H$7];IF([.P4]=6;[$Caractères.$H$8];IF([.P4]=7;[$Caractères.$H$9];&quot;x&quot;)))))))))" office:value-type="string" office:string-value="i" calcext:value-type="string">
            <text:p>i</text:p>
          </table:table-cell>
          <table:table-cell table:style-name="ce60" table:formula="of:=IF([.Q4]=0;[$Caractères.$B$2];IF([.Q4]=1;[$Caractères.$B$3];IF([.Q4]=2;[$Caractères.$B$4];IF([.Q4]=3;[$Caractères.$B$5];IF([.Q4]=4;[$Caractères.$B$6];IF([.Q4]=5;[$Caractères.$B$7];IF([.Q4]=6;[$Caractères.$B$8];IF([.Q4]=7;[$Caractères.$B$9];IF([.Q4]=8;[$Caractères.$B$10];IF([.Q4]=9;[$Caractères.$B$11];IF([.Q4]=10;[$Caractères.$B$12];IF([.Q4]=11;[$Caractères.$B$13];IF([.Q4]=12;[$Caractères.$B$14];&quot;&quot;)))))))))))))" office:value-type="string" office:string-value="" calcext:value-type="string">
            <text:p></text:p>
          </table:table-cell>
          <table:table-cell table:style-name="ce48" table:formula="of:=IF(AND([.Q4]&gt;0;[.Q4]&lt;4);&quot;&quot;;IF([.R4]=0;[$Caractères.$H$2];IF([.R4]=1;[$Caractères.$H$3];IF([.R4]=2;[$Caractères.$H$4];IF([.R4]=3;[$Caractères.$H$5];IF([.R4]=4;[$Caractères.$H$6];IF([.R4]=5;[$Caractères.$H$7];IF([.R4]=6;[$Caractères.$H$8];IF([.R4]=7;[$Caractères.$H$9];&quot;x&quot;)))))))))" office:value-type="string" office:string-value="l" calcext:value-type="string">
            <text:p>l</text:p>
          </table:table-cell>
          <table:table-cell table:style-name="ce54" table:formula="of:=IF([.S4]=0;[$Caractères.$B$2];IF([.S4]=1;[$Caractères.$B$3];IF([.S4]=2;[$Caractères.$B$4];IF([.S4]=3;[$Caractères.$B$5];IF([.S4]=4;[$Caractères.$B$6];IF([.S4]=5;[$Caractères.$B$7];IF([.S4]=6;[$Caractères.$B$8];IF([.S4]=7;[$Caractères.$B$9];IF([.S4]=8;[$Caractères.$B$10];IF([.S4]=9;[$Caractères.$B$11];IF([.S4]=10;[$Caractères.$B$12];IF([.S4]=11;[$Caractères.$B$13];IF([.S4]=12;[$Caractères.$B$14];&quot;&quot;)))))))))))))" office:value-type="string" office:string-value="" calcext:value-type="string">
            <text:p></text:p>
          </table:table-cell>
          <table:table-cell table:style-name="ce57" table:formula="of:=IF(AND([.S4]&gt;0;[.S4]&lt;4);&quot;&quot;;IF([.T4]=0;[$Caractères.$H$2];IF([.T4]=1;[$Caractères.$H$3];IF([.T4]=2;[$Caractères.$H$4];IF([.T4]=3;[$Caractères.$H$5];IF([.T4]=4;[$Caractères.$H$6];IF([.T4]=5;[$Caractères.$H$7];IF([.T4]=6;[$Caractères.$H$8];IF([.T4]=7;[$Caractères.$H$9];&quot;x&quot;)))))))))" office:value-type="string" office:string-value="f" calcext:value-type="string">
            <text:p>f</text:p>
          </table:table-cell>
          <table:table-cell table:style-name="ce60" table:formula="of:=IF([.U4]=0;[$Caractères.$B$2];IF([.U4]=1;[$Caractères.$B$3];IF([.U4]=2;[$Caractères.$B$4];IF([.U4]=3;[$Caractères.$B$5];IF([.U4]=4;[$Caractères.$B$6];IF([.U4]=5;[$Caractères.$B$7];IF([.U4]=6;[$Caractères.$B$8];IF([.U4]=7;[$Caractères.$B$9];IF([.U4]=8;[$Caractères.$B$10];IF([.U4]=9;[$Caractères.$B$11];IF([.U4]=10;[$Caractères.$B$12];IF([.U4]=11;[$Caractères.$B$13];IF([.U4]=12;[$Caractères.$B$14];&quot;&quot;)))))))))))))" office:value-type="string" office:string-value="" calcext:value-type="string">
            <text:p></text:p>
          </table:table-cell>
          <table:table-cell table:style-name="ce48" table:formula="of:=IF(AND([.U4]&gt;0;[.U4]&lt;4);&quot;&quot;;IF([.V4]=0;[$Caractères.$H$2];IF([.V4]=1;[$Caractères.$H$3];IF([.V4]=2;[$Caractères.$H$4];IF([.V4]=3;[$Caractères.$H$5];IF([.V4]=4;[$Caractères.$H$6];IF([.V4]=5;[$Caractères.$H$7];IF([.V4]=6;[$Caractères.$H$8];IF([.V4]=7;[$Caractères.$H$9];&quot;x&quot;)))))))))" office:value-type="string" office:string-value="f" calcext:value-type="string">
            <text:p>f</text:p>
          </table:table-cell>
          <table:table-cell table:style-name="ce54" table:formula="of:=IF([.W4]=0;[$Caractères.$B$2];IF([.W4]=1;[$Caractères.$B$3];IF([.W4]=2;[$Caractères.$B$4];IF([.W4]=3;[$Caractères.$B$5];IF([.W4]=4;[$Caractères.$B$6];IF([.W4]=5;[$Caractères.$B$7];IF([.W4]=6;[$Caractères.$B$8];IF([.W4]=7;[$Caractères.$B$9];IF([.W4]=8;[$Caractères.$B$10];IF([.W4]=9;[$Caractères.$B$11];IF([.W4]=10;[$Caractères.$B$12];IF([.W4]=11;[$Caractères.$B$13];IF([.W4]=12;[$Caractères.$B$14];&quot;&quot;)))))))))))))" office:value-type="string" office:string-value="◥" calcext:value-type="string">
            <text:p>◥</text:p>
          </table:table-cell>
          <table:table-cell table:style-name="ce57" table:formula="of:=IF(AND([.W4]&gt;0;[.W4]&lt;4);&quot;&quot;;IF([.X4]=0;[$Caractères.$H$2];IF([.X4]=1;[$Caractères.$H$3];IF([.X4]=2;[$Caractères.$H$4];IF([.X4]=3;[$Caractères.$H$5];IF([.X4]=4;[$Caractères.$H$6];IF([.X4]=5;[$Caractères.$H$7];IF([.X4]=6;[$Caractères.$H$8];IF([.X4]=7;[$Caractères.$H$9];&quot;x&quot;)))))))))" office:value-type="string" office:string-value="f" calcext:value-type="string">
            <text:p>f</text:p>
          </table:table-cell>
          <table:table-cell table:style-name="ce60" table:formula="of:=IF([.Y4]=0;[$Caractères.$B$2];IF([.Y4]=1;[$Caractères.$B$3];IF([.Y4]=2;[$Caractères.$B$4];IF([.Y4]=3;[$Caractères.$B$5];IF([.Y4]=4;[$Caractères.$B$6];IF([.Y4]=5;[$Caractères.$B$7];IF([.Y4]=6;[$Caractères.$B$8];IF([.Y4]=7;[$Caractères.$B$9];IF([.Y4]=8;[$Caractères.$B$10];IF([.Y4]=9;[$Caractères.$B$11];IF([.Y4]=10;[$Caractères.$B$12];IF([.Y4]=11;[$Caractères.$B$13];IF([.Y4]=12;[$Caractères.$B$14];&quot;&quot;)))))))))))))" office:value-type="string" office:string-value="◤" calcext:value-type="string">
            <text:p>◤</text:p>
          </table:table-cell>
          <table:table-cell table:style-name="ce48" table:formula="of:=IF(AND([.Y4]&gt;0;[.Y4]&lt;4);&quot;&quot;;IF([.Z4]=0;[$Caractères.$H$2];IF([.Z4]=1;[$Caractères.$H$3];IF([.Z4]=2;[$Caractères.$H$4];IF([.Z4]=3;[$Caractères.$H$5];IF([.Z4]=4;[$Caractères.$H$6];IF([.Z4]=5;[$Caractères.$H$7];IF([.Z4]=6;[$Caractères.$H$8];IF([.Z4]=7;[$Caractères.$H$9];&quot;x&quot;)))))))))" office:value-type="string" office:string-value="k" calcext:value-type="string">
            <text:p>k</text:p>
          </table:table-cell>
          <table:table-cell table:style-name="ce54" table:formula="of:=IF([.AA4]=0;[$Caractères.$B$2];IF([.AA4]=1;[$Caractères.$B$3];IF([.AA4]=2;[$Caractères.$B$4];IF([.AA4]=3;[$Caractères.$B$5];IF([.AA4]=4;[$Caractères.$B$6];IF([.AA4]=5;[$Caractères.$B$7];IF([.AA4]=6;[$Caractères.$B$8];IF([.AA4]=7;[$Caractères.$B$9];IF([.AA4]=8;[$Caractères.$B$10];IF([.AA4]=9;[$Caractères.$B$11];IF([.AA4]=10;[$Caractères.$B$12];IF([.AA4]=11;[$Caractères.$B$13];IF([.AA4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4]&gt;0;[.AA4]&lt;4);&quot;&quot;;IF([.AB4]=0;[$Caractères.$H$2];IF([.AB4]=1;[$Caractères.$H$3];IF([.AB4]=2;[$Caractères.$H$4];IF([.AB4]=3;[$Caractères.$H$5];IF([.AB4]=4;[$Caractères.$H$6];IF([.AB4]=5;[$Caractères.$H$7];IF([.AB4]=6;[$Caractères.$H$8];IF([.AB4]=7;[$Caractères.$H$9];&quot;x&quot;)))))))))" office:value-type="string" office:string-value="h" calcext:value-type="string">
            <text:p>h</text:p>
          </table:table-cell>
          <table:table-cell table:style-name="ce60" table:formula="of:=IF([.AC4]=0;[$Caractères.$B$2];IF([.AC4]=1;[$Caractères.$B$3];IF([.AC4]=2;[$Caractères.$B$4];IF([.AC4]=3;[$Caractères.$B$5];IF([.AC4]=4;[$Caractères.$B$6];IF([.AC4]=5;[$Caractères.$B$7];IF([.AC4]=6;[$Caractères.$B$8];IF([.AC4]=7;[$Caractères.$B$9];IF([.AC4]=8;[$Caractères.$B$10];IF([.AC4]=9;[$Caractères.$B$11];IF([.AC4]=10;[$Caractères.$B$12];IF([.AC4]=11;[$Caractères.$B$13];IF([.AC4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4]&gt;0;[.AC4]&lt;4);&quot;&quot;;IF([.AD4]=0;[$Caractères.$H$2];IF([.AD4]=1;[$Caractères.$H$3];IF([.AD4]=2;[$Caractères.$H$4];IF([.AD4]=3;[$Caractères.$H$5];IF([.AD4]=4;[$Caractères.$H$6];IF([.AD4]=5;[$Caractères.$H$7];IF([.AD4]=6;[$Caractères.$H$8];IF([.AD4]=7;[$Caractères.$H$9];&quot;x&quot;)))))))))" office:value-type="string" office:string-value="j" calcext:value-type="string">
            <text:p>j</text:p>
          </table:table-cell>
          <table:table-cell table:style-name="ce54" table:formula="of:=IF([.AE4]=0;[$Caractères.$B$2];IF([.AE4]=1;[$Caractères.$B$3];IF([.AE4]=2;[$Caractères.$B$4];IF([.AE4]=3;[$Caractères.$B$5];IF([.AE4]=4;[$Caractères.$B$6];IF([.AE4]=5;[$Caractères.$B$7];IF([.AE4]=6;[$Caractères.$B$8];IF([.AE4]=7;[$Caractères.$B$9];IF([.AE4]=8;[$Caractères.$B$10];IF([.AE4]=9;[$Caractères.$B$11];IF([.AE4]=10;[$Caractères.$B$12];IF([.AE4]=11;[$Caractères.$B$13];IF([.AE4]=12;[$Caractères.$B$14];&quot;&quot;)))))))))))))" office:value-type="string" office:string-value="" calcext:value-type="string">
            <text:p></text:p>
          </table:table-cell>
          <table:table-cell table:style-name="ce66" table:formula="of:=IF(AND([.AE4]&gt;0;[.AE4]&lt;4);&quot;&quot;;IF([.AF4]=0;[$Caractères.$H$2];IF([.AF4]=1;[$Caractères.$H$3];IF([.AF4]=2;[$Caractères.$H$4];IF([.AF4]=3;[$Caractères.$H$5];IF([.AF4]=4;[$Caractères.$H$6];IF([.AF4]=5;[$Caractères.$H$7];IF([.AF4]=6;[$Caractères.$H$8];IF([.AF4]=7;[$Caractères.$H$9];&quot;x&quot;)))))))))" office:value-type="string" office:string-value="j" calcext:value-type="string">
            <text:p>j</text:p>
          </table:table-cell>
          <table:table-cell/>
          <table:table-cell table:style-name="ce30"/>
          <table:table-cell table:number-columns-repeated="3"/>
        </table:table-row>
        <table:table-row table:style-name="ro2">
          <table:table-cell table:style-name="ce42" table:formula="of:=IF([.A5]=0;[$Caractères.$B$2];IF([.A5]=1;[$Caractères.$B$3];IF([.A5]=2;[$Caractères.$B$4];IF([.A5]=3;[$Caractères.$B$5];IF([.A5]=4;[$Caractères.$B$6];IF([.A5]=5;[$Caractères.$B$7];IF([.A5]=6;[$Caractères.$B$8];IF([.A5]=7;[$Caractères.$B$9];IF([.A5]=8;[$Caractères.$B$10];IF([.A5]=9;[$Caractères.$B$11];IF([.A5]=10;[$Caractères.$B$12];IF([.A5]=11;[$Caractères.$B$13];IF([.A5]=12;[$Caractères.$B$14];&quot;&quot;)))))))))))))" office:value-type="string" office:string-value="▎" calcext:value-type="string">
            <text:p>▎</text:p>
          </table:table-cell>
          <table:table-cell table:style-name="ce48" table:formula="of:=IF(AND([.A5]&gt;0;[.A5]&lt;4);&quot;&quot;;IF([.B5]=0;[$Caractères.$H$2];IF([.B5]=1;[$Caractères.$H$3];IF([.B5]=2;[$Caractères.$H$4];IF([.B5]=3;[$Caractères.$H$5];IF([.B5]=4;[$Caractères.$H$6];IF([.B5]=5;[$Caractères.$H$7];IF([.B5]=6;[$Caractères.$H$8];IF([.B5]=7;[$Caractères.$H$9];&quot;x&quot;)))))))))" office:value-type="string" office:string-value="g" calcext:value-type="string">
            <text:p>g</text:p>
          </table:table-cell>
          <table:table-cell table:style-name="ce54" table:formula="of:=IF([.C5]=0;[$Caractères.$B$2];IF([.C5]=1;[$Caractères.$B$3];IF([.C5]=2;[$Caractères.$B$4];IF([.C5]=3;[$Caractères.$B$5];IF([.C5]=4;[$Caractères.$B$6];IF([.C5]=5;[$Caractères.$B$7];IF([.C5]=6;[$Caractères.$B$8];IF([.C5]=7;[$Caractères.$B$9];IF([.C5]=8;[$Caractères.$B$10];IF([.C5]=9;[$Caractères.$B$11];IF([.C5]=10;[$Caractères.$B$12];IF([.C5]=11;[$Caractères.$B$13];IF([.C5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5]&gt;0;[.C5]&lt;4);&quot;&quot;;IF([.D5]=0;[$Caractères.$H$2];IF([.D5]=1;[$Caractères.$H$3];IF([.D5]=2;[$Caractères.$H$4];IF([.D5]=3;[$Caractères.$H$5];IF([.D5]=4;[$Caractères.$H$6];IF([.D5]=5;[$Caractères.$H$7];IF([.D5]=6;[$Caractères.$H$8];IF([.D5]=7;[$Caractères.$H$9];&quot;x&quot;)))))))))" office:value-type="string" office:string-value="g" calcext:value-type="string">
            <text:p>g</text:p>
          </table:table-cell>
          <table:table-cell table:style-name="ce60" table:formula="of:=IF([.E5]=0;[$Caractères.$B$2];IF([.E5]=1;[$Caractères.$B$3];IF([.E5]=2;[$Caractères.$B$4];IF([.E5]=3;[$Caractères.$B$5];IF([.E5]=4;[$Caractères.$B$6];IF([.E5]=5;[$Caractères.$B$7];IF([.E5]=6;[$Caractères.$B$8];IF([.E5]=7;[$Caractères.$B$9];IF([.E5]=8;[$Caractères.$B$10];IF([.E5]=9;[$Caractères.$B$11];IF([.E5]=10;[$Caractères.$B$12];IF([.E5]=11;[$Caractères.$B$13];IF([.E5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5]&gt;0;[.E5]&lt;4);&quot;&quot;;IF([.F5]=0;[$Caractères.$H$2];IF([.F5]=1;[$Caractères.$H$3];IF([.F5]=2;[$Caractères.$H$4];IF([.F5]=3;[$Caractères.$H$5];IF([.F5]=4;[$Caractères.$H$6];IF([.F5]=5;[$Caractères.$H$7];IF([.F5]=6;[$Caractères.$H$8];IF([.F5]=7;[$Caractères.$H$9];&quot;x&quot;)))))))))" office:value-type="string" office:string-value="g" calcext:value-type="string">
            <text:p>g</text:p>
          </table:table-cell>
          <table:table-cell table:style-name="ce54" table:formula="of:=IF([.G5]=0;[$Caractères.$B$2];IF([.G5]=1;[$Caractères.$B$3];IF([.G5]=2;[$Caractères.$B$4];IF([.G5]=3;[$Caractères.$B$5];IF([.G5]=4;[$Caractères.$B$6];IF([.G5]=5;[$Caractères.$B$7];IF([.G5]=6;[$Caractères.$B$8];IF([.G5]=7;[$Caractères.$B$9];IF([.G5]=8;[$Caractères.$B$10];IF([.G5]=9;[$Caractères.$B$11];IF([.G5]=10;[$Caractères.$B$12];IF([.G5]=11;[$Caractères.$B$13];IF([.G5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G5]&gt;0;[.G5]&lt;4);&quot;&quot;;IF([.H5]=0;[$Caractères.$H$2];IF([.H5]=1;[$Caractères.$H$3];IF([.H5]=2;[$Caractères.$H$4];IF([.H5]=3;[$Caractères.$H$5];IF([.H5]=4;[$Caractères.$H$6];IF([.H5]=5;[$Caractères.$H$7];IF([.H5]=6;[$Caractères.$H$8];IF([.H5]=7;[$Caractères.$H$9];&quot;x&quot;)))))))))" office:value-type="string" office:string-value="g" calcext:value-type="string">
            <text:p>g</text:p>
          </table:table-cell>
          <table:table-cell table:style-name="ce60" table:formula="of:=IF([.I5]=0;[$Caractères.$B$2];IF([.I5]=1;[$Caractères.$B$3];IF([.I5]=2;[$Caractères.$B$4];IF([.I5]=3;[$Caractères.$B$5];IF([.I5]=4;[$Caractères.$B$6];IF([.I5]=5;[$Caractères.$B$7];IF([.I5]=6;[$Caractères.$B$8];IF([.I5]=7;[$Caractères.$B$9];IF([.I5]=8;[$Caractères.$B$10];IF([.I5]=9;[$Caractères.$B$11];IF([.I5]=10;[$Caractères.$B$12];IF([.I5]=11;[$Caractères.$B$13];IF([.I5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I5]&gt;0;[.I5]&lt;4);&quot;&quot;;IF([.J5]=0;[$Caractères.$H$2];IF([.J5]=1;[$Caractères.$H$3];IF([.J5]=2;[$Caractères.$H$4];IF([.J5]=3;[$Caractères.$H$5];IF([.J5]=4;[$Caractères.$H$6];IF([.J5]=5;[$Caractères.$H$7];IF([.J5]=6;[$Caractères.$H$8];IF([.J5]=7;[$Caractères.$H$9];&quot;x&quot;)))))))))" office:value-type="string" office:string-value="g" calcext:value-type="string">
            <text:p>g</text:p>
          </table:table-cell>
          <table:table-cell table:style-name="ce54" table:formula="of:=IF([.K5]=0;[$Caractères.$B$2];IF([.K5]=1;[$Caractères.$B$3];IF([.K5]=2;[$Caractères.$B$4];IF([.K5]=3;[$Caractères.$B$5];IF([.K5]=4;[$Caractères.$B$6];IF([.K5]=5;[$Caractères.$B$7];IF([.K5]=6;[$Caractères.$B$8];IF([.K5]=7;[$Caractères.$B$9];IF([.K5]=8;[$Caractères.$B$10];IF([.K5]=9;[$Caractères.$B$11];IF([.K5]=10;[$Caractères.$B$12];IF([.K5]=11;[$Caractères.$B$13];IF([.K5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K5]&gt;0;[.K5]&lt;4);&quot;&quot;;IF([.L5]=0;[$Caractères.$H$2];IF([.L5]=1;[$Caractères.$H$3];IF([.L5]=2;[$Caractères.$H$4];IF([.L5]=3;[$Caractères.$H$5];IF([.L5]=4;[$Caractères.$H$6];IF([.L5]=5;[$Caractères.$H$7];IF([.L5]=6;[$Caractères.$H$8];IF([.L5]=7;[$Caractères.$H$9];&quot;x&quot;)))))))))" office:value-type="string" office:string-value="g" calcext:value-type="string">
            <text:p>g</text:p>
          </table:table-cell>
          <table:table-cell table:style-name="ce60" table:formula="of:=IF([.M5]=0;[$Caractères.$B$2];IF([.M5]=1;[$Caractères.$B$3];IF([.M5]=2;[$Caractères.$B$4];IF([.M5]=3;[$Caractères.$B$5];IF([.M5]=4;[$Caractères.$B$6];IF([.M5]=5;[$Caractères.$B$7];IF([.M5]=6;[$Caractères.$B$8];IF([.M5]=7;[$Caractères.$B$9];IF([.M5]=8;[$Caractères.$B$10];IF([.M5]=9;[$Caractères.$B$11];IF([.M5]=10;[$Caractères.$B$12];IF([.M5]=11;[$Caractères.$B$13];IF([.M5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M5]&gt;0;[.M5]&lt;4);&quot;&quot;;IF([.N5]=0;[$Caractères.$H$2];IF([.N5]=1;[$Caractères.$H$3];IF([.N5]=2;[$Caractères.$H$4];IF([.N5]=3;[$Caractères.$H$5];IF([.N5]=4;[$Caractères.$H$6];IF([.N5]=5;[$Caractères.$H$7];IF([.N5]=6;[$Caractères.$H$8];IF([.N5]=7;[$Caractères.$H$9];&quot;x&quot;)))))))))" office:value-type="string" office:string-value="g" calcext:value-type="string">
            <text:p>g</text:p>
          </table:table-cell>
          <table:table-cell table:style-name="ce54" table:formula="of:=IF([.O5]=0;[$Caractères.$B$2];IF([.O5]=1;[$Caractères.$B$3];IF([.O5]=2;[$Caractères.$B$4];IF([.O5]=3;[$Caractères.$B$5];IF([.O5]=4;[$Caractères.$B$6];IF([.O5]=5;[$Caractères.$B$7];IF([.O5]=6;[$Caractères.$B$8];IF([.O5]=7;[$Caractères.$B$9];IF([.O5]=8;[$Caractères.$B$10];IF([.O5]=9;[$Caractères.$B$11];IF([.O5]=10;[$Caractères.$B$12];IF([.O5]=11;[$Caractères.$B$13];IF([.O5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O5]&gt;0;[.O5]&lt;4);&quot;&quot;;IF([.P5]=0;[$Caractères.$H$2];IF([.P5]=1;[$Caractères.$H$3];IF([.P5]=2;[$Caractères.$H$4];IF([.P5]=3;[$Caractères.$H$5];IF([.P5]=4;[$Caractères.$H$6];IF([.P5]=5;[$Caractères.$H$7];IF([.P5]=6;[$Caractères.$H$8];IF([.P5]=7;[$Caractères.$H$9];&quot;x&quot;)))))))))" office:value-type="string" office:string-value="i" calcext:value-type="string">
            <text:p>i</text:p>
          </table:table-cell>
          <table:table-cell table:style-name="ce60" table:formula="of:=IF([.Q5]=0;[$Caractères.$B$2];IF([.Q5]=1;[$Caractères.$B$3];IF([.Q5]=2;[$Caractères.$B$4];IF([.Q5]=3;[$Caractères.$B$5];IF([.Q5]=4;[$Caractères.$B$6];IF([.Q5]=5;[$Caractères.$B$7];IF([.Q5]=6;[$Caractères.$B$8];IF([.Q5]=7;[$Caractères.$B$9];IF([.Q5]=8;[$Caractères.$B$10];IF([.Q5]=9;[$Caractères.$B$11];IF([.Q5]=10;[$Caractères.$B$12];IF([.Q5]=11;[$Caractères.$B$13];IF([.Q5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Q5]&gt;0;[.Q5]&lt;4);&quot;&quot;;IF([.R5]=0;[$Caractères.$H$2];IF([.R5]=1;[$Caractères.$H$3];IF([.R5]=2;[$Caractères.$H$4];IF([.R5]=3;[$Caractères.$H$5];IF([.R5]=4;[$Caractères.$H$6];IF([.R5]=5;[$Caractères.$H$7];IF([.R5]=6;[$Caractères.$H$8];IF([.R5]=7;[$Caractères.$H$9];&quot;x&quot;)))))))))" office:value-type="string" office:string-value="l" calcext:value-type="string">
            <text:p>l</text:p>
          </table:table-cell>
          <table:table-cell table:style-name="ce54" table:formula="of:=IF([.S5]=0;[$Caractères.$B$2];IF([.S5]=1;[$Caractères.$B$3];IF([.S5]=2;[$Caractères.$B$4];IF([.S5]=3;[$Caractères.$B$5];IF([.S5]=4;[$Caractères.$B$6];IF([.S5]=5;[$Caractères.$B$7];IF([.S5]=6;[$Caractères.$B$8];IF([.S5]=7;[$Caractères.$B$9];IF([.S5]=8;[$Caractères.$B$10];IF([.S5]=9;[$Caractères.$B$11];IF([.S5]=10;[$Caractères.$B$12];IF([.S5]=11;[$Caractères.$B$13];IF([.S5]=12;[$Caractères.$B$14];&quot;&quot;)))))))))))))" office:value-type="string" office:string-value="◢" calcext:value-type="string">
            <text:p>◢</text:p>
          </table:table-cell>
          <table:table-cell table:style-name="ce57" table:formula="of:=IF(AND([.S5]&gt;0;[.S5]&lt;4);&quot;&quot;;IF([.T5]=0;[$Caractères.$H$2];IF([.T5]=1;[$Caractères.$H$3];IF([.T5]=2;[$Caractères.$H$4];IF([.T5]=3;[$Caractères.$H$5];IF([.T5]=4;[$Caractères.$H$6];IF([.T5]=5;[$Caractères.$H$7];IF([.T5]=6;[$Caractères.$H$8];IF([.T5]=7;[$Caractères.$H$9];&quot;x&quot;)))))))))" office:value-type="string" office:string-value="l" calcext:value-type="string">
            <text:p>l</text:p>
          </table:table-cell>
          <table:table-cell table:style-name="ce60" table:formula="of:=IF([.U5]=0;[$Caractères.$B$2];IF([.U5]=1;[$Caractères.$B$3];IF([.U5]=2;[$Caractères.$B$4];IF([.U5]=3;[$Caractères.$B$5];IF([.U5]=4;[$Caractères.$B$6];IF([.U5]=5;[$Caractères.$B$7];IF([.U5]=6;[$Caractères.$B$8];IF([.U5]=7;[$Caractères.$B$9];IF([.U5]=8;[$Caractères.$B$10];IF([.U5]=9;[$Caractères.$B$11];IF([.U5]=10;[$Caractères.$B$12];IF([.U5]=11;[$Caractères.$B$13];IF([.U5]=12;[$Caractères.$B$14];&quot;&quot;)))))))))))))" office:value-type="string" office:string-value="◣" calcext:value-type="string">
            <text:p>◣</text:p>
          </table:table-cell>
          <table:table-cell table:style-name="ce48" table:formula="of:=IF(AND([.U5]&gt;0;[.U5]&lt;4);&quot;&quot;;IF([.V5]=0;[$Caractères.$H$2];IF([.V5]=1;[$Caractères.$H$3];IF([.V5]=2;[$Caractères.$H$4];IF([.V5]=3;[$Caractères.$H$5];IF([.V5]=4;[$Caractères.$H$6];IF([.V5]=5;[$Caractères.$H$7];IF([.V5]=6;[$Caractères.$H$8];IF([.V5]=7;[$Caractères.$H$9];&quot;x&quot;)))))))))" office:value-type="string" office:string-value="h" calcext:value-type="string">
            <text:p>h</text:p>
          </table:table-cell>
          <table:table-cell table:style-name="ce54" table:formula="of:=IF([.W5]=0;[$Caractères.$B$2];IF([.W5]=1;[$Caractères.$B$3];IF([.W5]=2;[$Caractères.$B$4];IF([.W5]=3;[$Caractères.$B$5];IF([.W5]=4;[$Caractères.$B$6];IF([.W5]=5;[$Caractères.$B$7];IF([.W5]=6;[$Caractères.$B$8];IF([.W5]=7;[$Caractères.$B$9];IF([.W5]=8;[$Caractères.$B$10];IF([.W5]=9;[$Caractères.$B$11];IF([.W5]=10;[$Caractères.$B$12];IF([.W5]=11;[$Caractères.$B$13];IF([.W5]=12;[$Caractères.$B$14];&quot;&quot;)))))))))))))" office:value-type="string" office:string-value="◢" calcext:value-type="string">
            <text:p>◢</text:p>
          </table:table-cell>
          <table:table-cell table:style-name="ce57" table:formula="of:=IF(AND([.W5]&gt;0;[.W5]&lt;4);&quot;&quot;;IF([.X5]=0;[$Caractères.$H$2];IF([.X5]=1;[$Caractères.$H$3];IF([.X5]=2;[$Caractères.$H$4];IF([.X5]=3;[$Caractères.$H$5];IF([.X5]=4;[$Caractères.$H$6];IF([.X5]=5;[$Caractères.$H$7];IF([.X5]=6;[$Caractères.$H$8];IF([.X5]=7;[$Caractères.$H$9];&quot;x&quot;)))))))))" office:value-type="string" office:string-value="j" calcext:value-type="string">
            <text:p>j</text:p>
          </table:table-cell>
          <table:table-cell table:style-name="ce60" table:formula="of:=IF([.Y5]=0;[$Caractères.$B$2];IF([.Y5]=1;[$Caractères.$B$3];IF([.Y5]=2;[$Caractères.$B$4];IF([.Y5]=3;[$Caractères.$B$5];IF([.Y5]=4;[$Caractères.$B$6];IF([.Y5]=5;[$Caractères.$B$7];IF([.Y5]=6;[$Caractères.$B$8];IF([.Y5]=7;[$Caractères.$B$9];IF([.Y5]=8;[$Caractères.$B$10];IF([.Y5]=9;[$Caractères.$B$11];IF([.Y5]=10;[$Caractères.$B$12];IF([.Y5]=11;[$Caractères.$B$13];IF([.Y5]=12;[$Caractères.$B$14];&quot;&quot;)))))))))))))" office:value-type="string" office:string-value="◣" calcext:value-type="string">
            <text:p>◣</text:p>
          </table:table-cell>
          <table:table-cell table:style-name="ce48" table:formula="of:=IF(AND([.Y5]&gt;0;[.Y5]&lt;4);&quot;&quot;;IF([.Z5]=0;[$Caractères.$H$2];IF([.Z5]=1;[$Caractères.$H$3];IF([.Z5]=2;[$Caractères.$H$4];IF([.Z5]=3;[$Caractères.$H$5];IF([.Z5]=4;[$Caractères.$H$6];IF([.Z5]=5;[$Caractères.$H$7];IF([.Z5]=6;[$Caractères.$H$8];IF([.Z5]=7;[$Caractères.$H$9];&quot;x&quot;)))))))))" office:value-type="string" office:string-value="k" calcext:value-type="string">
            <text:p>k</text:p>
          </table:table-cell>
          <table:table-cell table:style-name="ce54" table:formula="of:=IF([.AA5]=0;[$Caractères.$B$2];IF([.AA5]=1;[$Caractères.$B$3];IF([.AA5]=2;[$Caractères.$B$4];IF([.AA5]=3;[$Caractères.$B$5];IF([.AA5]=4;[$Caractères.$B$6];IF([.AA5]=5;[$Caractères.$B$7];IF([.AA5]=6;[$Caractères.$B$8];IF([.AA5]=7;[$Caractères.$B$9];IF([.AA5]=8;[$Caractères.$B$10];IF([.AA5]=9;[$Caractères.$B$11];IF([.AA5]=10;[$Caractères.$B$12];IF([.AA5]=11;[$Caractères.$B$13];IF([.AA5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5]&gt;0;[.AA5]&lt;4);&quot;&quot;;IF([.AB5]=0;[$Caractères.$H$2];IF([.AB5]=1;[$Caractères.$H$3];IF([.AB5]=2;[$Caractères.$H$4];IF([.AB5]=3;[$Caractères.$H$5];IF([.AB5]=4;[$Caractères.$H$6];IF([.AB5]=5;[$Caractères.$H$7];IF([.AB5]=6;[$Caractères.$H$8];IF([.AB5]=7;[$Caractères.$H$9];&quot;x&quot;)))))))))" office:value-type="string" office:string-value="h" calcext:value-type="string">
            <text:p>h</text:p>
          </table:table-cell>
          <table:table-cell table:style-name="ce60" table:formula="of:=IF([.AC5]=0;[$Caractères.$B$2];IF([.AC5]=1;[$Caractères.$B$3];IF([.AC5]=2;[$Caractères.$B$4];IF([.AC5]=3;[$Caractères.$B$5];IF([.AC5]=4;[$Caractères.$B$6];IF([.AC5]=5;[$Caractères.$B$7];IF([.AC5]=6;[$Caractères.$B$8];IF([.AC5]=7;[$Caractères.$B$9];IF([.AC5]=8;[$Caractères.$B$10];IF([.AC5]=9;[$Caractères.$B$11];IF([.AC5]=10;[$Caractères.$B$12];IF([.AC5]=11;[$Caractères.$B$13];IF([.AC5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5]&gt;0;[.AC5]&lt;4);&quot;&quot;;IF([.AD5]=0;[$Caractères.$H$2];IF([.AD5]=1;[$Caractères.$H$3];IF([.AD5]=2;[$Caractères.$H$4];IF([.AD5]=3;[$Caractères.$H$5];IF([.AD5]=4;[$Caractères.$H$6];IF([.AD5]=5;[$Caractères.$H$7];IF([.AD5]=6;[$Caractères.$H$8];IF([.AD5]=7;[$Caractères.$H$9];&quot;x&quot;)))))))))" office:value-type="string" office:string-value="h" calcext:value-type="string">
            <text:p>h</text:p>
          </table:table-cell>
          <table:table-cell table:style-name="ce54" table:formula="of:=IF([.AE5]=0;[$Caractères.$B$2];IF([.AE5]=1;[$Caractères.$B$3];IF([.AE5]=2;[$Caractères.$B$4];IF([.AE5]=3;[$Caractères.$B$5];IF([.AE5]=4;[$Caractères.$B$6];IF([.AE5]=5;[$Caractères.$B$7];IF([.AE5]=6;[$Caractères.$B$8];IF([.AE5]=7;[$Caractères.$B$9];IF([.AE5]=8;[$Caractères.$B$10];IF([.AE5]=9;[$Caractères.$B$11];IF([.AE5]=10;[$Caractères.$B$12];IF([.AE5]=11;[$Caractères.$B$13];IF([.AE5]=12;[$Caractères.$B$14];&quot;&quot;)))))))))))))" office:value-type="string" office:string-value="" calcext:value-type="string">
            <text:p></text:p>
          </table:table-cell>
          <table:table-cell table:style-name="ce66" table:formula="of:=IF(AND([.AE5]&gt;0;[.AE5]&lt;4);&quot;&quot;;IF([.AF5]=0;[$Caractères.$H$2];IF([.AF5]=1;[$Caractères.$H$3];IF([.AF5]=2;[$Caractères.$H$4];IF([.AF5]=3;[$Caractères.$H$5];IF([.AF5]=4;[$Caractères.$H$6];IF([.AF5]=5;[$Caractères.$H$7];IF([.AF5]=6;[$Caractères.$H$8];IF([.AF5]=7;[$Caractères.$H$9];&quot;x&quot;)))))))))" office:value-type="string" office:string-value="j" calcext:value-type="string">
            <text:p>j</text:p>
          </table:table-cell>
          <table:table-cell table:number-columns-repeated="5"/>
        </table:table-row>
        <table:table-row table:style-name="ro2">
          <table:table-cell table:style-name="ce42" table:formula="of:=IF([.A6]=0;[$Caractères.$B$2];IF([.A6]=1;[$Caractères.$B$3];IF([.A6]=2;[$Caractères.$B$4];IF([.A6]=3;[$Caractères.$B$5];IF([.A6]=4;[$Caractères.$B$6];IF([.A6]=5;[$Caractères.$B$7];IF([.A6]=6;[$Caractères.$B$8];IF([.A6]=7;[$Caractères.$B$9];IF([.A6]=8;[$Caractères.$B$10];IF([.A6]=9;[$Caractères.$B$11];IF([.A6]=10;[$Caractères.$B$12];IF([.A6]=11;[$Caractères.$B$13];IF([.A6]=12;[$Caractères.$B$14];&quot;&quot;)))))))))))))" office:value-type="string" office:string-value="▎" calcext:value-type="string">
            <text:p>▎</text:p>
          </table:table-cell>
          <table:table-cell table:style-name="ce48" table:formula="of:=IF(AND([.A6]&gt;0;[.A6]&lt;4);&quot;&quot;;IF([.B6]=0;[$Caractères.$H$2];IF([.B6]=1;[$Caractères.$H$3];IF([.B6]=2;[$Caractères.$H$4];IF([.B6]=3;[$Caractères.$H$5];IF([.B6]=4;[$Caractères.$H$6];IF([.B6]=5;[$Caractères.$H$7];IF([.B6]=6;[$Caractères.$H$8];IF([.B6]=7;[$Caractères.$H$9];&quot;x&quot;)))))))))" office:value-type="string" office:string-value="g" calcext:value-type="string">
            <text:p>g</text:p>
          </table:table-cell>
          <table:table-cell table:style-name="ce54" table:formula="of:=IF([.C6]=0;[$Caractères.$B$2];IF([.C6]=1;[$Caractères.$B$3];IF([.C6]=2;[$Caractères.$B$4];IF([.C6]=3;[$Caractères.$B$5];IF([.C6]=4;[$Caractères.$B$6];IF([.C6]=5;[$Caractères.$B$7];IF([.C6]=6;[$Caractères.$B$8];IF([.C6]=7;[$Caractères.$B$9];IF([.C6]=8;[$Caractères.$B$10];IF([.C6]=9;[$Caractères.$B$11];IF([.C6]=10;[$Caractères.$B$12];IF([.C6]=11;[$Caractères.$B$13];IF([.C6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6]&gt;0;[.C6]&lt;4);&quot;&quot;;IF([.D6]=0;[$Caractères.$H$2];IF([.D6]=1;[$Caractères.$H$3];IF([.D6]=2;[$Caractères.$H$4];IF([.D6]=3;[$Caractères.$H$5];IF([.D6]=4;[$Caractères.$H$6];IF([.D6]=5;[$Caractères.$H$7];IF([.D6]=6;[$Caractères.$H$8];IF([.D6]=7;[$Caractères.$H$9];&quot;x&quot;)))))))))" office:value-type="string" office:string-value="k" calcext:value-type="string">
            <text:p>k</text:p>
          </table:table-cell>
          <table:table-cell table:style-name="ce60" table:formula="of:=IF([.E6]=0;[$Caractères.$B$2];IF([.E6]=1;[$Caractères.$B$3];IF([.E6]=2;[$Caractères.$B$4];IF([.E6]=3;[$Caractères.$B$5];IF([.E6]=4;[$Caractères.$B$6];IF([.E6]=5;[$Caractères.$B$7];IF([.E6]=6;[$Caractères.$B$8];IF([.E6]=7;[$Caractères.$B$9];IF([.E6]=8;[$Caractères.$B$10];IF([.E6]=9;[$Caractères.$B$11];IF([.E6]=10;[$Caractères.$B$12];IF([.E6]=11;[$Caractères.$B$13];IF([.E6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6]&gt;0;[.E6]&lt;4);&quot;&quot;;IF([.F6]=0;[$Caractères.$H$2];IF([.F6]=1;[$Caractères.$H$3];IF([.F6]=2;[$Caractères.$H$4];IF([.F6]=3;[$Caractères.$H$5];IF([.F6]=4;[$Caractères.$H$6];IF([.F6]=5;[$Caractères.$H$7];IF([.F6]=6;[$Caractères.$H$8];IF([.F6]=7;[$Caractères.$H$9];&quot;x&quot;)))))))))" office:value-type="string" office:string-value="k" calcext:value-type="string">
            <text:p>k</text:p>
          </table:table-cell>
          <table:table-cell table:style-name="ce54" table:formula="of:=IF([.G6]=0;[$Caractères.$B$2];IF([.G6]=1;[$Caractères.$B$3];IF([.G6]=2;[$Caractères.$B$4];IF([.G6]=3;[$Caractères.$B$5];IF([.G6]=4;[$Caractères.$B$6];IF([.G6]=5;[$Caractères.$B$7];IF([.G6]=6;[$Caractères.$B$8];IF([.G6]=7;[$Caractères.$B$9];IF([.G6]=8;[$Caractères.$B$10];IF([.G6]=9;[$Caractères.$B$11];IF([.G6]=10;[$Caractères.$B$12];IF([.G6]=11;[$Caractères.$B$13];IF([.G6]=12;[$Caractères.$B$14];&quot;&quot;)))))))))))))" office:value-type="string" office:string-value="◢" calcext:value-type="string">
            <text:p>◢</text:p>
          </table:table-cell>
          <table:table-cell table:style-name="ce57" table:formula="of:=IF(AND([.G6]&gt;0;[.G6]&lt;4);&quot;&quot;;IF([.H6]=0;[$Caractères.$H$2];IF([.H6]=1;[$Caractères.$H$3];IF([.H6]=2;[$Caractères.$H$4];IF([.H6]=3;[$Caractères.$H$5];IF([.H6]=4;[$Caractères.$H$6];IF([.H6]=5;[$Caractères.$H$7];IF([.H6]=6;[$Caractères.$H$8];IF([.H6]=7;[$Caractères.$H$9];&quot;x&quot;)))))))))" office:value-type="string" office:string-value="h" calcext:value-type="string">
            <text:p>h</text:p>
          </table:table-cell>
          <table:table-cell table:style-name="ce60" table:formula="of:=IF([.I6]=0;[$Caractères.$B$2];IF([.I6]=1;[$Caractères.$B$3];IF([.I6]=2;[$Caractères.$B$4];IF([.I6]=3;[$Caractères.$B$5];IF([.I6]=4;[$Caractères.$B$6];IF([.I6]=5;[$Caractères.$B$7];IF([.I6]=6;[$Caractères.$B$8];IF([.I6]=7;[$Caractères.$B$9];IF([.I6]=8;[$Caractères.$B$10];IF([.I6]=9;[$Caractères.$B$11];IF([.I6]=10;[$Caractères.$B$12];IF([.I6]=11;[$Caractères.$B$13];IF([.I6]=12;[$Caractères.$B$14];&quot;&quot;)))))))))))))" office:value-type="string" office:string-value="◣" calcext:value-type="string">
            <text:p>◣</text:p>
          </table:table-cell>
          <table:table-cell table:style-name="ce48" table:formula="of:=IF(AND([.I6]&gt;0;[.I6]&lt;4);&quot;&quot;;IF([.J6]=0;[$Caractères.$H$2];IF([.J6]=1;[$Caractères.$H$3];IF([.J6]=2;[$Caractères.$H$4];IF([.J6]=3;[$Caractères.$H$5];IF([.J6]=4;[$Caractères.$H$6];IF([.J6]=5;[$Caractères.$H$7];IF([.J6]=6;[$Caractères.$H$8];IF([.J6]=7;[$Caractères.$H$9];&quot;x&quot;)))))))))" office:value-type="string" office:string-value="k" calcext:value-type="string">
            <text:p>k</text:p>
          </table:table-cell>
          <table:table-cell table:style-name="ce54" table:formula="of:=IF([.K6]=0;[$Caractères.$B$2];IF([.K6]=1;[$Caractères.$B$3];IF([.K6]=2;[$Caractères.$B$4];IF([.K6]=3;[$Caractères.$B$5];IF([.K6]=4;[$Caractères.$B$6];IF([.K6]=5;[$Caractères.$B$7];IF([.K6]=6;[$Caractères.$B$8];IF([.K6]=7;[$Caractères.$B$9];IF([.K6]=8;[$Caractères.$B$10];IF([.K6]=9;[$Caractères.$B$11];IF([.K6]=10;[$Caractères.$B$12];IF([.K6]=11;[$Caractères.$B$13];IF([.K6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K6]&gt;0;[.K6]&lt;4);&quot;&quot;;IF([.L6]=0;[$Caractères.$H$2];IF([.L6]=1;[$Caractères.$H$3];IF([.L6]=2;[$Caractères.$H$4];IF([.L6]=3;[$Caractères.$H$5];IF([.L6]=4;[$Caractères.$H$6];IF([.L6]=5;[$Caractères.$H$7];IF([.L6]=6;[$Caractères.$H$8];IF([.L6]=7;[$Caractères.$H$9];&quot;x&quot;)))))))))" office:value-type="string" office:string-value="k" calcext:value-type="string">
            <text:p>k</text:p>
          </table:table-cell>
          <table:table-cell table:style-name="ce60" table:formula="of:=IF([.M6]=0;[$Caractères.$B$2];IF([.M6]=1;[$Caractères.$B$3];IF([.M6]=2;[$Caractères.$B$4];IF([.M6]=3;[$Caractères.$B$5];IF([.M6]=4;[$Caractères.$B$6];IF([.M6]=5;[$Caractères.$B$7];IF([.M6]=6;[$Caractères.$B$8];IF([.M6]=7;[$Caractères.$B$9];IF([.M6]=8;[$Caractères.$B$10];IF([.M6]=9;[$Caractères.$B$11];IF([.M6]=10;[$Caractères.$B$12];IF([.M6]=11;[$Caractères.$B$13];IF([.M6]=12;[$Caractères.$B$14];&quot;&quot;)))))))))))))" office:value-type="string" office:string-value="◢" calcext:value-type="string">
            <text:p>◢</text:p>
          </table:table-cell>
          <table:table-cell table:style-name="ce48" table:formula="of:=IF(AND([.M6]&gt;0;[.M6]&lt;4);&quot;&quot;;IF([.N6]=0;[$Caractères.$H$2];IF([.N6]=1;[$Caractères.$H$3];IF([.N6]=2;[$Caractères.$H$4];IF([.N6]=3;[$Caractères.$H$5];IF([.N6]=4;[$Caractères.$H$6];IF([.N6]=5;[$Caractères.$H$7];IF([.N6]=6;[$Caractères.$H$8];IF([.N6]=7;[$Caractères.$H$9];&quot;x&quot;)))))))))" office:value-type="string" office:string-value="h" calcext:value-type="string">
            <text:p>h</text:p>
          </table:table-cell>
          <table:table-cell table:style-name="ce54" table:formula="of:=IF([.O6]=0;[$Caractères.$B$2];IF([.O6]=1;[$Caractères.$B$3];IF([.O6]=2;[$Caractères.$B$4];IF([.O6]=3;[$Caractères.$B$5];IF([.O6]=4;[$Caractères.$B$6];IF([.O6]=5;[$Caractères.$B$7];IF([.O6]=6;[$Caractères.$B$8];IF([.O6]=7;[$Caractères.$B$9];IF([.O6]=8;[$Caractères.$B$10];IF([.O6]=9;[$Caractères.$B$11];IF([.O6]=10;[$Caractères.$B$12];IF([.O6]=11;[$Caractères.$B$13];IF([.O6]=12;[$Caractères.$B$14];&quot;&quot;)))))))))))))" office:value-type="string" office:string-value="◣" calcext:value-type="string">
            <text:p>◣</text:p>
          </table:table-cell>
          <table:table-cell table:style-name="ce57" table:formula="of:=IF(AND([.O6]&gt;0;[.O6]&lt;4);&quot;&quot;;IF([.P6]=0;[$Caractères.$H$2];IF([.P6]=1;[$Caractères.$H$3];IF([.P6]=2;[$Caractères.$H$4];IF([.P6]=3;[$Caractères.$H$5];IF([.P6]=4;[$Caractères.$H$6];IF([.P6]=5;[$Caractères.$H$7];IF([.P6]=6;[$Caractères.$H$8];IF([.P6]=7;[$Caractères.$H$9];&quot;x&quot;)))))))))" office:value-type="string" office:string-value="m" calcext:value-type="string">
            <text:p>m</text:p>
          </table:table-cell>
          <table:table-cell table:style-name="ce60" table:formula="of:=IF([.Q6]=0;[$Caractères.$B$2];IF([.Q6]=1;[$Caractères.$B$3];IF([.Q6]=2;[$Caractères.$B$4];IF([.Q6]=3;[$Caractères.$B$5];IF([.Q6]=4;[$Caractères.$B$6];IF([.Q6]=5;[$Caractères.$B$7];IF([.Q6]=6;[$Caractères.$B$8];IF([.Q6]=7;[$Caractères.$B$9];IF([.Q6]=8;[$Caractères.$B$10];IF([.Q6]=9;[$Caractères.$B$11];IF([.Q6]=10;[$Caractères.$B$12];IF([.Q6]=11;[$Caractères.$B$13];IF([.Q6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Q6]&gt;0;[.Q6]&lt;4);&quot;&quot;;IF([.R6]=0;[$Caractères.$H$2];IF([.R6]=1;[$Caractères.$H$3];IF([.R6]=2;[$Caractères.$H$4];IF([.R6]=3;[$Caractères.$H$5];IF([.R6]=4;[$Caractères.$H$6];IF([.R6]=5;[$Caractères.$H$7];IF([.R6]=6;[$Caractères.$H$8];IF([.R6]=7;[$Caractères.$H$9];&quot;x&quot;)))))))))" office:value-type="string" office:string-value="i" calcext:value-type="string">
            <text:p>i</text:p>
          </table:table-cell>
          <table:table-cell table:style-name="ce54" table:formula="of:=IF([.S6]=0;[$Caractères.$B$2];IF([.S6]=1;[$Caractères.$B$3];IF([.S6]=2;[$Caractères.$B$4];IF([.S6]=3;[$Caractères.$B$5];IF([.S6]=4;[$Caractères.$B$6];IF([.S6]=5;[$Caractères.$B$7];IF([.S6]=6;[$Caractères.$B$8];IF([.S6]=7;[$Caractères.$B$9];IF([.S6]=8;[$Caractères.$B$10];IF([.S6]=9;[$Caractères.$B$11];IF([.S6]=10;[$Caractères.$B$12];IF([.S6]=11;[$Caractères.$B$13];IF([.S6]=12;[$Caractères.$B$14];&quot;&quot;)))))))))))))" office:value-type="string" office:string-value="◥" calcext:value-type="string">
            <text:p>◥</text:p>
          </table:table-cell>
          <table:table-cell table:style-name="ce57" table:formula="of:=IF(AND([.S6]&gt;0;[.S6]&lt;4);&quot;&quot;;IF([.T6]=0;[$Caractères.$H$2];IF([.T6]=1;[$Caractères.$H$3];IF([.T6]=2;[$Caractères.$H$4];IF([.T6]=3;[$Caractères.$H$5];IF([.T6]=4;[$Caractères.$H$6];IF([.T6]=5;[$Caractères.$H$7];IF([.T6]=6;[$Caractères.$H$8];IF([.T6]=7;[$Caractères.$H$9];&quot;x&quot;)))))))))" office:value-type="string" office:string-value="i" calcext:value-type="string">
            <text:p>i</text:p>
          </table:table-cell>
          <table:table-cell table:style-name="ce60" table:formula="of:=IF([.U6]=0;[$Caractères.$B$2];IF([.U6]=1;[$Caractères.$B$3];IF([.U6]=2;[$Caractères.$B$4];IF([.U6]=3;[$Caractères.$B$5];IF([.U6]=4;[$Caractères.$B$6];IF([.U6]=5;[$Caractères.$B$7];IF([.U6]=6;[$Caractères.$B$8];IF([.U6]=7;[$Caractères.$B$9];IF([.U6]=8;[$Caractères.$B$10];IF([.U6]=9;[$Caractères.$B$11];IF([.U6]=10;[$Caractères.$B$12];IF([.U6]=11;[$Caractères.$B$13];IF([.U6]=12;[$Caractères.$B$14];&quot;&quot;)))))))))))))" office:value-type="string" office:string-value="◤" calcext:value-type="string">
            <text:p>◤</text:p>
          </table:table-cell>
          <table:table-cell table:style-name="ce48" table:formula="of:=IF(AND([.U6]&gt;0;[.U6]&lt;4);&quot;&quot;;IF([.V6]=0;[$Caractères.$H$2];IF([.V6]=1;[$Caractères.$H$3];IF([.V6]=2;[$Caractères.$H$4];IF([.V6]=3;[$Caractères.$H$5];IF([.V6]=4;[$Caractères.$H$6];IF([.V6]=5;[$Caractères.$H$7];IF([.V6]=6;[$Caractères.$H$8];IF([.V6]=7;[$Caractères.$H$9];&quot;x&quot;)))))))))" office:value-type="string" office:string-value="i" calcext:value-type="string">
            <text:p>i</text:p>
          </table:table-cell>
          <table:table-cell table:style-name="ce54" table:formula="of:=IF([.W6]=0;[$Caractères.$B$2];IF([.W6]=1;[$Caractères.$B$3];IF([.W6]=2;[$Caractères.$B$4];IF([.W6]=3;[$Caractères.$B$5];IF([.W6]=4;[$Caractères.$B$6];IF([.W6]=5;[$Caractères.$B$7];IF([.W6]=6;[$Caractères.$B$8];IF([.W6]=7;[$Caractères.$B$9];IF([.W6]=8;[$Caractères.$B$10];IF([.W6]=9;[$Caractères.$B$11];IF([.W6]=10;[$Caractères.$B$12];IF([.W6]=11;[$Caractères.$B$13];IF([.W6]=12;[$Caractères.$B$14];&quot;&quot;)))))))))))))" office:value-type="string" office:string-value="◥" calcext:value-type="string">
            <text:p>◥</text:p>
          </table:table-cell>
          <table:table-cell table:style-name="ce57" table:formula="of:=IF(AND([.W6]&gt;0;[.W6]&lt;4);&quot;&quot;;IF([.X6]=0;[$Caractères.$H$2];IF([.X6]=1;[$Caractères.$H$3];IF([.X6]=2;[$Caractères.$H$4];IF([.X6]=3;[$Caractères.$H$5];IF([.X6]=4;[$Caractères.$H$6];IF([.X6]=5;[$Caractères.$H$7];IF([.X6]=6;[$Caractères.$H$8];IF([.X6]=7;[$Caractères.$H$9];&quot;x&quot;)))))))))" office:value-type="string" office:string-value="l" calcext:value-type="string">
            <text:p>l</text:p>
          </table:table-cell>
          <table:table-cell table:style-name="ce60" table:formula="of:=IF([.Y6]=0;[$Caractères.$B$2];IF([.Y6]=1;[$Caractères.$B$3];IF([.Y6]=2;[$Caractères.$B$4];IF([.Y6]=3;[$Caractères.$B$5];IF([.Y6]=4;[$Caractères.$B$6];IF([.Y6]=5;[$Caractères.$B$7];IF([.Y6]=6;[$Caractères.$B$8];IF([.Y6]=7;[$Caractères.$B$9];IF([.Y6]=8;[$Caractères.$B$10];IF([.Y6]=9;[$Caractères.$B$11];IF([.Y6]=10;[$Caractères.$B$12];IF([.Y6]=11;[$Caractères.$B$13];IF([.Y6]=12;[$Caractères.$B$14];&quot;&quot;)))))))))))))" office:value-type="string" office:string-value="◤" calcext:value-type="string">
            <text:p>◤</text:p>
          </table:table-cell>
          <table:table-cell table:style-name="ce48" table:formula="of:=IF(AND([.Y6]&gt;0;[.Y6]&lt;4);&quot;&quot;;IF([.Z6]=0;[$Caractères.$H$2];IF([.Z6]=1;[$Caractères.$H$3];IF([.Z6]=2;[$Caractères.$H$4];IF([.Z6]=3;[$Caractères.$H$5];IF([.Z6]=4;[$Caractères.$H$6];IF([.Z6]=5;[$Caractères.$H$7];IF([.Z6]=6;[$Caractères.$H$8];IF([.Z6]=7;[$Caractères.$H$9];&quot;x&quot;)))))))))" office:value-type="string" office:string-value="k" calcext:value-type="string">
            <text:p>k</text:p>
          </table:table-cell>
          <table:table-cell table:style-name="ce54" table:formula="of:=IF([.AA6]=0;[$Caractères.$B$2];IF([.AA6]=1;[$Caractères.$B$3];IF([.AA6]=2;[$Caractères.$B$4];IF([.AA6]=3;[$Caractères.$B$5];IF([.AA6]=4;[$Caractères.$B$6];IF([.AA6]=5;[$Caractères.$B$7];IF([.AA6]=6;[$Caractères.$B$8];IF([.AA6]=7;[$Caractères.$B$9];IF([.AA6]=8;[$Caractères.$B$10];IF([.AA6]=9;[$Caractères.$B$11];IF([.AA6]=10;[$Caractères.$B$12];IF([.AA6]=11;[$Caractères.$B$13];IF([.AA6]=12;[$Caractères.$B$14];&quot;&quot;)))))))))))))" office:value-type="string" office:string-value="▒" calcext:value-type="string">
            <text:p>▒</text:p>
          </table:table-cell>
          <table:table-cell table:style-name="ce57" table:formula="of:=IF(AND([.AA6]&gt;0;[.AA6]&lt;4);&quot;&quot;;IF([.AB6]=0;[$Caractères.$H$2];IF([.AB6]=1;[$Caractères.$H$3];IF([.AB6]=2;[$Caractères.$H$4];IF([.AB6]=3;[$Caractères.$H$5];IF([.AB6]=4;[$Caractères.$H$6];IF([.AB6]=5;[$Caractères.$H$7];IF([.AB6]=6;[$Caractères.$H$8];IF([.AB6]=7;[$Caractères.$H$9];&quot;x&quot;)))))))))" office:value-type="string" office:string-value="h" calcext:value-type="string">
            <text:p>h</text:p>
          </table:table-cell>
          <table:table-cell table:style-name="ce60" table:formula="of:=IF([.AC6]=0;[$Caractères.$B$2];IF([.AC6]=1;[$Caractères.$B$3];IF([.AC6]=2;[$Caractères.$B$4];IF([.AC6]=3;[$Caractères.$B$5];IF([.AC6]=4;[$Caractères.$B$6];IF([.AC6]=5;[$Caractères.$B$7];IF([.AC6]=6;[$Caractères.$B$8];IF([.AC6]=7;[$Caractères.$B$9];IF([.AC6]=8;[$Caractères.$B$10];IF([.AC6]=9;[$Caractères.$B$11];IF([.AC6]=10;[$Caractères.$B$12];IF([.AC6]=11;[$Caractères.$B$13];IF([.AC6]=12;[$Caractères.$B$14];&quot;&quot;)))))))))))))" office:value-type="string" office:string-value="▒" calcext:value-type="string">
            <text:p>▒</text:p>
          </table:table-cell>
          <table:table-cell table:style-name="ce48" table:formula="of:=IF(AND([.AC6]&gt;0;[.AC6]&lt;4);&quot;&quot;;IF([.AD6]=0;[$Caractères.$H$2];IF([.AD6]=1;[$Caractères.$H$3];IF([.AD6]=2;[$Caractères.$H$4];IF([.AD6]=3;[$Caractères.$H$5];IF([.AD6]=4;[$Caractères.$H$6];IF([.AD6]=5;[$Caractères.$H$7];IF([.AD6]=6;[$Caractères.$H$8];IF([.AD6]=7;[$Caractères.$H$9];&quot;x&quot;)))))))))" office:value-type="string" office:string-value="h" calcext:value-type="string">
            <text:p>h</text:p>
          </table:table-cell>
          <table:table-cell table:style-name="ce54" table:formula="of:=IF([.AE6]=0;[$Caractères.$B$2];IF([.AE6]=1;[$Caractères.$B$3];IF([.AE6]=2;[$Caractères.$B$4];IF([.AE6]=3;[$Caractères.$B$5];IF([.AE6]=4;[$Caractères.$B$6];IF([.AE6]=5;[$Caractères.$B$7];IF([.AE6]=6;[$Caractères.$B$8];IF([.AE6]=7;[$Caractères.$B$9];IF([.AE6]=8;[$Caractères.$B$10];IF([.AE6]=9;[$Caractères.$B$11];IF([.AE6]=10;[$Caractères.$B$12];IF([.AE6]=11;[$Caractères.$B$13];IF([.AE6]=12;[$Caractères.$B$14];&quot;&quot;)))))))))))))" office:value-type="string" office:string-value="◢" calcext:value-type="string">
            <text:p>◢</text:p>
          </table:table-cell>
          <table:table-cell table:style-name="ce66" table:formula="of:=IF(AND([.AE6]&gt;0;[.AE6]&lt;4);&quot;&quot;;IF([.AF6]=0;[$Caractères.$H$2];IF([.AF6]=1;[$Caractères.$H$3];IF([.AF6]=2;[$Caractères.$H$4];IF([.AF6]=3;[$Caractères.$H$5];IF([.AF6]=4;[$Caractères.$H$6];IF([.AF6]=5;[$Caractères.$H$7];IF([.AF6]=6;[$Caractères.$H$8];IF([.AF6]=7;[$Caractères.$H$9];&quot;x&quot;)))))))))" office:value-type="string" office:string-value="h" calcext:value-type="string">
            <text:p>h</text:p>
          </table:table-cell>
          <table:table-cell table:number-columns-repeated="5"/>
        </table:table-row>
        <table:table-row table:style-name="ro2">
          <table:table-cell table:style-name="ce42" table:formula="of:=IF([.A7]=0;[$Caractères.$B$2];IF([.A7]=1;[$Caractères.$B$3];IF([.A7]=2;[$Caractères.$B$4];IF([.A7]=3;[$Caractères.$B$5];IF([.A7]=4;[$Caractères.$B$6];IF([.A7]=5;[$Caractères.$B$7];IF([.A7]=6;[$Caractères.$B$8];IF([.A7]=7;[$Caractères.$B$9];IF([.A7]=8;[$Caractères.$B$10];IF([.A7]=9;[$Caractères.$B$11];IF([.A7]=10;[$Caractères.$B$12];IF([.A7]=11;[$Caractères.$B$13];IF([.A7]=12;[$Caractères.$B$14];&quot;&quot;)))))))))))))" office:value-type="string" office:string-value="▎" calcext:value-type="string">
            <text:p>▎</text:p>
          </table:table-cell>
          <table:table-cell table:style-name="ce48" table:formula="of:=IF(AND([.A7]&gt;0;[.A7]&lt;4);&quot;&quot;;IF([.B7]=0;[$Caractères.$H$2];IF([.B7]=1;[$Caractères.$H$3];IF([.B7]=2;[$Caractères.$H$4];IF([.B7]=3;[$Caractères.$H$5];IF([.B7]=4;[$Caractères.$H$6];IF([.B7]=5;[$Caractères.$H$7];IF([.B7]=6;[$Caractères.$H$8];IF([.B7]=7;[$Caractères.$H$9];&quot;x&quot;)))))))))" office:value-type="string" office:string-value="g" calcext:value-type="string">
            <text:p>g</text:p>
          </table:table-cell>
          <table:table-cell table:style-name="ce54" table:formula="of:=IF([.C7]=0;[$Caractères.$B$2];IF([.C7]=1;[$Caractères.$B$3];IF([.C7]=2;[$Caractères.$B$4];IF([.C7]=3;[$Caractères.$B$5];IF([.C7]=4;[$Caractères.$B$6];IF([.C7]=5;[$Caractères.$B$7];IF([.C7]=6;[$Caractères.$B$8];IF([.C7]=7;[$Caractères.$B$9];IF([.C7]=8;[$Caractères.$B$10];IF([.C7]=9;[$Caractères.$B$11];IF([.C7]=10;[$Caractères.$B$12];IF([.C7]=11;[$Caractères.$B$13];IF([.C7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7]&gt;0;[.C7]&lt;4);&quot;&quot;;IF([.D7]=0;[$Caractères.$H$2];IF([.D7]=1;[$Caractères.$H$3];IF([.D7]=2;[$Caractères.$H$4];IF([.D7]=3;[$Caractères.$H$5];IF([.D7]=4;[$Caractères.$H$6];IF([.D7]=5;[$Caractères.$H$7];IF([.D7]=6;[$Caractères.$H$8];IF([.D7]=7;[$Caractères.$H$9];&quot;x&quot;)))))))))" office:value-type="string" office:string-value="k" calcext:value-type="string">
            <text:p>k</text:p>
          </table:table-cell>
          <table:table-cell table:style-name="ce60" table:formula="of:=IF([.E7]=0;[$Caractères.$B$2];IF([.E7]=1;[$Caractères.$B$3];IF([.E7]=2;[$Caractères.$B$4];IF([.E7]=3;[$Caractères.$B$5];IF([.E7]=4;[$Caractères.$B$6];IF([.E7]=5;[$Caractères.$B$7];IF([.E7]=6;[$Caractères.$B$8];IF([.E7]=7;[$Caractères.$B$9];IF([.E7]=8;[$Caractères.$B$10];IF([.E7]=9;[$Caractères.$B$11];IF([.E7]=10;[$Caractères.$B$12];IF([.E7]=11;[$Caractères.$B$13];IF([.E7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7]&gt;0;[.E7]&lt;4);&quot;&quot;;IF([.F7]=0;[$Caractères.$H$2];IF([.F7]=1;[$Caractères.$H$3];IF([.F7]=2;[$Caractères.$H$4];IF([.F7]=3;[$Caractères.$H$5];IF([.F7]=4;[$Caractères.$H$6];IF([.F7]=5;[$Caractères.$H$7];IF([.F7]=6;[$Caractères.$H$8];IF([.F7]=7;[$Caractères.$H$9];&quot;x&quot;)))))))))" office:value-type="string" office:string-value="m" calcext:value-type="string">
            <text:p>m</text:p>
          </table:table-cell>
          <table:table-cell table:style-name="ce54" table:formula="of:=IF([.G7]=0;[$Caractères.$B$2];IF([.G7]=1;[$Caractères.$B$3];IF([.G7]=2;[$Caractères.$B$4];IF([.G7]=3;[$Caractères.$B$5];IF([.G7]=4;[$Caractères.$B$6];IF([.G7]=5;[$Caractères.$B$7];IF([.G7]=6;[$Caractères.$B$8];IF([.G7]=7;[$Caractères.$B$9];IF([.G7]=8;[$Caractères.$B$10];IF([.G7]=9;[$Caractères.$B$11];IF([.G7]=10;[$Caractères.$B$12];IF([.G7]=11;[$Caractères.$B$13];IF([.G7]=12;[$Caractères.$B$14];&quot;&quot;)))))))))))))" office:value-type="string" office:string-value="◥" calcext:value-type="string">
            <text:p>◥</text:p>
          </table:table-cell>
          <table:table-cell table:style-name="ce57" table:formula="of:=IF(AND([.G7]&gt;0;[.G7]&lt;4);&quot;&quot;;IF([.H7]=0;[$Caractères.$H$2];IF([.H7]=1;[$Caractères.$H$3];IF([.H7]=2;[$Caractères.$H$4];IF([.H7]=3;[$Caractères.$H$5];IF([.H7]=4;[$Caractères.$H$6];IF([.H7]=5;[$Caractères.$H$7];IF([.H7]=6;[$Caractères.$H$8];IF([.H7]=7;[$Caractères.$H$9];&quot;x&quot;)))))))))" office:value-type="string" office:string-value="h" calcext:value-type="string">
            <text:p>h</text:p>
          </table:table-cell>
          <table:table-cell table:style-name="ce60" table:formula="of:=IF([.I7]=0;[$Caractères.$B$2];IF([.I7]=1;[$Caractères.$B$3];IF([.I7]=2;[$Caractères.$B$4];IF([.I7]=3;[$Caractères.$B$5];IF([.I7]=4;[$Caractères.$B$6];IF([.I7]=5;[$Caractères.$B$7];IF([.I7]=6;[$Caractères.$B$8];IF([.I7]=7;[$Caractères.$B$9];IF([.I7]=8;[$Caractères.$B$10];IF([.I7]=9;[$Caractères.$B$11];IF([.I7]=10;[$Caractères.$B$12];IF([.I7]=11;[$Caractères.$B$13];IF([.I7]=12;[$Caractères.$B$14];&quot;&quot;)))))))))))))" office:value-type="string" office:string-value="◤" calcext:value-type="string">
            <text:p>◤</text:p>
          </table:table-cell>
          <table:table-cell table:style-name="ce48" table:formula="of:=IF(AND([.I7]&gt;0;[.I7]&lt;4);&quot;&quot;;IF([.J7]=0;[$Caractères.$H$2];IF([.J7]=1;[$Caractères.$H$3];IF([.J7]=2;[$Caractères.$H$4];IF([.J7]=3;[$Caractères.$H$5];IF([.J7]=4;[$Caractères.$H$6];IF([.J7]=5;[$Caractères.$H$7];IF([.J7]=6;[$Caractères.$H$8];IF([.J7]=7;[$Caractères.$H$9];&quot;x&quot;)))))))))" office:value-type="string" office:string-value="m" calcext:value-type="string">
            <text:p>m</text:p>
          </table:table-cell>
          <table:table-cell table:style-name="ce54" table:formula="of:=IF([.K7]=0;[$Caractères.$B$2];IF([.K7]=1;[$Caractères.$B$3];IF([.K7]=2;[$Caractères.$B$4];IF([.K7]=3;[$Caractères.$B$5];IF([.K7]=4;[$Caractères.$B$6];IF([.K7]=5;[$Caractères.$B$7];IF([.K7]=6;[$Caractères.$B$8];IF([.K7]=7;[$Caractères.$B$9];IF([.K7]=8;[$Caractères.$B$10];IF([.K7]=9;[$Caractères.$B$11];IF([.K7]=10;[$Caractères.$B$12];IF([.K7]=11;[$Caractères.$B$13];IF([.K7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K7]&gt;0;[.K7]&lt;4);&quot;&quot;;IF([.L7]=0;[$Caractères.$H$2];IF([.L7]=1;[$Caractères.$H$3];IF([.L7]=2;[$Caractères.$H$4];IF([.L7]=3;[$Caractères.$H$5];IF([.L7]=4;[$Caractères.$H$6];IF([.L7]=5;[$Caractères.$H$7];IF([.L7]=6;[$Caractères.$H$8];IF([.L7]=7;[$Caractères.$H$9];&quot;x&quot;)))))))))" office:value-type="string" office:string-value="m" calcext:value-type="string">
            <text:p>m</text:p>
          </table:table-cell>
          <table:table-cell table:style-name="ce60" table:formula="of:=IF([.M7]=0;[$Caractères.$B$2];IF([.M7]=1;[$Caractères.$B$3];IF([.M7]=2;[$Caractères.$B$4];IF([.M7]=3;[$Caractères.$B$5];IF([.M7]=4;[$Caractères.$B$6];IF([.M7]=5;[$Caractères.$B$7];IF([.M7]=6;[$Caractères.$B$8];IF([.M7]=7;[$Caractères.$B$9];IF([.M7]=8;[$Caractères.$B$10];IF([.M7]=9;[$Caractères.$B$11];IF([.M7]=10;[$Caractères.$B$12];IF([.M7]=11;[$Caractères.$B$13];IF([.M7]=12;[$Caractères.$B$14];&quot;&quot;)))))))))))))" office:value-type="string" office:string-value="◥" calcext:value-type="string">
            <text:p>◥</text:p>
          </table:table-cell>
          <table:table-cell table:style-name="ce48" table:formula="of:=IF(AND([.M7]&gt;0;[.M7]&lt;4);&quot;&quot;;IF([.N7]=0;[$Caractères.$H$2];IF([.N7]=1;[$Caractères.$H$3];IF([.N7]=2;[$Caractères.$H$4];IF([.N7]=3;[$Caractères.$H$5];IF([.N7]=4;[$Caractères.$H$6];IF([.N7]=5;[$Caractères.$H$7];IF([.N7]=6;[$Caractères.$H$8];IF([.N7]=7;[$Caractères.$H$9];&quot;x&quot;)))))))))" office:value-type="string" office:string-value="h" calcext:value-type="string">
            <text:p>h</text:p>
          </table:table-cell>
          <table:table-cell table:style-name="ce54" table:formula="of:=IF([.O7]=0;[$Caractères.$B$2];IF([.O7]=1;[$Caractères.$B$3];IF([.O7]=2;[$Caractères.$B$4];IF([.O7]=3;[$Caractères.$B$5];IF([.O7]=4;[$Caractères.$B$6];IF([.O7]=5;[$Caractères.$B$7];IF([.O7]=6;[$Caractères.$B$8];IF([.O7]=7;[$Caractères.$B$9];IF([.O7]=8;[$Caractères.$B$10];IF([.O7]=9;[$Caractères.$B$11];IF([.O7]=10;[$Caractères.$B$12];IF([.O7]=11;[$Caractères.$B$13];IF([.O7]=12;[$Caractères.$B$14];&quot;&quot;)))))))))))))" office:value-type="string" office:string-value="◤" calcext:value-type="string">
            <text:p>◤</text:p>
          </table:table-cell>
          <table:table-cell table:style-name="ce57" table:formula="of:=IF(AND([.O7]&gt;0;[.O7]&lt;4);&quot;&quot;;IF([.P7]=0;[$Caractères.$H$2];IF([.P7]=1;[$Caractères.$H$3];IF([.P7]=2;[$Caractères.$H$4];IF([.P7]=3;[$Caractères.$H$5];IF([.P7]=4;[$Caractères.$H$6];IF([.P7]=5;[$Caractères.$H$7];IF([.P7]=6;[$Caractères.$H$8];IF([.P7]=7;[$Caractères.$H$9];&quot;x&quot;)))))))))" office:value-type="string" office:string-value="g" calcext:value-type="string">
            <text:p>g</text:p>
          </table:table-cell>
          <table:table-cell table:style-name="ce60" table:formula="of:=IF([.Q7]=0;[$Caractères.$B$2];IF([.Q7]=1;[$Caractères.$B$3];IF([.Q7]=2;[$Caractères.$B$4];IF([.Q7]=3;[$Caractères.$B$5];IF([.Q7]=4;[$Caractères.$B$6];IF([.Q7]=5;[$Caractères.$B$7];IF([.Q7]=6;[$Caractères.$B$8];IF([.Q7]=7;[$Caractères.$B$9];IF([.Q7]=8;[$Caractères.$B$10];IF([.Q7]=9;[$Caractères.$B$11];IF([.Q7]=10;[$Caractères.$B$12];IF([.Q7]=11;[$Caractères.$B$13];IF([.Q7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Q7]&gt;0;[.Q7]&lt;4);&quot;&quot;;IF([.R7]=0;[$Caractères.$H$2];IF([.R7]=1;[$Caractères.$H$3];IF([.R7]=2;[$Caractères.$H$4];IF([.R7]=3;[$Caractères.$H$5];IF([.R7]=4;[$Caractères.$H$6];IF([.R7]=5;[$Caractères.$H$7];IF([.R7]=6;[$Caractères.$H$8];IF([.R7]=7;[$Caractères.$H$9];&quot;x&quot;)))))))))" office:value-type="string" office:string-value="i" calcext:value-type="string">
            <text:p>i</text:p>
          </table:table-cell>
          <table:table-cell table:style-name="ce54" table:formula="of:=IF([.S7]=0;[$Caractères.$B$2];IF([.S7]=1;[$Caractères.$B$3];IF([.S7]=2;[$Caractères.$B$4];IF([.S7]=3;[$Caractères.$B$5];IF([.S7]=4;[$Caractères.$B$6];IF([.S7]=5;[$Caractères.$B$7];IF([.S7]=6;[$Caractères.$B$8];IF([.S7]=7;[$Caractères.$B$9];IF([.S7]=8;[$Caractères.$B$10];IF([.S7]=9;[$Caractères.$B$11];IF([.S7]=10;[$Caractères.$B$12];IF([.S7]=11;[$Caractères.$B$13];IF([.S7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S7]&gt;0;[.S7]&lt;4);&quot;&quot;;IF([.T7]=0;[$Caractères.$H$2];IF([.T7]=1;[$Caractères.$H$3];IF([.T7]=2;[$Caractères.$H$4];IF([.T7]=3;[$Caractères.$H$5];IF([.T7]=4;[$Caractères.$H$6];IF([.T7]=5;[$Caractères.$H$7];IF([.T7]=6;[$Caractères.$H$8];IF([.T7]=7;[$Caractères.$H$9];&quot;x&quot;)))))))))" office:value-type="string" office:string-value="l" calcext:value-type="string">
            <text:p>l</text:p>
          </table:table-cell>
          <table:table-cell table:style-name="ce60" table:formula="of:=IF([.U7]=0;[$Caractères.$B$2];IF([.U7]=1;[$Caractères.$B$3];IF([.U7]=2;[$Caractères.$B$4];IF([.U7]=3;[$Caractères.$B$5];IF([.U7]=4;[$Caractères.$B$6];IF([.U7]=5;[$Caractères.$B$7];IF([.U7]=6;[$Caractères.$B$8];IF([.U7]=7;[$Caractères.$B$9];IF([.U7]=8;[$Caractères.$B$10];IF([.U7]=9;[$Caractères.$B$11];IF([.U7]=10;[$Caractères.$B$12];IF([.U7]=11;[$Caractères.$B$13];IF([.U7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U7]&gt;0;[.U7]&lt;4);&quot;&quot;;IF([.V7]=0;[$Caractères.$H$2];IF([.V7]=1;[$Caractères.$H$3];IF([.V7]=2;[$Caractères.$H$4];IF([.V7]=3;[$Caractères.$H$5];IF([.V7]=4;[$Caractères.$H$6];IF([.V7]=5;[$Caractères.$H$7];IF([.V7]=6;[$Caractères.$H$8];IF([.V7]=7;[$Caractères.$H$9];&quot;x&quot;)))))))))" office:value-type="string" office:string-value="l" calcext:value-type="string">
            <text:p>l</text:p>
          </table:table-cell>
          <table:table-cell table:style-name="ce54" table:formula="of:=IF([.W7]=0;[$Caractères.$B$2];IF([.W7]=1;[$Caractères.$B$3];IF([.W7]=2;[$Caractères.$B$4];IF([.W7]=3;[$Caractères.$B$5];IF([.W7]=4;[$Caractères.$B$6];IF([.W7]=5;[$Caractères.$B$7];IF([.W7]=6;[$Caractères.$B$8];IF([.W7]=7;[$Caractères.$B$9];IF([.W7]=8;[$Caractères.$B$10];IF([.W7]=9;[$Caractères.$B$11];IF([.W7]=10;[$Caractères.$B$12];IF([.W7]=11;[$Caractères.$B$13];IF([.W7]=12;[$Caractères.$B$14];&quot;&quot;)))))))))))))" office:value-type="string" office:string-value="◢" calcext:value-type="string">
            <text:p>◢</text:p>
          </table:table-cell>
          <table:table-cell table:style-name="ce57" table:formula="of:=IF(AND([.W7]&gt;0;[.W7]&lt;4);&quot;&quot;;IF([.X7]=0;[$Caractères.$H$2];IF([.X7]=1;[$Caractères.$H$3];IF([.X7]=2;[$Caractères.$H$4];IF([.X7]=3;[$Caractères.$H$5];IF([.X7]=4;[$Caractères.$H$6];IF([.X7]=5;[$Caractères.$H$7];IF([.X7]=6;[$Caractères.$H$8];IF([.X7]=7;[$Caractères.$H$9];&quot;x&quot;)))))))))" office:value-type="string" office:string-value="l" calcext:value-type="string">
            <text:p>l</text:p>
          </table:table-cell>
          <table:table-cell table:style-name="ce60" table:formula="of:=IF([.Y7]=0;[$Caractères.$B$2];IF([.Y7]=1;[$Caractères.$B$3];IF([.Y7]=2;[$Caractères.$B$4];IF([.Y7]=3;[$Caractères.$B$5];IF([.Y7]=4;[$Caractères.$B$6];IF([.Y7]=5;[$Caractères.$B$7];IF([.Y7]=6;[$Caractères.$B$8];IF([.Y7]=7;[$Caractères.$B$9];IF([.Y7]=8;[$Caractères.$B$10];IF([.Y7]=9;[$Caractères.$B$11];IF([.Y7]=10;[$Caractères.$B$12];IF([.Y7]=11;[$Caractères.$B$13];IF([.Y7]=12;[$Caractères.$B$14];&quot;&quot;)))))))))))))" office:value-type="string" office:string-value="◣" calcext:value-type="string">
            <text:p>◣</text:p>
          </table:table-cell>
          <table:table-cell table:style-name="ce48" table:formula="of:=IF(AND([.Y7]&gt;0;[.Y7]&lt;4);&quot;&quot;;IF([.Z7]=0;[$Caractères.$H$2];IF([.Z7]=1;[$Caractères.$H$3];IF([.Z7]=2;[$Caractères.$H$4];IF([.Z7]=3;[$Caractères.$H$5];IF([.Z7]=4;[$Caractères.$H$6];IF([.Z7]=5;[$Caractères.$H$7];IF([.Z7]=6;[$Caractères.$H$8];IF([.Z7]=7;[$Caractères.$H$9];&quot;x&quot;)))))))))" office:value-type="string" office:string-value="k" calcext:value-type="string">
            <text:p>k</text:p>
          </table:table-cell>
          <table:table-cell table:style-name="ce54" table:formula="of:=IF([.AA7]=0;[$Caractères.$B$2];IF([.AA7]=1;[$Caractères.$B$3];IF([.AA7]=2;[$Caractères.$B$4];IF([.AA7]=3;[$Caractères.$B$5];IF([.AA7]=4;[$Caractères.$B$6];IF([.AA7]=5;[$Caractères.$B$7];IF([.AA7]=6;[$Caractères.$B$8];IF([.AA7]=7;[$Caractères.$B$9];IF([.AA7]=8;[$Caractères.$B$10];IF([.AA7]=9;[$Caractères.$B$11];IF([.AA7]=10;[$Caractères.$B$12];IF([.AA7]=11;[$Caractères.$B$13];IF([.AA7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7]&gt;0;[.AA7]&lt;4);&quot;&quot;;IF([.AB7]=0;[$Caractères.$H$2];IF([.AB7]=1;[$Caractères.$H$3];IF([.AB7]=2;[$Caractères.$H$4];IF([.AB7]=3;[$Caractères.$H$5];IF([.AB7]=4;[$Caractères.$H$6];IF([.AB7]=5;[$Caractères.$H$7];IF([.AB7]=6;[$Caractères.$H$8];IF([.AB7]=7;[$Caractères.$H$9];&quot;x&quot;)))))))))" office:value-type="string" office:string-value="h" calcext:value-type="string">
            <text:p>h</text:p>
          </table:table-cell>
          <table:table-cell table:style-name="ce60" table:formula="of:=IF([.AC7]=0;[$Caractères.$B$2];IF([.AC7]=1;[$Caractères.$B$3];IF([.AC7]=2;[$Caractères.$B$4];IF([.AC7]=3;[$Caractères.$B$5];IF([.AC7]=4;[$Caractères.$B$6];IF([.AC7]=5;[$Caractères.$B$7];IF([.AC7]=6;[$Caractères.$B$8];IF([.AC7]=7;[$Caractères.$B$9];IF([.AC7]=8;[$Caractères.$B$10];IF([.AC7]=9;[$Caractères.$B$11];IF([.AC7]=10;[$Caractères.$B$12];IF([.AC7]=11;[$Caractères.$B$13];IF([.AC7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7]&gt;0;[.AC7]&lt;4);&quot;&quot;;IF([.AD7]=0;[$Caractères.$H$2];IF([.AD7]=1;[$Caractères.$H$3];IF([.AD7]=2;[$Caractères.$H$4];IF([.AD7]=3;[$Caractères.$H$5];IF([.AD7]=4;[$Caractères.$H$6];IF([.AD7]=5;[$Caractères.$H$7];IF([.AD7]=6;[$Caractères.$H$8];IF([.AD7]=7;[$Caractères.$H$9];&quot;x&quot;)))))))))" office:value-type="string" office:string-value="h" calcext:value-type="string">
            <text:p>h</text:p>
          </table:table-cell>
          <table:table-cell table:style-name="ce54" table:formula="of:=IF([.AE7]=0;[$Caractères.$B$2];IF([.AE7]=1;[$Caractères.$B$3];IF([.AE7]=2;[$Caractères.$B$4];IF([.AE7]=3;[$Caractères.$B$5];IF([.AE7]=4;[$Caractères.$B$6];IF([.AE7]=5;[$Caractères.$B$7];IF([.AE7]=6;[$Caractères.$B$8];IF([.AE7]=7;[$Caractères.$B$9];IF([.AE7]=8;[$Caractères.$B$10];IF([.AE7]=9;[$Caractères.$B$11];IF([.AE7]=10;[$Caractères.$B$12];IF([.AE7]=11;[$Caractères.$B$13];IF([.AE7]=12;[$Caractères.$B$14];&quot;&quot;)))))))))))))" office:value-type="string" office:string-value="◥" calcext:value-type="string">
            <text:p>◥</text:p>
          </table:table-cell>
          <table:table-cell table:style-name="ce66" table:formula="of:=IF(AND([.AE7]&gt;0;[.AE7]&lt;4);&quot;&quot;;IF([.AF7]=0;[$Caractères.$H$2];IF([.AF7]=1;[$Caractères.$H$3];IF([.AF7]=2;[$Caractères.$H$4];IF([.AF7]=3;[$Caractères.$H$5];IF([.AF7]=4;[$Caractères.$H$6];IF([.AF7]=5;[$Caractères.$H$7];IF([.AF7]=6;[$Caractères.$H$8];IF([.AF7]=7;[$Caractères.$H$9];&quot;x&quot;)))))))))" office:value-type="string" office:string-value="j" calcext:value-type="string">
            <text:p>j</text:p>
          </table:table-cell>
          <table:table-cell table:number-columns-repeated="5"/>
        </table:table-row>
        <table:table-row table:style-name="ro2">
          <table:table-cell table:style-name="ce42" table:formula="of:=IF([.A8]=0;[$Caractères.$B$2];IF([.A8]=1;[$Caractères.$B$3];IF([.A8]=2;[$Caractères.$B$4];IF([.A8]=3;[$Caractères.$B$5];IF([.A8]=4;[$Caractères.$B$6];IF([.A8]=5;[$Caractères.$B$7];IF([.A8]=6;[$Caractères.$B$8];IF([.A8]=7;[$Caractères.$B$9];IF([.A8]=8;[$Caractères.$B$10];IF([.A8]=9;[$Caractères.$B$11];IF([.A8]=10;[$Caractères.$B$12];IF([.A8]=11;[$Caractères.$B$13];IF([.A8]=12;[$Caractères.$B$14];&quot;&quot;)))))))))))))" office:value-type="string" office:string-value="▎" calcext:value-type="string">
            <text:p>▎</text:p>
          </table:table-cell>
          <table:table-cell table:style-name="ce48" table:formula="of:=IF(AND([.A8]&gt;0;[.A8]&lt;4);&quot;&quot;;IF([.B8]=0;[$Caractères.$H$2];IF([.B8]=1;[$Caractères.$H$3];IF([.B8]=2;[$Caractères.$H$4];IF([.B8]=3;[$Caractères.$H$5];IF([.B8]=4;[$Caractères.$H$6];IF([.B8]=5;[$Caractères.$H$7];IF([.B8]=6;[$Caractères.$H$8];IF([.B8]=7;[$Caractères.$H$9];&quot;x&quot;)))))))))" office:value-type="string" office:string-value="i" calcext:value-type="string">
            <text:p>i</text:p>
          </table:table-cell>
          <table:table-cell table:style-name="ce54" table:formula="of:=IF([.C8]=0;[$Caractères.$B$2];IF([.C8]=1;[$Caractères.$B$3];IF([.C8]=2;[$Caractères.$B$4];IF([.C8]=3;[$Caractères.$B$5];IF([.C8]=4;[$Caractères.$B$6];IF([.C8]=5;[$Caractères.$B$7];IF([.C8]=6;[$Caractères.$B$8];IF([.C8]=7;[$Caractères.$B$9];IF([.C8]=8;[$Caractères.$B$10];IF([.C8]=9;[$Caractères.$B$11];IF([.C8]=10;[$Caractères.$B$12];IF([.C8]=11;[$Caractères.$B$13];IF([.C8]=12;[$Caractères.$B$14];&quot;&quot;)))))))))))))" office:value-type="string" office:string-value="◢" calcext:value-type="string">
            <text:p>◢</text:p>
          </table:table-cell>
          <table:table-cell table:style-name="ce57" table:formula="of:=IF(AND([.C8]&gt;0;[.C8]&lt;4);&quot;&quot;;IF([.D8]=0;[$Caractères.$H$2];IF([.D8]=1;[$Caractères.$H$3];IF([.D8]=2;[$Caractères.$H$4];IF([.D8]=3;[$Caractères.$H$5];IF([.D8]=4;[$Caractères.$H$6];IF([.D8]=5;[$Caractères.$H$7];IF([.D8]=6;[$Caractères.$H$8];IF([.D8]=7;[$Caractères.$H$9];&quot;x&quot;)))))))))" office:value-type="string" office:string-value="l" calcext:value-type="string">
            <text:p>l</text:p>
          </table:table-cell>
          <table:table-cell table:style-name="ce60" table:formula="of:=IF([.E8]=0;[$Caractères.$B$2];IF([.E8]=1;[$Caractères.$B$3];IF([.E8]=2;[$Caractères.$B$4];IF([.E8]=3;[$Caractères.$B$5];IF([.E8]=4;[$Caractères.$B$6];IF([.E8]=5;[$Caractères.$B$7];IF([.E8]=6;[$Caractères.$B$8];IF([.E8]=7;[$Caractères.$B$9];IF([.E8]=8;[$Caractères.$B$10];IF([.E8]=9;[$Caractères.$B$11];IF([.E8]=10;[$Caractères.$B$12];IF([.E8]=11;[$Caractères.$B$13];IF([.E8]=12;[$Caractères.$B$14];&quot;&quot;)))))))))))))" office:value-type="string" office:string-value="◣" calcext:value-type="string">
            <text:p>◣</text:p>
          </table:table-cell>
          <table:table-cell table:style-name="ce48" table:formula="of:=IF(AND([.E8]&gt;0;[.E8]&lt;4);&quot;&quot;;IF([.F8]=0;[$Caractères.$H$2];IF([.F8]=1;[$Caractères.$H$3];IF([.F8]=2;[$Caractères.$H$4];IF([.F8]=3;[$Caractères.$H$5];IF([.F8]=4;[$Caractères.$H$6];IF([.F8]=5;[$Caractères.$H$7];IF([.F8]=6;[$Caractères.$H$8];IF([.F8]=7;[$Caractères.$H$9];&quot;x&quot;)))))))))" office:value-type="string" office:string-value="m" calcext:value-type="string">
            <text:p>m</text:p>
          </table:table-cell>
          <table:table-cell table:style-name="ce54" table:formula="of:=IF([.G8]=0;[$Caractères.$B$2];IF([.G8]=1;[$Caractères.$B$3];IF([.G8]=2;[$Caractères.$B$4];IF([.G8]=3;[$Caractères.$B$5];IF([.G8]=4;[$Caractères.$B$6];IF([.G8]=5;[$Caractères.$B$7];IF([.G8]=6;[$Caractères.$B$8];IF([.G8]=7;[$Caractères.$B$9];IF([.G8]=8;[$Caractères.$B$10];IF([.G8]=9;[$Caractères.$B$11];IF([.G8]=10;[$Caractères.$B$12];IF([.G8]=11;[$Caractères.$B$13];IF([.G8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G8]&gt;0;[.G8]&lt;4);&quot;&quot;;IF([.H8]=0;[$Caractères.$H$2];IF([.H8]=1;[$Caractères.$H$3];IF([.H8]=2;[$Caractères.$H$4];IF([.H8]=3;[$Caractères.$H$5];IF([.H8]=4;[$Caractères.$H$6];IF([.H8]=5;[$Caractères.$H$7];IF([.H8]=6;[$Caractères.$H$8];IF([.H8]=7;[$Caractères.$H$9];&quot;x&quot;)))))))))" office:value-type="string" office:string-value="g" calcext:value-type="string">
            <text:p>g</text:p>
          </table:table-cell>
          <table:table-cell table:style-name="ce60" table:formula="of:=IF([.I8]=0;[$Caractères.$B$2];IF([.I8]=1;[$Caractères.$B$3];IF([.I8]=2;[$Caractères.$B$4];IF([.I8]=3;[$Caractères.$B$5];IF([.I8]=4;[$Caractères.$B$6];IF([.I8]=5;[$Caractères.$B$7];IF([.I8]=6;[$Caractères.$B$8];IF([.I8]=7;[$Caractères.$B$9];IF([.I8]=8;[$Caractères.$B$10];IF([.I8]=9;[$Caractères.$B$11];IF([.I8]=10;[$Caractères.$B$12];IF([.I8]=11;[$Caractères.$B$13];IF([.I8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I8]&gt;0;[.I8]&lt;4);&quot;&quot;;IF([.J8]=0;[$Caractères.$H$2];IF([.J8]=1;[$Caractères.$H$3];IF([.J8]=2;[$Caractères.$H$4];IF([.J8]=3;[$Caractères.$H$5];IF([.J8]=4;[$Caractères.$H$6];IF([.J8]=5;[$Caractères.$H$7];IF([.J8]=6;[$Caractères.$H$8];IF([.J8]=7;[$Caractères.$H$9];&quot;x&quot;)))))))))" office:value-type="string" office:string-value="g" calcext:value-type="string">
            <text:p>g</text:p>
          </table:table-cell>
          <table:table-cell table:style-name="ce54" table:formula="of:=IF([.K8]=0;[$Caractères.$B$2];IF([.K8]=1;[$Caractères.$B$3];IF([.K8]=2;[$Caractères.$B$4];IF([.K8]=3;[$Caractères.$B$5];IF([.K8]=4;[$Caractères.$B$6];IF([.K8]=5;[$Caractères.$B$7];IF([.K8]=6;[$Caractères.$B$8];IF([.K8]=7;[$Caractères.$B$9];IF([.K8]=8;[$Caractères.$B$10];IF([.K8]=9;[$Caractères.$B$11];IF([.K8]=10;[$Caractères.$B$12];IF([.K8]=11;[$Caractères.$B$13];IF([.K8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K8]&gt;0;[.K8]&lt;4);&quot;&quot;;IF([.L8]=0;[$Caractères.$H$2];IF([.L8]=1;[$Caractères.$H$3];IF([.L8]=2;[$Caractères.$H$4];IF([.L8]=3;[$Caractères.$H$5];IF([.L8]=4;[$Caractères.$H$6];IF([.L8]=5;[$Caractères.$H$7];IF([.L8]=6;[$Caractères.$H$8];IF([.L8]=7;[$Caractères.$H$9];&quot;x&quot;)))))))))" office:value-type="string" office:string-value="g" calcext:value-type="string">
            <text:p>g</text:p>
          </table:table-cell>
          <table:table-cell table:style-name="ce60" table:formula="of:=IF([.M8]=0;[$Caractères.$B$2];IF([.M8]=1;[$Caractères.$B$3];IF([.M8]=2;[$Caractères.$B$4];IF([.M8]=3;[$Caractères.$B$5];IF([.M8]=4;[$Caractères.$B$6];IF([.M8]=5;[$Caractères.$B$7];IF([.M8]=6;[$Caractères.$B$8];IF([.M8]=7;[$Caractères.$B$9];IF([.M8]=8;[$Caractères.$B$10];IF([.M8]=9;[$Caractères.$B$11];IF([.M8]=10;[$Caractères.$B$12];IF([.M8]=11;[$Caractères.$B$13];IF([.M8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M8]&gt;0;[.M8]&lt;4);&quot;&quot;;IF([.N8]=0;[$Caractères.$H$2];IF([.N8]=1;[$Caractères.$H$3];IF([.N8]=2;[$Caractères.$H$4];IF([.N8]=3;[$Caractères.$H$5];IF([.N8]=4;[$Caractères.$H$6];IF([.N8]=5;[$Caractères.$H$7];IF([.N8]=6;[$Caractères.$H$8];IF([.N8]=7;[$Caractères.$H$9];&quot;x&quot;)))))))))" office:value-type="string" office:string-value="g" calcext:value-type="string">
            <text:p>g</text:p>
          </table:table-cell>
          <table:table-cell table:style-name="ce54" table:formula="of:=IF([.O8]=0;[$Caractères.$B$2];IF([.O8]=1;[$Caractères.$B$3];IF([.O8]=2;[$Caractères.$B$4];IF([.O8]=3;[$Caractères.$B$5];IF([.O8]=4;[$Caractères.$B$6];IF([.O8]=5;[$Caractères.$B$7];IF([.O8]=6;[$Caractères.$B$8];IF([.O8]=7;[$Caractères.$B$9];IF([.O8]=8;[$Caractères.$B$10];IF([.O8]=9;[$Caractères.$B$11];IF([.O8]=10;[$Caractères.$B$12];IF([.O8]=11;[$Caractères.$B$13];IF([.O8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O8]&gt;0;[.O8]&lt;4);&quot;&quot;;IF([.P8]=0;[$Caractères.$H$2];IF([.P8]=1;[$Caractères.$H$3];IF([.P8]=2;[$Caractères.$H$4];IF([.P8]=3;[$Caractères.$H$5];IF([.P8]=4;[$Caractères.$H$6];IF([.P8]=5;[$Caractères.$H$7];IF([.P8]=6;[$Caractères.$H$8];IF([.P8]=7;[$Caractères.$H$9];&quot;x&quot;)))))))))" office:value-type="string" office:string-value="m" calcext:value-type="string">
            <text:p>m</text:p>
          </table:table-cell>
          <table:table-cell table:style-name="ce60" table:formula="of:=IF([.Q8]=0;[$Caractères.$B$2];IF([.Q8]=1;[$Caractères.$B$3];IF([.Q8]=2;[$Caractères.$B$4];IF([.Q8]=3;[$Caractères.$B$5];IF([.Q8]=4;[$Caractères.$B$6];IF([.Q8]=5;[$Caractères.$B$7];IF([.Q8]=6;[$Caractères.$B$8];IF([.Q8]=7;[$Caractères.$B$9];IF([.Q8]=8;[$Caractères.$B$10];IF([.Q8]=9;[$Caractères.$B$11];IF([.Q8]=10;[$Caractères.$B$12];IF([.Q8]=11;[$Caractères.$B$13];IF([.Q8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Q8]&gt;0;[.Q8]&lt;4);&quot;&quot;;IF([.R8]=0;[$Caractères.$H$2];IF([.R8]=1;[$Caractères.$H$3];IF([.R8]=2;[$Caractères.$H$4];IF([.R8]=3;[$Caractères.$H$5];IF([.R8]=4;[$Caractères.$H$6];IF([.R8]=5;[$Caractères.$H$7];IF([.R8]=6;[$Caractères.$H$8];IF([.R8]=7;[$Caractères.$H$9];&quot;x&quot;)))))))))" office:value-type="string" office:string-value="m" calcext:value-type="string">
            <text:p>m</text:p>
          </table:table-cell>
          <table:table-cell table:style-name="ce54" table:formula="of:=IF([.S8]=0;[$Caractères.$B$2];IF([.S8]=1;[$Caractères.$B$3];IF([.S8]=2;[$Caractères.$B$4];IF([.S8]=3;[$Caractères.$B$5];IF([.S8]=4;[$Caractères.$B$6];IF([.S8]=5;[$Caractères.$B$7];IF([.S8]=6;[$Caractères.$B$8];IF([.S8]=7;[$Caractères.$B$9];IF([.S8]=8;[$Caractères.$B$10];IF([.S8]=9;[$Caractères.$B$11];IF([.S8]=10;[$Caractères.$B$12];IF([.S8]=11;[$Caractères.$B$13];IF([.S8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S8]&gt;0;[.S8]&lt;4);&quot;&quot;;IF([.T8]=0;[$Caractères.$H$2];IF([.T8]=1;[$Caractères.$H$3];IF([.T8]=2;[$Caractères.$H$4];IF([.T8]=3;[$Caractères.$H$5];IF([.T8]=4;[$Caractères.$H$6];IF([.T8]=5;[$Caractères.$H$7];IF([.T8]=6;[$Caractères.$H$8];IF([.T8]=7;[$Caractères.$H$9];&quot;x&quot;)))))))))" office:value-type="string" office:string-value="l" calcext:value-type="string">
            <text:p>l</text:p>
          </table:table-cell>
          <table:table-cell table:style-name="ce60" table:formula="of:=IF([.U8]=0;[$Caractères.$B$2];IF([.U8]=1;[$Caractères.$B$3];IF([.U8]=2;[$Caractères.$B$4];IF([.U8]=3;[$Caractères.$B$5];IF([.U8]=4;[$Caractères.$B$6];IF([.U8]=5;[$Caractères.$B$7];IF([.U8]=6;[$Caractères.$B$8];IF([.U8]=7;[$Caractères.$B$9];IF([.U8]=8;[$Caractères.$B$10];IF([.U8]=9;[$Caractères.$B$11];IF([.U8]=10;[$Caractères.$B$12];IF([.U8]=11;[$Caractères.$B$13];IF([.U8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U8]&gt;0;[.U8]&lt;4);&quot;&quot;;IF([.V8]=0;[$Caractères.$H$2];IF([.V8]=1;[$Caractères.$H$3];IF([.V8]=2;[$Caractères.$H$4];IF([.V8]=3;[$Caractères.$H$5];IF([.V8]=4;[$Caractères.$H$6];IF([.V8]=5;[$Caractères.$H$7];IF([.V8]=6;[$Caractères.$H$8];IF([.V8]=7;[$Caractères.$H$9];&quot;x&quot;)))))))))" office:value-type="string" office:string-value="f" calcext:value-type="string">
            <text:p>f</text:p>
          </table:table-cell>
          <table:table-cell table:style-name="ce54" table:formula="of:=IF([.W8]=0;[$Caractères.$B$2];IF([.W8]=1;[$Caractères.$B$3];IF([.W8]=2;[$Caractères.$B$4];IF([.W8]=3;[$Caractères.$B$5];IF([.W8]=4;[$Caractères.$B$6];IF([.W8]=5;[$Caractères.$B$7];IF([.W8]=6;[$Caractères.$B$8];IF([.W8]=7;[$Caractères.$B$9];IF([.W8]=8;[$Caractères.$B$10];IF([.W8]=9;[$Caractères.$B$11];IF([.W8]=10;[$Caractères.$B$12];IF([.W8]=11;[$Caractères.$B$13];IF([.W8]=12;[$Caractères.$B$14];&quot;&quot;)))))))))))))" office:value-type="string" office:string-value="◥" calcext:value-type="string">
            <text:p>◥</text:p>
          </table:table-cell>
          <table:table-cell table:style-name="ce57" table:formula="of:=IF(AND([.W8]&gt;0;[.W8]&lt;4);&quot;&quot;;IF([.X8]=0;[$Caractères.$H$2];IF([.X8]=1;[$Caractères.$H$3];IF([.X8]=2;[$Caractères.$H$4];IF([.X8]=3;[$Caractères.$H$5];IF([.X8]=4;[$Caractères.$H$6];IF([.X8]=5;[$Caractères.$H$7];IF([.X8]=6;[$Caractères.$H$8];IF([.X8]=7;[$Caractères.$H$9];&quot;x&quot;)))))))))" office:value-type="string" office:string-value="m" calcext:value-type="string">
            <text:p>m</text:p>
          </table:table-cell>
          <table:table-cell table:style-name="ce60" table:formula="of:=IF([.Y8]=0;[$Caractères.$B$2];IF([.Y8]=1;[$Caractères.$B$3];IF([.Y8]=2;[$Caractères.$B$4];IF([.Y8]=3;[$Caractères.$B$5];IF([.Y8]=4;[$Caractères.$B$6];IF([.Y8]=5;[$Caractères.$B$7];IF([.Y8]=6;[$Caractères.$B$8];IF([.Y8]=7;[$Caractères.$B$9];IF([.Y8]=8;[$Caractères.$B$10];IF([.Y8]=9;[$Caractères.$B$11];IF([.Y8]=10;[$Caractères.$B$12];IF([.Y8]=11;[$Caractères.$B$13];IF([.Y8]=12;[$Caractères.$B$14];&quot;&quot;)))))))))))))" office:value-type="string" office:string-value="◤" calcext:value-type="string">
            <text:p>◤</text:p>
          </table:table-cell>
          <table:table-cell table:style-name="ce48" table:formula="of:=IF(AND([.Y8]&gt;0;[.Y8]&lt;4);&quot;&quot;;IF([.Z8]=0;[$Caractères.$H$2];IF([.Z8]=1;[$Caractères.$H$3];IF([.Z8]=2;[$Caractères.$H$4];IF([.Z8]=3;[$Caractères.$H$5];IF([.Z8]=4;[$Caractères.$H$6];IF([.Z8]=5;[$Caractères.$H$7];IF([.Z8]=6;[$Caractères.$H$8];IF([.Z8]=7;[$Caractères.$H$9];&quot;x&quot;)))))))))" office:value-type="string" office:string-value="k" calcext:value-type="string">
            <text:p>k</text:p>
          </table:table-cell>
          <table:table-cell table:style-name="ce54" table:formula="of:=IF([.AA8]=0;[$Caractères.$B$2];IF([.AA8]=1;[$Caractères.$B$3];IF([.AA8]=2;[$Caractères.$B$4];IF([.AA8]=3;[$Caractères.$B$5];IF([.AA8]=4;[$Caractères.$B$6];IF([.AA8]=5;[$Caractères.$B$7];IF([.AA8]=6;[$Caractères.$B$8];IF([.AA8]=7;[$Caractères.$B$9];IF([.AA8]=8;[$Caractères.$B$10];IF([.AA8]=9;[$Caractères.$B$11];IF([.AA8]=10;[$Caractères.$B$12];IF([.AA8]=11;[$Caractères.$B$13];IF([.AA8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8]&gt;0;[.AA8]&lt;4);&quot;&quot;;IF([.AB8]=0;[$Caractères.$H$2];IF([.AB8]=1;[$Caractères.$H$3];IF([.AB8]=2;[$Caractères.$H$4];IF([.AB8]=3;[$Caractères.$H$5];IF([.AB8]=4;[$Caractères.$H$6];IF([.AB8]=5;[$Caractères.$H$7];IF([.AB8]=6;[$Caractères.$H$8];IF([.AB8]=7;[$Caractères.$H$9];&quot;x&quot;)))))))))" office:value-type="string" office:string-value="h" calcext:value-type="string">
            <text:p>h</text:p>
          </table:table-cell>
          <table:table-cell table:style-name="ce60" table:formula="of:=IF([.AC8]=0;[$Caractères.$B$2];IF([.AC8]=1;[$Caractères.$B$3];IF([.AC8]=2;[$Caractères.$B$4];IF([.AC8]=3;[$Caractères.$B$5];IF([.AC8]=4;[$Caractères.$B$6];IF([.AC8]=5;[$Caractères.$B$7];IF([.AC8]=6;[$Caractères.$B$8];IF([.AC8]=7;[$Caractères.$B$9];IF([.AC8]=8;[$Caractères.$B$10];IF([.AC8]=9;[$Caractères.$B$11];IF([.AC8]=10;[$Caractères.$B$12];IF([.AC8]=11;[$Caractères.$B$13];IF([.AC8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8]&gt;0;[.AC8]&lt;4);&quot;&quot;;IF([.AD8]=0;[$Caractères.$H$2];IF([.AD8]=1;[$Caractères.$H$3];IF([.AD8]=2;[$Caractères.$H$4];IF([.AD8]=3;[$Caractères.$H$5];IF([.AD8]=4;[$Caractères.$H$6];IF([.AD8]=5;[$Caractères.$H$7];IF([.AD8]=6;[$Caractères.$H$8];IF([.AD8]=7;[$Caractères.$H$9];&quot;x&quot;)))))))))" office:value-type="string" office:string-value="h" calcext:value-type="string">
            <text:p>h</text:p>
          </table:table-cell>
          <table:table-cell table:style-name="ce54" table:formula="of:=IF([.AE8]=0;[$Caractères.$B$2];IF([.AE8]=1;[$Caractères.$B$3];IF([.AE8]=2;[$Caractères.$B$4];IF([.AE8]=3;[$Caractères.$B$5];IF([.AE8]=4;[$Caractères.$B$6];IF([.AE8]=5;[$Caractères.$B$7];IF([.AE8]=6;[$Caractères.$B$8];IF([.AE8]=7;[$Caractères.$B$9];IF([.AE8]=8;[$Caractères.$B$10];IF([.AE8]=9;[$Caractères.$B$11];IF([.AE8]=10;[$Caractères.$B$12];IF([.AE8]=11;[$Caractères.$B$13];IF([.AE8]=12;[$Caractères.$B$14];&quot;&quot;)))))))))))))" office:value-type="string" office:string-value="" calcext:value-type="string">
            <text:p></text:p>
          </table:table-cell>
          <table:table-cell table:style-name="ce66" table:formula="of:=IF(AND([.AE8]&gt;0;[.AE8]&lt;4);&quot;&quot;;IF([.AF8]=0;[$Caractères.$H$2];IF([.AF8]=1;[$Caractères.$H$3];IF([.AF8]=2;[$Caractères.$H$4];IF([.AF8]=3;[$Caractères.$H$5];IF([.AF8]=4;[$Caractères.$H$6];IF([.AF8]=5;[$Caractères.$H$7];IF([.AF8]=6;[$Caractères.$H$8];IF([.AF8]=7;[$Caractères.$H$9];&quot;x&quot;)))))))))" office:value-type="string" office:string-value="j" calcext:value-type="string">
            <text:p>j</text:p>
          </table:table-cell>
          <table:table-cell table:number-columns-repeated="5"/>
        </table:table-row>
        <table:table-row table:style-name="ro2">
          <table:table-cell table:style-name="ce42" table:formula="of:=IF([.A9]=0;[$Caractères.$B$2];IF([.A9]=1;[$Caractères.$B$3];IF([.A9]=2;[$Caractères.$B$4];IF([.A9]=3;[$Caractères.$B$5];IF([.A9]=4;[$Caractères.$B$6];IF([.A9]=5;[$Caractères.$B$7];IF([.A9]=6;[$Caractères.$B$8];IF([.A9]=7;[$Caractères.$B$9];IF([.A9]=8;[$Caractères.$B$10];IF([.A9]=9;[$Caractères.$B$11];IF([.A9]=10;[$Caractères.$B$12];IF([.A9]=11;[$Caractères.$B$13];IF([.A9]=12;[$Caractères.$B$14];&quot;&quot;)))))))))))))" office:value-type="string" office:string-value="▎" calcext:value-type="string">
            <text:p>▎</text:p>
          </table:table-cell>
          <table:table-cell table:style-name="ce48" table:formula="of:=IF(AND([.A9]&gt;0;[.A9]&lt;4);&quot;&quot;;IF([.B9]=0;[$Caractères.$H$2];IF([.B9]=1;[$Caractères.$H$3];IF([.B9]=2;[$Caractères.$H$4];IF([.B9]=3;[$Caractères.$H$5];IF([.B9]=4;[$Caractères.$H$6];IF([.B9]=5;[$Caractères.$H$7];IF([.B9]=6;[$Caractères.$H$8];IF([.B9]=7;[$Caractères.$H$9];&quot;x&quot;)))))))))" office:value-type="string" office:string-value="m" calcext:value-type="string">
            <text:p>m</text:p>
          </table:table-cell>
          <table:table-cell table:style-name="ce54" table:formula="of:=IF([.C9]=0;[$Caractères.$B$2];IF([.C9]=1;[$Caractères.$B$3];IF([.C9]=2;[$Caractères.$B$4];IF([.C9]=3;[$Caractères.$B$5];IF([.C9]=4;[$Caractères.$B$6];IF([.C9]=5;[$Caractères.$B$7];IF([.C9]=6;[$Caractères.$B$8];IF([.C9]=7;[$Caractères.$B$9];IF([.C9]=8;[$Caractères.$B$10];IF([.C9]=9;[$Caractères.$B$11];IF([.C9]=10;[$Caractères.$B$12];IF([.C9]=11;[$Caractères.$B$13];IF([.C9]=12;[$Caractères.$B$14];&quot;&quot;)))))))))))))" office:value-type="string" office:string-value="◥" calcext:value-type="string">
            <text:p>◥</text:p>
          </table:table-cell>
          <table:table-cell table:style-name="ce57" table:formula="of:=IF(AND([.C9]&gt;0;[.C9]&lt;4);&quot;&quot;;IF([.D9]=0;[$Caractères.$H$2];IF([.D9]=1;[$Caractères.$H$3];IF([.D9]=2;[$Caractères.$H$4];IF([.D9]=3;[$Caractères.$H$5];IF([.D9]=4;[$Caractères.$H$6];IF([.D9]=5;[$Caractères.$H$7];IF([.D9]=6;[$Caractères.$H$8];IF([.D9]=7;[$Caractères.$H$9];&quot;x&quot;)))))))))" office:value-type="string" office:string-value="m" calcext:value-type="string">
            <text:p>m</text:p>
          </table:table-cell>
          <table:table-cell table:style-name="ce60" table:formula="of:=IF([.E9]=0;[$Caractères.$B$2];IF([.E9]=1;[$Caractères.$B$3];IF([.E9]=2;[$Caractères.$B$4];IF([.E9]=3;[$Caractères.$B$5];IF([.E9]=4;[$Caractères.$B$6];IF([.E9]=5;[$Caractères.$B$7];IF([.E9]=6;[$Caractères.$B$8];IF([.E9]=7;[$Caractères.$B$9];IF([.E9]=8;[$Caractères.$B$10];IF([.E9]=9;[$Caractères.$B$11];IF([.E9]=10;[$Caractères.$B$12];IF([.E9]=11;[$Caractères.$B$13];IF([.E9]=12;[$Caractères.$B$14];&quot;&quot;)))))))))))))" office:value-type="string" office:string-value="◤" calcext:value-type="string">
            <text:p>◤</text:p>
          </table:table-cell>
          <table:table-cell table:style-name="ce48" table:formula="of:=IF(AND([.E9]&gt;0;[.E9]&lt;4);&quot;&quot;;IF([.F9]=0;[$Caractères.$H$2];IF([.F9]=1;[$Caractères.$H$3];IF([.F9]=2;[$Caractères.$H$4];IF([.F9]=3;[$Caractères.$H$5];IF([.F9]=4;[$Caractères.$H$6];IF([.F9]=5;[$Caractères.$H$7];IF([.F9]=6;[$Caractères.$H$8];IF([.F9]=7;[$Caractères.$H$9];&quot;x&quot;)))))))))" office:value-type="string" office:string-value="k" calcext:value-type="string">
            <text:p>k</text:p>
          </table:table-cell>
          <table:table-cell table:style-name="ce54" table:formula="of:=IF([.G9]=0;[$Caractères.$B$2];IF([.G9]=1;[$Caractères.$B$3];IF([.G9]=2;[$Caractères.$B$4];IF([.G9]=3;[$Caractères.$B$5];IF([.G9]=4;[$Caractères.$B$6];IF([.G9]=5;[$Caractères.$B$7];IF([.G9]=6;[$Caractères.$B$8];IF([.G9]=7;[$Caractères.$B$9];IF([.G9]=8;[$Caractères.$B$10];IF([.G9]=9;[$Caractères.$B$11];IF([.G9]=10;[$Caractères.$B$12];IF([.G9]=11;[$Caractères.$B$13];IF([.G9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G9]&gt;0;[.G9]&lt;4);&quot;&quot;;IF([.H9]=0;[$Caractères.$H$2];IF([.H9]=1;[$Caractères.$H$3];IF([.H9]=2;[$Caractères.$H$4];IF([.H9]=3;[$Caractères.$H$5];IF([.H9]=4;[$Caractères.$H$6];IF([.H9]=5;[$Caractères.$H$7];IF([.H9]=6;[$Caractères.$H$8];IF([.H9]=7;[$Caractères.$H$9];&quot;x&quot;)))))))))" office:value-type="string" office:string-value="k" calcext:value-type="string">
            <text:p>k</text:p>
          </table:table-cell>
          <table:table-cell table:style-name="ce60" table:formula="of:=IF([.I9]=0;[$Caractères.$B$2];IF([.I9]=1;[$Caractères.$B$3];IF([.I9]=2;[$Caractères.$B$4];IF([.I9]=3;[$Caractères.$B$5];IF([.I9]=4;[$Caractères.$B$6];IF([.I9]=5;[$Caractères.$B$7];IF([.I9]=6;[$Caractères.$B$8];IF([.I9]=7;[$Caractères.$B$9];IF([.I9]=8;[$Caractères.$B$10];IF([.I9]=9;[$Caractères.$B$11];IF([.I9]=10;[$Caractères.$B$12];IF([.I9]=11;[$Caractères.$B$13];IF([.I9]=12;[$Caractères.$B$14];&quot;&quot;)))))))))))))" office:value-type="string" office:string-value="◢" calcext:value-type="string">
            <text:p>◢</text:p>
          </table:table-cell>
          <table:table-cell table:style-name="ce48" table:formula="of:=IF(AND([.I9]&gt;0;[.I9]&lt;4);&quot;&quot;;IF([.J9]=0;[$Caractères.$H$2];IF([.J9]=1;[$Caractères.$H$3];IF([.J9]=2;[$Caractères.$H$4];IF([.J9]=3;[$Caractères.$H$5];IF([.J9]=4;[$Caractères.$H$6];IF([.J9]=5;[$Caractères.$H$7];IF([.J9]=6;[$Caractères.$H$8];IF([.J9]=7;[$Caractères.$H$9];&quot;x&quot;)))))))))" office:value-type="string" office:string-value="k" calcext:value-type="string">
            <text:p>k</text:p>
          </table:table-cell>
          <table:table-cell table:style-name="ce54" table:formula="of:=IF([.K9]=0;[$Caractères.$B$2];IF([.K9]=1;[$Caractères.$B$3];IF([.K9]=2;[$Caractères.$B$4];IF([.K9]=3;[$Caractères.$B$5];IF([.K9]=4;[$Caractères.$B$6];IF([.K9]=5;[$Caractères.$B$7];IF([.K9]=6;[$Caractères.$B$8];IF([.K9]=7;[$Caractères.$B$9];IF([.K9]=8;[$Caractères.$B$10];IF([.K9]=9;[$Caractères.$B$11];IF([.K9]=10;[$Caractères.$B$12];IF([.K9]=11;[$Caractères.$B$13];IF([.K9]=12;[$Caractères.$B$14];&quot;&quot;)))))))))))))" office:value-type="string" office:string-value="◣" calcext:value-type="string">
            <text:p>◣</text:p>
          </table:table-cell>
          <table:table-cell table:style-name="ce57" table:formula="of:=IF(AND([.K9]&gt;0;[.K9]&lt;4);&quot;&quot;;IF([.L9]=0;[$Caractères.$H$2];IF([.L9]=1;[$Caractères.$H$3];IF([.L9]=2;[$Caractères.$H$4];IF([.L9]=3;[$Caractères.$H$5];IF([.L9]=4;[$Caractères.$H$6];IF([.L9]=5;[$Caractères.$H$7];IF([.L9]=6;[$Caractères.$H$8];IF([.L9]=7;[$Caractères.$H$9];&quot;x&quot;)))))))))" office:value-type="string" office:string-value="g" calcext:value-type="string">
            <text:p>g</text:p>
          </table:table-cell>
          <table:table-cell table:style-name="ce60" table:formula="of:=IF([.M9]=0;[$Caractères.$B$2];IF([.M9]=1;[$Caractères.$B$3];IF([.M9]=2;[$Caractères.$B$4];IF([.M9]=3;[$Caractères.$B$5];IF([.M9]=4;[$Caractères.$B$6];IF([.M9]=5;[$Caractères.$B$7];IF([.M9]=6;[$Caractères.$B$8];IF([.M9]=7;[$Caractères.$B$9];IF([.M9]=8;[$Caractères.$B$10];IF([.M9]=9;[$Caractères.$B$11];IF([.M9]=10;[$Caractères.$B$12];IF([.M9]=11;[$Caractères.$B$13];IF([.M9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M9]&gt;0;[.M9]&lt;4);&quot;&quot;;IF([.N9]=0;[$Caractères.$H$2];IF([.N9]=1;[$Caractères.$H$3];IF([.N9]=2;[$Caractères.$H$4];IF([.N9]=3;[$Caractères.$H$5];IF([.N9]=4;[$Caractères.$H$6];IF([.N9]=5;[$Caractères.$H$7];IF([.N9]=6;[$Caractères.$H$8];IF([.N9]=7;[$Caractères.$H$9];&quot;x&quot;)))))))))" office:value-type="string" office:string-value="g" calcext:value-type="string">
            <text:p>g</text:p>
          </table:table-cell>
          <table:table-cell table:style-name="ce54" table:formula="of:=IF([.O9]=0;[$Caractères.$B$2];IF([.O9]=1;[$Caractères.$B$3];IF([.O9]=2;[$Caractères.$B$4];IF([.O9]=3;[$Caractères.$B$5];IF([.O9]=4;[$Caractères.$B$6];IF([.O9]=5;[$Caractères.$B$7];IF([.O9]=6;[$Caractères.$B$8];IF([.O9]=7;[$Caractères.$B$9];IF([.O9]=8;[$Caractères.$B$10];IF([.O9]=9;[$Caractères.$B$11];IF([.O9]=10;[$Caractères.$B$12];IF([.O9]=11;[$Caractères.$B$13];IF([.O9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O9]&gt;0;[.O9]&lt;4);&quot;&quot;;IF([.P9]=0;[$Caractères.$H$2];IF([.P9]=1;[$Caractères.$H$3];IF([.P9]=2;[$Caractères.$H$4];IF([.P9]=3;[$Caractères.$H$5];IF([.P9]=4;[$Caractères.$H$6];IF([.P9]=5;[$Caractères.$H$7];IF([.P9]=6;[$Caractères.$H$8];IF([.P9]=7;[$Caractères.$H$9];&quot;x&quot;)))))))))" office:value-type="string" office:string-value="g" calcext:value-type="string">
            <text:p>g</text:p>
          </table:table-cell>
          <table:table-cell table:style-name="ce60" table:formula="of:=IF([.Q9]=0;[$Caractères.$B$2];IF([.Q9]=1;[$Caractères.$B$3];IF([.Q9]=2;[$Caractères.$B$4];IF([.Q9]=3;[$Caractères.$B$5];IF([.Q9]=4;[$Caractères.$B$6];IF([.Q9]=5;[$Caractères.$B$7];IF([.Q9]=6;[$Caractères.$B$8];IF([.Q9]=7;[$Caractères.$B$9];IF([.Q9]=8;[$Caractères.$B$10];IF([.Q9]=9;[$Caractères.$B$11];IF([.Q9]=10;[$Caractères.$B$12];IF([.Q9]=11;[$Caractères.$B$13];IF([.Q9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Q9]&gt;0;[.Q9]&lt;4);&quot;&quot;;IF([.R9]=0;[$Caractères.$H$2];IF([.R9]=1;[$Caractères.$H$3];IF([.R9]=2;[$Caractères.$H$4];IF([.R9]=3;[$Caractères.$H$5];IF([.R9]=4;[$Caractères.$H$6];IF([.R9]=5;[$Caractères.$H$7];IF([.R9]=6;[$Caractères.$H$8];IF([.R9]=7;[$Caractères.$H$9];&quot;x&quot;)))))))))" office:value-type="string" office:string-value="m" calcext:value-type="string">
            <text:p>m</text:p>
          </table:table-cell>
          <table:table-cell table:style-name="ce54" table:formula="of:=IF([.S9]=0;[$Caractères.$B$2];IF([.S9]=1;[$Caractères.$B$3];IF([.S9]=2;[$Caractères.$B$4];IF([.S9]=3;[$Caractères.$B$5];IF([.S9]=4;[$Caractères.$B$6];IF([.S9]=5;[$Caractères.$B$7];IF([.S9]=6;[$Caractères.$B$8];IF([.S9]=7;[$Caractères.$B$9];IF([.S9]=8;[$Caractères.$B$10];IF([.S9]=9;[$Caractères.$B$11];IF([.S9]=10;[$Caractères.$B$12];IF([.S9]=11;[$Caractères.$B$13];IF([.S9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S9]&gt;0;[.S9]&lt;4);&quot;&quot;;IF([.T9]=0;[$Caractères.$H$2];IF([.T9]=1;[$Caractères.$H$3];IF([.T9]=2;[$Caractères.$H$4];IF([.T9]=3;[$Caractères.$H$5];IF([.T9]=4;[$Caractères.$H$6];IF([.T9]=5;[$Caractères.$H$7];IF([.T9]=6;[$Caractères.$H$8];IF([.T9]=7;[$Caractères.$H$9];&quot;x&quot;)))))))))" office:value-type="string" office:string-value="i" calcext:value-type="string">
            <text:p>i</text:p>
          </table:table-cell>
          <table:table-cell table:style-name="ce60" table:formula="of:=IF([.U9]=0;[$Caractères.$B$2];IF([.U9]=1;[$Caractères.$B$3];IF([.U9]=2;[$Caractères.$B$4];IF([.U9]=3;[$Caractères.$B$5];IF([.U9]=4;[$Caractères.$B$6];IF([.U9]=5;[$Caractères.$B$7];IF([.U9]=6;[$Caractères.$B$8];IF([.U9]=7;[$Caractères.$B$9];IF([.U9]=8;[$Caractères.$B$10];IF([.U9]=9;[$Caractères.$B$11];IF([.U9]=10;[$Caractères.$B$12];IF([.U9]=11;[$Caractères.$B$13];IF([.U9]=12;[$Caractères.$B$14];&quot;&quot;)))))))))))))" office:value-type="string" office:string-value="◢" calcext:value-type="string">
            <text:p>◢</text:p>
          </table:table-cell>
          <table:table-cell table:style-name="ce48" table:formula="of:=IF(AND([.U9]&gt;0;[.U9]&lt;4);&quot;&quot;;IF([.V9]=0;[$Caractères.$H$2];IF([.V9]=1;[$Caractères.$H$3];IF([.V9]=2;[$Caractères.$H$4];IF([.V9]=3;[$Caractères.$H$5];IF([.V9]=4;[$Caractères.$H$6];IF([.V9]=5;[$Caractères.$H$7];IF([.V9]=6;[$Caractères.$H$8];IF([.V9]=7;[$Caractères.$H$9];&quot;x&quot;)))))))))" office:value-type="string" office:string-value="l" calcext:value-type="string">
            <text:p>l</text:p>
          </table:table-cell>
          <table:table-cell table:style-name="ce54" table:formula="of:=IF([.W9]=0;[$Caractères.$B$2];IF([.W9]=1;[$Caractères.$B$3];IF([.W9]=2;[$Caractères.$B$4];IF([.W9]=3;[$Caractères.$B$5];IF([.W9]=4;[$Caractères.$B$6];IF([.W9]=5;[$Caractères.$B$7];IF([.W9]=6;[$Caractères.$B$8];IF([.W9]=7;[$Caractères.$B$9];IF([.W9]=8;[$Caractères.$B$10];IF([.W9]=9;[$Caractères.$B$11];IF([.W9]=10;[$Caractères.$B$12];IF([.W9]=11;[$Caractères.$B$13];IF([.W9]=12;[$Caractères.$B$14];&quot;&quot;)))))))))))))" office:value-type="string" office:string-value="◣" calcext:value-type="string">
            <text:p>◣</text:p>
          </table:table-cell>
          <table:table-cell table:style-name="ce57" table:formula="of:=IF(AND([.W9]&gt;0;[.W9]&lt;4);&quot;&quot;;IF([.X9]=0;[$Caractères.$H$2];IF([.X9]=1;[$Caractères.$H$3];IF([.X9]=2;[$Caractères.$H$4];IF([.X9]=3;[$Caractères.$H$5];IF([.X9]=4;[$Caractères.$H$6];IF([.X9]=5;[$Caractères.$H$7];IF([.X9]=6;[$Caractères.$H$8];IF([.X9]=7;[$Caractères.$H$9];&quot;x&quot;)))))))))" office:value-type="string" office:string-value="g" calcext:value-type="string">
            <text:p>g</text:p>
          </table:table-cell>
          <table:table-cell table:style-name="ce60" table:formula="of:=IF([.Y9]=0;[$Caractères.$B$2];IF([.Y9]=1;[$Caractères.$B$3];IF([.Y9]=2;[$Caractères.$B$4];IF([.Y9]=3;[$Caractères.$B$5];IF([.Y9]=4;[$Caractères.$B$6];IF([.Y9]=5;[$Caractères.$B$7];IF([.Y9]=6;[$Caractères.$B$8];IF([.Y9]=7;[$Caractères.$B$9];IF([.Y9]=8;[$Caractères.$B$10];IF([.Y9]=9;[$Caractères.$B$11];IF([.Y9]=10;[$Caractères.$B$12];IF([.Y9]=11;[$Caractères.$B$13];IF([.Y9]=12;[$Caractères.$B$14];&quot;&quot;)))))))))))))" office:value-type="string" office:string-value="▂" calcext:value-type="string">
            <text:p>▂</text:p>
          </table:table-cell>
          <table:table-cell table:style-name="ce48" table:formula="of:=IF(AND([.Y9]&gt;0;[.Y9]&lt;4);&quot;&quot;;IF([.Z9]=0;[$Caractères.$H$2];IF([.Z9]=1;[$Caractères.$H$3];IF([.Z9]=2;[$Caractères.$H$4];IF([.Z9]=3;[$Caractères.$H$5];IF([.Z9]=4;[$Caractères.$H$6];IF([.Z9]=5;[$Caractères.$H$7];IF([.Z9]=6;[$Caractères.$H$8];IF([.Z9]=7;[$Caractères.$H$9];&quot;x&quot;)))))))))" office:value-type="string" office:string-value="k" calcext:value-type="string">
            <text:p>k</text:p>
          </table:table-cell>
          <table:table-cell table:style-name="ce54" table:formula="of:=IF([.AA9]=0;[$Caractères.$B$2];IF([.AA9]=1;[$Caractères.$B$3];IF([.AA9]=2;[$Caractères.$B$4];IF([.AA9]=3;[$Caractères.$B$5];IF([.AA9]=4;[$Caractères.$B$6];IF([.AA9]=5;[$Caractères.$B$7];IF([.AA9]=6;[$Caractères.$B$8];IF([.AA9]=7;[$Caractères.$B$9];IF([.AA9]=8;[$Caractères.$B$10];IF([.AA9]=9;[$Caractères.$B$11];IF([.AA9]=10;[$Caractères.$B$12];IF([.AA9]=11;[$Caractères.$B$13];IF([.AA9]=12;[$Caractères.$B$14];&quot;&quot;)))))))))))))" office:value-type="string" office:string-value="◢" calcext:value-type="string">
            <text:p>◢</text:p>
          </table:table-cell>
          <table:table-cell table:style-name="ce57" table:formula="of:=IF(AND([.AA9]&gt;0;[.AA9]&lt;4);&quot;&quot;;IF([.AB9]=0;[$Caractères.$H$2];IF([.AB9]=1;[$Caractères.$H$3];IF([.AB9]=2;[$Caractères.$H$4];IF([.AB9]=3;[$Caractères.$H$5];IF([.AB9]=4;[$Caractères.$H$6];IF([.AB9]=5;[$Caractères.$H$7];IF([.AB9]=6;[$Caractères.$H$8];IF([.AB9]=7;[$Caractères.$H$9];&quot;x&quot;)))))))))" office:value-type="string" office:string-value="h" calcext:value-type="string">
            <text:p>h</text:p>
          </table:table-cell>
          <table:table-cell table:style-name="ce60" table:formula="of:=IF([.AC9]=0;[$Caractères.$B$2];IF([.AC9]=1;[$Caractères.$B$3];IF([.AC9]=2;[$Caractères.$B$4];IF([.AC9]=3;[$Caractères.$B$5];IF([.AC9]=4;[$Caractères.$B$6];IF([.AC9]=5;[$Caractères.$B$7];IF([.AC9]=6;[$Caractères.$B$8];IF([.AC9]=7;[$Caractères.$B$9];IF([.AC9]=8;[$Caractères.$B$10];IF([.AC9]=9;[$Caractères.$B$11];IF([.AC9]=10;[$Caractères.$B$12];IF([.AC9]=11;[$Caractères.$B$13];IF([.AC9]=12;[$Caractères.$B$14];&quot;&quot;)))))))))))))" office:value-type="string" office:string-value="◣" calcext:value-type="string">
            <text:p>◣</text:p>
          </table:table-cell>
          <table:table-cell table:style-name="ce48" table:formula="of:=IF(AND([.AC9]&gt;0;[.AC9]&lt;4);&quot;&quot;;IF([.AD9]=0;[$Caractères.$H$2];IF([.AD9]=1;[$Caractères.$H$3];IF([.AD9]=2;[$Caractères.$H$4];IF([.AD9]=3;[$Caractères.$H$5];IF([.AD9]=4;[$Caractères.$H$6];IF([.AD9]=5;[$Caractères.$H$7];IF([.AD9]=6;[$Caractères.$H$8];IF([.AD9]=7;[$Caractères.$H$9];&quot;x&quot;)))))))))" office:value-type="string" office:string-value="j" calcext:value-type="string">
            <text:p>j</text:p>
          </table:table-cell>
          <table:table-cell table:style-name="ce54" table:formula="of:=IF([.AE9]=0;[$Caractères.$B$2];IF([.AE9]=1;[$Caractères.$B$3];IF([.AE9]=2;[$Caractères.$B$4];IF([.AE9]=3;[$Caractères.$B$5];IF([.AE9]=4;[$Caractères.$B$6];IF([.AE9]=5;[$Caractères.$B$7];IF([.AE9]=6;[$Caractères.$B$8];IF([.AE9]=7;[$Caractères.$B$9];IF([.AE9]=8;[$Caractères.$B$10];IF([.AE9]=9;[$Caractères.$B$11];IF([.AE9]=10;[$Caractères.$B$12];IF([.AE9]=11;[$Caractères.$B$13];IF([.AE9]=12;[$Caractères.$B$14];&quot;&quot;)))))))))))))" office:value-type="string" office:string-value="" calcext:value-type="string">
            <text:p></text:p>
          </table:table-cell>
          <table:table-cell table:style-name="ce66" table:formula="of:=IF(AND([.AE9]&gt;0;[.AE9]&lt;4);&quot;&quot;;IF([.AF9]=0;[$Caractères.$H$2];IF([.AF9]=1;[$Caractères.$H$3];IF([.AF9]=2;[$Caractères.$H$4];IF([.AF9]=3;[$Caractères.$H$5];IF([.AF9]=4;[$Caractères.$H$6];IF([.AF9]=5;[$Caractères.$H$7];IF([.AF9]=6;[$Caractères.$H$8];IF([.AF9]=7;[$Caractères.$H$9];&quot;x&quot;)))))))))" office:value-type="string" office:string-value="j" calcext:value-type="string">
            <text:p>j</text:p>
          </table:table-cell>
          <table:table-cell table:number-columns-repeated="5"/>
        </table:table-row>
        <table:table-row table:style-name="ro2">
          <table:table-cell table:style-name="ce42" table:formula="of:=IF([.A10]=0;[$Caractères.$B$2];IF([.A10]=1;[$Caractères.$B$3];IF([.A10]=2;[$Caractères.$B$4];IF([.A10]=3;[$Caractères.$B$5];IF([.A10]=4;[$Caractères.$B$6];IF([.A10]=5;[$Caractères.$B$7];IF([.A10]=6;[$Caractères.$B$8];IF([.A10]=7;[$Caractères.$B$9];IF([.A10]=8;[$Caractères.$B$10];IF([.A10]=9;[$Caractères.$B$11];IF([.A10]=10;[$Caractères.$B$12];IF([.A10]=11;[$Caractères.$B$13];IF([.A10]=12;[$Caractères.$B$14];&quot;&quot;)))))))))))))" office:value-type="string" office:string-value="▎" calcext:value-type="string">
            <text:p>▎</text:p>
          </table:table-cell>
          <table:table-cell table:style-name="ce48" table:formula="of:=IF(AND([.A10]&gt;0;[.A10]&lt;4);&quot;&quot;;IF([.B10]=0;[$Caractères.$H$2];IF([.B10]=1;[$Caractères.$H$3];IF([.B10]=2;[$Caractères.$H$4];IF([.B10]=3;[$Caractères.$H$5];IF([.B10]=4;[$Caractères.$H$6];IF([.B10]=5;[$Caractères.$H$7];IF([.B10]=6;[$Caractères.$H$8];IF([.B10]=7;[$Caractères.$H$9];&quot;x&quot;)))))))))" office:value-type="string" office:string-value="g" calcext:value-type="string">
            <text:p>g</text:p>
          </table:table-cell>
          <table:table-cell table:style-name="ce54" table:formula="of:=IF([.C10]=0;[$Caractères.$B$2];IF([.C10]=1;[$Caractères.$B$3];IF([.C10]=2;[$Caractères.$B$4];IF([.C10]=3;[$Caractères.$B$5];IF([.C10]=4;[$Caractères.$B$6];IF([.C10]=5;[$Caractères.$B$7];IF([.C10]=6;[$Caractères.$B$8];IF([.C10]=7;[$Caractères.$B$9];IF([.C10]=8;[$Caractères.$B$10];IF([.C10]=9;[$Caractères.$B$11];IF([.C10]=10;[$Caractères.$B$12];IF([.C10]=11;[$Caractères.$B$13];IF([.C10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10]&gt;0;[.C10]&lt;4);&quot;&quot;;IF([.D10]=0;[$Caractères.$H$2];IF([.D10]=1;[$Caractères.$H$3];IF([.D10]=2;[$Caractères.$H$4];IF([.D10]=3;[$Caractères.$H$5];IF([.D10]=4;[$Caractères.$H$6];IF([.D10]=5;[$Caractères.$H$7];IF([.D10]=6;[$Caractères.$H$8];IF([.D10]=7;[$Caractères.$H$9];&quot;x&quot;)))))))))" office:value-type="string" office:string-value="g" calcext:value-type="string">
            <text:p>g</text:p>
          </table:table-cell>
          <table:table-cell table:style-name="ce60" table:formula="of:=IF([.E10]=0;[$Caractères.$B$2];IF([.E10]=1;[$Caractères.$B$3];IF([.E10]=2;[$Caractères.$B$4];IF([.E10]=3;[$Caractères.$B$5];IF([.E10]=4;[$Caractères.$B$6];IF([.E10]=5;[$Caractères.$B$7];IF([.E10]=6;[$Caractères.$B$8];IF([.E10]=7;[$Caractères.$B$9];IF([.E10]=8;[$Caractères.$B$10];IF([.E10]=9;[$Caractères.$B$11];IF([.E10]=10;[$Caractères.$B$12];IF([.E10]=11;[$Caractères.$B$13];IF([.E10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10]&gt;0;[.E10]&lt;4);&quot;&quot;;IF([.F10]=0;[$Caractères.$H$2];IF([.F10]=1;[$Caractères.$H$3];IF([.F10]=2;[$Caractères.$H$4];IF([.F10]=3;[$Caractères.$H$5];IF([.F10]=4;[$Caractères.$H$6];IF([.F10]=5;[$Caractères.$H$7];IF([.F10]=6;[$Caractères.$H$8];IF([.F10]=7;[$Caractères.$H$9];&quot;x&quot;)))))))))" office:value-type="string" office:string-value="k" calcext:value-type="string">
            <text:p>k</text:p>
          </table:table-cell>
          <table:table-cell table:style-name="ce54" table:formula="of:=IF([.G10]=0;[$Caractères.$B$2];IF([.G10]=1;[$Caractères.$B$3];IF([.G10]=2;[$Caractères.$B$4];IF([.G10]=3;[$Caractères.$B$5];IF([.G10]=4;[$Caractères.$B$6];IF([.G10]=5;[$Caractères.$B$7];IF([.G10]=6;[$Caractères.$B$8];IF([.G10]=7;[$Caractères.$B$9];IF([.G10]=8;[$Caractères.$B$10];IF([.G10]=9;[$Caractères.$B$11];IF([.G10]=10;[$Caractères.$B$12];IF([.G10]=11;[$Caractères.$B$13];IF([.G10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G10]&gt;0;[.G10]&lt;4);&quot;&quot;;IF([.H10]=0;[$Caractères.$H$2];IF([.H10]=1;[$Caractères.$H$3];IF([.H10]=2;[$Caractères.$H$4];IF([.H10]=3;[$Caractères.$H$5];IF([.H10]=4;[$Caractères.$H$6];IF([.H10]=5;[$Caractères.$H$7];IF([.H10]=6;[$Caractères.$H$8];IF([.H10]=7;[$Caractères.$H$9];&quot;x&quot;)))))))))" office:value-type="string" office:string-value="h" calcext:value-type="string">
            <text:p>h</text:p>
          </table:table-cell>
          <table:table-cell table:style-name="ce60" table:formula="of:=IF([.I10]=0;[$Caractères.$B$2];IF([.I10]=1;[$Caractères.$B$3];IF([.I10]=2;[$Caractères.$B$4];IF([.I10]=3;[$Caractères.$B$5];IF([.I10]=4;[$Caractères.$B$6];IF([.I10]=5;[$Caractères.$B$7];IF([.I10]=6;[$Caractères.$B$8];IF([.I10]=7;[$Caractères.$B$9];IF([.I10]=8;[$Caractères.$B$10];IF([.I10]=9;[$Caractères.$B$11];IF([.I10]=10;[$Caractères.$B$12];IF([.I10]=11;[$Caractères.$B$13];IF([.I10]=12;[$Caractères.$B$14];&quot;&quot;)))))))))))))" office:value-type="string" office:string-value="◥" calcext:value-type="string">
            <text:p>◥</text:p>
          </table:table-cell>
          <table:table-cell table:style-name="ce48" table:formula="of:=IF(AND([.I10]&gt;0;[.I10]&lt;4);&quot;&quot;;IF([.J10]=0;[$Caractères.$H$2];IF([.J10]=1;[$Caractères.$H$3];IF([.J10]=2;[$Caractères.$H$4];IF([.J10]=3;[$Caractères.$H$5];IF([.J10]=4;[$Caractères.$H$6];IF([.J10]=5;[$Caractères.$H$7];IF([.J10]=6;[$Caractères.$H$8];IF([.J10]=7;[$Caractères.$H$9];&quot;x&quot;)))))))))" office:value-type="string" office:string-value="j" calcext:value-type="string">
            <text:p>j</text:p>
          </table:table-cell>
          <table:table-cell table:style-name="ce54" table:formula="of:=IF([.K10]=0;[$Caractères.$B$2];IF([.K10]=1;[$Caractères.$B$3];IF([.K10]=2;[$Caractères.$B$4];IF([.K10]=3;[$Caractères.$B$5];IF([.K10]=4;[$Caractères.$B$6];IF([.K10]=5;[$Caractères.$B$7];IF([.K10]=6;[$Caractères.$B$8];IF([.K10]=7;[$Caractères.$B$9];IF([.K10]=8;[$Caractères.$B$10];IF([.K10]=9;[$Caractères.$B$11];IF([.K10]=10;[$Caractères.$B$12];IF([.K10]=11;[$Caractères.$B$13];IF([.K10]=12;[$Caractères.$B$14];&quot;&quot;)))))))))))))" office:value-type="string" office:string-value="◤" calcext:value-type="string">
            <text:p>◤</text:p>
          </table:table-cell>
          <table:table-cell table:style-name="ce57" table:formula="of:=IF(AND([.K10]&gt;0;[.K10]&lt;4);&quot;&quot;;IF([.L10]=0;[$Caractères.$H$2];IF([.L10]=1;[$Caractères.$H$3];IF([.L10]=2;[$Caractères.$H$4];IF([.L10]=3;[$Caractères.$H$5];IF([.L10]=4;[$Caractères.$H$6];IF([.L10]=5;[$Caractères.$H$7];IF([.L10]=6;[$Caractères.$H$8];IF([.L10]=7;[$Caractères.$H$9];&quot;x&quot;)))))))))" office:value-type="string" office:string-value="h" calcext:value-type="string">
            <text:p>h</text:p>
          </table:table-cell>
          <table:table-cell table:style-name="ce60" table:formula="of:=IF([.M10]=0;[$Caractères.$B$2];IF([.M10]=1;[$Caractères.$B$3];IF([.M10]=2;[$Caractères.$B$4];IF([.M10]=3;[$Caractères.$B$5];IF([.M10]=4;[$Caractères.$B$6];IF([.M10]=5;[$Caractères.$B$7];IF([.M10]=6;[$Caractères.$B$8];IF([.M10]=7;[$Caractères.$B$9];IF([.M10]=8;[$Caractères.$B$10];IF([.M10]=9;[$Caractères.$B$11];IF([.M10]=10;[$Caractères.$B$12];IF([.M10]=11;[$Caractères.$B$13];IF([.M10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M10]&gt;0;[.M10]&lt;4);&quot;&quot;;IF([.N10]=0;[$Caractères.$H$2];IF([.N10]=1;[$Caractères.$H$3];IF([.N10]=2;[$Caractères.$H$4];IF([.N10]=3;[$Caractères.$H$5];IF([.N10]=4;[$Caractères.$H$6];IF([.N10]=5;[$Caractères.$H$7];IF([.N10]=6;[$Caractères.$H$8];IF([.N10]=7;[$Caractères.$H$9];&quot;x&quot;)))))))))" office:value-type="string" office:string-value="h" calcext:value-type="string">
            <text:p>h</text:p>
          </table:table-cell>
          <table:table-cell table:style-name="ce54" table:formula="of:=IF([.O10]=0;[$Caractères.$B$2];IF([.O10]=1;[$Caractères.$B$3];IF([.O10]=2;[$Caractères.$B$4];IF([.O10]=3;[$Caractères.$B$5];IF([.O10]=4;[$Caractères.$B$6];IF([.O10]=5;[$Caractères.$B$7];IF([.O10]=6;[$Caractères.$B$8];IF([.O10]=7;[$Caractères.$B$9];IF([.O10]=8;[$Caractères.$B$10];IF([.O10]=9;[$Caractères.$B$11];IF([.O10]=10;[$Caractères.$B$12];IF([.O10]=11;[$Caractères.$B$13];IF([.O10]=12;[$Caractères.$B$14];&quot;&quot;)))))))))))))" office:value-type="string" office:string-value="◢" calcext:value-type="string">
            <text:p>◢</text:p>
          </table:table-cell>
          <table:table-cell table:style-name="ce57" table:formula="of:=IF(AND([.O10]&gt;0;[.O10]&lt;4);&quot;&quot;;IF([.P10]=0;[$Caractères.$H$2];IF([.P10]=1;[$Caractères.$H$3];IF([.P10]=2;[$Caractères.$H$4];IF([.P10]=3;[$Caractères.$H$5];IF([.P10]=4;[$Caractères.$H$6];IF([.P10]=5;[$Caractères.$H$7];IF([.P10]=6;[$Caractères.$H$8];IF([.P10]=7;[$Caractères.$H$9];&quot;x&quot;)))))))))" office:value-type="string" office:string-value="k" calcext:value-type="string">
            <text:p>k</text:p>
          </table:table-cell>
          <table:table-cell table:style-name="ce60" table:formula="of:=IF([.Q10]=0;[$Caractères.$B$2];IF([.Q10]=1;[$Caractères.$B$3];IF([.Q10]=2;[$Caractères.$B$4];IF([.Q10]=3;[$Caractères.$B$5];IF([.Q10]=4;[$Caractères.$B$6];IF([.Q10]=5;[$Caractères.$B$7];IF([.Q10]=6;[$Caractères.$B$8];IF([.Q10]=7;[$Caractères.$B$9];IF([.Q10]=8;[$Caractères.$B$10];IF([.Q10]=9;[$Caractères.$B$11];IF([.Q10]=10;[$Caractères.$B$12];IF([.Q10]=11;[$Caractères.$B$13];IF([.Q10]=12;[$Caractères.$B$14];&quot;&quot;)))))))))))))" office:value-type="string" office:string-value="◣" calcext:value-type="string">
            <text:p>◣</text:p>
          </table:table-cell>
          <table:table-cell table:style-name="ce48" table:formula="of:=IF(AND([.Q10]&gt;0;[.Q10]&lt;4);&quot;&quot;;IF([.R10]=0;[$Caractères.$H$2];IF([.R10]=1;[$Caractères.$H$3];IF([.R10]=2;[$Caractères.$H$4];IF([.R10]=3;[$Caractères.$H$5];IF([.R10]=4;[$Caractères.$H$6];IF([.R10]=5;[$Caractères.$H$7];IF([.R10]=6;[$Caractères.$H$8];IF([.R10]=7;[$Caractères.$H$9];&quot;x&quot;)))))))))" office:value-type="string" office:string-value="g" calcext:value-type="string">
            <text:p>g</text:p>
          </table:table-cell>
          <table:table-cell table:style-name="ce54" table:formula="of:=IF([.S10]=0;[$Caractères.$B$2];IF([.S10]=1;[$Caractères.$B$3];IF([.S10]=2;[$Caractères.$B$4];IF([.S10]=3;[$Caractères.$B$5];IF([.S10]=4;[$Caractères.$B$6];IF([.S10]=5;[$Caractères.$B$7];IF([.S10]=6;[$Caractères.$B$8];IF([.S10]=7;[$Caractères.$B$9];IF([.S10]=8;[$Caractères.$B$10];IF([.S10]=9;[$Caractères.$B$11];IF([.S10]=10;[$Caractères.$B$12];IF([.S10]=11;[$Caractères.$B$13];IF([.S10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S10]&gt;0;[.S10]&lt;4);&quot;&quot;;IF([.T10]=0;[$Caractères.$H$2];IF([.T10]=1;[$Caractères.$H$3];IF([.T10]=2;[$Caractères.$H$4];IF([.T10]=3;[$Caractères.$H$5];IF([.T10]=4;[$Caractères.$H$6];IF([.T10]=5;[$Caractères.$H$7];IF([.T10]=6;[$Caractères.$H$8];IF([.T10]=7;[$Caractères.$H$9];&quot;x&quot;)))))))))" office:value-type="string" office:string-value="m" calcext:value-type="string">
            <text:p>m</text:p>
          </table:table-cell>
          <table:table-cell table:style-name="ce60" table:formula="of:=IF([.U10]=0;[$Caractères.$B$2];IF([.U10]=1;[$Caractères.$B$3];IF([.U10]=2;[$Caractères.$B$4];IF([.U10]=3;[$Caractères.$B$5];IF([.U10]=4;[$Caractères.$B$6];IF([.U10]=5;[$Caractères.$B$7];IF([.U10]=6;[$Caractères.$B$8];IF([.U10]=7;[$Caractères.$B$9];IF([.U10]=8;[$Caractères.$B$10];IF([.U10]=9;[$Caractères.$B$11];IF([.U10]=10;[$Caractères.$B$12];IF([.U10]=11;[$Caractères.$B$13];IF([.U10]=12;[$Caractères.$B$14];&quot;&quot;)))))))))))))" office:value-type="string" office:string-value="◥" calcext:value-type="string">
            <text:p>◥</text:p>
          </table:table-cell>
          <table:table-cell table:style-name="ce48" table:formula="of:=IF(AND([.U10]&gt;0;[.U10]&lt;4);&quot;&quot;;IF([.V10]=0;[$Caractères.$H$2];IF([.V10]=1;[$Caractères.$H$3];IF([.V10]=2;[$Caractères.$H$4];IF([.V10]=3;[$Caractères.$H$5];IF([.V10]=4;[$Caractères.$H$6];IF([.V10]=5;[$Caractères.$H$7];IF([.V10]=6;[$Caractères.$H$8];IF([.V10]=7;[$Caractères.$H$9];&quot;x&quot;)))))))))" office:value-type="string" office:string-value="i" calcext:value-type="string">
            <text:p>i</text:p>
          </table:table-cell>
          <table:table-cell table:style-name="ce54" table:formula="of:=IF([.W10]=0;[$Caractères.$B$2];IF([.W10]=1;[$Caractères.$B$3];IF([.W10]=2;[$Caractères.$B$4];IF([.W10]=3;[$Caractères.$B$5];IF([.W10]=4;[$Caractères.$B$6];IF([.W10]=5;[$Caractères.$B$7];IF([.W10]=6;[$Caractères.$B$8];IF([.W10]=7;[$Caractères.$B$9];IF([.W10]=8;[$Caractères.$B$10];IF([.W10]=9;[$Caractères.$B$11];IF([.W10]=10;[$Caractères.$B$12];IF([.W10]=11;[$Caractères.$B$13];IF([.W10]=12;[$Caractères.$B$14];&quot;&quot;)))))))))))))" office:value-type="string" office:string-value="◤" calcext:value-type="string">
            <text:p>◤</text:p>
          </table:table-cell>
          <table:table-cell table:style-name="ce57" table:formula="of:=IF(AND([.W10]&gt;0;[.W10]&lt;4);&quot;&quot;;IF([.X10]=0;[$Caractères.$H$2];IF([.X10]=1;[$Caractères.$H$3];IF([.X10]=2;[$Caractères.$H$4];IF([.X10]=3;[$Caractères.$H$5];IF([.X10]=4;[$Caractères.$H$6];IF([.X10]=5;[$Caractères.$H$7];IF([.X10]=6;[$Caractères.$H$8];IF([.X10]=7;[$Caractères.$H$9];&quot;x&quot;)))))))))" office:value-type="string" office:string-value="m" calcext:value-type="string">
            <text:p>m</text:p>
          </table:table-cell>
          <table:table-cell table:style-name="ce60" table:formula="of:=IF([.Y10]=0;[$Caractères.$B$2];IF([.Y10]=1;[$Caractères.$B$3];IF([.Y10]=2;[$Caractères.$B$4];IF([.Y10]=3;[$Caractères.$B$5];IF([.Y10]=4;[$Caractères.$B$6];IF([.Y10]=5;[$Caractères.$B$7];IF([.Y10]=6;[$Caractères.$B$8];IF([.Y10]=7;[$Caractères.$B$9];IF([.Y10]=8;[$Caractères.$B$10];IF([.Y10]=9;[$Caractères.$B$11];IF([.Y10]=10;[$Caractères.$B$12];IF([.Y10]=11;[$Caractères.$B$13];IF([.Y10]=12;[$Caractères.$B$14];&quot;&quot;)))))))))))))" office:value-type="string" office:string-value="" calcext:value-type="string">
            <text:p></text:p>
          </table:table-cell>
          <table:table-cell table:style-name="ce48" table:formula="of:=IF(AND([.Y10]&gt;0;[.Y10]&lt;4);&quot;&quot;;IF([.Z10]=0;[$Caractères.$H$2];IF([.Z10]=1;[$Caractères.$H$3];IF([.Z10]=2;[$Caractères.$H$4];IF([.Z10]=3;[$Caractères.$H$5];IF([.Z10]=4;[$Caractères.$H$6];IF([.Z10]=5;[$Caractères.$H$7];IF([.Z10]=6;[$Caractères.$H$8];IF([.Z10]=7;[$Caractères.$H$9];&quot;x&quot;)))))))))" office:value-type="string" office:string-value="m" calcext:value-type="string">
            <text:p>m</text:p>
          </table:table-cell>
          <table:table-cell table:style-name="ce54" table:formula="of:=IF([.AA10]=0;[$Caractères.$B$2];IF([.AA10]=1;[$Caractères.$B$3];IF([.AA10]=2;[$Caractères.$B$4];IF([.AA10]=3;[$Caractères.$B$5];IF([.AA10]=4;[$Caractères.$B$6];IF([.AA10]=5;[$Caractères.$B$7];IF([.AA10]=6;[$Caractères.$B$8];IF([.AA10]=7;[$Caractères.$B$9];IF([.AA10]=8;[$Caractères.$B$10];IF([.AA10]=9;[$Caractères.$B$11];IF([.AA10]=10;[$Caractères.$B$12];IF([.AA10]=11;[$Caractères.$B$13];IF([.AA10]=12;[$Caractères.$B$14];&quot;&quot;)))))))))))))" office:value-type="string" office:string-value="◥" calcext:value-type="string">
            <text:p>◥</text:p>
          </table:table-cell>
          <table:table-cell table:style-name="ce57" table:formula="of:=IF(AND([.AA10]&gt;0;[.AA10]&lt;4);&quot;&quot;;IF([.AB10]=0;[$Caractères.$H$2];IF([.AB10]=1;[$Caractères.$H$3];IF([.AB10]=2;[$Caractères.$H$4];IF([.AB10]=3;[$Caractères.$H$5];IF([.AB10]=4;[$Caractères.$H$6];IF([.AB10]=5;[$Caractères.$H$7];IF([.AB10]=6;[$Caractères.$H$8];IF([.AB10]=7;[$Caractères.$H$9];&quot;x&quot;)))))))))" office:value-type="string" office:string-value="i" calcext:value-type="string">
            <text:p>i</text:p>
          </table:table-cell>
          <table:table-cell table:style-name="ce60" table:formula="of:=IF([.AC10]=0;[$Caractères.$B$2];IF([.AC10]=1;[$Caractères.$B$3];IF([.AC10]=2;[$Caractères.$B$4];IF([.AC10]=3;[$Caractères.$B$5];IF([.AC10]=4;[$Caractères.$B$6];IF([.AC10]=5;[$Caractères.$B$7];IF([.AC10]=6;[$Caractères.$B$8];IF([.AC10]=7;[$Caractères.$B$9];IF([.AC10]=8;[$Caractères.$B$10];IF([.AC10]=9;[$Caractères.$B$11];IF([.AC10]=10;[$Caractères.$B$12];IF([.AC10]=11;[$Caractères.$B$13];IF([.AC10]=12;[$Caractères.$B$14];&quot;&quot;)))))))))))))" office:value-type="string" office:string-value="◤" calcext:value-type="string">
            <text:p>◤</text:p>
          </table:table-cell>
          <table:table-cell table:style-name="ce48" table:formula="of:=IF(AND([.AC10]&gt;0;[.AC10]&lt;4);&quot;&quot;;IF([.AD10]=0;[$Caractères.$H$2];IF([.AD10]=1;[$Caractères.$H$3];IF([.AD10]=2;[$Caractères.$H$4];IF([.AD10]=3;[$Caractères.$H$5];IF([.AD10]=4;[$Caractères.$H$6];IF([.AD10]=5;[$Caractères.$H$7];IF([.AD10]=6;[$Caractères.$H$8];IF([.AD10]=7;[$Caractères.$H$9];&quot;x&quot;)))))))))" office:value-type="string" office:string-value="h" calcext:value-type="string">
            <text:p>h</text:p>
          </table:table-cell>
          <table:table-cell table:style-name="ce54" table:formula="of:=IF([.AE10]=0;[$Caractères.$B$2];IF([.AE10]=1;[$Caractères.$B$3];IF([.AE10]=2;[$Caractères.$B$4];IF([.AE10]=3;[$Caractères.$B$5];IF([.AE10]=4;[$Caractères.$B$6];IF([.AE10]=5;[$Caractères.$B$7];IF([.AE10]=6;[$Caractères.$B$8];IF([.AE10]=7;[$Caractères.$B$9];IF([.AE10]=8;[$Caractères.$B$10];IF([.AE10]=9;[$Caractères.$B$11];IF([.AE10]=10;[$Caractères.$B$12];IF([.AE10]=11;[$Caractères.$B$13];IF([.AE10]=12;[$Caractères.$B$14];&quot;&quot;)))))))))))))" office:value-type="string" office:string-value="" calcext:value-type="string">
            <text:p></text:p>
          </table:table-cell>
          <table:table-cell table:style-name="ce66" table:formula="of:=IF(AND([.AE10]&gt;0;[.AE10]&lt;4);&quot;&quot;;IF([.AF10]=0;[$Caractères.$H$2];IF([.AF10]=1;[$Caractères.$H$3];IF([.AF10]=2;[$Caractères.$H$4];IF([.AF10]=3;[$Caractères.$H$5];IF([.AF10]=4;[$Caractères.$H$6];IF([.AF10]=5;[$Caractères.$H$7];IF([.AF10]=6;[$Caractères.$H$8];IF([.AF10]=7;[$Caractères.$H$9];&quot;x&quot;)))))))))" office:value-type="string" office:string-value="j" calcext:value-type="string">
            <text:p>j</text:p>
          </table:table-cell>
          <table:table-cell table:number-columns-repeated="5"/>
        </table:table-row>
        <table:table-row table:style-name="ro2">
          <table:table-cell table:style-name="ce42" table:formula="of:=IF([.A11]=0;[$Caractères.$B$2];IF([.A11]=1;[$Caractères.$B$3];IF([.A11]=2;[$Caractères.$B$4];IF([.A11]=3;[$Caractères.$B$5];IF([.A11]=4;[$Caractères.$B$6];IF([.A11]=5;[$Caractères.$B$7];IF([.A11]=6;[$Caractères.$B$8];IF([.A11]=7;[$Caractères.$B$9];IF([.A11]=8;[$Caractères.$B$10];IF([.A11]=9;[$Caractères.$B$11];IF([.A11]=10;[$Caractères.$B$12];IF([.A11]=11;[$Caractères.$B$13];IF([.A11]=12;[$Caractères.$B$14];&quot;&quot;)))))))))))))" office:value-type="string" office:string-value="◣" calcext:value-type="string">
            <text:p>◣</text:p>
          </table:table-cell>
          <table:table-cell table:style-name="ce48" table:formula="of:=IF(AND([.A11]&gt;0;[.A11]&lt;4);&quot;&quot;;IF([.B11]=0;[$Caractères.$H$2];IF([.B11]=1;[$Caractères.$H$3];IF([.B11]=2;[$Caractères.$H$4];IF([.B11]=3;[$Caractères.$H$5];IF([.B11]=4;[$Caractères.$H$6];IF([.B11]=5;[$Caractères.$H$7];IF([.B11]=6;[$Caractères.$H$8];IF([.B11]=7;[$Caractères.$H$9];&quot;x&quot;)))))))))" office:value-type="string" office:string-value="k" calcext:value-type="string">
            <text:p>k</text:p>
          </table:table-cell>
          <table:table-cell table:style-name="ce54" table:formula="of:=IF([.C11]=0;[$Caractères.$B$2];IF([.C11]=1;[$Caractères.$B$3];IF([.C11]=2;[$Caractères.$B$4];IF([.C11]=3;[$Caractères.$B$5];IF([.C11]=4;[$Caractères.$B$6];IF([.C11]=5;[$Caractères.$B$7];IF([.C11]=6;[$Caractères.$B$8];IF([.C11]=7;[$Caractères.$B$9];IF([.C11]=8;[$Caractères.$B$10];IF([.C11]=9;[$Caractères.$B$11];IF([.C11]=10;[$Caractères.$B$12];IF([.C11]=11;[$Caractères.$B$13];IF([.C11]=12;[$Caractères.$B$14];&quot;&quot;)))))))))))))" office:value-type="string" office:string-value="◢" calcext:value-type="string">
            <text:p>◢</text:p>
          </table:table-cell>
          <table:table-cell table:style-name="ce57" table:formula="of:=IF(AND([.C11]&gt;0;[.C11]&lt;4);&quot;&quot;;IF([.D11]=0;[$Caractères.$H$2];IF([.D11]=1;[$Caractères.$H$3];IF([.D11]=2;[$Caractères.$H$4];IF([.D11]=3;[$Caractères.$H$5];IF([.D11]=4;[$Caractères.$H$6];IF([.D11]=5;[$Caractères.$H$7];IF([.D11]=6;[$Caractères.$H$8];IF([.D11]=7;[$Caractères.$H$9];&quot;x&quot;)))))))))" office:value-type="string" office:string-value="h" calcext:value-type="string">
            <text:p>h</text:p>
          </table:table-cell>
          <table:table-cell table:style-name="ce60" table:formula="of:=IF([.E11]=0;[$Caractères.$B$2];IF([.E11]=1;[$Caractères.$B$3];IF([.E11]=2;[$Caractères.$B$4];IF([.E11]=3;[$Caractères.$B$5];IF([.E11]=4;[$Caractères.$B$6];IF([.E11]=5;[$Caractères.$B$7];IF([.E11]=6;[$Caractères.$B$8];IF([.E11]=7;[$Caractères.$B$9];IF([.E11]=8;[$Caractères.$B$10];IF([.E11]=9;[$Caractères.$B$11];IF([.E11]=10;[$Caractères.$B$12];IF([.E11]=11;[$Caractères.$B$13];IF([.E11]=12;[$Caractères.$B$14];&quot;&quot;)))))))))))))" office:value-type="string" office:string-value="◣" calcext:value-type="string">
            <text:p>◣</text:p>
          </table:table-cell>
          <table:table-cell table:style-name="ce48" table:formula="of:=IF(AND([.E11]&gt;0;[.E11]&lt;4);&quot;&quot;;IF([.F11]=0;[$Caractères.$H$2];IF([.F11]=1;[$Caractères.$H$3];IF([.F11]=2;[$Caractères.$H$4];IF([.F11]=3;[$Caractères.$H$5];IF([.F11]=4;[$Caractères.$H$6];IF([.F11]=5;[$Caractères.$H$7];IF([.F11]=6;[$Caractères.$H$8];IF([.F11]=7;[$Caractères.$H$9];&quot;x&quot;)))))))))" office:value-type="string" office:string-value="h" calcext:value-type="string">
            <text:p>h</text:p>
          </table:table-cell>
          <table:table-cell table:style-name="ce54" table:formula="of:=IF([.G11]=0;[$Caractères.$B$2];IF([.G11]=1;[$Caractères.$B$3];IF([.G11]=2;[$Caractères.$B$4];IF([.G11]=3;[$Caractères.$B$5];IF([.G11]=4;[$Caractères.$B$6];IF([.G11]=5;[$Caractères.$B$7];IF([.G11]=6;[$Caractères.$B$8];IF([.G11]=7;[$Caractères.$B$9];IF([.G11]=8;[$Caractères.$B$10];IF([.G11]=9;[$Caractères.$B$11];IF([.G11]=10;[$Caractères.$B$12];IF([.G11]=11;[$Caractères.$B$13];IF([.G11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G11]&gt;0;[.G11]&lt;4);&quot;&quot;;IF([.H11]=0;[$Caractères.$H$2];IF([.H11]=1;[$Caractères.$H$3];IF([.H11]=2;[$Caractères.$H$4];IF([.H11]=3;[$Caractères.$H$5];IF([.H11]=4;[$Caractères.$H$6];IF([.H11]=5;[$Caractères.$H$7];IF([.H11]=6;[$Caractères.$H$8];IF([.H11]=7;[$Caractères.$H$9];&quot;x&quot;)))))))))" office:value-type="string" office:string-value="h" calcext:value-type="string">
            <text:p>h</text:p>
          </table:table-cell>
          <table:table-cell table:style-name="ce60" table:formula="of:=IF([.I11]=0;[$Caractères.$B$2];IF([.I11]=1;[$Caractères.$B$3];IF([.I11]=2;[$Caractères.$B$4];IF([.I11]=3;[$Caractères.$B$5];IF([.I11]=4;[$Caractères.$B$6];IF([.I11]=5;[$Caractères.$B$7];IF([.I11]=6;[$Caractères.$B$8];IF([.I11]=7;[$Caractères.$B$9];IF([.I11]=8;[$Caractères.$B$10];IF([.I11]=9;[$Caractères.$B$11];IF([.I11]=10;[$Caractères.$B$12];IF([.I11]=11;[$Caractères.$B$13];IF([.I11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I11]&gt;0;[.I11]&lt;4);&quot;&quot;;IF([.J11]=0;[$Caractères.$H$2];IF([.J11]=1;[$Caractères.$H$3];IF([.J11]=2;[$Caractères.$H$4];IF([.J11]=3;[$Caractères.$H$5];IF([.J11]=4;[$Caractères.$H$6];IF([.J11]=5;[$Caractères.$H$7];IF([.J11]=6;[$Caractères.$H$8];IF([.J11]=7;[$Caractères.$H$9];&quot;x&quot;)))))))))" office:value-type="string" office:string-value="f" calcext:value-type="string">
            <text:p>f</text:p>
          </table:table-cell>
          <table:table-cell table:style-name="ce54" table:formula="of:=IF([.K11]=0;[$Caractères.$B$2];IF([.K11]=1;[$Caractères.$B$3];IF([.K11]=2;[$Caractères.$B$4];IF([.K11]=3;[$Caractères.$B$5];IF([.K11]=4;[$Caractères.$B$6];IF([.K11]=5;[$Caractères.$B$7];IF([.K11]=6;[$Caractères.$B$8];IF([.K11]=7;[$Caractères.$B$9];IF([.K11]=8;[$Caractères.$B$10];IF([.K11]=9;[$Caractères.$B$11];IF([.K11]=10;[$Caractères.$B$12];IF([.K11]=11;[$Caractères.$B$13];IF([.K11]=12;[$Caractères.$B$14];&quot;&quot;)))))))))))))" office:value-type="string" office:string-value="◢" calcext:value-type="string">
            <text:p>◢</text:p>
          </table:table-cell>
          <table:table-cell table:style-name="ce57" table:formula="of:=IF(AND([.K11]&gt;0;[.K11]&lt;4);&quot;&quot;;IF([.L11]=0;[$Caractères.$H$2];IF([.L11]=1;[$Caractères.$H$3];IF([.L11]=2;[$Caractères.$H$4];IF([.L11]=3;[$Caractères.$H$5];IF([.L11]=4;[$Caractères.$H$6];IF([.L11]=5;[$Caractères.$H$7];IF([.L11]=6;[$Caractères.$H$8];IF([.L11]=7;[$Caractères.$H$9];&quot;x&quot;)))))))))" office:value-type="string" office:string-value="h" calcext:value-type="string">
            <text:p>h</text:p>
          </table:table-cell>
          <table:table-cell table:style-name="ce60" table:formula="of:=IF([.M11]=0;[$Caractères.$B$2];IF([.M11]=1;[$Caractères.$B$3];IF([.M11]=2;[$Caractères.$B$4];IF([.M11]=3;[$Caractères.$B$5];IF([.M11]=4;[$Caractères.$B$6];IF([.M11]=5;[$Caractères.$B$7];IF([.M11]=6;[$Caractères.$B$8];IF([.M11]=7;[$Caractères.$B$9];IF([.M11]=8;[$Caractères.$B$10];IF([.M11]=9;[$Caractères.$B$11];IF([.M11]=10;[$Caractères.$B$12];IF([.M11]=11;[$Caractères.$B$13];IF([.M11]=12;[$Caractères.$B$14];&quot;&quot;)))))))))))))" office:value-type="string" office:string-value="◣" calcext:value-type="string">
            <text:p>◣</text:p>
          </table:table-cell>
          <table:table-cell table:style-name="ce48" table:formula="of:=IF(AND([.M11]&gt;0;[.M11]&lt;4);&quot;&quot;;IF([.N11]=0;[$Caractères.$H$2];IF([.N11]=1;[$Caractères.$H$3];IF([.N11]=2;[$Caractères.$H$4];IF([.N11]=3;[$Caractères.$H$5];IF([.N11]=4;[$Caractères.$H$6];IF([.N11]=5;[$Caractères.$H$7];IF([.N11]=6;[$Caractères.$H$8];IF([.N11]=7;[$Caractères.$H$9];&quot;x&quot;)))))))))" office:value-type="string" office:string-value="h" calcext:value-type="string">
            <text:p>h</text:p>
          </table:table-cell>
          <table:table-cell table:style-name="ce54" table:formula="of:=IF([.O11]=0;[$Caractères.$B$2];IF([.O11]=1;[$Caractères.$B$3];IF([.O11]=2;[$Caractères.$B$4];IF([.O11]=3;[$Caractères.$B$5];IF([.O11]=4;[$Caractères.$B$6];IF([.O11]=5;[$Caractères.$B$7];IF([.O11]=6;[$Caractères.$B$8];IF([.O11]=7;[$Caractères.$B$9];IF([.O11]=8;[$Caractères.$B$10];IF([.O11]=9;[$Caractères.$B$11];IF([.O11]=10;[$Caractères.$B$12];IF([.O11]=11;[$Caractères.$B$13];IF([.O11]=12;[$Caractères.$B$14];&quot;&quot;)))))))))))))" office:value-type="string" office:string-value="◥" calcext:value-type="string">
            <text:p>◥</text:p>
          </table:table-cell>
          <table:table-cell table:style-name="ce57" table:formula="of:=IF(AND([.O11]&gt;0;[.O11]&lt;4);&quot;&quot;;IF([.P11]=0;[$Caractères.$H$2];IF([.P11]=1;[$Caractères.$H$3];IF([.P11]=2;[$Caractères.$H$4];IF([.P11]=3;[$Caractères.$H$5];IF([.P11]=4;[$Caractères.$H$6];IF([.P11]=5;[$Caractères.$H$7];IF([.P11]=6;[$Caractères.$H$8];IF([.P11]=7;[$Caractères.$H$9];&quot;x&quot;)))))))))" office:value-type="string" office:string-value="j" calcext:value-type="string">
            <text:p>j</text:p>
          </table:table-cell>
          <table:table-cell table:style-name="ce60" table:formula="of:=IF([.Q11]=0;[$Caractères.$B$2];IF([.Q11]=1;[$Caractères.$B$3];IF([.Q11]=2;[$Caractères.$B$4];IF([.Q11]=3;[$Caractères.$B$5];IF([.Q11]=4;[$Caractères.$B$6];IF([.Q11]=5;[$Caractères.$B$7];IF([.Q11]=6;[$Caractères.$B$8];IF([.Q11]=7;[$Caractères.$B$9];IF([.Q11]=8;[$Caractères.$B$10];IF([.Q11]=9;[$Caractères.$B$11];IF([.Q11]=10;[$Caractères.$B$12];IF([.Q11]=11;[$Caractères.$B$13];IF([.Q11]=12;[$Caractères.$B$14];&quot;&quot;)))))))))))))" office:value-type="string" office:string-value="◤" calcext:value-type="string">
            <text:p>◤</text:p>
          </table:table-cell>
          <table:table-cell table:style-name="ce48" table:formula="of:=IF(AND([.Q11]&gt;0;[.Q11]&lt;4);&quot;&quot;;IF([.R11]=0;[$Caractères.$H$2];IF([.R11]=1;[$Caractères.$H$3];IF([.R11]=2;[$Caractères.$H$4];IF([.R11]=3;[$Caractères.$H$5];IF([.R11]=4;[$Caractères.$H$6];IF([.R11]=5;[$Caractères.$H$7];IF([.R11]=6;[$Caractères.$H$8];IF([.R11]=7;[$Caractères.$H$9];&quot;x&quot;)))))))))" office:value-type="string" office:string-value="g" calcext:value-type="string">
            <text:p>g</text:p>
          </table:table-cell>
          <table:table-cell table:style-name="ce54" table:formula="of:=IF([.S11]=0;[$Caractères.$B$2];IF([.S11]=1;[$Caractères.$B$3];IF([.S11]=2;[$Caractères.$B$4];IF([.S11]=3;[$Caractères.$B$5];IF([.S11]=4;[$Caractères.$B$6];IF([.S11]=5;[$Caractères.$B$7];IF([.S11]=6;[$Caractères.$B$8];IF([.S11]=7;[$Caractères.$B$9];IF([.S11]=8;[$Caractères.$B$10];IF([.S11]=9;[$Caractères.$B$11];IF([.S11]=10;[$Caractères.$B$12];IF([.S11]=11;[$Caractères.$B$13];IF([.S11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S11]&gt;0;[.S11]&lt;4);&quot;&quot;;IF([.T11]=0;[$Caractères.$H$2];IF([.T11]=1;[$Caractères.$H$3];IF([.T11]=2;[$Caractères.$H$4];IF([.T11]=3;[$Caractères.$H$5];IF([.T11]=4;[$Caractères.$H$6];IF([.T11]=5;[$Caractères.$H$7];IF([.T11]=6;[$Caractères.$H$8];IF([.T11]=7;[$Caractères.$H$9];&quot;x&quot;)))))))))" office:value-type="string" office:string-value="k" calcext:value-type="string">
            <text:p>k</text:p>
          </table:table-cell>
          <table:table-cell table:style-name="ce60" table:formula="of:=IF([.U11]=0;[$Caractères.$B$2];IF([.U11]=1;[$Caractères.$B$3];IF([.U11]=2;[$Caractères.$B$4];IF([.U11]=3;[$Caractères.$B$5];IF([.U11]=4;[$Caractères.$B$6];IF([.U11]=5;[$Caractères.$B$7];IF([.U11]=6;[$Caractères.$B$8];IF([.U11]=7;[$Caractères.$B$9];IF([.U11]=8;[$Caractères.$B$10];IF([.U11]=9;[$Caractères.$B$11];IF([.U11]=10;[$Caractères.$B$12];IF([.U11]=11;[$Caractères.$B$13];IF([.U11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U11]&gt;0;[.U11]&lt;4);&quot;&quot;;IF([.V11]=0;[$Caractères.$H$2];IF([.V11]=1;[$Caractères.$H$3];IF([.V11]=2;[$Caractères.$H$4];IF([.V11]=3;[$Caractères.$H$5];IF([.V11]=4;[$Caractères.$H$6];IF([.V11]=5;[$Caractères.$H$7];IF([.V11]=6;[$Caractères.$H$8];IF([.V11]=7;[$Caractères.$H$9];&quot;x&quot;)))))))))" office:value-type="string" office:string-value="m" calcext:value-type="string">
            <text:p>m</text:p>
          </table:table-cell>
          <table:table-cell table:style-name="ce54" table:formula="of:=IF([.W11]=0;[$Caractères.$B$2];IF([.W11]=1;[$Caractères.$B$3];IF([.W11]=2;[$Caractères.$B$4];IF([.W11]=3;[$Caractères.$B$5];IF([.W11]=4;[$Caractères.$B$6];IF([.W11]=5;[$Caractères.$B$7];IF([.W11]=6;[$Caractères.$B$8];IF([.W11]=7;[$Caractères.$B$9];IF([.W11]=8;[$Caractères.$B$10];IF([.W11]=9;[$Caractères.$B$11];IF([.W11]=10;[$Caractères.$B$12];IF([.W11]=11;[$Caractères.$B$13];IF([.W11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W11]&gt;0;[.W11]&lt;4);&quot;&quot;;IF([.X11]=0;[$Caractères.$H$2];IF([.X11]=1;[$Caractères.$H$3];IF([.X11]=2;[$Caractères.$H$4];IF([.X11]=3;[$Caractères.$H$5];IF([.X11]=4;[$Caractères.$H$6];IF([.X11]=5;[$Caractères.$H$7];IF([.X11]=6;[$Caractères.$H$8];IF([.X11]=7;[$Caractères.$H$9];&quot;x&quot;)))))))))" office:value-type="string" office:string-value="g" calcext:value-type="string">
            <text:p>g</text:p>
          </table:table-cell>
          <table:table-cell table:style-name="ce60" table:formula="of:=IF([.Y11]=0;[$Caractères.$B$2];IF([.Y11]=1;[$Caractères.$B$3];IF([.Y11]=2;[$Caractères.$B$4];IF([.Y11]=3;[$Caractères.$B$5];IF([.Y11]=4;[$Caractères.$B$6];IF([.Y11]=5;[$Caractères.$B$7];IF([.Y11]=6;[$Caractères.$B$8];IF([.Y11]=7;[$Caractères.$B$9];IF([.Y11]=8;[$Caractères.$B$10];IF([.Y11]=9;[$Caractères.$B$11];IF([.Y11]=10;[$Caractères.$B$12];IF([.Y11]=11;[$Caractères.$B$13];IF([.Y11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Y11]&gt;0;[.Y11]&lt;4);&quot;&quot;;IF([.Z11]=0;[$Caractères.$H$2];IF([.Z11]=1;[$Caractères.$H$3];IF([.Z11]=2;[$Caractères.$H$4];IF([.Z11]=3;[$Caractères.$H$5];IF([.Z11]=4;[$Caractères.$H$6];IF([.Z11]=5;[$Caractères.$H$7];IF([.Z11]=6;[$Caractères.$H$8];IF([.Z11]=7;[$Caractères.$H$9];&quot;x&quot;)))))))))" office:value-type="string" office:string-value="g" calcext:value-type="string">
            <text:p>g</text:p>
          </table:table-cell>
          <table:table-cell table:style-name="ce54" table:formula="of:=IF([.AA11]=0;[$Caractères.$B$2];IF([.AA11]=1;[$Caractères.$B$3];IF([.AA11]=2;[$Caractères.$B$4];IF([.AA11]=3;[$Caractères.$B$5];IF([.AA11]=4;[$Caractères.$B$6];IF([.AA11]=5;[$Caractères.$B$7];IF([.AA11]=6;[$Caractères.$B$8];IF([.AA11]=7;[$Caractères.$B$9];IF([.AA11]=8;[$Caractères.$B$10];IF([.AA11]=9;[$Caractères.$B$11];IF([.AA11]=10;[$Caractères.$B$12];IF([.AA11]=11;[$Caractères.$B$13];IF([.AA11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11]&gt;0;[.AA11]&lt;4);&quot;&quot;;IF([.AB11]=0;[$Caractères.$H$2];IF([.AB11]=1;[$Caractères.$H$3];IF([.AB11]=2;[$Caractères.$H$4];IF([.AB11]=3;[$Caractères.$H$5];IF([.AB11]=4;[$Caractères.$H$6];IF([.AB11]=5;[$Caractères.$H$7];IF([.AB11]=6;[$Caractères.$H$8];IF([.AB11]=7;[$Caractères.$H$9];&quot;x&quot;)))))))))" office:value-type="string" office:string-value="g" calcext:value-type="string">
            <text:p>g</text:p>
          </table:table-cell>
          <table:table-cell table:style-name="ce60" table:formula="of:=IF([.AC11]=0;[$Caractères.$B$2];IF([.AC11]=1;[$Caractères.$B$3];IF([.AC11]=2;[$Caractères.$B$4];IF([.AC11]=3;[$Caractères.$B$5];IF([.AC11]=4;[$Caractères.$B$6];IF([.AC11]=5;[$Caractères.$B$7];IF([.AC11]=6;[$Caractères.$B$8];IF([.AC11]=7;[$Caractères.$B$9];IF([.AC11]=8;[$Caractères.$B$10];IF([.AC11]=9;[$Caractères.$B$11];IF([.AC11]=10;[$Caractères.$B$12];IF([.AC11]=11;[$Caractères.$B$13];IF([.AC11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11]&gt;0;[.AC11]&lt;4);&quot;&quot;;IF([.AD11]=0;[$Caractères.$H$2];IF([.AD11]=1;[$Caractères.$H$3];IF([.AD11]=2;[$Caractères.$H$4];IF([.AD11]=3;[$Caractères.$H$5];IF([.AD11]=4;[$Caractères.$H$6];IF([.AD11]=5;[$Caractères.$H$7];IF([.AD11]=6;[$Caractères.$H$8];IF([.AD11]=7;[$Caractères.$H$9];&quot;x&quot;)))))))))" office:value-type="string" office:string-value="h" calcext:value-type="string">
            <text:p>h</text:p>
          </table:table-cell>
          <table:table-cell table:style-name="ce54" table:formula="of:=IF([.AE11]=0;[$Caractères.$B$2];IF([.AE11]=1;[$Caractères.$B$3];IF([.AE11]=2;[$Caractères.$B$4];IF([.AE11]=3;[$Caractères.$B$5];IF([.AE11]=4;[$Caractères.$B$6];IF([.AE11]=5;[$Caractères.$B$7];IF([.AE11]=6;[$Caractères.$B$8];IF([.AE11]=7;[$Caractères.$B$9];IF([.AE11]=8;[$Caractères.$B$10];IF([.AE11]=9;[$Caractères.$B$11];IF([.AE11]=10;[$Caractères.$B$12];IF([.AE11]=11;[$Caractères.$B$13];IF([.AE11]=12;[$Caractères.$B$14];&quot;&quot;)))))))))))))" office:value-type="string" office:string-value="" calcext:value-type="string">
            <text:p></text:p>
          </table:table-cell>
          <table:table-cell table:style-name="ce66" table:formula="of:=IF(AND([.AE11]&gt;0;[.AE11]&lt;4);&quot;&quot;;IF([.AF11]=0;[$Caractères.$H$2];IF([.AF11]=1;[$Caractères.$H$3];IF([.AF11]=2;[$Caractères.$H$4];IF([.AF11]=3;[$Caractères.$H$5];IF([.AF11]=4;[$Caractères.$H$6];IF([.AF11]=5;[$Caractères.$H$7];IF([.AF11]=6;[$Caractères.$H$8];IF([.AF11]=7;[$Caractères.$H$9];&quot;x&quot;)))))))))" office:value-type="string" office:string-value="h" calcext:value-type="string">
            <text:p>h</text:p>
          </table:table-cell>
          <table:table-cell table:number-columns-repeated="5"/>
        </table:table-row>
        <table:table-row table:style-name="ro2">
          <table:table-cell table:style-name="ce43" table:formula="of:=IF([.A12]=0;[$Caractères.$B$2];IF([.A12]=1;[$Caractères.$B$3];IF([.A12]=2;[$Caractères.$B$4];IF([.A12]=3;[$Caractères.$B$5];IF([.A12]=4;[$Caractères.$B$6];IF([.A12]=5;[$Caractères.$B$7];IF([.A12]=6;[$Caractères.$B$8];IF([.A12]=7;[$Caractères.$B$9];IF([.A12]=8;[$Caractères.$B$10];IF([.A12]=9;[$Caractères.$B$11];IF([.A12]=10;[$Caractères.$B$12];IF([.A12]=11;[$Caractères.$B$13];IF([.A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A12]&gt;0;[.A12]&lt;4);&quot;&quot;;IF([.B12]=0;[$Caractères.$H$2];IF([.B12]=1;[$Caractères.$H$3];IF([.B12]=2;[$Caractères.$H$4];IF([.B12]=3;[$Caractères.$H$5];IF([.B12]=4;[$Caractères.$H$6];IF([.B12]=5;[$Caractères.$H$7];IF([.B12]=6;[$Caractères.$H$8];IF([.B12]=7;[$Caractères.$H$9];&quot;x&quot;)))))))))">
            <text:p/>
          </table:table-cell>
          <table:table-cell table:style-name="ce55" table:formula="of:=IF([.C12]=0;[$Caractères.$B$2];IF([.C12]=1;[$Caractères.$B$3];IF([.C12]=2;[$Caractères.$B$4];IF([.C12]=3;[$Caractères.$B$5];IF([.C12]=4;[$Caractères.$B$6];IF([.C12]=5;[$Caractères.$B$7];IF([.C12]=6;[$Caractères.$B$8];IF([.C12]=7;[$Caractères.$B$9];IF([.C12]=8;[$Caractères.$B$10];IF([.C12]=9;[$Caractères.$B$11];IF([.C12]=10;[$Caractères.$B$12];IF([.C12]=11;[$Caractères.$B$13];IF([.C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C12]&gt;0;[.C12]&lt;4);&quot;&quot;;IF([.D12]=0;[$Caractères.$H$2];IF([.D12]=1;[$Caractères.$H$3];IF([.D12]=2;[$Caractères.$H$4];IF([.D12]=3;[$Caractères.$H$5];IF([.D12]=4;[$Caractères.$H$6];IF([.D12]=5;[$Caractères.$H$7];IF([.D12]=6;[$Caractères.$H$8];IF([.D12]=7;[$Caractères.$H$9];&quot;x&quot;)))))))))">
            <text:p/>
          </table:table-cell>
          <table:table-cell table:style-name="ce61" table:formula="of:=IF([.E12]=0;[$Caractères.$B$2];IF([.E12]=1;[$Caractères.$B$3];IF([.E12]=2;[$Caractères.$B$4];IF([.E12]=3;[$Caractères.$B$5];IF([.E12]=4;[$Caractères.$B$6];IF([.E12]=5;[$Caractères.$B$7];IF([.E12]=6;[$Caractères.$B$8];IF([.E12]=7;[$Caractères.$B$9];IF([.E12]=8;[$Caractères.$B$10];IF([.E12]=9;[$Caractères.$B$11];IF([.E12]=10;[$Caractères.$B$12];IF([.E12]=11;[$Caractères.$B$13];IF([.E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E12]&gt;0;[.E12]&lt;4);&quot;&quot;;IF([.F12]=0;[$Caractères.$H$2];IF([.F12]=1;[$Caractères.$H$3];IF([.F12]=2;[$Caractères.$H$4];IF([.F12]=3;[$Caractères.$H$5];IF([.F12]=4;[$Caractères.$H$6];IF([.F12]=5;[$Caractères.$H$7];IF([.F12]=6;[$Caractères.$H$8];IF([.F12]=7;[$Caractères.$H$9];&quot;x&quot;)))))))))">
            <text:p/>
          </table:table-cell>
          <table:table-cell table:style-name="ce55" table:formula="of:=IF([.G12]=0;[$Caractères.$B$2];IF([.G12]=1;[$Caractères.$B$3];IF([.G12]=2;[$Caractères.$B$4];IF([.G12]=3;[$Caractères.$B$5];IF([.G12]=4;[$Caractères.$B$6];IF([.G12]=5;[$Caractères.$B$7];IF([.G12]=6;[$Caractères.$B$8];IF([.G12]=7;[$Caractères.$B$9];IF([.G12]=8;[$Caractères.$B$10];IF([.G12]=9;[$Caractères.$B$11];IF([.G12]=10;[$Caractères.$B$12];IF([.G12]=11;[$Caractères.$B$13];IF([.G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G12]&gt;0;[.G12]&lt;4);&quot;&quot;;IF([.H12]=0;[$Caractères.$H$2];IF([.H12]=1;[$Caractères.$H$3];IF([.H12]=2;[$Caractères.$H$4];IF([.H12]=3;[$Caractères.$H$5];IF([.H12]=4;[$Caractères.$H$6];IF([.H12]=5;[$Caractères.$H$7];IF([.H12]=6;[$Caractères.$H$8];IF([.H12]=7;[$Caractères.$H$9];&quot;x&quot;)))))))))">
            <text:p/>
          </table:table-cell>
          <table:table-cell table:style-name="ce61" table:formula="of:=IF([.I12]=0;[$Caractères.$B$2];IF([.I12]=1;[$Caractères.$B$3];IF([.I12]=2;[$Caractères.$B$4];IF([.I12]=3;[$Caractères.$B$5];IF([.I12]=4;[$Caractères.$B$6];IF([.I12]=5;[$Caractères.$B$7];IF([.I12]=6;[$Caractères.$B$8];IF([.I12]=7;[$Caractères.$B$9];IF([.I12]=8;[$Caractères.$B$10];IF([.I12]=9;[$Caractères.$B$11];IF([.I12]=10;[$Caractères.$B$12];IF([.I12]=11;[$Caractères.$B$13];IF([.I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I12]&gt;0;[.I12]&lt;4);&quot;&quot;;IF([.J12]=0;[$Caractères.$H$2];IF([.J12]=1;[$Caractères.$H$3];IF([.J12]=2;[$Caractères.$H$4];IF([.J12]=3;[$Caractères.$H$5];IF([.J12]=4;[$Caractères.$H$6];IF([.J12]=5;[$Caractères.$H$7];IF([.J12]=6;[$Caractères.$H$8];IF([.J12]=7;[$Caractères.$H$9];&quot;x&quot;)))))))))">
            <text:p/>
          </table:table-cell>
          <table:table-cell table:style-name="ce55" table:formula="of:=IF([.K12]=0;[$Caractères.$B$2];IF([.K12]=1;[$Caractères.$B$3];IF([.K12]=2;[$Caractères.$B$4];IF([.K12]=3;[$Caractères.$B$5];IF([.K12]=4;[$Caractères.$B$6];IF([.K12]=5;[$Caractères.$B$7];IF([.K12]=6;[$Caractères.$B$8];IF([.K12]=7;[$Caractères.$B$9];IF([.K12]=8;[$Caractères.$B$10];IF([.K12]=9;[$Caractères.$B$11];IF([.K12]=10;[$Caractères.$B$12];IF([.K12]=11;[$Caractères.$B$13];IF([.K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K12]&gt;0;[.K12]&lt;4);&quot;&quot;;IF([.L12]=0;[$Caractères.$H$2];IF([.L12]=1;[$Caractères.$H$3];IF([.L12]=2;[$Caractères.$H$4];IF([.L12]=3;[$Caractères.$H$5];IF([.L12]=4;[$Caractères.$H$6];IF([.L12]=5;[$Caractères.$H$7];IF([.L12]=6;[$Caractères.$H$8];IF([.L12]=7;[$Caractères.$H$9];&quot;x&quot;)))))))))">
            <text:p/>
          </table:table-cell>
          <table:table-cell table:style-name="ce61" table:formula="of:=IF([.M12]=0;[$Caractères.$B$2];IF([.M12]=1;[$Caractères.$B$3];IF([.M12]=2;[$Caractères.$B$4];IF([.M12]=3;[$Caractères.$B$5];IF([.M12]=4;[$Caractères.$B$6];IF([.M12]=5;[$Caractères.$B$7];IF([.M12]=6;[$Caractères.$B$8];IF([.M12]=7;[$Caractères.$B$9];IF([.M12]=8;[$Caractères.$B$10];IF([.M12]=9;[$Caractères.$B$11];IF([.M12]=10;[$Caractères.$B$12];IF([.M12]=11;[$Caractères.$B$13];IF([.M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M12]&gt;0;[.M12]&lt;4);&quot;&quot;;IF([.N12]=0;[$Caractères.$H$2];IF([.N12]=1;[$Caractères.$H$3];IF([.N12]=2;[$Caractères.$H$4];IF([.N12]=3;[$Caractères.$H$5];IF([.N12]=4;[$Caractères.$H$6];IF([.N12]=5;[$Caractères.$H$7];IF([.N12]=6;[$Caractères.$H$8];IF([.N12]=7;[$Caractères.$H$9];&quot;x&quot;)))))))))">
            <text:p/>
          </table:table-cell>
          <table:table-cell table:style-name="ce55" table:formula="of:=IF([.O12]=0;[$Caractères.$B$2];IF([.O12]=1;[$Caractères.$B$3];IF([.O12]=2;[$Caractères.$B$4];IF([.O12]=3;[$Caractères.$B$5];IF([.O12]=4;[$Caractères.$B$6];IF([.O12]=5;[$Caractères.$B$7];IF([.O12]=6;[$Caractères.$B$8];IF([.O12]=7;[$Caractères.$B$9];IF([.O12]=8;[$Caractères.$B$10];IF([.O12]=9;[$Caractères.$B$11];IF([.O12]=10;[$Caractères.$B$12];IF([.O12]=11;[$Caractères.$B$13];IF([.O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O12]&gt;0;[.O12]&lt;4);&quot;&quot;;IF([.P12]=0;[$Caractères.$H$2];IF([.P12]=1;[$Caractères.$H$3];IF([.P12]=2;[$Caractères.$H$4];IF([.P12]=3;[$Caractères.$H$5];IF([.P12]=4;[$Caractères.$H$6];IF([.P12]=5;[$Caractères.$H$7];IF([.P12]=6;[$Caractères.$H$8];IF([.P12]=7;[$Caractères.$H$9];&quot;x&quot;)))))))))">
            <text:p/>
          </table:table-cell>
          <table:table-cell table:style-name="ce61" table:formula="of:=IF([.Q12]=0;[$Caractères.$B$2];IF([.Q12]=1;[$Caractères.$B$3];IF([.Q12]=2;[$Caractères.$B$4];IF([.Q12]=3;[$Caractères.$B$5];IF([.Q12]=4;[$Caractères.$B$6];IF([.Q12]=5;[$Caractères.$B$7];IF([.Q12]=6;[$Caractères.$B$8];IF([.Q12]=7;[$Caractères.$B$9];IF([.Q12]=8;[$Caractères.$B$10];IF([.Q12]=9;[$Caractères.$B$11];IF([.Q12]=10;[$Caractères.$B$12];IF([.Q12]=11;[$Caractères.$B$13];IF([.Q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Q12]&gt;0;[.Q12]&lt;4);&quot;&quot;;IF([.R12]=0;[$Caractères.$H$2];IF([.R12]=1;[$Caractères.$H$3];IF([.R12]=2;[$Caractères.$H$4];IF([.R12]=3;[$Caractères.$H$5];IF([.R12]=4;[$Caractères.$H$6];IF([.R12]=5;[$Caractères.$H$7];IF([.R12]=6;[$Caractères.$H$8];IF([.R12]=7;[$Caractères.$H$9];&quot;x&quot;)))))))))">
            <text:p/>
          </table:table-cell>
          <table:table-cell table:style-name="ce55" table:formula="of:=IF([.S12]=0;[$Caractères.$B$2];IF([.S12]=1;[$Caractères.$B$3];IF([.S12]=2;[$Caractères.$B$4];IF([.S12]=3;[$Caractères.$B$5];IF([.S12]=4;[$Caractères.$B$6];IF([.S12]=5;[$Caractères.$B$7];IF([.S12]=6;[$Caractères.$B$8];IF([.S12]=7;[$Caractères.$B$9];IF([.S12]=8;[$Caractères.$B$10];IF([.S12]=9;[$Caractères.$B$11];IF([.S12]=10;[$Caractères.$B$12];IF([.S12]=11;[$Caractères.$B$13];IF([.S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S12]&gt;0;[.S12]&lt;4);&quot;&quot;;IF([.T12]=0;[$Caractères.$H$2];IF([.T12]=1;[$Caractères.$H$3];IF([.T12]=2;[$Caractères.$H$4];IF([.T12]=3;[$Caractères.$H$5];IF([.T12]=4;[$Caractères.$H$6];IF([.T12]=5;[$Caractères.$H$7];IF([.T12]=6;[$Caractères.$H$8];IF([.T12]=7;[$Caractères.$H$9];&quot;x&quot;)))))))))">
            <text:p/>
          </table:table-cell>
          <table:table-cell table:style-name="ce61" table:formula="of:=IF([.U12]=0;[$Caractères.$B$2];IF([.U12]=1;[$Caractères.$B$3];IF([.U12]=2;[$Caractères.$B$4];IF([.U12]=3;[$Caractères.$B$5];IF([.U12]=4;[$Caractères.$B$6];IF([.U12]=5;[$Caractères.$B$7];IF([.U12]=6;[$Caractères.$B$8];IF([.U12]=7;[$Caractères.$B$9];IF([.U12]=8;[$Caractères.$B$10];IF([.U12]=9;[$Caractères.$B$11];IF([.U12]=10;[$Caractères.$B$12];IF([.U12]=11;[$Caractères.$B$13];IF([.U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U12]&gt;0;[.U12]&lt;4);&quot;&quot;;IF([.V12]=0;[$Caractères.$H$2];IF([.V12]=1;[$Caractères.$H$3];IF([.V12]=2;[$Caractères.$H$4];IF([.V12]=3;[$Caractères.$H$5];IF([.V12]=4;[$Caractères.$H$6];IF([.V12]=5;[$Caractères.$H$7];IF([.V12]=6;[$Caractères.$H$8];IF([.V12]=7;[$Caractères.$H$9];&quot;x&quot;)))))))))">
            <text:p/>
          </table:table-cell>
          <table:table-cell table:style-name="ce55" table:formula="of:=IF([.W12]=0;[$Caractères.$B$2];IF([.W12]=1;[$Caractères.$B$3];IF([.W12]=2;[$Caractères.$B$4];IF([.W12]=3;[$Caractères.$B$5];IF([.W12]=4;[$Caractères.$B$6];IF([.W12]=5;[$Caractères.$B$7];IF([.W12]=6;[$Caractères.$B$8];IF([.W12]=7;[$Caractères.$B$9];IF([.W12]=8;[$Caractères.$B$10];IF([.W12]=9;[$Caractères.$B$11];IF([.W12]=10;[$Caractères.$B$12];IF([.W12]=11;[$Caractères.$B$13];IF([.W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W12]&gt;0;[.W12]&lt;4);&quot;&quot;;IF([.X12]=0;[$Caractères.$H$2];IF([.X12]=1;[$Caractères.$H$3];IF([.X12]=2;[$Caractères.$H$4];IF([.X12]=3;[$Caractères.$H$5];IF([.X12]=4;[$Caractères.$H$6];IF([.X12]=5;[$Caractères.$H$7];IF([.X12]=6;[$Caractères.$H$8];IF([.X12]=7;[$Caractères.$H$9];&quot;x&quot;)))))))))">
            <text:p/>
          </table:table-cell>
          <table:table-cell table:style-name="ce61" table:formula="of:=IF([.Y12]=0;[$Caractères.$B$2];IF([.Y12]=1;[$Caractères.$B$3];IF([.Y12]=2;[$Caractères.$B$4];IF([.Y12]=3;[$Caractères.$B$5];IF([.Y12]=4;[$Caractères.$B$6];IF([.Y12]=5;[$Caractères.$B$7];IF([.Y12]=6;[$Caractères.$B$8];IF([.Y12]=7;[$Caractères.$B$9];IF([.Y12]=8;[$Caractères.$B$10];IF([.Y12]=9;[$Caractères.$B$11];IF([.Y12]=10;[$Caractères.$B$12];IF([.Y12]=11;[$Caractères.$B$13];IF([.Y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Y12]&gt;0;[.Y12]&lt;4);&quot;&quot;;IF([.Z12]=0;[$Caractères.$H$2];IF([.Z12]=1;[$Caractères.$H$3];IF([.Z12]=2;[$Caractères.$H$4];IF([.Z12]=3;[$Caractères.$H$5];IF([.Z12]=4;[$Caractères.$H$6];IF([.Z12]=5;[$Caractères.$H$7];IF([.Z12]=6;[$Caractères.$H$8];IF([.Z12]=7;[$Caractères.$H$9];&quot;x&quot;)))))))))">
            <text:p/>
          </table:table-cell>
          <table:table-cell table:style-name="ce55" table:formula="of:=IF([.AA12]=0;[$Caractères.$B$2];IF([.AA12]=1;[$Caractères.$B$3];IF([.AA12]=2;[$Caractères.$B$4];IF([.AA12]=3;[$Caractères.$B$5];IF([.AA12]=4;[$Caractères.$B$6];IF([.AA12]=5;[$Caractères.$B$7];IF([.AA12]=6;[$Caractères.$B$8];IF([.AA12]=7;[$Caractères.$B$9];IF([.AA12]=8;[$Caractères.$B$10];IF([.AA12]=9;[$Caractères.$B$11];IF([.AA12]=10;[$Caractères.$B$12];IF([.AA12]=11;[$Caractères.$B$13];IF([.AA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AA12]&gt;0;[.AA12]&lt;4);&quot;&quot;;IF([.AB12]=0;[$Caractères.$H$2];IF([.AB12]=1;[$Caractères.$H$3];IF([.AB12]=2;[$Caractères.$H$4];IF([.AB12]=3;[$Caractères.$H$5];IF([.AB12]=4;[$Caractères.$H$6];IF([.AB12]=5;[$Caractères.$H$7];IF([.AB12]=6;[$Caractères.$H$8];IF([.AB12]=7;[$Caractères.$H$9];&quot;x&quot;)))))))))">
            <text:p/>
          </table:table-cell>
          <table:table-cell table:style-name="ce61" table:formula="of:=IF([.AC12]=0;[$Caractères.$B$2];IF([.AC12]=1;[$Caractères.$B$3];IF([.AC12]=2;[$Caractères.$B$4];IF([.AC12]=3;[$Caractères.$B$5];IF([.AC12]=4;[$Caractères.$B$6];IF([.AC12]=5;[$Caractères.$B$7];IF([.AC12]=6;[$Caractères.$B$8];IF([.AC12]=7;[$Caractères.$B$9];IF([.AC12]=8;[$Caractères.$B$10];IF([.AC12]=9;[$Caractères.$B$11];IF([.AC12]=10;[$Caractères.$B$12];IF([.AC12]=11;[$Caractères.$B$13];IF([.AC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AC12]&gt;0;[.AC12]&lt;4);&quot;&quot;;IF([.AD12]=0;[$Caractères.$H$2];IF([.AD12]=1;[$Caractères.$H$3];IF([.AD12]=2;[$Caractères.$H$4];IF([.AD12]=3;[$Caractères.$H$5];IF([.AD12]=4;[$Caractères.$H$6];IF([.AD12]=5;[$Caractères.$H$7];IF([.AD12]=6;[$Caractères.$H$8];IF([.AD12]=7;[$Caractères.$H$9];&quot;x&quot;)))))))))">
            <text:p/>
          </table:table-cell>
          <table:table-cell table:style-name="ce55" table:formula="of:=IF([.AE12]=0;[$Caractères.$B$2];IF([.AE12]=1;[$Caractères.$B$3];IF([.AE12]=2;[$Caractères.$B$4];IF([.AE12]=3;[$Caractères.$B$5];IF([.AE12]=4;[$Caractères.$B$6];IF([.AE12]=5;[$Caractères.$B$7];IF([.AE12]=6;[$Caractères.$B$8];IF([.AE12]=7;[$Caractères.$B$9];IF([.AE12]=8;[$Caractères.$B$10];IF([.AE12]=9;[$Caractères.$B$11];IF([.AE12]=10;[$Caractères.$B$12];IF([.AE12]=11;[$Caractères.$B$13];IF([.AE12]=12;[$Caractères.$B$14];&quot;&quot;)))))))))))))" office:value-type="string" office:string-value="─" calcext:value-type="string">
            <text:p>─</text:p>
          </table:table-cell>
          <table:table-cell table:style-name="ce67" table:formula="of:=IF(AND([.AE12]&gt;0;[.AE12]&lt;4);&quot;&quot;;IF([.AF12]=0;[$Caractères.$H$2];IF([.AF12]=1;[$Caractères.$H$3];IF([.AF12]=2;[$Caractères.$H$4];IF([.AF12]=3;[$Caractères.$H$5];IF([.AF12]=4;[$Caractères.$H$6];IF([.AF12]=5;[$Caractères.$H$7];IF([.AF12]=6;[$Caractères.$H$8];IF([.AF12]=7;[$Caractères.$H$9];&quot;x&quot;)))))))))">
            <text:p/>
          </table:table-cell>
          <table:table-cell table:number-columns-repeated="5"/>
        </table:table-row>
        <table:table-row table:style-name="ro1" table:number-rows-repeated="1048543">
          <table:table-cell table:number-columns-repeated="37"/>
        </table:table-row>
        <table:table-row table:style-name="ro1">
          <table:table-cell table:number-columns-repeated="37"/>
        </table:table-row>
      </table:table>
      <table:table table:name="Caractères" table:style-name="ta1">
        <table:table-column table:style-name="co3" table:number-columns-repeated="2" table:default-cell-style-name="ce34"/>
        <table:table-column table:style-name="co5" table:default-cell-style-name="ce34"/>
        <table:table-column table:style-name="co6" table:default-cell-style-name="ce40"/>
        <table:table-column table:style-name="co3" table:number-columns-repeated="5" table:default-cell-style-name="Default"/>
        <table:table-row table:style-name="ro3">
          <table:table-cell table:style-name="ce32" office:value-type="string" calcext:value-type="string">
            <text:p>Valeur</text:p>
          </table:table-cell>
          <table:table-cell table:style-name="ce32" office:value-type="string" calcext:value-type="string">
            <text:p>Caractère</text:p>
          </table:table-cell>
          <table:table-cell table:style-name="ce32" office:value-type="string" calcext:value-type="string">
            <text:p>Code</text:p>
          </table:table-cell>
          <table:table-cell table:style-name="ce32" office:value-type="string" calcext:value-type="string">
            <text:p>PETSCII</text:p>
          </table:table-cell>
          <table:table-cell table:number-columns-repeated="2"/>
          <table:table-cell office:value-type="string" calcext:value-type="string">
            <text:p>Valeur</text:p>
          </table:table-cell>
          <table:table-cell office:value-type="string" calcext:value-type="string">
            <text:p>Cacactère</text:p>
          </table:table-cell>
          <table:table-cell office:value-type="string" calcext:value-type="string">
            <text:p>Wing3</text:p>
          </table:table-cell>
        </table:table-row>
        <table:table-row table:style-name="ro2">
          <table:table-cell table:style-name="ce33" office:value-type="float" office:value="0" calcext:value-type="float">
            <text:p>0</text:p>
          </table:table-cell>
          <table:table-cell table:style-name="ce35" office:value-type="string" calcext:value-type="string">
            <text:p><text:s/></text:p>
          </table:table-cell>
          <table:table-cell table:style-name="ce36" office:value-type="string" calcext:value-type="string">
            <text:p>20</text:p>
          </table:table-cell>
          <table:table-cell table:style-name="ce38" table:formula="of:=[.B2]" office:value-type="string" office:string-value=" " calcext:value-type="string">
            <text:p><text:s/></text:p>
          </table:table-cell>
          <table:table-cell table:number-columns-repeated="2"/>
          <table:table-cell table:style-name="ce33" office:value-type="float" office:value="0" calcext:value-type="float">
            <text:p>0</text:p>
          </table:table-cell>
          <table:table-cell table:style-name="ce33" office:value-type="string" calcext:value-type="string">
            <text:p>h</text:p>
          </table:table-cell>
          <table:table-cell table:style-name="ce41" table:formula="of:=[.H2]" office:value-type="string" office:string-value="h" calcext:value-type="string">
            <text:p>h</text:p>
          </table:table-cell>
        </table:table-row>
        <table:table-row table:style-name="ro2">
          <table:table-cell table:style-name="ce33" office:value-type="float" office:value="1" calcext:value-type="float">
            <text:p>1</text:p>
          </table:table-cell>
          <table:table-cell table:style-name="ce35" office:value-type="string" calcext:value-type="string">
            <text:p>▐▌</text:p>
          </table:table-cell>
          <table:table-cell table:style-name="ce36" office:value-type="string" calcext:value-type="string">
            <text:p>2590 258c</text:p>
          </table:table-cell>
          <table:table-cell table:style-name="ce39" table:formula="of:=[.B3]" office:value-type="string" office:string-value="▐▌" calcext:value-type="string">
            <text:p>▐▌</text:p>
          </table:table-cell>
          <table:table-cell table:number-columns-repeated="2"/>
          <table:table-cell table:style-name="ce33" office:value-type="float" office:value="1" calcext:value-type="float">
            <text:p>1</text:p>
          </table:table-cell>
          <table:table-cell table:style-name="ce33" office:value-type="string" calcext:value-type="string">
            <text:p>k</text:p>
          </table:table-cell>
          <table:table-cell table:style-name="ce41" table:formula="of:=[.H3]" office:value-type="string" office:string-value="k" calcext:value-type="string">
            <text:p>k</text:p>
          </table:table-cell>
        </table:table-row>
        <table:table-row table:style-name="ro2">
          <table:table-cell table:style-name="ce33" office:value-type="float" office:value="2" calcext:value-type="float">
            <text:p>2</text:p>
          </table:table-cell>
          <table:table-cell table:style-name="ce35" office:value-type="string" calcext:value-type="string">
            <text:p>│</text:p>
          </table:table-cell>
          <table:table-cell table:style-name="ce36" office:value-type="string" calcext:value-type="string">
            <text:p>2502</text:p>
          </table:table-cell>
          <table:table-cell table:style-name="ce39" table:formula="of:=[.B4]" office:value-type="string" office:string-value="│" calcext:value-type="string">
            <text:p>│</text:p>
          </table:table-cell>
          <table:table-cell table:number-columns-repeated="2"/>
          <table:table-cell table:style-name="ce33" office:value-type="float" office:value="2" calcext:value-type="float">
            <text:p>2</text:p>
          </table:table-cell>
          <table:table-cell table:style-name="ce33" office:value-type="string" calcext:value-type="string">
            <text:p>g</text:p>
          </table:table-cell>
          <table:table-cell table:style-name="ce41" table:formula="of:=[.H4]" office:value-type="string" office:string-value="g" calcext:value-type="string">
            <text:p>g</text:p>
          </table:table-cell>
        </table:table-row>
        <table:table-row table:style-name="ro2">
          <table:table-cell table:style-name="ce33" office:value-type="float" office:value="3" calcext:value-type="float">
            <text:p>3</text:p>
          </table:table-cell>
          <table:table-cell table:style-name="ce35" office:value-type="string" calcext:value-type="string">
            <text:p>─</text:p>
          </table:table-cell>
          <table:table-cell table:style-name="ce36" office:value-type="string" calcext:value-type="string">
            <text:p>2500</text:p>
          </table:table-cell>
          <table:table-cell table:style-name="ce39" table:formula="of:=[.B5]" office:value-type="string" office:string-value="─" calcext:value-type="string">
            <text:p>─</text:p>
          </table:table-cell>
          <table:table-cell table:number-columns-repeated="2"/>
          <table:table-cell table:style-name="ce33" office:value-type="float" office:value="3" calcext:value-type="float">
            <text:p>3</text:p>
          </table:table-cell>
          <table:table-cell table:style-name="ce33" office:value-type="string" calcext:value-type="string">
            <text:p>m</text:p>
          </table:table-cell>
          <table:table-cell table:style-name="ce41" table:formula="of:=[.H5]" office:value-type="string" office:string-value="m" calcext:value-type="string">
            <text:p>m</text:p>
          </table:table-cell>
        </table:table-row>
        <table:table-row table:style-name="ro2">
          <table:table-cell table:style-name="ce33" office:value-type="float" office:value="4" calcext:value-type="float">
            <text:p>4</text:p>
          </table:table-cell>
          <table:table-cell table:style-name="ce35" office:value-type="string" calcext:value-type="string">
            <text:p>◤</text:p>
          </table:table-cell>
          <table:table-cell table:style-name="ce37" office:value-type="string" calcext:value-type="string">
            <text:p>25e4</text:p>
          </table:table-cell>
          <table:table-cell table:style-name="ce39" table:formula="of:=[.B6]" office:value-type="string" office:string-value="◤" calcext:value-type="string">
            <text:p>◤</text:p>
          </table:table-cell>
          <table:table-cell table:number-columns-repeated="2"/>
          <table:table-cell table:style-name="ce33" office:value-type="float" office:value="4" calcext:value-type="float">
            <text:p>4</text:p>
          </table:table-cell>
          <table:table-cell table:style-name="ce33" office:value-type="string" calcext:value-type="string">
            <text:p>i</text:p>
          </table:table-cell>
          <table:table-cell table:style-name="ce41" table:formula="of:=[.H6]" office:value-type="string" office:string-value="i" calcext:value-type="string">
            <text:p>i</text:p>
          </table:table-cell>
        </table:table-row>
        <table:table-row table:style-name="ro2">
          <table:table-cell table:style-name="ce33" office:value-type="float" office:value="5" calcext:value-type="float">
            <text:p>5</text:p>
          </table:table-cell>
          <table:table-cell table:style-name="ce35" office:value-type="string" calcext:value-type="string">
            <text:p>◥</text:p>
          </table:table-cell>
          <table:table-cell table:style-name="ce36" office:value-type="string" calcext:value-type="string">
            <text:p>25e5</text:p>
          </table:table-cell>
          <table:table-cell table:style-name="ce39" table:formula="of:=[.B7]" office:value-type="string" office:string-value="◥" calcext:value-type="string">
            <text:p>◥</text:p>
          </table:table-cell>
          <table:table-cell table:number-columns-repeated="2"/>
          <table:table-cell table:style-name="ce33" office:value-type="float" office:value="5" calcext:value-type="float">
            <text:p>5</text:p>
          </table:table-cell>
          <table:table-cell table:style-name="ce33" office:value-type="string" calcext:value-type="string">
            <text:p>l</text:p>
          </table:table-cell>
          <table:table-cell table:style-name="ce41" table:formula="of:=[.H7]" office:value-type="string" office:string-value="l" calcext:value-type="string">
            <text:p>l</text:p>
          </table:table-cell>
        </table:table-row>
        <table:table-row table:style-name="ro2">
          <table:table-cell table:style-name="ce33" office:value-type="float" office:value="6" calcext:value-type="float">
            <text:p>6</text:p>
          </table:table-cell>
          <table:table-cell table:style-name="ce35" office:value-type="string" calcext:value-type="string">
            <text:p>◢</text:p>
          </table:table-cell>
          <table:table-cell table:style-name="ce36" office:value-type="string" calcext:value-type="string">
            <text:p>25e2</text:p>
          </table:table-cell>
          <table:table-cell table:style-name="ce39" table:formula="of:=[.B8]" office:value-type="string" office:string-value="◢" calcext:value-type="string">
            <text:p>◢</text:p>
          </table:table-cell>
          <table:table-cell table:number-columns-repeated="2"/>
          <table:table-cell table:style-name="ce33" office:value-type="float" office:value="6" calcext:value-type="float">
            <text:p>6</text:p>
          </table:table-cell>
          <table:table-cell table:style-name="ce33" office:value-type="string" calcext:value-type="string">
            <text:p>f</text:p>
          </table:table-cell>
          <table:table-cell table:style-name="ce41" table:formula="of:=[.H8]" office:value-type="string" office:string-value="f" calcext:value-type="string">
            <text:p>f</text:p>
          </table:table-cell>
        </table:table-row>
        <table:table-row table:style-name="ro2">
          <table:table-cell table:style-name="ce33" office:value-type="float" office:value="7" calcext:value-type="float">
            <text:p>7</text:p>
          </table:table-cell>
          <table:table-cell table:style-name="ce35" office:value-type="string" calcext:value-type="string">
            <text:p>◣</text:p>
          </table:table-cell>
          <table:table-cell table:style-name="ce36" office:value-type="string" calcext:value-type="string">
            <text:p>25e3</text:p>
          </table:table-cell>
          <table:table-cell table:style-name="ce39" table:formula="of:=[.B9]" office:value-type="string" office:string-value="◣" calcext:value-type="string">
            <text:p>◣</text:p>
          </table:table-cell>
          <table:table-cell table:number-columns-repeated="2"/>
          <table:table-cell table:style-name="ce33" office:value-type="float" office:value="7" calcext:value-type="float">
            <text:p>7</text:p>
          </table:table-cell>
          <table:table-cell table:style-name="ce33" office:value-type="string" calcext:value-type="string">
            <text:p>j</text:p>
          </table:table-cell>
          <table:table-cell table:style-name="ce41" table:formula="of:=[.H9]" office:value-type="string" office:string-value="j" calcext:value-type="string">
            <text:p>j</text:p>
          </table:table-cell>
        </table:table-row>
        <table:table-row table:style-name="ro2">
          <table:table-cell table:style-name="ce33" office:value-type="float" office:value="8" calcext:value-type="float">
            <text:p>8</text:p>
          </table:table-cell>
          <table:table-cell table:style-name="ce35" office:value-type="string" calcext:value-type="string">
            <text:p>▎</text:p>
          </table:table-cell>
          <table:table-cell table:style-name="ce36" office:value-type="string" calcext:value-type="string">
            <text:p>'258<text:span text:style-name="T1">e</text:span></text:p>
          </table:table-cell>
          <table:table-cell table:style-name="ce39" table:formula="of:=[.B10]" office:value-type="string" office:string-value="▎" calcext:value-type="string">
            <text:p>▎</text:p>
          </table:table-cell>
          <table:table-cell table:number-columns-repeated="5"/>
        </table:table-row>
        <table:table-row table:style-name="ro2">
          <table:table-cell table:style-name="ce33" office:value-type="float" office:value="9" calcext:value-type="float">
            <text:p>9</text:p>
          </table:table-cell>
          <table:table-cell table:style-name="ce35" office:value-type="string" calcext:value-type="string">
            <text:p></text:p>
          </table:table-cell>
          <table:table-cell table:style-name="ce36" office:value-type="string" calcext:value-type="string">
            <text:p>e0f7</text:p>
          </table:table-cell>
          <table:table-cell table:style-name="ce39" table:formula="of:=[.B11]" office:value-type="string" office:string-value="" calcext:value-type="string">
            <text:p></text:p>
          </table:table-cell>
          <table:table-cell table:number-columns-repeated="5"/>
        </table:table-row>
        <table:table-row table:style-name="ro2">
          <table:table-cell table:style-name="ce33" office:value-type="float" office:value="10" calcext:value-type="float">
            <text:p>10</text:p>
          </table:table-cell>
          <table:table-cell table:style-name="ce35" office:value-type="string" calcext:value-type="string">
            <text:p></text:p>
          </table:table-cell>
          <table:table-cell table:style-name="ce36" office:value-type="string" calcext:value-type="string">
            <text:p>e0e4</text:p>
          </table:table-cell>
          <table:table-cell table:style-name="ce39" table:formula="of:=[.B12]" office:value-type="string" office:string-value="" calcext:value-type="string">
            <text:p></text:p>
          </table:table-cell>
          <table:table-cell table:number-columns-repeated="2"/>
          <table:table-cell office:value-type="string" calcext:value-type="string">
            <text:p>https://style64.org/petscii/</text:p>
          </table:table-cell>
          <table:table-cell table:number-columns-repeated="2"/>
        </table:table-row>
        <table:table-row table:style-name="ro2">
          <table:table-cell table:style-name="ce33" office:value-type="float" office:value="11" calcext:value-type="float">
            <text:p>11</text:p>
          </table:table-cell>
          <table:table-cell table:style-name="ce35" office:value-type="string" calcext:value-type="string">
            <text:p>▂</text:p>
          </table:table-cell>
          <table:table-cell table:style-name="ce36" office:value-type="string" calcext:value-type="string">
            <text:p>2582</text:p>
          </table:table-cell>
          <table:table-cell table:style-name="ce39" table:formula="of:=[.B13]" office:value-type="string" office:string-value="▂" calcext:value-type="string">
            <text:p>▂</text:p>
          </table:table-cell>
          <table:table-cell table:number-columns-repeated="5"/>
        </table:table-row>
        <table:table-row table:style-name="ro2">
          <table:table-cell table:style-name="ce33" office:value-type="float" office:value="12" calcext:value-type="float">
            <text:p>12</text:p>
          </table:table-cell>
          <table:table-cell table:style-name="ce35" office:value-type="string" calcext:value-type="string">
            <text:p>▒</text:p>
          </table:table-cell>
          <table:table-cell table:style-name="ce36" office:value-type="string" calcext:value-type="string">
            <text:p>2592</text:p>
          </table:table-cell>
          <table:table-cell table:style-name="ce39" table:formula="of:=[.B14]" office:value-type="string" office:string-value="▒" calcext:value-type="string">
            <text:p>▒</text:p>
          </table:table-cell>
          <table:table-cell table:number-columns-repeated="5"/>
        </table:table-row>
        <table:table-row table:style-name="ro4" table:number-rows-repeated="1048561">
          <table:table-cell table:number-columns-repeated="9"/>
        </table:table-row>
        <table:table-row table:style-name="ro4">
          <table:table-cell table:number-columns-repeated="9"/>
        </table:table-row>
      </table:table>
      <table:table table:name="Rotations sprites" table:style-name="ta1">
        <table:table-column table:style-name="co3" table:number-columns-repeated="2" table:default-cell-style-name="ce88"/>
        <table:table-column table:style-name="co3" table:default-cell-style-name="ce93"/>
        <table:table-column table:style-name="co3" table:default-cell-style-name="ce96"/>
        <table:table-column table:style-name="co7" table:default-cell-style-name="ce96"/>
        <table:table-row table:style-name="ro1">
          <table:table-cell table:style-name="ce86" office:value-type="string" calcext:value-type="string">
            <text:p>Angle</text:p>
          </table:table-cell>
          <table:table-cell table:style-name="ce90" office:value-type="string" calcext:value-type="string">
            <text:p>Sprite</text:p>
          </table:table-cell>
          <table:table-cell table:style-name="ce91" office:value-type="string" calcext:value-type="string">
            <text:p>Mirroir ?</text:p>
          </table:table-cell>
          <table:table-cell table:style-name="ce91" office:value-type="string" calcext:value-type="string">
            <text:p>Condition</text:p>
          </table:table-cell>
          <table:table-cell table:style-name="ce91" office:value-type="string" calcext:value-type="string">
            <text:p>Effect</text:p>
          </table:table-cell>
        </table:table-row>
        <table:table-row table:style-name="ro1">
          <table:table-cell table:style-name="ce87" office:value-type="float" office:value="0" calcext:value-type="float">
            <text:p>0</text:p>
          </table:table-cell>
          <table:table-cell table:style-name="ce87" office:value-type="float" office:value="4" calcext:value-type="float">
            <text:p>4</text:p>
          </table:table-cell>
          <table:table-cell table:style-name="ce92" office:value-type="string" calcext:value-type="string">
            <text:p>N</text:p>
          </table:table-cell>
          <table:table-cell table:style-name="ce95" office:value-type="string" calcext:value-type="string" table:number-columns-spanned="1" table:number-rows-spanned="5">
            <text:p>Le reste</text:p>
          </table:table-cell>
          <table:table-cell table:style-name="ce95" office:value-type="string" calcext:value-type="string" table:number-columns-spanned="1" table:number-rows-spanned="5">
            <text:p>n+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</text:p>
          </table:table-cell>
          <table:covered-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</text:p>
          </table:table-cell>
          <table:covered-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</text:p>
          </table:table-cell>
          <table:covered-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</text:p>
          </table:table-cell>
          <table:covered-table-cell table:number-columns-repeated="2"/>
        </table:table-row>
        <table:table-row table:style-name="ro1">
          <table:table-cell table:style-name="ce87" office:value-type="float" office:value="5" calcext:value-type="float">
            <text:p>5</text:p>
          </table:table-cell>
          <table:table-cell table:style-name="ce87" office:value-type="float" office:value="7" calcext:value-type="float">
            <text:p>7</text:p>
          </table:table-cell>
          <table:table-cell table:style-name="ce92" office:value-type="string" calcext:value-type="string">
            <text:p>Y</text:p>
          </table:table-cell>
          <table:table-cell table:style-name="ce109" office:value-type="string" calcext:value-type="string" table:number-columns-spanned="1" table:number-rows-spanned="8">
            <text:p>&gt;4</text:p>
          </table:table-cell>
          <table:table-cell table:style-name="ce109" office:value-type="string" calcext:value-type="string" table:number-columns-spanned="1" table:number-rows-spanned="8">
            <text:p>12-n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covered-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</text:p>
          </table:table-cell>
          <table:covered-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covered-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</text:p>
          </table:table-cell>
          <table:covered-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</text:p>
          </table:table-cell>
          <table:covered-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covered-table-cell table:number-columns-repeated="2"/>
        </table:table-row>
        <table:table-row table:style-name="ro1">
          <table:table-cell table:style-name="ce89" office:value-type="float" office:value="12" calcext:value-type="float">
            <text:p>12</text:p>
          </table:table-cell>
          <table:table-cell table:style-name="ce89" office:value-type="float" office:value="0" calcext:value-type="float">
            <text:p>0</text:p>
          </table:table-cell>
          <table:table-cell table:style-name="ce94" office:value-type="string" calcext:value-type="string">
            <text:p>Y</text:p>
          </table:table-cell>
          <table:covered-table-cell table:number-columns-repeated="2" table:style-name="ce98"/>
        </table:table-row>
        <table:table-row table:style-name="ro1">
          <table:table-cell table:style-name="ce87" office:value-type="float" office:value="13" calcext:value-type="float">
            <text:p>13</text:p>
          </table:table-cell>
          <table:table-cell table:style-name="ce87" office:value-type="float" office:value="1" calcext:value-type="float">
            <text:p>1</text:p>
          </table:table-cell>
          <table:table-cell table:style-name="ce92" office:value-type="string" calcext:value-type="string">
            <text:p>N</text:p>
          </table:table-cell>
          <table:table-cell table:style-name="ce109" office:value-type="string" calcext:value-type="string" table:number-columns-spanned="1" table:number-rows-spanned="3">
            <text:p>&gt;12</text:p>
          </table:table-cell>
          <table:table-cell table:style-name="ce109" office:value-type="string" calcext:value-type="string" table:number-columns-spanned="1" table:number-rows-spanned="3">
            <text:p>n-12 ou n+4 mod 1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covered-table-cell table:number-columns-repeated="2"/>
        </table:table-row>
        <table:table-row table:style-name="ro1">
          <table:table-cell table:style-name="ce89" office:value-type="float" office:value="15" calcext:value-type="float">
            <text:p>15</text:p>
          </table:table-cell>
          <table:table-cell table:style-name="ce89" office:value-type="float" office:value="3" calcext:value-type="float">
            <text:p>3</text:p>
          </table:table-cell>
          <table:table-cell table:style-name="ce94" office:value-type="string" calcext:value-type="string">
            <text:p>N</text:p>
          </table:table-cell>
          <table:covered-table-cell table:number-columns-repeated="2" table:style-name="ce9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64 Pro" svg:font-family="'C64 Pro'" style:font-pitch="variable"/>
    <style:font-face style:name="C64 Pro Mono" svg:font-family="'C64 Pro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Wingdings 3" svg:font-family="'Wingdings 3'" style:font-family-generic="roman" style:font-pitch="variable" style:font-charset="x-symbol"/>
    <style:font-face style:name="petscii unshifted" svg:font-family="'petscii unshifted'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30">00/00/0000</text:date>, <text:time style:data-style-name="N2" text:time-value="17:04:28.8211972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08T23:36:08.168774100</meta:creation-date>
    <meta:generator>LibreOffice/25.2.5.2$Windows_X86_64 LibreOffice_project/03d19516eb2e1dd5d4ccd751a0d6f35f35e08022</meta:generator>
    <dc:date>2025-08-30T18:10:26.708639000</dc:date>
    <meta:editing-duration>P1DT9H19M44S</meta:editing-duration>
    <meta:editing-cycles>90</meta:editing-cycles>
    <meta:document-statistic meta:table-count="6" meta:cell-count="3299" meta:object-count="0"/>
  </office:meta>
</office:document-meta>
</file>